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onnée_bru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5</text:p>
          </table:table-cell>
          <table:table-cell office:value-type="float" office:value="-0.33933989703655" calcext:value-type="float">
            <text:p>-0,33933989703655</text:p>
          </table:table-cell>
          <table:table-cell office:value-type="float" office:value="-0.11288834735751" calcext:value-type="float">
            <text:p>-0,11288834735751</text:p>
          </table:table-cell>
          <table:table-cell office:value-type="float" office:value="25.931748804773" calcext:value-type="float">
            <text:p>25,9317488047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14</text:p>
          </table:table-cell>
          <table:table-cell office:value-type="float" office:value="1.3054530322552" calcext:value-type="float">
            <text:p>1,3054530322552</text:p>
          </table:table-cell>
          <table:table-cell office:value-type="float" office:value="0.1799426600337" calcext:value-type="float">
            <text:p>0,1799426600337</text:p>
          </table:table-cell>
          <table:table-cell office:value-type="float" office:value="-57.072412436175" calcext:value-type="float">
            <text:p>-57,0724124361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25</text:p>
          </table:table-cell>
          <table:table-cell office:value-type="float" office:value="2.6609870791435" calcext:value-type="float">
            <text:p>2,6609870791435</text:p>
          </table:table-cell>
          <table:table-cell office:value-type="float" office:value="-0.08837016299367" calcext:value-type="float">
            <text:p>-0,08837016299367</text:p>
          </table:table-cell>
          <table:table-cell office:value-type="float" office:value="21.021223751603" calcext:value-type="float">
            <text:p>21,0212237516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36</text:p>
          </table:table-cell>
          <table:table-cell office:value-type="float" office:value="4.2097020149231" calcext:value-type="float">
            <text:p>4,2097020149231</text:p>
          </table:table-cell>
          <table:table-cell office:value-type="float" office:value="0.12957605533302" calcext:value-type="float">
            <text:p>0,12957605533302</text:p>
          </table:table-cell>
          <table:table-cell office:value-type="float" office:value="-34.106433391571" calcext:value-type="float">
            <text:p>-34,1064333915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47</text:p>
          </table:table-cell>
          <table:table-cell office:value-type="float" office:value="5.6341850757599" calcext:value-type="float">
            <text:p>5,6341850757599</text:p>
          </table:table-cell>
          <table:table-cell office:value-type="float" office:value="-0.058616199530661" calcext:value-type="float">
            <text:p>-0,058616199530661</text:p>
          </table:table-cell>
          <table:table-cell office:value-type="float" office:value="13.274609473101" calcext:value-type="float">
            <text:p>13,2746094731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58</text:p>
          </table:table-cell>
          <table:table-cell office:value-type="float" office:value="7.1885073184967" calcext:value-type="float">
            <text:p>7,1885073184967</text:p>
          </table:table-cell>
          <table:table-cell office:value-type="float" office:value="-0.11529779061675" calcext:value-type="float">
            <text:p>-0,11529779061675</text:p>
          </table:table-cell>
          <table:table-cell office:value-type="float" office:value="28.786417025669" calcext:value-type="float">
            <text:p>28,7864170256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69</text:p>
          </table:table-cell>
          <table:table-cell office:value-type="float" office:value="8.73062312603" calcext:value-type="float">
            <text:p>8,73062312603</text:p>
          </table:table-cell>
          <table:table-cell office:value-type="float" office:value="-0.0215222267434" calcext:value-type="float">
            <text:p>-0,0215222267434</text:p>
          </table:table-cell>
          <table:table-cell office:value-type="float" office:value="6.0177182980404" calcext:value-type="float">
            <text:p>6,01771829804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80</text:p>
          </table:table-cell>
          <table:table-cell office:value-type="float" office:value="-0.19210377708077" calcext:value-type="float">
            <text:p>-0,19210377708077</text:p>
          </table:table-cell>
          <table:table-cell office:value-type="float" office:value="1.6806848347187" calcext:value-type="float">
            <text:p>1,6806848347187</text:p>
          </table:table-cell>
          <table:table-cell office:value-type="float" office:value="-57.800661226746" calcext:value-type="float">
            <text:p>-57,8006612267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91</text:p>
          </table:table-cell>
          <table:table-cell office:value-type="float" office:value="1.263992190361" calcext:value-type="float">
            <text:p>1,263992190361</text:p>
          </table:table-cell>
          <table:table-cell office:value-type="float" office:value="1.5249052643776" calcext:value-type="float">
            <text:p>1,5249052643776</text:p>
          </table:table-cell>
          <table:table-cell office:value-type="float" office:value="-7.6902802013288" calcext:value-type="float">
            <text:p>-7,69028020132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02</text:p>
          </table:table-cell>
          <table:table-cell office:value-type="float" office:value="2.7644377946854" calcext:value-type="float">
            <text:p>2,7644377946854</text:p>
          </table:table-cell>
          <table:table-cell office:value-type="float" office:value="1.469536870718" calcext:value-type="float">
            <text:p>1,469536870718</text:p>
          </table:table-cell>
          <table:table-cell office:value-type="float" office:value="9.3004837347444" calcext:value-type="float">
            <text:p>9,30048373474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13</text:p>
          </table:table-cell>
          <table:table-cell office:value-type="float" office:value="4.2279386520386" calcext:value-type="float">
            <text:p>4,2279386520386</text:p>
          </table:table-cell>
          <table:table-cell office:value-type="float" office:value="1.3565537333488" calcext:value-type="float">
            <text:p>1,3565537333488</text:p>
          </table:table-cell>
          <table:table-cell office:value-type="float" office:value="38.832215746497" calcext:value-type="float">
            <text:p>38,8322157464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24</text:p>
          </table:table-cell>
          <table:table-cell office:value-type="float" office:value="5.7273209095001" calcext:value-type="float">
            <text:p>5,7273209095001</text:p>
          </table:table-cell>
          <table:table-cell office:value-type="float" office:value="1.5216752886772" calcext:value-type="float">
            <text:p>1,5216752886772</text:p>
          </table:table-cell>
          <table:table-cell office:value-type="float" office:value="-6.1260120599133" calcext:value-type="float">
            <text:p>-6,12601205991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35</text:p>
          </table:table-cell>
          <table:table-cell office:value-type="float" office:value="7.1848499774933" calcext:value-type="float">
            <text:p>7,1848499774933</text:p>
          </table:table-cell>
          <table:table-cell office:value-type="float" office:value="1.4327211678028" calcext:value-type="float">
            <text:p>1,4327211678028</text:p>
          </table:table-cell>
          <table:table-cell office:value-type="float" office:value="16.920133001485" calcext:value-type="float">
            <text:p>16,9201330014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46</text:p>
          </table:table-cell>
          <table:table-cell office:value-type="float" office:value="8.7336194515228" calcext:value-type="float">
            <text:p>8,7336194515228</text:p>
          </table:table-cell>
          <table:table-cell office:value-type="float" office:value="1.4032857120037" calcext:value-type="float">
            <text:p>1,4032857120037</text:p>
          </table:table-cell>
          <table:table-cell office:value-type="float" office:value="27.079853852084" calcext:value-type="float">
            <text:p>27,0798538520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57</text:p>
          </table:table-cell>
          <table:table-cell office:value-type="float" office:value="-0.30877560377121" calcext:value-type="float">
            <text:p>-0,30877560377121</text:p>
          </table:table-cell>
          <table:table-cell office:value-type="float" office:value="3.0217704176903" calcext:value-type="float">
            <text:p>3,0217704176903</text:p>
          </table:table-cell>
          <table:table-cell office:value-type="float" office:value="-5.6504512763327" calcext:value-type="float">
            <text:p>-5,65045127633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68</text:p>
          </table:table-cell>
          <table:table-cell office:value-type="float" office:value="1.1765944957733" calcext:value-type="float">
            <text:p>1,1765944957733</text:p>
          </table:table-cell>
          <table:table-cell office:value-type="float" office:value="2.9477697610855" calcext:value-type="float">
            <text:p>2,9477697610855</text:p>
          </table:table-cell>
          <table:table-cell office:value-type="float" office:value="12.964113882393" calcext:value-type="float">
            <text:p>12,9641138823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79</text:p>
          </table:table-cell>
          <table:table-cell office:value-type="float" office:value="2.6080918312073" calcext:value-type="float">
            <text:p>2,6080918312073</text:p>
          </table:table-cell>
          <table:table-cell office:value-type="float" office:value="2.976601421833" calcext:value-type="float">
            <text:p>2,976601421833</text:p>
          </table:table-cell>
          <table:table-cell office:value-type="float" office:value="5.2738136072068" calcext:value-type="float">
            <text:p>5,27381360720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90</text:p>
          </table:table-cell>
          <table:table-cell office:value-type="float" office:value="4.1992849111557" calcext:value-type="float">
            <text:p>4,1992849111557</text:p>
          </table:table-cell>
          <table:table-cell office:value-type="float" office:value="2.8851291537285" calcext:value-type="float">
            <text:p>2,8851291537285</text:p>
          </table:table-cell>
          <table:table-cell office:value-type="float" office:value="29.125236401892" calcext:value-type="float">
            <text:p>29,1252364018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01</text:p>
          </table:table-cell>
          <table:table-cell office:value-type="float" office:value="5.6871783733368" calcext:value-type="float">
            <text:p>5,6871783733368</text:p>
          </table:table-cell>
          <table:table-cell office:value-type="float" office:value="3.01903039217" calcext:value-type="float">
            <text:p>3,01903039217</text:p>
          </table:table-cell>
          <table:table-cell office:value-type="float" office:value="-4.8630644751203" calcext:value-type="float">
            <text:p>-4,86306447512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12</text:p>
          </table:table-cell>
          <table:table-cell office:value-type="float" office:value="7.1914076805115" calcext:value-type="float">
            <text:p>7,1914076805115</text:p>
          </table:table-cell>
          <table:table-cell office:value-type="float" office:value="2.9546728730202" calcext:value-type="float">
            <text:p>2,9546728730202</text:p>
          </table:table-cell>
          <table:table-cell office:value-type="float" office:value="11.58289070342" calcext:value-type="float">
            <text:p>11,582890703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23</text:p>
          </table:table-cell>
          <table:table-cell office:value-type="float" office:value="8.8069123029709" calcext:value-type="float">
            <text:p>8,8069123029709</text:p>
          </table:table-cell>
          <table:table-cell office:value-type="float" office:value="3.1809720396996" calcext:value-type="float">
            <text:p>3,1809720396996</text:p>
          </table:table-cell>
          <table:table-cell office:value-type="float" office:value="-57.359138871454" calcext:value-type="float">
            <text:p>-57,3591388714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34</text:p>
          </table:table-cell>
          <table:table-cell office:value-type="float" office:value="-0.32612048089504" calcext:value-type="float">
            <text:p>-0,32612048089504</text:p>
          </table:table-cell>
          <table:table-cell office:value-type="float" office:value="4.484589099884" calcext:value-type="float">
            <text:p>4,484589099884</text:p>
          </table:table-cell>
          <table:table-cell office:value-type="float" office:value="3.9601863664427" calcext:value-type="float">
            <text:p>3,96018636644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45</text:p>
          </table:table-cell>
          <table:table-cell office:value-type="float" office:value="1.2415027618408" calcext:value-type="float">
            <text:p>1,2415027618408</text:p>
          </table:table-cell>
          <table:table-cell office:value-type="float" office:value="4.4173520803452" calcext:value-type="float">
            <text:p>4,4173520803452</text:p>
          </table:table-cell>
          <table:table-cell office:value-type="float" office:value="23.761968134315" calcext:value-type="float">
            <text:p>23,7619681343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56</text:p>
          </table:table-cell>
          <table:table-cell office:value-type="float" office:value="2.6013466715813" calcext:value-type="float">
            <text:p>2,6013466715813</text:p>
          </table:table-cell>
          <table:table-cell office:value-type="float" office:value="4.4854006171227" calcext:value-type="float">
            <text:p>4,4854006171227</text:p>
          </table:table-cell>
          <table:table-cell office:value-type="float" office:value="3.149618317557" calcext:value-type="float">
            <text:p>3,1496183175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67</text:p>
          </table:table-cell>
          <table:table-cell office:value-type="float" office:value="4.339542388916" calcext:value-type="float">
            <text:p>4,339542388916</text:p>
          </table:table-cell>
          <table:table-cell office:value-type="float" office:value="4.312010705471" calcext:value-type="float">
            <text:p>4,312010705471</text:p>
          </table:table-cell>
          <table:table-cell office:value-type="float" office:value="64.840937116343" calcext:value-type="float">
            <text:p>64,8409371163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78</text:p>
          </table:table-cell>
          <table:table-cell office:value-type="float" office:value="5.6249976158142" calcext:value-type="float">
            <text:p>5,6249976158142</text:p>
          </table:table-cell>
          <table:table-cell office:value-type="float" office:value="4.5509332418442" calcext:value-type="float">
            <text:p>4,5509332418442</text:p>
          </table:table-cell>
          <table:table-cell office:value-type="float" office:value="-11.685978075501" calcext:value-type="float">
            <text:p>-11,6859780755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89</text:p>
          </table:table-cell>
          <table:table-cell office:value-type="float" office:value="7.1780270338058" calcext:value-type="float">
            <text:p>7,1780270338058</text:p>
          </table:table-cell>
          <table:table-cell office:value-type="float" office:value="4.5791292190552" calcext:value-type="float">
            <text:p>4,5791292190552</text:p>
          </table:table-cell>
          <table:table-cell office:value-type="float" office:value="-19.867091421868" calcext:value-type="float">
            <text:p>-19,8670914218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00</text:p>
          </table:table-cell>
          <table:table-cell office:value-type="float" office:value="8.6651295423508" calcext:value-type="float">
            <text:p>8,6651295423508</text:p>
          </table:table-cell>
          <table:table-cell office:value-type="float" office:value="4.5192575454712" calcext:value-type="float">
            <text:p>4,5192575454712</text:p>
          </table:table-cell>
          <table:table-cell office:value-type="float" office:value="-4.7931681582882" calcext:value-type="float">
            <text:p>-4,79316815828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11</text:p>
          </table:table-cell>
          <table:table-cell office:value-type="float" office:value="-0.31821276992559" calcext:value-type="float">
            <text:p>-0,31821276992559</text:p>
          </table:table-cell>
          <table:table-cell office:value-type="float" office:value="5.8878463506699" calcext:value-type="float">
            <text:p>5,8878463506699</text:p>
          </table:table-cell>
          <table:table-cell office:value-type="float" office:value="27.905164440726" calcext:value-type="float">
            <text:p>27,9051644407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22</text:p>
          </table:table-cell>
          <table:table-cell office:value-type="float" office:value="1.0940597951412" calcext:value-type="float">
            <text:p>1,0940597951412</text:p>
          </table:table-cell>
          <table:table-cell office:value-type="float" office:value="5.9990251064301" calcext:value-type="float">
            <text:p>5,9990251064301</text:p>
          </table:table-cell>
          <table:table-cell office:value-type="float" office:value="0.14774604540342" calcext:value-type="float">
            <text:p>0,147746045403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33</text:p>
          </table:table-cell>
          <table:table-cell office:value-type="float" office:value="2.6596575975418" calcext:value-type="float">
            <text:p>2,6596575975418</text:p>
          </table:table-cell>
          <table:table-cell office:value-type="float" office:value="6.0333061218262" calcext:value-type="float">
            <text:p>6,0333061218262</text:p>
          </table:table-cell>
          <table:table-cell office:value-type="float" office:value="-7.9995500054329" calcext:value-type="float">
            <text:p>-7,9995500054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44</text:p>
          </table:table-cell>
          <table:table-cell office:value-type="float" office:value="4.1227293014526" calcext:value-type="float">
            <text:p>4,1227293014526</text:p>
          </table:table-cell>
          <table:table-cell office:value-type="float" office:value="5.9584325551987" calcext:value-type="float">
            <text:p>5,9584325551987</text:p>
          </table:table-cell>
          <table:table-cell office:value-type="float" office:value="9.1875746941111" calcext:value-type="float">
            <text:p>9,18757469411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55</text:p>
          </table:table-cell>
          <table:table-cell office:value-type="float" office:value="5.6012880802155" calcext:value-type="float">
            <text:p>5,6012880802155</text:p>
          </table:table-cell>
          <table:table-cell office:value-type="float" office:value="5.9883081912994" calcext:value-type="float">
            <text:p>5,9883081912994</text:p>
          </table:table-cell>
          <table:table-cell office:value-type="float" office:value="2.4267339450159" calcext:value-type="float">
            <text:p>2,42673394501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66</text:p>
          </table:table-cell>
          <table:table-cell office:value-type="float" office:value="7.0959031581879" calcext:value-type="float">
            <text:p>7,0959031581879</text:p>
          </table:table-cell>
          <table:table-cell office:value-type="float" office:value="6.0000729560852" calcext:value-type="float">
            <text:p>6,0000729560852</text:p>
          </table:table-cell>
          <table:table-cell office:value-type="float" office:value="-0.026244639751211" calcext:value-type="float">
            <text:p>-0,0262446397512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77</text:p>
          </table:table-cell>
          <table:table-cell office:value-type="float" office:value="8.6302596330643" calcext:value-type="float">
            <text:p>8,6302596330643</text:p>
          </table:table-cell>
          <table:table-cell office:value-type="float" office:value="6.0549962520599" calcext:value-type="float">
            <text:p>6,0549962520599</text:p>
          </table:table-cell>
          <table:table-cell office:value-type="float" office:value="-12.498637008819" calcext:value-type="float">
            <text:p>-12,4986370088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88</text:p>
          </table:table-cell>
          <table:table-cell office:value-type="float" office:value="-0.3981813415885" calcext:value-type="float">
            <text:p>-0,3981813415885</text:p>
          </table:table-cell>
          <table:table-cell office:value-type="float" office:value="7.4963217973709" calcext:value-type="float">
            <text:p>7,4963217973709</text:p>
          </table:table-cell>
          <table:table-cell office:value-type="float" office:value="0.75970804852665" calcext:value-type="float">
            <text:p>0,759708048526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99</text:p>
          </table:table-cell>
          <table:table-cell office:value-type="float" office:value="1.2201051414013" calcext:value-type="float">
            <text:p>1,2201051414013</text:p>
          </table:table-cell>
          <table:table-cell office:value-type="float" office:value="7.5744301080704" calcext:value-type="float">
            <text:p>7,5744301080704</text:p>
          </table:table-cell>
          <table:table-cell office:value-type="float" office:value="-20.424105938832" calcext:value-type="float">
            <text:p>-20,4241059388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10</text:p>
          </table:table-cell>
          <table:table-cell office:value-type="float" office:value="2.6587375998497" calcext:value-type="float">
            <text:p>2,6587375998497</text:p>
          </table:table-cell>
          <table:table-cell office:value-type="float" office:value="7.6016509532928" calcext:value-type="float">
            <text:p>7,6016509532928</text:p>
          </table:table-cell>
          <table:table-cell office:value-type="float" office:value="-19.089211514042" calcext:value-type="float">
            <text:p>-19,0892115140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21</text:p>
          </table:table-cell>
          <table:table-cell office:value-type="float" office:value="4.3138661980629" calcext:value-type="float">
            <text:p>4,3138661980629</text:p>
          </table:table-cell>
          <table:table-cell office:value-type="float" office:value="7.3169177770615" calcext:value-type="float">
            <text:p>7,3169177770615</text:p>
          </table:table-cell>
          <table:table-cell office:value-type="float" office:value="59.152808918315" calcext:value-type="float">
            <text:p>59,1528089183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32</text:p>
          </table:table-cell>
          <table:table-cell office:value-type="float" office:value="5.6556713581085" calcext:value-type="float">
            <text:p>5,6556713581085</text:p>
          </table:table-cell>
          <table:table-cell office:value-type="float" office:value="7.4232923984528" calcext:value-type="float">
            <text:p>7,4232923984528</text:p>
          </table:table-cell>
          <table:table-cell office:value-type="float" office:value="18.040027018565" calcext:value-type="float">
            <text:p>18,0400270185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43</text:p>
          </table:table-cell>
          <table:table-cell office:value-type="float" office:value="7.2387272119522" calcext:value-type="float">
            <text:p>7,2387272119522</text:p>
          </table:table-cell>
          <table:table-cell office:value-type="float" office:value="7.6256835460663" calcext:value-type="float">
            <text:p>7,6256835460663</text:p>
          </table:table-cell>
          <table:table-cell office:value-type="float" office:value="-35.503901873425" calcext:value-type="float">
            <text:p>-35,5039018734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54</text:p>
          </table:table-cell>
          <table:table-cell office:value-type="float" office:value="8.7031662464142" calcext:value-type="float">
            <text:p>8,7031662464142</text:p>
          </table:table-cell>
          <table:table-cell office:value-type="float" office:value="7.6267993450165" calcext:value-type="float">
            <text:p>7,6267993450165</text:p>
          </table:table-cell>
          <table:table-cell office:value-type="float" office:value="-32.568810092416" calcext:value-type="float">
            <text:p>-32,5688100924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65</text:p>
          </table:table-cell>
          <table:table-cell office:value-type="float" office:value="-0.26373604312539" calcext:value-type="float">
            <text:p>-0,26373604312539</text:p>
          </table:table-cell>
          <table:table-cell office:value-type="float" office:value="8.9126825332642" calcext:value-type="float">
            <text:p>8,9126825332642</text:p>
          </table:table-cell>
          <table:table-cell office:value-type="float" office:value="25.32140274716" calcext:value-type="float">
            <text:p>25,321402747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76</text:p>
          </table:table-cell>
          <table:table-cell office:value-type="float" office:value="1.2006495147943" calcext:value-type="float">
            <text:p>1,2006495147943</text:p>
          </table:table-cell>
          <table:table-cell office:value-type="float" office:value="9.1194951534271" calcext:value-type="float">
            <text:p>9,1194951534271</text:p>
          </table:table-cell>
          <table:table-cell office:value-type="float" office:value="-30.683179569852" calcext:value-type="float">
            <text:p>-30,6831795698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87</text:p>
          </table:table-cell>
          <table:table-cell office:value-type="float" office:value="2.6448482275009" calcext:value-type="float">
            <text:p>2,6448482275009</text:p>
          </table:table-cell>
          <table:table-cell office:value-type="float" office:value="8.9233219623566" calcext:value-type="float">
            <text:p>8,9233219623566</text:p>
          </table:table-cell>
          <table:table-cell office:value-type="float" office:value="17.753768688554" calcext:value-type="float">
            <text:p>17,7537686885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98</text:p>
          </table:table-cell>
          <table:table-cell office:value-type="float" office:value="4.1002377867699" calcext:value-type="float">
            <text:p>4,1002377867699</text:p>
          </table:table-cell>
          <table:table-cell office:value-type="float" office:value="9.000358581543" calcext:value-type="float">
            <text:p>9,000358581543</text:p>
          </table:table-cell>
          <table:table-cell office:value-type="float" office:value="-0.10509692001969" calcext:value-type="float">
            <text:p>-0,105096920019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09</text:p>
          </table:table-cell>
          <table:table-cell office:value-type="float" office:value="5.7385003566742" calcext:value-type="float">
            <text:p>5,7385003566742</text:p>
          </table:table-cell>
          <table:table-cell office:value-type="float" office:value="8.8448458909988" calcext:value-type="float">
            <text:p>8,8448458909988</text:p>
          </table:table-cell>
          <table:table-cell office:value-type="float" office:value="43.69426456986" calcext:value-type="float">
            <text:p>43,694264569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20</text:p>
          </table:table-cell>
          <table:table-cell office:value-type="float" office:value="7.2059106826782" calcext:value-type="float">
            <text:p>7,2059106826782</text:p>
          </table:table-cell>
          <table:table-cell office:value-type="float" office:value="9.0171301364899" calcext:value-type="float">
            <text:p>9,0171301364899</text:p>
          </table:table-cell>
          <table:table-cell office:value-type="float" office:value="-4.7379377161621" calcext:value-type="float">
            <text:p>-4,73793771616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31</text:p>
          </table:table-cell>
          <table:table-cell office:value-type="float" office:value="8.636959195137" calcext:value-type="float">
            <text:p>8,636959195137</text:p>
          </table:table-cell>
          <table:table-cell office:value-type="float" office:value="9.0655183792114" calcext:value-type="float">
            <text:p>9,0655183792114</text:p>
          </table:table-cell>
          <table:table-cell office:value-type="float" office:value="-14.713016664906" calcext:value-type="float">
            <text:p>-14,7130166649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42</text:p>
          </table:table-cell>
          <table:table-cell office:value-type="float" office:value="-0.29060166329145" calcext:value-type="float">
            <text:p>-0,29060166329145</text:p>
          </table:table-cell>
          <table:table-cell office:value-type="float" office:value="10.480726957321" calcext:value-type="float">
            <text:p>10,480726957321</text:p>
          </table:table-cell>
          <table:table-cell office:value-type="float" office:value="5.2353307414966" calcext:value-type="float">
            <text:p>5,23533074149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53</text:p>
          </table:table-cell>
          <table:table-cell office:value-type="float" office:value="1.2989287078381" calcext:value-type="float">
            <text:p>1,2989287078381</text:p>
          </table:table-cell>
          <table:table-cell office:value-type="float" office:value="10.621268749237" calcext:value-type="float">
            <text:p>10,621268749237</text:p>
          </table:table-cell>
          <table:table-cell office:value-type="float" office:value="-40.304741662019" calcext:value-type="float">
            <text:p>-40,3047416620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5</text:p>
          </table:table-cell>
          <table:table-cell office:value-type="float" office:value="-0.56961059570312" calcext:value-type="float">
            <text:p>-0,56961059570312</text:p>
          </table:table-cell>
          <table:table-cell office:value-type="float" office:value="-0.35857886075974" calcext:value-type="float">
            <text:p>-0,35857886075974</text:p>
          </table:table-cell>
          <table:table-cell office:value-type="float" office:value="52.696099706516" calcext:value-type="float">
            <text:p>52,6960997065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14</text:p>
          </table:table-cell>
          <table:table-cell office:value-type="float" office:value="1.4034733176231" calcext:value-type="float">
            <text:p>1,4034733176231</text:p>
          </table:table-cell>
          <table:table-cell office:value-type="float" office:value="0.42354714125395" calcext:value-type="float">
            <text:p>0,42354714125395</text:p>
          </table:table-cell>
          <table:table-cell office:value-type="float" office:value="-121.90622888553" calcext:value-type="float">
            <text:p>-121,906228885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25</text:p>
          </table:table-cell>
          <table:table-cell office:value-type="float" office:value="2.396686822176" calcext:value-type="float">
            <text:p>2,396686822176</text:p>
          </table:table-cell>
          <table:table-cell office:value-type="float" office:value="-0.30713330954313" calcext:value-type="float">
            <text:p>-0,30713330954313</text:p>
          </table:table-cell>
          <table:table-cell office:value-type="float" office:value="45.082726296346" calcext:value-type="float">
            <text:p>45,0827262963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36</text:p>
          </table:table-cell>
          <table:table-cell office:value-type="float" office:value="4.0813654661179" calcext:value-type="float">
            <text:p>4,0813654661179</text:p>
          </table:table-cell>
          <table:table-cell office:value-type="float" office:value="0.40699757635593" calcext:value-type="float">
            <text:p>0,40699757635593</text:p>
          </table:table-cell>
          <table:table-cell office:value-type="float" office:value="-72.61162123103" calcext:value-type="float">
            <text:p>-72,611621231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47</text:p>
          </table:table-cell>
          <table:table-cell office:value-type="float" office:value="5.302939414978" calcext:value-type="float">
            <text:p>5,302939414978</text:p>
          </table:table-cell>
          <table:table-cell office:value-type="float" office:value="-0.20981583744287" calcext:value-type="float">
            <text:p>-0,20981583744287</text:p>
          </table:table-cell>
          <table:table-cell office:value-type="float" office:value="28.227938398434" calcext:value-type="float">
            <text:p>28,2279383984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58</text:p>
          </table:table-cell>
          <table:table-cell office:value-type="float" office:value="6.9920313358307" calcext:value-type="float">
            <text:p>6,9920313358307</text:p>
          </table:table-cell>
          <table:table-cell office:value-type="float" office:value="-0.38228042423725" calcext:value-type="float">
            <text:p>-0,38228042423725</text:p>
          </table:table-cell>
          <table:table-cell office:value-type="float" office:value="58.625162027444" calcext:value-type="float">
            <text:p>58,6251620274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69</text:p>
          </table:table-cell>
          <table:table-cell office:value-type="float" office:value="8.4827250242233" calcext:value-type="float">
            <text:p>8,4827250242233</text:p>
          </table:table-cell>
          <table:table-cell office:value-type="float" office:value="-0.073925098404288" calcext:value-type="float">
            <text:p>-0,073925098404288</text:p>
          </table:table-cell>
          <table:table-cell office:value-type="float" office:value="12.875706906531" calcext:value-type="float">
            <text:p>12,8757069065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80</text:p>
          </table:table-cell>
          <table:table-cell office:value-type="float" office:value="-0.088491551578045" calcext:value-type="float">
            <text:p>-0,088491551578045</text:p>
          </table:table-cell>
          <table:table-cell office:value-type="float" office:value="1.9197657704353" calcext:value-type="float">
            <text:p>1,9197657704353</text:p>
          </table:table-cell>
          <table:table-cell office:value-type="float" office:value="-123.6067015654" calcext:value-type="float">
            <text:p>-123,60670156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91</text:p>
          </table:table-cell>
          <table:table-cell office:value-type="float" office:value="1.05603300035" calcext:value-type="float">
            <text:p>1,05603300035</text:p>
          </table:table-cell>
          <table:table-cell office:value-type="float" office:value="1.5832445025444" calcext:value-type="float">
            <text:p>1,5832445025444</text:p>
          </table:table-cell>
          <table:table-cell office:value-type="float" office:value="-16.340931319887" calcext:value-type="float">
            <text:p>-16,34093131988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02</text:p>
          </table:table-cell>
          <table:table-cell office:value-type="float" office:value="2.5553488731384" calcext:value-type="float">
            <text:p>2,5553488731384</text:p>
          </table:table-cell>
          <table:table-cell office:value-type="float" office:value="1.3803960382938" calcext:value-type="float">
            <text:p>1,3803960382938</text:p>
          </table:table-cell>
          <table:table-cell office:value-type="float" office:value="24.90297472401" calcext:value-type="float">
            <text:p>24,902974724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13</text:p>
          </table:table-cell>
          <table:table-cell office:value-type="float" office:value="4.1482716798782" calcext:value-type="float">
            <text:p>4,1482716798782</text:p>
          </table:table-cell>
          <table:table-cell office:value-type="float" office:value="1.0665317624807" calcext:value-type="float">
            <text:p>1,0665317624807</text:p>
          </table:table-cell>
          <table:table-cell office:value-type="float" office:value="83.317981404104" calcext:value-type="float">
            <text:p>83,3179814041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24</text:p>
          </table:table-cell>
          <table:table-cell office:value-type="float" office:value="5.4774862527847" calcext:value-type="float">
            <text:p>5,4774862527847</text:p>
          </table:table-cell>
          <table:table-cell office:value-type="float" office:value="1.5746638178825" calcext:value-type="float">
            <text:p>1,5746638178825</text:p>
          </table:table-cell>
          <table:table-cell office:value-type="float" office:value="-12.966076849373" calcext:value-type="float">
            <text:p>-12,9660768493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35</text:p>
          </table:table-cell>
          <table:table-cell office:value-type="float" office:value="6.9201624393463" calcext:value-type="float">
            <text:p>6,9201624393463</text:p>
          </table:table-cell>
          <table:table-cell office:value-type="float" office:value="1.2671294808388" calcext:value-type="float">
            <text:p>1,2671294808388</text:p>
          </table:table-cell>
          <table:table-cell office:value-type="float" office:value="36.00144310362" calcext:value-type="float">
            <text:p>36,001443103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46</text:p>
          </table:table-cell>
          <table:table-cell office:value-type="float" office:value="8.5697156190872" calcext:value-type="float">
            <text:p>8,5697156190872</text:p>
          </table:table-cell>
          <table:table-cell office:value-type="float" office:value="1.1886130273342" calcext:value-type="float">
            <text:p>1,1886130273342</text:p>
          </table:table-cell>
          <table:table-cell office:value-type="float" office:value="57.522470024741" calcext:value-type="float">
            <text:p>57,5224700247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57</text:p>
          </table:table-cell>
          <table:table-cell office:value-type="float" office:value="-0.59910017997026" calcext:value-type="float">
            <text:p>-0,59910017997026</text:p>
          </table:table-cell>
          <table:table-cell office:value-type="float" office:value="3.0771857500076" calcext:value-type="float">
            <text:p>3,0771857500076</text:p>
          </table:table-cell>
          <table:table-cell office:value-type="float" office:value="-12.049905149041" calcext:value-type="float">
            <text:p>-12,0499051490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68</text:p>
          </table:table-cell>
          <table:table-cell office:value-type="float" office:value="0.89121237397194" calcext:value-type="float">
            <text:p>0,89121237397194</text:p>
          </table:table-cell>
          <table:table-cell office:value-type="float" office:value="2.818021774292" calcext:value-type="float">
            <text:p>2,818021774292</text:p>
          </table:table-cell>
          <table:table-cell office:value-type="float" office:value="27.510268103545" calcext:value-type="float">
            <text:p>27,5102681035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79</text:p>
          </table:table-cell>
          <table:table-cell office:value-type="float" office:value="2.2292375564575" calcext:value-type="float">
            <text:p>2,2292375564575</text:p>
          </table:table-cell>
          <table:table-cell office:value-type="float" office:value="2.9127499461174" calcext:value-type="float">
            <text:p>2,9127499461174</text:p>
          </table:table-cell>
          <table:table-cell office:value-type="float" office:value="11.204535224635" calcext:value-type="float">
            <text:p>11,2045352246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90</text:p>
          </table:table-cell>
          <table:table-cell office:value-type="float" office:value="4.0219348669052" calcext:value-type="float">
            <text:p>4,0219348669052</text:p>
          </table:table-cell>
          <table:table-cell office:value-type="float" office:value="2.6265722513199" calcext:value-type="float">
            <text:p>2,6265722513199</text:p>
          </table:table-cell>
          <table:table-cell office:value-type="float" office:value="62.199777858272" calcext:value-type="float">
            <text:p>62,1997778582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01</text:p>
          </table:table-cell>
          <table:table-cell office:value-type="float" office:value="5.3981339931488" calcext:value-type="float">
            <text:p>5,3981339931488</text:p>
          </table:table-cell>
          <table:table-cell office:value-type="float" office:value="3.0669674277306" calcext:value-type="float">
            <text:p>3,0669674277306</text:p>
          </table:table-cell>
          <table:table-cell office:value-type="float" office:value="-10.431160402905" calcext:value-type="float">
            <text:p>-10,4311604029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12</text:p>
          </table:table-cell>
          <table:table-cell office:value-type="float" office:value="6.9128841161728" calcext:value-type="float">
            <text:p>6,9128841161728</text:p>
          </table:table-cell>
          <table:table-cell office:value-type="float" office:value="2.8412646055222" calcext:value-type="float">
            <text:p>2,8412646055222</text:p>
          </table:table-cell>
          <table:table-cell office:value-type="float" office:value="24.828985048707" calcext:value-type="float">
            <text:p>24,8289850487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23</text:p>
          </table:table-cell>
          <table:table-cell office:value-type="float" office:value="8.9070212841034" calcext:value-type="float">
            <text:p>8,9070212841034</text:p>
          </table:table-cell>
          <table:table-cell office:value-type="float" office:value="3.4222975373268" calcext:value-type="float">
            <text:p>3,4222975373268</text:p>
          </table:table-cell>
          <table:table-cell office:value-type="float" office:value="-122.63748448366" calcext:value-type="float">
            <text:p>-122,637484483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34</text:p>
          </table:table-cell>
          <table:table-cell office:value-type="float" office:value="-0.63425824046135" calcext:value-type="float">
            <text:p>-0,63425824046135</text:p>
          </table:table-cell>
          <table:table-cell office:value-type="float" office:value="4.4437938928604" calcext:value-type="float">
            <text:p>4,4437938928604</text:p>
          </table:table-cell>
          <table:table-cell office:value-type="float" office:value="8.5355245573505" calcext:value-type="float">
            <text:p>8,53552455735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45</text:p>
          </table:table-cell>
          <table:table-cell office:value-type="float" office:value="1.0671390593052" calcext:value-type="float">
            <text:p>1,0671390593052</text:p>
          </table:table-cell>
          <table:table-cell office:value-type="float" office:value="4.2324152588844" calcext:value-type="float">
            <text:p>4,2324152588844</text:p>
          </table:table-cell>
          <table:table-cell office:value-type="float" office:value="50.537386137968" calcext:value-type="float">
            <text:p>50,5373861379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56</text:p>
          </table:table-cell>
          <table:table-cell office:value-type="float" office:value="2.2142155468464" calcext:value-type="float">
            <text:p>2,2142155468464</text:p>
          </table:table-cell>
          <table:table-cell office:value-type="float" office:value="4.446172118187" calcext:value-type="float">
            <text:p>4,446172118187</text:p>
          </table:table-cell>
          <table:table-cell office:value-type="float" office:value="6.7337591936634" calcext:value-type="float">
            <text:p>6,73375919366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67</text:p>
          </table:table-cell>
          <table:table-cell office:value-type="float" office:value="4.4939631223679" calcext:value-type="float">
            <text:p>4,4939631223679</text:p>
          </table:table-cell>
          <table:table-cell office:value-type="float" office:value="4.1195923089981" calcext:value-type="float">
            <text:p>4,1195923089981</text:p>
          </table:table-cell>
          <table:table-cell office:value-type="float" office:value="138.80145321986" calcext:value-type="float">
            <text:p>138,801453219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78</text:p>
          </table:table-cell>
          <table:table-cell office:value-type="float" office:value="5.2844977378845" calcext:value-type="float">
            <text:p>5,2844977378845</text:p>
          </table:table-cell>
          <table:table-cell office:value-type="float" office:value="4.6856290102005" calcext:value-type="float">
            <text:p>4,6856290102005</text:p>
          </table:table-cell>
          <table:table-cell office:value-type="float" office:value="-24.790875471322" calcext:value-type="float">
            <text:p>-24,7908754713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89</text:p>
          </table:table-cell>
          <table:table-cell office:value-type="float" office:value="6.9285905361176" calcext:value-type="float">
            <text:p>6,9285905361176</text:p>
          </table:table-cell>
          <table:table-cell office:value-type="float" office:value="4.7724667191505" calcext:value-type="float">
            <text:p>4,7724667191505</text:p>
          </table:table-cell>
          <table:table-cell office:value-type="float" office:value="-42.459334537482" calcext:value-type="float">
            <text:p>-42,4593345374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00</text:p>
          </table:table-cell>
          <table:table-cell office:value-type="float" office:value="8.3422201871872" calcext:value-type="float">
            <text:p>8,3422201871872</text:p>
          </table:table-cell>
          <table:table-cell office:value-type="float" office:value="4.5706230401993" calcext:value-type="float">
            <text:p>4,5706230401993</text:p>
          </table:table-cell>
          <table:table-cell office:value-type="float" office:value="-10.315540964436" calcext:value-type="float">
            <text:p>-10,3155409644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11</text:p>
          </table:table-cell>
          <table:table-cell office:value-type="float" office:value="-0.51473267376423" calcext:value-type="float">
            <text:p>-0,51473267376423</text:p>
          </table:table-cell>
          <table:table-cell office:value-type="float" office:value="5.628257393837" calcext:value-type="float">
            <text:p>5,628257393837</text:p>
          </table:table-cell>
          <table:table-cell office:value-type="float" office:value="59.580520459801" calcext:value-type="float">
            <text:p>59,5805204598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22</text:p>
          </table:table-cell>
          <table:table-cell office:value-type="float" office:value="0.69697581231594" calcext:value-type="float">
            <text:p>0,69697581231594</text:p>
          </table:table-cell>
          <table:table-cell office:value-type="float" office:value="5.9975135326385" calcext:value-type="float">
            <text:p>5,9975135326385</text:p>
          </table:table-cell>
          <table:table-cell office:value-type="float" office:value="0.23814033313542" calcext:value-type="float">
            <text:p>0,238140333135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33</text:p>
          </table:table-cell>
          <table:table-cell office:value-type="float" office:value="2.344433516264" calcext:value-type="float">
            <text:p>2,344433516264</text:p>
          </table:table-cell>
          <table:table-cell office:value-type="float" office:value="6.118586063385" calcext:value-type="float">
            <text:p>6,118586063385</text:p>
          </table:table-cell>
          <table:table-cell office:value-type="float" office:value="-17.133115772988" calcext:value-type="float">
            <text:p>-17,1331157729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44</text:p>
          </table:table-cell>
          <table:table-cell office:value-type="float" office:value="3.7654361128807" calcext:value-type="float">
            <text:p>3,7654361128807</text:p>
          </table:table-cell>
          <table:table-cell office:value-type="float" office:value="5.8493775129318" calcext:value-type="float">
            <text:p>5,8493775129318</text:p>
          </table:table-cell>
          <table:table-cell office:value-type="float" office:value="19.5642717325" calcext:value-type="float">
            <text:p>19,56427173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55</text:p>
          </table:table-cell>
          <table:table-cell office:value-type="float" office:value="5.2108323574066" calcext:value-type="float">
            <text:p>5,2108323574066</text:p>
          </table:table-cell>
          <table:table-cell office:value-type="float" office:value="5.9582650661469" calcext:value-type="float">
            <text:p>5,9582650661469</text:p>
          </table:table-cell>
          <table:table-cell office:value-type="float" office:value="5.131049188459" calcext:value-type="float">
            <text:p>5,1310491884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66</text:p>
          </table:table-cell>
          <table:table-cell office:value-type="float" office:value="6.6986978054047" calcext:value-type="float">
            <text:p>6,6986978054047</text:p>
          </table:table-cell>
          <table:table-cell office:value-type="float" office:value="6.000360250473" calcext:value-type="float">
            <text:p>6,000360250473</text:p>
          </table:table-cell>
          <table:table-cell office:value-type="float" office:value="-0.092529751075681" calcext:value-type="float">
            <text:p>-0,0925297510756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77</text:p>
          </table:table-cell>
          <table:table-cell office:value-type="float" office:value="8.2953035831451" calcext:value-type="float">
            <text:p>8,2953035831451</text:p>
          </table:table-cell>
          <table:table-cell office:value-type="float" office:value="6.1977875232697" calcext:value-type="float">
            <text:p>6,1977875232697</text:p>
          </table:table-cell>
          <table:table-cell office:value-type="float" office:value="-26.548952433714" calcext:value-type="float">
            <text:p>-26,5489524337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88</text:p>
          </table:table-cell>
          <table:table-cell office:value-type="float" office:value="-0.79510167241096" calcext:value-type="float">
            <text:p>-0,79510167241096</text:p>
          </table:table-cell>
          <table:table-cell office:value-type="float" office:value="7.4865341186523" calcext:value-type="float">
            <text:p>7,4865341186523</text:p>
          </table:table-cell>
          <table:table-cell office:value-type="float" office:value="1.6385260376201" calcext:value-type="float">
            <text:p>1,63852603762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99</text:p>
          </table:table-cell>
          <table:table-cell office:value-type="float" office:value="1.0091669857502" calcext:value-type="float">
            <text:p>1,0091669857502</text:p>
          </table:table-cell>
          <table:table-cell office:value-type="float" office:value="7.7491158246994" calcext:value-type="float">
            <text:p>7,7491158246994</text:p>
          </table:table-cell>
          <table:table-cell office:value-type="float" office:value="-43.603691325825" calcext:value-type="float">
            <text:p>-43,6036913258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10</text:p>
          </table:table-cell>
          <table:table-cell office:value-type="float" office:value="2.2817221283913" calcext:value-type="float">
            <text:p>2,2817221283913</text:p>
          </table:table-cell>
          <table:table-cell office:value-type="float" office:value="7.7311664819717" calcext:value-type="float">
            <text:p>7,7311664819717</text:p>
          </table:table-cell>
          <table:table-cell office:value-type="float" office:value="-19.166556513234" calcext:value-type="float">
            <text:p>-19,1665565132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21</text:p>
          </table:table-cell>
          <table:table-cell office:value-type="float" office:value="4.4280782341957" calcext:value-type="float">
            <text:p>4,4280782341957</text:p>
          </table:table-cell>
          <table:table-cell office:value-type="float" office:value="7.0858854055405" calcext:value-type="float">
            <text:p>7,0858854055405</text:p>
          </table:table-cell>
          <table:table-cell office:value-type="float" office:value="126.34234975098" calcext:value-type="float">
            <text:p>126,3423497509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32</text:p>
          </table:table-cell>
          <table:table-cell office:value-type="float" office:value="5.3693437576294" calcext:value-type="float">
            <text:p>5,3693437576294</text:p>
          </table:table-cell>
          <table:table-cell office:value-type="float" office:value="7.2313916683197" calcext:value-type="float">
            <text:p>7,2313916683197</text:p>
          </table:table-cell>
          <table:table-cell office:value-type="float" office:value="38.413958564685" calcext:value-type="float">
            <text:p>38,4139585646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43</text:p>
          </table:table-cell>
          <table:table-cell office:value-type="float" office:value="7.1412813663483" calcext:value-type="float">
            <text:p>7,1412813663483</text:p>
          </table:table-cell>
          <table:table-cell office:value-type="float" office:value="7.8834730386734" calcext:value-type="float">
            <text:p>7,8834730386734</text:p>
          </table:table-cell>
          <table:table-cell office:value-type="float" office:value="-75.913710958639" calcext:value-type="float">
            <text:p>-75,9137109586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54</text:p>
          </table:table-cell>
          <table:table-cell office:value-type="float" office:value="8.5561716556549" calcext:value-type="float">
            <text:p>8,5561716556549</text:p>
          </table:table-cell>
          <table:table-cell office:value-type="float" office:value="7.9054236412048" calcext:value-type="float">
            <text:p>7,9054236412048</text:p>
          </table:table-cell>
          <table:table-cell office:value-type="float" office:value="-69.717685128473" calcext:value-type="float">
            <text:p>-69,7176851284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65</text:p>
          </table:table-cell>
          <table:table-cell office:value-type="float" office:value="-0.42902279645205" calcext:value-type="float">
            <text:p>-0,42902279645205</text:p>
          </table:table-cell>
          <table:table-cell office:value-type="float" office:value="8.7131947278976" calcext:value-type="float">
            <text:p>8,7131947278976</text:p>
          </table:table-cell>
          <table:table-cell office:value-type="float" office:value="54.457993264411" calcext:value-type="float">
            <text:p>54,4579932644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76</text:p>
          </table:table-cell>
          <table:table-cell office:value-type="float" office:value="1.035760268569" calcext:value-type="float">
            <text:p>1,035760268569</text:p>
          </table:table-cell>
          <table:table-cell office:value-type="float" office:value="9.3881404399872" calcext:value-type="float">
            <text:p>9,3881404399872</text:p>
          </table:table-cell>
          <table:table-cell office:value-type="float" office:value="-65.640536083537" calcext:value-type="float">
            <text:p>-65,6405360835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87</text:p>
          </table:table-cell>
          <table:table-cell office:value-type="float" office:value="2.3492889106274" calcext:value-type="float">
            <text:p>2,3492889106274</text:p>
          </table:table-cell>
          <table:table-cell office:value-type="float" office:value="8.7451303005219" calcext:value-type="float">
            <text:p>8,7451303005219</text:p>
          </table:table-cell>
          <table:table-cell office:value-type="float" office:value="34.466826612023" calcext:value-type="float">
            <text:p>34,4668266120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98</text:p>
          </table:table-cell>
          <table:table-cell office:value-type="float" office:value="3.704160451889" calcext:value-type="float">
            <text:p>3,704160451889</text:p>
          </table:table-cell>
          <table:table-cell office:value-type="float" office:value="9.0035283565521" calcext:value-type="float">
            <text:p>9,0035283565521</text:p>
          </table:table-cell>
          <table:table-cell office:value-type="float" office:value="-1.299279024172" calcext:value-type="float">
            <text:p>-1,2992790241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09</text:p>
          </table:table-cell>
          <table:table-cell office:value-type="float" office:value="5.7109153270721" calcext:value-type="float">
            <text:p>5,7109153270721</text:p>
          </table:table-cell>
          <table:table-cell office:value-type="float" office:value="8.557276725769" calcext:value-type="float">
            <text:p>8,557276725769</text:p>
          </table:table-cell>
          <table:table-cell office:value-type="float" office:value="93.531853833776" calcext:value-type="float">
            <text:p>93,5318538337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20</text:p>
          </table:table-cell>
          <table:table-cell office:value-type="float" office:value="6.9294196367264" calcext:value-type="float">
            <text:p>6,9294196367264</text:p>
          </table:table-cell>
          <table:table-cell office:value-type="float" office:value="9.0620678663254" calcext:value-type="float">
            <text:p>9,0620678663254</text:p>
          </table:table-cell>
          <table:table-cell office:value-type="float" office:value="-10.22389910783" calcext:value-type="float">
            <text:p>-10,223899107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31</text:p>
          </table:table-cell>
          <table:table-cell office:value-type="float" office:value="8.3184260129929" calcext:value-type="float">
            <text:p>8,3184260129929</text:p>
          </table:table-cell>
          <table:table-cell office:value-type="float" office:value="9.2215365171432" calcext:value-type="float">
            <text:p>9,2215365171432</text:p>
          </table:table-cell>
          <table:table-cell office:value-type="float" office:value="-29.66233423561" calcext:value-type="float">
            <text:p>-29,662334235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42</text:p>
          </table:table-cell>
          <table:table-cell office:value-type="float" office:value="-0.56342661380768" calcext:value-type="float">
            <text:p>-0,56342661380768</text:p>
          </table:table-cell>
          <table:table-cell office:value-type="float" office:value="10.43189406395" calcext:value-type="float">
            <text:p>10,43189406395</text:p>
          </table:table-cell>
          <table:table-cell office:value-type="float" office:value="11.17785151597" calcext:value-type="float">
            <text:p>11,177851515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53</text:p>
          </table:table-cell>
          <table:table-cell office:value-type="float" office:value="1.262688934803" calcext:value-type="float">
            <text:p>1,262688934803</text:p>
          </table:table-cell>
          <table:table-cell office:value-type="float" office:value="10.845594406128" calcext:value-type="float">
            <text:p>10,845594406128</text:p>
          </table:table-cell>
          <table:table-cell office:value-type="float" office:value="-83.642402272316" calcext:value-type="float">
            <text:p>-83,6424022723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5</text:p>
          </table:table-cell>
          <table:table-cell office:value-type="float" office:value="-0.45289810746908" calcext:value-type="float">
            <text:p>-0,45289810746908</text:p>
          </table:table-cell>
          <table:table-cell office:value-type="float" office:value="-0.55434811860323" calcext:value-type="float">
            <text:p>-0,55434811860323</text:p>
          </table:table-cell>
          <table:table-cell office:value-type="float" office:value="82.977282773158" calcext:value-type="float">
            <text:p>82,9772827731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14</text:p>
          </table:table-cell>
          <table:table-cell office:value-type="float" office:value="1.66409060359" calcext:value-type="float">
            <text:p>1,66409060359</text:p>
          </table:table-cell>
          <table:table-cell office:value-type="float" office:value="0.43859712779522" calcext:value-type="float">
            <text:p>0,43859712779522</text:p>
          </table:table-cell>
          <table:table-cell office:value-type="float" office:value="173.39373546042" calcext:value-type="float">
            <text:p>173,393735460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25</text:p>
          </table:table-cell>
          <table:table-cell office:value-type="float" office:value="2.2690996527672" calcext:value-type="float">
            <text:p>2,2690996527672</text:p>
          </table:table-cell>
          <table:table-cell office:value-type="float" office:value="-0.58499909937382" calcext:value-type="float">
            <text:p>-0,58499909937382</text:p>
          </table:table-cell>
          <table:table-cell office:value-type="float" office:value="68.499449711696" calcext:value-type="float">
            <text:p>68,4994497116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36</text:p>
          </table:table-cell>
          <table:table-cell office:value-type="float" office:value="3.8817423582077" calcext:value-type="float">
            <text:p>3,8817423582077</text:p>
          </table:table-cell>
          <table:table-cell office:value-type="float" office:value="0.45370664447546" calcext:value-type="float">
            <text:p>0,45370664447546</text:p>
          </table:table-cell>
          <table:table-cell office:value-type="float" office:value="0.76964642306802" calcext:value-type="float">
            <text:p>0,7696464230680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47</text:p>
          </table:table-cell>
          <table:table-cell office:value-type="float" office:value="5.0226926803589" calcext:value-type="float">
            <text:p>5,0226926803589</text:p>
          </table:table-cell>
          <table:table-cell office:value-type="float" office:value="-0.44145166873932" calcext:value-type="float">
            <text:p>-0,44145166873932</text:p>
          </table:table-cell>
          <table:table-cell office:value-type="float" office:value="43.236761715761" calcext:value-type="float">
            <text:p>43,2367617157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58</text:p>
          </table:table-cell>
          <table:table-cell office:value-type="float" office:value="6.674861907959" calcext:value-type="float">
            <text:p>6,674861907959</text:p>
          </table:table-cell>
          <table:table-cell office:value-type="float" office:value="-0.58579843491316" calcext:value-type="float">
            <text:p>-0,58579843491316</text:p>
          </table:table-cell>
          <table:table-cell office:value-type="float" office:value="54.137313821513" calcext:value-type="float">
            <text:p>54,1373138215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69</text:p>
          </table:table-cell>
          <table:table-cell office:value-type="float" office:value="8.2288944721222" calcext:value-type="float">
            <text:p>8,2288944721222</text:p>
          </table:table-cell>
          <table:table-cell office:value-type="float" office:value="-0.1490453351289" calcext:value-type="float">
            <text:p>-0,1490453351289</text:p>
          </table:table-cell>
          <table:table-cell office:value-type="float" office:value="14.63268194229" calcext:value-type="float">
            <text:p>14,632681942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80</text:p>
          </table:table-cell>
          <table:table-cell office:value-type="float" office:value="0.17161693423986" calcext:value-type="float">
            <text:p>0,17161693423986</text:p>
          </table:table-cell>
          <table:table-cell office:value-type="float" office:value="1.9231782853603" calcext:value-type="float">
            <text:p>1,9231782853603</text:p>
          </table:table-cell>
          <table:table-cell office:value-type="float" office:value="170.81117478146" calcext:value-type="float">
            <text:p>170,811174781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91</text:p>
          </table:table-cell>
          <table:table-cell office:value-type="float" office:value="0.85739061236382" calcext:value-type="float">
            <text:p>0,85739061236382</text:p>
          </table:table-cell>
          <table:table-cell office:value-type="float" office:value="1.6749738156796" calcext:value-type="float">
            <text:p>1,6749738156796</text:p>
          </table:table-cell>
          <table:table-cell office:value-type="float" office:value="-26.209692286838" calcext:value-type="float">
            <text:p>-26,2096922868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02</text:p>
          </table:table-cell>
          <table:table-cell office:value-type="float" office:value="2.379045188427" calcext:value-type="float">
            <text:p>2,379045188427</text:p>
          </table:table-cell>
          <table:table-cell office:value-type="float" office:value="1.234342455864" calcext:value-type="float">
            <text:p>1,234342455864</text:p>
          </table:table-cell>
          <table:table-cell office:value-type="float" office:value="41.26646564265" calcext:value-type="float">
            <text:p>41,266465642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13</text:p>
          </table:table-cell>
          <table:table-cell office:value-type="float" office:value="4.3478670716286" calcext:value-type="float">
            <text:p>4,3478670716286</text:p>
          </table:table-cell>
          <table:table-cell office:value-type="float" office:value="0.97759932279587" calcext:value-type="float">
            <text:p>0,97759932279587</text:p>
          </table:table-cell>
          <table:table-cell office:value-type="float" office:value="168.2652834874" calcext:value-type="float">
            <text:p>168,265283487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24</text:p>
          </table:table-cell>
          <table:table-cell office:value-type="float" office:value="5.2357566356659" calcext:value-type="float">
            <text:p>5,2357566356659</text:p>
          </table:table-cell>
          <table:table-cell office:value-type="float" office:value="1.6569316387177" calcext:value-type="float">
            <text:p>1,6569316387177</text:p>
          </table:table-cell>
          <table:table-cell office:value-type="float" office:value="-19.793286255211" calcext:value-type="float">
            <text:p>-19,7932862552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35</text:p>
          </table:table-cell>
          <table:table-cell office:value-type="float" office:value="6.5926921367645" calcext:value-type="float">
            <text:p>6,5926921367645</text:p>
          </table:table-cell>
          <table:table-cell office:value-type="float" office:value="1.0844868421555" calcext:value-type="float">
            <text:p>1,0844868421555</text:p>
          </table:table-cell>
          <table:table-cell office:value-type="float" office:value="26.690011001696" calcext:value-type="float">
            <text:p>26,6900110016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46</text:p>
          </table:table-cell>
          <table:table-cell office:value-type="float" office:value="8.5366094112396" calcext:value-type="float">
            <text:p>8,5366094112396</text:p>
          </table:table-cell>
          <table:table-cell office:value-type="float" office:value="0.92117741703987" calcext:value-type="float">
            <text:p>0,92117741703987</text:p>
          </table:table-cell>
          <table:table-cell office:value-type="float" office:value="87.946059597526" calcext:value-type="float">
            <text:p>87,9460595975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57</text:p>
          </table:table-cell>
          <table:table-cell office:value-type="float" office:value="-0.88170364499092" calcext:value-type="float">
            <text:p>-0,88170364499092</text:p>
          </table:table-cell>
          <table:table-cell office:value-type="float" office:value="3.1646686792374" calcext:value-type="float">
            <text:p>3,1646686792374</text:p>
          </table:table-cell>
          <table:table-cell office:value-type="float" office:value="-18.434913105266" calcext:value-type="float">
            <text:p>-18,4349131052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68</text:p>
          </table:table-cell>
          <table:table-cell office:value-type="float" office:value="0.64800456166267" calcext:value-type="float">
            <text:p>0,64800456166267</text:p>
          </table:table-cell>
          <table:table-cell office:value-type="float" office:value="2.620495557785" calcext:value-type="float">
            <text:p>2,620495557785</text:p>
          </table:table-cell>
          <table:table-cell office:value-type="float" office:value="42.062470108081" calcext:value-type="float">
            <text:p>42,0624701080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79</text:p>
          </table:table-cell>
          <table:table-cell office:value-type="float" office:value="1.858439296484" calcext:value-type="float">
            <text:p>1,858439296484</text:p>
          </table:table-cell>
          <table:table-cell office:value-type="float" office:value="2.8100380301476" calcext:value-type="float">
            <text:p>2,8100380301476</text:p>
          </table:table-cell>
          <table:table-cell office:value-type="float" office:value="17.092696420706" calcext:value-type="float">
            <text:p>17,0926964207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90</text:p>
          </table:table-cell>
          <table:table-cell office:value-type="float" office:value="4.0140596032143" calcext:value-type="float">
            <text:p>4,0140596032143</text:p>
          </table:table-cell>
          <table:table-cell office:value-type="float" office:value="2.3126128315926" calcext:value-type="float">
            <text:p>2,3126128315926</text:p>
          </table:table-cell>
          <table:table-cell office:value-type="float" office:value="95.258437903823" calcext:value-type="float">
            <text:p>95,2584379038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01</text:p>
          </table:table-cell>
          <table:table-cell office:value-type="float" office:value="5.1929420232773" calcext:value-type="float">
            <text:p>5,1929420232773</text:p>
          </table:table-cell>
          <table:table-cell office:value-type="float" office:value="3.1621631979942" calcext:value-type="float">
            <text:p>3,1621631979942</text:p>
          </table:table-cell>
          <table:table-cell office:value-type="float" office:value="-31.448917783749" calcext:value-type="float">
            <text:p>-31,4489177837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12</text:p>
          </table:table-cell>
          <table:table-cell office:value-type="float" office:value="6.6844773292542" calcext:value-type="float">
            <text:p>6,6844773292542</text:p>
          </table:table-cell>
          <table:table-cell office:value-type="float" office:value="2.7904766798019" calcext:value-type="float">
            <text:p>2,7904766798019</text:p>
          </table:table-cell>
          <table:table-cell office:value-type="float" office:value="8.6064681315878" calcext:value-type="float">
            <text:p>8,606468131587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23</text:p>
          </table:table-cell>
          <table:table-cell office:value-type="float" office:value="9.2045974731445" calcext:value-type="float">
            <text:p>9,2045974731445</text:p>
          </table:table-cell>
          <table:table-cell office:value-type="float" office:value="3.480387032032" calcext:value-type="float">
            <text:p>3,480387032032</text:p>
          </table:table-cell>
          <table:table-cell office:value-type="float" office:value="-170.6003292351" calcext:value-type="float">
            <text:p>-170,60032923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34</text:p>
          </table:table-cell>
          <table:table-cell office:value-type="float" office:value="-0.93832835555077" calcext:value-type="float">
            <text:p>-0,93832835555077</text:p>
          </table:table-cell>
          <table:table-cell office:value-type="float" office:value="4.3781381845474" calcext:value-type="float">
            <text:p>4,3781381845474</text:p>
          </table:table-cell>
          <table:table-cell office:value-type="float" office:value="13.109150490943" calcext:value-type="float">
            <text:p>13,1091504909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45</text:p>
          </table:table-cell>
          <table:table-cell office:value-type="float" office:value="0.99520727992058" calcext:value-type="float">
            <text:p>0,99520727992058</text:p>
          </table:table-cell>
          <table:table-cell office:value-type="float" office:value="3.9887157082558" calcext:value-type="float">
            <text:p>3,9887157082558</text:p>
          </table:table-cell>
          <table:table-cell office:value-type="float" office:value="77.34552538319" calcext:value-type="float">
            <text:p>77,345525383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56</text:p>
          </table:table-cell>
          <table:table-cell office:value-type="float" office:value="1.8293753266335" calcext:value-type="float">
            <text:p>1,8293753266335</text:p>
          </table:table-cell>
          <table:table-cell office:value-type="float" office:value="4.3826144933701" calcext:value-type="float">
            <text:p>4,3826144933701</text:p>
          </table:table-cell>
          <table:table-cell office:value-type="float" office:value="10.365368549232" calcext:value-type="float">
            <text:p>10,3653685492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67</text:p>
          </table:table-cell>
          <table:table-cell office:value-type="float" office:value="4.72133487463" calcext:value-type="float">
            <text:p>4,72133487463</text:p>
          </table:table-cell>
          <table:table-cell office:value-type="float" office:value="4.2143511772156" calcext:value-type="float">
            <text:p>4,2143511772156</text:p>
          </table:table-cell>
          <table:table-cell office:value-type="float" office:value="-147.42988385972" calcext:value-type="float">
            <text:p>-147,429883859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78</text:p>
          </table:table-cell>
          <table:table-cell office:value-type="float" office:value="4.9832111597061" calcext:value-type="float">
            <text:p>4,9832111597061</text:p>
          </table:table-cell>
          <table:table-cell office:value-type="float" office:value="4.895104765892" calcext:value-type="float">
            <text:p>4,895104765892</text:p>
          </table:table-cell>
          <table:table-cell office:value-type="float" office:value="-37.987299405845" calcext:value-type="float">
            <text:p>-37,9872994058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89</text:p>
          </table:table-cell>
          <table:table-cell office:value-type="float" office:value="6.7736327648163" calcext:value-type="float">
            <text:p>6,7736327648163</text:p>
          </table:table-cell>
          <table:table-cell office:value-type="float" office:value="5.0470906496048" calcext:value-type="float">
            <text:p>5,0470906496048</text:p>
          </table:table-cell>
          <table:table-cell office:value-type="float" office:value="-65.096187743412" calcext:value-type="float">
            <text:p>-65,0961877434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00</text:p>
          </table:table-cell>
          <table:table-cell office:value-type="float" office:value="8.0496883392334" calcext:value-type="float">
            <text:p>8,0496883392334</text:p>
          </table:table-cell>
          <table:table-cell office:value-type="float" office:value="4.6616870164871" calcext:value-type="float">
            <text:p>4,6616870164871</text:p>
          </table:table-cell>
          <table:table-cell office:value-type="float" office:value="-23.789442838377" calcext:value-type="float">
            <text:p>-23,78944283837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11</text:p>
          </table:table-cell>
          <table:table-cell office:value-type="float" office:value="-0.52227407693863" calcext:value-type="float">
            <text:p>-0,52227407693863</text:p>
          </table:table-cell>
          <table:table-cell office:value-type="float" office:value="5.3188747167587" calcext:value-type="float">
            <text:p>5,3188747167587</text:p>
          </table:table-cell>
          <table:table-cell office:value-type="float" office:value="98.291787372273" calcext:value-type="float">
            <text:p>98,2917873722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22</text:p>
          </table:table-cell>
          <table:table-cell office:value-type="float" office:value="0.37502516061068" calcext:value-type="float">
            <text:p>0,37502516061068</text:p>
          </table:table-cell>
          <table:table-cell office:value-type="float" office:value="5.8992600440979" calcext:value-type="float">
            <text:p>5,8992600440979</text:p>
          </table:table-cell>
          <table:table-cell office:value-type="float" office:value="25.525153252729" calcext:value-type="float">
            <text:p>25,5251532527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33</text:p>
          </table:table-cell>
          <table:table-cell office:value-type="float" office:value="2.0463740825653" calcext:value-type="float">
            <text:p>2,0463740825653</text:p>
          </table:table-cell>
          <table:table-cell office:value-type="float" office:value="6.2535417079926" calcext:value-type="float">
            <text:p>6,2535417079926</text:p>
          </table:table-cell>
          <table:table-cell office:value-type="float" office:value="-26.256449852779" calcext:value-type="float">
            <text:p>-26,2564498527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44</text:p>
          </table:table-cell>
          <table:table-cell office:value-type="float" office:value="3.4411826729774" calcext:value-type="float">
            <text:p>3,4411826729774</text:p>
          </table:table-cell>
          <table:table-cell office:value-type="float" office:value="5.6731659173965" calcext:value-type="float">
            <text:p>5,6731659173965</text:p>
          </table:table-cell>
          <table:table-cell office:value-type="float" office:value="31.900690619353" calcext:value-type="float">
            <text:p>31,9006906193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55</text:p>
          </table:table-cell>
          <table:table-cell office:value-type="float" office:value="4.8215454816818" calcext:value-type="float">
            <text:p>4,8215454816818</text:p>
          </table:table-cell>
          <table:table-cell office:value-type="float" office:value="5.9102153778076" calcext:value-type="float">
            <text:p>5,9102153778076</text:p>
          </table:table-cell>
          <table:table-cell office:value-type="float" office:value="7.8129348861184" calcext:value-type="float">
            <text:p>7,81293488611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66</text:p>
          </table:table-cell>
          <table:table-cell office:value-type="float" office:value="6.311320066452" calcext:value-type="float">
            <text:p>6,311320066452</text:p>
          </table:table-cell>
          <table:table-cell office:value-type="float" office:value="5.9941709041595" calcext:value-type="float">
            <text:p>5,9941709041595</text:p>
          </table:table-cell>
          <table:table-cell office:value-type="float" office:value="3.5537599473243" calcext:value-type="float">
            <text:p>3,55375994732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77</text:p>
          </table:table-cell>
          <table:table-cell office:value-type="float" office:value="8.0052673816681" calcext:value-type="float">
            <text:p>8,0052673816681</text:p>
          </table:table-cell>
          <table:table-cell office:value-type="float" office:value="6.4179837703705" calcext:value-type="float">
            <text:p>6,4179837703705</text:p>
          </table:table-cell>
          <table:table-cell office:value-type="float" office:value="-40.550315835673" calcext:value-type="float">
            <text:p>-40,5503158356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88</text:p>
          </table:table-cell>
          <table:table-cell office:value-type="float" office:value="-1.191330999136" calcext:value-type="float">
            <text:p>-1,191330999136</text:p>
          </table:table-cell>
          <table:table-cell office:value-type="float" office:value="7.4707806110382" calcext:value-type="float">
            <text:p>7,4707806110382</text:p>
          </table:table-cell>
          <table:table-cell office:value-type="float" office:value="2.5305315899621" calcext:value-type="float">
            <text:p>2,53053158996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99</text:p>
          </table:table-cell>
          <table:table-cell office:value-type="float" office:value="0.88387526571751" calcext:value-type="float">
            <text:p>0,88387526571751</text:p>
          </table:table-cell>
          <table:table-cell office:value-type="float" office:value="7.9922050237656" calcext:value-type="float">
            <text:p>7,9922050237656</text:p>
          </table:table-cell>
          <table:table-cell office:value-type="float" office:value="-66.774382712735" calcext:value-type="float">
            <text:p>-66,7743827127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10</text:p>
          </table:table-cell>
          <table:table-cell office:value-type="float" office:value="1.9048050045967" calcext:value-type="float">
            <text:p>1,9048050045967</text:p>
          </table:table-cell>
          <table:table-cell office:value-type="float" office:value="7.8614592552185" calcext:value-type="float">
            <text:p>7,8614592552185</text:p>
          </table:table-cell>
          <table:table-cell office:value-type="float" office:value="-19.245820060657" calcext:value-type="float">
            <text:p>-19,24582006065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21</text:p>
          </table:table-cell>
          <table:table-cell office:value-type="float" office:value="4.6627426147461" calcext:value-type="float">
            <text:p>4,6627426147461</text:p>
          </table:table-cell>
          <table:table-cell office:value-type="float" office:value="7.0220923423767" calcext:value-type="float">
            <text:p>7,0220923423767</text:p>
          </table:table-cell>
          <table:table-cell office:value-type="float" office:value="153.59545209605" calcext:value-type="float">
            <text:p>153,5954520960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32</text:p>
          </table:table-cell>
          <table:table-cell office:value-type="float" office:value="5.1486837863922" calcext:value-type="float">
            <text:p>5,1486837863922</text:p>
          </table:table-cell>
          <table:table-cell office:value-type="float" office:value="7.0235460996628" calcext:value-type="float">
            <text:p>7,0235460996628</text:p>
          </table:table-cell>
          <table:table-cell office:value-type="float" office:value="30.982189497371" calcext:value-type="float">
            <text:p>30,98218949737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43</text:p>
          </table:table-cell>
          <table:table-cell office:value-type="float" office:value="7.2338360548019" calcext:value-type="float">
            <text:p>7,2338360548019</text:p>
          </table:table-cell>
          <table:table-cell office:value-type="float" office:value="8.1436109542847" calcext:value-type="float">
            <text:p>8,1436109542847</text:p>
          </table:table-cell>
          <table:table-cell office:value-type="float" office:value="-116.29575832634" calcext:value-type="float">
            <text:p>-116,295758326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54</text:p>
          </table:table-cell>
          <table:table-cell office:value-type="float" office:value="8.6065834760666" calcext:value-type="float">
            <text:p>8,6065834760666</text:p>
          </table:table-cell>
          <table:table-cell office:value-type="float" office:value="8.2175463438034" calcext:value-type="float">
            <text:p>8,2175463438034</text:p>
          </table:table-cell>
          <table:table-cell office:value-type="float" office:value="-106.89696992279" calcext:value-type="float">
            <text:p>-106,896969922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65</text:p>
          </table:table-cell>
          <table:table-cell office:value-type="float" office:value="-0.47752305865288" calcext:value-type="float">
            <text:p>-0,47752305865288</text:p>
          </table:table-cell>
          <table:table-cell office:value-type="float" office:value="8.4587287902832" calcext:value-type="float">
            <text:p>8,4587287902832</text:p>
          </table:table-cell>
          <table:table-cell office:value-type="float" office:value="83.538845086553" calcext:value-type="float">
            <text:p>83,5388450865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76</text:p>
          </table:table-cell>
          <table:table-cell office:value-type="float" office:value="0.97507491707802" calcext:value-type="float">
            <text:p>0,97507491707802</text:p>
          </table:table-cell>
          <table:table-cell office:value-type="float" office:value="9.6507322788239" calcext:value-type="float">
            <text:p>9,6507322788239</text:p>
          </table:table-cell>
          <table:table-cell office:value-type="float" office:value="-79.318544667238" calcext:value-type="float">
            <text:p>-79,3185446672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87</text:p>
          </table:table-cell>
          <table:table-cell office:value-type="float" office:value="2.1139673888683" calcext:value-type="float">
            <text:p>2,1139673888683</text:p>
          </table:table-cell>
          <table:table-cell office:value-type="float" office:value="8.4963816404343" calcext:value-type="float">
            <text:p>8,4963816404343</text:p>
          </table:table-cell>
          <table:table-cell office:value-type="float" office:value="49.856282723178" calcext:value-type="float">
            <text:p>49,8562827231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98</text:p>
          </table:table-cell>
          <table:table-cell office:value-type="float" office:value="3.3307164907455" calcext:value-type="float">
            <text:p>3,3307164907455</text:p>
          </table:table-cell>
          <table:table-cell office:value-type="float" office:value="9.058723449707" calcext:value-type="float">
            <text:p>9,058723449707</text:p>
          </table:table-cell>
          <table:table-cell office:value-type="float" office:value="-10.881613489169" calcext:value-type="float">
            <text:p>-10,8816134891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09</text:p>
          </table:table-cell>
          <table:table-cell office:value-type="float" office:value="5.9120553731918" calcext:value-type="float">
            <text:p>5,9120553731918</text:p>
          </table:table-cell>
          <table:table-cell office:value-type="float" office:value="8.3499032258987" calcext:value-type="float">
            <text:p>8,3499032258987</text:p>
          </table:table-cell>
          <table:table-cell office:value-type="float" office:value="143.40689835275" calcext:value-type="float">
            <text:p>143,406898352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20</text:p>
          </table:table-cell>
          <table:table-cell office:value-type="float" office:value="6.6777169704437" calcext:value-type="float">
            <text:p>6,6777169704437</text:p>
          </table:table-cell>
          <table:table-cell office:value-type="float" office:value="9.1430932283401" calcext:value-type="float">
            <text:p>9,1430932283401</text:p>
          </table:table-cell>
          <table:table-cell office:value-type="float" office:value="-22.591865556255" calcext:value-type="float">
            <text:p>-22,591865556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31</text:p>
          </table:table-cell>
          <table:table-cell office:value-type="float" office:value="8.0515813827515" calcext:value-type="float">
            <text:p>8,0515813827515</text:p>
          </table:table-cell>
          <table:table-cell office:value-type="float" office:value="9.4554173946381" calcext:value-type="float">
            <text:p>9,4554173946381</text:p>
          </table:table-cell>
          <table:table-cell office:value-type="float" office:value="-44.624707501405" calcext:value-type="float">
            <text:p>-44,6247075014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42</text:p>
          </table:table-cell>
          <table:table-cell office:value-type="float" office:value="-0.80550983548164" calcext:value-type="float">
            <text:p>-0,80550983548164</text:p>
          </table:table-cell>
          <table:table-cell office:value-type="float" office:value="10.348153114319" calcext:value-type="float">
            <text:p>10,348153114319</text:p>
          </table:table-cell>
          <table:table-cell office:value-type="float" office:value="18.494758826153" calcext:value-type="float">
            <text:p>18,4947588261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53</text:p>
          </table:table-cell>
          <table:table-cell office:value-type="float" office:value="1.3470631837845" calcext:value-type="float">
            <text:p>1,3470631837845</text:p>
          </table:table-cell>
          <table:table-cell office:value-type="float" office:value="11.081005334854" calcext:value-type="float">
            <text:p>11,081005334854</text:p>
          </table:table-cell>
          <table:table-cell office:value-type="float" office:value="-114.06599867875" calcext:value-type="float">
            <text:p>-114,065998678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5</text:p>
          </table:table-cell>
          <table:table-cell office:value-type="float" office:value="-0.33144563436508" calcext:value-type="float">
            <text:p>-0,33144563436508</text:p>
          </table:table-cell>
          <table:table-cell office:value-type="float" office:value="-0.5850326269865" calcext:value-type="float">
            <text:p>-0,5850326269865</text:p>
          </table:table-cell>
          <table:table-cell office:value-type="float" office:value="113.89809581125" calcext:value-type="float">
            <text:p>113,898095811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14</text:p>
          </table:table-cell>
          <table:table-cell office:value-type="float" office:value="1.7877647280693" calcext:value-type="float">
            <text:p>1,7877647280693</text:p>
          </table:table-cell>
          <table:table-cell office:value-type="float" office:value="0.20864864811301" calcext:value-type="float">
            <text:p>0,20864864811301</text:p>
          </table:table-cell>
          <table:table-cell office:value-type="float" office:value="108.50586481155" calcext:value-type="float">
            <text:p>108,505864811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25</text:p>
          </table:table-cell>
          <table:table-cell office:value-type="float" office:value="2.5064200162888" calcext:value-type="float">
            <text:p>2,5064200162888</text:p>
          </table:table-cell>
          <table:table-cell office:value-type="float" office:value="-0.58502089232206" calcext:value-type="float">
            <text:p>-0,58502089232206</text:p>
          </table:table-cell>
          <table:table-cell office:value-type="float" office:value="92.744705783334" calcext:value-type="float">
            <text:p>92,7447057833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36</text:p>
          </table:table-cell>
          <table:table-cell office:value-type="float" office:value="3.8543409109116" calcext:value-type="float">
            <text:p>3,8543409109116</text:p>
          </table:table-cell>
          <table:table-cell office:value-type="float" office:value="0.23350659757853" calcext:value-type="float">
            <text:p>0,23350659757853</text:p>
          </table:table-cell>
          <table:table-cell office:value-type="float" office:value="91.553538468233" calcext:value-type="float">
            <text:p>91,5535384682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47</text:p>
          </table:table-cell>
          <table:table-cell office:value-type="float" office:value="4.7964304685593" calcext:value-type="float">
            <text:p>4,7964304685593</text:p>
          </table:table-cell>
          <table:table-cell office:value-type="float" office:value="-0.58500945568085" calcext:value-type="float">
            <text:p>-0,58500945568085</text:p>
          </table:table-cell>
          <table:table-cell office:value-type="float" office:value="57.257027003416" calcext:value-type="float">
            <text:p>57,2570270034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58</text:p>
          </table:table-cell>
          <table:table-cell office:value-type="float" office:value="6.294504404068" calcext:value-type="float">
            <text:p>6,294504404068</text:p>
          </table:table-cell>
          <table:table-cell office:value-type="float" office:value="-0.58524765074253" calcext:value-type="float">
            <text:p>-0,58524765074253</text:p>
          </table:table-cell>
          <table:table-cell office:value-type="float" office:value="55.640823522191" calcext:value-type="float">
            <text:p>55,6408235221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69</text:p>
          </table:table-cell>
          <table:table-cell office:value-type="float" office:value="7.9300308227539" calcext:value-type="float">
            <text:p>7,9300308227539</text:p>
          </table:table-cell>
          <table:table-cell office:value-type="float" office:value="-0.14417958445847" calcext:value-type="float">
            <text:p>-0,14417958445847</text:p>
          </table:table-cell>
          <table:table-cell office:value-type="float" office:value="0.32357597771059" calcext:value-type="float">
            <text:p>0,323575977710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80</text:p>
          </table:table-cell>
          <table:table-cell office:value-type="float" office:value="0.35573862493038" calcext:value-type="float">
            <text:p>0,35573862493038</text:p>
          </table:table-cell>
          <table:table-cell office:value-type="float" office:value="1.9816675782204" calcext:value-type="float">
            <text:p>1,9816675782204</text:p>
          </table:table-cell>
          <table:table-cell office:value-type="float" office:value="-143.25534158452" calcext:value-type="float">
            <text:p>-143,2553415845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91</text:p>
          </table:table-cell>
          <table:table-cell office:value-type="float" office:value="0.85226230323315" calcext:value-type="float">
            <text:p>0,85226230323315</text:p>
          </table:table-cell>
          <table:table-cell office:value-type="float" office:value="1.8954227864742" calcext:value-type="float">
            <text:p>1,8954227864742</text:p>
          </table:table-cell>
          <table:table-cell office:value-type="float" office:value="-104.28175804721" calcext:value-type="float">
            <text:p>-104,2817580472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02</text:p>
          </table:table-cell>
          <table:table-cell office:value-type="float" office:value="2.2510667145252" calcext:value-type="float">
            <text:p>2,2510667145252</text:p>
          </table:table-cell>
          <table:table-cell office:value-type="float" office:value="1.0445372760296" calcext:value-type="float">
            <text:p>1,0445372760296</text:p>
          </table:table-cell>
          <table:table-cell office:value-type="float" office:value="57.657352678335" calcext:value-type="float">
            <text:p>57,6573526783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13</text:p>
          </table:table-cell>
          <table:table-cell office:value-type="float" office:value="4.423143863678" calcext:value-type="float">
            <text:p>4,423143863678</text:p>
          </table:table-cell>
          <table:table-cell office:value-type="float" office:value="1.1860855668783" calcext:value-type="float">
            <text:p>1,1860855668783</text:p>
          </table:table-cell>
          <table:table-cell office:value-type="float" office:value="-101.14702449483" calcext:value-type="float">
            <text:p>-101,1470244948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24</text:p>
          </table:table-cell>
          <table:table-cell office:value-type="float" office:value="5.0055307149887" calcext:value-type="float">
            <text:p>5,0055307149887</text:p>
          </table:table-cell>
          <table:table-cell office:value-type="float" office:value="1.7671959102154" calcext:value-type="float">
            <text:p>1,7671959102154</text:p>
          </table:table-cell>
          <table:table-cell office:value-type="float" office:value="-26.618800914971" calcext:value-type="float">
            <text:p>-26,6188009149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35</text:p>
          </table:table-cell>
          <table:table-cell office:value-type="float" office:value="6.2371242046356" calcext:value-type="float">
            <text:p>6,2371242046356</text:p>
          </table:table-cell>
          <table:table-cell office:value-type="float" office:value="0.96091017127037" calcext:value-type="float">
            <text:p>0,96091017127037</text:p>
          </table:table-cell>
          <table:table-cell office:value-type="float" office:value="16.777899045094" calcext:value-type="float">
            <text:p>16,7778990450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46</text:p>
          </table:table-cell>
          <table:table-cell office:value-type="float" office:value="8.64382147789" calcext:value-type="float">
            <text:p>8,64382147789</text:p>
          </table:table-cell>
          <table:table-cell office:value-type="float" office:value="0.67378133535385" calcext:value-type="float">
            <text:p>0,67378133535385</text:p>
          </table:table-cell>
          <table:table-cell office:value-type="float" office:value="118.3435856157" calcext:value-type="float">
            <text:p>118,34358561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57</text:p>
          </table:table-cell>
          <table:table-cell office:value-type="float" office:value="-1.1529113352299" calcext:value-type="float">
            <text:p>-1,1529113352299</text:p>
          </table:table-cell>
          <table:table-cell office:value-type="float" office:value="3.2826745510101" calcext:value-type="float">
            <text:p>3,2826745510101</text:p>
          </table:table-cell>
          <table:table-cell office:value-type="float" office:value="-24.816038692073" calcext:value-type="float">
            <text:p>-24,8160386920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68</text:p>
          </table:table-cell>
          <table:table-cell office:value-type="float" office:value="0.43585952371359" calcext:value-type="float">
            <text:p>0,43585952371359</text:p>
          </table:table-cell>
          <table:table-cell office:value-type="float" office:value="2.4616977572441" calcext:value-type="float">
            <text:p>2,4616977572441</text:p>
          </table:table-cell>
          <table:table-cell office:value-type="float" office:value="20.683431131825" calcext:value-type="float">
            <text:p>20,6834311318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79</text:p>
          </table:table-cell>
          <table:table-cell office:value-type="float" office:value="1.4995169639587" calcext:value-type="float">
            <text:p>1,4995169639587</text:p>
          </table:table-cell>
          <table:table-cell office:value-type="float" office:value="2.6698562502861" calcext:value-type="float">
            <text:p>2,6698562502861</text:p>
          </table:table-cell>
          <table:table-cell office:value-type="float" office:value="22.999282855137" calcext:value-type="float">
            <text:p>22,9992828551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90</text:p>
          </table:table-cell>
          <table:table-cell office:value-type="float" office:value="4.1779947280884" calcext:value-type="float">
            <text:p>4,1779947280884</text:p>
          </table:table-cell>
          <table:table-cell office:value-type="float" office:value="2.0452074706554" calcext:value-type="float">
            <text:p>2,0452074706554</text:p>
          </table:table-cell>
          <table:table-cell office:value-type="float" office:value="128.3601909686" calcext:value-type="float">
            <text:p>128,36019096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01</text:p>
          </table:table-cell>
          <table:table-cell office:value-type="float" office:value="5.1098954677582" calcext:value-type="float">
            <text:p>5,1098954677582</text:p>
          </table:table-cell>
          <table:table-cell office:value-type="float" office:value="3.3333194255829" calcext:value-type="float">
            <text:p>3,3333194255829</text:p>
          </table:table-cell>
          <table:table-cell office:value-type="float" office:value="-64.634212263071" calcext:value-type="float">
            <text:p>-64,6342122630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12</text:p>
          </table:table-cell>
          <table:table-cell office:value-type="float" office:value="6.4663243293762" calcext:value-type="float">
            <text:p>6,4663243293762</text:p>
          </table:table-cell>
          <table:table-cell office:value-type="float" office:value="2.8231340646744" calcext:value-type="float">
            <text:p>2,8231340646744</text:p>
          </table:table-cell>
          <table:table-cell office:value-type="float" office:value="-9.3380158684056" calcext:value-type="float">
            <text:p>-9,33801586840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23</text:p>
          </table:table-cell>
          <table:table-cell office:value-type="float" office:value="9.5777881145477" calcext:value-type="float">
            <text:p>9,5777881145477</text:p>
          </table:table-cell>
          <table:table-cell office:value-type="float" office:value="3.4890538454056" calcext:value-type="float">
            <text:p>3,4890538454056</text:p>
          </table:table-cell>
          <table:table-cell office:value-type="float" office:value="178.69397181614" calcext:value-type="float">
            <text:p>178,693971816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34</text:p>
          </table:table-cell>
          <table:table-cell office:value-type="float" office:value="-1.2363213300705" calcext:value-type="float">
            <text:p>-1,2363213300705</text:p>
          </table:table-cell>
          <table:table-cell office:value-type="float" office:value="4.2885971069336" calcext:value-type="float">
            <text:p>4,2885971069336</text:p>
          </table:table-cell>
          <table:table-cell office:value-type="float" office:value="17.693917842428" calcext:value-type="float">
            <text:p>17,6939178424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45</text:p>
          </table:table-cell>
          <table:table-cell office:value-type="float" office:value="1.0407147556543" calcext:value-type="float">
            <text:p>1,0407147556543</text:p>
          </table:table-cell>
          <table:table-cell office:value-type="float" office:value="3.7388569116592" calcext:value-type="float">
            <text:p>3,7388569116592</text:p>
          </table:table-cell>
          <table:table-cell office:value-type="float" office:value="104.1431715534" calcext:value-type="float">
            <text:p>104,14317155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56</text:p>
          </table:table-cell>
          <table:table-cell office:value-type="float" office:value="1.4597365260124" calcext:value-type="float">
            <text:p>1,4597365260124</text:p>
          </table:table-cell>
          <table:table-cell office:value-type="float" office:value="4.3035835027695" calcext:value-type="float">
            <text:p>4,3035835027695</text:p>
          </table:table-cell>
          <table:table-cell office:value-type="float" office:value="11.227421130344" calcext:value-type="float">
            <text:p>11,2274211303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67</text:p>
          </table:table-cell>
          <table:table-cell office:value-type="float" office:value="4.6923702955246" calcext:value-type="float">
            <text:p>4,6923702955246</text:p>
          </table:table-cell>
          <table:table-cell office:value-type="float" office:value="4.4582515954971" calcext:value-type="float">
            <text:p>4,4582515954971</text:p>
          </table:table-cell>
          <table:table-cell office:value-type="float" office:value="-73.465868925593" calcext:value-type="float">
            <text:p>-73,46586892559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78</text:p>
          </table:table-cell>
          <table:table-cell office:value-type="float" office:value="4.7368535399437" calcext:value-type="float">
            <text:p>4,7368535399437</text:p>
          </table:table-cell>
          <table:table-cell office:value-type="float" office:value="5.168365240097" calcext:value-type="float">
            <text:p>5,168365240097</text:p>
          </table:table-cell>
          <table:table-cell office:value-type="float" office:value="-51.134148600754" calcext:value-type="float">
            <text:p>-51,13414860075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89</text:p>
          </table:table-cell>
          <table:table-cell office:value-type="float" office:value="6.7355996370316" calcext:value-type="float">
            <text:p>6,7355996370316</text:p>
          </table:table-cell>
          <table:table-cell office:value-type="float" office:value="5.360067486763" calcext:value-type="float">
            <text:p>5,360067486763</text:p>
          </table:table-cell>
          <table:table-cell office:value-type="float" office:value="-87.736977133781" calcext:value-type="float">
            <text:p>-87,73697713378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00</text:p>
          </table:table-cell>
          <table:table-cell office:value-type="float" office:value="8.0006456375122" calcext:value-type="float">
            <text:p>8,0006456375122</text:p>
          </table:table-cell>
          <table:table-cell office:value-type="float" office:value="4.8776650428772" calcext:value-type="float">
            <text:p>4,8776650428772</text:p>
          </table:table-cell>
          <table:table-cell office:value-type="float" office:value="-82.394672806855" calcext:value-type="float">
            <text:p>-82,3946728068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11</text:p>
          </table:table-cell>
          <table:table-cell office:value-type="float" office:value="-0.31397171318531" calcext:value-type="float">
            <text:p>-0,31397171318531</text:p>
          </table:table-cell>
          <table:table-cell office:value-type="float" office:value="5.1028746366501" calcext:value-type="float">
            <text:p>5,1028746366501</text:p>
          </table:table-cell>
          <table:table-cell office:value-type="float" office:value="142.72823455227" calcext:value-type="float">
            <text:p>142,728234552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22</text:p>
          </table:table-cell>
          <table:table-cell office:value-type="float" office:value="0.16546081751585" calcext:value-type="float">
            <text:p>0,16546081751585</text:p>
          </table:table-cell>
          <table:table-cell office:value-type="float" office:value="5.6490111351013" calcext:value-type="float">
            <text:p>5,6490111351013</text:p>
          </table:table-cell>
          <table:table-cell office:value-type="float" office:value="56.747892479988" calcext:value-type="float">
            <text:p>56,7478924799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33</text:p>
          </table:table-cell>
          <table:table-cell office:value-type="float" office:value="1.7746858298779" calcext:value-type="float">
            <text:p>1,7746858298779</text:p>
          </table:table-cell>
          <table:table-cell office:value-type="float" office:value="6.4242941141129" calcext:value-type="float">
            <text:p>6,4242941141129</text:p>
          </table:table-cell>
          <table:table-cell office:value-type="float" office:value="-32.39203030896" calcext:value-type="float">
            <text:p>-32,392030308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44</text:p>
          </table:table-cell>
          <table:table-cell office:value-type="float" office:value="3.1685626506805" calcext:value-type="float">
            <text:p>3,1685626506805</text:p>
          </table:table-cell>
          <table:table-cell office:value-type="float" office:value="5.4283630847931" calcext:value-type="float">
            <text:p>5,4283630847931</text:p>
          </table:table-cell>
          <table:table-cell office:value-type="float" office:value="44.954113519875" calcext:value-type="float">
            <text:p>44,9541135198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55</text:p>
          </table:table-cell>
          <table:table-cell office:value-type="float" office:value="4.4359415769577" calcext:value-type="float">
            <text:p>4,4359415769577</text:p>
          </table:table-cell>
          <table:table-cell office:value-type="float" office:value="5.8436560630798" calcext:value-type="float">
            <text:p>5,8436560630798</text:p>
          </table:table-cell>
          <table:table-cell office:value-type="float" office:value="10.581338481539" calcext:value-type="float">
            <text:p>10,5813384815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66</text:p>
          </table:table-cell>
          <table:table-cell office:value-type="float" office:value="6.2270104885101" calcext:value-type="float">
            <text:p>6,2270104885101</text:p>
          </table:table-cell>
          <table:table-cell office:value-type="float" office:value="5.8007127046585" calcext:value-type="float">
            <text:p>5,8007127046585</text:p>
          </table:table-cell>
          <table:table-cell office:value-type="float" office:value="69.996614365061" calcext:value-type="float">
            <text:p>69,99661436506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77</text:p>
          </table:table-cell>
          <table:table-cell office:value-type="float" office:value="7.7771031856537" calcext:value-type="float">
            <text:p>7,7771031856537</text:p>
          </table:table-cell>
          <table:table-cell office:value-type="float" office:value="6.703115105629" calcext:value-type="float">
            <text:p>6,703115105629</text:p>
          </table:table-cell>
          <table:table-cell office:value-type="float" office:value="-54.547872892611" calcext:value-type="float">
            <text:p>-54,5478728926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88</text:p>
          </table:table-cell>
          <table:table-cell office:value-type="float" office:value="-1.5195074677467" calcext:value-type="float">
            <text:p>-1,5195074677467</text:p>
          </table:table-cell>
          <table:table-cell office:value-type="float" office:value="7.3649495840073" calcext:value-type="float">
            <text:p>7,3649495840073</text:p>
          </table:table-cell>
          <table:table-cell office:value-type="float" office:value="25.060545107362" calcext:value-type="float">
            <text:p>25,0605451073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99</text:p>
          </table:table-cell>
          <table:table-cell office:value-type="float" office:value="0.86431562900543" calcext:value-type="float">
            <text:p>0,86431562900543</text:p>
          </table:table-cell>
          <table:table-cell office:value-type="float" office:value="8.2645064592361" calcext:value-type="float">
            <text:p>8,2645064592361</text:p>
          </table:table-cell>
          <table:table-cell office:value-type="float" office:value="-89.937939765347" calcext:value-type="float">
            <text:p>-89,9379397653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10</text:p>
          </table:table-cell>
          <table:table-cell office:value-type="float" office:value="1.7072437703609" calcext:value-type="float">
            <text:p>1,7072437703609</text:p>
          </table:table-cell>
          <table:table-cell office:value-type="float" office:value="7.7551221847534" calcext:value-type="float">
            <text:p>7,7551221847534</text:p>
          </table:table-cell>
          <table:table-cell office:value-type="float" office:value="49.534731989454" calcext:value-type="float">
            <text:p>49,53473198945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21</text:p>
          </table:table-cell>
          <table:table-cell office:value-type="float" office:value="4.5921030640602" calcext:value-type="float">
            <text:p>4,5921030640602</text:p>
          </table:table-cell>
          <table:table-cell office:value-type="float" office:value="6.8122231960297" calcext:value-type="float">
            <text:p>6,8122231960297</text:p>
          </table:table-cell>
          <table:table-cell office:value-type="float" office:value="62.854025014646" calcext:value-type="float">
            <text:p>62,85402501464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32</text:p>
          </table:table-cell>
          <table:table-cell office:value-type="float" office:value="5.0090491771698" calcext:value-type="float">
            <text:p>5,0090491771698</text:p>
          </table:table-cell>
          <table:table-cell office:value-type="float" office:value="7.1952986717224" calcext:value-type="float">
            <text:p>7,1952986717224</text:p>
          </table:table-cell>
          <table:table-cell office:value-type="float" office:value="-59.699125350661" calcext:value-type="float">
            <text:p>-59,699125350661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43</text:p>
          </table:table-cell>
          <table:table-cell office:value-type="float" office:value="7.4733519554138" calcext:value-type="float">
            <text:p>7,4733519554138</text:p>
          </table:table-cell>
          <table:table-cell office:value-type="float" office:value="8.282767534256" calcext:value-type="float">
            <text:p>8,282767534256</text:p>
          </table:table-cell>
          <table:table-cell office:value-type="float" office:value="-156.66823174543" calcext:value-type="float">
            <text:p>-156,668231745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54</text:p>
          </table:table-cell>
          <table:table-cell office:value-type="float" office:value="8.8343161344528" calcext:value-type="float">
            <text:p>8,8343161344528</text:p>
          </table:table-cell>
          <table:table-cell office:value-type="float" office:value="8.435879945755" calcext:value-type="float">
            <text:p>8,435879945755</text:p>
          </table:table-cell>
          <table:table-cell office:value-type="float" office:value="-144.03440542282" calcext:value-type="float">
            <text:p>-144,034405422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65</text:p>
          </table:table-cell>
          <table:table-cell office:value-type="float" office:value="-0.37771906703711" calcext:value-type="float">
            <text:p>-0,37771906703711</text:p>
          </table:table-cell>
          <table:table-cell office:value-type="float" office:value="8.2063639163971" calcext:value-type="float">
            <text:p>8,2063639163971</text:p>
          </table:table-cell>
          <table:table-cell office:value-type="float" office:value="118.79024687846" calcext:value-type="float">
            <text:p>118,790246878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76</text:p>
          </table:table-cell>
          <table:table-cell office:value-type="float" office:value="0.97772479057312" calcext:value-type="float">
            <text:p>0,97772479057312</text:p>
          </table:table-cell>
          <table:table-cell office:value-type="float" office:value="9.9201929569244" calcext:value-type="float">
            <text:p>9,9201929569244</text:p>
          </table:table-cell>
          <table:table-cell office:value-type="float" office:value="-92.888567857682" calcext:value-type="float">
            <text:p>-92,8885678576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87</text:p>
          </table:table-cell>
          <table:table-cell office:value-type="float" office:value="1.899716258049" calcext:value-type="float">
            <text:p>1,899716258049</text:p>
          </table:table-cell>
          <table:table-cell office:value-type="float" office:value="8.4804344177246" calcext:value-type="float">
            <text:p>8,4804344177246</text:p>
          </table:table-cell>
          <table:table-cell office:value-type="float" office:value="-14.905590730108" calcext:value-type="float">
            <text:p>-14,90559073010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98</text:p>
          </table:table-cell>
          <table:table-cell office:value-type="float" office:value="2.9733127355576" calcext:value-type="float">
            <text:p>2,9733127355576</text:p>
          </table:table-cell>
          <table:table-cell office:value-type="float" office:value="9.1742545366287" calcext:value-type="float">
            <text:p>9,1742545366287</text:p>
          </table:table-cell>
          <table:table-cell office:value-type="float" office:value="-20.397167676573" calcext:value-type="float">
            <text:p>-20,3971676765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09</text:p>
          </table:table-cell>
          <table:table-cell office:value-type="float" office:value="6.2017226219177" calcext:value-type="float">
            <text:p>6,2017226219177</text:p>
          </table:table-cell>
          <table:table-cell office:value-type="float" office:value="8.3702647686005" calcext:value-type="float">
            <text:p>8,3702647686005</text:p>
          </table:table-cell>
          <table:table-cell office:value-type="float" office:value="-166.85782420407" calcext:value-type="float">
            <text:p>-166,857824204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20</text:p>
          </table:table-cell>
          <table:table-cell office:value-type="float" office:value="6.5309405326843" calcext:value-type="float">
            <text:p>6,5309405326843</text:p>
          </table:table-cell>
          <table:table-cell office:value-type="float" office:value="9.3172562122345" calcext:value-type="float">
            <text:p>9,3172562122345</text:p>
          </table:table-cell>
          <table:table-cell office:value-type="float" office:value="-53.024525095703" calcext:value-type="float">
            <text:p>-53,0245250957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31</text:p>
          </table:table-cell>
          <table:table-cell office:value-type="float" office:value="7.8703320026398" calcext:value-type="float">
            <text:p>7,8703320026398</text:p>
          </table:table-cell>
          <table:table-cell office:value-type="float" office:value="9.7493076324463" calcext:value-type="float">
            <text:p>9,7493076324463</text:p>
          </table:table-cell>
          <table:table-cell office:value-type="float" office:value="-63.468199626655" calcext:value-type="float">
            <text:p>-63,4681996266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42</text:p>
          </table:table-cell>
          <table:table-cell office:value-type="float" office:value="-1.0197152942419" calcext:value-type="float">
            <text:p>-1,0197152942419</text:p>
          </table:table-cell>
          <table:table-cell office:value-type="float" office:value="10.143423080444" calcext:value-type="float">
            <text:p>10,143423080444</text:p>
          </table:table-cell>
          <table:table-cell office:value-type="float" office:value="30.633478407647" calcext:value-type="float">
            <text:p>30,6334784076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53</text:p>
          </table:table-cell>
          <table:table-cell office:value-type="float" office:value="1.4856719970703" calcext:value-type="float">
            <text:p>1,4856719970703</text:p>
          </table:table-cell>
          <table:table-cell office:value-type="float" office:value="11.068222522736" calcext:value-type="float">
            <text:p>11,068222522736</text:p>
          </table:table-cell>
          <table:table-cell office:value-type="float" office:value="-127.09744113266" calcext:value-type="float">
            <text:p>-127,097441132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5</text:p>
          </table:table-cell>
          <table:table-cell office:value-type="float" office:value="-0.054348697885871" calcext:value-type="float">
            <text:p>-0,054348697885871</text:p>
          </table:table-cell>
          <table:table-cell office:value-type="float" office:value="-0.5850649997592" calcext:value-type="float">
            <text:p>-0,5850649997592</text:p>
          </table:table-cell>
          <table:table-cell office:value-type="float" office:value="124.93525948494" calcext:value-type="float">
            <text:p>124,9352594849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14</text:p>
          </table:table-cell>
          <table:table-cell office:value-type="float" office:value="1.6324739158154" calcext:value-type="float">
            <text:p>1,6324739158154</text:p>
          </table:table-cell>
          <table:table-cell office:value-type="float" office:value="-0.0021288430434652" calcext:value-type="float">
            <text:p>-0,0021288430434652</text:p>
          </table:table-cell>
          <table:table-cell office:value-type="float" office:value="43.668768208498" calcext:value-type="float">
            <text:p>43,66876820849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25</text:p>
          </table:table-cell>
          <table:table-cell office:value-type="float" office:value="2.6817092299461" calcext:value-type="float">
            <text:p>2,6817092299461</text:p>
          </table:table-cell>
          <table:table-cell office:value-type="float" office:value="-0.58501042425632" calcext:value-type="float">
            <text:p>-0,58501042425632</text:p>
          </table:table-cell>
          <table:table-cell office:value-type="float" office:value="132.65251809624" calcext:value-type="float">
            <text:p>132,652518096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36</text:p>
          </table:table-cell>
          <table:table-cell office:value-type="float" office:value="3.9406606554985" calcext:value-type="float">
            <text:p>3,9406606554985</text:p>
          </table:table-cell>
          <table:table-cell office:value-type="float" office:value="-0.13637584634125" calcext:value-type="float">
            <text:p>-0,13637584634125</text:p>
          </table:table-cell>
          <table:table-cell office:value-type="float" office:value="101.15052332544" calcext:value-type="float">
            <text:p>101,1505233254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47</text:p>
          </table:table-cell>
          <table:table-cell office:value-type="float" office:value="4.4971314072609" calcext:value-type="float">
            <text:p>4,4971314072609</text:p>
          </table:table-cell>
          <table:table-cell office:value-type="float" office:value="-0.58500606566668" calcext:value-type="float">
            <text:p>-0,58500606566668</text:p>
          </table:table-cell>
          <table:table-cell office:value-type="float" office:value="58.650084361909" calcext:value-type="float">
            <text:p>58,6500843619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58</text:p>
          </table:table-cell>
          <table:table-cell office:value-type="float" office:value="6.0012054443359" calcext:value-type="float">
            <text:p>6,0012054443359</text:p>
          </table:table-cell>
          <table:table-cell office:value-type="float" office:value="-0.58500520884991" calcext:value-type="float">
            <text:p>-0,58500520884991</text:p>
          </table:table-cell>
          <table:table-cell office:value-type="float" office:value="55.481917159573" calcext:value-type="float">
            <text:p>55,4819171595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69</text:p>
          </table:table-cell>
          <table:table-cell office:value-type="float" office:value="7.7223026752472" calcext:value-type="float">
            <text:p>7,7223026752472</text:p>
          </table:table-cell>
          <table:table-cell office:value-type="float" office:value="-0.22100675851107" calcext:value-type="float">
            <text:p>-0,22100675851107</text:p>
          </table:table-cell>
          <table:table-cell office:value-type="float" office:value="22.146589816756" calcext:value-type="float">
            <text:p>22,1465898167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80</text:p>
          </table:table-cell>
          <table:table-cell office:value-type="float" office:value="0.24865819141269" calcext:value-type="float">
            <text:p>0,24865819141269</text:p>
          </table:table-cell>
          <table:table-cell office:value-type="float" office:value="2.176568955183" calcext:value-type="float">
            <text:p>2,176568955183</text:p>
          </table:table-cell>
          <table:table-cell office:value-type="float" office:value="-52.493078693463" calcext:value-type="float">
            <text:p>-52,49307869346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91</text:p>
          </table:table-cell>
          <table:table-cell office:value-type="float" office:value="1.072448939085" calcext:value-type="float">
            <text:p>1,072448939085</text:p>
          </table:table-cell>
          <table:table-cell office:value-type="float" office:value="1.8714901804924" calcext:value-type="float">
            <text:p>1,8714901804924</text:p>
          </table:table-cell>
          <table:table-cell office:value-type="float" office:value="165.12064113738" calcext:value-type="float">
            <text:p>165,1206411373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02</text:p>
          </table:table-cell>
          <table:table-cell office:value-type="float" office:value="2.1821677684784" calcext:value-type="float">
            <text:p>2,1821677684784</text:p>
          </table:table-cell>
          <table:table-cell office:value-type="float" office:value="0.82615450024605" calcext:value-type="float">
            <text:p>0,82615450024605</text:p>
          </table:table-cell>
          <table:table-cell office:value-type="float" office:value="74.006991781247" calcext:value-type="float">
            <text:p>74,0069917812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13</text:p>
          </table:table-cell>
          <table:table-cell office:value-type="float" office:value="4.3210110068321" calcext:value-type="float">
            <text:p>4,3210110068321</text:p>
          </table:table-cell>
          <table:table-cell office:value-type="float" office:value="1.4400242269039" calcext:value-type="float">
            <text:p>1,4400242269039</text:p>
          </table:table-cell>
          <table:table-cell office:value-type="float" office:value="-48.766287648754" calcext:value-type="float">
            <text:p>-48,76628764875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24</text:p>
          </table:table-cell>
          <table:table-cell office:value-type="float" office:value="4.837983250618" calcext:value-type="float">
            <text:p>4,837983250618</text:p>
          </table:table-cell>
          <table:table-cell office:value-type="float" office:value="1.9321757555008" calcext:value-type="float">
            <text:p>1,9321757555008</text:p>
          </table:table-cell>
          <table:table-cell office:value-type="float" office:value="-65.391845763869" calcext:value-type="float">
            <text:p>-65,39184576386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35</text:p>
          </table:table-cell>
          <table:table-cell office:value-type="float" office:value="5.8657735586166" calcext:value-type="float">
            <text:p>5,8657735586166</text:p>
          </table:table-cell>
          <table:table-cell office:value-type="float" office:value="0.90038262307644" calcext:value-type="float">
            <text:p>0,90038262307644</text:p>
          </table:table-cell>
          <table:table-cell office:value-type="float" office:value="6.8236862303345" calcext:value-type="float">
            <text:p>6,82368623033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46</text:p>
          </table:table-cell>
          <table:table-cell office:value-type="float" office:value="8.860992193222" calcext:value-type="float">
            <text:p>8,860992193222</text:p>
          </table:table-cell>
          <table:table-cell office:value-type="float" office:value="0.51393549889326" calcext:value-type="float">
            <text:p>0,51393549889326</text:p>
          </table:table-cell>
          <table:table-cell office:value-type="float" office:value="148.71748085994" calcext:value-type="float">
            <text:p>148,717480859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57</text:p>
          </table:table-cell>
          <table:table-cell office:value-type="float" office:value="-1.4088335633278" calcext:value-type="float">
            <text:p>-1,4088335633278</text:p>
          </table:table-cell>
          <table:table-cell office:value-type="float" office:value="3.4303325414658" calcext:value-type="float">
            <text:p>3,4303325414658</text:p>
          </table:table-cell>
          <table:table-cell office:value-type="float" office:value="-31.196650046452" calcext:value-type="float">
            <text:p>-31,1966500464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68</text:p>
          </table:table-cell>
          <table:table-cell office:value-type="float" office:value="0.32964617013931" calcext:value-type="float">
            <text:p>0,32964617013931</text:p>
          </table:table-cell>
          <table:table-cell office:value-type="float" office:value="2.6559436321259" calcext:value-type="float">
            <text:p>2,6559436321259</text:p>
          </table:table-cell>
          <table:table-cell office:value-type="float" office:value="-70.069297104125" calcext:value-type="float">
            <text:p>-70,06929710412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79</text:p>
          </table:table-cell>
          <table:table-cell office:value-type="float" office:value="1.1575045436621" calcext:value-type="float">
            <text:p>1,1575045436621</text:p>
          </table:table-cell>
          <table:table-cell office:value-type="float" office:value="2.4939665198326" calcext:value-type="float">
            <text:p>2,4939665198326</text:p>
          </table:table-cell>
          <table:table-cell office:value-type="float" office:value="28.913680155566" calcext:value-type="float">
            <text:p>28,91368015556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90</text:p>
          </table:table-cell>
          <table:table-cell office:value-type="float" office:value="4.2850184440613" calcext:value-type="float">
            <text:p>4,2850184440613</text:p>
          </table:table-cell>
          <table:table-cell office:value-type="float" office:value="1.8354381620884" calcext:value-type="float">
            <text:p>1,8354381620884</text:p>
          </table:table-cell>
          <table:table-cell office:value-type="float" office:value="95.808526512924" calcext:value-type="float">
            <text:p>95,80852651292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01</text:p>
          </table:table-cell>
          <table:table-cell office:value-type="float" office:value="5.1338332891464" calcext:value-type="float">
            <text:p>5,1338332891464</text:p>
          </table:table-cell>
          <table:table-cell office:value-type="float" office:value="3.5222041606903" calcext:value-type="float">
            <text:p>3,5222041606903</text:p>
          </table:table-cell>
          <table:table-cell office:value-type="float" office:value="-97.790525217724" calcext:value-type="float">
            <text:p>-97,7905252177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12</text:p>
          </table:table-cell>
          <table:table-cell office:value-type="float" office:value="6.2706166505814" calcext:value-type="float">
            <text:p>6,2706166505814</text:p>
          </table:table-cell>
          <table:table-cell office:value-type="float" office:value="2.9065564274788" calcext:value-type="float">
            <text:p>2,9065564274788</text:p>
          </table:table-cell>
          <table:table-cell office:value-type="float" office:value="-24.012196026031" calcext:value-type="float">
            <text:p>-24,0121960260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23</text:p>
          </table:table-cell>
          <table:table-cell office:value-type="float" office:value="9.9460279941559" calcext:value-type="float">
            <text:p>9,9460279941559</text:p>
          </table:table-cell>
          <table:table-cell office:value-type="float" office:value="3.4270930290222" calcext:value-type="float">
            <text:p>3,4270930290222</text:p>
          </table:table-cell>
          <table:table-cell office:value-type="float" office:value="167.8355150162" calcext:value-type="float">
            <text:p>167,83551501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34</text:p>
          </table:table-cell>
          <table:table-cell office:value-type="float" office:value="-1.5265603363514" calcext:value-type="float">
            <text:p>-1,5265603363514</text:p>
          </table:table-cell>
          <table:table-cell office:value-type="float" office:value="4.1752800345421" calcext:value-type="float">
            <text:p>4,1752800345421</text:p>
          </table:table-cell>
          <table:table-cell office:value-type="float" office:value="22.290487767784" calcext:value-type="float">
            <text:p>22,29048776778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45</text:p>
          </table:table-cell>
          <table:table-cell office:value-type="float" office:value="1.0466802120209" calcext:value-type="float">
            <text:p>1,0466802120209</text:p>
          </table:table-cell>
          <table:table-cell office:value-type="float" office:value="3.5781112313271" calcext:value-type="float">
            <text:p>3,5781112313271</text:p>
          </table:table-cell>
          <table:table-cell office:value-type="float" office:value="89.440969145222" calcext:value-type="float">
            <text:p>89,44096914522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56</text:p>
          </table:table-cell>
          <table:table-cell office:value-type="float" office:value="1.1196102946997" calcext:value-type="float">
            <text:p>1,1196102946997</text:p>
          </table:table-cell>
          <table:table-cell office:value-type="float" office:value="4.2891073226929" calcext:value-type="float">
            <text:p>4,2891073226929</text:p>
          </table:table-cell>
          <table:table-cell office:value-type="float" office:value="-0.072086856486928" calcext:value-type="float">
            <text:p>-0,07208685648692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67</text:p>
          </table:table-cell>
          <table:table-cell office:value-type="float" office:value="4.4498547911644" calcext:value-type="float">
            <text:p>4,4498547911644</text:p>
          </table:table-cell>
          <table:table-cell office:value-type="float" office:value="4.4981774687767" calcext:value-type="float">
            <text:p>4,4981774687767</text:p>
          </table:table-cell>
          <table:table-cell office:value-type="float" office:value="0.46757469843527" calcext:value-type="float">
            <text:p>0,4675746984352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78</text:p>
          </table:table-cell>
          <table:table-cell office:value-type="float" office:value="4.643243253231" calcext:value-type="float">
            <text:p>4,643243253231</text:p>
          </table:table-cell>
          <table:table-cell office:value-type="float" office:value="5.4508322477341" calcext:value-type="float">
            <text:p>5,4508322477341</text:p>
          </table:table-cell>
          <table:table-cell office:value-type="float" office:value="-90.911667058422" calcext:value-type="float">
            <text:p>-90,91166705842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89</text:p>
          </table:table-cell>
          <table:table-cell office:value-type="float" office:value="6.907559633255" calcext:value-type="float">
            <text:p>6,907559633255</text:p>
          </table:table-cell>
          <table:table-cell office:value-type="float" office:value="5.4956805706024" calcext:value-type="float">
            <text:p>5,4956805706024</text:p>
          </table:table-cell>
          <table:table-cell office:value-type="float" office:value="-159.38432201458" calcext:value-type="float">
            <text:p>-159,3843220145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00</text:p>
          </table:table-cell>
          <table:table-cell office:value-type="float" office:value="8.1732928752899" calcext:value-type="float">
            <text:p>8,1732928752899</text:p>
          </table:table-cell>
          <table:table-cell office:value-type="float" office:value="5.0316256284714" calcext:value-type="float">
            <text:p>5,0316256284714</text:p>
          </table:table-cell>
          <table:table-cell office:value-type="float" office:value="-145.98783262216" calcext:value-type="float">
            <text:p>-145,987832622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11</text:p>
          </table:table-cell>
          <table:table-cell office:value-type="float" office:value="-0.21435212343931" calcext:value-type="float">
            <text:p>-0,21435212343931</text:p>
          </table:table-cell>
          <table:table-cell office:value-type="float" office:value="4.9183458089828" calcext:value-type="float">
            <text:p>4,9183458089828</text:p>
          </table:table-cell>
          <table:table-cell office:value-type="float" office:value="97.360811415751" calcext:value-type="float">
            <text:p>97,36081141575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22</text:p>
          </table:table-cell>
          <table:table-cell office:value-type="float" office:value="0.2401353046298" calcext:value-type="float">
            <text:p>0,2401353046298</text:p>
          </table:table-cell>
          <table:table-cell office:value-type="float" office:value="5.4331833124161" calcext:value-type="float">
            <text:p>5,4331833124161</text:p>
          </table:table-cell>
          <table:table-cell office:value-type="float" office:value="127.89412212979" calcext:value-type="float">
            <text:p>127,8941221297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33</text:p>
          </table:table-cell>
          <table:table-cell office:value-type="float" office:value="1.514617651701" calcext:value-type="float">
            <text:p>1,514617651701</text:p>
          </table:table-cell>
          <table:table-cell office:value-type="float" office:value="6.5851038694382" calcext:value-type="float">
            <text:p>6,5851038694382</text:p>
          </table:table-cell>
          <table:table-cell office:value-type="float" office:value="-31.325450748395" calcext:value-type="float">
            <text:p>-31,3254507483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44</text:p>
          </table:table-cell>
          <table:table-cell office:value-type="float" office:value="2.9586786031723" calcext:value-type="float">
            <text:p>2,9586786031723</text:p>
          </table:table-cell>
          <table:table-cell office:value-type="float" office:value="5.1268529891968" calcext:value-type="float">
            <text:p>5,1268529891968</text:p>
          </table:table-cell>
          <table:table-cell office:value-type="float" office:value="58.090155291709" calcext:value-type="float">
            <text:p>58,0901552917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55</text:p>
          </table:table-cell>
          <table:table-cell office:value-type="float" office:value="4.1508588194847" calcext:value-type="float">
            <text:p>4,1508588194847</text:p>
          </table:table-cell>
          <table:table-cell office:value-type="float" office:value="5.7130253314972" calcext:value-type="float">
            <text:p>5,7130253314972</text:p>
          </table:table-cell>
          <table:table-cell office:value-type="float" office:value="43.926345694597" calcext:value-type="float">
            <text:p>43,92634569459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66</text:p>
          </table:table-cell>
          <table:table-cell office:value-type="float" office:value="6.3866597414017" calcext:value-type="float">
            <text:p>6,3866597414017</text:p>
          </table:table-cell>
          <table:table-cell office:value-type="float" office:value="5.6752842664719" calcext:value-type="float">
            <text:p>5,6752842664719</text:p>
          </table:table-cell>
          <table:table-cell office:value-type="float" office:value="148.59354571932" calcext:value-type="float">
            <text:p>148,5935457193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77</text:p>
          </table:table-cell>
          <table:table-cell office:value-type="float" office:value="7.6247388124466" calcext:value-type="float">
            <text:p>7,6247388124466</text:p>
          </table:table-cell>
          <table:table-cell office:value-type="float" office:value="7.0349913835526" calcext:value-type="float">
            <text:p>7,0349913835526</text:p>
          </table:table-cell>
          <table:table-cell office:value-type="float" office:value="-68.555670179379" calcext:value-type="float">
            <text:p>-68,5556701793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88</text:p>
          </table:table-cell>
          <table:table-cell office:value-type="float" office:value="-1.5849876403809" calcext:value-type="float">
            <text:p>-1,5849876403809</text:p>
          </table:table-cell>
          <table:table-cell office:value-type="float" office:value="7.2208201885223" calcext:value-type="float">
            <text:p>7,2208201885223</text:p>
          </table:table-cell>
          <table:table-cell office:value-type="float" office:value="29.34310694409" calcext:value-type="float">
            <text:p>29,343106944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99</text:p>
          </table:table-cell>
          <table:table-cell office:value-type="float" office:value="0.95353782176971" calcext:value-type="float">
            <text:p>0,95353782176971</text:p>
          </table:table-cell>
          <table:table-cell office:value-type="float" office:value="8.5221540927887" calcext:value-type="float">
            <text:p>8,5221540927887</text:p>
          </table:table-cell>
          <table:table-cell office:value-type="float" office:value="-113.09021445596" calcext:value-type="float">
            <text:p>-113,090214455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10</text:p>
          </table:table-cell>
          <table:table-cell office:value-type="float" office:value="1.8542519211769" calcext:value-type="float">
            <text:p>1,8542519211769</text:p>
          </table:table-cell>
          <table:table-cell office:value-type="float" office:value="7.5890105962753" calcext:value-type="float">
            <text:p>7,5890105962753</text:p>
          </table:table-cell>
          <table:table-cell office:value-type="float" office:value="140.27291650225" calcext:value-type="float">
            <text:p>140,272916502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21</text:p>
          </table:table-cell>
          <table:table-cell office:value-type="float" office:value="4.3116173148155" calcext:value-type="float">
            <text:p>4,3116173148155</text:p>
          </table:table-cell>
          <table:table-cell office:value-type="float" office:value="6.8361979722977" calcext:value-type="float">
            <text:p>6,8361979722977</text:p>
          </table:table-cell>
          <table:table-cell office:value-type="float" office:value="-2.4898493555701" calcext:value-type="float">
            <text:p>-2,489849355570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32</text:p>
          </table:table-cell>
          <table:table-cell office:value-type="float" office:value="5.1780807971954" calcext:value-type="float">
            <text:p>5,1780807971954</text:p>
          </table:table-cell>
          <table:table-cell office:value-type="float" office:value="7.4206501245499" calcext:value-type="float">
            <text:p>7,4206501245499</text:p>
          </table:table-cell>
          <table:table-cell office:value-type="float" office:value="-124.95463972638" calcext:value-type="float">
            <text:p>-124,95463972638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43</text:p>
          </table:table-cell>
          <table:table-cell office:value-type="float" office:value="7.7453166246414" calcext:value-type="float">
            <text:p>7,7453166246414</text:p>
          </table:table-cell>
          <table:table-cell office:value-type="float" office:value="8.2335650920868" calcext:value-type="float">
            <text:p>8,2335650920868</text:p>
          </table:table-cell>
          <table:table-cell office:value-type="float" office:value="163.12395691112" calcext:value-type="float">
            <text:p>163,123956911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54</text:p>
          </table:table-cell>
          <table:table-cell office:value-type="float" office:value="9.1774761676788" calcext:value-type="float">
            <text:p>9,1774761676788</text:p>
          </table:table-cell>
          <table:table-cell office:value-type="float" office:value="8.5878336429596" calcext:value-type="float">
            <text:p>8,5878336429596</text:p>
          </table:table-cell>
          <table:table-cell office:value-type="float" office:value="-154.82548239884" calcext:value-type="float">
            <text:p>-154,825482398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65</text:p>
          </table:table-cell>
          <table:table-cell office:value-type="float" office:value="-0.105951288715" calcext:value-type="float">
            <text:p>-0,105951288715</text:p>
          </table:table-cell>
          <table:table-cell office:value-type="float" office:value="8.0871611833572" calcext:value-type="float">
            <text:p>8,0871611833572</text:p>
          </table:table-cell>
          <table:table-cell office:value-type="float" office:value="165.07251854915" calcext:value-type="float">
            <text:p>165,072518549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76</text:p>
          </table:table-cell>
          <table:table-cell office:value-type="float" office:value="1.0439671576023" calcext:value-type="float">
            <text:p>1,0439671576023</text:p>
          </table:table-cell>
          <table:table-cell office:value-type="float" office:value="10.181282758713" calcext:value-type="float">
            <text:p>10,181282758713</text:p>
          </table:table-cell>
          <table:table-cell office:value-type="float" office:value="-106.51863836179" calcext:value-type="float">
            <text:p>-106,518638361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87</text:p>
          </table:table-cell>
          <table:table-cell office:value-type="float" office:value="1.9265435636044" calcext:value-type="float">
            <text:p>1,9265435636044</text:p>
          </table:table-cell>
          <table:table-cell office:value-type="float" office:value="8.7003648281097" calcext:value-type="float">
            <text:p>8,7003648281097</text:p>
          </table:table-cell>
          <table:table-cell office:value-type="float" office:value="-105.69349519766" calcext:value-type="float">
            <text:p>-105,6934951976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98</text:p>
          </table:table-cell>
          <table:table-cell office:value-type="float" office:value="2.6157566905022" calcext:value-type="float">
            <text:p>2,6157566905022</text:p>
          </table:table-cell>
          <table:table-cell office:value-type="float" office:value="9.3270176649094" calcext:value-type="float">
            <text:p>9,3270176649094</text:p>
          </table:table-cell>
          <table:table-cell office:value-type="float" office:value="-22.554816903582" calcext:value-type="float">
            <text:p>-22,5548169035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09</text:p>
          </table:table-cell>
          <table:table-cell office:value-type="float" office:value="6.3142669200897" calcext:value-type="float">
            <text:p>6,3142669200897</text:p>
          </table:table-cell>
          <table:table-cell office:value-type="float" office:value="8.6040914058685" calcext:value-type="float">
            <text:p>8,6040914058685</text:p>
          </table:table-cell>
          <table:table-cell office:value-type="float" office:value="-103.66772010828" calcext:value-type="float">
            <text:p>-103,667720108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20</text:p>
          </table:table-cell>
          <table:table-cell office:value-type="float" office:value="6.4925295114517" calcext:value-type="float">
            <text:p>6,4925295114517</text:p>
          </table:table-cell>
          <table:table-cell office:value-type="float" office:value="9.5414113998413" calcext:value-type="float">
            <text:p>9,5414113998413</text:p>
          </table:table-cell>
          <table:table-cell office:value-type="float" office:value="-83.456854911367" calcext:value-type="float">
            <text:p>-83,4568549113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31</text:p>
          </table:table-cell>
          <table:table-cell office:value-type="float" office:value="7.8198230266571" calcext:value-type="float">
            <text:p>7,8198230266571</text:p>
          </table:table-cell>
          <table:table-cell office:value-type="float" office:value="10.087021589279" calcext:value-type="float">
            <text:p>10,087021589279</text:p>
          </table:table-cell>
          <table:table-cell office:value-type="float" office:value="-86.829590949283" calcext:value-type="float">
            <text:p>-86,8295909492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42</text:p>
          </table:table-cell>
          <table:table-cell office:value-type="float" office:value="-1.2067544460297" calcext:value-type="float">
            <text:p>-1,2067544460297</text:p>
          </table:table-cell>
          <table:table-cell office:value-type="float" office:value="9.8930215835571" calcext:value-type="float">
            <text:p>9,8930215835571</text:p>
          </table:table-cell>
          <table:table-cell office:value-type="float" office:value="54.077447599666" calcext:value-type="float">
            <text:p>54,0774475996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53</text:p>
          </table:table-cell>
          <table:table-cell office:value-type="float" office:value="1.6438007354736" calcext:value-type="float">
            <text:p>1,6438007354736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122.63487402801" calcext:value-type="float">
            <text:p>-122,634874028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5</text:p>
          </table:table-cell>
          <table:table-cell office:value-type="float" office:value="0.20342450588942" calcext:value-type="float">
            <text:p>0,20342450588942</text:p>
          </table:table-cell>
          <table:table-cell office:value-type="float" office:value="-0.5850388482213" calcext:value-type="float">
            <text:p>-0,5850388482213</text:p>
          </table:table-cell>
          <table:table-cell office:value-type="float" office:value="123.56024638862" calcext:value-type="float">
            <text:p>123,560246388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14</text:p>
          </table:table-cell>
          <table:table-cell office:value-type="float" office:value="1.3536861538887" calcext:value-type="float">
            <text:p>1,3536861538887</text:p>
          </table:table-cell>
          <table:table-cell office:value-type="float" office:value="0.035448272246867" calcext:value-type="float">
            <text:p>0,035448272246867</text:p>
          </table:table-cell>
          <table:table-cell office:value-type="float" office:value="-13.004590466524" calcext:value-type="float">
            <text:p>-13,0045904665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25</text:p>
          </table:table-cell>
          <table:table-cell office:value-type="float" office:value="2.9322019219398" calcext:value-type="float">
            <text:p>2,9322019219398</text:p>
          </table:table-cell>
          <table:table-cell office:value-type="float" office:value="-0.57373374700546" calcext:value-type="float">
            <text:p>-0,57373374700546</text:p>
          </table:table-cell>
          <table:table-cell office:value-type="float" office:value="177.12763008798" calcext:value-type="float">
            <text:p>177,127630087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36</text:p>
          </table:table-cell>
          <table:table-cell office:value-type="float" office:value="3.8012021780014" calcext:value-type="float">
            <text:p>3,8012021780014</text:p>
          </table:table-cell>
          <table:table-cell office:value-type="float" office:value="-0.31360946595669" calcext:value-type="float">
            <text:p>-0,31360946595669</text:p>
          </table:table-cell>
          <table:table-cell office:value-type="float" office:value="30.946080472059" calcext:value-type="float">
            <text:p>30,94608047205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47</text:p>
          </table:table-cell>
          <table:table-cell office:value-type="float" office:value="4.2312222719193" calcext:value-type="float">
            <text:p>4,2312222719193</text:p>
          </table:table-cell>
          <table:table-cell office:value-type="float" office:value="-0.58500178158283" calcext:value-type="float">
            <text:p>-0,58500178158283</text:p>
          </table:table-cell>
          <table:table-cell office:value-type="float" office:value="60.550899262641" calcext:value-type="float">
            <text:p>60,55089926264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58</text:p>
          </table:table-cell>
          <table:table-cell office:value-type="float" office:value="5.7498800754547" calcext:value-type="float">
            <text:p>5,7498800754547</text:p>
          </table:table-cell>
          <table:table-cell office:value-type="float" office:value="-0.58500558137894" calcext:value-type="float">
            <text:p>-0,58500558137894</text:p>
          </table:table-cell>
          <table:table-cell office:value-type="float" office:value="55.661461155885" calcext:value-type="float">
            <text:p>55,6614611558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69</text:p>
          </table:table-cell>
          <table:table-cell office:value-type="float" office:value="7.5582379102707" calcext:value-type="float">
            <text:p>7,5582379102707</text:p>
          </table:table-cell>
          <table:table-cell office:value-type="float" office:value="-0.36959856748581" calcext:value-type="float">
            <text:p>-0,36959856748581</text:p>
          </table:table-cell>
          <table:table-cell office:value-type="float" office:value="43.936845603263" calcext:value-type="float">
            <text:p>43,9368456032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80</text:p>
          </table:table-cell>
          <table:table-cell office:value-type="float" office:value="0.20216751843691" calcext:value-type="float">
            <text:p>0,20216751843691</text:p>
          </table:table-cell>
          <table:table-cell office:value-type="float" office:value="2.3523871600628" calcext:value-type="float">
            <text:p>2,3523871600628</text:p>
          </table:table-cell>
          <table:table-cell office:value-type="float" office:value="-94.589327550997" calcext:value-type="float">
            <text:p>-94,589327550997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91</text:p>
          </table:table-cell>
          <table:table-cell office:value-type="float" office:value="1.3362301886082" calcext:value-type="float">
            <text:p>1,3362301886082</text:p>
          </table:table-cell>
          <table:table-cell office:value-type="float" office:value="1.6325399279594" calcext:value-type="float">
            <text:p>1,6325399279594</text:p>
          </table:table-cell>
          <table:table-cell office:value-type="float" office:value="142.01689222056" calcext:value-type="float">
            <text:p>142,01689222056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02</text:p>
          </table:table-cell>
          <table:table-cell office:value-type="float" office:value="2.1118399500847" calcext:value-type="float">
            <text:p>2,1118399500847</text:p>
          </table:table-cell>
          <table:table-cell office:value-type="float" office:value="0.56420624256134" calcext:value-type="float">
            <text:p>0,56420624256134</text:p>
          </table:table-cell>
          <table:table-cell office:value-type="float" office:value="70.260270385985" calcext:value-type="float">
            <text:p>70,2602703859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13</text:p>
          </table:table-cell>
          <table:table-cell office:value-type="float" office:value="4.1349402070045" calcext:value-type="float">
            <text:p>4,1349402070045</text:p>
          </table:table-cell>
          <table:table-cell office:value-type="float" office:value="1.3187485933304" calcext:value-type="float">
            <text:p>1,3187485933304</text:p>
          </table:table-cell>
          <table:table-cell office:value-type="float" office:value="42.060201335105" calcext:value-type="float">
            <text:p>42,060201335105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24</text:p>
          </table:table-cell>
          <table:table-cell office:value-type="float" office:value="5.0246751308441" calcext:value-type="float">
            <text:p>5,0246751308441</text:p>
          </table:table-cell>
          <table:table-cell office:value-type="float" office:value="2.0525538921356" calcext:value-type="float">
            <text:p>2,0525538921356</text:p>
          </table:table-cell>
          <table:table-cell office:value-type="float" office:value="-156.13569879228" calcext:value-type="float">
            <text:p>-156,1356987922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35</text:p>
          </table:table-cell>
          <table:table-cell office:value-type="float" office:value="5.4969274997711" calcext:value-type="float">
            <text:p>5,4969274997711</text:p>
          </table:table-cell>
          <table:table-cell office:value-type="float" office:value="0.8969521522522" calcext:value-type="float">
            <text:p>0,8969521522522</text:p>
          </table:table-cell>
          <table:table-cell office:value-type="float" office:value="0.081321718408519" calcext:value-type="float">
            <text:p>0,0813217184085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46</text:p>
          </table:table-cell>
          <table:table-cell office:value-type="float" office:value="9.1423398256302" calcext:value-type="float">
            <text:p>9,1423398256302</text:p>
          </table:table-cell>
          <table:table-cell office:value-type="float" office:value="0.45895047485828" calcext:value-type="float">
            <text:p>0,45895047485828</text:p>
          </table:table-cell>
          <table:table-cell office:value-type="float" office:value="171.53954657779" calcext:value-type="float">
            <text:p>171,539546577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57</text:p>
          </table:table-cell>
          <table:table-cell office:value-type="float" office:value="-1.5850187838078" calcext:value-type="float">
            <text:p>-1,5850187838078</text:p>
          </table:table-cell>
          <table:table-cell office:value-type="float" office:value="3.6007386445999" calcext:value-type="float">
            <text:p>3,6007386445999</text:p>
          </table:table-cell>
          <table:table-cell office:value-type="float" office:value="-17.885542029788" calcext:value-type="float">
            <text:p>-17,88554202978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68</text:p>
          </table:table-cell>
          <table:table-cell office:value-type="float" office:value="0.52506439387798" calcext:value-type="float">
            <text:p>0,52506439387798</text:p>
          </table:table-cell>
          <table:table-cell office:value-type="float" office:value="2.7678057551384" calcext:value-type="float">
            <text:p>2,7678057551384</text:p>
          </table:table-cell>
          <table:table-cell office:value-type="float" office:value="-160.04613402543" calcext:value-type="float">
            <text:p>-160,04613402543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79</text:p>
          </table:table-cell>
          <table:table-cell office:value-type="float" office:value="0.8627588301897" calcext:value-type="float">
            <text:p>0,8627588301897</text:p>
          </table:table-cell>
          <table:table-cell office:value-type="float" office:value="2.4186280369759" calcext:value-type="float">
            <text:p>2,4186280369759</text:p>
          </table:table-cell>
          <table:table-cell office:value-type="float" office:value="-1.4117696103017" calcext:value-type="float">
            <text:p>-1,411769610301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90</text:p>
          </table:table-cell>
          <table:table-cell office:value-type="float" office:value="4.0697455406189" calcext:value-type="float">
            <text:p>4,0697455406189</text:p>
          </table:table-cell>
          <table:table-cell office:value-type="float" office:value="1.7822930216789" calcext:value-type="float">
            <text:p>1,7822930216789</text:p>
          </table:table-cell>
          <table:table-cell office:value-type="float" office:value="5.0540650915948" calcext:value-type="float">
            <text:p>5,0540650915948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01</text:p>
          </table:table-cell>
          <table:table-cell office:value-type="float" office:value="5.2565670013428" calcext:value-type="float">
            <text:p>5,2565670013428</text:p>
          </table:table-cell>
          <table:table-cell office:value-type="float" office:value="3.6672610044479" calcext:value-type="float">
            <text:p>3,6672610044479</text:p>
          </table:table-cell>
          <table:table-cell office:value-type="float" office:value="-130.9366560286" calcext:value-type="float">
            <text:p>-130,93665602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12</text:p>
          </table:table-cell>
          <table:table-cell office:value-type="float" office:value="6.1017596721649" calcext:value-type="float">
            <text:p>6,1017596721649</text:p>
          </table:table-cell>
          <table:table-cell office:value-type="float" office:value="3.0370742082596" calcext:value-type="float">
            <text:p>3,0370742082596</text:p>
          </table:table-cell>
          <table:table-cell office:value-type="float" office:value="-38.608615185804" calcext:value-type="float">
            <text:p>-38,6086151858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23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3.2381284236908" calcext:value-type="float">
            <text:p>3,2381284236908</text:p>
          </table:table-cell>
          <table:table-cell office:value-type="float" office:value="151.38967173874" calcext:value-type="float">
            <text:p>151,389671738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34</text:p>
          </table:table-cell>
          <table:table-cell office:value-type="float" office:value="-1.5850140154362" calcext:value-type="float">
            <text:p>-1,5850140154362</text:p>
          </table:table-cell>
          <table:table-cell office:value-type="float" office:value="3.9307808876038" calcext:value-type="float">
            <text:p>3,9307808876038</text:p>
          </table:table-cell>
          <table:table-cell office:value-type="float" office:value="25.477109251508" calcext:value-type="float">
            <text:p>25,47710925150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45</text:p>
          </table:table-cell>
          <table:table-cell office:value-type="float" office:value="0.98042272031307" calcext:value-type="float">
            <text:p>0,98042272031307</text:p>
          </table:table-cell>
          <table:table-cell office:value-type="float" office:value="3.4463867545128" calcext:value-type="float">
            <text:p>3,4463867545128</text:p>
          </table:table-cell>
          <table:table-cell office:value-type="float" office:value="66.281806131837" calcext:value-type="float">
            <text:p>66,28180613183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56</text:p>
          </table:table-cell>
          <table:table-cell office:value-type="float" office:value="0.78375726938248" calcext:value-type="float">
            <text:p>0,78375726938248</text:p>
          </table:table-cell>
          <table:table-cell office:value-type="float" office:value="4.3413215875626" calcext:value-type="float">
            <text:p>4,3413215875626</text:p>
          </table:table-cell>
          <table:table-cell office:value-type="float" office:value="-11.36365428472" calcext:value-type="float">
            <text:p>-11,3636542847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67</text:p>
          </table:table-cell>
          <table:table-cell office:value-type="float" office:value="4.3442171812057" calcext:value-type="float">
            <text:p>4,3442171812057</text:p>
          </table:table-cell>
          <table:table-cell office:value-type="float" office:value="4.2769575119019" calcext:value-type="float">
            <text:p>4,2769575119019</text:p>
          </table:table-cell>
          <table:table-cell office:value-type="float" office:value="74.40698602397" calcext:value-type="float">
            <text:p>74,4069860239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78</text:p>
          </table:table-cell>
          <table:table-cell office:value-type="float" office:value="4.8635759949684" calcext:value-type="float">
            <text:p>4,8635759949684</text:p>
          </table:table-cell>
          <table:table-cell office:value-type="float" office:value="5.4785490036011" calcext:value-type="float">
            <text:p>5,4785490036011</text:p>
          </table:table-cell>
          <table:table-cell office:value-type="float" office:value="178.52764068895" calcext:value-type="float">
            <text:p>178,5276406889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89</text:p>
          </table:table-cell>
          <table:table-cell office:value-type="float" office:value="7.0139223337173" calcext:value-type="float">
            <text:p>7,0139223337173</text:p>
          </table:table-cell>
          <table:table-cell office:value-type="float" office:value="5.302020907402" calcext:value-type="float">
            <text:p>5,302020907402</text:p>
          </table:table-cell>
          <table:table-cell office:value-type="float" office:value="110.07918369998" calcext:value-type="float">
            <text:p>110,0791836999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00</text:p>
          </table:table-cell>
          <table:table-cell office:value-type="float" office:value="8.3951032161713" calcext:value-type="float">
            <text:p>8,3951032161713</text:p>
          </table:table-cell>
          <table:table-cell office:value-type="float" office:value="4.9159687757492" calcext:value-type="float">
            <text:p>4,9159687757492</text:p>
          </table:table-cell>
          <table:table-cell office:value-type="float" office:value="142.49042340904" calcext:value-type="float">
            <text:p>142,490423409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11</text:p>
          </table:table-cell>
          <table:table-cell office:value-type="float" office:value="-0.42764931917191" calcext:value-type="float">
            <text:p>-0,42764931917191</text:p>
          </table:table-cell>
          <table:table-cell office:value-type="float" office:value="4.8595547676086" calcext:value-type="float">
            <text:p>4,8595547676086</text:p>
          </table:table-cell>
          <table:table-cell office:value-type="float" office:value="6.6441422340217" calcext:value-type="float">
            <text:p>6,644142234021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22</text:p>
          </table:table-cell>
          <table:table-cell office:value-type="float" office:value="0.43328300118446" calcext:value-type="float">
            <text:p>0,43328300118446</text:p>
          </table:table-cell>
          <table:table-cell office:value-type="float" office:value="5.5433338880539" calcext:value-type="float">
            <text:p>5,5433338880539</text:p>
          </table:table-cell>
          <table:table-cell office:value-type="float" office:value="-141.53003540768" calcext:value-type="float">
            <text:p>-141,5300354076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33</text:p>
          </table:table-cell>
          <table:table-cell office:value-type="float" office:value="1.2408538907766" calcext:value-type="float">
            <text:p>1,2408538907766</text:p>
          </table:table-cell>
          <table:table-cell office:value-type="float" office:value="6.7340105772018" calcext:value-type="float">
            <text:p>6,7340105772018</text:p>
          </table:table-cell>
          <table:table-cell office:value-type="float" office:value="-27.729667675723" calcext:value-type="float">
            <text:p>-27,729667675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44</text:p>
          </table:table-cell>
          <table:table-cell office:value-type="float" office:value="2.8216400742531" calcext:value-type="float">
            <text:p>2,8216400742531</text:p>
          </table:table-cell>
          <table:table-cell office:value-type="float" office:value="4.7848016023636" calcext:value-type="float">
            <text:p>4,7848016023636</text:p>
          </table:table-cell>
          <table:table-cell office:value-type="float" office:value="71.234831384792" calcext:value-type="float">
            <text:p>71,2348313847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55</text:p>
          </table:table-cell>
          <table:table-cell office:value-type="float" office:value="4.2808657884598" calcext:value-type="float">
            <text:p>4,2808657884598</text:p>
          </table:table-cell>
          <table:table-cell office:value-type="float" office:value="5.5319863557816" calcext:value-type="float">
            <text:p>5,5319863557816</text:p>
          </table:table-cell>
          <table:table-cell office:value-type="float" office:value="134.66429102952" calcext:value-type="float">
            <text:p>134,6642910295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66</text:p>
          </table:table-cell>
          <table:table-cell office:value-type="float" office:value="6.5277999639511" calcext:value-type="float">
            <text:p>6,5277999639511</text:p>
          </table:table-cell>
          <table:table-cell office:value-type="float" office:value="5.8459442853928" calcext:value-type="float">
            <text:p>5,8459442853928</text:p>
          </table:table-cell>
          <table:table-cell office:value-type="float" office:value="-120.83601040445" calcext:value-type="float">
            <text:p>-120,8360104044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77</text:p>
          </table:table-cell>
          <table:table-cell office:value-type="float" office:value="7.5565135478973" calcext:value-type="float">
            <text:p>7,5565135478973</text:p>
          </table:table-cell>
          <table:table-cell office:value-type="float" office:value="7.3946034908295" calcext:value-type="float">
            <text:p>7,3946034908295</text:p>
          </table:table-cell>
          <table:table-cell office:value-type="float" office:value="-82.582714451346" calcext:value-type="float">
            <text:p>-82,5827144513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88</text:p>
          </table:table-cell>
          <table:table-cell office:value-type="float" office:value="-1.5850012004375" calcext:value-type="float">
            <text:p>-1,5850012004375</text:p>
          </table:table-cell>
          <table:table-cell office:value-type="float" office:value="6.9459164142609" calcext:value-type="float">
            <text:p>6,9459164142609</text:p>
          </table:table-cell>
          <table:table-cell office:value-type="float" office:value="22.547778240435" calcext:value-type="float">
            <text:p>22,5477782404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99</text:p>
          </table:table-cell>
          <table:table-cell office:value-type="float" office:value="1.1366488039494" calcext:value-type="float">
            <text:p>1,1366488039494</text:p>
          </table:table-cell>
          <table:table-cell office:value-type="float" office:value="8.724257349968" calcext:value-type="float">
            <text:p>8,724257349968</text:p>
          </table:table-cell>
          <table:table-cell office:value-type="float" office:value="-136.24279666099" calcext:value-type="float">
            <text:p>-136,242796660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10</text:p>
          </table:table-cell>
          <table:table-cell office:value-type="float" office:value="2.2023728489876" calcext:value-type="float">
            <text:p>2,2023728489876</text:p>
          </table:table-cell>
          <table:table-cell office:value-type="float" office:value="7.490206360817" calcext:value-type="float">
            <text:p>7,490206360817</text:p>
          </table:table-cell>
          <table:table-cell office:value-type="float" office:value="160.09757776929" calcext:value-type="float">
            <text:p>160,0975777692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21</text:p>
          </table:table-cell>
          <table:table-cell office:value-type="float" office:value="3.9136663079262" calcext:value-type="float">
            <text:p>3,9136663079262</text:p>
          </table:table-cell>
          <table:table-cell office:value-type="float" office:value="6.8533802032471" calcext:value-type="float">
            <text:p>6,8533802032471</text:p>
          </table:table-cell>
          <table:table-cell office:value-type="float" office:value="-2.523787414572" calcext:value-type="float">
            <text:p>-2,52378741457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32</text:p>
          </table:table-cell>
          <table:table-cell office:value-type="float" office:value="5.4047018289566" calcext:value-type="float">
            <text:p>5,4047018289566</text:p>
          </table:table-cell>
          <table:table-cell office:value-type="float" office:value="7.7472460269928" calcext:value-type="float">
            <text:p>7,7472460269928</text:p>
          </table:table-cell>
          <table:table-cell office:value-type="float" office:value="-125.00468940492" calcext:value-type="float">
            <text:p>-125,0046894049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43</text:p>
          </table:table-cell>
          <table:table-cell office:value-type="float" office:value="7.922089099884" calcext:value-type="float">
            <text:p>7,922089099884</text:p>
          </table:table-cell>
          <table:table-cell office:value-type="float" office:value="8.0477315187454" calcext:value-type="float">
            <text:p>8,0477315187454</text:p>
          </table:table-cell>
          <table:table-cell office:value-type="float" office:value="131.92410529799" calcext:value-type="float">
            <text:p>131,924105297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54</text:p>
          </table:table-cell>
          <table:table-cell office:value-type="float" office:value="9.5383930206299" calcext:value-type="float">
            <text:p>9,5383930206299</text:p>
          </table:table-cell>
          <table:table-cell office:value-type="float" office:value="8.7564867734909" calcext:value-type="float">
            <text:p>8,7564867734909</text:p>
          </table:table-cell>
          <table:table-cell office:value-type="float" office:value="-154.78200669501" calcext:value-type="float">
            <text:p>-154,782006695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65</text:p>
          </table:table-cell>
          <table:table-cell office:value-type="float" office:value="0.16779437661171" calcext:value-type="float">
            <text:p>0,16779437661171</text:p>
          </table:table-cell>
          <table:table-cell office:value-type="float" office:value="8.1994009017944" calcext:value-type="float">
            <text:p>8,1994009017944</text:p>
          </table:table-cell>
          <table:table-cell office:value-type="float" office:value="-148.99720963399" calcext:value-type="float">
            <text:p>-148,997209633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76</text:p>
          </table:table-cell>
          <table:table-cell office:value-type="float" office:value="1.1979611963034" calcext:value-type="float">
            <text:p>1,1979611963034</text:p>
          </table:table-cell>
          <table:table-cell office:value-type="float" office:value="10.35003900528" calcext:value-type="float">
            <text:p>10,35003900528</text:p>
          </table:table-cell>
          <table:table-cell office:value-type="float" office:value="-139.12244359399" calcext:value-type="float">
            <text:p>-139,122443593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87</text:p>
          </table:table-cell>
          <table:table-cell office:value-type="float" office:value="2.1583399176598" calcext:value-type="float">
            <text:p>2,1583399176598</text:p>
          </table:table-cell>
          <table:table-cell office:value-type="float" office:value="8.8548612594604" calcext:value-type="float">
            <text:p>8,8548612594604</text:p>
          </table:table-cell>
          <table:table-cell office:value-type="float" office:value="-161.21311704065" calcext:value-type="float">
            <text:p>-161,2131170406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98</text:p>
          </table:table-cell>
          <table:table-cell office:value-type="float" office:value="2.3797734081745" calcext:value-type="float">
            <text:p>2,3797734081745</text:p>
          </table:table-cell>
          <table:table-cell office:value-type="float" office:value="9.3464773893356" calcext:value-type="float">
            <text:p>9,3464773893356</text:p>
          </table:table-cell>
          <table:table-cell office:value-type="float" office:value="-21.872058036221" calcext:value-type="float">
            <text:p>-21,8720580362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09</text:p>
          </table:table-cell>
          <table:table-cell office:value-type="float" office:value="6.1370635032654" calcext:value-type="float">
            <text:p>6,1370635032654</text:p>
          </table:table-cell>
          <table:table-cell office:value-type="float" office:value="8.7914216518402" calcext:value-type="float">
            <text:p>8,7914216518402</text:p>
          </table:table-cell>
          <table:table-cell office:value-type="float" office:value="-36.508855546356" calcext:value-type="float">
            <text:p>-36,5088555463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20</text:p>
          </table:table-cell>
          <table:table-cell office:value-type="float" office:value="6.5532034635544" calcext:value-type="float">
            <text:p>6,5532034635544</text:p>
          </table:table-cell>
          <table:table-cell office:value-type="float" office:value="9.7461766004562" calcext:value-type="float">
            <text:p>9,7461766004562</text:p>
          </table:table-cell>
          <table:table-cell office:value-type="float" office:value="-107.70420891464" calcext:value-type="float">
            <text:p>-107,704208914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31</text:p>
          </table:table-cell>
          <table:table-cell office:value-type="float" office:value="7.9103600978851" calcext:value-type="float">
            <text:p>7,9103600978851</text:p>
          </table:table-cell>
          <table:table-cell office:value-type="float" office:value="10.41825056076" calcext:value-type="float">
            <text:p>10,41825056076</text:p>
          </table:table-cell>
          <table:table-cell office:value-type="float" office:value="-110.83060540971" calcext:value-type="float">
            <text:p>-110,830605409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42</text:p>
          </table:table-cell>
          <table:table-cell office:value-type="float" office:value="-1.306403875351" calcext:value-type="float">
            <text:p>-1,306403875351</text:p>
          </table:table-cell>
          <table:table-cell office:value-type="float" office:value="9.5985776185989" calcext:value-type="float">
            <text:p>9,5985776185989</text:p>
          </table:table-cell>
          <table:table-cell office:value-type="float" office:value="75.388059494602" calcext:value-type="float">
            <text:p>75,3880594946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53</text:p>
          </table:table-cell>
          <table:table-cell office:value-type="float" office:value="1.8255975842476" calcext:value-type="float">
            <text:p>1,8255975842476</text:p>
          </table:table-cell>
          <table:table-cell office:value-type="float" office:value="11.08500123024" calcext:value-type="float">
            <text:p>11,08500123024</text:p>
          </table:table-cell>
          <table:table-cell office:value-type="float" office:value="-117.39004493519" calcext:value-type="float">
            <text:p>-117,390044935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5</text:p>
          </table:table-cell>
          <table:table-cell office:value-type="float" office:value="0.42298194020987" calcext:value-type="float">
            <text:p>0,42298194020987</text:p>
          </table:table-cell>
          <table:table-cell office:value-type="float" office:value="-0.58502953499556" calcext:value-type="float">
            <text:p>-0,58502953499556</text:p>
          </table:table-cell>
          <table:table-cell office:value-type="float" office:value="123.47527674049" calcext:value-type="float">
            <text:p>123,4752767404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14</text:p>
          </table:table-cell>
          <table:table-cell office:value-type="float" office:value="1.0777246952057" calcext:value-type="float">
            <text:p>1,0777246952057</text:p>
          </table:table-cell>
          <table:table-cell office:value-type="float" office:value="0.2247965708375" calcext:value-type="float">
            <text:p>0,2247965708375</text:p>
          </table:table-cell>
          <table:table-cell office:value-type="float" office:value="-40.650825211956" calcext:value-type="float">
            <text:p>-40,6508252119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25</text:p>
          </table:table-cell>
          <table:table-cell office:value-type="float" office:value="3.1539970636368" calcext:value-type="float">
            <text:p>3,1539970636368</text:p>
          </table:table-cell>
          <table:table-cell office:value-type="float" office:value="-0.42869873344898" calcext:value-type="float">
            <text:p>-0,42869873344898</text:p>
          </table:table-cell>
          <table:table-cell office:value-type="float" office:value="-140.31113029286" calcext:value-type="float">
            <text:p>-140,3111302928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36</text:p>
          </table:table-cell>
          <table:table-cell office:value-type="float" office:value="3.6614292860031" calcext:value-type="float">
            <text:p>3,6614292860031</text:p>
          </table:table-cell>
          <table:table-cell office:value-type="float" office:value="-0.14190515503287" calcext:value-type="float">
            <text:p>-0,14190515503287</text:p>
          </table:table-cell>
          <table:table-cell office:value-type="float" office:value="-59.838866731923" calcext:value-type="float">
            <text:p>-59,838866731923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47</text:p>
          </table:table-cell>
          <table:table-cell office:value-type="float" office:value="3.8725900650024" calcext:value-type="float">
            <text:p>3,8725900650024</text:p>
          </table:table-cell>
          <table:table-cell office:value-type="float" office:value="-0.58500688523054" calcext:value-type="float">
            <text:p>-0,58500688523054</text:p>
          </table:table-cell>
          <table:table-cell office:value-type="float" office:value="55.003219729017" calcext:value-type="float">
            <text:p>55,003219729017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58</text:p>
          </table:table-cell>
          <table:table-cell office:value-type="float" office:value="5.516796708107" calcext:value-type="float">
            <text:p>5,516796708107</text:p>
          </table:table-cell>
          <table:table-cell office:value-type="float" office:value="-0.58501668274403" calcext:value-type="float">
            <text:p>-0,58501668274403</text:p>
          </table:table-cell>
          <table:table-cell office:value-type="float" office:value="55.792783475985" calcext:value-type="float">
            <text:p>55,7927834759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69</text:p>
          </table:table-cell>
          <table:table-cell office:value-type="float" office:value="7.4650895595551" calcext:value-type="float">
            <text:p>7,4650895595551</text:p>
          </table:table-cell>
          <table:table-cell office:value-type="float" office:value="-0.5818548053503" calcext:value-type="float">
            <text:p>-0,5818548053503</text:p>
          </table:table-cell>
          <table:table-cell office:value-type="float" office:value="70.365822998581" calcext:value-type="float">
            <text:p>70,3658229985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80</text:p>
          </table:table-cell>
          <table:table-cell office:value-type="float" office:value="0.42357340455055" calcext:value-type="float">
            <text:p>0,42357340455055</text:p>
          </table:table-cell>
          <table:table-cell office:value-type="float" office:value="2.3664644360542" calcext:value-type="float">
            <text:p>2,3664644360542</text:p>
          </table:table-cell>
          <table:table-cell office:value-type="float" office:value="174.97867839352" calcext:value-type="float">
            <text:p>174,97867839352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91</text:p>
          </table:table-cell>
          <table:table-cell office:value-type="float" office:value="1.648665368557" calcext:value-type="float">
            <text:p>1,648665368557</text:p>
          </table:table-cell>
          <table:table-cell office:value-type="float" office:value="1.387320458889" calcext:value-type="float">
            <text:p>1,387320458889</text:p>
          </table:table-cell>
          <table:table-cell office:value-type="float" office:value="142.02018604157" calcext:value-type="float">
            <text:p>142,0201860415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02</text:p>
          </table:table-cell>
          <table:table-cell office:value-type="float" office:value="1.939140111208" calcext:value-type="float">
            <text:p>1,939140111208</text:p>
          </table:table-cell>
          <table:table-cell office:value-type="float" office:value="0.32477505505085" calcext:value-type="float">
            <text:p>0,32477505505085</text:p>
          </table:table-cell>
          <table:table-cell office:value-type="float" office:value="48.954688060056" calcext:value-type="float">
            <text:p>48,9546880600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13</text:p>
          </table:table-cell>
          <table:table-cell office:value-type="float" office:value="4.1519245505333" calcext:value-type="float">
            <text:p>4,1519245505333</text:p>
          </table:table-cell>
          <table:table-cell office:value-type="float" office:value="1.0004576295614" calcext:value-type="float">
            <text:p>1,0004576295614</text:p>
          </table:table-cell>
          <table:table-cell office:value-type="float" office:value="87.68255391698" calcext:value-type="float">
            <text:p>87,68255391698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24</text:p>
          </table:table-cell>
          <table:table-cell office:value-type="float" office:value="5.328756570816" calcext:value-type="float">
            <text:p>5,328756570816</text:p>
          </table:table-cell>
          <table:table-cell office:value-type="float" office:value="1.9306197762489" calcext:value-type="float">
            <text:p>1,9306197762489</text:p>
          </table:table-cell>
          <table:table-cell office:value-type="float" office:value="163.44220015653" calcext:value-type="float">
            <text:p>163,44220015653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35</text:p>
          </table:table-cell>
          <table:table-cell office:value-type="float" office:value="5.162581205368" calcext:value-type="float">
            <text:p>5,162581205368</text:p>
          </table:table-cell>
          <table:table-cell office:value-type="float" office:value="0.86135290563107" calcext:value-type="float">
            <text:p>0,86135290563107</text:p>
          </table:table-cell>
          <table:table-cell office:value-type="float" office:value="7.7466253831888" calcext:value-type="float">
            <text:p>7,74662538318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46</text:p>
          </table:table-cell>
          <table:table-cell office:value-type="float" office:value="9.3975865840912" calcext:value-type="float">
            <text:p>9,3975865840912</text:p>
          </table:table-cell>
          <table:table-cell office:value-type="float" office:value="0.43522216379642" calcext:value-type="float">
            <text:p>0,43522216379642</text:p>
          </table:table-cell>
          <table:table-cell office:value-type="float" office:value="171.97297788729" calcext:value-type="float">
            <text:p>171,972977887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57</text:p>
          </table:table-cell>
          <table:table-cell office:value-type="float" office:value="-1.571242660284" calcext:value-type="float">
            <text:p>-1,571242660284</text:p>
          </table:table-cell>
          <table:table-cell office:value-type="float" office:value="3.4245756268501" calcext:value-type="float">
            <text:p>3,4245756268501</text:p>
          </table:table-cell>
          <table:table-cell office:value-type="float" office:value="71.016448318579" calcext:value-type="float">
            <text:p>71,01644831857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68</text:p>
          </table:table-cell>
          <table:table-cell office:value-type="float" office:value="0.73999993503094" calcext:value-type="float">
            <text:p>0,73999993503094</text:p>
          </table:table-cell>
          <table:table-cell office:value-type="float" office:value="2.8100651502609" calcext:value-type="float">
            <text:p>2,8100651502609</text:p>
          </table:table-cell>
          <table:table-cell office:value-type="float" office:value="163.9799676883" calcext:value-type="float">
            <text:p>163,9799676883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79</text:p>
          </table:table-cell>
          <table:table-cell office:value-type="float" office:value="0.86904093623161" calcext:value-type="float">
            <text:p>0,86904093623161</text:p>
          </table:table-cell>
          <table:table-cell office:value-type="float" office:value="2.5090524554253" calcext:value-type="float">
            <text:p>2,5090524554253</text:p>
          </table:table-cell>
          <table:table-cell office:value-type="float" office:value="-88.917429280129" calcext:value-type="float">
            <text:p>-88,917429280129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90</text:p>
          </table:table-cell>
          <table:table-cell office:value-type="float" office:value="3.8199436664581" calcext:value-type="float">
            <text:p>3,8199436664581</text:p>
          </table:table-cell>
          <table:table-cell office:value-type="float" office:value="1.994457244873" calcext:value-type="float">
            <text:p>1,994457244873</text:p>
          </table:table-cell>
          <table:table-cell office:value-type="float" office:value="-35.079473902465" calcext:value-type="float">
            <text:p>-35,079473902465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01</text:p>
          </table:table-cell>
          <table:table-cell office:value-type="float" office:value="5.442174077034" calcext:value-type="float">
            <text:p>5,442174077034</text:p>
          </table:table-cell>
          <table:table-cell office:value-type="float" office:value="3.7268716096878" calcext:value-type="float">
            <text:p>3,7268716096878</text:p>
          </table:table-cell>
          <table:table-cell office:value-type="float" office:value="-161.99211254241" calcext:value-type="float">
            <text:p>-161,992112542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12</text:p>
          </table:table-cell>
          <table:table-cell office:value-type="float" office:value="5.9726566076279" calcext:value-type="float">
            <text:p>5,9726566076279</text:p>
          </table:table-cell>
          <table:table-cell office:value-type="float" office:value="3.2175523042679" calcext:value-type="float">
            <text:p>3,2175523042679</text:p>
          </table:table-cell>
          <table:table-cell office:value-type="float" office:value="-57.172662133624" calcext:value-type="float">
            <text:p>-57,1726621336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23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2.9799851775169" calcext:value-type="float">
            <text:p>2,9799851775169</text:p>
          </table:table-cell>
          <table:table-cell office:value-type="float" office:value="135.85151532653" calcext:value-type="float">
            <text:p>135,851515326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34</text:p>
          </table:table-cell>
          <table:table-cell office:value-type="float" office:value="-1.5751811861992" calcext:value-type="float">
            <text:p>-1,5751811861992</text:p>
          </table:table-cell>
          <table:table-cell office:value-type="float" office:value="4.0467634797096" calcext:value-type="float">
            <text:p>4,0467634797096</text:p>
          </table:table-cell>
          <table:table-cell office:value-type="float" office:value="-64.268563963046" calcext:value-type="float">
            <text:p>-64,26856396304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45</text:p>
          </table:table-cell>
          <table:table-cell office:value-type="float" office:value="0.8497941493988" calcext:value-type="float">
            <text:p>0,8497941493988</text:p>
          </table:table-cell>
          <table:table-cell office:value-type="float" office:value="3.3598363399506" calcext:value-type="float">
            <text:p>3,3598363399506</text:p>
          </table:table-cell>
          <table:table-cell office:value-type="float" office:value="33.240465981186" calcext:value-type="float">
            <text:p>33,24046598118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56</text:p>
          </table:table-cell>
          <table:table-cell office:value-type="float" office:value="0.46449158340693" calcext:value-type="float">
            <text:p>0,46449158340693</text:p>
          </table:table-cell>
          <table:table-cell office:value-type="float" office:value="4.4585663080215" calcext:value-type="float">
            <text:p>4,4585663080215</text:p>
          </table:table-cell>
          <table:table-cell office:value-type="float" office:value="-22.628370933472" calcext:value-type="float">
            <text:p>-22,62837093347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67</text:p>
          </table:table-cell>
          <table:table-cell office:value-type="float" office:value="4.4884890317917" calcext:value-type="float">
            <text:p>4,4884890317917</text:p>
          </table:table-cell>
          <table:table-cell office:value-type="float" office:value="3.9942961931229" calcext:value-type="float">
            <text:p>3,9942961931229</text:p>
          </table:table-cell>
          <table:table-cell office:value-type="float" office:value="116.22280224114" calcext:value-type="float">
            <text:p>116,222802241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78</text:p>
          </table:table-cell>
          <table:table-cell office:value-type="float" office:value="5.0108236074448" calcext:value-type="float">
            <text:p>5,0108236074448</text:p>
          </table:table-cell>
          <table:table-cell office:value-type="float" office:value="5.3244948387146" calcext:value-type="float">
            <text:p>5,3244948387146</text:p>
          </table:table-cell>
          <table:table-cell office:value-type="float" office:value="153.0166006392" calcext:value-type="float">
            <text:p>153,016600639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89</text:p>
          </table:table-cell>
          <table:table-cell office:value-type="float" office:value="6.9689774513245" calcext:value-type="float">
            <text:p>6,9689774513245</text:p>
          </table:table-cell>
          <table:table-cell office:value-type="float" office:value="4.9488696455956" calcext:value-type="float">
            <text:p>4,9488696455956</text:p>
          </table:table-cell>
          <table:table-cell office:value-type="float" office:value="87.17204582919" calcext:value-type="float">
            <text:p>87,1720458291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00</text:p>
          </table:table-cell>
          <table:table-cell office:value-type="float" office:value="8.354400396347" calcext:value-type="float">
            <text:p>8,354400396347</text:p>
          </table:table-cell>
          <table:table-cell office:value-type="float" office:value="4.6693593263626" calcext:value-type="float">
            <text:p>4,6693593263626</text:p>
          </table:table-cell>
          <table:table-cell office:value-type="float" office:value="70.755833273481" calcext:value-type="float">
            <text:p>70,7558332734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11</text:p>
          </table:table-cell>
          <table:table-cell office:value-type="float" office:value="-0.74245035648346" calcext:value-type="float">
            <text:p>-0,74245035648346</text:p>
          </table:table-cell>
          <table:table-cell office:value-type="float" office:value="5.0104963779449" calcext:value-type="float">
            <text:p>5,0104963779449</text:p>
          </table:table-cell>
          <table:table-cell office:value-type="float" office:value="-20.938994398542" calcext:value-type="float">
            <text:p>-20,93899439854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22</text:p>
          </table:table-cell>
          <table:table-cell office:value-type="float" office:value="0.5486174672842" calcext:value-type="float">
            <text:p>0,5486174672842</text:p>
          </table:table-cell>
          <table:table-cell office:value-type="float" office:value="5.8719921112061" calcext:value-type="float">
            <text:p>5,8719921112061</text:p>
          </table:table-cell>
          <table:table-cell office:value-type="float" office:value="-114.27009257541" calcext:value-type="float">
            <text:p>-114,2700925754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33</text:p>
          </table:table-cell>
          <table:table-cell office:value-type="float" office:value="0.95862157642841" calcext:value-type="float">
            <text:p>0,95862157642841</text:p>
          </table:table-cell>
          <table:table-cell office:value-type="float" office:value="6.8651390075684" calcext:value-type="float">
            <text:p>6,8651390075684</text:p>
          </table:table-cell>
          <table:table-cell office:value-type="float" office:value="-24.158461838012" calcext:value-type="float">
            <text:p>-24,1584618380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44</text:p>
          </table:table-cell>
          <table:table-cell office:value-type="float" office:value="2.7657151222229" calcext:value-type="float">
            <text:p>2,7657151222229</text:p>
          </table:table-cell>
          <table:table-cell office:value-type="float" office:value="4.4205993413925" calcext:value-type="float">
            <text:p>4,4205993413925</text:p>
          </table:table-cell>
          <table:table-cell office:value-type="float" office:value="84.349904090736" calcext:value-type="float">
            <text:p>84,3499040907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55</text:p>
          </table:table-cell>
          <table:table-cell office:value-type="float" office:value="4.4647231698036" calcext:value-type="float">
            <text:p>4,4647231698036</text:p>
          </table:table-cell>
          <table:table-cell office:value-type="float" office:value="5.6627529859543" calcext:value-type="float">
            <text:p>5,6627529859543</text:p>
          </table:table-cell>
          <table:table-cell office:value-type="float" office:value="-135.51281212242" calcext:value-type="float">
            <text:p>-135,5128121224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66</text:p>
          </table:table-cell>
          <table:table-cell office:value-type="float" office:value="6.5413075685501" calcext:value-type="float">
            <text:p>6,5413075685501</text:p>
          </table:table-cell>
          <table:table-cell office:value-type="float" office:value="6.1998641490936" calcext:value-type="float">
            <text:p>6,1998641490936</text:p>
          </table:table-cell>
          <table:table-cell office:value-type="float" office:value="-96.994951272466" calcext:value-type="float">
            <text:p>-96,994951272466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77</text:p>
          </table:table-cell>
          <table:table-cell office:value-type="float" office:value="7.4404382705688" calcext:value-type="float">
            <text:p>7,4404382705688</text:p>
          </table:table-cell>
          <table:table-cell office:value-type="float" office:value="7.6218295097351" calcext:value-type="float">
            <text:p>7,6218295097351</text:p>
          </table:table-cell>
          <table:table-cell office:value-type="float" office:value="-39.692774320104" calcext:value-type="float">
            <text:p>-39,69277432010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88</text:p>
          </table:table-cell>
          <table:table-cell office:value-type="float" office:value="-1.585007160902" calcext:value-type="float">
            <text:p>-1,585007160902</text:p>
          </table:table-cell>
          <table:table-cell office:value-type="float" office:value="6.7924553155899" calcext:value-type="float">
            <text:p>6,7924553155899</text:p>
          </table:table-cell>
          <table:table-cell office:value-type="float" office:value="13.798663570623" calcext:value-type="float">
            <text:p>13,7986635706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99</text:p>
          </table:table-cell>
          <table:table-cell office:value-type="float" office:value="1.3691392540932" calcext:value-type="float">
            <text:p>1,3691392540932</text:p>
          </table:table-cell>
          <table:table-cell office:value-type="float" office:value="8.9535319805145" calcext:value-type="float">
            <text:p>8,9535319805145</text:p>
          </table:table-cell>
          <table:table-cell office:value-type="float" office:value="-134.5752895258" calcext:value-type="float">
            <text:p>-134,57528952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10</text:p>
          </table:table-cell>
          <table:table-cell office:value-type="float" office:value="2.5764194130898" calcext:value-type="float">
            <text:p>2,5764194130898</text:p>
          </table:table-cell>
          <table:table-cell office:value-type="float" office:value="7.3550665378571" calcext:value-type="float">
            <text:p>7,3550665378571</text:p>
          </table:table-cell>
          <table:table-cell office:value-type="float" office:value="160.08451182371" calcext:value-type="float">
            <text:p>160,084511823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21</text:p>
          </table:table-cell>
          <table:table-cell office:value-type="float" office:value="3.536564707756" calcext:value-type="float">
            <text:p>3,536564707756</text:p>
          </table:table-cell>
          <table:table-cell office:value-type="float" office:value="6.8496268987656" calcext:value-type="float">
            <text:p>6,8496268987656</text:p>
          </table:table-cell>
          <table:table-cell office:value-type="float" office:value="5.9666589471945" calcext:value-type="float">
            <text:p>5,966658947194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32</text:p>
          </table:table-cell>
          <table:table-cell office:value-type="float" office:value="5.5713647603989" calcext:value-type="float">
            <text:p>5,5713647603989</text:p>
          </table:table-cell>
          <table:table-cell office:value-type="float" office:value="8.0552232265472" calcext:value-type="float">
            <text:p>8,0552232265472</text:p>
          </table:table-cell>
          <table:table-cell office:value-type="float" office:value="-107.62117319046" calcext:value-type="float">
            <text:p>-107,6211731904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43</text:p>
          </table:table-cell>
          <table:table-cell office:value-type="float" office:value="8.106575012207" calcext:value-type="float">
            <text:p>8,106575012207</text:p>
          </table:table-cell>
          <table:table-cell office:value-type="float" office:value="7.9988986253738" calcext:value-type="float">
            <text:p>7,9988986253738</text:p>
          </table:table-cell>
          <table:table-cell office:value-type="float" office:value="178.82792509286" calcext:value-type="float">
            <text:p>178,8279250928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54</text:p>
          </table:table-cell>
          <table:table-cell office:value-type="float" office:value="9.7848606109619" calcext:value-type="float">
            <text:p>9,7848606109619</text:p>
          </table:table-cell>
          <table:table-cell office:value-type="float" office:value="8.9786559343338" calcext:value-type="float">
            <text:p>8,9786559343338</text:p>
          </table:table-cell>
          <table:table-cell office:value-type="float" office:value="-127.76107089535" calcext:value-type="float">
            <text:p>-127,761070895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65</text:p>
          </table:table-cell>
          <table:table-cell office:value-type="float" office:value="0.27536038309336" calcext:value-type="float">
            <text:p>0,27536038309336</text:p>
          </table:table-cell>
          <table:table-cell office:value-type="float" office:value="8.4748047590256" calcext:value-type="float">
            <text:p>8,4748047590256</text:p>
          </table:table-cell>
          <table:table-cell office:value-type="float" office:value="-102.70406562052" calcext:value-type="float">
            <text:p>-102,704065620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76</text:p>
          </table:table-cell>
          <table:table-cell office:value-type="float" office:value="1.4161251485348" calcext:value-type="float">
            <text:p>1,4161251485348</text:p>
          </table:table-cell>
          <table:table-cell office:value-type="float" office:value="10.369139909744" calcext:value-type="float">
            <text:p>10,369139909744</text:p>
          </table:table-cell>
          <table:table-cell office:value-type="float" office:value="-178.58918457274" calcext:value-type="float">
            <text:p>-178,589184572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87</text:p>
          </table:table-cell>
          <table:table-cell office:value-type="float" office:value="2.2596904635429" calcext:value-type="float">
            <text:p>2,2596904635429</text:p>
          </table:table-cell>
          <table:table-cell office:value-type="float" office:value="8.6578023433685" calcext:value-type="float">
            <text:p>8,6578023433685</text:p>
          </table:table-cell>
          <table:table-cell office:value-type="float" office:value="108.30846789536" calcext:value-type="float">
            <text:p>108,3084678953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98</text:p>
          </table:table-cell>
          <table:table-cell office:value-type="float" office:value="2.432636320591" calcext:value-type="float">
            <text:p>2,432636320591</text:p>
          </table:table-cell>
          <table:table-cell office:value-type="float" office:value="9.5616418123245" calcext:value-type="float">
            <text:p>9,5616418123245</text:p>
          </table:table-cell>
          <table:table-cell office:value-type="float" office:value="-112.65383784179" calcext:value-type="float">
            <text:p>-112,6538378417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09</text:p>
          </table:table-cell>
          <table:table-cell office:value-type="float" office:value="5.8957886695862" calcext:value-type="float">
            <text:p>5,8957886695862</text:p>
          </table:table-cell>
          <table:table-cell office:value-type="float" office:value="8.7008380889893" calcext:value-type="float">
            <text:p>8,7008380889893</text:p>
          </table:table-cell>
          <table:table-cell office:value-type="float" office:value="30.646694693596" calcext:value-type="float">
            <text:p>30,6466946935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20</text:p>
          </table:table-cell>
          <table:table-cell office:value-type="float" office:value="6.6793423891068" calcext:value-type="float">
            <text:p>6,6793423891068</text:p>
          </table:table-cell>
          <table:table-cell office:value-type="float" office:value="9.909388422966" calcext:value-type="float">
            <text:p>9,909388422966</text:p>
          </table:table-cell>
          <table:table-cell office:value-type="float" office:value="-129.0400438248" calcext:value-type="float">
            <text:p>-129,04004382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31</text:p>
          </table:table-cell>
          <table:table-cell office:value-type="float" office:value="8.127646446228" calcext:value-type="float">
            <text:p>8,127646446228</text:p>
          </table:table-cell>
          <table:table-cell office:value-type="float" office:value="10.683178901672" calcext:value-type="float">
            <text:p>10,683178901672</text:p>
          </table:table-cell>
          <table:table-cell office:value-type="float" office:value="-134.83705945835" calcext:value-type="float">
            <text:p>-134,837059458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42</text:p>
          </table:table-cell>
          <table:table-cell office:value-type="float" office:value="-1.2934157252312" calcext:value-type="float">
            <text:p>-1,2934157252312</text:p>
          </table:table-cell>
          <table:table-cell office:value-type="float" office:value="9.2878830432892" calcext:value-type="float">
            <text:p>9,2878830432892</text:p>
          </table:table-cell>
          <table:table-cell office:value-type="float" office:value="96.681402747039" calcext:value-type="float">
            <text:p>96,6814027470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53</text:p>
          </table:table-cell>
          <table:table-cell office:value-type="float" office:value="1.997694671154" calcext:value-type="float">
            <text:p>1,997694671154</text:p>
          </table:table-cell>
          <table:table-cell office:value-type="float" office:value="11.084319353104" calcext:value-type="float">
            <text:p>11,084319353104</text:p>
          </table:table-cell>
          <table:table-cell office:value-type="float" office:value="-124.16684247886" calcext:value-type="float">
            <text:p>-124,166842478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5</text:p>
          </table:table-cell>
          <table:table-cell office:value-type="float" office:value="0.77307537198067" calcext:value-type="float">
            <text:p>0,77307537198067</text:p>
          </table:table-cell>
          <table:table-cell office:value-type="float" office:value="-0.58483708649874" calcext:value-type="float">
            <text:p>-0,58483708649874</text:p>
          </table:table-cell>
          <table:table-cell office:value-type="float" office:value="123.40743222814" calcext:value-type="float">
            <text:p>123,407432228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14</text:p>
          </table:table-cell>
          <table:table-cell office:value-type="float" office:value="0.92210344970226" calcext:value-type="float">
            <text:p>0,92210344970226</text:p>
          </table:table-cell>
          <table:table-cell office:value-type="float" office:value="0.52151046693325" calcext:value-type="float">
            <text:p>0,52151046693325</text:p>
          </table:table-cell>
          <table:table-cell office:value-type="float" office:value="-68.305872807837" calcext:value-type="float">
            <text:p>-68,3058728078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25</text:p>
          </table:table-cell>
          <table:table-cell office:value-type="float" office:value="3.1096920371056" calcext:value-type="float">
            <text:p>3,1096920371056</text:p>
          </table:table-cell>
          <table:table-cell office:value-type="float" office:value="-0.21676504984498" calcext:value-type="float">
            <text:p>-0,21676504984498</text:p>
          </table:table-cell>
          <table:table-cell office:value-type="float" office:value="-64.381496921466" calcext:value-type="float">
            <text:p>-64,381496921466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36</text:p>
          </table:table-cell>
          <table:table-cell office:value-type="float" office:value="3.4939187765121" calcext:value-type="float">
            <text:p>3,4939187765121</text:p>
          </table:table-cell>
          <table:table-cell office:value-type="float" office:value="-0.065409294329584" calcext:value-type="float">
            <text:p>-0,065409294329584</text:p>
          </table:table-cell>
          <table:table-cell office:value-type="float" office:value="-7.3827461452241" calcext:value-type="float">
            <text:p>-7,3827461452241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47</text:p>
          </table:table-cell>
          <table:table-cell office:value-type="float" office:value="3.6096805334091" calcext:value-type="float">
            <text:p>3,6096805334091</text:p>
          </table:table-cell>
          <table:table-cell office:value-type="float" office:value="-0.57798005640507" calcext:value-type="float">
            <text:p>-0,57798005640507</text:p>
          </table:table-cell>
          <table:table-cell office:value-type="float" office:value="6.4774916335276" calcext:value-type="float">
            <text:p>6,4774916335276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58</text:p>
          </table:table-cell>
          <table:table-cell office:value-type="float" office:value="5.1716858148575" calcext:value-type="float">
            <text:p>5,1716858148575</text:p>
          </table:table-cell>
          <table:table-cell office:value-type="float" office:value="-0.58518975973129" calcext:value-type="float">
            <text:p>-0,58518975973129</text:p>
          </table:table-cell>
          <table:table-cell office:value-type="float" office:value="55.194442439231" calcext:value-type="float">
            <text:p>55,1944424392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69</text:p>
          </table:table-cell>
          <table:table-cell office:value-type="float" office:value="7.6705479621887" calcext:value-type="float">
            <text:p>7,6705479621887</text:p>
          </table:table-cell>
          <table:table-cell office:value-type="float" office:value="-0.58500982820988" calcext:value-type="float">
            <text:p>-0,58500982820988</text:p>
          </table:table-cell>
          <table:table-cell office:value-type="float" office:value="120.21017074585" calcext:value-type="float">
            <text:p>120,210170745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80</text:p>
          </table:table-cell>
          <table:table-cell office:value-type="float" office:value="0.44053751975298" calcext:value-type="float">
            <text:p>0,44053751975298</text:p>
          </table:table-cell>
          <table:table-cell office:value-type="float" office:value="2.1431720256805" calcext:value-type="float">
            <text:p>2,1431720256805</text:p>
          </table:table-cell>
          <table:table-cell office:value-type="float" office:value="84.780390095559" calcext:value-type="float">
            <text:p>84,780390095559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91</text:p>
          </table:table-cell>
          <table:table-cell office:value-type="float" office:value="1.9327674806118" calcext:value-type="float">
            <text:p>1,9327674806118</text:p>
          </table:table-cell>
          <table:table-cell office:value-type="float" office:value="1.2300282716751" calcext:value-type="float">
            <text:p>1,2300282716751</text:p>
          </table:table-cell>
          <table:table-cell office:value-type="float" office:value="156.50948597367" calcext:value-type="float">
            <text:p>156,5094859736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02</text:p>
          </table:table-cell>
          <table:table-cell office:value-type="float" office:value="1.6852954030037" calcext:value-type="float">
            <text:p>1,6852954030037</text:p>
          </table:table-cell>
          <table:table-cell office:value-type="float" office:value="0.19996719434857" calcext:value-type="float">
            <text:p>0,19996719434857</text:p>
          </table:table-cell>
          <table:table-cell office:value-type="float" office:value="21.290785757599" calcext:value-type="float">
            <text:p>21,2907857575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13</text:p>
          </table:table-cell>
          <table:table-cell office:value-type="float" office:value="4.1356620192528" calcext:value-type="float">
            <text:p>4,1356620192528</text:p>
          </table:table-cell>
          <table:table-cell office:value-type="float" office:value="0.60231558978558" calcext:value-type="float">
            <text:p>0,60231558978558</text:p>
          </table:table-cell>
          <table:table-cell office:value-type="float" office:value="87.688301019608" calcext:value-type="float">
            <text:p>87,688301019608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24</text:p>
          </table:table-cell>
          <table:table-cell office:value-type="float" office:value="5.7103139162064" calcext:value-type="float">
            <text:p>5,7103139162064</text:p>
          </table:table-cell>
          <table:table-cell office:value-type="float" office:value="1.8171790242195" calcext:value-type="float">
            <text:p>1,8171790242195</text:p>
          </table:table-cell>
          <table:table-cell office:value-type="float" office:value="163.37251055772" calcext:value-type="float">
            <text:p>163,3725105577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35</text:p>
          </table:table-cell>
          <table:table-cell office:value-type="float" office:value="4.8364853858948" calcext:value-type="float">
            <text:p>4,8364853858948</text:p>
          </table:table-cell>
          <table:table-cell office:value-type="float" office:value="0.78133195638657" calcext:value-type="float">
            <text:p>0,78133195638657</text:p>
          </table:table-cell>
          <table:table-cell office:value-type="float" office:value="15.425213203309" calcext:value-type="float">
            <text:p>15,4252132033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46</text:p>
          </table:table-cell>
          <table:table-cell office:value-type="float" office:value="9.6282005310059" calcext:value-type="float">
            <text:p>9,6282005310059</text:p>
          </table:table-cell>
          <table:table-cell office:value-type="float" office:value="0.37335198372602" calcext:value-type="float">
            <text:p>0,37335198372602</text:p>
          </table:table-cell>
          <table:table-cell office:value-type="float" office:value="164.16190688018" calcext:value-type="float">
            <text:p>164,161906880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57</text:p>
          </table:table-cell>
          <table:table-cell office:value-type="float" office:value="-1.3610191643238" calcext:value-type="float">
            <text:p>-1,3610191643238</text:p>
          </table:table-cell>
          <table:table-cell office:value-type="float" office:value="3.2959741353989" calcext:value-type="float">
            <text:p>3,2959741353989</text:p>
          </table:table-cell>
          <table:table-cell office:value-type="float" office:value="152.24074861806" calcext:value-type="float">
            <text:p>152,2407486180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68</text:p>
          </table:table-cell>
          <table:table-cell office:value-type="float" office:value="1.022257655859" calcext:value-type="float">
            <text:p>1,022257655859</text:p>
          </table:table-cell>
          <table:table-cell office:value-type="float" office:value="2.9468780755997" calcext:value-type="float">
            <text:p>2,9468780755997</text:p>
          </table:table-cell>
          <table:table-cell office:value-type="float" office:value="-156.58212771082" calcext:value-type="float">
            <text:p>-156,5821277108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79</text:p>
          </table:table-cell>
          <table:table-cell office:value-type="float" office:value="1.032690256834" calcext:value-type="float">
            <text:p>1,032690256834</text:p>
          </table:table-cell>
          <table:table-cell office:value-type="float" office:value="2.6176968216896" calcext:value-type="float">
            <text:p>2,6176968216896</text:p>
          </table:table-cell>
          <table:table-cell office:value-type="float" office:value="-117.18513100011" calcext:value-type="float">
            <text:p>-117,18513100011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90</text:p>
          </table:table-cell>
          <table:table-cell office:value-type="float" office:value="3.4950456023216" calcext:value-type="float">
            <text:p>3,4950456023216</text:p>
          </table:table-cell>
          <table:table-cell office:value-type="float" office:value="2.2223763167858" calcext:value-type="float">
            <text:p>2,2223763167858</text:p>
          </table:table-cell>
          <table:table-cell office:value-type="float" office:value="-35.056553828488" calcext:value-type="float">
            <text:p>-35,05655382848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01</text:p>
          </table:table-cell>
          <table:table-cell office:value-type="float" office:value="5.5725955963135" calcext:value-type="float">
            <text:p>5,5725955963135</text:p>
          </table:table-cell>
          <table:table-cell office:value-type="float" office:value="3.9164406061172" calcext:value-type="float">
            <text:p>3,9164406061172</text:p>
          </table:table-cell>
          <table:table-cell office:value-type="float" office:value="-106.33388370465" calcext:value-type="float">
            <text:p>-106,3338837046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12</text:p>
          </table:table-cell>
          <table:table-cell office:value-type="float" office:value="5.8221971988678" calcext:value-type="float">
            <text:p>5,8221971988678</text:p>
          </table:table-cell>
          <table:table-cell office:value-type="float" office:value="3.3619824051857" calcext:value-type="float">
            <text:p>3,3619824051857</text:p>
          </table:table-cell>
          <table:table-cell office:value-type="float" office:value="-25.453100918205" calcext:value-type="float">
            <text:p>-25,45310091820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23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2.7773874998093" calcext:value-type="float">
            <text:p>2,7773874998093</text:p>
          </table:table-cell>
          <table:table-cell office:value-type="float" office:value="130.51413123015" calcext:value-type="float">
            <text:p>130,51413123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34</text:p>
          </table:table-cell>
          <table:table-cell office:value-type="float" office:value="-1.3815778493881" calcext:value-type="float">
            <text:p>-1,3815778493881</text:p>
          </table:table-cell>
          <table:table-cell office:value-type="float" office:value="4.1991671919823" calcext:value-type="float">
            <text:p>4,1991671919823</text:p>
          </table:table-cell>
          <table:table-cell office:value-type="float" office:value="-145.59959909719" calcext:value-type="float">
            <text:p>-145,59959909719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45</text:p>
          </table:table-cell>
          <table:table-cell office:value-type="float" office:value="0.7024422287941" calcext:value-type="float">
            <text:p>0,7024422287941</text:p>
          </table:table-cell>
          <table:table-cell office:value-type="float" office:value="3.526326417923" calcext:value-type="float">
            <text:p>3,526326417923</text:p>
          </table:table-cell>
          <table:table-cell office:value-type="float" office:value="-57.533465373288" calcext:value-type="float">
            <text:p>-57,533465373288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56</text:p>
          </table:table-cell>
          <table:table-cell office:value-type="float" office:value="0.17454106360674" calcext:value-type="float">
            <text:p>0,17454106360674</text:p>
          </table:table-cell>
          <table:table-cell office:value-type="float" office:value="4.6357703208923" calcext:value-type="float">
            <text:p>4,6357703208923</text:p>
          </table:table-cell>
          <table:table-cell office:value-type="float" office:value="-33.96992774526" calcext:value-type="float">
            <text:p>-33,9699277452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67</text:p>
          </table:table-cell>
          <table:table-cell office:value-type="float" office:value="4.7062516212463" calcext:value-type="float">
            <text:p>4,7062516212463</text:p>
          </table:table-cell>
          <table:table-cell office:value-type="float" office:value="3.6996680498123" calcext:value-type="float">
            <text:p>3,6996680498123</text:p>
          </table:table-cell>
          <table:table-cell office:value-type="float" office:value="129.75999655997" calcext:value-type="float">
            <text:p>129,7599965599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78</text:p>
          </table:table-cell>
          <table:table-cell office:value-type="float" office:value="5.138703584671" calcext:value-type="float">
            <text:p>5,138703584671</text:p>
          </table:table-cell>
          <table:table-cell office:value-type="float" office:value="5.5059456825256" calcext:value-type="float">
            <text:p>5,5059456825256</text:p>
          </table:table-cell>
          <table:table-cell office:value-type="float" office:value="-116.45606217111" calcext:value-type="float">
            <text:p>-116,45606217111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89</text:p>
          </table:table-cell>
          <table:table-cell office:value-type="float" office:value="6.9489878416061" calcext:value-type="float">
            <text:p>6,9489878416061</text:p>
          </table:table-cell>
          <table:table-cell office:value-type="float" office:value="4.5517683029175" calcext:value-type="float">
            <text:p>4,5517683029175</text:p>
          </table:table-cell>
          <table:table-cell office:value-type="float" office:value="87.136387825012" calcext:value-type="float">
            <text:p>87,13638782501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00</text:p>
          </table:table-cell>
          <table:table-cell office:value-type="float" office:value="8.1081902980804" calcext:value-type="float">
            <text:p>8,1081902980804</text:p>
          </table:table-cell>
          <table:table-cell office:value-type="float" office:value="4.6299800276756" calcext:value-type="float">
            <text:p>4,6299800276756</text:p>
          </table:table-cell>
          <table:table-cell office:value-type="float" office:value="-0.92680240939757" calcext:value-type="float">
            <text:p>-0,926802409397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11</text:p>
          </table:table-cell>
          <table:table-cell office:value-type="float" office:value="-1.1137394607067" calcext:value-type="float">
            <text:p>-1,1137394607067</text:p>
          </table:table-cell>
          <table:table-cell office:value-type="float" office:value="5.1520681381226" calcext:value-type="float">
            <text:p>5,1520681381226</text:p>
          </table:table-cell>
          <table:table-cell office:value-type="float" office:value="-21.026174733593" calcext:value-type="float">
            <text:p>-21,02617473359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22</text:p>
          </table:table-cell>
          <table:table-cell office:value-type="float" office:value="0.71039475500584" calcext:value-type="float">
            <text:p>0,71039475500584</text:p>
          </table:table-cell>
          <table:table-cell office:value-type="float" office:value="6.2346625328064" calcext:value-type="float">
            <text:p>6,2346625328064</text:p>
          </table:table-cell>
          <table:table-cell office:value-type="float" office:value="-114.29807638666" calcext:value-type="float">
            <text:p>-114,2980763866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33</text:p>
          </table:table-cell>
          <table:table-cell office:value-type="float" office:value="0.66857978701591" calcext:value-type="float">
            <text:p>0,66857978701591</text:p>
          </table:table-cell>
          <table:table-cell office:value-type="float" office:value="6.9784796237946" calcext:value-type="float">
            <text:p>6,9784796237946</text:p>
          </table:table-cell>
          <table:table-cell office:value-type="float" office:value="-20.583362526195" calcext:value-type="float">
            <text:p>-20,5833625261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44</text:p>
          </table:table-cell>
          <table:table-cell office:value-type="float" office:value="2.814664542675" calcext:value-type="float">
            <text:p>2,814664542675</text:p>
          </table:table-cell>
          <table:table-cell office:value-type="float" office:value="4.0858167409897" calcext:value-type="float">
            <text:p>4,0858167409897</text:p>
          </table:table-cell>
          <table:table-cell office:value-type="float" office:value="109.32006729636" calcext:value-type="float">
            <text:p>109,320067296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55</text:p>
          </table:table-cell>
          <table:table-cell office:value-type="float" office:value="4.3332362174988" calcext:value-type="float">
            <text:p>4,3332362174988</text:p>
          </table:table-cell>
          <table:table-cell office:value-type="float" office:value="5.8413153886795" calcext:value-type="float">
            <text:p>5,8413153886795</text:p>
          </table:table-cell>
          <table:table-cell office:value-type="float" office:value="-44.737664377613" calcext:value-type="float">
            <text:p>-44,737664377613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66</text:p>
          </table:table-cell>
          <table:table-cell office:value-type="float" office:value="6.5890920162201" calcext:value-type="float">
            <text:p>6,5890920162201</text:p>
          </table:table-cell>
          <table:table-cell office:value-type="float" office:value="6.5936809778214" calcext:value-type="float">
            <text:p>6,5936809778214</text:p>
          </table:table-cell>
          <table:table-cell office:value-type="float" office:value="-97.043914400089" calcext:value-type="float">
            <text:p>-97,04391440008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77</text:p>
          </table:table-cell>
          <table:table-cell office:value-type="float" office:value="7.2755444049835" calcext:value-type="float">
            <text:p>7,2755444049835</text:p>
          </table:table-cell>
          <table:table-cell office:value-type="float" office:value="7.4729669094086" calcext:value-type="float">
            <text:p>7,4729669094086</text:p>
          </table:table-cell>
          <table:table-cell office:value-type="float" office:value="51.093279935752" calcext:value-type="float">
            <text:p>51,09327993575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88</text:p>
          </table:table-cell>
          <table:table-cell office:value-type="float" office:value="-1.5850079059601" calcext:value-type="float">
            <text:p>-1,5850079059601</text:p>
          </table:table-cell>
          <table:table-cell office:value-type="float" office:value="6.5762174129486" calcext:value-type="float">
            <text:p>6,5762174129486</text:p>
          </table:table-cell>
          <table:table-cell office:value-type="float" office:value="6.1946838714515" calcext:value-type="float">
            <text:p>6,19468387145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99</text:p>
          </table:table-cell>
          <table:table-cell office:value-type="float" office:value="1.6196446120739" calcext:value-type="float">
            <text:p>1,6196446120739</text:p>
          </table:table-cell>
          <table:table-cell office:value-type="float" office:value="9.1916924715042" calcext:value-type="float">
            <text:p>9,1916924715042</text:p>
          </table:table-cell>
          <table:table-cell office:value-type="float" office:value="-139.75826038676" calcext:value-type="float">
            <text:p>-139,758260386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10</text:p>
          </table:table-cell>
          <table:table-cell office:value-type="float" office:value="2.7070039510727" calcext:value-type="float">
            <text:p>2,7070039510727</text:p>
          </table:table-cell>
          <table:table-cell office:value-type="float" office:value="7.1457940340042" calcext:value-type="float">
            <text:p>7,1457940340042</text:p>
          </table:table-cell>
          <table:table-cell office:value-type="float" office:value="105.78490214743" calcext:value-type="float">
            <text:p>105,7849021474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21</text:p>
          </table:table-cell>
          <table:table-cell office:value-type="float" office:value="3.2461267709732" calcext:value-type="float">
            <text:p>3,2461267709732</text:p>
          </table:table-cell>
          <table:table-cell office:value-type="float" office:value="6.6892492771149" calcext:value-type="float">
            <text:p>6,6892492771149</text:p>
          </table:table-cell>
          <table:table-cell office:value-type="float" office:value="35.507469040573" calcext:value-type="float">
            <text:p>35,50746904057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32</text:p>
          </table:table-cell>
          <table:table-cell office:value-type="float" office:value="5.7067930698395" calcext:value-type="float">
            <text:p>5,7067930698395</text:p>
          </table:table-cell>
          <table:table-cell office:value-type="float" office:value="8.1909102201462" calcext:value-type="float">
            <text:p>8,1909102201462</text:p>
          </table:table-cell>
          <table:table-cell office:value-type="float" office:value="-154.39492122383" calcext:value-type="float">
            <text:p>-154,3949212238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43</text:p>
          </table:table-cell>
          <table:table-cell office:value-type="float" office:value="8.1429499387741" calcext:value-type="float">
            <text:p>8,1429499387741</text:p>
          </table:table-cell>
          <table:table-cell office:value-type="float" office:value="8.2178008556366" calcext:value-type="float">
            <text:p>8,2178008556366</text:p>
          </table:table-cell>
          <table:table-cell office:value-type="float" office:value="-90.535925452117" calcext:value-type="float">
            <text:p>-90,5359254521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54</text:p>
          </table:table-cell>
          <table:table-cell office:value-type="float" office:value="9.8298025131226" calcext:value-type="float">
            <text:p>9,8298025131226</text:p>
          </table:table-cell>
          <table:table-cell office:value-type="float" office:value="9.2913997173309" calcext:value-type="float">
            <text:p>9,2913997173309</text:p>
          </table:table-cell>
          <table:table-cell office:value-type="float" office:value="-90.525736474687" calcext:value-type="float">
            <text:p>-90,5257364746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65</text:p>
          </table:table-cell>
          <table:table-cell office:value-type="float" office:value="0.25887643918395" calcext:value-type="float">
            <text:p>0,25887643918395</text:p>
          </table:table-cell>
          <table:table-cell office:value-type="float" office:value="8.8451260328293" calcext:value-type="float">
            <text:p>8,8451260328293</text:p>
          </table:table-cell>
          <table:table-cell office:value-type="float" office:value="-89.23403244869" calcext:value-type="float">
            <text:p>-89,234032448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76</text:p>
          </table:table-cell>
          <table:table-cell office:value-type="float" office:value="1.5960986912251" calcext:value-type="float">
            <text:p>1,5960986912251</text:p>
          </table:table-cell>
          <table:table-cell office:value-type="float" office:value="10.244292020798" calcext:value-type="float">
            <text:p>10,244292020798</text:p>
          </table:table-cell>
          <table:table-cell office:value-type="float" office:value="142.05024044984" calcext:value-type="float">
            <text:p>142,050240449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87</text:p>
          </table:table-cell>
          <table:table-cell office:value-type="float" office:value="2.0654909312725" calcext:value-type="float">
            <text:p>2,0654909312725</text:p>
          </table:table-cell>
          <table:table-cell office:value-type="float" office:value="8.4221279621124" calcext:value-type="float">
            <text:p>8,4221279621124</text:p>
          </table:table-cell>
          <table:table-cell office:value-type="float" office:value="55.440467634019" calcext:value-type="float">
            <text:p>55,44046763401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98</text:p>
          </table:table-cell>
          <table:table-cell office:value-type="float" office:value="2.7345472574234" calcext:value-type="float">
            <text:p>2,7345472574234</text:p>
          </table:table-cell>
          <table:table-cell office:value-type="float" office:value="9.6153420209885" calcext:value-type="float">
            <text:p>9,6153420209885</text:p>
          </table:table-cell>
          <table:table-cell office:value-type="float" office:value="-165.54589939725" calcext:value-type="float">
            <text:p>-165,5458993972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09</text:p>
          </table:table-cell>
          <table:table-cell office:value-type="float" office:value="5.704482793808" calcext:value-type="float">
            <text:p>5,704482793808</text:p>
          </table:table-cell>
          <table:table-cell office:value-type="float" office:value="8.6811619997025" calcext:value-type="float">
            <text:p>8,6811619997025</text:p>
          </table:table-cell>
          <table:table-cell office:value-type="float" office:value="-13.718175090802" calcext:value-type="float">
            <text:p>-13,71817509080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20</text:p>
          </table:table-cell>
          <table:table-cell office:value-type="float" office:value="6.8564403057098" calcext:value-type="float">
            <text:p>6,8564403057098</text:p>
          </table:table-cell>
          <table:table-cell office:value-type="float" office:value="10.015832185745" calcext:value-type="float">
            <text:p>10,015832185745</text:p>
          </table:table-cell>
          <table:table-cell office:value-type="float" office:value="-150.37588556861" calcext:value-type="float">
            <text:p>-150,375885568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31</text:p>
          </table:table-cell>
          <table:table-cell office:value-type="float" office:value="8.4346401691437" calcext:value-type="float">
            <text:p>8,4346401691437</text:p>
          </table:table-cell>
          <table:table-cell office:value-type="float" office:value="10.836752653122" calcext:value-type="float">
            <text:p>10,836752653122</text:p>
          </table:table-cell>
          <table:table-cell office:value-type="float" office:value="-158.81681442261" calcext:value-type="float">
            <text:p>-158,816814422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42</text:p>
          </table:table-cell>
          <table:table-cell office:value-type="float" office:value="-1.1755742877722" calcext:value-type="float">
            <text:p>-1,1755742877722</text:p>
          </table:table-cell>
          <table:table-cell office:value-type="float" office:value="8.9898061752319" calcext:value-type="float">
            <text:p>8,9898061752319</text:p>
          </table:table-cell>
          <table:table-cell office:value-type="float" office:value="113.22929297283" calcext:value-type="float">
            <text:p>113,229292972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53</text:p>
          </table:table-cell>
          <table:table-cell office:value-type="float" office:value="2.181383818388" calcext:value-type="float">
            <text:p>2,181383818388</text:p>
          </table:table-cell>
          <table:table-cell office:value-type="float" office:value="11.083813905716" calcext:value-type="float">
            <text:p>11,083813905716</text:p>
          </table:table-cell>
          <table:table-cell office:value-type="float" office:value="-124.98334107126" calcext:value-type="float">
            <text:p>-124,983341071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5</text:p>
          </table:table-cell>
          <table:table-cell office:value-type="float" office:value="1.1064100265503" calcext:value-type="float">
            <text:p>1,1064100265503</text:p>
          </table:table-cell>
          <table:table-cell office:value-type="float" office:value="-0.58503251522779" calcext:value-type="float">
            <text:p>-0,58503251522779</text:p>
          </table:table-cell>
          <table:table-cell office:value-type="float" office:value="120.02534775218" calcext:value-type="float">
            <text:p>120,025347752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14</text:p>
          </table:table-cell>
          <table:table-cell office:value-type="float" office:value="0.92171810567379" calcext:value-type="float">
            <text:p>0,92171810567379</text:p>
          </table:table-cell>
          <table:table-cell office:value-type="float" office:value="0.85727289319038" calcext:value-type="float">
            <text:p>0,85727289319038</text:p>
          </table:table-cell>
          <table:table-cell office:value-type="float" office:value="-95.974194775721" calcext:value-type="float">
            <text:p>-95,9741947757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25</text:p>
          </table:table-cell>
          <table:table-cell office:value-type="float" office:value="2.8976735472679" calcext:value-type="float">
            <text:p>2,8976735472679</text:p>
          </table:table-cell>
          <table:table-cell office:value-type="float" office:value="-0.28391232714057" calcext:value-type="float">
            <text:p>-0,28391232714057</text:p>
          </table:table-cell>
          <table:table-cell office:value-type="float" office:value="26.319495431936" calcext:value-type="float">
            <text:p>26,319495431936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36</text:p>
          </table:table-cell>
          <table:table-cell office:value-type="float" office:value="3.3959975838661" calcext:value-type="float">
            <text:p>3,3959975838661</text:p>
          </table:table-cell>
          <table:table-cell office:value-type="float" office:value="-0.18072323873639" calcext:value-type="float">
            <text:p>-0,18072323873639</text:p>
          </table:table-cell>
          <table:table-cell office:value-type="float" office:value="78.710363169385" calcext:value-type="float">
            <text:p>78,710363169385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47</text:p>
          </table:table-cell>
          <table:table-cell office:value-type="float" office:value="3.4671232104301" calcext:value-type="float">
            <text:p>3,4671232104301</text:p>
          </table:table-cell>
          <table:table-cell office:value-type="float" office:value="-0.49666382372379" calcext:value-type="float">
            <text:p>-0,49666382372379</text:p>
          </table:table-cell>
          <table:table-cell office:value-type="float" office:value="-61.8222663357" calcext:value-type="float">
            <text:p>-61,8222663357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58</text:p>
          </table:table-cell>
          <table:table-cell office:value-type="float" office:value="4.9728393554688" calcext:value-type="float">
            <text:p>4,9728393554688</text:p>
          </table:table-cell>
          <table:table-cell office:value-type="float" office:value="-0.58500863611698" calcext:value-type="float">
            <text:p>-0,58500863611698</text:p>
          </table:table-cell>
          <table:table-cell office:value-type="float" office:value="55.447806977922" calcext:value-type="float">
            <text:p>55,4478069779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69</text:p>
          </table:table-cell>
          <table:table-cell office:value-type="float" office:value="7.9525929689407" calcext:value-type="float">
            <text:p>7,9525929689407</text:p>
          </table:table-cell>
          <table:table-cell office:value-type="float" office:value="-0.55094789713621" calcext:value-type="float">
            <text:p>-0,55094789713621</text:p>
          </table:table-cell>
          <table:table-cell office:value-type="float" office:value="179.15114323804" calcext:value-type="float">
            <text:p>179,151143238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80</text:p>
          </table:table-cell>
          <table:table-cell office:value-type="float" office:value="0.21865237504244" calcext:value-type="float">
            <text:p>0,21865237504244</text:p>
          </table:table-cell>
          <table:table-cell office:value-type="float" office:value="2.1317355334759" calcext:value-type="float">
            <text:p>2,1317355334759</text:p>
          </table:table-cell>
          <table:table-cell office:value-type="float" office:value="-6.0076929011922" calcext:value-type="float">
            <text:p>-6,0076929011922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91</text:p>
          </table:table-cell>
          <table:table-cell office:value-type="float" office:value="2.2564642131329" calcext:value-type="float">
            <text:p>2,2564642131329</text:p>
          </table:table-cell>
          <table:table-cell office:value-type="float" office:value="1.1421994119883" calcext:value-type="float">
            <text:p>1,1421994119883</text:p>
          </table:table-cell>
          <table:table-cell office:value-type="float" office:value="162.31042412436" calcext:value-type="float">
            <text:p>162,31042412436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02</text:p>
          </table:table-cell>
          <table:table-cell office:value-type="float" office:value="1.4017155766487" calcext:value-type="float">
            <text:p>1,4017155766487</text:p>
          </table:table-cell>
          <table:table-cell office:value-type="float" office:value="0.20726423710585" calcext:value-type="float">
            <text:p>0,20726423710585</text:p>
          </table:table-cell>
          <table:table-cell office:value-type="float" office:value="-6.3926355948873" calcext:value-type="float">
            <text:p>-6,39263559488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13</text:p>
          </table:table-cell>
          <table:table-cell office:value-type="float" office:value="4.1041222214699" calcext:value-type="float">
            <text:p>4,1041222214699</text:p>
          </table:table-cell>
          <table:table-cell office:value-type="float" office:value="0.21605102345347" calcext:value-type="float">
            <text:p>0,21605102345347</text:p>
          </table:table-cell>
          <table:table-cell office:value-type="float" office:value="82.770100065098" calcext:value-type="float">
            <text:p>82,770100065098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24</text:p>
          </table:table-cell>
          <table:table-cell office:value-type="float" office:value="5.9527081251144" calcext:value-type="float">
            <text:p>5,9527081251144</text:p>
          </table:table-cell>
          <table:table-cell office:value-type="float" office:value="1.670129597187" calcext:value-type="float">
            <text:p>1,670129597187</text:p>
          </table:table-cell>
          <table:table-cell office:value-type="float" office:value="135.44636167538" calcext:value-type="float">
            <text:p>135,446361675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35</text:p>
          </table:table-cell>
          <table:table-cell office:value-type="float" office:value="4.5316195487976" calcext:value-type="float">
            <text:p>4,5316195487976</text:p>
          </table:table-cell>
          <table:table-cell office:value-type="float" office:value="0.71071587502956" calcext:value-type="float">
            <text:p>0,71071587502956</text:p>
          </table:table-cell>
          <table:table-cell office:value-type="float" office:value="12.41756937686" calcext:value-type="float">
            <text:p>12,4175693768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46</text:p>
          </table:table-cell>
          <table:table-cell office:value-type="float" office:value="9.7809588909149" calcext:value-type="float">
            <text:p>9,7809588909149</text:p>
          </table:table-cell>
          <table:table-cell office:value-type="float" office:value="0.45331284403801" calcext:value-type="float">
            <text:p>0,45331284403801</text:p>
          </table:table-cell>
          <table:table-cell office:value-type="float" office:value="163.29365019586" calcext:value-type="float">
            <text:p>163,293650195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57</text:p>
          </table:table-cell>
          <table:table-cell office:value-type="float" office:value="-1.0094384104013" calcext:value-type="float">
            <text:p>-1,0094384104013</text:p>
          </table:table-cell>
          <table:table-cell office:value-type="float" office:value="3.1104999780655" calcext:value-type="float">
            <text:p>3,1104999780655</text:p>
          </table:table-cell>
          <table:table-cell office:value-type="float" office:value="152.2352406933" calcext:value-type="float">
            <text:p>152,235240693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68</text:p>
          </table:table-cell>
          <table:table-cell office:value-type="float" office:value="0.96093341708183" calcext:value-type="float">
            <text:p>0,96093341708183</text:p>
          </table:table-cell>
          <table:table-cell office:value-type="float" office:value="3.1614178419113" calcext:value-type="float">
            <text:p>3,1614178419113</text:p>
          </table:table-cell>
          <table:table-cell office:value-type="float" office:value="-65.706104989264" calcext:value-type="float">
            <text:p>-65,706104989264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79</text:p>
          </table:table-cell>
          <table:table-cell office:value-type="float" office:value="0.85847817361355" calcext:value-type="float">
            <text:p>0,85847817361355</text:p>
          </table:table-cell>
          <table:table-cell office:value-type="float" office:value="2.7461558580399" calcext:value-type="float">
            <text:p>2,7461558580399</text:p>
          </table:table-cell>
          <table:table-cell office:value-type="float" office:value="-26.977873531876" calcext:value-type="float">
            <text:p>-26,977873531876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90</text:p>
          </table:table-cell>
          <table:table-cell office:value-type="float" office:value="3.2003423571587" calcext:value-type="float">
            <text:p>3,2003423571587</text:p>
          </table:table-cell>
          <table:table-cell office:value-type="float" office:value="2.4233393371105" calcext:value-type="float">
            <text:p>2,4233393371105</text:p>
          </table:table-cell>
          <table:table-cell office:value-type="float" office:value="-33.51072331143" calcext:value-type="float">
            <text:p>-33,51072331143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01</text:p>
          </table:table-cell>
          <table:table-cell office:value-type="float" office:value="5.3706657886505" calcext:value-type="float">
            <text:p>5,3706657886505</text:p>
          </table:table-cell>
          <table:table-cell office:value-type="float" office:value="4.0080961585045" calcext:value-type="float">
            <text:p>4,0080961585045</text:p>
          </table:table-cell>
          <table:table-cell office:value-type="float" office:value="-15.607099434373" calcext:value-type="float">
            <text:p>-15,60709943437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12</text:p>
          </table:table-cell>
          <table:table-cell office:value-type="float" office:value="5.6998521089554" calcext:value-type="float">
            <text:p>5,6998521089554</text:p>
          </table:table-cell>
          <table:table-cell office:value-type="float" office:value="3.1770712137222" calcext:value-type="float">
            <text:p>3,1770712137222</text:p>
          </table:table-cell>
          <table:table-cell office:value-type="float" office:value="65.258835531344" calcext:value-type="float">
            <text:p>65,25883553134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23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2.5726741552353" calcext:value-type="float">
            <text:p>2,5726741552353</text:p>
          </table:table-cell>
          <table:table-cell office:value-type="float" office:value="127.84084696679" calcext:value-type="float">
            <text:p>127,840846966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34</text:p>
          </table:table-cell>
          <table:table-cell office:value-type="float" office:value="-1.0541522502899" calcext:value-type="float">
            <text:p>-1,0541522502899</text:p>
          </table:table-cell>
          <table:table-cell office:value-type="float" office:value="4.423733651638" calcext:value-type="float">
            <text:p>4,423733651638</text:p>
          </table:table-cell>
          <table:table-cell office:value-type="float" office:value="-145.57158111767" calcext:value-type="float">
            <text:p>-145,5715811176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45</text:p>
          </table:table-cell>
          <table:table-cell office:value-type="float" office:value="0.83187475800514" calcext:value-type="float">
            <text:p>0,83187475800514</text:p>
          </table:table-cell>
          <table:table-cell office:value-type="float" office:value="3.7148004770279" calcext:value-type="float">
            <text:p>3,7148004770279</text:p>
          </table:table-cell>
          <table:table-cell office:value-type="float" office:value="-118.70612460337" calcext:value-type="float">
            <text:p>-118,7061246033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56</text:p>
          </table:table-cell>
          <table:table-cell office:value-type="float" office:value="-0.073806620202959" calcext:value-type="float">
            <text:p>-0,073806620202959</text:p>
          </table:table-cell>
          <table:table-cell office:value-type="float" office:value="4.8665499687195" calcext:value-type="float">
            <text:p>4,8665499687195</text:p>
          </table:table-cell>
          <table:table-cell office:value-type="float" office:value="-45.252265823875" calcext:value-type="float">
            <text:p>-45,25226582387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67</text:p>
          </table:table-cell>
          <table:table-cell office:value-type="float" office:value="4.7626009583473" calcext:value-type="float">
            <text:p>4,7626009583473</text:p>
          </table:table-cell>
          <table:table-cell office:value-type="float" office:value="3.4754866361618" calcext:value-type="float">
            <text:p>3,4754866361618</text:p>
          </table:table-cell>
          <table:table-cell office:value-type="float" office:value="87.830516183452" calcext:value-type="float">
            <text:p>87,83051618345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78</text:p>
          </table:table-cell>
          <table:table-cell office:value-type="float" office:value="4.9702721834183" calcext:value-type="float">
            <text:p>4,9702721834183</text:p>
          </table:table-cell>
          <table:table-cell office:value-type="float" office:value="5.7539737224579" calcext:value-type="float">
            <text:p>5,7539737224579</text:p>
          </table:table-cell>
          <table:table-cell office:value-type="float" office:value="-59.939136930332" calcext:value-type="float">
            <text:p>-59,939136930332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89</text:p>
          </table:table-cell>
          <table:table-cell office:value-type="float" office:value="7.0267593860626" calcext:value-type="float">
            <text:p>7,0267593860626</text:p>
          </table:table-cell>
          <table:table-cell office:value-type="float" office:value="4.2242017388344" calcext:value-type="float">
            <text:p>4,2242017388344</text:p>
          </table:table-cell>
          <table:table-cell office:value-type="float" office:value="112.93605406573" calcext:value-type="float">
            <text:p>112,93605406573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00</text:p>
          </table:table-cell>
          <table:table-cell office:value-type="float" office:value="7.9936820268631" calcext:value-type="float">
            <text:p>7,9936820268631</text:p>
          </table:table-cell>
          <table:table-cell office:value-type="float" office:value="4.8511934280396" calcext:value-type="float">
            <text:p>4,8511934280396</text:p>
          </table:table-cell>
          <table:table-cell office:value-type="float" office:value="-72.647928432295" calcext:value-type="float">
            <text:p>-72,6479284322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11</text:p>
          </table:table-cell>
          <table:table-cell office:value-type="float" office:value="-1.3883396983147" calcext:value-type="float">
            <text:p>-1,3883396983147</text:p>
          </table:table-cell>
          <table:table-cell office:value-type="float" office:value="5.2910435199738" calcext:value-type="float">
            <text:p>5,2910435199738</text:p>
          </table:table-cell>
          <table:table-cell office:value-type="float" office:value="-30.458673550065" calcext:value-type="float">
            <text:p>-30,45867355006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22</text:p>
          </table:table-cell>
          <table:table-cell office:value-type="float" office:value="0.66621385514736" calcext:value-type="float">
            <text:p>0,66621385514736</text:p>
          </table:table-cell>
          <table:table-cell office:value-type="float" office:value="6.4895534515381" calcext:value-type="float">
            <text:p>6,4895534515381</text:p>
          </table:table-cell>
          <table:table-cell office:value-type="float" office:value="-59.761906125743" calcext:value-type="float">
            <text:p>-59,76190612574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33</text:p>
          </table:table-cell>
          <table:table-cell office:value-type="float" office:value="0.37219915539026" calcext:value-type="float">
            <text:p>0,37219915539026</text:p>
          </table:table-cell>
          <table:table-cell office:value-type="float" office:value="7.072811126709" calcext:value-type="float">
            <text:p>7,072811126709</text:p>
          </table:table-cell>
          <table:table-cell office:value-type="float" office:value="-16.989554379396" calcext:value-type="float">
            <text:p>-16,98955437939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44</text:p>
          </table:table-cell>
          <table:table-cell office:value-type="float" office:value="3.0655217170715" calcext:value-type="float">
            <text:p>3,0655217170715</text:p>
          </table:table-cell>
          <table:table-cell office:value-type="float" office:value="4.0114229917526" calcext:value-type="float">
            <text:p>4,0114229917526</text:p>
          </table:table-cell>
          <table:table-cell office:value-type="float" office:value="173.66924103658" calcext:value-type="float">
            <text:p>173,669241036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55</text:p>
          </table:table-cell>
          <table:table-cell office:value-type="float" office:value="4.0448170900345" calcext:value-type="float">
            <text:p>4,0448170900345</text:p>
          </table:table-cell>
          <table:table-cell office:value-type="float" office:value="5.759784579277" calcext:value-type="float">
            <text:p>5,759784579277</text:p>
          </table:table-cell>
          <table:table-cell office:value-type="float" office:value="11.656062048712" calcext:value-type="float">
            <text:p>11,656062048712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66</text:p>
          </table:table-cell>
          <table:table-cell office:value-type="float" office:value="6.7179435491562" calcext:value-type="float">
            <text:p>6,7179435491562</text:p>
          </table:table-cell>
          <table:table-cell office:value-type="float" office:value="6.8206608295441" calcext:value-type="float">
            <text:p>6,8206608295441</text:p>
          </table:table-cell>
          <table:table-cell office:value-type="float" office:value="-131.69804803885" calcext:value-type="float">
            <text:p>-131,6980480388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77</text:p>
          </table:table-cell>
          <table:table-cell office:value-type="float" office:value="7.3069322109222" calcext:value-type="float">
            <text:p>7,3069322109222</text:p>
          </table:table-cell>
          <table:table-cell office:value-type="float" office:value="7.1450841426849" calcext:value-type="float">
            <text:p>7,1450841426849</text:p>
          </table:table-cell>
          <table:table-cell office:value-type="float" office:value="90.208586613843" calcext:value-type="float">
            <text:p>90,20858661384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88</text:p>
          </table:table-cell>
          <table:table-cell office:value-type="float" office:value="-1.5850065648556" calcext:value-type="float">
            <text:p>-1,5850065648556</text:p>
          </table:table-cell>
          <table:table-cell office:value-type="float" office:value="6.2405604124069" calcext:value-type="float">
            <text:p>6,2405604124069</text:p>
          </table:table-cell>
          <table:table-cell office:value-type="float" office:value="23.294513772248" calcext:value-type="float">
            <text:p>23,2945137722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99</text:p>
          </table:table-cell>
          <table:table-cell office:value-type="float" office:value="1.9377909600735" calcext:value-type="float">
            <text:p>1,9377909600735</text:p>
          </table:table-cell>
          <table:table-cell office:value-type="float" office:value="9.3729722499847" calcext:value-type="float">
            <text:p>9,3729722499847</text:p>
          </table:table-cell>
          <table:table-cell office:value-type="float" office:value="-153.74367404136" calcext:value-type="float">
            <text:p>-153,743674041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10</text:p>
          </table:table-cell>
          <table:table-cell office:value-type="float" office:value="2.5398167967796" calcext:value-type="float">
            <text:p>2,5398167967796</text:p>
          </table:table-cell>
          <table:table-cell office:value-type="float" office:value="6.9821697473526" calcext:value-type="float">
            <text:p>6,9821697473526</text:p>
          </table:table-cell>
          <table:table-cell office:value-type="float" office:value="36.788601404542" calcext:value-type="float">
            <text:p>36,78860140454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21</text:p>
          </table:table-cell>
          <table:table-cell office:value-type="float" office:value="3.0738186836243" calcext:value-type="float">
            <text:p>3,0738186836243</text:p>
          </table:table-cell>
          <table:table-cell office:value-type="float" office:value="6.4066684246063" calcext:value-type="float">
            <text:p>6,4066684246063</text:p>
          </table:table-cell>
          <table:table-cell office:value-type="float" office:value="64.921581061782" calcext:value-type="float">
            <text:p>64,921581061782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32</text:p>
          </table:table-cell>
          <table:table-cell office:value-type="float" office:value="5.8299553394318" calcext:value-type="float">
            <text:p>5,8299553394318</text:p>
          </table:table-cell>
          <table:table-cell office:value-type="float" office:value="8.0068236589432" calcext:value-type="float">
            <text:p>8,0068236589432</text:p>
          </table:table-cell>
          <table:table-cell office:value-type="float" office:value="114.98472189448" calcext:value-type="float">
            <text:p>114,98472189448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43</text:p>
          </table:table-cell>
          <table:table-cell office:value-type="float" office:value="7.9158294200897" calcext:value-type="float">
            <text:p>7,9158294200897</text:p>
          </table:table-cell>
          <table:table-cell office:value-type="float" office:value="8.4585893154144" calcext:value-type="float">
            <text:p>8,4585893154144</text:p>
          </table:table-cell>
          <table:table-cell office:value-type="float" office:value="-51.934933206838" calcext:value-type="float">
            <text:p>-51,93493320683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54</text:p>
          </table:table-cell>
          <table:table-cell office:value-type="float" office:value="9.6772879362106" calcext:value-type="float">
            <text:p>9,6772879362106</text:p>
          </table:table-cell>
          <table:table-cell office:value-type="float" office:value="9.5684558153152" calcext:value-type="float">
            <text:p>9,5684558153152</text:p>
          </table:table-cell>
          <table:table-cell office:value-type="float" office:value="-53.311647882887" calcext:value-type="float">
            <text:p>-53,3116478828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65</text:p>
          </table:table-cell>
          <table:table-cell office:value-type="float" office:value="0.25309523567557" calcext:value-type="float">
            <text:p>0,25309523567557</text:p>
          </table:table-cell>
          <table:table-cell office:value-type="float" office:value="9.242450594902" calcext:value-type="float">
            <text:p>9,242450594902</text:p>
          </table:table-cell>
          <table:table-cell office:value-type="float" office:value="-89.164698199861" calcext:value-type="float">
            <text:p>-89,1646981998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76</text:p>
          </table:table-cell>
          <table:table-cell office:value-type="float" office:value="1.6561630368233" calcext:value-type="float">
            <text:p>1,6561630368233</text:p>
          </table:table-cell>
          <table:table-cell office:value-type="float" office:value="10.033392906189" calcext:value-type="float">
            <text:p>10,033392906189</text:p>
          </table:table-cell>
          <table:table-cell office:value-type="float" office:value="102.52211959499" calcext:value-type="float">
            <text:p>102,522119594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87</text:p>
          </table:table-cell>
          <table:table-cell office:value-type="float" office:value="1.8408878147602" calcext:value-type="float">
            <text:p>1,8408878147602</text:p>
          </table:table-cell>
          <table:table-cell office:value-type="float" office:value="8.0945682525635" calcext:value-type="float">
            <text:p>8,0945682525635</text:p>
          </table:table-cell>
          <table:table-cell office:value-type="float" office:value="55.498294010284" calcext:value-type="float">
            <text:p>55,49829401028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98</text:p>
          </table:table-cell>
          <table:table-cell office:value-type="float" office:value="3.1205064058304" calcext:value-type="float">
            <text:p>3,1205064058304</text:p>
          </table:table-cell>
          <table:table-cell office:value-type="float" office:value="9.7147101163864" calcext:value-type="float">
            <text:p>9,7147101163864</text:p>
          </table:table-cell>
          <table:table-cell office:value-type="float" office:value="-165.60127932555" calcext:value-type="float">
            <text:p>-165,6012793255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09</text:p>
          </table:table-cell>
          <table:table-cell office:value-type="float" office:value="5.7263040542603" calcext:value-type="float">
            <text:p>5,7263040542603</text:p>
          </table:table-cell>
          <table:table-cell office:value-type="float" office:value="8.9014369249344" calcext:value-type="float">
            <text:p>8,9014369249344</text:p>
          </table:table-cell>
          <table:table-cell office:value-type="float" office:value="-104.55283541588" calcext:value-type="float">
            <text:p>-104,5528354158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20</text:p>
          </table:table-cell>
          <table:table-cell office:value-type="float" office:value="7.059480547905" calcext:value-type="float">
            <text:p>7,059480547905</text:p>
          </table:table-cell>
          <table:table-cell office:value-type="float" office:value="10.051081180573" calcext:value-type="float">
            <text:p>10,051081180573</text:p>
          </table:table-cell>
          <table:table-cell office:value-type="float" office:value="-171.61631584167" calcext:value-type="float">
            <text:p>-171,616315841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31</text:p>
          </table:table-cell>
          <table:table-cell office:value-type="float" office:value="8.7470132112503" calcext:value-type="float">
            <text:p>8,7470132112503</text:p>
          </table:table-cell>
          <table:table-cell office:value-type="float" office:value="10.890852212906" calcext:value-type="float">
            <text:p>10,890852212906</text:p>
          </table:table-cell>
          <table:table-cell office:value-type="float" office:value="-170.75647821852" calcext:value-type="float">
            <text:p>-170,756478218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42</text:p>
          </table:table-cell>
          <table:table-cell office:value-type="float" office:value="-1.0137257725" calcext:value-type="float">
            <text:p>-1,0137257725</text:p>
          </table:table-cell>
          <table:table-cell office:value-type="float" office:value="8.6869013309479" calcext:value-type="float">
            <text:p>8,6869013309479</text:p>
          </table:table-cell>
          <table:table-cell office:value-type="float" office:value="119.56992574558" calcext:value-type="float">
            <text:p>119,569925745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53</text:p>
          </table:table-cell>
          <table:table-cell office:value-type="float" office:value="2.3324754834175" calcext:value-type="float">
            <text:p>2,3324754834175</text:p>
          </table:table-cell>
          <table:table-cell office:value-type="float" office:value="11.082293987274" calcext:value-type="float">
            <text:p>11,082293987274</text:p>
          </table:table-cell>
          <table:table-cell office:value-type="float" office:value="-124.00390084382" calcext:value-type="float">
            <text:p>-124,003900843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5</text:p>
          </table:table-cell>
          <table:table-cell office:value-type="float" office:value="1.4184680581093" calcext:value-type="float">
            <text:p>1,4184680581093</text:p>
          </table:table-cell>
          <table:table-cell office:value-type="float" office:value="-0.58500915765762" calcext:value-type="float">
            <text:p>-0,58500915765762</text:p>
          </table:table-cell>
          <table:table-cell office:value-type="float" office:value="115.16284790768" calcext:value-type="float">
            <text:p>115,162847907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14</text:p>
          </table:table-cell>
          <table:table-cell office:value-type="float" office:value="0.99481210112572" calcext:value-type="float">
            <text:p>0,99481210112572</text:p>
          </table:table-cell>
          <table:table-cell office:value-type="float" office:value="1.1226141452789" calcext:value-type="float">
            <text:p>1,1226141452789</text:p>
          </table:table-cell>
          <table:table-cell office:value-type="float" office:value="-96.879804210298" calcext:value-type="float">
            <text:p>-96,87980421029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25</text:p>
          </table:table-cell>
          <table:table-cell office:value-type="float" office:value="2.7057918906212" calcext:value-type="float">
            <text:p>2,7057918906212</text:p>
          </table:table-cell>
          <table:table-cell office:value-type="float" office:value="-0.57850182056427" calcext:value-type="float">
            <text:p>-0,57850182056427</text:p>
          </table:table-cell>
          <table:table-cell office:value-type="float" office:value="52.573117860563" calcext:value-type="float">
            <text:p>52,573117860563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36</text:p>
          </table:table-cell>
          <table:table-cell office:value-type="float" office:value="3.5931265354156" calcext:value-type="float">
            <text:p>3,5931265354156</text:p>
          </table:table-cell>
          <table:table-cell office:value-type="float" office:value="-0.149204460904" calcext:value-type="float">
            <text:p>-0,149204460904</text:p>
          </table:table-cell>
          <table:table-cell office:value-type="float" office:value="169.14432367701" calcext:value-type="float">
            <text:p>169,14432367701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47</text:p>
          </table:table-cell>
          <table:table-cell office:value-type="float" office:value="3.6929699778557" calcext:value-type="float">
            <text:p>3,6929699778557</text:p>
          </table:table-cell>
          <table:table-cell office:value-type="float" office:value="-0.47689665108919" calcext:value-type="float">
            <text:p>-0,47689665108919</text:p>
          </table:table-cell>
          <table:table-cell office:value-type="float" office:value="-153.84889863859" calcext:value-type="float">
            <text:p>-153,84889863859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58</text:p>
          </table:table-cell>
          <table:table-cell office:value-type="float" office:value="4.7489088773727" calcext:value-type="float">
            <text:p>4,7489088773727</text:p>
          </table:table-cell>
          <table:table-cell office:value-type="float" office:value="-0.58534543961287" calcext:value-type="float">
            <text:p>-0,58534543961287</text:p>
          </table:table-cell>
          <table:table-cell office:value-type="float" office:value="55.054718142102" calcext:value-type="float">
            <text:p>55,054718142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69</text:p>
          </table:table-cell>
          <table:table-cell office:value-type="float" office:value="8.2242000102997" calcext:value-type="float">
            <text:p>8,2242000102997</text:p>
          </table:table-cell>
          <table:table-cell office:value-type="float" office:value="-0.37221197038889" calcext:value-type="float">
            <text:p>-0,37221197038889</text:p>
          </table:table-cell>
          <table:table-cell office:value-type="float" office:value="-145.92285824429" calcext:value-type="float">
            <text:p>-145,922858244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80</text:p>
          </table:table-cell>
          <table:table-cell office:value-type="float" office:value="-0.089287552982569" calcext:value-type="float">
            <text:p>-0,089287552982569</text:p>
          </table:table-cell>
          <table:table-cell office:value-type="float" office:value="2.3183719813824" calcext:value-type="float">
            <text:p>2,3183719813824</text:p>
          </table:table-cell>
          <table:table-cell office:value-type="float" office:value="-27.408904520569" calcext:value-type="float">
            <text:p>-27,408904520569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91</text:p>
          </table:table-cell>
          <table:table-cell office:value-type="float" office:value="2.5902062654495" calcext:value-type="float">
            <text:p>2,5902062654495</text:p>
          </table:table-cell>
          <table:table-cell office:value-type="float" office:value="0.97744837403297" calcext:value-type="float">
            <text:p>0,97744837403297</text:p>
          </table:table-cell>
          <table:table-cell office:value-type="float" office:value="151.03444476037" calcext:value-type="float">
            <text:p>151,0344447603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02</text:p>
          </table:table-cell>
          <table:table-cell office:value-type="float" office:value="1.158631592989" calcext:value-type="float">
            <text:p>1,158631592989</text:p>
          </table:table-cell>
          <table:table-cell office:value-type="float" office:value="0.33454619348049" calcext:value-type="float">
            <text:p>0,33454619348049</text:p>
          </table:table-cell>
          <table:table-cell office:value-type="float" office:value="-30.304127058406" calcext:value-type="float">
            <text:p>-30,3041270584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13</text:p>
          </table:table-cell>
          <table:table-cell office:value-type="float" office:value="3.9677354693413" calcext:value-type="float">
            <text:p>3,9677354693413</text:p>
          </table:table-cell>
          <table:table-cell office:value-type="float" office:value="-0.041508348658681" calcext:value-type="float">
            <text:p>-0,041508348658681</text:p>
          </table:table-cell>
          <table:table-cell office:value-type="float" office:value="41.213644917604" calcext:value-type="float">
            <text:p>41,213644917604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24</text:p>
          </table:table-cell>
          <table:table-cell office:value-type="float" office:value="5.9534704685211" calcext:value-type="float">
            <text:p>5,9534704685211</text:p>
          </table:table-cell>
          <table:table-cell office:value-type="float" office:value="1.4547023177147" calcext:value-type="float">
            <text:p>1,4547023177147</text:p>
          </table:table-cell>
          <table:table-cell office:value-type="float" office:value="86.387733744968" calcext:value-type="float">
            <text:p>86,38773374496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35</text:p>
          </table:table-cell>
          <table:table-cell office:value-type="float" office:value="4.2013248801231" calcext:value-type="float">
            <text:p>4,2013248801231</text:p>
          </table:table-cell>
          <table:table-cell office:value-type="float" office:value="0.68321481347084" calcext:value-type="float">
            <text:p>0,68321481347084</text:p>
          </table:table-cell>
          <table:table-cell office:value-type="float" office:value="0.026032951650073" calcext:value-type="float">
            <text:p>0,02603295165007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46</text:p>
          </table:table-cell>
          <table:table-cell office:value-type="float" office:value="9.9299508333206" calcext:value-type="float">
            <text:p>9,9299508333206</text:p>
          </table:table-cell>
          <table:table-cell office:value-type="float" office:value="0.55763322860003" calcext:value-type="float">
            <text:p>0,55763322860003</text:p>
          </table:table-cell>
          <table:table-cell office:value-type="float" office:value="161.85307502747" calcext:value-type="float">
            <text:p>161,853075027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57</text:p>
          </table:table-cell>
          <table:table-cell office:value-type="float" office:value="-0.66422536969185" calcext:value-type="float">
            <text:p>-0,66422536969185</text:p>
          </table:table-cell>
          <table:table-cell office:value-type="float" office:value="2.934678196907" calcext:value-type="float">
            <text:p>2,934678196907</text:p>
          </table:table-cell>
          <table:table-cell office:value-type="float" office:value="154.83368278309" calcext:value-type="float">
            <text:p>154,83368278309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68</text:p>
          </table:table-cell>
          <table:table-cell office:value-type="float" office:value="0.74246555566788" calcext:value-type="float">
            <text:p>0,74246555566788</text:p>
          </table:table-cell>
          <table:table-cell office:value-type="float" office:value="3.1052356958389" calcext:value-type="float">
            <text:p>3,1052356958389</text:p>
          </table:table-cell>
          <table:table-cell office:value-type="float" office:value="24.046311332921" calcext:value-type="float">
            <text:p>24,046311332921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79</text:p>
          </table:table-cell>
          <table:table-cell office:value-type="float" office:value="0.66078208386898" calcext:value-type="float">
            <text:p>0,66078208386898</text:p>
          </table:table-cell>
          <table:table-cell office:value-type="float" office:value="2.6309731602669" calcext:value-type="float">
            <text:p>2,6309731602669</text:p>
          </table:table-cell>
          <table:table-cell office:value-type="float" office:value="15.647817758998" calcext:value-type="float">
            <text:p>15,647817758998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90</text:p>
          </table:table-cell>
          <table:table-cell office:value-type="float" office:value="2.9213052988052" calcext:value-type="float">
            <text:p>2,9213052988052</text:p>
          </table:table-cell>
          <table:table-cell office:value-type="float" office:value="2.5940096378326" calcext:value-type="float">
            <text:p>2,5940096378326</text:p>
          </table:table-cell>
          <table:table-cell office:value-type="float" office:value="-30.807746823426" calcext:value-type="float">
            <text:p>-30,807746823426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01</text:p>
          </table:table-cell>
          <table:table-cell office:value-type="float" office:value="5.0855481624603" calcext:value-type="float">
            <text:p>5,0855481624603</text:p>
          </table:table-cell>
          <table:table-cell office:value-type="float" office:value="3.8463395833969" calcext:value-type="float">
            <text:p>3,8463395833969</text:p>
          </table:table-cell>
          <table:table-cell office:value-type="float" office:value="24.412465323308" calcext:value-type="float">
            <text:p>24,41246532330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12</text:p>
          </table:table-cell>
          <table:table-cell office:value-type="float" office:value="5.8182281255722" calcext:value-type="float">
            <text:p>5,8182281255722</text:p>
          </table:table-cell>
          <table:table-cell office:value-type="float" office:value="2.8726264834404" calcext:value-type="float">
            <text:p>2,8726264834404</text:p>
          </table:table-cell>
          <table:table-cell office:value-type="float" office:value="106.41283973767" calcext:value-type="float">
            <text:p>106,4128397376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23</text:p>
          </table:table-cell>
          <table:table-cell office:value-type="float" office:value="10.085010528564" calcext:value-type="float">
            <text:p>10,085010528564</text:p>
          </table:table-cell>
          <table:table-cell office:value-type="float" office:value="2.3320671916008" calcext:value-type="float">
            <text:p>2,3320671916008</text:p>
          </table:table-cell>
          <table:table-cell office:value-type="float" office:value="122.74754730759" calcext:value-type="float">
            <text:p>122,747547307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34</text:p>
          </table:table-cell>
          <table:table-cell office:value-type="float" office:value="-0.73434047400951" calcext:value-type="float">
            <text:p>-0,73434047400951</text:p>
          </table:table-cell>
          <table:table-cell office:value-type="float" office:value="4.6497756242752" calcext:value-type="float">
            <text:p>4,6497756242752</text:p>
          </table:table-cell>
          <table:table-cell office:value-type="float" office:value="-142.97503878357" calcext:value-type="float">
            <text:p>-142,9750387835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45</text:p>
          </table:table-cell>
          <table:table-cell office:value-type="float" office:value="0.65382480621338" calcext:value-type="float">
            <text:p>0,65382480621338</text:p>
          </table:table-cell>
          <table:table-cell office:value-type="float" office:value="3.8476207852364" calcext:value-type="float">
            <text:p>3,8476207852364</text:p>
          </table:table-cell>
          <table:table-cell office:value-type="float" office:value="-27.974052793661" calcext:value-type="float">
            <text:p>-27,974052793661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56</text:p>
          </table:table-cell>
          <table:table-cell office:value-type="float" office:value="-0.27281004935503" calcext:value-type="float">
            <text:p>-0,27281004935503</text:p>
          </table:table-cell>
          <table:table-cell office:value-type="float" office:value="5.1421040296555" calcext:value-type="float">
            <text:p>5,1421040296555</text:p>
          </table:table-cell>
          <table:table-cell office:value-type="float" office:value="-56.523738393358" calcext:value-type="float">
            <text:p>-56,52373839335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67</text:p>
          </table:table-cell>
          <table:table-cell office:value-type="float" office:value="4.5763236284256" calcext:value-type="float">
            <text:p>4,5763236284256</text:p>
          </table:table-cell>
          <table:table-cell office:value-type="float" office:value="3.3853405714035" calcext:value-type="float">
            <text:p>3,3853405714035</text:p>
          </table:table-cell>
          <table:table-cell office:value-type="float" office:value="21.500997482591" calcext:value-type="float">
            <text:p>21,50099748259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78</text:p>
          </table:table-cell>
          <table:table-cell office:value-type="float" office:value="4.7714725136757" calcext:value-type="float">
            <text:p>4,7714725136757</text:p>
          </table:table-cell>
          <table:table-cell office:value-type="float" office:value="6.0981172323227" calcext:value-type="float">
            <text:p>6,0981172323227</text:p>
          </table:table-cell>
          <table:table-cell office:value-type="float" office:value="-59.945936415605" calcext:value-type="float">
            <text:p>-59,945936415605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89</text:p>
          </table:table-cell>
          <table:table-cell office:value-type="float" office:value="7.2716754674911" calcext:value-type="float">
            <text:p>7,2716754674911</text:p>
          </table:table-cell>
          <table:table-cell office:value-type="float" office:value="4.01522397995" calcext:value-type="float">
            <text:p>4,01522397995</text:p>
          </table:table-cell>
          <table:table-cell office:value-type="float" office:value="146.91197492514" calcext:value-type="float">
            <text:p>146,911974925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00</text:p>
          </table:table-cell>
          <table:table-cell office:value-type="float" office:value="8.167462348938" calcext:value-type="float">
            <text:p>8,167462348938</text:p>
          </table:table-cell>
          <table:table-cell office:value-type="float" office:value="5.0299870967865" calcext:value-type="float">
            <text:p>5,0299870967865</text:p>
          </table:table-cell>
          <table:table-cell office:value-type="float" office:value="-144.38305842649" calcext:value-type="float">
            <text:p>-144,3830584264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11</text:p>
          </table:table-cell>
          <table:table-cell office:value-type="float" office:value="-1.5836827456951" calcext:value-type="float">
            <text:p>-1,5836827456951</text:p>
          </table:table-cell>
          <table:table-cell office:value-type="float" office:value="5.4606115818024" calcext:value-type="float">
            <text:p>5,4606115818024</text:p>
          </table:table-cell>
          <table:table-cell office:value-type="float" office:value="-35.747545539953" calcext:value-type="float">
            <text:p>-35,74754553995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22</text:p>
          </table:table-cell>
          <table:table-cell office:value-type="float" office:value="0.42855642735958" calcext:value-type="float">
            <text:p>0,42855642735958</text:p>
          </table:table-cell>
          <table:table-cell office:value-type="float" office:value="6.4559853076935" calcext:value-type="float">
            <text:p>6,4559853076935</text:p>
          </table:table-cell>
          <table:table-cell office:value-type="float" office:value="17.803767114688" calcext:value-type="float">
            <text:p>17,803767114688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33</text:p>
          </table:table-cell>
          <table:table-cell office:value-type="float" office:value="0.061453627422452" calcext:value-type="float">
            <text:p>0,061453627422452</text:p>
          </table:table-cell>
          <table:table-cell office:value-type="float" office:value="7.2373116016388" calcext:value-type="float">
            <text:p>7,2373116016388</text:p>
          </table:table-cell>
          <table:table-cell office:value-type="float" office:value="-32.337812101765" calcext:value-type="float">
            <text:p>-32,33781210176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44</text:p>
          </table:table-cell>
          <table:table-cell office:value-type="float" office:value="3.240687251091" calcext:value-type="float">
            <text:p>3,240687251091</text:p>
          </table:table-cell>
          <table:table-cell office:value-type="float" office:value="4.2056718468666" calcext:value-type="float">
            <text:p>4,2056718468666</text:p>
          </table:table-cell>
          <table:table-cell office:value-type="float" office:value="-122.11371227434" calcext:value-type="float">
            <text:p>-122,113712274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55</text:p>
          </table:table-cell>
          <table:table-cell office:value-type="float" office:value="3.6549952626228" calcext:value-type="float">
            <text:p>3,6549952626228</text:p>
          </table:table-cell>
          <table:table-cell office:value-type="float" office:value="5.6796872615814" calcext:value-type="float">
            <text:p>5,6796872615814</text:p>
          </table:table-cell>
          <table:table-cell office:value-type="float" office:value="11.706052786985" calcext:value-type="float">
            <text:p>11,706052786985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66</text:p>
          </table:table-cell>
          <table:table-cell office:value-type="float" office:value="6.9135057926178" calcext:value-type="float">
            <text:p>6,9135057926178</text:p>
          </table:table-cell>
          <table:table-cell office:value-type="float" office:value="6.7372930049896" calcext:value-type="float">
            <text:p>6,7372930049896</text:p>
          </table:table-cell>
          <table:table-cell office:value-type="float" office:value="146.48208344818" calcext:value-type="float">
            <text:p>146,4820834481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77</text:p>
          </table:table-cell>
          <table:table-cell office:value-type="float" office:value="7.1335691213608" calcext:value-type="float">
            <text:p>7,1335691213608</text:p>
          </table:table-cell>
          <table:table-cell office:value-type="float" office:value="7.0059263706207" calcext:value-type="float">
            <text:p>7,0059263706207</text:p>
          </table:table-cell>
          <table:table-cell office:value-type="float" office:value="18.59881828545" calcext:value-type="float">
            <text:p>18,5988182854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88</text:p>
          </table:table-cell>
          <table:table-cell office:value-type="float" office:value="-1.5850111842155" calcext:value-type="float">
            <text:p>-1,5850111842155</text:p>
          </table:table-cell>
          <table:table-cell office:value-type="float" office:value="5.9031718969345" calcext:value-type="float">
            <text:p>5,9031718969345</text:p>
          </table:table-cell>
          <table:table-cell office:value-type="float" office:value="34.35930249038" calcext:value-type="float">
            <text:p>34,3593024903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99</text:p>
          </table:table-cell>
          <table:table-cell office:value-type="float" office:value="2.2898602485657" calcext:value-type="float">
            <text:p>2,2898602485657</text:p>
          </table:table-cell>
          <table:table-cell office:value-type="float" office:value="9.4723415374756" calcext:value-type="float">
            <text:p>9,4723415374756</text:p>
          </table:table-cell>
          <table:table-cell office:value-type="float" office:value="-167.71356163511" calcext:value-type="float">
            <text:p>-167,713561635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10</text:p>
          </table:table-cell>
          <table:table-cell office:value-type="float" office:value="2.3258356750011" calcext:value-type="float">
            <text:p>2,3258356750011</text:p>
          </table:table-cell>
          <table:table-cell office:value-type="float" office:value="7.0790010690689" calcext:value-type="float">
            <text:p>7,0790010690689</text:p>
          </table:table-cell>
          <table:table-cell office:value-type="float" office:value="-32.208464707539" calcext:value-type="float">
            <text:p>-32,2084647075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21</text:p>
          </table:table-cell>
          <table:table-cell office:value-type="float" office:value="3.0618813633919" calcext:value-type="float">
            <text:p>3,0618813633919</text:p>
          </table:table-cell>
          <table:table-cell office:value-type="float" office:value="6.0745042562485" calcext:value-type="float">
            <text:p>6,0745042562485</text:p>
          </table:table-cell>
          <table:table-cell office:value-type="float" office:value="94.3326691913" calcext:value-type="float">
            <text:p>94,3326691913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32</text:p>
          </table:table-cell>
          <table:table-cell office:value-type="float" office:value="5.8085560798645" calcext:value-type="float">
            <text:p>5,8085560798645</text:p>
          </table:table-cell>
          <table:table-cell office:value-type="float" office:value="7.6531904935837" calcext:value-type="float">
            <text:p>7,6531904935837</text:p>
          </table:table-cell>
          <table:table-cell office:value-type="float" office:value="90.88779027295" calcext:value-type="float">
            <text:p>90,88779027295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43</text:p>
          </table:table-cell>
          <table:table-cell office:value-type="float" office:value="7.6704728603363" calcext:value-type="float">
            <text:p>7,6704728603363</text:p>
          </table:table-cell>
          <table:table-cell office:value-type="float" office:value="8.7712448835373" calcext:value-type="float">
            <text:p>8,7712448835373</text:p>
          </table:table-cell>
          <table:table-cell office:value-type="float" office:value="-51.968640202929" calcext:value-type="float">
            <text:p>-51,96864020292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54</text:p>
          </table:table-cell>
          <table:table-cell office:value-type="float" office:value="9.4063794612885" calcext:value-type="float">
            <text:p>9,4063794612885</text:p>
          </table:table-cell>
          <table:table-cell office:value-type="float" office:value="9.6568739414215" calcext:value-type="float">
            <text:p>9,6568739414215</text:p>
          </table:table-cell>
          <table:table-cell office:value-type="float" office:value="-4.2995186937842" calcext:value-type="float">
            <text:p>-4,29951869378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65</text:p>
          </table:table-cell>
          <table:table-cell office:value-type="float" office:value="0.24947430938482" calcext:value-type="float">
            <text:p>0,24947430938482</text:p>
          </table:table-cell>
          <table:table-cell office:value-type="float" office:value="9.635591506958" calcext:value-type="float">
            <text:p>9,635591506958</text:p>
          </table:table-cell>
          <table:table-cell office:value-type="float" office:value="-90.675632665112" calcext:value-type="float">
            <text:p>-90,6756326651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76</text:p>
          </table:table-cell>
          <table:table-cell office:value-type="float" office:value="1.5679179131985" calcext:value-type="float">
            <text:p>1,5679179131985</text:p>
          </table:table-cell>
          <table:table-cell office:value-type="float" office:value="9.7903478145599" calcext:value-type="float">
            <text:p>9,7903478145599</text:p>
          </table:table-cell>
          <table:table-cell office:value-type="float" office:value="70.133922965663" calcext:value-type="float">
            <text:p>70,13392296566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87</text:p>
          </table:table-cell>
          <table:table-cell office:value-type="float" office:value="1.6451105475426" calcext:value-type="float">
            <text:p>1,6451105475426</text:p>
          </table:table-cell>
          <table:table-cell office:value-type="float" office:value="7.7695566415787" calcext:value-type="float">
            <text:p>7,7695566415787</text:p>
          </table:table-cell>
          <table:table-cell office:value-type="float" office:value="62.634944915771" calcext:value-type="float">
            <text:p>62,634944915771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98</text:p>
          </table:table-cell>
          <table:table-cell office:value-type="float" office:value="3.4541055560112" calcext:value-type="float">
            <text:p>3,4541055560112</text:p>
          </table:table-cell>
          <table:table-cell office:value-type="float" office:value="9.7680652141571" calcext:value-type="float">
            <text:p>9,7680652141571</text:p>
          </table:table-cell>
          <table:table-cell office:value-type="float" office:value="-177.75001191789" calcext:value-type="float">
            <text:p>-177,7500119178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09</text:p>
          </table:table-cell>
          <table:table-cell office:value-type="float" office:value="5.9659570455551" calcext:value-type="float">
            <text:p>5,9659570455551</text:p>
          </table:table-cell>
          <table:table-cell office:value-type="float" office:value="9.16235268116" calcext:value-type="float">
            <text:p>9,16235268116</text:p>
          </table:table-cell>
          <table:table-cell office:value-type="float" office:value="-128.57803417619" calcext:value-type="float">
            <text:p>-128,5780341761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20</text:p>
          </table:table-cell>
          <table:table-cell office:value-type="float" office:value="7.3062515258789" calcext:value-type="float">
            <text:p>7,3062515258789</text:p>
          </table:table-cell>
          <table:table-cell office:value-type="float" office:value="10.061390399933" calcext:value-type="float">
            <text:p>10,061390399933</text:p>
          </table:table-cell>
          <table:table-cell office:value-type="float" office:value="-173.94553931655" calcext:value-type="float">
            <text:p>-173,945539316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31</text:p>
          </table:table-cell>
          <table:table-cell office:value-type="float" office:value="8.8513708114624" calcext:value-type="float">
            <text:p>8,8513708114624</text:p>
          </table:table-cell>
          <table:table-cell office:value-type="float" office:value="10.811812877655" calcext:value-type="float">
            <text:p>10,811812877655</text:p>
          </table:table-cell>
          <table:table-cell office:value-type="float" office:value="-169.64085694331" calcext:value-type="float">
            <text:p>-169,64085694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42</text:p>
          </table:table-cell>
          <table:table-cell office:value-type="float" office:value="-0.82005567848682" calcext:value-type="float">
            <text:p>-0,82005567848682</text:p>
          </table:table-cell>
          <table:table-cell office:value-type="float" office:value="8.4041041135788" calcext:value-type="float">
            <text:p>8,4041041135788</text:p>
          </table:table-cell>
          <table:table-cell office:value-type="float" office:value="125.90167476873" calcext:value-type="float">
            <text:p>125,901674768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53</text:p>
          </table:table-cell>
          <table:table-cell office:value-type="float" office:value="2.4622485041618" calcext:value-type="float">
            <text:p>2,4622485041618</text:p>
          </table:table-cell>
          <table:table-cell office:value-type="float" office:value="11.077969074249" calcext:value-type="float">
            <text:p>11,077969074249</text:p>
          </table:table-cell>
          <table:table-cell office:value-type="float" office:value="-124.9110546841" calcext:value-type="float">
            <text:p>-124,91105468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5</text:p>
          </table:table-cell>
          <table:table-cell office:value-type="float" office:value="1.5647545456886" calcext:value-type="float">
            <text:p>1,5647545456886</text:p>
          </table:table-cell>
          <table:table-cell office:value-type="float" office:value="-0.58500714600086" calcext:value-type="float">
            <text:p>-0,58500714600086</text:p>
          </table:table-cell>
          <table:table-cell office:value-type="float" office:value="106.16662320058" calcext:value-type="float">
            <text:p>106,166623200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14</text:p>
          </table:table-cell>
          <table:table-cell office:value-type="float" office:value="0.87927803397179" calcext:value-type="float">
            <text:p>0,87927803397179</text:p>
          </table:table-cell>
          <table:table-cell office:value-type="float" office:value="1.2668190896511" calcext:value-type="float">
            <text:p>1,2668190896511</text:p>
          </table:table-cell>
          <table:table-cell office:value-type="float" office:value="-51.02130447983" calcext:value-type="float">
            <text:p>-51,0213044798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25</text:p>
          </table:table-cell>
          <table:table-cell office:value-type="float" office:value="2.3192842304707" calcext:value-type="float">
            <text:p>2,3192842304707</text:p>
          </table:table-cell>
          <table:table-cell office:value-type="float" office:value="-0.58500003069639" calcext:value-type="float">
            <text:p>-0,58500003069639</text:p>
          </table:table-cell>
          <table:table-cell office:value-type="float" office:value="53.376919524685" calcext:value-type="float">
            <text:p>53,376919524685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36</text:p>
          </table:table-cell>
          <table:table-cell office:value-type="float" office:value="3.5654938220978" calcext:value-type="float">
            <text:p>3,5654938220978</text:p>
          </table:table-cell>
          <table:table-cell office:value-type="float" office:value="0.051094079390168" calcext:value-type="float">
            <text:p>0,051094079390168</text:p>
          </table:table-cell>
          <table:table-cell office:value-type="float" office:value="-103.90247660837" calcext:value-type="float">
            <text:p>-103,90247660837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47</text:p>
          </table:table-cell>
          <table:table-cell office:value-type="float" office:value="3.999231159687" calcext:value-type="float">
            <text:p>3,999231159687</text:p>
          </table:table-cell>
          <table:table-cell office:value-type="float" office:value="-0.57954926043749" calcext:value-type="float">
            <text:p>-0,57954926043749</text:p>
          </table:table-cell>
          <table:table-cell office:value-type="float" office:value="165.93161813772" calcext:value-type="float">
            <text:p>165,93161813772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58</text:p>
          </table:table-cell>
          <table:table-cell office:value-type="float" office:value="4.4884577393532" calcext:value-type="float">
            <text:p>4,4884577393532</text:p>
          </table:table-cell>
          <table:table-cell office:value-type="float" office:value="-0.58499850332737" calcext:value-type="float">
            <text:p>-0,58499850332737</text:p>
          </table:table-cell>
          <table:table-cell office:value-type="float" office:value="56.069560111708" calcext:value-type="float">
            <text:p>56,06956011170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69</text:p>
          </table:table-cell>
          <table:table-cell office:value-type="float" office:value="8.4846895933151" calcext:value-type="float">
            <text:p>8,4846895933151</text:p>
          </table:table-cell>
          <table:table-cell office:value-type="float" office:value="-0.1132129970938" calcext:value-type="float">
            <text:p>-0,1132129970938</text:p>
          </table:table-cell>
          <table:table-cell office:value-type="float" office:value="-132.96812355139" calcext:value-type="float">
            <text:p>-132,968123551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80</text:p>
          </table:table-cell>
          <table:table-cell office:value-type="float" office:value="-0.23818176239729" calcext:value-type="float">
            <text:p>-0,23818176239729</text:p>
          </table:table-cell>
          <table:table-cell office:value-type="float" office:value="2.5328132510185" calcext:value-type="float">
            <text:p>2,5328132510185</text:p>
          </table:table-cell>
          <table:table-cell office:value-type="float" office:value="-79.632790225327" calcext:value-type="float">
            <text:p>-79,632790225327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91</text:p>
          </table:table-cell>
          <table:table-cell office:value-type="float" office:value="2.907529771328" calcext:value-type="float">
            <text:p>2,907529771328</text:p>
          </table:table-cell>
          <table:table-cell office:value-type="float" office:value="0.75906127691269" calcext:value-type="float">
            <text:p>0,75906127691269</text:p>
          </table:table-cell>
          <table:table-cell office:value-type="float" office:value="145.49824234786" calcext:value-type="float">
            <text:p>145,49824234786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02</text:p>
          </table:table-cell>
          <table:table-cell office:value-type="float" office:value="0.96741676330566" calcext:value-type="float">
            <text:p>0,96741676330566</text:p>
          </table:table-cell>
          <table:table-cell office:value-type="float" office:value="0.4314449056983" calcext:value-type="float">
            <text:p>0,4314449056983</text:p>
          </table:table-cell>
          <table:table-cell office:value-type="float" office:value="-26.67184031693" calcext:value-type="float">
            <text:p>-26,671840316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13</text:p>
          </table:table-cell>
          <table:table-cell office:value-type="float" office:value="3.9010763168335" calcext:value-type="float">
            <text:p>3,9010763168335</text:p>
          </table:table-cell>
          <table:table-cell office:value-type="float" office:value="0.16693811863661" calcext:value-type="float">
            <text:p>0,16693811863661</text:p>
          </table:table-cell>
          <table:table-cell office:value-type="float" office:value="-48.794199706642" calcext:value-type="float">
            <text:p>-48,794199706642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24</text:p>
          </table:table-cell>
          <table:table-cell office:value-type="float" office:value="5.7910895347595" calcext:value-type="float">
            <text:p>5,7910895347595</text:p>
          </table:table-cell>
          <table:table-cell office:value-type="float" office:value="1.3128691911697" calcext:value-type="float">
            <text:p>1,3128691911697</text:p>
          </table:table-cell>
          <table:table-cell office:value-type="float" office:value="37.356563434479" calcext:value-type="float">
            <text:p>37,356563434479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35</text:p>
          </table:table-cell>
          <table:table-cell office:value-type="float" office:value="3.8640311360359" calcext:value-type="float">
            <text:p>3,8640311360359</text:p>
          </table:table-cell>
          <table:table-cell office:value-type="float" office:value="0.77923811972141" calcext:value-type="float">
            <text:p>0,77923811972141</text:p>
          </table:table-cell>
          <table:table-cell office:value-type="float" office:value="-20.781456475045" calcext:value-type="float">
            <text:p>-20,78145647504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46</text:p>
          </table:table-cell>
          <table:table-cell office:value-type="float" office:value="10.084993839264" calcext:value-type="float">
            <text:p>10,084993839264</text:p>
          </table:table-cell>
          <table:table-cell office:value-type="float" office:value="0.66721722483635" calcext:value-type="float">
            <text:p>0,66721722483635</text:p>
          </table:table-cell>
          <table:table-cell office:value-type="float" office:value="159.59423818406" calcext:value-type="float">
            <text:p>159,594238184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57</text:p>
          </table:table-cell>
          <table:table-cell office:value-type="float" office:value="-0.50442833453417" calcext:value-type="float">
            <text:p>-0,50442833453417</text:p>
          </table:table-cell>
          <table:table-cell office:value-type="float" office:value="2.7758583426476" calcext:value-type="float">
            <text:p>2,7758583426476</text:p>
          </table:table-cell>
          <table:table-cell office:value-type="float" office:value="114.01987835101" calcext:value-type="float">
            <text:p>114,0198783510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68</text:p>
          </table:table-cell>
          <table:table-cell office:value-type="float" office:value="0.77313043177128" calcext:value-type="float">
            <text:p>0,77313043177128</text:p>
          </table:table-cell>
          <table:table-cell office:value-type="float" office:value="2.9477062821388" calcext:value-type="float">
            <text:p>2,9477062821388</text:p>
          </table:table-cell>
          <table:table-cell office:value-type="float" office:value="90.311556105401" calcext:value-type="float">
            <text:p>90,311556105401</text:p>
          </table:table-cell>
          <table:table-cell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79</text:p>
          </table:table-cell>
          <table:table-cell office:value-type="float" office:value="0.54057199507952" calcext:value-type="float">
            <text:p>0,54057199507952</text:p>
          </table:table-cell>
          <table:table-cell office:value-type="float" office:value="2.7137142419815" calcext:value-type="float">
            <text:p>2,7137142419815</text:p>
          </table:table-cell>
          <table:table-cell office:value-type="float" office:value="-80.502140294215" calcext:value-type="float">
            <text:p>-80,5021402942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90</text:p>
          </table:table-cell>
          <table:table-cell office:value-type="float" office:value="2.6347988843918" calcext:value-type="float">
            <text:p>2,6347988843918</text:p>
          </table:table-cell>
          <table:table-cell office:value-type="float" office:value="2.752041220665" calcext:value-type="float">
            <text:p>2,752041220665</text:p>
          </table:table-cell>
          <table:table-cell office:value-type="float" office:value="-28.133324756744" calcext:value-type="float">
            <text:p>-28,13332475674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01</text:p>
          </table:table-cell>
          <table:table-cell office:value-type="float" office:value="4.8451980948448" calcext:value-type="float">
            <text:p>4,8451980948448</text:p>
          </table:table-cell>
          <table:table-cell office:value-type="float" office:value="3.8917049765587" calcext:value-type="float">
            <text:p>3,8917049765587</text:p>
          </table:table-cell>
          <table:table-cell office:value-type="float" office:value="-34.536126692584" calcext:value-type="float">
            <text:p>-34,53612669258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12</text:p>
          </table:table-cell>
          <table:table-cell office:value-type="float" office:value="5.9298378229141" calcext:value-type="float">
            <text:p>5,9298378229141</text:p>
          </table:table-cell>
          <table:table-cell office:value-type="float" office:value="2.4905827641487" calcext:value-type="float">
            <text:p>2,4905827641487</text:p>
          </table:table-cell>
          <table:table-cell office:value-type="float" office:value="106.40522021397" calcext:value-type="float">
            <text:p>106,4052202139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23</text:p>
          </table:table-cell>
          <table:table-cell office:value-type="float" office:value="10.085010528564" calcext:value-type="float">
            <text:p>10,085010528564</text:p>
          </table:table-cell>
          <table:table-cell office:value-type="float" office:value="2.1040399372578" calcext:value-type="float">
            <text:p>2,1040399372578</text:p>
          </table:table-cell>
          <table:table-cell office:value-type="float" office:value="116.42566608016" calcext:value-type="float">
            <text:p>116,425666080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34</text:p>
          </table:table-cell>
          <table:table-cell office:value-type="float" office:value="-0.50482369959354" calcext:value-type="float">
            <text:p>-0,50482369959354</text:p>
          </table:table-cell>
          <table:table-cell office:value-type="float" office:value="4.7035837173462" calcext:value-type="float">
            <text:p>4,7035837173462</text:p>
          </table:table-cell>
          <table:table-cell office:value-type="float" office:value="170.90139267551" calcext:value-type="float">
            <text:p>170,90139267551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45</text:p>
          </table:table-cell>
          <table:table-cell office:value-type="float" office:value="0.47252006828785" calcext:value-type="float">
            <text:p>0,47252006828785</text:p>
          </table:table-cell>
          <table:table-cell office:value-type="float" office:value="3.6587953567505" calcext:value-type="float">
            <text:p>3,6587953567505</text:p>
          </table:table-cell>
          <table:table-cell office:value-type="float" office:value="46.35118906665" calcext:value-type="float">
            <text:p>46,35118906665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56</text:p>
          </table:table-cell>
          <table:table-cell office:value-type="float" office:value="-0.48076823353767" calcext:value-type="float">
            <text:p>-0,48076823353767</text:p>
          </table:table-cell>
          <table:table-cell office:value-type="float" office:value="5.2449858188629" calcext:value-type="float">
            <text:p>5,2449858188629</text:p>
          </table:table-cell>
          <table:table-cell office:value-type="float" office:value="-4.6742160324078" calcext:value-type="float">
            <text:p>-4,6742160324078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67</text:p>
          </table:table-cell>
          <table:table-cell office:value-type="float" office:value="4.4448226690292" calcext:value-type="float">
            <text:p>4,4448226690292</text:p>
          </table:table-cell>
          <table:table-cell office:value-type="float" office:value="3.5519689321518" calcext:value-type="float">
            <text:p>3,5519689321518</text:p>
          </table:table-cell>
          <table:table-cell office:value-type="float" office:value="-60.561552928512" calcext:value-type="float">
            <text:p>-60,56155292851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78</text:p>
          </table:table-cell>
          <table:table-cell office:value-type="float" office:value="4.5796197652817" calcext:value-type="float">
            <text:p>4,5796197652817</text:p>
          </table:table-cell>
          <table:table-cell office:value-type="float" office:value="6.4281594753265" calcext:value-type="float">
            <text:p>6,4281594753265</text:p>
          </table:table-cell>
          <table:table-cell office:value-type="float" office:value="-59.549509340031" calcext:value-type="float">
            <text:p>-59,549509340031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89</text:p>
          </table:table-cell>
          <table:table-cell office:value-type="float" office:value="7.5919103622437" calcext:value-type="float">
            <text:p>7,5919103622437</text:p>
          </table:table-cell>
          <table:table-cell office:value-type="float" office:value="3.9793759584427" calcext:value-type="float">
            <text:p>3,9793759584427</text:p>
          </table:table-cell>
          <table:table-cell office:value-type="float" office:value="-179.31254046738" calcext:value-type="float">
            <text:p>-179,3125404673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00</text:p>
          </table:table-cell>
          <table:table-cell office:value-type="float" office:value="8.4044390916824" calcext:value-type="float">
            <text:p>8,4044390916824</text:p>
          </table:table-cell>
          <table:table-cell office:value-type="float" office:value="4.9319404363632" calcext:value-type="float">
            <text:p>4,9319404363632</text:p>
          </table:table-cell>
          <table:table-cell office:value-type="float" office:value="147.80065056625" calcext:value-type="float">
            <text:p>147,800650566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11</text:p>
          </table:table-cell>
          <table:table-cell office:value-type="float" office:value="-1.5850070118904" calcext:value-type="float">
            <text:p>-1,5850070118904</text:p>
          </table:table-cell>
          <table:table-cell office:value-type="float" office:value="5.3790891170502" calcext:value-type="float">
            <text:p>5,3790891170502</text:p>
          </table:table-cell>
          <table:table-cell office:value-type="float" office:value="25.674453206882" calcext:value-type="float">
            <text:p>25,67445320688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22</text:p>
          </table:table-cell>
          <table:table-cell office:value-type="float" office:value="0.41016452014446" calcext:value-type="float">
            <text:p>0,41016452014446</text:p>
          </table:table-cell>
          <table:table-cell office:value-type="float" office:value="6.2166154384613" calcext:value-type="float">
            <text:p>6,2166154384613</text:p>
          </table:table-cell>
          <table:table-cell office:value-type="float" office:value="95.429087900052" calcext:value-type="float">
            <text:p>95,42908790005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33</text:p>
          </table:table-cell>
          <table:table-cell office:value-type="float" office:value="-0.19929971545935" calcext:value-type="float">
            <text:p>-0,19929971545935</text:p>
          </table:table-cell>
          <table:table-cell office:value-type="float" office:value="7.3920214176178" calcext:value-type="float">
            <text:p>7,3920214176178</text:p>
          </table:table-cell>
          <table:table-cell office:value-type="float" office:value="-25.628609642102" calcext:value-type="float">
            <text:p>-25,62860964210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44</text:p>
          </table:table-cell>
          <table:table-cell office:value-type="float" office:value="3.1404945254326" calcext:value-type="float">
            <text:p>3,1404945254326</text:p>
          </table:table-cell>
          <table:table-cell office:value-type="float" office:value="4.448145031929" calcext:value-type="float">
            <text:p>4,448145031929</text:p>
          </table:table-cell>
          <table:table-cell office:value-type="float" office:value="-57.703643847423" calcext:value-type="float">
            <text:p>-57,7036438474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55</text:p>
          </table:table-cell>
          <table:table-cell office:value-type="float" office:value="3.5400688648224" calcext:value-type="float">
            <text:p>3,5400688648224</text:p>
          </table:table-cell>
          <table:table-cell office:value-type="float" office:value="5.4858505725861" calcext:value-type="float">
            <text:p>5,4858505725861</text:p>
          </table:table-cell>
          <table:table-cell office:value-type="float" office:value="80.555606799521" calcext:value-type="float">
            <text:p>80,555606799521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66</text:p>
          </table:table-cell>
          <table:table-cell office:value-type="float" office:value="6.8174779415131" calcext:value-type="float">
            <text:p>6,8174779415131</text:p>
          </table:table-cell>
          <table:table-cell office:value-type="float" office:value="6.5370082855225" calcext:value-type="float">
            <text:p>6,5370082855225</text:p>
          </table:table-cell>
          <table:table-cell office:value-type="float" office:value="55.719926478756" calcext:value-type="float">
            <text:p>55,719926478756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77</text:p>
          </table:table-cell>
          <table:table-cell office:value-type="float" office:value="7.0337450504303" calcext:value-type="float">
            <text:p>7,0337450504303</text:p>
          </table:table-cell>
          <table:table-cell office:value-type="float" office:value="7.2039252519608" calcext:value-type="float">
            <text:p>7,2039252519608</text:p>
          </table:table-cell>
          <table:table-cell office:value-type="float" office:value="-72.135882772458" calcext:value-type="float">
            <text:p>-72,135882772458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88</text:p>
          </table:table-cell>
          <table:table-cell office:value-type="float" office:value="-1.4567212760448" calcext:value-type="float">
            <text:p>-1,4567212760448</text:p>
          </table:table-cell>
          <table:table-cell office:value-type="float" office:value="5.6975120306015" calcext:value-type="float">
            <text:p>5,6975120306015</text:p>
          </table:table-cell>
          <table:table-cell office:value-type="float" office:value="106.78461782492" calcext:value-type="float">
            <text:p>106,7846178249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99</text:p>
          </table:table-cell>
          <table:table-cell office:value-type="float" office:value="2.6531898975372" calcext:value-type="float">
            <text:p>2,6531898975372</text:p>
          </table:table-cell>
          <table:table-cell office:value-type="float" office:value="9.4848138093948" calcext:value-type="float">
            <text:p>9,4848138093948</text:p>
          </table:table-cell>
          <table:table-cell office:value-type="float" office:value="179.02786412816" calcext:value-type="float">
            <text:p>179,027864128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10</text:p>
          </table:table-cell>
          <table:table-cell office:value-type="float" office:value="2.3245437443256" calcext:value-type="float">
            <text:p>2,3245437443256</text:p>
          </table:table-cell>
          <table:table-cell office:value-type="float" office:value="7.3353344202042" calcext:value-type="float">
            <text:p>7,3353344202042</text:p>
          </table:table-cell>
          <table:table-cell office:value-type="float" office:value="-92.135150721119" calcext:value-type="float">
            <text:p>-92,13515072111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21</text:p>
          </table:table-cell>
          <table:table-cell office:value-type="float" office:value="3.2587763667107" calcext:value-type="float">
            <text:p>3,2587763667107</text:p>
          </table:table-cell>
          <table:table-cell office:value-type="float" office:value="5.9764838218689" calcext:value-type="float">
            <text:p>5,9764838218689</text:p>
          </table:table-cell>
          <table:table-cell office:value-type="float" office:value="170.78902007668" calcext:value-type="float">
            <text:p>170,78902007668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32</text:p>
          </table:table-cell>
          <table:table-cell office:value-type="float" office:value="5.8144319057465" calcext:value-type="float">
            <text:p>5,8144319057465</text:p>
          </table:table-cell>
          <table:table-cell office:value-type="float" office:value="7.2544652223587" calcext:value-type="float">
            <text:p>7,2544652223587</text:p>
          </table:table-cell>
          <table:table-cell office:value-type="float" office:value="90.944550599262" calcext:value-type="float">
            <text:p>90,944550599262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43</text:p>
          </table:table-cell>
          <table:table-cell office:value-type="float" office:value="7.5279331207275" calcext:value-type="float">
            <text:p>7,5279331207275</text:p>
          </table:table-cell>
          <table:table-cell office:value-type="float" office:value="9.0634632110596" calcext:value-type="float">
            <text:p>9,0634632110596</text:p>
          </table:table-cell>
          <table:table-cell office:value-type="float" office:value="-74.625334921916" calcext:value-type="float">
            <text:p>-74,6253349219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54</text:p>
          </table:table-cell>
          <table:table-cell office:value-type="float" office:value="9.2487049102783" calcext:value-type="float">
            <text:p>9,2487049102783</text:p>
          </table:table-cell>
          <table:table-cell office:value-type="float" office:value="9.4529390335083" calcext:value-type="float">
            <text:p>9,4529390335083</text:p>
          </table:table-cell>
          <table:table-cell office:value-type="float" office:value="62.366730847936" calcext:value-type="float">
            <text:p>62,3667308479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65</text:p>
          </table:table-cell>
          <table:table-cell office:value-type="float" office:value="0.37295382469893" calcext:value-type="float">
            <text:p>0,37295382469893</text:p>
          </table:table-cell>
          <table:table-cell office:value-type="float" office:value="9.9243831634521" calcext:value-type="float">
            <text:p>9,9243831634521</text:p>
          </table:table-cell>
          <table:table-cell office:value-type="float" office:value="-116.85427283026" calcext:value-type="float">
            <text:p>-116,854272830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76</text:p>
          </table:table-cell>
          <table:table-cell office:value-type="float" office:value="1.4336808025837" calcext:value-type="float">
            <text:p>1,4336808025837</text:p>
          </table:table-cell>
          <table:table-cell office:value-type="float" office:value="9.4166386127472" calcext:value-type="float">
            <text:p>9,4166386127472</text:p>
          </table:table-cell>
          <table:table-cell office:value-type="float" office:value="70.110408363828" calcext:value-type="float">
            <text:p>70,11040836382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87</text:p>
          </table:table-cell>
          <table:table-cell office:value-type="float" office:value="1.5257170796394" calcext:value-type="float">
            <text:p>1,5257170796394</text:p>
          </table:table-cell>
          <table:table-cell office:value-type="float" office:value="7.4170076847076" calcext:value-type="float">
            <text:p>7,4170076847076</text:p>
          </table:table-cell>
          <table:table-cell office:value-type="float" office:value="72.48313487715" calcext:value-type="float">
            <text:p>72,4831348771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98</text:p>
          </table:table-cell>
          <table:table-cell office:value-type="float" office:value="3.700222671032" calcext:value-type="float">
            <text:p>3,700222671032</text:p>
          </table:table-cell>
          <table:table-cell office:value-type="float" office:value="9.6713000535965" calcext:value-type="float">
            <text:p>9,6713000535965</text:p>
          </table:table-cell>
          <table:table-cell office:value-type="float" office:value="154.2443348344" calcext:value-type="float">
            <text:p>154,244334834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09</text:p>
          </table:table-cell>
          <table:table-cell office:value-type="float" office:value="6.2127900123596" calcext:value-type="float">
            <text:p>6,2127900123596</text:p>
          </table:table-cell>
          <table:table-cell office:value-type="float" office:value="9.4732427597046" calcext:value-type="float">
            <text:p>9,4732427597046</text:p>
          </table:table-cell>
          <table:table-cell office:value-type="float" office:value="-128.59660804651" calcext:value-type="float">
            <text:p>-128,5966080465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20</text:p>
          </table:table-cell>
          <table:table-cell office:value-type="float" office:value="7.5728172063828" calcext:value-type="float">
            <text:p>7,5728172063828</text:p>
          </table:table-cell>
          <table:table-cell office:value-type="float" office:value="10.136244297028" calcext:value-type="float">
            <text:p>10,136244297028</text:p>
          </table:table-cell>
          <table:table-cell office:value-type="float" office:value="-162.61408435311" calcext:value-type="float">
            <text:p>-162,614084353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31</text:p>
          </table:table-cell>
          <table:table-cell office:value-type="float" office:value="8.9751988649368" calcext:value-type="float">
            <text:p>8,9751988649368</text:p>
          </table:table-cell>
          <table:table-cell office:value-type="float" office:value="10.679658651352" calcext:value-type="float">
            <text:p>10,679658651352</text:p>
          </table:table-cell>
          <table:table-cell office:value-type="float" office:value="-174.79690320932" calcext:value-type="float">
            <text:p>-174,796903209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42</text:p>
          </table:table-cell>
          <table:table-cell office:value-type="float" office:value="-0.5957168340683" calcext:value-type="float">
            <text:p>-0,5957168340683</text:p>
          </table:table-cell>
          <table:table-cell office:value-type="float" office:value="8.1449365615845" calcext:value-type="float">
            <text:p>8,1449365615845</text:p>
          </table:table-cell>
          <table:table-cell office:value-type="float" office:value="132.25545549089" calcext:value-type="float">
            <text:p>132,255455490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53</text:p>
          </table:table-cell>
          <table:table-cell office:value-type="float" office:value="2.5752359628677" calcext:value-type="float">
            <text:p>2,5752359628677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23.97247970484" calcext:value-type="float">
            <text:p>-123,9724797048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5</text:p>
          </table:table-cell>
          <table:table-cell office:value-type="float" office:value="1.7389287054539" calcext:value-type="float">
            <text:p>1,7389287054539</text:p>
          </table:table-cell>
          <table:table-cell office:value-type="float" office:value="-0.58501191437244" calcext:value-type="float">
            <text:p>-0,58501191437244</text:p>
          </table:table-cell>
          <table:table-cell office:value-type="float" office:value="84.746283330735" calcext:value-type="float">
            <text:p>84,7462833307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14</text:p>
          </table:table-cell>
          <table:table-cell office:value-type="float" office:value="0.69507010281086" calcext:value-type="float">
            <text:p>0,69507010281086</text:p>
          </table:table-cell>
          <table:table-cell office:value-type="float" office:value="1.2839847803116" calcext:value-type="float">
            <text:p>1,2839847803116</text:p>
          </table:table-cell>
          <table:table-cell office:value-type="float" office:value="-5.1723120698504" calcext:value-type="float">
            <text:p>-5,172312069850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25</text:p>
          </table:table-cell>
          <table:table-cell office:value-type="float" office:value="2.0814809203148" calcext:value-type="float">
            <text:p>2,0814809203148</text:p>
          </table:table-cell>
          <table:table-cell office:value-type="float" office:value="-0.57979725301266" calcext:value-type="float">
            <text:p>-0,57979725301266</text:p>
          </table:table-cell>
          <table:table-cell office:value-type="float" office:value="44.206159889318" calcext:value-type="float">
            <text:p>44,206159889318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36</text:p>
          </table:table-cell>
          <table:table-cell office:value-type="float" office:value="3.7049239873886" calcext:value-type="float">
            <text:p>3,7049239873886</text:p>
          </table:table-cell>
          <table:table-cell office:value-type="float" office:value="0.17747806385159" calcext:value-type="float">
            <text:p>0,17747806385159</text:p>
          </table:table-cell>
          <table:table-cell office:value-type="float" office:value="-155.83579707298" calcext:value-type="float">
            <text:p>-155,83579707298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47</text:p>
          </table:table-cell>
          <table:table-cell office:value-type="float" office:value="4.0440702438354" calcext:value-type="float">
            <text:p>4,0440702438354</text:p>
          </table:table-cell>
          <table:table-cell office:value-type="float" office:value="-0.46036310493946" calcext:value-type="float">
            <text:p>-0,46036310493946</text:p>
          </table:table-cell>
          <table:table-cell office:value-type="float" office:value="-123.94220661965" calcext:value-type="float">
            <text:p>-123,94220661965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58</text:p>
          </table:table-cell>
          <table:table-cell office:value-type="float" office:value="4.3669882416725" calcext:value-type="float">
            <text:p>4,3669882416725</text:p>
          </table:table-cell>
          <table:table-cell office:value-type="float" office:value="-0.52724730223417" calcext:value-type="float">
            <text:p>-0,52724730223417</text:p>
          </table:table-cell>
          <table:table-cell office:value-type="float" office:value="-7.6100044189745" calcext:value-type="float">
            <text:p>-7,610004418974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69</text:p>
          </table:table-cell>
          <table:table-cell office:value-type="float" office:value="8.7546932697296" calcext:value-type="float">
            <text:p>8,7546932697296</text:p>
          </table:table-cell>
          <table:table-cell office:value-type="float" office:value="0.17772223800421" calcext:value-type="float">
            <text:p>0,17772223800421</text:p>
          </table:table-cell>
          <table:table-cell office:value-type="float" office:value="-132.95004170412" calcext:value-type="float">
            <text:p>-132,950041704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80</text:p>
          </table:table-cell>
          <table:table-cell office:value-type="float" office:value="-0.027723065577447" calcext:value-type="float">
            <text:p>-0,027723065577447</text:p>
          </table:table-cell>
          <table:table-cell office:value-type="float" office:value="2.6042133569717" calcext:value-type="float">
            <text:p>2,6042133569717</text:p>
          </table:table-cell>
          <table:table-cell office:value-type="float" office:value="-170.35445438069" calcext:value-type="float">
            <text:p>-170,35445438069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91</text:p>
          </table:table-cell>
          <table:table-cell office:value-type="float" office:value="3.1655171513557" calcext:value-type="float">
            <text:p>3,1655171513557</text:p>
          </table:table-cell>
          <table:table-cell office:value-type="float" office:value="0.53029052913189" calcext:value-type="float">
            <text:p>0,53029052913189</text:p>
          </table:table-cell>
          <table:table-cell office:value-type="float" office:value="124.3269139794" calcext:value-type="float">
            <text:p>124,3269139794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02</text:p>
          </table:table-cell>
          <table:table-cell office:value-type="float" office:value="0.7791581004858" calcext:value-type="float">
            <text:p>0,7791581004858</text:p>
          </table:table-cell>
          <table:table-cell office:value-type="float" office:value="0.64562179148197" calcext:value-type="float">
            <text:p>0,64562179148197</text:p>
          </table:table-cell>
          <table:table-cell office:value-type="float" office:value="-56.878517767426" calcext:value-type="float">
            <text:p>-56,87851776742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13</text:p>
          </table:table-cell>
          <table:table-cell office:value-type="float" office:value="3.9130422472954" calcext:value-type="float">
            <text:p>3,9130422472954</text:p>
          </table:table-cell>
          <table:table-cell office:value-type="float" office:value="0.36315105855465" calcext:value-type="float">
            <text:p>0,36315105855465</text:p>
          </table:table-cell>
          <table:table-cell office:value-type="float" office:value="-60.632937273402" calcext:value-type="float">
            <text:p>-60,632937273402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24</text:p>
          </table:table-cell>
          <table:table-cell office:value-type="float" office:value="5.5766803026199" calcext:value-type="float">
            <text:p>5,5766803026199</text:p>
          </table:table-cell>
          <table:table-cell office:value-type="float" office:value="1.3421764969826" calcext:value-type="float">
            <text:p>1,3421764969826</text:p>
          </table:table-cell>
          <table:table-cell office:value-type="float" office:value="-11.68406721513" calcext:value-type="float">
            <text:p>-11,68406721513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35</text:p>
          </table:table-cell>
          <table:table-cell office:value-type="float" office:value="3.5861286520958" calcext:value-type="float">
            <text:p>3,5861286520958</text:p>
          </table:table-cell>
          <table:table-cell office:value-type="float" office:value="0.91866083443165" calcext:value-type="float">
            <text:p>0,91866083443165</text:p>
          </table:table-cell>
          <table:table-cell office:value-type="float" office:value="-15.626407922453" calcext:value-type="float">
            <text:p>-15,626407922453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46</text:p>
          </table:table-cell>
          <table:table-cell office:value-type="float" office:value="10.066063404083" calcext:value-type="float">
            <text:p>10,066063404083</text:p>
          </table:table-cell>
          <table:table-cell office:value-type="float" office:value="0.65297663211823" calcext:value-type="float">
            <text:p>0,65297663211823</text:p>
          </table:table-cell>
          <table:table-cell office:value-type="float" office:value="144.13245468383" calcext:value-type="float">
            <text:p>144,132454683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57</text:p>
          </table:table-cell>
          <table:table-cell office:value-type="float" office:value="-0.6928788870573" calcext:value-type="float">
            <text:p>-0,6928788870573</text:p>
          </table:table-cell>
          <table:table-cell office:value-type="float" office:value="2.6582303643227" calcext:value-type="float">
            <text:p>2,6582303643227</text:p>
          </table:table-cell>
          <table:table-cell office:value-type="float" office:value="23.266992941024" calcext:value-type="float">
            <text:p>23,266992941024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68</text:p>
          </table:table-cell>
          <table:table-cell office:value-type="float" office:value="0.99405974149704" calcext:value-type="float">
            <text:p>0,99405974149704</text:p>
          </table:table-cell>
          <table:table-cell office:value-type="float" office:value="2.8332674503326" calcext:value-type="float">
            <text:p>2,8332674503326</text:p>
          </table:table-cell>
          <table:table-cell office:value-type="float" office:value="102.52901475141" calcext:value-type="float">
            <text:p>102,52901475141</text:p>
          </table:table-cell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79</text:p>
          </table:table-cell>
          <table:table-cell office:value-type="float" office:value="0.67741796374321" calcext:value-type="float">
            <text:p>0,67741796374321</text:p>
          </table:table-cell>
          <table:table-cell office:value-type="float" office:value="2.7083903551102" calcext:value-type="float">
            <text:p>2,7083903551102</text:p>
          </table:table-cell>
          <table:table-cell office:value-type="float" office:value="-123.74344297275" calcext:value-type="float">
            <text:p>-123,7434429727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90</text:p>
          </table:table-cell>
          <table:table-cell office:value-type="float" office:value="2.3985676467419" calcext:value-type="float">
            <text:p>2,3985676467419</text:p>
          </table:table-cell>
          <table:table-cell office:value-type="float" office:value="2.9292610287666" calcext:value-type="float">
            <text:p>2,9292610287666</text:p>
          </table:table-cell>
          <table:table-cell office:value-type="float" office:value="-39.67617879248" calcext:value-type="float">
            <text:p>-39,6761787924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01</text:p>
          </table:table-cell>
          <table:table-cell office:value-type="float" office:value="4.9441376328468" calcext:value-type="float">
            <text:p>4,9441376328468</text:p>
          </table:table-cell>
          <table:table-cell office:value-type="float" office:value="4.090051651001" calcext:value-type="float">
            <text:p>4,090051651001</text:p>
          </table:table-cell>
          <table:table-cell office:value-type="float" office:value="-125.31135644123" calcext:value-type="float">
            <text:p>-125,31135644123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12</text:p>
          </table:table-cell>
          <table:table-cell office:value-type="float" office:value="5.9219038486481" calcext:value-type="float">
            <text:p>5,9219038486481</text:p>
          </table:table-cell>
          <table:table-cell office:value-type="float" office:value="2.199010848999" calcext:value-type="float">
            <text:p>2,199010848999</text:p>
          </table:table-cell>
          <table:table-cell office:value-type="float" office:value="71.95136045954" calcext:value-type="float">
            <text:p>71,9513604595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23</text:p>
          </table:table-cell>
          <table:table-cell office:value-type="float" office:value="10.085023641586" calcext:value-type="float">
            <text:p>10,085023641586</text:p>
          </table:table-cell>
          <table:table-cell office:value-type="float" office:value="1.8697217106819" calcext:value-type="float">
            <text:p>1,8697217106819</text:p>
          </table:table-cell>
          <table:table-cell office:value-type="float" office:value="111.43012866852" calcext:value-type="float">
            <text:p>111,430128668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34</text:p>
          </table:table-cell>
          <table:table-cell office:value-type="float" office:value="-0.50936810672283" calcext:value-type="float">
            <text:p>-0,50936810672283</text:p>
          </table:table-cell>
          <table:table-cell office:value-type="float" office:value="4.4816428422928" calcext:value-type="float">
            <text:p>4,4816428422928</text:p>
          </table:table-cell>
          <table:table-cell office:value-type="float" office:value="80.146619468738" calcext:value-type="float">
            <text:p>80,146619468738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45</text:p>
          </table:table-cell>
          <table:table-cell office:value-type="float" office:value="0.19818853586912" calcext:value-type="float">
            <text:p>0,19818853586912</text:p>
          </table:table-cell>
          <table:table-cell office:value-type="float" office:value="3.371302485466" calcext:value-type="float">
            <text:p>3,371302485466</text:p>
          </table:table-cell>
          <table:table-cell office:value-type="float" office:value="46.330349840176" calcext:value-type="float">
            <text:p>46,330349840176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56</text:p>
          </table:table-cell>
          <table:table-cell office:value-type="float" office:value="-0.52981168031693" calcext:value-type="float">
            <text:p>-0,52981168031693</text:p>
          </table:table-cell>
          <table:table-cell office:value-type="float" office:value="5.0287806987762" calcext:value-type="float">
            <text:p>5,0287806987762</text:p>
          </table:table-cell>
          <table:table-cell office:value-type="float" office:value="86.067522407337" calcext:value-type="float">
            <text:p>86,067522407337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67</text:p>
          </table:table-cell>
          <table:table-cell office:value-type="float" office:value="4.6208089590073" calcext:value-type="float">
            <text:p>4,6208089590073</text:p>
          </table:table-cell>
          <table:table-cell office:value-type="float" office:value="3.6873987317085" calcext:value-type="float">
            <text:p>3,6873987317085</text:p>
          </table:table-cell>
          <table:table-cell office:value-type="float" office:value="-151.32009147838" calcext:value-type="float">
            <text:p>-151,32009147838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78</text:p>
          </table:table-cell>
          <table:table-cell office:value-type="float" office:value="4.3957048654556" calcext:value-type="float">
            <text:p>4,3957048654556</text:p>
          </table:table-cell>
          <table:table-cell office:value-type="float" office:value="6.7327725887299" calcext:value-type="float">
            <text:p>6,7327725887299</text:p>
          </table:table-cell>
          <table:table-cell office:value-type="float" office:value="-58.640182397927" calcext:value-type="float">
            <text:p>-58,640182397927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89</text:p>
          </table:table-cell>
          <table:table-cell office:value-type="float" office:value="7.8776395320892" calcext:value-type="float">
            <text:p>7,8776395320892</text:p>
          </table:table-cell>
          <table:table-cell office:value-type="float" office:value="4.1285586357117" calcext:value-type="float">
            <text:p>4,1285586357117</text:p>
          </table:table-cell>
          <table:table-cell office:value-type="float" office:value="-145.26335600835" calcext:value-type="float">
            <text:p>-145,2633560083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00</text:p>
          </table:table-cell>
          <table:table-cell office:value-type="float" office:value="8.4048473834991" calcext:value-type="float">
            <text:p>8,4048473834991</text:p>
          </table:table-cell>
          <table:table-cell office:value-type="float" office:value="4.6752944588661" calcext:value-type="float">
            <text:p>4,6752944588661</text:p>
          </table:table-cell>
          <table:table-cell office:value-type="float" office:value="80.162029357473" calcext:value-type="float">
            <text:p>80,1620293574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11</text:p>
          </table:table-cell>
          <table:table-cell office:value-type="float" office:value="-1.4978288114071" calcext:value-type="float">
            <text:p>-1,4978288114071</text:p>
          </table:table-cell>
          <table:table-cell office:value-type="float" office:value="5.1772028207779" calcext:value-type="float">
            <text:p>5,1772028207779</text:p>
          </table:table-cell>
          <table:table-cell office:value-type="float" office:value="115.83343432967" calcext:value-type="float">
            <text:p>115,83343432967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22</text:p>
          </table:table-cell>
          <table:table-cell office:value-type="float" office:value="0.63985347747803" calcext:value-type="float">
            <text:p>0,63985347747803</text:p>
          </table:table-cell>
          <table:table-cell office:value-type="float" office:value="6.1467188596725" calcext:value-type="float">
            <text:p>6,1467188596725</text:p>
          </table:table-cell>
          <table:table-cell office:value-type="float" office:value="173.00891876221" calcext:value-type="float">
            <text:p>173,00891876221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33</text:p>
          </table:table-cell>
          <table:table-cell office:value-type="float" office:value="-0.43278105556965" calcext:value-type="float">
            <text:p>-0,43278105556965</text:p>
          </table:table-cell>
          <table:table-cell office:value-type="float" office:value="7.3635256290436" calcext:value-type="float">
            <text:p>7,3635256290436</text:p>
          </table:table-cell>
          <table:table-cell office:value-type="float" office:value="24.144984164815" calcext:value-type="float">
            <text:p>24,14498416481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44</text:p>
          </table:table-cell>
          <table:table-cell office:value-type="float" office:value="3.0092436075211" calcext:value-type="float">
            <text:p>3,0092436075211</text:p>
          </table:table-cell>
          <table:table-cell office:value-type="float" office:value="4.5390763878822" calcext:value-type="float">
            <text:p>4,5390763878822</text:p>
          </table:table-cell>
          <table:table-cell office:value-type="float" office:value="-37.974622978526" calcext:value-type="float">
            <text:p>-37,9746229785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55</text:p>
          </table:table-cell>
          <table:table-cell office:value-type="float" office:value="3.7515398859978" calcext:value-type="float">
            <text:p>3,7515398859978</text:p>
          </table:table-cell>
          <table:table-cell office:value-type="float" office:value="5.4184603691101" calcext:value-type="float">
            <text:p>5,4184603691101</text:p>
          </table:table-cell>
          <table:table-cell office:value-type="float" office:value="171.35059605738" calcext:value-type="float">
            <text:p>171,35059605738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66</text:p>
          </table:table-cell>
          <table:table-cell office:value-type="float" office:value="6.5230792760849" calcext:value-type="float">
            <text:p>6,5230792760849</text:p>
          </table:table-cell>
          <table:table-cell office:value-type="float" office:value="6.3174879550934" calcext:value-type="float">
            <text:p>6,3174879550934</text:p>
          </table:table-cell>
          <table:table-cell office:value-type="float" office:value="39.724397051866" calcext:value-type="float">
            <text:p>39,724397051866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77</text:p>
          </table:table-cell>
          <table:table-cell office:value-type="float" office:value="7.0455902814865" calcext:value-type="float">
            <text:p>7,0455902814865</text:p>
          </table:table-cell>
          <table:table-cell office:value-type="float" office:value="7.5707536935806" calcext:value-type="float">
            <text:p>7,5707536935806</text:p>
          </table:table-cell>
          <table:table-cell office:value-type="float" office:value="-88.76959001942" calcext:value-type="float">
            <text:p>-88,76959001942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88</text:p>
          </table:table-cell>
          <table:table-cell office:value-type="float" office:value="-1.2370498478413" calcext:value-type="float">
            <text:p>-1,2370498478413</text:p>
          </table:table-cell>
          <table:table-cell office:value-type="float" office:value="5.730397105217" calcext:value-type="float">
            <text:p>5,730397105217</text:p>
          </table:table-cell>
          <table:table-cell office:value-type="float" office:value="-162.62250341428" calcext:value-type="float">
            <text:p>-162,62250341428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99</text:p>
          </table:table-cell>
          <table:table-cell office:value-type="float" office:value="2.9363563656807" calcext:value-type="float">
            <text:p>2,9363563656807</text:p>
          </table:table-cell>
          <table:table-cell office:value-type="float" office:value="9.4327676296234" calcext:value-type="float">
            <text:p>9,4327676296234</text:p>
          </table:table-cell>
          <table:table-cell office:value-type="float" office:value="162.89086098884" calcext:value-type="float">
            <text:p>162,8908609888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10</text:p>
          </table:table-cell>
          <table:table-cell office:value-type="float" office:value="2.3338389396667" calcext:value-type="float">
            <text:p>2,3338389396667</text:p>
          </table:table-cell>
          <table:table-cell office:value-type="float" office:value="7.7108252048492" calcext:value-type="float">
            <text:p>7,7108252048492</text:p>
          </table:table-cell>
          <table:table-cell office:value-type="float" office:value="-91.269285815537" calcext:value-type="float">
            <text:p>-91,26928581553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21</text:p>
          </table:table-cell>
          <table:table-cell office:value-type="float" office:value="3.3244496583939" calcext:value-type="float">
            <text:p>3,3244496583939</text:p>
          </table:table-cell>
          <table:table-cell office:value-type="float" office:value="6.1880838871002" calcext:value-type="float">
            <text:p>6,1880838871002</text:p>
          </table:table-cell>
          <table:table-cell office:value-type="float" office:value="-98.613877964627" calcext:value-type="float">
            <text:p>-98,61387796462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32</text:p>
          </table:table-cell>
          <table:table-cell office:value-type="float" office:value="5.6830245256424" calcext:value-type="float">
            <text:p>5,6830245256424</text:p>
          </table:table-cell>
          <table:table-cell office:value-type="float" office:value="7.0007401704788" calcext:value-type="float">
            <text:p>7,0007401704788</text:p>
          </table:table-cell>
          <table:table-cell office:value-type="float" office:value="47.137154895029" calcext:value-type="float">
            <text:p>47,137154895029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43</text:p>
          </table:table-cell>
          <table:table-cell office:value-type="float" office:value="7.6099878549576" calcext:value-type="float">
            <text:p>7,6099878549576</text:p>
          </table:table-cell>
          <table:table-cell office:value-type="float" office:value="9.3362253904343" calcext:value-type="float">
            <text:p>9,3362253904343</text:p>
          </table:table-cell>
          <table:table-cell office:value-type="float" office:value="-113.65366285774" calcext:value-type="float">
            <text:p>-113,6536628577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54</text:p>
          </table:table-cell>
          <table:table-cell office:value-type="float" office:value="9.373574256897" calcext:value-type="float">
            <text:p>9,373574256897</text:p>
          </table:table-cell>
          <table:table-cell office:value-type="float" office:value="9.2261093854904" calcext:value-type="float">
            <text:p>9,2261093854904</text:p>
          </table:table-cell>
          <table:table-cell office:value-type="float" office:value="129.03531493655" calcext:value-type="float">
            <text:p>129,035314936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65</text:p>
          </table:table-cell>
          <table:table-cell office:value-type="float" office:value="0.52192609757185" calcext:value-type="float">
            <text:p>0,52192609757185</text:p>
          </table:table-cell>
          <table:table-cell office:value-type="float" office:value="10.151983499527" calcext:value-type="float">
            <text:p>10,151983499527</text:p>
          </table:table-cell>
          <table:table-cell office:value-type="float" office:value="-124.55513067306" calcext:value-type="float">
            <text:p>-124,555130673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76</text:p>
          </table:table-cell>
          <table:table-cell office:value-type="float" office:value="1.2988820672035" calcext:value-type="float">
            <text:p>1,2988820672035</text:p>
          </table:table-cell>
          <table:table-cell office:value-type="float" office:value="9.0428382158279" calcext:value-type="float">
            <text:p>9,0428382158279</text:p>
          </table:table-cell>
          <table:table-cell office:value-type="float" office:value="70.103930060271" calcext:value-type="float">
            <text:p>70,10393006027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87</text:p>
          </table:table-cell>
          <table:table-cell office:value-type="float" office:value="1.4217811822891" calcext:value-type="float">
            <text:p>1,4217811822891</text:p>
          </table:table-cell>
          <table:table-cell office:value-type="float" office:value="7.0784151554108" calcext:value-type="float">
            <text:p>7,0784151554108</text:p>
          </table:table-cell>
          <table:table-cell office:value-type="float" office:value="67.949996632376" calcext:value-type="float">
            <text:p>67,94999663237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98</text:p>
          </table:table-cell>
          <table:table-cell office:value-type="float" office:value="3.8701599836349" calcext:value-type="float">
            <text:p>3,8701599836349</text:p>
          </table:table-cell>
          <table:table-cell office:value-type="float" office:value="9.4577199220657" calcext:value-type="float">
            <text:p>9,4577199220657</text:p>
          </table:table-cell>
          <table:table-cell office:value-type="float" office:value="122.17290538132" calcext:value-type="float">
            <text:p>122,1729053813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09</text:p>
          </table:table-cell>
          <table:table-cell office:value-type="float" office:value="6.4413464069366" calcext:value-type="float">
            <text:p>6,4413464069366</text:p>
          </table:table-cell>
          <table:table-cell office:value-type="float" office:value="9.6903592348099" calcext:value-type="float">
            <text:p>9,6903592348099</text:p>
          </table:table-cell>
          <table:table-cell office:value-type="float" office:value="-141.30492119273" calcext:value-type="float">
            <text:p>-141,3049211927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20</text:p>
          </table:table-cell>
          <table:table-cell office:value-type="float" office:value="7.867534160614" calcext:value-type="float">
            <text:p>7,867534160614</text:p>
          </table:table-cell>
          <table:table-cell office:value-type="float" office:value="10.219334363937" calcext:value-type="float">
            <text:p>10,219334363937</text:p>
          </table:table-cell>
          <table:table-cell office:value-type="float" office:value="-164.80469399956" calcext:value-type="float">
            <text:p>-164,804693999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31</text:p>
          </table:table-cell>
          <table:table-cell office:value-type="float" office:value="9.1654044389725" calcext:value-type="float">
            <text:p>9,1654044389725</text:p>
          </table:table-cell>
          <table:table-cell office:value-type="float" office:value="10.492436885834" calcext:value-type="float">
            <text:p>10,492436885834</text:p>
          </table:table-cell>
          <table:table-cell office:value-type="float" office:value="148.12539944983" calcext:value-type="float">
            <text:p>148,125399449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42</text:p>
          </table:table-cell>
          <table:table-cell office:value-type="float" office:value="-0.35599924623966" calcext:value-type="float">
            <text:p>-0,35599924623966</text:p>
          </table:table-cell>
          <table:table-cell office:value-type="float" office:value="8.0376863479614" calcext:value-type="float">
            <text:p>8,0376863479614</text:p>
          </table:table-cell>
          <table:table-cell office:value-type="float" office:value="176.65874578391" calcext:value-type="float">
            <text:p>176,6587457839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53</text:p>
          </table:table-cell>
          <table:table-cell office:value-type="float" office:value="2.7628412842751" calcext:value-type="float">
            <text:p>2,7628412842751</text:p>
          </table:table-cell>
          <table:table-cell office:value-type="float" office:value="11.08500957489" calcext:value-type="float">
            <text:p>11,08500957489</text:p>
          </table:table-cell>
          <table:table-cell office:value-type="float" office:value="-117.00118271409" calcext:value-type="float">
            <text:p>-117,001182714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5</text:p>
          </table:table-cell>
          <table:table-cell office:value-type="float" office:value="1.528150588274" calcext:value-type="float">
            <text:p>1,528150588274</text:p>
          </table:table-cell>
          <table:table-cell office:value-type="float" office:value="-0.54516606032848" calcext:value-type="float">
            <text:p>-0,54516606032848</text:p>
          </table:table-cell>
          <table:table-cell office:value-type="float" office:value="-5.4248527261862" calcext:value-type="float">
            <text:p>-5,424852726186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14</text:p>
          </table:table-cell>
          <table:table-cell office:value-type="float" office:value="0.62429189682007" calcext:value-type="float">
            <text:p>0,62429189682007</text:p>
          </table:table-cell>
          <table:table-cell office:value-type="float" office:value="1.0851103067398" calcext:value-type="float">
            <text:p>1,0851103067398</text:p>
          </table:table-cell>
          <table:table-cell office:value-type="float" office:value="78.837298283911" calcext:value-type="float">
            <text:p>78,83729828391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25</text:p>
          </table:table-cell>
          <table:table-cell office:value-type="float" office:value="2.1261346340179" calcext:value-type="float">
            <text:p>2,1261346340179</text:p>
          </table:table-cell>
          <table:table-cell office:value-type="float" office:value="-0.58500938117504" calcext:value-type="float">
            <text:p>-0,58500938117504</text:p>
          </table:table-cell>
          <table:table-cell office:value-type="float" office:value="132.17412134644" calcext:value-type="float">
            <text:p>132,17412134644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36</text:p>
          </table:table-cell>
          <table:table-cell office:value-type="float" office:value="3.8280379772186" calcext:value-type="float">
            <text:p>3,8280379772186</text:p>
          </table:table-cell>
          <table:table-cell office:value-type="float" office:value="0.031623474787921" calcext:value-type="float">
            <text:p>0,031623474787921</text:p>
          </table:table-cell>
          <table:table-cell office:value-type="float" office:value="131.73007053934" calcext:value-type="float">
            <text:p>131,73007053934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47</text:p>
          </table:table-cell>
          <table:table-cell office:value-type="float" office:value="3.8624668121338" calcext:value-type="float">
            <text:p>3,8624668121338</text:p>
          </table:table-cell>
          <table:table-cell office:value-type="float" office:value="-0.31386360526085" calcext:value-type="float">
            <text:p>-0,31386360526085</text:p>
          </table:table-cell>
          <table:table-cell office:value-type="float" office:value="-31.358809228156" calcext:value-type="float">
            <text:p>-31,358809228156</text:p>
          </table:table-cell>
          <table:table-cell office:value-type="float" office:value="10" calcext:value-type="float">
            <text:p>1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58</text:p>
          </table:table-cell>
          <table:table-cell office:value-type="float" office:value="4.3788027763367" calcext:value-type="float">
            <text:p>4,3788027763367</text:p>
          </table:table-cell>
          <table:table-cell office:value-type="float" office:value="-0.30183991417289" calcext:value-type="float">
            <text:p>-0,30183991417289</text:p>
          </table:table-cell>
          <table:table-cell office:value-type="float" office:value="-101.23865695516" calcext:value-type="float">
            <text:p>-101,23865695516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69</text:p>
          </table:table-cell>
          <table:table-cell office:value-type="float" office:value="9.0241605043411" calcext:value-type="float">
            <text:p>9,0241605043411</text:p>
          </table:table-cell>
          <table:table-cell office:value-type="float" office:value="0.46906366944313" calcext:value-type="float">
            <text:p>0,46906366944313</text:p>
          </table:table-cell>
          <table:table-cell office:value-type="float" office:value="-132.91380967304" calcext:value-type="float">
            <text:p>-132,913809673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80</text:p>
          </table:table-cell>
          <table:table-cell office:value-type="float" office:value="0.049349665641785" calcext:value-type="float">
            <text:p>0,049349665641785</text:p>
          </table:table-cell>
          <table:table-cell office:value-type="float" office:value="2.3944337666035" calcext:value-type="float">
            <text:p>2,3944337666035</text:p>
          </table:table-cell>
          <table:table-cell office:value-type="float" office:value="100.77216442983" calcext:value-type="float">
            <text:p>100,77216442983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91</text:p>
          </table:table-cell>
          <table:table-cell office:value-type="float" office:value="3.0011543631554" calcext:value-type="float">
            <text:p>3,0011543631554</text:p>
          </table:table-cell>
          <table:table-cell office:value-type="float" office:value="0.38005799055099" calcext:value-type="float">
            <text:p>0,38005799055099</text:p>
          </table:table-cell>
          <table:table-cell office:value-type="float" office:value="33.593923043294" calcext:value-type="float">
            <text:p>33,593923043294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02</text:p>
          </table:table-cell>
          <table:table-cell office:value-type="float" office:value="0.90999931097031" calcext:value-type="float">
            <text:p>0,90999931097031</text:p>
          </table:table-cell>
          <table:table-cell office:value-type="float" office:value="0.82036465406418" calcext:value-type="float">
            <text:p>0,82036465406418</text:p>
          </table:table-cell>
          <table:table-cell office:value-type="float" office:value="-140.09472215252" calcext:value-type="float">
            <text:p>-140,0947221525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13</text:p>
          </table:table-cell>
          <table:table-cell office:value-type="float" office:value="3.7784761190414" calcext:value-type="float">
            <text:p>3,7784761190414</text:p>
          </table:table-cell>
          <table:table-cell office:value-type="float" office:value="0.39084427058697" calcext:value-type="float">
            <text:p>0,39084427058697</text:p>
          </table:table-cell>
          <table:table-cell office:value-type="float" office:value="14.95203053116" calcext:value-type="float">
            <text:p>14,95203053116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24</text:p>
          </table:table-cell>
          <table:table-cell office:value-type="float" office:value="5.4583489894867" calcext:value-type="float">
            <text:p>5,4583489894867</text:p>
          </table:table-cell>
          <table:table-cell office:value-type="float" office:value="1.5228618681431" calcext:value-type="float">
            <text:p>1,5228618681431</text:p>
          </table:table-cell>
          <table:table-cell office:value-type="float" office:value="-60.737922692754" calcext:value-type="float">
            <text:p>-60,73792269275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35</text:p>
          </table:table-cell>
          <table:table-cell office:value-type="float" office:value="3.4968602657318" calcext:value-type="float">
            <text:p>3,4968602657318</text:p>
          </table:table-cell>
          <table:table-cell office:value-type="float" office:value="0.71542009711266" calcext:value-type="float">
            <text:p>0,71542009711266</text:p>
          </table:table-cell>
          <table:table-cell office:value-type="float" office:value="75.082356003439" calcext:value-type="float">
            <text:p>75,082356003439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46</text:p>
          </table:table-cell>
          <table:table-cell office:value-type="float" office:value="10.007553100586" calcext:value-type="float">
            <text:p>10,007553100586</text:p>
          </table:table-cell>
          <table:table-cell office:value-type="float" office:value="0.61199404299259" calcext:value-type="float">
            <text:p>0,61199404299259</text:p>
          </table:table-cell>
          <table:table-cell office:value-type="float" office:value="113.17738454053" calcext:value-type="float">
            <text:p>113,177384540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57</text:p>
          </table:table-cell>
          <table:table-cell office:value-type="float" office:value="-1.0097132623196" calcext:value-type="float">
            <text:p>-1,0097132623196</text:p>
          </table:table-cell>
          <table:table-cell office:value-type="float" office:value="2.7656924724579" calcext:value-type="float">
            <text:p>2,7656924724579</text:p>
          </table:table-cell>
          <table:table-cell office:value-type="float" office:value="-13.452334009158" calcext:value-type="float">
            <text:p>-13,45233400915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68</text:p>
          </table:table-cell>
          <table:table-cell office:value-type="float" office:value="0.90274855494499" calcext:value-type="float">
            <text:p>0,90274855494499</text:p>
          </table:table-cell>
          <table:table-cell office:value-type="float" office:value="2.9840472340584" calcext:value-type="float">
            <text:p>2,9840472340584</text:p>
          </table:table-cell>
          <table:table-cell office:value-type="float" office:value="-49.363555801902" calcext:value-type="float">
            <text:p>-49,363555801902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79</text:p>
          </table:table-cell>
          <table:table-cell office:value-type="float" office:value="0.55134106427431" calcext:value-type="float">
            <text:p>0,55134106427431</text:p>
          </table:table-cell>
          <table:table-cell office:value-type="float" office:value="2.7393716573715" calcext:value-type="float">
            <text:p>2,7393716573715</text:p>
          </table:table-cell>
          <table:table-cell office:value-type="float" office:value="-72.348306892784" calcext:value-type="float">
            <text:p>-72,348306892784</text:p>
          </table:table-cell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90</text:p>
          </table:table-cell>
          <table:table-cell office:value-type="float" office:value="2.2123518586159" calcext:value-type="float">
            <text:p>2,2123518586159</text:p>
          </table:table-cell>
          <table:table-cell office:value-type="float" office:value="3.1544968485832" calcext:value-type="float">
            <text:p>3,1544968485832</text:p>
          </table:table-cell>
          <table:table-cell office:value-type="float" office:value="-52.865318052328" calcext:value-type="float">
            <text:p>-52,86531805232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01</text:p>
          </table:table-cell>
          <table:table-cell office:value-type="float" office:value="5.0254607200623" calcext:value-type="float">
            <text:p>5,0254607200623</text:p>
          </table:table-cell>
          <table:table-cell office:value-type="float" office:value="4.2544460296631" calcext:value-type="float">
            <text:p>4,2544460296631</text:p>
          </table:table-cell>
          <table:table-cell office:value-type="float" office:value="-94.969613536908" calcext:value-type="float">
            <text:p>-94,969613536908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12</text:p>
          </table:table-cell>
          <table:table-cell office:value-type="float" office:value="5.6972140073776" calcext:value-type="float">
            <text:p>5,6972140073776</text:p>
          </table:table-cell>
          <table:table-cell office:value-type="float" office:value="2.1292082965374" calcext:value-type="float">
            <text:p>2,1292082965374</text:p>
          </table:table-cell>
          <table:table-cell office:value-type="float" office:value="10.30054451174" calcext:value-type="float">
            <text:p>10,30054451174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23</text:p>
          </table:table-cell>
          <table:table-cell office:value-type="float" office:value="10.085014104843" calcext:value-type="float">
            <text:p>10,085014104843</text:p>
          </table:table-cell>
          <table:table-cell office:value-type="float" office:value="1.5656277537346" calcext:value-type="float">
            <text:p>1,5656277537346</text:p>
          </table:table-cell>
          <table:table-cell office:value-type="float" office:value="125.07925823236" calcext:value-type="float">
            <text:p>125,079258232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34</text:p>
          </table:table-cell>
          <table:table-cell office:value-type="float" office:value="-0.5427123233676" calcext:value-type="float">
            <text:p>-0,5427123233676</text:p>
          </table:table-cell>
          <table:table-cell office:value-type="float" office:value="4.2995777726173" calcext:value-type="float">
            <text:p>4,2995777726173</text:p>
          </table:table-cell>
          <table:table-cell office:value-type="float" office:value="102.60177266066" calcext:value-type="float">
            <text:p>102,60177266066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45</text:p>
          </table:table-cell>
          <table:table-cell office:value-type="float" office:value="-0.074681304395199" calcext:value-type="float">
            <text:p>-0,074681304395199</text:p>
          </table:table-cell>
          <table:table-cell office:value-type="float" office:value="3.0838412046432" calcext:value-type="float">
            <text:p>3,0838412046432</text:p>
          </table:table-cell>
          <table:table-cell office:value-type="float" office:value="46.727070762853" calcext:value-type="float">
            <text:p>46,727070762853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56</text:p>
          </table:table-cell>
          <table:table-cell office:value-type="float" office:value="-0.31443651765585" calcext:value-type="float">
            <text:p>-0,31443651765585</text:p>
          </table:table-cell>
          <table:table-cell office:value-type="float" office:value="4.9716886878014" calcext:value-type="float">
            <text:p>4,9716886878014</text:p>
          </table:table-cell>
          <table:table-cell office:value-type="float" office:value="175.18702282268" calcext:value-type="float">
            <text:p>175,18702282268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67</text:p>
          </table:table-cell>
          <table:table-cell office:value-type="float" office:value="4.7692593932152" calcext:value-type="float">
            <text:p>4,7692593932152</text:p>
          </table:table-cell>
          <table:table-cell office:value-type="float" office:value="3.7945848703384" calcext:value-type="float">
            <text:p>3,7945848703384</text:p>
          </table:table-cell>
          <table:table-cell office:value-type="float" office:value="-122.15195339956" calcext:value-type="float">
            <text:p>-122,1519533995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78</text:p>
          </table:table-cell>
          <table:table-cell office:value-type="float" office:value="4.2069330811501" calcext:value-type="float">
            <text:p>4,2069330811501</text:p>
          </table:table-cell>
          <table:table-cell office:value-type="float" office:value="7.0343673229218" calcext:value-type="float">
            <text:p>7,0343673229218</text:p>
          </table:table-cell>
          <table:table-cell office:value-type="float" office:value="-57.735201659476" calcext:value-type="float">
            <text:p>-57,735201659476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89</text:p>
          </table:table-cell>
          <table:table-cell office:value-type="float" office:value="7.8749281167984" calcext:value-type="float">
            <text:p>7,8749281167984</text:p>
          </table:table-cell>
          <table:table-cell office:value-type="float" office:value="4.3532142043114" calcext:value-type="float">
            <text:p>4,3532142043114</text:p>
          </table:table-cell>
          <table:table-cell office:value-type="float" office:value="-71.450392152094" calcext:value-type="float">
            <text:p>-71,45039215209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00</text:p>
          </table:table-cell>
          <table:table-cell office:value-type="float" office:value="8.4501278400421" calcext:value-type="float">
            <text:p>8,4501278400421</text:p>
          </table:table-cell>
          <table:table-cell office:value-type="float" office:value="4.4878044724464" calcext:value-type="float">
            <text:p>4,4878044724464</text:p>
          </table:table-cell>
          <table:table-cell office:value-type="float" office:value="123.41269414136" calcext:value-type="float">
            <text:p>123,4126941413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11</text:p>
          </table:table-cell>
          <table:table-cell office:value-type="float" office:value="-1.198952794075" calcext:value-type="float">
            <text:p>-1,198952794075</text:p>
          </table:table-cell>
          <table:table-cell office:value-type="float" office:value="5.0043177604675" calcext:value-type="float">
            <text:p>5,0043177604675</text:p>
          </table:table-cell>
          <table:table-cell office:value-type="float" office:value="145.16320198205" calcext:value-type="float">
            <text:p>145,1632019820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22</text:p>
          </table:table-cell>
          <table:table-cell office:value-type="float" office:value="0.76603628695011" calcext:value-type="float">
            <text:p>0,76603628695011</text:p>
          </table:table-cell>
          <table:table-cell office:value-type="float" office:value="6.318746805191" calcext:value-type="float">
            <text:p>6,318746805191</text:p>
          </table:table-cell>
          <table:table-cell office:value-type="float" office:value="-122.94849772362" calcext:value-type="float">
            <text:p>-122,9484977236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33</text:p>
          </table:table-cell>
          <table:table-cell office:value-type="float" office:value="-0.37139110267162" calcext:value-type="float">
            <text:p>-0,37139110267162</text:p>
          </table:table-cell>
          <table:table-cell office:value-type="float" office:value="7.1502387523651" calcext:value-type="float">
            <text:p>7,1502387523651</text:p>
          </table:table-cell>
          <table:table-cell office:value-type="float" office:value="114.93780202926" calcext:value-type="float">
            <text:p>114,9378020292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44</text:p>
          </table:table-cell>
          <table:table-cell office:value-type="float" office:value="2.8729519248009" calcext:value-type="float">
            <text:p>2,8729519248009</text:p>
          </table:table-cell>
          <table:table-cell office:value-type="float" office:value="4.7569996118546" calcext:value-type="float">
            <text:p>4,7569996118546</text:p>
          </table:table-cell>
          <table:table-cell office:value-type="float" office:value="-61.621582432158" calcext:value-type="float">
            <text:p>-61,6215824321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55</text:p>
          </table:table-cell>
          <table:table-cell office:value-type="float" office:value="4.103185236454" calcext:value-type="float">
            <text:p>4,103185236454</text:p>
          </table:table-cell>
          <table:table-cell office:value-type="float" office:value="5.5082839727402" calcext:value-type="float">
            <text:p>5,5082839727402</text:p>
          </table:table-cell>
          <table:table-cell office:value-type="float" office:value="-169.4057929288" calcext:value-type="float">
            <text:p>-169,4057929288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66</text:p>
          </table:table-cell>
          <table:table-cell office:value-type="float" office:value="6.2182182073593" calcext:value-type="float">
            <text:p>6,2182182073593</text:p>
          </table:table-cell>
          <table:table-cell office:value-type="float" office:value="6.0637217760086" calcext:value-type="float">
            <text:p>6,0637217760086</text:p>
          </table:table-cell>
          <table:table-cell office:value-type="float" office:value="39.653979668951" calcext:value-type="float">
            <text:p>39,653979668951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77</text:p>
          </table:table-cell>
          <table:table-cell office:value-type="float" office:value="7.036794424057" calcext:value-type="float">
            <text:p>7,036794424057</text:p>
          </table:table-cell>
          <table:table-cell office:value-type="float" office:value="7.9680413007736" calcext:value-type="float">
            <text:p>7,9680413007736</text:p>
          </table:table-cell>
          <table:table-cell office:value-type="float" office:value="-88.811780996383" calcext:value-type="float">
            <text:p>-88,81178099638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88</text:p>
          </table:table-cell>
          <table:table-cell office:value-type="float" office:value="-0.99570289254189" calcext:value-type="float">
            <text:p>-0,99570289254189</text:p>
          </table:table-cell>
          <table:table-cell office:value-type="float" office:value="5.9887886047363" calcext:value-type="float">
            <text:p>5,9887886047363</text:p>
          </table:table-cell>
          <table:table-cell office:value-type="float" office:value="-137.65231970769" calcext:value-type="float">
            <text:p>-137,65231970769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99</text:p>
          </table:table-cell>
          <table:table-cell office:value-type="float" office:value="3.1401306390762" calcext:value-type="float">
            <text:p>3,1401306390762</text:p>
          </table:table-cell>
          <table:table-cell office:value-type="float" office:value="9.2603623867035" calcext:value-type="float">
            <text:p>9,2603623867035</text:p>
          </table:table-cell>
          <table:table-cell office:value-type="float" office:value="135.58017827903" calcext:value-type="float">
            <text:p>135,5801782790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10</text:p>
          </table:table-cell>
          <table:table-cell office:value-type="float" office:value="2.3375311493874" calcext:value-type="float">
            <text:p>2,3375311493874</text:p>
          </table:table-cell>
          <table:table-cell office:value-type="float" office:value="8.0872046947479" calcext:value-type="float">
            <text:p>8,0872046947479</text:p>
          </table:table-cell>
          <table:table-cell office:value-type="float" office:value="-90.408033626095" calcext:value-type="float">
            <text:p>-90,40803362609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21</text:p>
          </table:table-cell>
          <table:table-cell office:value-type="float" office:value="3.2322752475739" calcext:value-type="float">
            <text:p>3,2322752475739</text:p>
          </table:table-cell>
          <table:table-cell office:value-type="float" office:value="6.5382659435272" calcext:value-type="float">
            <text:p>6,5382659435272</text:p>
          </table:table-cell>
          <table:table-cell office:value-type="float" office:value="-79.076585496307" calcext:value-type="float">
            <text:p>-79,07658549630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32</text:p>
          </table:table-cell>
          <table:table-cell office:value-type="float" office:value="5.4166620969772" calcext:value-type="float">
            <text:p>5,4166620969772</text:p>
          </table:table-cell>
          <table:table-cell office:value-type="float" office:value="7.0120817422867" calcext:value-type="float">
            <text:p>7,0120817422867</text:p>
          </table:table-cell>
          <table:table-cell office:value-type="float" office:value="-11.809368232253" calcext:value-type="float">
            <text:p>-11,809368232253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43</text:p>
          </table:table-cell>
          <table:table-cell office:value-type="float" office:value="7.845207452774" calcext:value-type="float">
            <text:p>7,845207452774</text:p>
          </table:table-cell>
          <table:table-cell office:value-type="float" office:value="9.4965326786041" calcext:value-type="float">
            <text:p>9,4965326786041</text:p>
          </table:table-cell>
          <table:table-cell office:value-type="float" office:value="-152.6538019727" calcext:value-type="float">
            <text:p>-152,65380197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54</text:p>
          </table:table-cell>
          <table:table-cell office:value-type="float" office:value="9.6817368268967" calcext:value-type="float">
            <text:p>9,6817368268967</text:p>
          </table:table-cell>
          <table:table-cell office:value-type="float" office:value="9.1489458084106" calcext:value-type="float">
            <text:p>9,1489458084106</text:p>
          </table:table-cell>
          <table:table-cell office:value-type="float" office:value="168.99970990078" calcext:value-type="float">
            <text:p>168,999709900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65</text:p>
          </table:table-cell>
          <table:table-cell office:value-type="float" office:value="0.70000909268856" calcext:value-type="float">
            <text:p>0,70000909268856</text:p>
          </table:table-cell>
          <table:table-cell office:value-type="float" office:value="10.357873439789" calcext:value-type="float">
            <text:p>10,357873439789</text:p>
          </table:table-cell>
          <table:table-cell office:value-type="float" office:value="-132.25627552931" calcext:value-type="float">
            <text:p>-132,256275529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76</text:p>
          </table:table-cell>
          <table:table-cell office:value-type="float" office:value="1.1644302308559" calcext:value-type="float">
            <text:p>1,1644302308559</text:p>
          </table:table-cell>
          <table:table-cell office:value-type="float" office:value="8.6691015958786" calcext:value-type="float">
            <text:p>8,6691015958786</text:p>
          </table:table-cell>
          <table:table-cell office:value-type="float" office:value="70.085410859175" calcext:value-type="float">
            <text:p>70,08541085917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87</text:p>
          </table:table-cell>
          <table:table-cell office:value-type="float" office:value="1.2078293412924" calcext:value-type="float">
            <text:p>1,2078293412924</text:p>
          </table:table-cell>
          <table:table-cell office:value-type="float" office:value="6.86459004879" calcext:value-type="float">
            <text:p>6,86459004879</text:p>
          </table:table-cell>
          <table:table-cell office:value-type="float" office:value="39.440455330405" calcext:value-type="float">
            <text:p>39,44045533040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98</text:p>
          </table:table-cell>
          <table:table-cell office:value-type="float" office:value="4.0369182825089" calcext:value-type="float">
            <text:p>4,0369182825089</text:p>
          </table:table-cell>
          <table:table-cell office:value-type="float" office:value="9.1088515520096" calcext:value-type="float">
            <text:p>9,1088515520096</text:p>
          </table:table-cell>
          <table:table-cell office:value-type="float" office:value="116.72616916098" calcext:value-type="float">
            <text:p>116,7261691609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09</text:p>
          </table:table-cell>
          <table:table-cell office:value-type="float" office:value="6.7036330699921" calcext:value-type="float">
            <text:p>6,7036330699921</text:p>
          </table:table-cell>
          <table:table-cell office:value-type="float" office:value="9.8117905855179" calcext:value-type="float">
            <text:p>9,8117905855179</text:p>
          </table:table-cell>
          <table:table-cell office:value-type="float" office:value="-158.54666643082" calcext:value-type="float">
            <text:p>-158,5466664308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20</text:p>
          </table:table-cell>
          <table:table-cell office:value-type="float" office:value="8.1749284267426" calcext:value-type="float">
            <text:p>8,1749284267426</text:p>
          </table:table-cell>
          <table:table-cell office:value-type="float" office:value="10.385040044785" calcext:value-type="float">
            <text:p>10,385040044785</text:p>
          </table:table-cell>
          <table:table-cell office:value-type="float" office:value="-146.93321392035" calcext:value-type="float">
            <text:p>-146,933213920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31</text:p>
          </table:table-cell>
          <table:table-cell office:value-type="float" office:value="9.2571794986725" calcext:value-type="float">
            <text:p>9,2571794986725</text:p>
          </table:table-cell>
          <table:table-cell office:value-type="float" office:value="10.215227603912" calcext:value-type="float">
            <text:p>10,215227603912</text:p>
          </table:table-cell>
          <table:table-cell office:value-type="float" office:value="99.580265913799" calcext:value-type="float">
            <text:p>99,5802659137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42</text:p>
          </table:table-cell>
          <table:table-cell office:value-type="float" office:value="-0.31127398833632" calcext:value-type="float">
            <text:p>-0,31127398833632</text:p>
          </table:table-cell>
          <table:table-cell office:value-type="float" office:value="8.2549345493317" calcext:value-type="float">
            <text:p>8,2549345493317</text:p>
          </table:table-cell>
          <table:table-cell office:value-type="float" office:value="-92.751840117631" calcext:value-type="float">
            <text:p>-92,7518401176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53</text:p>
          </table:table-cell>
          <table:table-cell office:value-type="float" office:value="2.9641363024712" calcext:value-type="float">
            <text:p>2,9641363024712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103.57701019117" calcext:value-type="float">
            <text:p>-103,577010191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5</text:p>
          </table:table-cell>
          <table:table-cell office:value-type="float" office:value="1.4876624941826" calcext:value-type="float">
            <text:p>1,4876624941826</text:p>
          </table:table-cell>
          <table:table-cell office:value-type="float" office:value="-0.29240261763334" calcext:value-type="float">
            <text:p>-0,29240261763334</text:p>
          </table:table-cell>
          <table:table-cell office:value-type="float" office:value="-82.342320187077" calcext:value-type="float">
            <text:p>-82,342320187077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14</text:p>
          </table:table-cell>
          <table:table-cell office:value-type="float" office:value="0.83409696817398" calcext:value-type="float">
            <text:p>0,83409696817398</text:p>
          </table:table-cell>
          <table:table-cell office:value-type="float" office:value="1.0116467624903" calcext:value-type="float">
            <text:p>1,0116467624903</text:p>
          </table:table-cell>
          <table:table-cell office:value-type="float" office:value="169.61331731954" calcext:value-type="float">
            <text:p>169,61331731954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25</text:p>
          </table:table-cell>
          <table:table-cell office:value-type="float" office:value="2.352651655674" calcext:value-type="float">
            <text:p>2,352651655674</text:p>
          </table:table-cell>
          <table:table-cell office:value-type="float" office:value="-0.4635564237833" calcext:value-type="float">
            <text:p>-0,4635564237833</text:p>
          </table:table-cell>
          <table:table-cell office:value-type="float" office:value="-150.82343520632" calcext:value-type="float">
            <text:p>-150,82343520632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36</text:p>
          </table:table-cell>
          <table:table-cell office:value-type="float" office:value="3.9922344684601" calcext:value-type="float">
            <text:p>3,9922344684601</text:p>
          </table:table-cell>
          <table:table-cell office:value-type="float" office:value="-0.0030558227444999" calcext:value-type="float">
            <text:p>-0,0030558227444999</text:p>
          </table:table-cell>
          <table:table-cell office:value-type="float" office:value="-177.66534295052" calcext:value-type="float">
            <text:p>-177,66534295052</text:p>
          </table:table-cell>
          <table:table-cell office:value-type="float" office:value="10" calcext:value-type="float">
            <text:p>1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47</text:p>
          </table:table-cell>
          <table:table-cell office:value-type="float" office:value="3.7250071763992" calcext:value-type="float">
            <text:p>3,7250071763992</text:p>
          </table:table-cell>
          <table:table-cell office:value-type="float" office:value="-0.49649778753519" calcext:value-type="float">
            <text:p>-0,49649778753519</text:p>
          </table:table-cell>
          <table:table-cell office:value-type="float" office:value="57.441614236042" calcext:value-type="float">
            <text:p>57,441614236042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58</text:p>
          </table:table-cell>
          <table:table-cell office:value-type="float" office:value="4.5920181274414" calcext:value-type="float">
            <text:p>4,5920181274414</text:p>
          </table:table-cell>
          <table:table-cell office:value-type="float" office:value="-0.033188138622791" calcext:value-type="float">
            <text:p>-0,033188138622791</text:p>
          </table:table-cell>
          <table:table-cell office:value-type="float" office:value="-129.39078792645" calcext:value-type="float">
            <text:p>-129,39078792645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69</text:p>
          </table:table-cell>
          <table:table-cell office:value-type="float" office:value="9.2981654405594" calcext:value-type="float">
            <text:p>9,2981654405594</text:p>
          </table:table-cell>
          <table:table-cell office:value-type="float" office:value="0.74542596936226" calcext:value-type="float">
            <text:p>0,74542596936226</text:p>
          </table:table-cell>
          <table:table-cell office:value-type="float" office:value="-136.61298934062" calcext:value-type="float">
            <text:p>-136,6129893406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80</text:p>
          </table:table-cell>
          <table:table-cell office:value-type="float" office:value="-0.16092956066132" calcext:value-type="float">
            <text:p>-0,16092956066132</text:p>
          </table:table-cell>
          <table:table-cell office:value-type="float" office:value="2.3224565386772" calcext:value-type="float">
            <text:p>2,3224565386772</text:p>
          </table:table-cell>
          <table:table-cell office:value-type="float" office:value="10.009488102737" calcext:value-type="float">
            <text:p>10,009488102737</text:p>
          </table:table-cell>
          <table:table-cell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91</text:p>
          </table:table-cell>
          <table:table-cell office:value-type="float" office:value="2.7742958068848" calcext:value-type="float">
            <text:p>2,7742958068848</text:p>
          </table:table-cell>
          <table:table-cell office:value-type="float" office:value="0.53990315645933" calcext:value-type="float">
            <text:p>0,53990315645933</text:p>
          </table:table-cell>
          <table:table-cell office:value-type="float" office:value="-33.667456572223" calcext:value-type="float">
            <text:p>-33,667456572223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02</text:p>
          </table:table-cell>
          <table:table-cell office:value-type="float" office:value="1.074548214674" calcext:value-type="float">
            <text:p>1,074548214674</text:p>
          </table:table-cell>
          <table:table-cell office:value-type="float" office:value="0.67240379750729" calcext:value-type="float">
            <text:p>0,67240379750729</text:p>
          </table:table-cell>
          <table:table-cell office:value-type="float" office:value="129.24432906376" calcext:value-type="float">
            <text:p>129,24432906376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13</text:p>
          </table:table-cell>
          <table:table-cell office:value-type="float" office:value="3.6475455760956" calcext:value-type="float">
            <text:p>3,6475455760956</text:p>
          </table:table-cell>
          <table:table-cell office:value-type="float" office:value="0.23091424256563" calcext:value-type="float">
            <text:p>0,23091424256563</text:p>
          </table:table-cell>
          <table:table-cell office:value-type="float" office:value="28.860709090142" calcext:value-type="float">
            <text:p>28,860709090142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24</text:p>
          </table:table-cell>
          <table:table-cell office:value-type="float" office:value="5.2923405170441" calcext:value-type="float">
            <text:p>5,2923405170441</text:p>
          </table:table-cell>
          <table:table-cell office:value-type="float" office:value="1.6036489605904" calcext:value-type="float">
            <text:p>1,6036489605904</text:p>
          </table:table-cell>
          <table:table-cell office:value-type="float" office:value="-9.8455649842123" calcext:value-type="float">
            <text:p>-9,8455649842123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35</text:p>
          </table:table-cell>
          <table:table-cell office:value-type="float" office:value="3.7032830715179" calcext:value-type="float">
            <text:p>3,7032830715179</text:p>
          </table:table-cell>
          <table:table-cell office:value-type="float" office:value="0.62248431146145" calcext:value-type="float">
            <text:p>0,62248431146145</text:p>
          </table:table-cell>
          <table:table-cell office:value-type="float" office:value="165.08112895261" calcext:value-type="float">
            <text:p>165,08112895261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46</text:p>
          </table:table-cell>
          <table:table-cell office:value-type="float" office:value="9.8701971769333" calcext:value-type="float">
            <text:p>9,8701971769333</text:p>
          </table:table-cell>
          <table:table-cell office:value-type="float" office:value="0.51579095423222" calcext:value-type="float">
            <text:p>0,51579095423222</text:p>
          </table:table-cell>
          <table:table-cell office:value-type="float" office:value="92.369189687595" calcext:value-type="float">
            <text:p>92,36918968759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57</text:p>
          </table:table-cell>
          <table:table-cell office:value-type="float" office:value="-1.3965430855751" calcext:value-type="float">
            <text:p>-1,3965430855751</text:p>
          </table:table-cell>
          <table:table-cell office:value-type="float" office:value="2.8581154346466" calcext:value-type="float">
            <text:p>2,8581154346466</text:p>
          </table:table-cell>
          <table:table-cell office:value-type="float" office:value="-13.492467202199" calcext:value-type="float">
            <text:p>-13,492467202199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68</text:p>
          </table:table-cell>
          <table:table-cell office:value-type="float" office:value="0.99357709288597" calcext:value-type="float">
            <text:p>0,99357709288597</text:p>
          </table:table-cell>
          <table:table-cell office:value-type="float" office:value="3.2741910219193" calcext:value-type="float">
            <text:p>3,2741910219193</text:p>
          </table:table-cell>
          <table:table-cell office:value-type="float" office:value="-103.02317673993" calcext:value-type="float">
            <text:p>-103,02317673993</text:p>
          </table:table-cell>
          <table:table-cell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79</text:p>
          </table:table-cell>
          <table:table-cell office:value-type="float" office:value="0.30096998438239" calcext:value-type="float">
            <text:p>0,30096998438239</text:p>
          </table:table-cell>
          <table:table-cell office:value-type="float" office:value="2.7851444482803" calcext:value-type="float">
            <text:p>2,7851444482803</text:p>
          </table:table-cell>
          <table:table-cell office:value-type="float" office:value="-21.008673746874" calcext:value-type="float">
            <text:p>-21,008673746874</text:p>
          </table:table-cell>
          <table:table-cell office:value-type="float" office:value="10" calcext:value-type="float">
            <text:p>1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90</text:p>
          </table:table-cell>
          <table:table-cell office:value-type="float" office:value="2.0824190974236" calcext:value-type="float">
            <text:p>2,0824190974236</text:p>
          </table:table-cell>
          <table:table-cell office:value-type="float" office:value="3.4165447950363" calcext:value-type="float">
            <text:p>3,4165447950363</text:p>
          </table:table-cell>
          <table:table-cell office:value-type="float" office:value="-66.054382141988" calcext:value-type="float">
            <text:p>-66,05438214198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01</text:p>
          </table:table-cell>
          <table:table-cell office:value-type="float" office:value="4.8098134994507" calcext:value-type="float">
            <text:p>4,8098134994507</text:p>
          </table:table-cell>
          <table:table-cell office:value-type="float" office:value="4.3045011162758" calcext:value-type="float">
            <text:p>4,3045011162758</text:p>
          </table:table-cell>
          <table:table-cell office:value-type="float" office:value="-4.2189234381269" calcext:value-type="float">
            <text:p>-4,2189234381269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12</text:p>
          </table:table-cell>
          <table:table-cell office:value-type="float" office:value="5.5495971441269" calcext:value-type="float">
            <text:p>5,5495971441269</text:p>
          </table:table-cell>
          <table:table-cell office:value-type="float" office:value="2.011105120182" calcext:value-type="float">
            <text:p>2,011105120182</text:p>
          </table:table-cell>
          <table:table-cell office:value-type="float" office:value="56.171945325888" calcext:value-type="float">
            <text:p>56,171945325888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23</text:p>
          </table:table-cell>
          <table:table-cell office:value-type="float" office:value="10.059728622437" calcext:value-type="float">
            <text:p>10,059728622437</text:p>
          </table:table-cell>
          <table:table-cell office:value-type="float" office:value="1.2276235967875" calcext:value-type="float">
            <text:p>1,2276235967875</text:p>
          </table:table-cell>
          <table:table-cell office:value-type="float" office:value="94.336680545928" calcext:value-type="float">
            <text:p>94,3366805459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34</text:p>
          </table:table-cell>
          <table:table-cell office:value-type="float" office:value="-0.32154925167561" calcext:value-type="float">
            <text:p>-0,32154925167561</text:p>
          </table:table-cell>
          <table:table-cell office:value-type="float" office:value="4.316183924675" calcext:value-type="float">
            <text:p>4,316183924675</text:p>
          </table:table-cell>
          <table:table-cell office:value-type="float" office:value="-166.86637993831" calcext:value-type="float">
            <text:p>-166,86637993831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45</text:p>
          </table:table-cell>
          <table:table-cell office:value-type="float" office:value="-0.25252044200897" calcext:value-type="float">
            <text:p>-0,25252044200897</text:p>
          </table:table-cell>
          <table:table-cell office:value-type="float" office:value="2.8066137433052" calcext:value-type="float">
            <text:p>2,8066137433052</text:p>
          </table:table-cell>
          <table:table-cell office:value-type="float" office:value="74.02726039765" calcext:value-type="float">
            <text:p>74,02726039765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56</text:p>
          </table:table-cell>
          <table:table-cell office:value-type="float" office:value="-0.26383444666862" calcext:value-type="float">
            <text:p>-0,26383444666862</text:p>
          </table:table-cell>
          <table:table-cell office:value-type="float" office:value="5.1876318454742" calcext:value-type="float">
            <text:p>5,1876318454742</text:p>
          </table:table-cell>
          <table:table-cell office:value-type="float" office:value="-94.274685641003" calcext:value-type="float">
            <text:p>-94,274685641003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67</text:p>
          </table:table-cell>
          <table:table-cell office:value-type="float" office:value="4.5998033881187" calcext:value-type="float">
            <text:p>4,5998033881187</text:p>
          </table:table-cell>
          <table:table-cell office:value-type="float" office:value="3.9375883340836" calcext:value-type="float">
            <text:p>3,9375883340836</text:p>
          </table:table-cell>
          <table:table-cell office:value-type="float" office:value="-31.397627797096" calcext:value-type="float">
            <text:p>-31,397627797096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78</text:p>
          </table:table-cell>
          <table:table-cell office:value-type="float" office:value="4.063872396946" calcext:value-type="float">
            <text:p>4,063872396946</text:p>
          </table:table-cell>
          <table:table-cell office:value-type="float" office:value="7.3228704929352" calcext:value-type="float">
            <text:p>7,3228704929352</text:p>
          </table:table-cell>
          <table:table-cell office:value-type="float" office:value="-71.03524769947" calcext:value-type="float">
            <text:p>-71,03524769947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89</text:p>
          </table:table-cell>
          <table:table-cell office:value-type="float" office:value="7.6568901538849" calcext:value-type="float">
            <text:p>7,6568901538849</text:p>
          </table:table-cell>
          <table:table-cell office:value-type="float" office:value="4.3130540847778" calcext:value-type="float">
            <text:p>4,3130540847778</text:p>
          </table:table-cell>
          <table:table-cell office:value-type="float" office:value="19.24436790928" calcext:value-type="float">
            <text:p>19,2443679092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00</text:p>
          </table:table-cell>
          <table:table-cell office:value-type="float" office:value="8.6505490541458" calcext:value-type="float">
            <text:p>8,6505490541458</text:p>
          </table:table-cell>
          <table:table-cell office:value-type="float" office:value="4.5818430185318" calcext:value-type="float">
            <text:p>4,5818430185318</text:p>
          </table:table-cell>
          <table:table-cell office:value-type="float" office:value="-146.04451094463" calcext:value-type="float">
            <text:p>-146,0445109446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11</text:p>
          </table:table-cell>
          <table:table-cell office:value-type="float" office:value="-0.87335295975208" calcext:value-type="float">
            <text:p>-0,87335295975208</text:p>
          </table:table-cell>
          <table:table-cell office:value-type="float" office:value="4.7773066163063" calcext:value-type="float">
            <text:p>4,7773066163063</text:p>
          </table:table-cell>
          <table:table-cell office:value-type="float" office:value="145.16037284948" calcext:value-type="float">
            <text:p>145,1603728494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22</text:p>
          </table:table-cell>
          <table:table-cell office:value-type="float" office:value="0.64133681356907" calcext:value-type="float">
            <text:p>0,64133681356907</text:p>
          </table:table-cell>
          <table:table-cell office:value-type="float" office:value="6.4769178628922" calcext:value-type="float">
            <text:p>6,4769178628922</text:p>
          </table:table-cell>
          <table:table-cell office:value-type="float" office:value="-45.076555507198" calcext:value-type="float">
            <text:p>-45,076555507198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33</text:p>
          </table:table-cell>
          <table:table-cell office:value-type="float" office:value="-0.064339810051024" calcext:value-type="float">
            <text:p>-0,064339810051024</text:p>
          </table:table-cell>
          <table:table-cell office:value-type="float" office:value="7.0792371034622" calcext:value-type="float">
            <text:p>7,0792371034622</text:p>
          </table:table-cell>
          <table:table-cell office:value-type="float" office:value="162.20115400424" calcext:value-type="float">
            <text:p>162,2011540042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44</text:p>
          </table:table-cell>
          <table:table-cell office:value-type="float" office:value="2.8307142853737" calcext:value-type="float">
            <text:p>2,8307142853737</text:p>
          </table:table-cell>
          <table:table-cell office:value-type="float" office:value="5.0278443098068" calcext:value-type="float">
            <text:p>5,0278443098068</text:p>
          </table:table-cell>
          <table:table-cell office:value-type="float" office:value="-85.230789366801" calcext:value-type="float">
            <text:p>-85,2307893668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55</text:p>
          </table:table-cell>
          <table:table-cell office:value-type="float" office:value="4.4946083426476" calcext:value-type="float">
            <text:p>4,4946083426476</text:p>
          </table:table-cell>
          <table:table-cell office:value-type="float" office:value="5.5815595388412" calcext:value-type="float">
            <text:p>5,5815595388412</text:p>
          </table:table-cell>
          <table:table-cell office:value-type="float" office:value="-169.35402116958" calcext:value-type="float">
            <text:p>-169,35402116958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66</text:p>
          </table:table-cell>
          <table:table-cell office:value-type="float" office:value="6.0841751098633" calcext:value-type="float">
            <text:p>6,0841751098633</text:p>
          </table:table-cell>
          <table:table-cell office:value-type="float" office:value="5.7814902067184" calcext:value-type="float">
            <text:p>5,7814902067184</text:p>
          </table:table-cell>
          <table:table-cell office:value-type="float" office:value="75.556399715934" calcext:value-type="float">
            <text:p>75,55639971593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77</text:p>
          </table:table-cell>
          <table:table-cell office:value-type="float" office:value="7.0861041545868" calcext:value-type="float">
            <text:p>7,0861041545868</text:p>
          </table:table-cell>
          <table:table-cell office:value-type="float" office:value="8.2587659358978" calcext:value-type="float">
            <text:p>8,2587659358978</text:p>
          </table:table-cell>
          <table:table-cell office:value-type="float" office:value="-104.61426996122" calcext:value-type="float">
            <text:p>-104,61426996122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88</text:p>
          </table:table-cell>
          <table:table-cell office:value-type="float" office:value="-0.70199385285378" calcext:value-type="float">
            <text:p>-0,70199385285378</text:p>
          </table:table-cell>
          <table:table-cell office:value-type="float" office:value="6.2571328878403" calcext:value-type="float">
            <text:p>6,2571328878403</text:p>
          </table:table-cell>
          <table:table-cell office:value-type="float" office:value="-137.70972239743" calcext:value-type="float">
            <text:p>-137,70972239743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99</text:p>
          </table:table-cell>
          <table:table-cell office:value-type="float" office:value="3.242706656456" calcext:value-type="float">
            <text:p>3,242706656456</text:p>
          </table:table-cell>
          <table:table-cell office:value-type="float" office:value="9.0138137340546" calcext:value-type="float">
            <text:p>9,0138137340546</text:p>
          </table:table-cell>
          <table:table-cell office:value-type="float" office:value="108.30873440785" calcext:value-type="float">
            <text:p>108,3087344078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10</text:p>
          </table:table-cell>
          <table:table-cell office:value-type="float" office:value="2.3351860046387" calcext:value-type="float">
            <text:p>2,3351860046387</text:p>
          </table:table-cell>
          <table:table-cell office:value-type="float" office:value="8.4632360935211" calcext:value-type="float">
            <text:p>8,4632360935211</text:p>
          </table:table-cell>
          <table:table-cell office:value-type="float" office:value="-89.476791157085" calcext:value-type="float">
            <text:p>-89,47679115708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21</text:p>
          </table:table-cell>
          <table:table-cell office:value-type="float" office:value="3.1570893526077" calcext:value-type="float">
            <text:p>3,1570893526077</text:p>
          </table:table-cell>
          <table:table-cell office:value-type="float" office:value="6.9295036792755" calcext:value-type="float">
            <text:p>6,9295036792755</text:p>
          </table:table-cell>
          <table:table-cell office:value-type="float" office:value="-79.07987248366" calcext:value-type="float">
            <text:p>-79,0798724836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32</text:p>
          </table:table-cell>
          <table:table-cell office:value-type="float" office:value="5.2905160188675" calcext:value-type="float">
            <text:p>5,2905160188675</text:p>
          </table:table-cell>
          <table:table-cell office:value-type="float" office:value="7.2456294298172" calcext:value-type="float">
            <text:p>7,2456294298172</text:p>
          </table:table-cell>
          <table:table-cell office:value-type="float" office:value="-70.815873753493" calcext:value-type="float">
            <text:p>-70,815873753493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43</text:p>
          </table:table-cell>
          <table:table-cell office:value-type="float" office:value="8.0606186389923" calcext:value-type="float">
            <text:p>8,0606186389923</text:p>
          </table:table-cell>
          <table:table-cell office:value-type="float" office:value="9.5216596126556" calcext:value-type="float">
            <text:p>9,5216596126556</text:p>
          </table:table-cell>
          <table:table-cell office:value-type="float" office:value="-174.92215041142" calcext:value-type="float">
            <text:p>-174,9221504114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54</text:p>
          </table:table-cell>
          <table:table-cell office:value-type="float" office:value="10.012691020966" calcext:value-type="float">
            <text:p>10,012691020966</text:p>
          </table:table-cell>
          <table:table-cell office:value-type="float" office:value="9.2092686891556" calcext:value-type="float">
            <text:p>9,2092686891556</text:p>
          </table:table-cell>
          <table:table-cell office:value-type="float" office:value="-163.5143088687" calcext:value-type="float">
            <text:p>-163,51430886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65</text:p>
          </table:table-cell>
          <table:table-cell office:value-type="float" office:value="0.90411588549614" calcext:value-type="float">
            <text:p>0,90411588549614</text:p>
          </table:table-cell>
          <table:table-cell office:value-type="float" office:value="10.537885427475" calcext:value-type="float">
            <text:p>10,537885427475</text:p>
          </table:table-cell>
          <table:table-cell office:value-type="float" office:value="-139.9586504432" calcext:value-type="float">
            <text:p>-139,95865044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76</text:p>
          </table:table-cell>
          <table:table-cell office:value-type="float" office:value="1.0295028984547" calcext:value-type="float">
            <text:p>1,0295028984547</text:p>
          </table:table-cell>
          <table:table-cell office:value-type="float" office:value="8.2958680391312" calcext:value-type="float">
            <text:p>8,2958680391312</text:p>
          </table:table-cell>
          <table:table-cell office:value-type="float" office:value="70.06683698885" calcext:value-type="float">
            <text:p>70,0668369888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87</text:p>
          </table:table-cell>
          <table:table-cell office:value-type="float" office:value="1.1609496176243" calcext:value-type="float">
            <text:p>1,1609496176243</text:p>
          </table:table-cell>
          <table:table-cell office:value-type="float" office:value="6.6641002893448" calcext:value-type="float">
            <text:p>6,6641002893448</text:p>
          </table:table-cell>
          <table:table-cell office:value-type="float" office:value="96.491939702611" calcext:value-type="float">
            <text:p>96,491939702611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98</text:p>
          </table:table-cell>
          <table:table-cell office:value-type="float" office:value="4.2146268486977" calcext:value-type="float">
            <text:p>4,2146268486977</text:p>
          </table:table-cell>
          <table:table-cell office:value-type="float" office:value="8.753901720047" calcext:value-type="float">
            <text:p>8,753901720047</text:p>
          </table:table-cell>
          <table:table-cell office:value-type="float" office:value="116.72123526312" calcext:value-type="float">
            <text:p>116,7212352631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09</text:p>
          </table:table-cell>
          <table:table-cell office:value-type="float" office:value="6.9904839992523" calcext:value-type="float">
            <text:p>6,9904839992523</text:p>
          </table:table-cell>
          <table:table-cell office:value-type="float" office:value="9.8497229814529" calcext:value-type="float">
            <text:p>9,8497229814529</text:p>
          </table:table-cell>
          <table:table-cell office:value-type="float" office:value="-175.7422708402" calcext:value-type="float">
            <text:p>-175,742270840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20</text:p>
          </table:table-cell>
          <table:table-cell office:value-type="float" office:value="8.4101188182831" calcext:value-type="float">
            <text:p>8,4101188182831</text:p>
          </table:table-cell>
          <table:table-cell office:value-type="float" office:value="10.647850036621" calcext:value-type="float">
            <text:p>10,647850036621</text:p>
          </table:table-cell>
          <table:table-cell office:value-type="float" office:value="-127.46095049913" calcext:value-type="float">
            <text:p>-127,460950499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31</text:p>
          </table:table-cell>
          <table:table-cell office:value-type="float" office:value="9.1114771366119" calcext:value-type="float">
            <text:p>9,1114771366119</text:p>
          </table:table-cell>
          <table:table-cell office:value-type="float" office:value="9.9620658159256" calcext:value-type="float">
            <text:p>9,9620658159256</text:p>
          </table:table-cell>
          <table:table-cell office:value-type="float" office:value="51.056320120575" calcext:value-type="float">
            <text:p>51,0563201205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42</text:p>
          </table:table-cell>
          <table:table-cell office:value-type="float" office:value="-0.55117070674896" calcext:value-type="float">
            <text:p>-0,55117070674896</text:p>
          </table:table-cell>
          <table:table-cell office:value-type="float" office:value="8.4593105316162" calcext:value-type="float">
            <text:p>8,4593105316162</text:p>
          </table:table-cell>
          <table:table-cell office:value-type="float" office:value="-45.457774286817" calcext:value-type="float">
            <text:p>-45,4577742868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53</text:p>
          </table:table-cell>
          <table:table-cell office:value-type="float" office:value="3.2258912920952" calcext:value-type="float">
            <text:p>3,2258912920952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100.37435695624" calcext:value-type="float">
            <text:p>-100,374356956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5</text:p>
          </table:table-cell>
          <table:table-cell office:value-type="float" office:value="1.4348050951958" calcext:value-type="float">
            <text:p>1,4348050951958</text:p>
          </table:table-cell>
          <table:table-cell office:value-type="float" office:value="0.10173975490034" calcext:value-type="float">
            <text:p>0,10173975490034</text:p>
          </table:table-cell>
          <table:table-cell office:value-type="float" office:value="-82.353342870238" calcext:value-type="float">
            <text:p>-82,353342870238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14</text:p>
          </table:table-cell>
          <table:table-cell office:value-type="float" office:value="0.91172389686108" calcext:value-type="float">
            <text:p>0,91172389686108</text:p>
          </table:table-cell>
          <table:table-cell office:value-type="float" office:value="1.2181687355042" calcext:value-type="float">
            <text:p>1,2181687355042</text:p>
          </table:table-cell>
          <table:table-cell office:value-type="float" office:value="-100.71425604972" calcext:value-type="float">
            <text:p>-100,71425604972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25</text:p>
          </table:table-cell>
          <table:table-cell office:value-type="float" office:value="2.6991939544678" calcext:value-type="float">
            <text:p>2,6991939544678</text:p>
          </table:table-cell>
          <table:table-cell office:value-type="float" office:value="-0.26969289407134" calcext:value-type="float">
            <text:p>-0,26969289407134</text:p>
          </table:table-cell>
          <table:table-cell office:value-type="float" office:value="-150.80513468214" calcext:value-type="float">
            <text:p>-150,80513468214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36</text:p>
          </table:table-cell>
          <table:table-cell office:value-type="float" office:value="4.0132489800453" calcext:value-type="float">
            <text:p>4,0132489800453</text:p>
          </table:table-cell>
          <table:table-cell office:value-type="float" office:value="0.21737769246101" calcext:value-type="float">
            <text:p>0,21737769246101</text:p>
          </table:table-cell>
          <table:table-cell office:value-type="float" office:value="-86.909421689951" calcext:value-type="float">
            <text:p>-86,909421689951</text:p>
          </table:table-cell>
          <table:table-cell office:value-type="float" office:value="10" calcext:value-type="float">
            <text:p>1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47</text:p>
          </table:table-cell>
          <table:table-cell office:value-type="float" office:value="3.8794678449631" calcext:value-type="float">
            <text:p>3,8794678449631</text:p>
          </table:table-cell>
          <table:table-cell office:value-type="float" office:value="-0.5845258384943" calcext:value-type="float">
            <text:p>-0,5845258384943</text:p>
          </table:table-cell>
          <table:table-cell office:value-type="float" office:value="148.21731208996" calcext:value-type="float">
            <text:p>148,21731208996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58</text:p>
          </table:table-cell>
          <table:table-cell office:value-type="float" office:value="4.7823303937912" calcext:value-type="float">
            <text:p>4,7823303937912</text:p>
          </table:table-cell>
          <table:table-cell office:value-type="float" office:value="-0.14839907176793" calcext:value-type="float">
            <text:p>-0,14839907176793</text:p>
          </table:table-cell>
          <table:table-cell office:value-type="float" office:value="140.03585706091" calcext:value-type="float">
            <text:p>140,0358570609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69</text:p>
          </table:table-cell>
          <table:table-cell office:value-type="float" office:value="9.4907009601593" calcext:value-type="float">
            <text:p>9,4907009601593</text:p>
          </table:table-cell>
          <table:table-cell office:value-type="float" office:value="0.65131455659866" calcext:value-type="float">
            <text:p>0,65131455659866</text:p>
          </table:table-cell>
          <table:table-cell office:value-type="float" office:value="140.44597194453" calcext:value-type="float">
            <text:p>140,4459719445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80</text:p>
          </table:table-cell>
          <table:table-cell office:value-type="float" office:value="-0.2250930853188" calcext:value-type="float">
            <text:p>-0,2250930853188</text:p>
          </table:table-cell>
          <table:table-cell office:value-type="float" office:value="2.4774806201458" calcext:value-type="float">
            <text:p>2,4774806201458</text:p>
          </table:table-cell>
          <table:table-cell office:value-type="float" office:value="-84.885847037006" calcext:value-type="float">
            <text:p>-84,885847037006</text:p>
          </table:table-cell>
          <table:table-cell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91</text:p>
          </table:table-cell>
          <table:table-cell office:value-type="float" office:value="2.443380355835" calcext:value-type="float">
            <text:p>2,443380355835</text:p>
          </table:table-cell>
          <table:table-cell office:value-type="float" office:value="0.75998649001122" calcext:value-type="float">
            <text:p>0,75998649001122</text:p>
          </table:table-cell>
          <table:table-cell office:value-type="float" office:value="-33.71462586579" calcext:value-type="float">
            <text:p>-33,71462586579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02</text:p>
          </table:table-cell>
          <table:table-cell office:value-type="float" office:value="0.9287466108799" calcext:value-type="float">
            <text:p>0,9287466108799</text:p>
          </table:table-cell>
          <table:table-cell office:value-type="float" office:value="0.5038296058774" calcext:value-type="float">
            <text:p>0,5038296058774</text:p>
          </table:table-cell>
          <table:table-cell office:value-type="float" office:value="39.206857134582" calcext:value-type="float">
            <text:p>39,206857134582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13</text:p>
          </table:table-cell>
          <table:table-cell office:value-type="float" office:value="3.5136911273003" calcext:value-type="float">
            <text:p>3,5136911273003</text:p>
          </table:table-cell>
          <table:table-cell office:value-type="float" office:value="0.40799058973789" calcext:value-type="float">
            <text:p>0,40799058973789</text:p>
          </table:table-cell>
          <table:table-cell office:value-type="float" office:value="-61.886940032813" calcext:value-type="float">
            <text:p>-61,886940032813</text:p>
          </table:table-cell>
          <table:table-cell office:value-type="float" office:value="10" calcext:value-type="float">
            <text:p>1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24</text:p>
          </table:table-cell>
          <table:table-cell office:value-type="float" office:value="5.2244293689728" calcext:value-type="float">
            <text:p>5,2244293689728</text:p>
          </table:table-cell>
          <table:table-cell office:value-type="float" office:value="1.3927771151066" calcext:value-type="float">
            <text:p>1,3927771151066</text:p>
          </table:table-cell>
          <table:table-cell office:value-type="float" office:value="80.905688036779" calcext:value-type="float">
            <text:p>80,905688036779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35</text:p>
          </table:table-cell>
          <table:table-cell office:value-type="float" office:value="3.7908625602722" calcext:value-type="float">
            <text:p>3,7908625602722</text:p>
          </table:table-cell>
          <table:table-cell office:value-type="float" office:value="0.82646235823631" calcext:value-type="float">
            <text:p>0,82646235823631</text:p>
          </table:table-cell>
          <table:table-cell office:value-type="float" office:value="-104.38202824562" calcext:value-type="float">
            <text:p>-104,38202824562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46</text:p>
          </table:table-cell>
          <table:table-cell office:value-type="float" office:value="9.6409022808075" calcext:value-type="float">
            <text:p>9,6409022808075</text:p>
          </table:table-cell>
          <table:table-cell office:value-type="float" office:value="0.35525590181351" calcext:value-type="float">
            <text:p>0,35525590181351</text:p>
          </table:table-cell>
          <table:table-cell office:value-type="float" office:value="66.206649610191" calcext:value-type="float">
            <text:p>66,206649610191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57</text:p>
          </table:table-cell>
          <table:table-cell office:value-type="float" office:value="-1.5851138532162" calcext:value-type="float">
            <text:p>-1,5851138532162</text:p>
          </table:table-cell>
          <table:table-cell office:value-type="float" office:value="2.7925342321396" calcext:value-type="float">
            <text:p>2,7925342321396</text:p>
          </table:table-cell>
          <table:table-cell office:value-type="float" office:value="12.878193502214" calcext:value-type="float">
            <text:p>12,878193502214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68</text:p>
          </table:table-cell>
          <table:table-cell office:value-type="float" office:value="1.0819317400455" calcext:value-type="float">
            <text:p>1,0819317400455</text:p>
          </table:table-cell>
          <table:table-cell office:value-type="float" office:value="3.6615341901779" calcext:value-type="float">
            <text:p>3,6615341901779</text:p>
          </table:table-cell>
          <table:table-cell office:value-type="float" office:value="-103.04103307663" calcext:value-type="float">
            <text:p>-103,04103307663</text:p>
          </table:table-cell>
          <table:table-cell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79</text:p>
          </table:table-cell>
          <table:table-cell office:value-type="float" office:value="0.35142716020346" calcext:value-type="float">
            <text:p>0,35142716020346</text:p>
          </table:table-cell>
          <table:table-cell office:value-type="float" office:value="3.0015081167221" calcext:value-type="float">
            <text:p>3,0015081167221</text:p>
          </table:table-cell>
          <table:table-cell office:value-type="float" office:value="-111.73417841553" calcext:value-type="float">
            <text:p>-111,73417841553</text:p>
          </table:table-cell>
          <table:table-cell office:value-type="float" office:value="10" calcext:value-type="float">
            <text:p>1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90</text:p>
          </table:table-cell>
          <table:table-cell office:value-type="float" office:value="2.0158556103706" calcext:value-type="float">
            <text:p>2,0158556103706</text:p>
          </table:table-cell>
          <table:table-cell office:value-type="float" office:value="3.7010905146599" calcext:value-type="float">
            <text:p>3,7010905146599</text:p>
          </table:table-cell>
          <table:table-cell office:value-type="float" office:value="-79.240511177452" calcext:value-type="float">
            <text:p>-79,24051117745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01</text:p>
          </table:table-cell>
          <table:table-cell office:value-type="float" office:value="4.7556576132774" calcext:value-type="float">
            <text:p>4,7556576132774</text:p>
          </table:table-cell>
          <table:table-cell office:value-type="float" office:value="4.0869170427322" calcext:value-type="float">
            <text:p>4,0869170427322</text:p>
          </table:table-cell>
          <table:table-cell office:value-type="float" office:value="85.781773184515" calcext:value-type="float">
            <text:p>85,781773184515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12</text:p>
          </table:table-cell>
          <table:table-cell office:value-type="float" office:value="5.7144755125046" calcext:value-type="float">
            <text:p>5,7144755125046</text:p>
          </table:table-cell>
          <table:table-cell office:value-type="float" office:value="1.8624110519886" calcext:value-type="float">
            <text:p>1,8624110519886</text:p>
          </table:table-cell>
          <table:table-cell office:value-type="float" office:value="146.90251714864" calcext:value-type="float">
            <text:p>146,90251714864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23</text:p>
          </table:table-cell>
          <table:table-cell office:value-type="float" office:value="9.985910654068" calcext:value-type="float">
            <text:p>9,985910654068</text:p>
          </table:table-cell>
          <table:table-cell office:value-type="float" office:value="0.91212518513203" calcext:value-type="float">
            <text:p>0,91212518513203</text:p>
          </table:table-cell>
          <table:table-cell office:value-type="float" office:value="72.124942093138" calcext:value-type="float">
            <text:p>72,12494209313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34</text:p>
          </table:table-cell>
          <table:table-cell office:value-type="float" office:value="-0.33530205488205" calcext:value-type="float">
            <text:p>-0,33530205488205</text:p>
          </table:table-cell>
          <table:table-cell office:value-type="float" office:value="4.5413160324097" calcext:value-type="float">
            <text:p>4,5413160324097</text:p>
          </table:table-cell>
          <table:table-cell office:value-type="float" office:value="-77.230173311416" calcext:value-type="float">
            <text:p>-77,230173311416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45</text:p>
          </table:table-cell>
          <table:table-cell office:value-type="float" office:value="-0.06246798671782" calcext:value-type="float">
            <text:p>-0,06246798671782</text:p>
          </table:table-cell>
          <table:table-cell office:value-type="float" office:value="2.7640584111214" calcext:value-type="float">
            <text:p>2,7640584111214</text:p>
          </table:table-cell>
          <table:table-cell office:value-type="float" office:value="161.91587630351" calcext:value-type="float">
            <text:p>161,91587630351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56</text:p>
          </table:table-cell>
          <table:table-cell office:value-type="float" office:value="-0.44491648674011" calcext:value-type="float">
            <text:p>-0,44491648674011</text:p>
          </table:table-cell>
          <table:table-cell office:value-type="float" office:value="5.4792296886444" calcext:value-type="float">
            <text:p>5,4792296886444</text:p>
          </table:table-cell>
          <table:table-cell office:value-type="float" office:value="-63.024408498387" calcext:value-type="float">
            <text:p>-63,024408498387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67</text:p>
          </table:table-cell>
          <table:table-cell office:value-type="float" office:value="4.4521349668503" calcext:value-type="float">
            <text:p>4,4521349668503</text:p>
          </table:table-cell>
          <table:table-cell office:value-type="float" office:value="3.7703832983971" calcext:value-type="float">
            <text:p>3,7703832983971</text:p>
          </table:table-cell>
          <table:table-cell office:value-type="float" office:value="58.522670891634" calcext:value-type="float">
            <text:p>58,52267089163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78</text:p>
          </table:table-cell>
          <table:table-cell office:value-type="float" office:value="4.1073304414749" calcext:value-type="float">
            <text:p>4,1073304414749</text:p>
          </table:table-cell>
          <table:table-cell office:value-type="float" office:value="7.6006907224655" calcext:value-type="float">
            <text:p>7,6006907224655</text:p>
          </table:table-cell>
          <table:table-cell office:value-type="float" office:value="-104.5610699684" calcext:value-type="float">
            <text:p>-104,5610699684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89</text:p>
          </table:table-cell>
          <table:table-cell office:value-type="float" office:value="7.4234211444855" calcext:value-type="float">
            <text:p>7,4234211444855</text:p>
          </table:table-cell>
          <table:table-cell office:value-type="float" office:value="4.0485817193985" calcext:value-type="float">
            <text:p>4,0485817193985</text:p>
          </table:table-cell>
          <table:table-cell office:value-type="float" office:value="44.193196448551" calcext:value-type="float">
            <text:p>44,19319644855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00</text:p>
          </table:table-cell>
          <table:table-cell office:value-type="float" office:value="8.8079822063446" calcext:value-type="float">
            <text:p>8,8079822063446</text:p>
          </table:table-cell>
          <table:table-cell office:value-type="float" office:value="4.8980474472046" calcext:value-type="float">
            <text:p>4,8980474472046</text:p>
          </table:table-cell>
          <table:table-cell office:value-type="float" office:value="-121.21906402005" calcext:value-type="float">
            <text:p>-121,2190640200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11</text:p>
          </table:table-cell>
          <table:table-cell office:value-type="float" office:value="-0.64010709524155" calcext:value-type="float">
            <text:p>-0,64010709524155</text:p>
          </table:table-cell>
          <table:table-cell office:value-type="float" office:value="4.7995671629906" calcext:value-type="float">
            <text:p>4,7995671629906</text:p>
          </table:table-cell>
          <table:table-cell office:value-type="float" office:value="-151.48135203465" calcext:value-type="float">
            <text:p>-151,48135203465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22</text:p>
          </table:table-cell>
          <table:table-cell office:value-type="float" office:value="0.46357776969671" calcext:value-type="float">
            <text:p>0,46357776969671</text:p>
          </table:table-cell>
          <table:table-cell office:value-type="float" office:value="6.3438755273819" calcext:value-type="float">
            <text:p>6,3438755273819</text:p>
          </table:table-cell>
          <table:table-cell office:value-type="float" office:value="45.651774877196" calcext:value-type="float">
            <text:p>45,65177487719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33</text:p>
          </table:table-cell>
          <table:table-cell office:value-type="float" office:value="0.31403299421072" calcext:value-type="float">
            <text:p>0,31403299421072</text:p>
          </table:table-cell>
          <table:table-cell office:value-type="float" office:value="6.957836151123" calcext:value-type="float">
            <text:p>6,957836151123</text:p>
          </table:table-cell>
          <table:table-cell office:value-type="float" office:value="162.18456189344" calcext:value-type="float">
            <text:p>162,1845618934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44</text:p>
          </table:table-cell>
          <table:table-cell office:value-type="float" office:value="2.804793715477" calcext:value-type="float">
            <text:p>2,804793715477</text:p>
          </table:table-cell>
          <table:table-cell office:value-type="float" office:value="5.2420818805695" calcext:value-type="float">
            <text:p>5,2420818805695</text:p>
          </table:table-cell>
          <table:table-cell office:value-type="float" office:value="-82.559678205259" calcext:value-type="float">
            <text:p>-82,5596782052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55</text:p>
          </table:table-cell>
          <table:table-cell office:value-type="float" office:value="4.8099580407143" calcext:value-type="float">
            <text:p>4,8099580407143</text:p>
          </table:table-cell>
          <table:table-cell office:value-type="float" office:value="5.6584841012955" calcext:value-type="float">
            <text:p>5,6584841012955</text:p>
          </table:table-cell>
          <table:table-cell office:value-type="float" office:value="-164.88921262656" calcext:value-type="float">
            <text:p>-164,88921262656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66</text:p>
          </table:table-cell>
          <table:table-cell office:value-type="float" office:value="6.1884588003159" calcext:value-type="float">
            <text:p>6,1884588003159</text:p>
          </table:table-cell>
          <table:table-cell office:value-type="float" office:value="5.4971450567245" calcext:value-type="float">
            <text:p>5,4971450567245</text:p>
          </table:table-cell>
          <table:table-cell office:value-type="float" office:value="118.62470845508" calcext:value-type="float">
            <text:p>118,62470845508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77</text:p>
          </table:table-cell>
          <table:table-cell office:value-type="float" office:value="7.2251468896866" calcext:value-type="float">
            <text:p>7,2251468896866</text:p>
          </table:table-cell>
          <table:table-cell office:value-type="float" office:value="8.4964686632156" calcext:value-type="float">
            <text:p>8,4964686632156</text:p>
          </table:table-cell>
          <table:table-cell office:value-type="float" office:value="-123.67998566597" calcext:value-type="float">
            <text:p>-123,67998566597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88</text:p>
          </table:table-cell>
          <table:table-cell office:value-type="float" office:value="-0.40829744189978" calcext:value-type="float">
            <text:p>-0,40829744189978</text:p>
          </table:table-cell>
          <table:table-cell office:value-type="float" office:value="6.5257173776627" calcext:value-type="float">
            <text:p>6,5257173776627</text:p>
          </table:table-cell>
          <table:table-cell office:value-type="float" office:value="-137.70909370131" calcext:value-type="float">
            <text:p>-137,7090937013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99</text:p>
          </table:table-cell>
          <table:table-cell office:value-type="float" office:value="3.220956325531" calcext:value-type="float">
            <text:p>3,220956325531</text:p>
          </table:table-cell>
          <table:table-cell office:value-type="float" office:value="8.7475556135178" calcext:value-type="float">
            <text:p>8,7475556135178</text:p>
          </table:table-cell>
          <table:table-cell office:value-type="float" office:value="81.043741505617" calcext:value-type="float">
            <text:p>81,0437415056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10</text:p>
          </table:table-cell>
          <table:table-cell office:value-type="float" office:value="2.3076131939888" calcext:value-type="float">
            <text:p>2,3076131939888</text:p>
          </table:table-cell>
          <table:table-cell office:value-type="float" office:value="8.8185739517212" calcext:value-type="float">
            <text:p>8,8185739517212</text:p>
          </table:table-cell>
          <table:table-cell office:value-type="float" office:value="-79.906498550609" calcext:value-type="float">
            <text:p>-79,90649855060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21</text:p>
          </table:table-cell>
          <table:table-cell office:value-type="float" office:value="3.0397349596024" calcext:value-type="float">
            <text:p>3,0397349596024</text:p>
          </table:table-cell>
          <table:table-cell office:value-type="float" office:value="7.2809141874313" calcext:value-type="float">
            <text:p>7,2809141874313</text:p>
          </table:table-cell>
          <table:table-cell office:value-type="float" office:value="-67.472126073898" calcext:value-type="float">
            <text:p>-67,47212607389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32</text:p>
          </table:table-cell>
          <table:table-cell office:value-type="float" office:value="5.4250490665436" calcext:value-type="float">
            <text:p>5,4250490665436</text:p>
          </table:table-cell>
          <table:table-cell office:value-type="float" office:value="7.475837469101" calcext:value-type="float">
            <text:p>7,475837469101</text:p>
          </table:table-cell>
          <table:table-cell office:value-type="float" office:value="-129.76856596151" calcext:value-type="float">
            <text:p>-129,76856596151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43</text:p>
          </table:table-cell>
          <table:table-cell office:value-type="float" office:value="8.2516086101532" calcext:value-type="float">
            <text:p>8,2516086101532</text:p>
          </table:table-cell>
          <table:table-cell office:value-type="float" office:value="9.4708025455475" calcext:value-type="float">
            <text:p>9,4708025455475</text:p>
          </table:table-cell>
          <table:table-cell office:value-type="float" office:value="164.3481649411" calcext:value-type="float">
            <text:p>164,348164941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54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9.415545463562" calcext:value-type="float">
            <text:p>9,415545463562</text:p>
          </table:table-cell>
          <table:table-cell office:value-type="float" office:value="-131.51374440284" calcext:value-type="float">
            <text:p>-131,513744402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65</text:p>
          </table:table-cell>
          <table:table-cell office:value-type="float" office:value="1.1303957551718" calcext:value-type="float">
            <text:p>1,1303957551718</text:p>
          </table:table-cell>
          <table:table-cell office:value-type="float" office:value="10.689358711243" calcext:value-type="float">
            <text:p>10,689358711243</text:p>
          </table:table-cell>
          <table:table-cell office:value-type="float" office:value="-147.63986836573" calcext:value-type="float">
            <text:p>-147,639868365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76</text:p>
          </table:table-cell>
          <table:table-cell office:value-type="float" office:value="0.89486822485924" calcext:value-type="float">
            <text:p>0,89486822485924</text:p>
          </table:table-cell>
          <table:table-cell office:value-type="float" office:value="7.9227238893509" calcext:value-type="float">
            <text:p>7,9227238893509</text:p>
          </table:table-cell>
          <table:table-cell office:value-type="float" office:value="70.052192469311" calcext:value-type="float">
            <text:p>70,0521924693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87</text:p>
          </table:table-cell>
          <table:table-cell office:value-type="float" office:value="1.3828071951866" calcext:value-type="float">
            <text:p>1,3828071951866</text:p>
          </table:table-cell>
          <table:table-cell office:value-type="float" office:value="6.6583901643753" calcext:value-type="float">
            <text:p>6,6583901643753</text:p>
          </table:table-cell>
          <table:table-cell office:value-type="float" office:value="-172.86694277624" calcext:value-type="float">
            <text:p>-172,86694277624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98</text:p>
          </table:table-cell>
          <table:table-cell office:value-type="float" office:value="4.3927079439163" calcext:value-type="float">
            <text:p>4,3927079439163</text:p>
          </table:table-cell>
          <table:table-cell office:value-type="float" office:value="8.3978670835495" calcext:value-type="float">
            <text:p>8,3978670835495</text:p>
          </table:table-cell>
          <table:table-cell office:value-type="float" office:value="116.68117638606" calcext:value-type="float">
            <text:p>116,6811763860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09</text:p>
          </table:table-cell>
          <table:table-cell office:value-type="float" office:value="7.2753000259399" calcext:value-type="float">
            <text:p>7,2753000259399</text:p>
          </table:table-cell>
          <table:table-cell office:value-type="float" office:value="9.8008477687836" calcext:value-type="float">
            <text:p>9,8008477687836</text:p>
          </table:table-cell>
          <table:table-cell office:value-type="float" office:value="167.17193992275" calcext:value-type="float">
            <text:p>167,1719399227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20</text:p>
          </table:table-cell>
          <table:table-cell office:value-type="float" office:value="8.5446417331696" calcext:value-type="float">
            <text:p>8,5446417331696</text:p>
          </table:table-cell>
          <table:table-cell office:value-type="float" office:value="10.974915027618" calcext:value-type="float">
            <text:p>10,974915027618</text:p>
          </table:table-cell>
          <table:table-cell office:value-type="float" office:value="-108.06285955344" calcext:value-type="float">
            <text:p>-108,062859553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31</text:p>
          </table:table-cell>
          <table:table-cell office:value-type="float" office:value="8.8247376680374" calcext:value-type="float">
            <text:p>8,8247376680374</text:p>
          </table:table-cell>
          <table:table-cell office:value-type="float" office:value="9.9044179916382" calcext:value-type="float">
            <text:p>9,9044179916382</text:p>
          </table:table-cell>
          <table:table-cell office:value-type="float" office:value="2.5173563059348" calcext:value-type="float">
            <text:p>2,51735630593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42</text:p>
          </table:table-cell>
          <table:table-cell office:value-type="float" office:value="-0.83002783358097" calcext:value-type="float">
            <text:p>-0,83002783358097</text:p>
          </table:table-cell>
          <table:table-cell office:value-type="float" office:value="8.7427818775177" calcext:value-type="float">
            <text:p>8,7427818775177</text:p>
          </table:table-cell>
          <table:table-cell office:value-type="float" office:value="-45.471414259285" calcext:value-type="float">
            <text:p>-45,47141425928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53</text:p>
          </table:table-cell>
          <table:table-cell office:value-type="float" office:value="3.3892613649368" calcext:value-type="float">
            <text:p>3,3892613649368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113.26253186366" calcext:value-type="float">
            <text:p>-113,262531863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5</text:p>
          </table:table-cell>
          <table:table-cell office:value-type="float" office:value="1.3645075261593" calcext:value-type="float">
            <text:p>1,3645075261593</text:p>
          </table:table-cell>
          <table:table-cell office:value-type="float" office:value="0.46683356165886" calcext:value-type="float">
            <text:p>0,46683356165886</text:p>
          </table:table-cell>
          <table:table-cell office:value-type="float" office:value="-71.547402697764" calcext:value-type="float">
            <text:p>-71,547402697764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14</text:p>
          </table:table-cell>
          <table:table-cell office:value-type="float" office:value="0.70182964205742" calcext:value-type="float">
            <text:p>0,70182964205742</text:p>
          </table:table-cell>
          <table:table-cell office:value-type="float" office:value="1.2893760204315" calcext:value-type="float">
            <text:p>1,2893760204315</text:p>
          </table:table-cell>
          <table:table-cell office:value-type="float" office:value="-9.9290525837309" calcext:value-type="float">
            <text:p>-9,9290525837309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25</text:p>
          </table:table-cell>
          <table:table-cell office:value-type="float" office:value="3.0273565649986" calcext:value-type="float">
            <text:p>3,0273565649986</text:p>
          </table:table-cell>
          <table:table-cell office:value-type="float" office:value="-0.071674259379506" calcext:value-type="float">
            <text:p>-0,071674259379506</text:p>
          </table:table-cell>
          <table:table-cell office:value-type="float" office:value="-145.15541161701" calcext:value-type="float">
            <text:p>-145,15541161701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36</text:p>
          </table:table-cell>
          <table:table-cell office:value-type="float" office:value="4.1320553421974" calcext:value-type="float">
            <text:p>4,1320553421974</text:p>
          </table:table-cell>
          <table:table-cell office:value-type="float" office:value="0.36096498370171" calcext:value-type="float">
            <text:p>0,36096498370171</text:p>
          </table:table-cell>
          <table:table-cell office:value-type="float" office:value="-145.38297227993" calcext:value-type="float">
            <text:p>-145,38297227993</text:p>
          </table:table-cell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47</text:p>
          </table:table-cell>
          <table:table-cell office:value-type="float" office:value="4.2511501908302" calcext:value-type="float">
            <text:p>4,2511501908302</text:p>
          </table:table-cell>
          <table:table-cell office:value-type="float" office:value="-0.57864427566528" calcext:value-type="float">
            <text:p>-0,57864427566528</text:p>
          </table:table-cell>
          <table:table-cell office:value-type="float" office:value="177.58429581952" calcext:value-type="float">
            <text:p>177,58429581952</text:p>
          </table:table-cell>
          <table:table-cell office:value-type="float" office:value="10" calcext:value-type="float">
            <text:p>1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58</text:p>
          </table:table-cell>
          <table:table-cell office:value-type="float" office:value="4.6897301077843" calcext:value-type="float">
            <text:p>4,6897301077843</text:p>
          </table:table-cell>
          <table:table-cell office:value-type="float" office:value="-0.35809811204672" calcext:value-type="float">
            <text:p>-0,35809811204672</text:p>
          </table:table-cell>
          <table:table-cell office:value-type="float" office:value="65.970649385149" calcext:value-type="float">
            <text:p>65,970649385149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69</text:p>
          </table:table-cell>
          <table:table-cell office:value-type="float" office:value="9.4759500026703" calcext:value-type="float">
            <text:p>9,4759500026703</text:p>
          </table:table-cell>
          <table:table-cell office:value-type="float" office:value="0.48528432846069" calcext:value-type="float">
            <text:p>0,48528432846069</text:p>
          </table:table-cell>
          <table:table-cell office:value-type="float" office:value="80.120029722809" calcext:value-type="float">
            <text:p>80,120029722809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80</text:p>
          </table:table-cell>
          <table:table-cell office:value-type="float" office:value="-0.0073283037636429" calcext:value-type="float">
            <text:p>-0,0073283037636429</text:p>
          </table:table-cell>
          <table:table-cell office:value-type="float" office:value="2.5239333510399" calcext:value-type="float">
            <text:p>2,5239333510399</text:p>
          </table:table-cell>
          <table:table-cell office:value-type="float" office:value="-176.10263672604" calcext:value-type="float">
            <text:p>-176,10263672604</text:p>
          </table:table-cell>
          <table:table-cell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91</text:p>
          </table:table-cell>
          <table:table-cell office:value-type="float" office:value="2.1402105689049" calcext:value-type="float">
            <text:p>2,1402105689049</text:p>
          </table:table-cell>
          <table:table-cell office:value-type="float" office:value="0.941993445158" calcext:value-type="float">
            <text:p>0,941993445158</text:p>
          </table:table-cell>
          <table:table-cell office:value-type="float" office:value="-26.065700373073" calcext:value-type="float">
            <text:p>-26,065700373073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02</text:p>
          </table:table-cell>
          <table:table-cell office:value-type="float" office:value="0.76598092913628" calcext:value-type="float">
            <text:p>0,76598092913628</text:p>
          </table:table-cell>
          <table:table-cell office:value-type="float" office:value="0.65355233848095" calcext:value-type="float">
            <text:p>0,65355233848095</text:p>
          </table:table-cell>
          <table:table-cell office:value-type="float" office:value="-51.512107727634" calcext:value-type="float">
            <text:p>-51,512107727634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13</text:p>
          </table:table-cell>
          <table:table-cell office:value-type="float" office:value="3.6919766664505" calcext:value-type="float">
            <text:p>3,6919766664505</text:p>
          </table:table-cell>
          <table:table-cell office:value-type="float" office:value="0.54697044193745" calcext:value-type="float">
            <text:p>0,54697044193745</text:p>
          </table:table-cell>
          <table:table-cell office:value-type="float" office:value="-151.25481641976" calcext:value-type="float">
            <text:p>-151,25481641976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24</text:p>
          </table:table-cell>
          <table:table-cell office:value-type="float" office:value="5.3409421443939" calcext:value-type="float">
            <text:p>5,3409421443939</text:p>
          </table:table-cell>
          <table:table-cell office:value-type="float" office:value="1.0575886815786" calcext:value-type="float">
            <text:p>1,0575886815786</text:p>
          </table:table-cell>
          <table:table-cell office:value-type="float" office:value="104.86978710077" calcext:value-type="float">
            <text:p>104,86978710077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35</text:p>
          </table:table-cell>
          <table:table-cell office:value-type="float" office:value="3.5831385850906" calcext:value-type="float">
            <text:p>3,5831385850906</text:p>
          </table:table-cell>
          <table:table-cell office:value-type="float" office:value="0.91629520058632" calcext:value-type="float">
            <text:p>0,91629520058632</text:p>
          </table:table-cell>
          <table:table-cell office:value-type="float" office:value="-14.243156002585" calcext:value-type="float">
            <text:p>-14,243156002585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46</text:p>
          </table:table-cell>
          <table:table-cell office:value-type="float" office:value="9.3747389316559" calcext:value-type="float">
            <text:p>9,3747389316559</text:p>
          </table:table-cell>
          <table:table-cell office:value-type="float" office:value="0.17257861793041" calcext:value-type="float">
            <text:p>0,17257861793041</text:p>
          </table:table-cell>
          <table:table-cell office:value-type="float" office:value="18.548871111718" calcext:value-type="float">
            <text:p>18,548871111718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57</text:p>
          </table:table-cell>
          <table:table-cell office:value-type="float" office:value="-1.5801051259041" calcext:value-type="float">
            <text:p>-1,5801051259041</text:p>
          </table:table-cell>
          <table:table-cell office:value-type="float" office:value="2.5559687614441" calcext:value-type="float">
            <text:p>2,5559687614441</text:p>
          </table:table-cell>
          <table:table-cell office:value-type="float" office:value="55.903389575375" calcext:value-type="float">
            <text:p>55,90338957537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68</text:p>
          </table:table-cell>
          <table:table-cell office:value-type="float" office:value="1.1859478801489" calcext:value-type="float">
            <text:p>1,1859478801489</text:p>
          </table:table-cell>
          <table:table-cell office:value-type="float" office:value="4.0289372205734" calcext:value-type="float">
            <text:p>4,0289372205734</text:p>
          </table:table-cell>
          <table:table-cell office:value-type="float" office:value="-109.73863540941" calcext:value-type="float">
            <text:p>-109,73863540941</text:p>
          </table:table-cell>
          <table:table-cell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79</text:p>
          </table:table-cell>
          <table:table-cell office:value-type="float" office:value="0.57917237281799" calcext:value-type="float">
            <text:p>0,57917237281799</text:p>
          </table:table-cell>
          <table:table-cell office:value-type="float" office:value="2.9995149374008" calcext:value-type="float">
            <text:p>2,9995149374008</text:p>
          </table:table-cell>
          <table:table-cell office:value-type="float" office:value="-175.33550444682" calcext:value-type="float">
            <text:p>-175,33550444682</text:p>
          </table:table-cell>
          <table:table-cell office:value-type="float" office:value="10" calcext:value-type="float">
            <text:p>1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90</text:p>
          </table:table-cell>
          <table:table-cell office:value-type="float" office:value="2.0152935385704" calcext:value-type="float">
            <text:p>2,0152935385704</text:p>
          </table:table-cell>
          <table:table-cell office:value-type="float" office:value="3.9937967061996" calcext:value-type="float">
            <text:p>3,9937967061996</text:p>
          </table:table-cell>
          <table:table-cell office:value-type="float" office:value="-92.417722295044" calcext:value-type="float">
            <text:p>-92,41772229504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01</text:p>
          </table:table-cell>
          <table:table-cell office:value-type="float" office:value="4.9724587798119" calcext:value-type="float">
            <text:p>4,9724587798119</text:p>
          </table:table-cell>
          <table:table-cell office:value-type="float" office:value="4.0386947989464" calcext:value-type="float">
            <text:p>4,0386947989464</text:p>
          </table:table-cell>
          <table:table-cell office:value-type="float" office:value="176.50080638327" calcext:value-type="float">
            <text:p>176,5008063832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12</text:p>
          </table:table-cell>
          <table:table-cell office:value-type="float" office:value="6.0680395364761" calcext:value-type="float">
            <text:p>6,0680395364761</text:p>
          </table:table-cell>
          <table:table-cell office:value-type="float" office:value="1.8317325413227" calcext:value-type="float">
            <text:p>1,8317325413227</text:p>
          </table:table-cell>
          <table:table-cell office:value-type="float" office:value="170.78893807284" calcext:value-type="float">
            <text:p>170,7889380728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23</text:p>
          </table:table-cell>
          <table:table-cell office:value-type="float" office:value="10.010988712311" calcext:value-type="float">
            <text:p>10,010988712311</text:p>
          </table:table-cell>
          <table:table-cell office:value-type="float" office:value="0.68469494581223" calcext:value-type="float">
            <text:p>0,68469494581223</text:p>
          </table:table-cell>
          <table:table-cell office:value-type="float" office:value="117.70189188089" calcext:value-type="float">
            <text:p>117,70189188089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34</text:p>
          </table:table-cell>
          <table:table-cell office:value-type="float" office:value="-0.5569089576602" calcext:value-type="float">
            <text:p>-0,5569089576602</text:p>
          </table:table-cell>
          <table:table-cell office:value-type="float" office:value="4.5229196548462" calcext:value-type="float">
            <text:p>4,5229196548462</text:p>
          </table:table-cell>
          <table:table-cell office:value-type="float" office:value="13.519649767572" calcext:value-type="float">
            <text:p>13,519649767572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45</text:p>
          </table:table-cell>
          <table:table-cell office:value-type="float" office:value="0.11918088421226" calcext:value-type="float">
            <text:p>0,11918088421226</text:p>
          </table:table-cell>
          <table:table-cell office:value-type="float" office:value="2.8940829634666" calcext:value-type="float">
            <text:p>2,8940829634666</text:p>
          </table:table-cell>
          <table:table-cell office:value-type="float" office:value="-161.49247679741" calcext:value-type="float">
            <text:p>-161,49247679741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56</text:p>
          </table:table-cell>
          <table:table-cell office:value-type="float" office:value="-0.62458656728268" calcext:value-type="float">
            <text:p>-0,62458656728268</text:p>
          </table:table-cell>
          <table:table-cell office:value-type="float" office:value="5.8335220813751" calcext:value-type="float">
            <text:p>5,8335220813751</text:p>
          </table:table-cell>
          <table:table-cell office:value-type="float" office:value="-63.06451521102" calcext:value-type="float">
            <text:p>-63,06451521102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67</text:p>
          </table:table-cell>
          <table:table-cell office:value-type="float" office:value="4.6226805448532" calcext:value-type="float">
            <text:p>4,6226805448532</text:p>
          </table:table-cell>
          <table:table-cell office:value-type="float" office:value="3.6289599537849" calcext:value-type="float">
            <text:p>3,6289599537849</text:p>
          </table:table-cell>
          <table:table-cell office:value-type="float" office:value="149.27622770808" calcext:value-type="float">
            <text:p>149,27622770808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78</text:p>
          </table:table-cell>
          <table:table-cell office:value-type="float" office:value="4.1261774301529" calcext:value-type="float">
            <text:p>4,1261774301529</text:p>
          </table:table-cell>
          <table:table-cell office:value-type="float" office:value="7.822288274765" calcext:value-type="float">
            <text:p>7,822288274765</text:p>
          </table:table-cell>
          <table:table-cell office:value-type="float" office:value="-74.652970216836" calcext:value-type="float">
            <text:p>-74,652970216836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89</text:p>
          </table:table-cell>
          <table:table-cell office:value-type="float" office:value="7.1383965015411" calcext:value-type="float">
            <text:p>7,1383965015411</text:p>
          </table:table-cell>
          <table:table-cell office:value-type="float" office:value="3.7720018625259" calcext:value-type="float">
            <text:p>3,7720018625259</text:p>
          </table:table-cell>
          <table:table-cell office:value-type="float" office:value="44.18714524834" calcext:value-type="float">
            <text:p>44,1871452483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00</text:p>
          </table:table-cell>
          <table:table-cell office:value-type="float" office:value="9.0128487348557" calcext:value-type="float">
            <text:p>9,0128487348557</text:p>
          </table:table-cell>
          <table:table-cell office:value-type="float" office:value="5.2385866641998" calcext:value-type="float">
            <text:p>5,2385866641998</text:p>
          </table:table-cell>
          <table:table-cell office:value-type="float" office:value="-121.20705045712" calcext:value-type="float">
            <text:p>-121,2070504571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11</text:p>
          </table:table-cell>
          <table:table-cell office:value-type="float" office:value="-0.71831807494164" calcext:value-type="float">
            <text:p>-0,71831807494164</text:p>
          </table:table-cell>
          <table:table-cell office:value-type="float" office:value="5.0075274705887" calcext:value-type="float">
            <text:p>5,0075274705887</text:p>
          </table:table-cell>
          <table:table-cell office:value-type="float" office:value="-60.712699677534" calcext:value-type="float">
            <text:p>-60,712699677534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22</text:p>
          </table:table-cell>
          <table:table-cell office:value-type="float" office:value="0.36045741289854" calcext:value-type="float">
            <text:p>0,36045741289854</text:p>
          </table:table-cell>
          <table:table-cell office:value-type="float" office:value="6.0025185346603" calcext:value-type="float">
            <text:p>6,0025185346603</text:p>
          </table:table-cell>
          <table:table-cell office:value-type="float" office:value="68.679591652694" calcext:value-type="float">
            <text:p>68,679591652694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33</text:p>
          </table:table-cell>
          <table:table-cell office:value-type="float" office:value="0.6001440808177" calcext:value-type="float">
            <text:p>0,6001440808177</text:p>
          </table:table-cell>
          <table:table-cell office:value-type="float" office:value="6.8768799304962" calcext:value-type="float">
            <text:p>6,8768799304962</text:p>
          </table:table-cell>
          <table:table-cell office:value-type="float" office:value="166.58805889688" calcext:value-type="float">
            <text:p>166,5880588968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44</text:p>
          </table:table-cell>
          <table:table-cell office:value-type="float" office:value="2.7640861272812" calcext:value-type="float">
            <text:p>2,7640861272812</text:p>
          </table:table-cell>
          <table:table-cell office:value-type="float" office:value="5.4520833492279" calcext:value-type="float">
            <text:p>5,4520833492279</text:p>
          </table:table-cell>
          <table:table-cell office:value-type="float" office:value="-78.931882882574" calcext:value-type="float">
            <text:p>-78,9318828825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55</text:p>
          </table:table-cell>
          <table:table-cell office:value-type="float" office:value="5.0991922616959" calcext:value-type="float">
            <text:p>5,0991922616959</text:p>
          </table:table-cell>
          <table:table-cell office:value-type="float" office:value="5.7624155282974" calcext:value-type="float">
            <text:p>5,7624155282974</text:p>
          </table:table-cell>
          <table:table-cell office:value-type="float" office:value="-159.35650904467" calcext:value-type="float">
            <text:p>-159,35650904467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66</text:p>
          </table:table-cell>
          <table:table-cell office:value-type="float" office:value="6.4583957195282" calcext:value-type="float">
            <text:p>6,4583957195282</text:p>
          </table:table-cell>
          <table:table-cell office:value-type="float" office:value="5.3608447313309" calcext:value-type="float">
            <text:p>5,3608447313309</text:p>
          </table:table-cell>
          <table:table-cell office:value-type="float" office:value="161.66893539915" calcext:value-type="float">
            <text:p>161,66893539915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77</text:p>
          </table:table-cell>
          <table:table-cell office:value-type="float" office:value="7.4537241458893" calcext:value-type="float">
            <text:p>7,4537241458893</text:p>
          </table:table-cell>
          <table:table-cell office:value-type="float" office:value="8.6721688508987" calcext:value-type="float">
            <text:p>8,6721688508987</text:p>
          </table:table-cell>
          <table:table-cell office:value-type="float" office:value="-148.82005399959" calcext:value-type="float">
            <text:p>-148,82005399959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88</text:p>
          </table:table-cell>
          <table:table-cell office:value-type="float" office:value="-0.11524988338351" calcext:value-type="float">
            <text:p>-0,11524988338351</text:p>
          </table:table-cell>
          <table:table-cell office:value-type="float" office:value="6.7929923534393" calcext:value-type="float">
            <text:p>6,7929923534393</text:p>
          </table:table-cell>
          <table:table-cell office:value-type="float" office:value="-137.67943564494" calcext:value-type="float">
            <text:p>-137,67943564494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99</text:p>
          </table:table-cell>
          <table:table-cell office:value-type="float" office:value="3.0803099274635" calcext:value-type="float">
            <text:p>3,0803099274635</text:p>
          </table:table-cell>
          <table:table-cell office:value-type="float" office:value="8.5215121507645" calcext:value-type="float">
            <text:p>8,5215121507645</text:p>
          </table:table-cell>
          <table:table-cell office:value-type="float" office:value="53.823297190818" calcext:value-type="float">
            <text:p>53,8232971908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10</text:p>
          </table:table-cell>
          <table:table-cell office:value-type="float" office:value="2.1214127540588" calcext:value-type="float">
            <text:p>2,1214127540588</text:p>
          </table:table-cell>
          <table:table-cell office:value-type="float" office:value="9.054764509201" calcext:value-type="float">
            <text:p>9,054764509201</text:p>
          </table:table-cell>
          <table:table-cell office:value-type="float" office:value="-44.976664576561" calcext:value-type="float">
            <text:p>-44,97666457656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21</text:p>
          </table:table-cell>
          <table:table-cell office:value-type="float" office:value="2.8385543823242" calcext:value-type="float">
            <text:p>2,8385543823242</text:p>
          </table:table-cell>
          <table:table-cell office:value-type="float" office:value="7.5844275951385" calcext:value-type="float">
            <text:p>7,5844275951385</text:p>
          </table:table-cell>
          <table:table-cell office:value-type="float" office:value="-52.981442326953" calcext:value-type="float">
            <text:p>-52,98144232695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32</text:p>
          </table:table-cell>
          <table:table-cell office:value-type="float" office:value="5.722850561142" calcext:value-type="float">
            <text:p>5,722850561142</text:p>
          </table:table-cell>
          <table:table-cell office:value-type="float" office:value="7.6418244838715" calcext:value-type="float">
            <text:p>7,6418244838715</text:p>
          </table:table-cell>
          <table:table-cell office:value-type="float" office:value="-153.58792140985" calcext:value-type="float">
            <text:p>-153,58792140985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43</text:p>
          </table:table-cell>
          <table:table-cell office:value-type="float" office:value="8.411511182785" calcext:value-type="float">
            <text:p>8,411511182785</text:p>
          </table:table-cell>
          <table:table-cell office:value-type="float" office:value="9.3540698289871" calcext:value-type="float">
            <text:p>9,3540698289871</text:p>
          </table:table-cell>
          <table:table-cell office:value-type="float" office:value="143.38717642863" calcext:value-type="float">
            <text:p>143,38717642863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54</text:p>
          </table:table-cell>
          <table:table-cell office:value-type="float" office:value="10.04753947258" calcext:value-type="float">
            <text:p>10,04753947258</text:p>
          </table:table-cell>
          <table:table-cell office:value-type="float" office:value="9.6156519651413" calcext:value-type="float">
            <text:p>9,6156519651413</text:p>
          </table:table-cell>
          <table:table-cell office:value-type="float" office:value="-98.52549832338" calcext:value-type="float">
            <text:p>-98,525498323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65</text:p>
          </table:table-cell>
          <table:table-cell office:value-type="float" office:value="1.3704106211662" calcext:value-type="float">
            <text:p>1,3704106211662</text:p>
          </table:table-cell>
          <table:table-cell office:value-type="float" office:value="10.811545848846" calcext:value-type="float">
            <text:p>10,811545848846</text:p>
          </table:table-cell>
          <table:table-cell office:value-type="float" office:value="-153.89978202285" calcext:value-type="float">
            <text:p>-153,899782022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76</text:p>
          </table:table-cell>
          <table:table-cell office:value-type="float" office:value="0.75953498482704" calcext:value-type="float">
            <text:p>0,75953498482704</text:p>
          </table:table-cell>
          <table:table-cell office:value-type="float" office:value="7.5492370128632" calcext:value-type="float">
            <text:p>7,5492370128632</text:p>
          </table:table-cell>
          <table:table-cell office:value-type="float" office:value="70.001596098493" calcext:value-type="float">
            <text:p>70,00159609849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87</text:p>
          </table:table-cell>
          <table:table-cell office:value-type="float" office:value="1.6748437285423" calcext:value-type="float">
            <text:p>1,6748437285423</text:p>
          </table:table-cell>
          <table:table-cell office:value-type="float" office:value="6.8610763549805" calcext:value-type="float">
            <text:p>6,8610763549805</text:p>
          </table:table-cell>
          <table:table-cell office:value-type="float" office:value="-149.65621984688" calcext:value-type="float">
            <text:p>-149,65621984688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98</text:p>
          </table:table-cell>
          <table:table-cell office:value-type="float" office:value="4.4113326072693" calcext:value-type="float">
            <text:p>4,4113326072693</text:p>
          </table:table-cell>
          <table:table-cell office:value-type="float" office:value="8.1228387355804" calcext:value-type="float">
            <text:p>8,1228387355804</text:p>
          </table:table-cell>
          <table:table-cell office:value-type="float" office:value="70.173441984092" calcext:value-type="float">
            <text:p>70,17344198409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09</text:p>
          </table:table-cell>
          <table:table-cell office:value-type="float" office:value="7.532719373703" calcext:value-type="float">
            <text:p>7,532719373703</text:p>
          </table:table-cell>
          <table:table-cell office:value-type="float" office:value="9.6689987182617" calcext:value-type="float">
            <text:p>9,6689987182617</text:p>
          </table:table-cell>
          <table:table-cell office:value-type="float" office:value="149.87809491006" calcext:value-type="float">
            <text:p>149,8780949100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20</text:p>
          </table:table-cell>
          <table:table-cell office:value-type="float" office:value="8.4695291519165" calcext:value-type="float">
            <text:p>8,4695291519165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62.26449939096" calcext:value-type="float">
            <text:p>-62,26449939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31</text:p>
          </table:table-cell>
          <table:table-cell office:value-type="float" office:value="8.5920941829681" calcext:value-type="float">
            <text:p>8,5920941829681</text:p>
          </table:table-cell>
          <table:table-cell office:value-type="float" office:value="10.079166889191" calcext:value-type="float">
            <text:p>10,079166889191</text:p>
          </table:table-cell>
          <table:table-cell office:value-type="float" office:value="-46.017231834922" calcext:value-type="float">
            <text:p>-46,01723183492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42</text:p>
          </table:table-cell>
          <table:table-cell office:value-type="float" office:value="-1.1087177693844" calcext:value-type="float">
            <text:p>-1,1087177693844</text:p>
          </table:table-cell>
          <table:table-cell office:value-type="float" office:value="9.0257960557938" calcext:value-type="float">
            <text:p>9,0257960557938</text:p>
          </table:table-cell>
          <table:table-cell office:value-type="float" office:value="-45.498304685969" calcext:value-type="float">
            <text:p>-45,49830468596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53</text:p>
          </table:table-cell>
          <table:table-cell office:value-type="float" office:value="3.4219348430634" calcext:value-type="float">
            <text:p>3,4219348430634</text:p>
          </table:table-cell>
          <table:table-cell office:value-type="float" office:value="11.085019111633" calcext:value-type="float">
            <text:p>11,085019111633</text:p>
          </table:table-cell>
          <table:table-cell office:value-type="float" office:value="-87.204806364266" calcext:value-type="float">
            <text:p>-87,2048063642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5</text:p>
          </table:table-cell>
          <table:table-cell office:value-type="float" office:value="1.145651564002" calcext:value-type="float">
            <text:p>1,145651564002</text:p>
          </table:table-cell>
          <table:table-cell office:value-type="float" office:value="0.45442543923855" calcext:value-type="float">
            <text:p>0,45442543923855</text:p>
          </table:table-cell>
          <table:table-cell office:value-type="float" office:value="14.685405287773" calcext:value-type="float">
            <text:p>14,685405287773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14</text:p>
          </table:table-cell>
          <table:table-cell office:value-type="float" office:value="0.62146097421646" calcext:value-type="float">
            <text:p>0,62146097421646</text:p>
          </table:table-cell>
          <table:table-cell office:value-type="float" office:value="1.0832668840885" calcext:value-type="float">
            <text:p>1,0832668840885</text:p>
          </table:table-cell>
          <table:table-cell office:value-type="float" office:value="78.704370055229" calcext:value-type="float">
            <text:p>78,704370055229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25</text:p>
          </table:table-cell>
          <table:table-cell office:value-type="float" office:value="3.172373175621" calcext:value-type="float">
            <text:p>3,172373175621</text:p>
          </table:table-cell>
          <table:table-cell office:value-type="float" office:value="0.21174039691687" calcext:value-type="float">
            <text:p>0,21174039691687</text:p>
          </table:table-cell>
          <table:table-cell office:value-type="float" office:value="-109.80090366048" calcext:value-type="float">
            <text:p>-109,80090366048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36</text:p>
          </table:table-cell>
          <table:table-cell office:value-type="float" office:value="4.2820638418198" calcext:value-type="float">
            <text:p>4,2820638418198</text:p>
          </table:table-cell>
          <table:table-cell office:value-type="float" office:value="0.19881496205926" calcext:value-type="float">
            <text:p>0,19881496205926</text:p>
          </table:table-cell>
          <table:table-cell office:value-type="float" office:value="124.04465675354" calcext:value-type="float">
            <text:p>124,04465675354</text:p>
          </table:table-cell>
          <table:table-cell office:value-type="float" office:value="10" calcext:value-type="float">
            <text:p>10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47</text:p>
          </table:table-cell>
          <table:table-cell office:value-type="float" office:value="4.5483031868935" calcext:value-type="float">
            <text:p>4,5483031868935</text:p>
          </table:table-cell>
          <table:table-cell office:value-type="float" office:value="-0.58499939739704" calcext:value-type="float">
            <text:p>-0,58499939739704</text:p>
          </table:table-cell>
          <table:table-cell office:value-type="float" office:value="152.29301240034" calcext:value-type="float">
            <text:p>152,29301240034</text:p>
          </table:table-cell>
          <table:table-cell office:value-type="float" office:value="10" calcext:value-type="float">
            <text:p>1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58</text:p>
          </table:table-cell>
          <table:table-cell office:value-type="float" office:value="4.8776960372925" calcext:value-type="float">
            <text:p>4,8776960372925</text:p>
          </table:table-cell>
          <table:table-cell office:value-type="float" office:value="-0.47732125967741" calcext:value-type="float">
            <text:p>-0,47732125967741</text:p>
          </table:table-cell>
          <table:table-cell office:value-type="float" office:value="156.74269123442" calcext:value-type="float">
            <text:p>156,7426912344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69</text:p>
          </table:table-cell>
          <table:table-cell office:value-type="float" office:value="9.3521344661713" calcext:value-type="float">
            <text:p>9,3521344661713</text:p>
          </table:table-cell>
          <table:table-cell office:value-type="float" office:value="0.43143726885319" calcext:value-type="float">
            <text:p>0,43143726885319</text:p>
          </table:table-cell>
          <table:table-cell office:value-type="float" office:value="12.81275529011" calcext:value-type="float">
            <text:p>12,81275529011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80</text:p>
          </table:table-cell>
          <table:table-cell office:value-type="float" office:value="0.046790903434157" calcext:value-type="float">
            <text:p>0,046790903434157</text:p>
          </table:table-cell>
          <table:table-cell office:value-type="float" office:value="2.3063001036644" calcext:value-type="float">
            <text:p>2,3063001036644</text:p>
          </table:table-cell>
          <table:table-cell office:value-type="float" office:value="94.148324553374" calcext:value-type="float">
            <text:p>94,148324553374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91</text:p>
          </table:table-cell>
          <table:table-cell office:value-type="float" office:value="1.8687435984612" calcext:value-type="float">
            <text:p>1,8687435984612</text:p>
          </table:table-cell>
          <table:table-cell office:value-type="float" office:value="1.1209911108017" calcext:value-type="float">
            <text:p>1,1209911108017</text:p>
          </table:table-cell>
          <table:table-cell office:value-type="float" office:value="-36.45110434028" calcext:value-type="float">
            <text:p>-36,45110434028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02</text:p>
          </table:table-cell>
          <table:table-cell office:value-type="float" office:value="0.90774834156036" calcext:value-type="float">
            <text:p>0,90774834156036</text:p>
          </table:table-cell>
          <table:table-cell office:value-type="float" office:value="0.82433834671974" calcext:value-type="float">
            <text:p>0,82433834671974</text:p>
          </table:table-cell>
          <table:table-cell office:value-type="float" office:value="-139.95299217807" calcext:value-type="float">
            <text:p>-139,95299217807</text:p>
          </table:table-cell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13</text:p>
          </table:table-cell>
          <table:table-cell office:value-type="float" office:value="3.8250282406807" calcext:value-type="float">
            <text:p>3,8250282406807</text:p>
          </table:table-cell>
          <table:table-cell office:value-type="float" office:value="0.36995209753513" calcext:value-type="float">
            <text:p>0,36995209753513</text:p>
          </table:table-cell>
          <table:table-cell office:value-type="float" office:value="118.11059903187" calcext:value-type="float">
            <text:p>118,11059903187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24</text:p>
          </table:table-cell>
          <table:table-cell office:value-type="float" office:value="5.4419630765915" calcext:value-type="float">
            <text:p>5,4419630765915</text:p>
          </table:table-cell>
          <table:table-cell office:value-type="float" office:value="0.67262724041939" calcext:value-type="float">
            <text:p>0,67262724041939</text:p>
          </table:table-cell>
          <table:table-cell office:value-type="float" office:value="104.86007647909" calcext:value-type="float">
            <text:p>104,86007647909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35</text:p>
          </table:table-cell>
          <table:table-cell office:value-type="float" office:value="3.4994545578957" calcext:value-type="float">
            <text:p>3,4994545578957</text:p>
          </table:table-cell>
          <table:table-cell office:value-type="float" office:value="0.71105763316154" calcext:value-type="float">
            <text:p>0,71105763316154</text:p>
          </table:table-cell>
          <table:table-cell office:value-type="float" office:value="76.538826249967" calcext:value-type="float">
            <text:p>76,538826249967</text:p>
          </table:table-cell>
          <table:table-cell office:value-type="float" office:value="10" calcext:value-type="float">
            <text:p>1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46</text:p>
          </table:table-cell>
          <table:table-cell office:value-type="float" office:value="9.110295176506" calcext:value-type="float">
            <text:p>9,110295176506</text:p>
          </table:table-cell>
          <table:table-cell office:value-type="float" office:value="0.208451859653" calcext:value-type="float">
            <text:p>0,208451859653</text:p>
          </table:table-cell>
          <table:table-cell office:value-type="float" office:value="-26.873498016102" calcext:value-type="float">
            <text:p>-26,873498016102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57</text:p>
          </table:table-cell>
          <table:table-cell office:value-type="float" office:value="-1.5419785678387" calcext:value-type="float">
            <text:p>-1,5419785678387</text:p>
          </table:table-cell>
          <table:table-cell office:value-type="float" office:value="2.2684271633625" calcext:value-type="float">
            <text:p>2,2684271633625</text:p>
          </table:table-cell>
          <table:table-cell office:value-type="float" office:value="102.92212750502" calcext:value-type="float">
            <text:p>102,92212750502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68</text:p>
          </table:table-cell>
          <table:table-cell office:value-type="float" office:value="1.3762536644936" calcext:value-type="float">
            <text:p>1,3762536644936</text:p>
          </table:table-cell>
          <table:table-cell office:value-type="float" office:value="4.3325623869896" calcext:value-type="float">
            <text:p>4,3325623869896</text:p>
          </table:table-cell>
          <table:table-cell office:value-type="float" office:value="-126.18431467919" calcext:value-type="float">
            <text:p>-126,18431467919</text:p>
          </table:table-cell>
          <table:table-cell office:value-type="float" office:value="10" calcext:value-type="float">
            <text:p>1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79</text:p>
          </table:table-cell>
          <table:table-cell office:value-type="float" office:value="0.59192251414061" calcext:value-type="float">
            <text:p>0,59192251414061</text:p>
          </table:table-cell>
          <table:table-cell office:value-type="float" office:value="3.2206937670708" calcext:value-type="float">
            <text:p>3,2206937670708</text:p>
          </table:table-cell>
          <table:table-cell office:value-type="float" office:value="-84.551496870199" calcext:value-type="float">
            <text:p>-84,551496870199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90</text:p>
          </table:table-cell>
          <table:table-cell office:value-type="float" office:value="1.954599916935" calcext:value-type="float">
            <text:p>1,954599916935</text:p>
          </table:table-cell>
          <table:table-cell office:value-type="float" office:value="4.202943444252" calcext:value-type="float">
            <text:p>4,202943444252</text:p>
          </table:table-cell>
          <table:table-cell office:value-type="float" office:value="-71.144333310947" calcext:value-type="float">
            <text:p>-71,144333310947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01</text:p>
          </table:table-cell>
          <table:table-cell office:value-type="float" office:value="5.1473009586334" calcext:value-type="float">
            <text:p>5,1473009586334</text:p>
          </table:table-cell>
          <table:table-cell office:value-type="float" office:value="3.9857709407806" calcext:value-type="float">
            <text:p>3,9857709407806</text:p>
          </table:table-cell>
          <table:table-cell office:value-type="float" office:value="142.37862483711" calcext:value-type="float">
            <text:p>142,37862483711</text:p>
          </table:table-cell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12</text:p>
          </table:table-cell>
          <table:table-cell office:value-type="float" office:value="6.4612674713135" calcext:value-type="float">
            <text:p>6,4612674713135</text:p>
          </table:table-cell>
          <table:table-cell office:value-type="float" office:value="1.7674897611141" calcext:value-type="float">
            <text:p>1,7674897611141</text:p>
          </table:table-cell>
          <table:table-cell office:value-type="float" office:value="170.75728458963" calcext:value-type="float">
            <text:p>170,75728458963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23</text:p>
          </table:table-cell>
          <table:table-cell office:value-type="float" office:value="10.085009336472" calcext:value-type="float">
            <text:p>10,085009336472</text:p>
          </table:table-cell>
          <table:table-cell office:value-type="float" office:value="0.77744960784912" calcext:value-type="float">
            <text:p>0,77744960784912</text:p>
          </table:table-cell>
          <table:table-cell office:value-type="float" office:value="-154.04637755862" calcext:value-type="float">
            <text:p>-154,04637755862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34</text:p>
          </table:table-cell>
          <table:table-cell office:value-type="float" office:value="-0.78088000416756" calcext:value-type="float">
            <text:p>-0,78088000416756</text:p>
          </table:table-cell>
          <table:table-cell office:value-type="float" office:value="4.2634549736977" calcext:value-type="float">
            <text:p>4,2634549736977</text:p>
          </table:table-cell>
          <table:table-cell office:value-type="float" office:value="44.501725655452" calcext:value-type="float">
            <text:p>44,501725655452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45</text:p>
          </table:table-cell>
          <table:table-cell office:value-type="float" office:value="0.21919775754213" calcext:value-type="float">
            <text:p>0,21919775754213</text:p>
          </table:table-cell>
          <table:table-cell office:value-type="float" office:value="2.6962670683861" calcext:value-type="float">
            <text:p>2,6962670683861</text:p>
          </table:table-cell>
          <table:table-cell office:value-type="float" office:value="107.92058288671" calcext:value-type="float">
            <text:p>107,92058288671</text:p>
          </table:table-cell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56</text:p>
          </table:table-cell>
          <table:table-cell office:value-type="float" office:value="-0.76652929186821" calcext:value-type="float">
            <text:p>-0,76652929186821</text:p>
          </table:table-cell>
          <table:table-cell office:value-type="float" office:value="6.1343020200729" calcext:value-type="float">
            <text:p>6,1343020200729</text:p>
          </table:table-cell>
          <table:table-cell office:value-type="float" office:value="-66.107254119436" calcext:value-type="float">
            <text:p>-66,10725411943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67</text:p>
          </table:table-cell>
          <table:table-cell office:value-type="float" office:value="4.7678598761559" calcext:value-type="float">
            <text:p>4,7678598761559</text:p>
          </table:table-cell>
          <table:table-cell office:value-type="float" office:value="3.7988179922104" calcext:value-type="float">
            <text:p>3,7988179922104</text:p>
          </table:table-cell>
          <table:table-cell office:value-type="float" office:value="-120.74014791258" calcext:value-type="float">
            <text:p>-120,74014791258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78</text:p>
          </table:table-cell>
          <table:table-cell office:value-type="float" office:value="3.9055687189102" calcext:value-type="float">
            <text:p>3,9055687189102</text:p>
          </table:table-cell>
          <table:table-cell office:value-type="float" office:value="7.794531583786" calcext:value-type="float">
            <text:p>7,794531583786</text:p>
          </table:table-cell>
          <table:table-cell office:value-type="float" office:value="16.105040433301" calcext:value-type="float">
            <text:p>16,105040433301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89</text:p>
          </table:table-cell>
          <table:table-cell office:value-type="float" office:value="6.8406689167023" calcext:value-type="float">
            <text:p>6,8406689167023</text:p>
          </table:table-cell>
          <table:table-cell office:value-type="float" office:value="3.5697793960571" calcext:value-type="float">
            <text:p>3,5697793960571</text:p>
          </table:table-cell>
          <table:table-cell office:value-type="float" office:value="28.18383399848" calcext:value-type="float">
            <text:p>28,1838339984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00</text:p>
          </table:table-cell>
          <table:table-cell office:value-type="float" office:value="9.025092124939" calcext:value-type="float">
            <text:p>9,025092124939</text:p>
          </table:table-cell>
          <table:table-cell office:value-type="float" office:value="5.5266010761261" calcext:value-type="float">
            <text:p>5,5266010761261</text:p>
          </table:table-cell>
          <table:table-cell office:value-type="float" office:value="-76.667435609611" calcext:value-type="float">
            <text:p>-76,66743560961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11</text:p>
          </table:table-cell>
          <table:table-cell office:value-type="float" office:value="-0.75292259454727" calcext:value-type="float">
            <text:p>-0,75292259454727</text:p>
          </table:table-cell>
          <table:table-cell office:value-type="float" office:value="5.1835602521896" calcext:value-type="float">
            <text:p>5,1835602521896</text:p>
          </table:table-cell>
          <table:table-cell office:value-type="float" office:value="-99.475403500211" calcext:value-type="float">
            <text:p>-99,475403500211</text:p>
          </table:table-cell>
          <table:table-cell office:value-type="float" office:value="11" calcext:value-type="float">
            <text:p>1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22</text:p>
          </table:table-cell>
          <table:table-cell office:value-type="float" office:value="0.21650148555636" calcext:value-type="float">
            <text:p>0,21650148555636</text:p>
          </table:table-cell>
          <table:table-cell office:value-type="float" office:value="5.6316244602203" calcext:value-type="float">
            <text:p>5,6316244602203</text:p>
          </table:table-cell>
          <table:table-cell office:value-type="float" office:value="68.672484653011" calcext:value-type="float">
            <text:p>68,672484653011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33</text:p>
          </table:table-cell>
          <table:table-cell office:value-type="float" office:value="0.73702365159988" calcext:value-type="float">
            <text:p>0,73702365159988</text:p>
          </table:table-cell>
          <table:table-cell office:value-type="float" office:value="7.0202255249023" calcext:value-type="float">
            <text:p>7,0202255249023</text:p>
          </table:table-cell>
          <table:table-cell office:value-type="float" office:value="-122.98065689719" calcext:value-type="float">
            <text:p>-122,98065689719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44</text:p>
          </table:table-cell>
          <table:table-cell office:value-type="float" office:value="2.7100321650505" calcext:value-type="float">
            <text:p>2,7100321650505</text:p>
          </table:table-cell>
          <table:table-cell office:value-type="float" office:value="5.6591135263443" calcext:value-type="float">
            <text:p>5,6591135263443</text:p>
          </table:table-cell>
          <table:table-cell office:value-type="float" office:value="-75.298709474551" calcext:value-type="float">
            <text:p>-75,2987094745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55</text:p>
          </table:table-cell>
          <table:table-cell office:value-type="float" office:value="5.3767287731171" calcext:value-type="float">
            <text:p>5,3767287731171</text:p>
          </table:table-cell>
          <table:table-cell office:value-type="float" office:value="5.893035531044" calcext:value-type="float">
            <text:p>5,893035531044</text:p>
          </table:table-cell>
          <table:table-cell office:value-type="float" office:value="-153.81384199592" calcext:value-type="float">
            <text:p>-153,81384199592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66</text:p>
          </table:table-cell>
          <table:table-cell office:value-type="float" office:value="6.7490768432617" calcext:value-type="float">
            <text:p>6,7490768432617</text:p>
          </table:table-cell>
          <table:table-cell office:value-type="float" office:value="5.4449135065079" calcext:value-type="float">
            <text:p>5,4449135065079</text:p>
          </table:table-cell>
          <table:table-cell office:value-type="float" office:value="-155.50387285318" calcext:value-type="float">
            <text:p>-155,50387285318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77</text:p>
          </table:table-cell>
          <table:table-cell office:value-type="float" office:value="7.7686607837677" calcext:value-type="float">
            <text:p>7,7686607837677</text:p>
          </table:table-cell>
          <table:table-cell office:value-type="float" office:value="8.6822283267975" calcext:value-type="float">
            <text:p>8,6822283267975</text:p>
          </table:table-cell>
          <table:table-cell office:value-type="float" office:value="174.19365560933" calcext:value-type="float">
            <text:p>174,1936556093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88</text:p>
          </table:table-cell>
          <table:table-cell office:value-type="float" office:value="0.14701555483043" calcext:value-type="float">
            <text:p>0,14701555483043</text:p>
          </table:table-cell>
          <table:table-cell office:value-type="float" office:value="7.0561742782593" calcext:value-type="float">
            <text:p>7,0561742782593</text:p>
          </table:table-cell>
          <table:table-cell office:value-type="float" office:value="-127.02674015312" calcext:value-type="float">
            <text:p>-127,02674015312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99</text:p>
          </table:table-cell>
          <table:table-cell office:value-type="float" office:value="2.8508406877518" calcext:value-type="float">
            <text:p>2,8508406877518</text:p>
          </table:table-cell>
          <table:table-cell office:value-type="float" office:value="8.384861946106" calcext:value-type="float">
            <text:p>8,384861946106</text:p>
          </table:table-cell>
          <table:table-cell office:value-type="float" office:value="26.574604260694" calcext:value-type="float">
            <text:p>26,57460426069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10</text:p>
          </table:table-cell>
          <table:table-cell office:value-type="float" office:value="1.8331497907639" calcext:value-type="float">
            <text:p>1,8331497907639</text:p>
          </table:table-cell>
          <table:table-cell office:value-type="float" office:value="9.1412496566772" calcext:value-type="float">
            <text:p>9,1412496566772</text:p>
          </table:table-cell>
          <table:table-cell office:value-type="float" office:value="-10.063944633599" calcext:value-type="float">
            <text:p>-10,06394463359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21</text:p>
          </table:table-cell>
          <table:table-cell office:value-type="float" office:value="2.5675162672997" calcext:value-type="float">
            <text:p>2,5675162672997</text:p>
          </table:table-cell>
          <table:table-cell office:value-type="float" office:value="7.8275924921036" calcext:value-type="float">
            <text:p>7,8275924921036</text:p>
          </table:table-cell>
          <table:table-cell office:value-type="float" office:value="-38.528589686011" calcext:value-type="float">
            <text:p>-38,528589686011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32</text:p>
          </table:table-cell>
          <table:table-cell office:value-type="float" office:value="6.0648334026337" calcext:value-type="float">
            <text:p>6,0648334026337</text:p>
          </table:table-cell>
          <table:table-cell office:value-type="float" office:value="7.7154183387756" calcext:value-type="float">
            <text:p>7,7154183387756</text:p>
          </table:table-cell>
          <table:table-cell office:value-type="float" office:value="-172.08576050534" calcext:value-type="float">
            <text:p>-172,0857605053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43</text:p>
          </table:table-cell>
          <table:table-cell office:value-type="float" office:value="8.5198223590851" calcext:value-type="float">
            <text:p>8,5198223590851</text:p>
          </table:table-cell>
          <table:table-cell office:value-type="float" office:value="9.1880083084106" calcext:value-type="float">
            <text:p>9,1880083084106</text:p>
          </table:table-cell>
          <table:table-cell office:value-type="float" office:value="122.47920340034" calcext:value-type="float">
            <text:p>122,4792034003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54</text:p>
          </table:table-cell>
          <table:table-cell office:value-type="float" office:value="9.9006855487823" calcext:value-type="float">
            <text:p>9,9006855487823</text:p>
          </table:table-cell>
          <table:table-cell office:value-type="float" office:value="9.7624540328979" calcext:value-type="float">
            <text:p>9,7624540328979</text:p>
          </table:table-cell>
          <table:table-cell office:value-type="float" office:value="-100.26998656571" calcext:value-type="float">
            <text:p>-100,269986565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65</text:p>
          </table:table-cell>
          <table:table-cell office:value-type="float" office:value="1.6230818629265" calcext:value-type="float">
            <text:p>1,6230818629265</text:p>
          </table:table-cell>
          <table:table-cell office:value-type="float" office:value="10.991008281708" calcext:value-type="float">
            <text:p>10,991008281708</text:p>
          </table:table-cell>
          <table:table-cell office:value-type="float" office:value="-138.3181225722" calcext:value-type="float">
            <text:p>-138,31812257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76</text:p>
          </table:table-cell>
          <table:table-cell office:value-type="float" office:value="0.55368758738041" calcext:value-type="float">
            <text:p>0,55368758738041</text:p>
          </table:table-cell>
          <table:table-cell office:value-type="float" office:value="7.4535101652145" calcext:value-type="float">
            <text:p>7,4535101652145</text:p>
          </table:table-cell>
          <table:table-cell office:value-type="float" office:value="2.8050210872653" calcext:value-type="float">
            <text:p>2,8050210872653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87</text:p>
          </table:table-cell>
          <table:table-cell office:value-type="float" office:value="2.0167784392834" calcext:value-type="float">
            <text:p>2,0167784392834</text:p>
          </table:table-cell>
          <table:table-cell office:value-type="float" office:value="7.0621341466904" calcext:value-type="float">
            <text:p>7,0621341466904</text:p>
          </table:table-cell>
          <table:table-cell office:value-type="float" office:value="-149.66905344823" calcext:value-type="float">
            <text:p>-149,66905344823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98</text:p>
          </table:table-cell>
          <table:table-cell office:value-type="float" office:value="4.1941484808922" calcext:value-type="float">
            <text:p>4,1941484808922</text:p>
          </table:table-cell>
          <table:table-cell office:value-type="float" office:value="8.1681710481644" calcext:value-type="float">
            <text:p>8,1681710481644</text:p>
          </table:table-cell>
          <table:table-cell office:value-type="float" office:value="-20.588193919249" calcext:value-type="float">
            <text:p>-20,588193919249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09</text:p>
          </table:table-cell>
          <table:table-cell office:value-type="float" office:value="7.7401596307755" calcext:value-type="float">
            <text:p>7,7401596307755</text:p>
          </table:table-cell>
          <table:table-cell office:value-type="float" office:value="9.4663941860199" calcext:value-type="float">
            <text:p>9,4663941860199</text:p>
          </table:table-cell>
          <table:table-cell office:value-type="float" office:value="132.63488727011" calcext:value-type="float">
            <text:p>132,6348872701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20</text:p>
          </table:table-cell>
          <table:table-cell office:value-type="float" office:value="8.2599866390228" calcext:value-type="float">
            <text:p>8,2599866390228</text:p>
          </table:table-cell>
          <table:table-cell office:value-type="float" office:value="11.075057983398" calcext:value-type="float">
            <text:p>11,075057983398</text:p>
          </table:table-cell>
          <table:table-cell office:value-type="float" office:value="-49.469221169782" calcext:value-type="float">
            <text:p>-49,4692211697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31</text:p>
          </table:table-cell>
          <table:table-cell office:value-type="float" office:value="8.498837351799" calcext:value-type="float">
            <text:p>8,498837351799</text:p>
          </table:table-cell>
          <table:table-cell office:value-type="float" office:value="10.28379201889" calcext:value-type="float">
            <text:p>10,28379201889</text:p>
          </table:table-cell>
          <table:table-cell office:value-type="float" office:value="-63.938279820096" calcext:value-type="float">
            <text:p>-63,93827982009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42</text:p>
          </table:table-cell>
          <table:table-cell office:value-type="float" office:value="-1.3868346810341" calcext:value-type="float">
            <text:p>-1,3868346810341</text:p>
          </table:table-cell>
          <table:table-cell office:value-type="float" office:value="9.3086194992065" calcext:value-type="float">
            <text:p>9,3086194992065</text:p>
          </table:table-cell>
          <table:table-cell office:value-type="float" office:value="-45.542227994105" calcext:value-type="float">
            <text:p>-45,54222799410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53</text:p>
          </table:table-cell>
          <table:table-cell office:value-type="float" office:value="3.3448922634125" calcext:value-type="float">
            <text:p>3,3448922634125</text:p>
          </table:table-cell>
          <table:table-cell office:value-type="float" office:value="11.085011959076" calcext:value-type="float">
            <text:p>11,085011959076</text:p>
          </table:table-cell>
          <table:table-cell office:value-type="float" office:value="-57.958299946633" calcext:value-type="float">
            <text:p>-57,9582999466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5</text:p>
          </table:table-cell>
          <table:table-cell office:value-type="float" office:value="1.1716707795858" calcext:value-type="float">
            <text:p>1,1716707795858</text:p>
          </table:table-cell>
          <table:table-cell office:value-type="float" office:value="0.23406479507685" calcext:value-type="float">
            <text:p>0,23406479507685</text:p>
          </table:table-cell>
          <table:table-cell office:value-type="float" office:value="105.49813471023" calcext:value-type="float">
            <text:p>105,4981347102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14</text:p>
          </table:table-cell>
          <table:table-cell office:value-type="float" office:value="0.83071336150169" calcext:value-type="float">
            <text:p>0,83071336150169</text:p>
          </table:table-cell>
          <table:table-cell office:value-type="float" office:value="1.0090043395758" calcext:value-type="float">
            <text:p>1,0090043395758</text:p>
          </table:table-cell>
          <table:table-cell office:value-type="float" office:value="169.45231644211" calcext:value-type="float">
            <text:p>169,45231644211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25</text:p>
          </table:table-cell>
          <table:table-cell office:value-type="float" office:value="2.9806369543076" calcext:value-type="float">
            <text:p>2,9806369543076</text:p>
          </table:table-cell>
          <table:table-cell office:value-type="float" office:value="0.31979445368052" calcext:value-type="float">
            <text:p>0,31979445368052</text:p>
          </table:table-cell>
          <table:table-cell office:value-type="float" office:value="-20.26169049512" calcext:value-type="float">
            <text:p>-20,26169049512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36</text:p>
          </table:table-cell>
          <table:table-cell office:value-type="float" office:value="4.4696420431137" calcext:value-type="float">
            <text:p>4,4696420431137</text:p>
          </table:table-cell>
          <table:table-cell office:value-type="float" office:value="0.16582902520895" calcext:value-type="float">
            <text:p>0,16582902520895</text:p>
          </table:table-cell>
          <table:table-cell office:value-type="float" office:value="-175.36104864376" calcext:value-type="float">
            <text:p>-175,36104864376</text:p>
          </table:table-cell>
          <table:table-cell office:value-type="float" office:value="10" calcext:value-type="float">
            <text:p>1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47</text:p>
          </table:table-cell>
          <table:table-cell office:value-type="float" office:value="4.7772821784019" calcext:value-type="float">
            <text:p>4,7772821784019</text:p>
          </table:table-cell>
          <table:table-cell office:value-type="float" office:value="-0.58500833809376" calcext:value-type="float">
            <text:p>-0,58500833809376</text:p>
          </table:table-cell>
          <table:table-cell office:value-type="float" office:value="123.0625103993" calcext:value-type="float">
            <text:p>123,0625103993</text:p>
          </table:table-cell>
          <table:table-cell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58</text:p>
          </table:table-cell>
          <table:table-cell office:value-type="float" office:value="4.995776116848" calcext:value-type="float">
            <text:p>4,995776116848</text:p>
          </table:table-cell>
          <table:table-cell office:value-type="float" office:value="-0.28427014127374" calcext:value-type="float">
            <text:p>-0,28427014127374</text:p>
          </table:table-cell>
          <table:table-cell office:value-type="float" office:value="-112.99673007552" calcext:value-type="float">
            <text:p>-112,99673007552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69</text:p>
          </table:table-cell>
          <table:table-cell office:value-type="float" office:value="9.195613861084" calcext:value-type="float">
            <text:p>9,195613861084</text:p>
          </table:table-cell>
          <table:table-cell office:value-type="float" office:value="0.55349469184875" calcext:value-type="float">
            <text:p>0,55349469184875</text:p>
          </table:table-cell>
          <table:table-cell office:value-type="float" office:value="-42.67368233128" calcext:value-type="float">
            <text:p>-42,67368233128</text:p>
          </table:table-cell>
          <table:table-cell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80</text:p>
          </table:table-cell>
          <table:table-cell office:value-type="float" office:value="-0.17044816166162" calcext:value-type="float">
            <text:p>-0,17044816166162</text:p>
          </table:table-cell>
          <table:table-cell office:value-type="float" office:value="2.259097546339" calcext:value-type="float">
            <text:p>2,259097546339</text:p>
          </table:table-cell>
          <table:table-cell office:value-type="float" office:value="3.412767793912" calcext:value-type="float">
            <text:p>3,412767793912</text:p>
          </table:table-cell>
          <table:table-cell office:value-type="float" office:value="10" calcext:value-type="float">
            <text:p>1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91</text:p>
          </table:table-cell>
          <table:table-cell office:value-type="float" office:value="1.6416966915131" calcext:value-type="float">
            <text:p>1,6416966915131</text:p>
          </table:table-cell>
          <table:table-cell office:value-type="float" office:value="1.361029446125" calcext:value-type="float">
            <text:p>1,361029446125</text:p>
          </table:table-cell>
          <table:table-cell office:value-type="float" office:value="-49.133688780912" calcext:value-type="float">
            <text:p>-49,133688780912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02</text:p>
          </table:table-cell>
          <table:table-cell office:value-type="float" office:value="1.0728691518307" calcext:value-type="float">
            <text:p>1,0728691518307</text:p>
          </table:table-cell>
          <table:table-cell office:value-type="float" office:value="0.6772730499506" calcext:value-type="float">
            <text:p>0,6772730499506</text:p>
          </table:table-cell>
          <table:table-cell office:value-type="float" office:value="129.47585324573" calcext:value-type="float">
            <text:p>129,47585324573</text:p>
          </table:table-cell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13</text:p>
          </table:table-cell>
          <table:table-cell office:value-type="float" office:value="3.8094806671143" calcext:value-type="float">
            <text:p>3,8094806671143</text:p>
          </table:table-cell>
          <table:table-cell office:value-type="float" office:value="0.16632560640574" calcext:value-type="float">
            <text:p>0,16632560640574</text:p>
          </table:table-cell>
          <table:table-cell office:value-type="float" office:value="107.99111985857" calcext:value-type="float">
            <text:p>107,99111985857</text:p>
          </table:table-cell>
          <table:table-cell office:value-type="float" office:value="10" calcext:value-type="float">
            <text:p>1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24</text:p>
          </table:table-cell>
          <table:table-cell office:value-type="float" office:value="5.5453515052795" calcext:value-type="float">
            <text:p>5,5453515052795</text:p>
          </table:table-cell>
          <table:table-cell office:value-type="float" office:value="0.290013756603" calcext:value-type="float">
            <text:p>0,290013756603</text:p>
          </table:table-cell>
          <table:table-cell office:value-type="float" office:value="105.54666048402" calcext:value-type="float">
            <text:p>105,54666048402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35</text:p>
          </table:table-cell>
          <table:table-cell office:value-type="float" office:value="3.7083172798157" calcext:value-type="float">
            <text:p>3,7083172798157</text:p>
          </table:table-cell>
          <table:table-cell office:value-type="float" office:value="0.62513284385204" calcext:value-type="float">
            <text:p>0,62513284385204</text:p>
          </table:table-cell>
          <table:table-cell office:value-type="float" office:value="166.96216042634" calcext:value-type="float">
            <text:p>166,96216042634</text:p>
          </table:table-cell>
          <table:table-cell office:value-type="float" office:value="10" calcext:value-type="float">
            <text:p>1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46</text:p>
          </table:table-cell>
          <table:table-cell office:value-type="float" office:value="8.8902270793915" calcext:value-type="float">
            <text:p>8,8902270793915</text:p>
          </table:table-cell>
          <table:table-cell office:value-type="float" office:value="0.42877979576588" calcext:value-type="float">
            <text:p>0,42877979576588</text:p>
          </table:table-cell>
          <table:table-cell office:value-type="float" office:value="-60.512275452826" calcext:value-type="float">
            <text:p>-60,512275452826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57</text:p>
          </table:table-cell>
          <table:table-cell office:value-type="float" office:value="-1.313017308712" calcext:value-type="float">
            <text:p>-1,313017308712</text:p>
          </table:table-cell>
          <table:table-cell office:value-type="float" office:value="2.0824162662029" calcext:value-type="float">
            <text:p>2,0824162662029</text:p>
          </table:table-cell>
          <table:table-cell office:value-type="float" office:value="150.08113642407" calcext:value-type="float">
            <text:p>150,08113642407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68</text:p>
          </table:table-cell>
          <table:table-cell office:value-type="float" office:value="1.5724968910217" calcext:value-type="float">
            <text:p>1,5724968910217</text:p>
          </table:table-cell>
          <table:table-cell office:value-type="float" office:value="4.2300349473953" calcext:value-type="float">
            <text:p>4,2300349473953</text:p>
          </table:table-cell>
          <table:table-cell office:value-type="float" office:value="143.52695197816" calcext:value-type="float">
            <text:p>143,52695197816</text:p>
          </table:table-cell>
          <table:table-cell office:value-type="float" office:value="10" calcext:value-type="float">
            <text:p>1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79</text:p>
          </table:table-cell>
          <table:table-cell office:value-type="float" office:value="0.33467475324869" calcext:value-type="float">
            <text:p>0,33467475324869</text:p>
          </table:table-cell>
          <table:table-cell office:value-type="float" office:value="3.263583779335" calcext:value-type="float">
            <text:p>3,263583779335</text:p>
          </table:table-cell>
          <table:table-cell office:value-type="float" office:value="-8.7599169676471" calcext:value-type="float">
            <text:p>-8,7599169676471</text:p>
          </table:table-cell>
          <table:table-cell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90</text:p>
          </table:table-cell>
          <table:table-cell office:value-type="float" office:value="2.1490213274956" calcext:value-type="float">
            <text:p>2,1490213274956</text:p>
          </table:table-cell>
          <table:table-cell office:value-type="float" office:value="4.3062505125999" calcext:value-type="float">
            <text:p>4,3062505125999</text:p>
          </table:table-cell>
          <table:table-cell office:value-type="float" office:value="-161.17199211364" calcext:value-type="float">
            <text:p>-161,17199211364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01</text:p>
          </table:table-cell>
          <table:table-cell office:value-type="float" office:value="5.0373125076294" calcext:value-type="float">
            <text:p>5,0373125076294</text:p>
          </table:table-cell>
          <table:table-cell office:value-type="float" office:value="3.7926450371742" calcext:value-type="float">
            <text:p>3,7926450371742</text:p>
          </table:table-cell>
          <table:table-cell office:value-type="float" office:value="51.636022367295" calcext:value-type="float">
            <text:p>51,636022367295</text:p>
          </table:table-cell>
          <table:table-cell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12</text:p>
          </table:table-cell>
          <table:table-cell office:value-type="float" office:value="6.6741633415222" calcext:value-type="float">
            <text:p>6,6741633415222</text:p>
          </table:table-cell>
          <table:table-cell office:value-type="float" office:value="1.5881069004536" calcext:value-type="float">
            <text:p>1,5881069004536</text:p>
          </table:table-cell>
          <table:table-cell office:value-type="float" office:value="122.82064006587" calcext:value-type="float">
            <text:p>122,82064006587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23</text:p>
          </table:table-cell>
          <table:table-cell office:value-type="float" office:value="10.085011720657" calcext:value-type="float">
            <text:p>10,085011720657</text:p>
          </table:table-cell>
          <table:table-cell office:value-type="float" office:value="1.1005642265081" calcext:value-type="float">
            <text:p>1,1005642265081</text:p>
          </table:table-cell>
          <table:table-cell office:value-type="float" office:value="-115.63450667509" calcext:value-type="float">
            <text:p>-115,63450667509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34</text:p>
          </table:table-cell>
          <table:table-cell office:value-type="float" office:value="-1.0641171038151" calcext:value-type="float">
            <text:p>-1,0641171038151</text:p>
          </table:table-cell>
          <table:table-cell office:value-type="float" office:value="3.9848792552948" calcext:value-type="float">
            <text:p>3,9848792552948</text:p>
          </table:table-cell>
          <table:table-cell office:value-type="float" office:value="44.527242517775" calcext:value-type="float">
            <text:p>44,527242517775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45</text:p>
          </table:table-cell>
          <table:table-cell office:value-type="float" office:value="0.019103415543213" calcext:value-type="float">
            <text:p>0,019103415543213</text:p>
          </table:table-cell>
          <table:table-cell office:value-type="float" office:value="2.5935864448547" calcext:value-type="float">
            <text:p>2,5935864448547</text:p>
          </table:table-cell>
          <table:table-cell office:value-type="float" office:value="17.861918089496" calcext:value-type="float">
            <text:p>17,861918089496</text:p>
          </table:table-cell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56</text:p>
          </table:table-cell>
          <table:table-cell office:value-type="float" office:value="-0.87103083729744" calcext:value-type="float">
            <text:p>-0,87103083729744</text:p>
          </table:table-cell>
          <table:table-cell office:value-type="float" office:value="6.4170396327972" calcext:value-type="float">
            <text:p>6,4170396327972</text:p>
          </table:table-cell>
          <table:table-cell office:value-type="float" office:value="-70.653827327072" calcext:value-type="float">
            <text:p>-70,653827327072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67</text:p>
          </table:table-cell>
          <table:table-cell office:value-type="float" office:value="4.5948657393456" calcext:value-type="float">
            <text:p>4,5948657393456</text:p>
          </table:table-cell>
          <table:table-cell office:value-type="float" office:value="3.9382076263428" calcext:value-type="float">
            <text:p>3,9382076263428</text:p>
          </table:table-cell>
          <table:table-cell office:value-type="float" office:value="-30.028201212549" calcext:value-type="float">
            <text:p>-30,028201212549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78</text:p>
          </table:table-cell>
          <table:table-cell office:value-type="float" office:value="3.7607157230377" calcext:value-type="float">
            <text:p>3,7607157230377</text:p>
          </table:table-cell>
          <table:table-cell office:value-type="float" office:value="7.5041884183884" calcext:value-type="float">
            <text:p>7,5041884183884</text:p>
          </table:table-cell>
          <table:table-cell office:value-type="float" office:value="57.739151511223" calcext:value-type="float">
            <text:p>57,739151511223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89</text:p>
          </table:table-cell>
          <table:table-cell office:value-type="float" office:value="6.4981830120087" calcext:value-type="float">
            <text:p>6,4981830120087</text:p>
          </table:table-cell>
          <table:table-cell office:value-type="float" office:value="3.501256108284" calcext:value-type="float">
            <text:p>3,501256108284</text:p>
          </table:table-cell>
          <table:table-cell office:value-type="float" office:value="6.4262695563067" calcext:value-type="float">
            <text:p>6,426269556306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00</text:p>
          </table:table-cell>
          <table:table-cell office:value-type="float" office:value="8.7830305099487" calcext:value-type="float">
            <text:p>8,7830305099487</text:p>
          </table:table-cell>
          <table:table-cell office:value-type="float" office:value="5.6430393457413" calcext:value-type="float">
            <text:p>5,6430393457413</text:p>
          </table:table-cell>
          <table:table-cell office:value-type="float" office:value="-15.861376265811" calcext:value-type="float">
            <text:p>-15,86137626581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11</text:p>
          </table:table-cell>
          <table:table-cell office:value-type="float" office:value="-0.53182482719421" calcext:value-type="float">
            <text:p>-0,53182482719421</text:p>
          </table:table-cell>
          <table:table-cell office:value-type="float" office:value="5.1788681745529" calcext:value-type="float">
            <text:p>5,1788681745529</text:p>
          </table:table-cell>
          <table:table-cell office:value-type="float" office:value="169.96981535748" calcext:value-type="float">
            <text:p>169,96981535748</text:p>
          </table:table-cell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22</text:p>
          </table:table-cell>
          <table:table-cell office:value-type="float" office:value="0.1318624150008" calcext:value-type="float">
            <text:p>0,1318624150008</text:p>
          </table:table-cell>
          <table:table-cell office:value-type="float" office:value="5.2941292524338" calcext:value-type="float">
            <text:p>5,2941292524338</text:p>
          </table:table-cell>
          <table:table-cell office:value-type="float" office:value="80.011661644954" calcext:value-type="float">
            <text:p>80,011661644954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33</text:p>
          </table:table-cell>
          <table:table-cell office:value-type="float" office:value="0.5696526914835" calcext:value-type="float">
            <text:p>0,5696526914835</text:p>
          </table:table-cell>
          <table:table-cell office:value-type="float" office:value="7.165652513504" calcext:value-type="float">
            <text:p>7,165652513504</text:p>
          </table:table-cell>
          <table:table-cell office:value-type="float" office:value="-32.202553597226" calcext:value-type="float">
            <text:p>-32,20255359722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44</text:p>
          </table:table-cell>
          <table:table-cell office:value-type="float" office:value="2.6430177688599" calcext:value-type="float">
            <text:p>2,6430177688599</text:p>
          </table:table-cell>
          <table:table-cell office:value-type="float" office:value="5.8623874187469" calcext:value-type="float">
            <text:p>5,8623874187469</text:p>
          </table:table-cell>
          <table:table-cell office:value-type="float" office:value="-71.664319676199" calcext:value-type="float">
            <text:p>-71,6643196761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55</text:p>
          </table:table-cell>
          <table:table-cell office:value-type="float" office:value="5.6402796506882" calcext:value-type="float">
            <text:p>5,6402796506882</text:p>
          </table:table-cell>
          <table:table-cell office:value-type="float" office:value="6.050711274147" calcext:value-type="float">
            <text:p>6,050711274147</text:p>
          </table:table-cell>
          <table:table-cell office:value-type="float" office:value="-148.28988549056" calcext:value-type="float">
            <text:p>-148,28988549056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66</text:p>
          </table:table-cell>
          <table:table-cell office:value-type="float" office:value="6.9036644697189" calcext:value-type="float">
            <text:p>6,9036644697189</text:p>
          </table:table-cell>
          <table:table-cell office:value-type="float" office:value="5.7044893503189" calcext:value-type="float">
            <text:p>5,7044893503189</text:p>
          </table:table-cell>
          <table:table-cell office:value-type="float" office:value="-112.39428201299" calcext:value-type="float">
            <text:p>-112,39428201299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77</text:p>
          </table:table-cell>
          <table:table-cell office:value-type="float" office:value="8.0499088764191" calcext:value-type="float">
            <text:p>8,0499088764191</text:p>
          </table:table-cell>
          <table:table-cell office:value-type="float" office:value="8.5048311948776" calcext:value-type="float">
            <text:p>8,5048311948776</text:p>
          </table:table-cell>
          <table:table-cell office:value-type="float" office:value="144.1879849525" calcext:value-type="float">
            <text:p>144,187984952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88</text:p>
          </table:table-cell>
          <table:table-cell office:value-type="float" office:value="-0.010003083152696" calcext:value-type="float">
            <text:p>-0,010003083152696</text:p>
          </table:table-cell>
          <table:table-cell office:value-type="float" office:value="7.2136348485947" calcext:value-type="float">
            <text:p>7,2136348485947</text:p>
          </table:table-cell>
          <table:table-cell office:value-type="float" office:value="-36.3072764342" calcext:value-type="float">
            <text:p>-36,3072764342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99</text:p>
          </table:table-cell>
          <table:table-cell office:value-type="float" office:value="2.8590622544289" calcext:value-type="float">
            <text:p>2,8590622544289</text:p>
          </table:table-cell>
          <table:table-cell office:value-type="float" office:value="8.1987106800079" calcext:value-type="float">
            <text:p>8,1987106800079</text:p>
          </table:table-cell>
          <table:table-cell office:value-type="float" office:value="100.69639287936" calcext:value-type="float">
            <text:p>100,6963928793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10</text:p>
          </table:table-cell>
          <table:table-cell office:value-type="float" office:value="1.5471437573433" calcext:value-type="float">
            <text:p>1,5471437573433</text:p>
          </table:table-cell>
          <table:table-cell office:value-type="float" office:value="9.0483891963959" calcext:value-type="float">
            <text:p>9,0483891963959</text:p>
          </table:table-cell>
          <table:table-cell office:value-type="float" office:value="24.769448550643" calcext:value-type="float">
            <text:p>24,76944855064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21</text:p>
          </table:table-cell>
          <table:table-cell office:value-type="float" office:value="2.5851935148239" calcext:value-type="float">
            <text:p>2,5851935148239</text:p>
          </table:table-cell>
          <table:table-cell office:value-type="float" office:value="8.0147063732147" calcext:value-type="float">
            <text:p>8,0147063732147</text:p>
          </table:table-cell>
          <table:table-cell office:value-type="float" office:value="-114.7493298646" calcext:value-type="float">
            <text:p>-114,7493298646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32</text:p>
          </table:table-cell>
          <table:table-cell office:value-type="float" office:value="6.4019215106964" calcext:value-type="float">
            <text:p>6,4019215106964</text:p>
          </table:table-cell>
          <table:table-cell office:value-type="float" office:value="7.6892459392548" calcext:value-type="float">
            <text:p>7,6892459392548</text:p>
          </table:table-cell>
          <table:table-cell office:value-type="float" office:value="174.6625399134" calcext:value-type="float">
            <text:p>174,662539913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43</text:p>
          </table:table-cell>
          <table:table-cell office:value-type="float" office:value="8.5526305437088" calcext:value-type="float">
            <text:p>8,5526305437088</text:p>
          </table:table-cell>
          <table:table-cell office:value-type="float" office:value="8.9786636829376" calcext:value-type="float">
            <text:p>8,9786636829376</text:p>
          </table:table-cell>
          <table:table-cell office:value-type="float" office:value="95.373386790039" calcext:value-type="float">
            <text:p>95,37338679003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54</text:p>
          </table:table-cell>
          <table:table-cell office:value-type="float" office:value="9.7325497865677" calcext:value-type="float">
            <text:p>9,7325497865677</text:p>
          </table:table-cell>
          <table:table-cell office:value-type="float" office:value="9.9306410551071" calcext:value-type="float">
            <text:p>9,9306410551071</text:p>
          </table:table-cell>
          <table:table-cell office:value-type="float" office:value="-101.59322106914" calcext:value-type="float">
            <text:p>-101,593221069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65</text:p>
          </table:table-cell>
          <table:table-cell office:value-type="float" office:value="1.8546524643898" calcext:value-type="float">
            <text:p>1,8546524643898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17.09006121204" calcext:value-type="float">
            <text:p>-117,090061212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76</text:p>
          </table:table-cell>
          <table:table-cell office:value-type="float" office:value="0.51151774823666" calcext:value-type="float">
            <text:p>0,51151774823666</text:p>
          </table:table-cell>
          <table:table-cell office:value-type="float" office:value="7.6707768440247" calcext:value-type="float">
            <text:p>7,6707768440247</text:p>
          </table:table-cell>
          <table:table-cell office:value-type="float" office:value="-87.970544578163" calcext:value-type="float">
            <text:p>-87,970544578163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87</text:p>
          </table:table-cell>
          <table:table-cell office:value-type="float" office:value="2.2820660471916" calcext:value-type="float">
            <text:p>2,2820660471916</text:p>
          </table:table-cell>
          <table:table-cell office:value-type="float" office:value="7.1075642108917" calcext:value-type="float">
            <text:p>7,1075642108917</text:p>
          </table:table-cell>
          <table:table-cell office:value-type="float" office:value="179.13425044649" calcext:value-type="float">
            <text:p>179,13425044649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98</text:p>
          </table:table-cell>
          <table:table-cell office:value-type="float" office:value="4.0701752901077" calcext:value-type="float">
            <text:p>4,0701752901077</text:p>
          </table:table-cell>
          <table:table-cell office:value-type="float" office:value="8.4679013490677" calcext:value-type="float">
            <text:p>8,4679013490677</text:p>
          </table:table-cell>
          <table:table-cell office:value-type="float" office:value="-62.407609763419" calcext:value-type="float">
            <text:p>-62,407609763419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09</text:p>
          </table:table-cell>
          <table:table-cell office:value-type="float" office:value="7.9468560218811" calcext:value-type="float">
            <text:p>7,9468560218811</text:p>
          </table:table-cell>
          <table:table-cell office:value-type="float" office:value="9.2000168561935" calcext:value-type="float">
            <text:p>9,2000168561935</text:p>
          </table:table-cell>
          <table:table-cell office:value-type="float" office:value="130.43013196083" calcext:value-type="float">
            <text:p>130,4301319608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20</text:p>
          </table:table-cell>
          <table:table-cell office:value-type="float" office:value="8.0197417736053" calcext:value-type="float">
            <text:p>8,0197417736053</text:p>
          </table:table-cell>
          <table:table-cell office:value-type="float" office:value="11.080311536789" calcext:value-type="float">
            <text:p>11,080311536789</text:p>
          </table:table-cell>
          <table:table-cell office:value-type="float" office:value="-37.531269204085" calcext:value-type="float">
            <text:p>-37,53126920408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31</text:p>
          </table:table-cell>
          <table:table-cell office:value-type="float" office:value="8.2636946439743" calcext:value-type="float">
            <text:p>8,2636946439743</text:p>
          </table:table-cell>
          <table:table-cell office:value-type="float" office:value="10.460931062698" calcext:value-type="float">
            <text:p>10,460931062698</text:p>
          </table:table-cell>
          <table:table-cell office:value-type="float" office:value="-29.624212699331" calcext:value-type="float">
            <text:p>-29,62421269933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42</text:p>
          </table:table-cell>
          <table:table-cell office:value-type="float" office:value="-1.5850120782852" calcext:value-type="float">
            <text:p>-1,5850120782852</text:p>
          </table:table-cell>
          <table:table-cell office:value-type="float" office:value="9.5617991685867" calcext:value-type="float">
            <text:p>9,5617991685867</text:p>
          </table:table-cell>
          <table:table-cell office:value-type="float" office:value="-48.683836201953" calcext:value-type="float">
            <text:p>-48,68383620195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53</text:p>
          </table:table-cell>
          <table:table-cell office:value-type="float" office:value="3.2115176320076" calcext:value-type="float">
            <text:p>3,2115176320076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24.451471817721" calcext:value-type="float">
            <text:p>-24,4514718177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5</text:p>
          </table:table-cell>
          <table:table-cell office:value-type="float" office:value="1.0922981798649" calcext:value-type="float">
            <text:p>1,0922981798649</text:p>
          </table:table-cell>
          <table:table-cell office:value-type="float" office:value="0.066836243495345" calcext:value-type="float">
            <text:p>0,066836243495345</text:p>
          </table:table-cell>
          <table:table-cell office:value-type="float" office:value="48.512393501913" calcext:value-type="float">
            <text:p>48,512393501913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14</text:p>
          </table:table-cell>
          <table:table-cell office:value-type="float" office:value="0.91169312596321" calcext:value-type="float">
            <text:p>0,91169312596321</text:p>
          </table:table-cell>
          <table:table-cell office:value-type="float" office:value="0.83358973264694" calcext:value-type="float">
            <text:p>0,83358973264694</text:p>
          </table:table-cell>
          <table:table-cell office:value-type="float" office:value="101.5246385222" calcext:value-type="float">
            <text:p>101,5246385222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25</text:p>
          </table:table-cell>
          <table:table-cell office:value-type="float" office:value="2.875175178051" calcext:value-type="float">
            <text:p>2,875175178051</text:p>
          </table:table-cell>
          <table:table-cell office:value-type="float" office:value="0.12242729775608" calcext:value-type="float">
            <text:p>0,12242729775608</text:p>
          </table:table-cell>
          <table:table-cell office:value-type="float" office:value="69.972730745935" calcext:value-type="float">
            <text:p>69,972730745935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36</text:p>
          </table:table-cell>
          <table:table-cell office:value-type="float" office:value="4.4820562005043" calcext:value-type="float">
            <text:p>4,4820562005043</text:p>
          </table:table-cell>
          <table:table-cell office:value-type="float" office:value="0.38663811981678" calcext:value-type="float">
            <text:p>0,38663811981678</text:p>
          </table:table-cell>
          <table:table-cell office:value-type="float" office:value="-84.681097109606" calcext:value-type="float">
            <text:p>-84,681097109606</text:p>
          </table:table-cell>
          <table:table-cell office:value-type="float" office:value="10" calcext:value-type="float">
            <text:p>10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47</text:p>
          </table:table-cell>
          <table:table-cell office:value-type="float" office:value="4.6125689148903" calcext:value-type="float">
            <text:p>4,6125689148903</text:p>
          </table:table-cell>
          <table:table-cell office:value-type="float" office:value="-0.58500301092863" calcext:value-type="float">
            <text:p>-0,58500301092863</text:p>
          </table:table-cell>
          <table:table-cell office:value-type="float" office:value="75.051030535607" calcext:value-type="float">
            <text:p>75,051030535607</text:p>
          </table:table-cell>
          <table:table-cell office:value-type="float" office:value="10" calcext:value-type="float">
            <text:p>1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58</text:p>
          </table:table-cell>
          <table:table-cell office:value-type="float" office:value="4.8059648275375" calcext:value-type="float">
            <text:p>4,8059648275375</text:p>
          </table:table-cell>
          <table:table-cell office:value-type="float" office:value="-0.17017841339111" calcext:value-type="float">
            <text:p>-0,17017841339111</text:p>
          </table:table-cell>
          <table:table-cell office:value-type="float" office:value="-22.250348595297" calcext:value-type="float">
            <text:p>-22,250348595297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69</text:p>
          </table:table-cell>
          <table:table-cell office:value-type="float" office:value="9.2834997177124" calcext:value-type="float">
            <text:p>9,2834997177124</text:p>
          </table:table-cell>
          <table:table-cell office:value-type="float" office:value="0.73002353310585" calcext:value-type="float">
            <text:p>0,73002353310585</text:p>
          </table:table-cell>
          <table:table-cell office:value-type="float" office:value="-123.21138837535" calcext:value-type="float">
            <text:p>-123,21138837535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80</text:p>
          </table:table-cell>
          <table:table-cell office:value-type="float" office:value="-0.35538200289011" calcext:value-type="float">
            <text:p>-0,35538200289011</text:p>
          </table:table-cell>
          <table:table-cell office:value-type="float" office:value="2.2507798671722" calcext:value-type="float">
            <text:p>2,2507798671722</text:p>
          </table:table-cell>
          <table:table-cell office:value-type="float" office:value="25.201467002273" calcext:value-type="float">
            <text:p>25,201467002273</text:p>
          </table:table-cell>
          <table:table-cell office:value-type="float" office:value="10" calcext:value-type="float">
            <text:p>1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91</text:p>
          </table:table-cell>
          <table:table-cell office:value-type="float" office:value="1.4756679534912" calcext:value-type="float">
            <text:p>1,4756679534912</text:p>
          </table:table-cell>
          <table:table-cell office:value-type="float" office:value="1.6442880034447" calcext:value-type="float">
            <text:p>1,6442880034447</text:p>
          </table:table-cell>
          <table:table-cell office:value-type="float" office:value="-62.800216826664" calcext:value-type="float">
            <text:p>-62,800216826664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02</text:p>
          </table:table-cell>
          <table:table-cell office:value-type="float" office:value="0.92861130833626" calcext:value-type="float">
            <text:p>0,92861130833626</text:p>
          </table:table-cell>
          <table:table-cell office:value-type="float" office:value="0.50655402243137" calcext:value-type="float">
            <text:p>0,50655402243137</text:p>
          </table:table-cell>
          <table:table-cell office:value-type="float" office:value="39.831613659099" calcext:value-type="float">
            <text:p>39,831613659099</text:p>
          </table:table-cell>
          <table:table-cell office:value-type="float" office:value="11" calcext:value-type="float">
            <text:p>1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13</text:p>
          </table:table-cell>
          <table:table-cell office:value-type="float" office:value="4.028280377388" calcext:value-type="float">
            <text:p>4,028280377388</text:p>
          </table:table-cell>
          <table:table-cell office:value-type="float" office:value="0.20413877442479" calcext:value-type="float">
            <text:p>0,20413877442479</text:p>
          </table:table-cell>
          <table:table-cell office:value-type="float" office:value="-161.42169381403" calcext:value-type="float">
            <text:p>-161,42169381403</text:p>
          </table:table-cell>
          <table:table-cell office:value-type="float" office:value="10" calcext:value-type="float">
            <text:p>10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24</text:p>
          </table:table-cell>
          <table:table-cell office:value-type="float" office:value="5.654548406601" calcext:value-type="float">
            <text:p>5,654548406601</text:p>
          </table:table-cell>
          <table:table-cell office:value-type="float" office:value="-0.090768896043301" calcext:value-type="float">
            <text:p>-0,090768896043301</text:p>
          </table:table-cell>
          <table:table-cell office:value-type="float" office:value="106.42191482957" calcext:value-type="float">
            <text:p>106,42191482957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35</text:p>
          </table:table-cell>
          <table:table-cell office:value-type="float" office:value="3.7888127565384" calcext:value-type="float">
            <text:p>3,7888127565384</text:p>
          </table:table-cell>
          <table:table-cell office:value-type="float" office:value="0.83197839558125" calcext:value-type="float">
            <text:p>0,83197839558125</text:p>
          </table:table-cell>
          <table:table-cell office:value-type="float" office:value="-102.43272173936" calcext:value-type="float">
            <text:p>-102,43272173936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46</text:p>
          </table:table-cell>
          <table:table-cell office:value-type="float" office:value="8.9499586820602" calcext:value-type="float">
            <text:p>8,9499586820602</text:p>
          </table:table-cell>
          <table:table-cell office:value-type="float" office:value="0.67103944718838" calcext:value-type="float">
            <text:p>0,67103944718838</text:p>
          </table:table-cell>
          <table:table-cell office:value-type="float" office:value="-128.91742074566" calcext:value-type="float">
            <text:p>-128,91742074566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57</text:p>
          </table:table-cell>
          <table:table-cell office:value-type="float" office:value="-1.0213615745306" calcext:value-type="float">
            <text:p>-1,0213615745306</text:p>
          </table:table-cell>
          <table:table-cell office:value-type="float" office:value="2.1248707175255" calcext:value-type="float">
            <text:p>2,1248707175255</text:p>
          </table:table-cell>
          <table:table-cell office:value-type="float" office:value="-162.92468757386" calcext:value-type="float">
            <text:p>-162,92468757386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68</text:p>
          </table:table-cell>
          <table:table-cell office:value-type="float" office:value="1.4640018343925" calcext:value-type="float">
            <text:p>1,4640018343925</text:p>
          </table:table-cell>
          <table:table-cell office:value-type="float" office:value="4.0280804038048" calcext:value-type="float">
            <text:p>4,0280804038048</text:p>
          </table:table-cell>
          <table:table-cell office:value-type="float" office:value="54.656322974308" calcext:value-type="float">
            <text:p>54,656322974308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79</text:p>
          </table:table-cell>
          <table:table-cell office:value-type="float" office:value="-0.005168683710508" calcext:value-type="float">
            <text:p>-0,005168683710508</text:p>
          </table:table-cell>
          <table:table-cell office:value-type="float" office:value="3.269385099411" calcext:value-type="float">
            <text:p>3,269385099411</text:p>
          </table:table-cell>
          <table:table-cell office:value-type="float" office:value="14.087040333232" calcext:value-type="float">
            <text:p>14,087040333232</text:p>
          </table:table-cell>
          <table:table-cell office:value-type="float" office:value="10" calcext:value-type="float">
            <text:p>1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90</text:p>
          </table:table-cell>
          <table:table-cell office:value-type="float" office:value="2.2567811608315" calcext:value-type="float">
            <text:p>2,2567811608315</text:p>
          </table:table-cell>
          <table:table-cell office:value-type="float" office:value="4.1043764352798" calcext:value-type="float">
            <text:p>4,1043764352798</text:p>
          </table:table-cell>
          <table:table-cell office:value-type="float" office:value="110.51335987771" calcext:value-type="float">
            <text:p>110,51335987771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01</text:p>
          </table:table-cell>
          <table:table-cell office:value-type="float" office:value="4.8402038216591" calcext:value-type="float">
            <text:p>4,8402038216591</text:p>
          </table:table-cell>
          <table:table-cell office:value-type="float" office:value="3.8995367288589" calcext:value-type="float">
            <text:p>3,8995367288589</text:p>
          </table:table-cell>
          <table:table-cell office:value-type="float" office:value="-38.11649987652" calcext:value-type="float">
            <text:p>-38,11649987652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12</text:p>
          </table:table-cell>
          <table:table-cell office:value-type="float" office:value="6.5756529569626" calcext:value-type="float">
            <text:p>6,5756529569626</text:p>
          </table:table-cell>
          <table:table-cell office:value-type="float" office:value="1.3462010025978" calcext:value-type="float">
            <text:p>1,3462010025978</text:p>
          </table:table-cell>
          <table:table-cell office:value-type="float" office:value="57.957712252429" calcext:value-type="float">
            <text:p>57,957712252429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23</text:p>
          </table:table-cell>
          <table:table-cell office:value-type="float" office:value="10.085017681122" calcext:value-type="float">
            <text:p>10,085017681122</text:p>
          </table:table-cell>
          <table:table-cell office:value-type="float" office:value="1.4036230742931" calcext:value-type="float">
            <text:p>1,4036230742931</text:p>
          </table:table-cell>
          <table:table-cell office:value-type="float" office:value="-104.97460851244" calcext:value-type="float">
            <text:p>-104,97460851244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34</text:p>
          </table:table-cell>
          <table:table-cell office:value-type="float" office:value="-1.2835623323917" calcext:value-type="float">
            <text:p>-1,2835623323917</text:p>
          </table:table-cell>
          <table:table-cell office:value-type="float" office:value="3.8364607095718" calcext:value-type="float">
            <text:p>3,8364607095718</text:p>
          </table:table-cell>
          <table:table-cell office:value-type="float" office:value="26.966006892502" calcext:value-type="float">
            <text:p>26,966006892502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45</text:p>
          </table:table-cell>
          <table:table-cell office:value-type="float" office:value="-0.077727735042572" calcext:value-type="float">
            <text:p>-0,077727735042572</text:p>
          </table:table-cell>
          <table:table-cell office:value-type="float" office:value="2.7931261062622" calcext:value-type="float">
            <text:p>2,7931261062622</text:p>
          </table:table-cell>
          <table:table-cell office:value-type="float" office:value="-72.90967786388" calcext:value-type="float">
            <text:p>-72,90967786388</text:p>
          </table:table-cell>
          <table:table-cell office:value-type="float" office:value="10" calcext:value-type="float">
            <text:p>1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56</text:p>
          </table:table-cell>
          <table:table-cell office:value-type="float" office:value="-0.95232769846916" calcext:value-type="float">
            <text:p>-0,95232769846916</text:p>
          </table:table-cell>
          <table:table-cell office:value-type="float" office:value="6.7078763246536" calcext:value-type="float">
            <text:p>6,7078763246536</text:p>
          </table:table-cell>
          <table:table-cell office:value-type="float" office:value="-75.206502987321" calcext:value-type="float">
            <text:p>-75,206502987321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67</text:p>
          </table:table-cell>
          <table:table-cell office:value-type="float" office:value="4.4514060020447" calcext:value-type="float">
            <text:p>4,4514060020447</text:p>
          </table:table-cell>
          <table:table-cell office:value-type="float" office:value="3.7651455402374" calcext:value-type="float">
            <text:p>3,7651455402374</text:p>
          </table:table-cell>
          <table:table-cell office:value-type="float" office:value="60.145725110534" calcext:value-type="float">
            <text:p>60,145725110534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78</text:p>
          </table:table-cell>
          <table:table-cell office:value-type="float" office:value="3.5489994287491" calcext:value-type="float">
            <text:p>3,5489994287491</text:p>
          </table:table-cell>
          <table:table-cell office:value-type="float" office:value="7.1676528453827" calcext:value-type="float">
            <text:p>7,1676528453827</text:p>
          </table:table-cell>
          <table:table-cell office:value-type="float" office:value="57.775595385558" calcext:value-type="float">
            <text:p>57,775595385558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89</text:p>
          </table:table-cell>
          <table:table-cell office:value-type="float" office:value="6.1555653810501" calcext:value-type="float">
            <text:p>6,1555653810501</text:p>
          </table:table-cell>
          <table:table-cell office:value-type="float" office:value="3.5630336403847" calcext:value-type="float">
            <text:p>3,5630336403847</text:p>
          </table:table-cell>
          <table:table-cell office:value-type="float" office:value="-15.254609334241" calcext:value-type="float">
            <text:p>-15,25460933424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00</text:p>
          </table:table-cell>
          <table:table-cell office:value-type="float" office:value="8.5639077425003" calcext:value-type="float">
            <text:p>8,5639077425003</text:p>
          </table:table-cell>
          <table:table-cell office:value-type="float" office:value="5.4893928766251" calcext:value-type="float">
            <text:p>5,4893928766251</text:p>
          </table:table-cell>
          <table:table-cell office:value-type="float" office:value="44.890054851581" calcext:value-type="float">
            <text:p>44,89005485158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11</text:p>
          </table:table-cell>
          <table:table-cell office:value-type="float" office:value="-0.33557180315256" calcext:value-type="float">
            <text:p>-0,33557180315256</text:p>
          </table:table-cell>
          <table:table-cell office:value-type="float" office:value="5.1771157979965" calcext:value-type="float">
            <text:p>5,1771157979965</text:p>
          </table:table-cell>
          <table:table-cell office:value-type="float" office:value="-156.78168406152" calcext:value-type="float">
            <text:p>-156,78168406152</text:p>
          </table:table-cell>
          <table:table-cell office:value-type="float" office:value="11" calcext:value-type="float">
            <text:p>1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22</text:p>
          </table:table-cell>
          <table:table-cell office:value-type="float" office:value="0.25388672947884" calcext:value-type="float">
            <text:p>0,25388672947884</text:p>
          </table:table-cell>
          <table:table-cell office:value-type="float" office:value="5.0959610939026" calcext:value-type="float">
            <text:p>5,0959610939026</text:p>
          </table:table-cell>
          <table:table-cell office:value-type="float" office:value="142.29633398117" calcext:value-type="float">
            <text:p>142,29633398117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33</text:p>
          </table:table-cell>
          <table:table-cell office:value-type="float" office:value="0.41997641324997" calcext:value-type="float">
            <text:p>0,41997641324997</text:p>
          </table:table-cell>
          <table:table-cell office:value-type="float" office:value="7.0011150836945" calcext:value-type="float">
            <text:p>7,0011150836945</text:p>
          </table:table-cell>
          <table:table-cell office:value-type="float" office:value="57.618469189686" calcext:value-type="float">
            <text:p>57,618469189686</text:p>
          </table:table-cell>
          <table:table-cell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44</text:p>
          </table:table-cell>
          <table:table-cell office:value-type="float" office:value="2.5382277369499" calcext:value-type="float">
            <text:p>2,5382277369499</text:p>
          </table:table-cell>
          <table:table-cell office:value-type="float" office:value="6.0707831382751" calcext:value-type="float">
            <text:p>6,0707831382751</text:p>
          </table:table-cell>
          <table:table-cell office:value-type="float" office:value="-59.03720400136" calcext:value-type="float">
            <text:p>-59,037204001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55</text:p>
          </table:table-cell>
          <table:table-cell office:value-type="float" office:value="5.8882790803909" calcext:value-type="float">
            <text:p>5,8882790803909</text:p>
          </table:table-cell>
          <table:table-cell office:value-type="float" office:value="6.2327736616135" calcext:value-type="float">
            <text:p>6,2327736616135</text:p>
          </table:table-cell>
          <table:table-cell office:value-type="float" office:value="-142.80272137587" calcext:value-type="float">
            <text:p>-142,80272137587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66</text:p>
          </table:table-cell>
          <table:table-cell office:value-type="float" office:value="6.8388360738754" calcext:value-type="float">
            <text:p>6,8388360738754</text:p>
          </table:table-cell>
          <table:table-cell office:value-type="float" office:value="6.0001820325851" calcext:value-type="float">
            <text:p>6,0001820325851</text:p>
          </table:table-cell>
          <table:table-cell office:value-type="float" office:value="-69.336435597414" calcext:value-type="float">
            <text:p>-69,3364355974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77</text:p>
          </table:table-cell>
          <table:table-cell office:value-type="float" office:value="8.3027470111847" calcext:value-type="float">
            <text:p>8,3027470111847</text:p>
          </table:table-cell>
          <table:table-cell office:value-type="float" office:value="8.2397377490997" calcext:value-type="float">
            <text:p>8,2397377490997</text:p>
          </table:table-cell>
          <table:table-cell office:value-type="float" office:value="130.57340634097" calcext:value-type="float">
            <text:p>130,57340634097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88</text:p>
          </table:table-cell>
          <table:table-cell office:value-type="float" office:value="-0.16796018928289" calcext:value-type="float">
            <text:p>-0,16796018928289</text:p>
          </table:table-cell>
          <table:table-cell office:value-type="float" office:value="7.0529156923294" calcext:value-type="float">
            <text:p>7,0529156923294</text:p>
          </table:table-cell>
          <table:table-cell office:value-type="float" office:value="53.745366205835" calcext:value-type="float">
            <text:p>53,745366205835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99</text:p>
          </table:table-cell>
          <table:table-cell office:value-type="float" office:value="3.0961862206459" calcext:value-type="float">
            <text:p>3,0961862206459</text:p>
          </table:table-cell>
          <table:table-cell office:value-type="float" office:value="8.230447769165" calcext:value-type="float">
            <text:p>8,230447769165</text:p>
          </table:table-cell>
          <table:table-cell office:value-type="float" office:value="-167.7799300783" calcext:value-type="float">
            <text:p>-167,7799300783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10</text:p>
          </table:table-cell>
          <table:table-cell office:value-type="float" office:value="1.3660392165184" calcext:value-type="float">
            <text:p>1,3660392165184</text:p>
          </table:table-cell>
          <table:table-cell office:value-type="float" office:value="8.8079392910004" calcext:value-type="float">
            <text:p>8,8079392910004</text:p>
          </table:table-cell>
          <table:table-cell office:value-type="float" office:value="59.689223386679" calcext:value-type="float">
            <text:p>59,68922338667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21</text:p>
          </table:table-cell>
          <table:table-cell office:value-type="float" office:value="2.7905312180519" calcext:value-type="float">
            <text:p>2,7905312180519</text:p>
          </table:table-cell>
          <table:table-cell office:value-type="float" office:value="7.9364317655563" calcext:value-type="float">
            <text:p>7,9364317655563</text:p>
          </table:table-cell>
          <table:table-cell office:value-type="float" office:value="153.84125861393" calcext:value-type="float">
            <text:p>153,84125861393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32</text:p>
          </table:table-cell>
          <table:table-cell office:value-type="float" office:value="6.6736435890198" calcext:value-type="float">
            <text:p>6,6736435890198</text:p>
          </table:table-cell>
          <table:table-cell office:value-type="float" office:value="7.726686000824" calcext:value-type="float">
            <text:p>7,726686000824</text:p>
          </table:table-cell>
          <table:table-cell office:value-type="float" office:value="-169.60071606241" calcext:value-type="float">
            <text:p>-169,60071606241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43</text:p>
          </table:table-cell>
          <table:table-cell office:value-type="float" office:value="8.7122333049774" calcext:value-type="float">
            <text:p>8,7122333049774</text:p>
          </table:table-cell>
          <table:table-cell office:value-type="float" office:value="8.8645964860916" calcext:value-type="float">
            <text:p>8,8645964860916</text:p>
          </table:table-cell>
          <table:table-cell office:value-type="float" office:value="160.07398799726" calcext:value-type="float">
            <text:p>160,07398799726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54</text:p>
          </table:table-cell>
          <table:table-cell office:value-type="float" office:value="9.575098156929" calcext:value-type="float">
            <text:p>9,575098156929</text:p>
          </table:table-cell>
          <table:table-cell office:value-type="float" office:value="10.088120698929" calcext:value-type="float">
            <text:p>10,088120698929</text:p>
          </table:table-cell>
          <table:table-cell office:value-type="float" office:value="-102.14086323027" calcext:value-type="float">
            <text:p>-102,140863230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65</text:p>
          </table:table-cell>
          <table:table-cell office:value-type="float" office:value="1.9472913444042" calcext:value-type="float">
            <text:p>1,9472913444042</text:p>
          </table:table-cell>
          <table:table-cell office:value-type="float" office:value="11.08500123024" calcext:value-type="float">
            <text:p>11,08500123024</text:p>
          </table:table-cell>
          <table:table-cell office:value-type="float" office:value="-99.311792167129" calcext:value-type="float">
            <text:p>-99,3117921671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76</text:p>
          </table:table-cell>
          <table:table-cell office:value-type="float" office:value="0.42082611471415" calcext:value-type="float">
            <text:p>0,42082611471415</text:p>
          </table:table-cell>
          <table:table-cell office:value-type="float" office:value="7.8279036283493" calcext:value-type="float">
            <text:p>7,8279036283493</text:p>
          </table:table-cell>
          <table:table-cell office:value-type="float" office:value="-41.706686186942" calcext:value-type="float">
            <text:p>-41,706686186942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87</text:p>
          </table:table-cell>
          <table:table-cell office:value-type="float" office:value="2.471761405468" calcext:value-type="float">
            <text:p>2,471761405468</text:p>
          </table:table-cell>
          <table:table-cell office:value-type="float" office:value="6.9613611698151" calcext:value-type="float">
            <text:p>6,9613611698151</text:p>
          </table:table-cell>
          <table:table-cell office:value-type="float" office:value="137.39158849048" calcext:value-type="float">
            <text:p>137,39158849048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98</text:p>
          </table:table-cell>
          <table:table-cell office:value-type="float" office:value="3.8862717151642" calcext:value-type="float">
            <text:p>3,8862717151642</text:p>
          </table:table-cell>
          <table:table-cell office:value-type="float" office:value="8.8200008869171" calcext:value-type="float">
            <text:p>8,8200008869171</text:p>
          </table:table-cell>
          <table:table-cell office:value-type="float" office:value="-62.429040100924" calcext:value-type="float">
            <text:p>-62,429040100924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09</text:p>
          </table:table-cell>
          <table:table-cell office:value-type="float" office:value="7.888610959053" calcext:value-type="float">
            <text:p>7,888610959053</text:p>
          </table:table-cell>
          <table:table-cell office:value-type="float" office:value="8.9925402402878" calcext:value-type="float">
            <text:p>8,9925402402878</text:p>
          </table:table-cell>
          <table:table-cell office:value-type="float" office:value="56.435256247308" calcext:value-type="float">
            <text:p>56,435256247308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20</text:p>
          </table:table-cell>
          <table:table-cell office:value-type="float" office:value="7.7257716655731" calcext:value-type="float">
            <text:p>7,7257716655731</text:p>
          </table:table-cell>
          <table:table-cell office:value-type="float" office:value="11.05313539505" calcext:value-type="float">
            <text:p>11,05313539505</text:p>
          </table:table-cell>
          <table:table-cell office:value-type="float" office:value="8.6154612196479" calcext:value-type="float">
            <text:p>8,615461219647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31</text:p>
          </table:table-cell>
          <table:table-cell office:value-type="float" office:value="7.9615658521652" calcext:value-type="float">
            <text:p>7,9615658521652</text:p>
          </table:table-cell>
          <table:table-cell office:value-type="float" office:value="10.459117889404" calcext:value-type="float">
            <text:p>10,459117889404</text:p>
          </table:table-cell>
          <table:table-cell office:value-type="float" office:value="7.5699643344636" calcext:value-type="float">
            <text:p>7,5699643344636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42</text:p>
          </table:table-cell>
          <table:table-cell office:value-type="float" office:value="-1.3885200023651" calcext:value-type="float">
            <text:p>-1,3885200023651</text:p>
          </table:table-cell>
          <table:table-cell office:value-type="float" office:value="9.7746562957764" calcext:value-type="float">
            <text:p>9,7746562957764</text:p>
          </table:table-cell>
          <table:table-cell office:value-type="float" office:value="-57.51818532397" calcext:value-type="float">
            <text:p>-57,5181853239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53</text:p>
          </table:table-cell>
          <table:table-cell office:value-type="float" office:value="3.095990717411" calcext:value-type="float">
            <text:p>3,095990717411</text:p>
          </table:table-cell>
          <table:table-cell office:value-type="float" office:value="11.055979728699" calcext:value-type="float">
            <text:p>11,055979728699</text:p>
          </table:table-cell>
          <table:table-cell office:value-type="float" office:value="5.5802547058482" calcext:value-type="float">
            <text:p>5,58025470584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5</text:p>
          </table:table-cell>
          <table:table-cell office:value-type="float" office:value="0.90668946504593" calcext:value-type="float">
            <text:p>0,90668946504593</text:p>
          </table:table-cell>
          <table:table-cell office:value-type="float" office:value="0.18886981531978" calcext:value-type="float">
            <text:p>0,18886981531978</text:p>
          </table:table-cell>
          <table:table-cell office:value-type="float" office:value="-42.281710797814" calcext:value-type="float">
            <text:p>-42,281710797814</text:p>
          </table:table-cell>
          <table:table-cell office:value-type="float" office:value="11" calcext:value-type="float">
            <text:p>1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14</text:p>
          </table:table-cell>
          <table:table-cell office:value-type="float" office:value="0.78510016202927" calcext:value-type="float">
            <text:p>0,78510016202927</text:p>
          </table:table-cell>
          <table:table-cell office:value-type="float" office:value="0.73104254901409" calcext:value-type="float">
            <text:p>0,73104254901409</text:p>
          </table:table-cell>
          <table:table-cell office:value-type="float" office:value="32.668981202848" calcext:value-type="float">
            <text:p>32,668981202848</text:p>
          </table:table-cell>
          <table:table-cell office:value-type="float" office:value="11" calcext:value-type="float">
            <text:p>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25</text:p>
          </table:table-cell>
          <table:table-cell office:value-type="float" office:value="2.7397233247757" calcext:value-type="float">
            <text:p>2,7397233247757</text:p>
          </table:table-cell>
          <table:table-cell office:value-type="float" office:value="-0.25145391002297" calcext:value-type="float">
            <text:p>-0,25145391002297</text:p>
          </table:table-cell>
          <table:table-cell office:value-type="float" office:value="70.028062838658" calcext:value-type="float">
            <text:p>70,028062838658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36</text:p>
          </table:table-cell>
          <table:table-cell office:value-type="float" office:value="4.6079620718956" calcext:value-type="float">
            <text:p>4,6079620718956</text:p>
          </table:table-cell>
          <table:table-cell office:value-type="float" office:value="0.52767019718885" calcext:value-type="float">
            <text:p>0,52767019718885</text:p>
          </table:table-cell>
          <table:table-cell office:value-type="float" office:value="-146.51786445812" calcext:value-type="float">
            <text:p>-146,51786445812</text:p>
          </table:table-cell>
          <table:table-cell office:value-type="float" office:value="10" calcext:value-type="float">
            <text:p>1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47</text:p>
          </table:table-cell>
          <table:table-cell office:value-type="float" office:value="4.4359216094017" calcext:value-type="float">
            <text:p>4,4359216094017</text:p>
          </table:table-cell>
          <table:table-cell office:value-type="float" office:value="-0.58501541614532" calcext:value-type="float">
            <text:p>-0,58501541614532</text:p>
          </table:table-cell>
          <table:table-cell office:value-type="float" office:value="64.222354797801" calcext:value-type="float">
            <text:p>64,222354797801</text:p>
          </table:table-cell>
          <table:table-cell office:value-type="float" office:value="10" calcext:value-type="float">
            <text:p>1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58</text:p>
          </table:table-cell>
          <table:table-cell office:value-type="float" office:value="4.6602097153664" calcext:value-type="float">
            <text:p>4,6602097153664</text:p>
          </table:table-cell>
          <table:table-cell office:value-type="float" office:value="-0.34389887005091" calcext:value-type="float">
            <text:p>-0,34389887005091</text:p>
          </table:table-cell>
          <table:table-cell office:value-type="float" office:value="47.733623510713" calcext:value-type="float">
            <text:p>47,733623510713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69</text:p>
          </table:table-cell>
          <table:table-cell office:value-type="float" office:value="9.4837540388107" calcext:value-type="float">
            <text:p>9,4837540388107</text:p>
          </table:table-cell>
          <table:table-cell office:value-type="float" office:value="0.63679918646812" calcext:value-type="float">
            <text:p>0,63679918646812</text:p>
          </table:table-cell>
          <table:table-cell office:value-type="float" office:value="146.24401262611" calcext:value-type="float">
            <text:p>146,24401262611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80</text:p>
          </table:table-cell>
          <table:table-cell office:value-type="float" office:value="-0.29016803950071" calcext:value-type="float">
            <text:p>-0,29016803950071</text:p>
          </table:table-cell>
          <table:table-cell office:value-type="float" office:value="2.0383325219154" calcext:value-type="float">
            <text:p>2,0383325219154</text:p>
          </table:table-cell>
          <table:table-cell office:value-type="float" office:value="116.01583820999" calcext:value-type="float">
            <text:p>116,01583820999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91</text:p>
          </table:table-cell>
          <table:table-cell office:value-type="float" office:value="1.3939332962036" calcext:value-type="float">
            <text:p>1,3939332962036</text:p>
          </table:table-cell>
          <table:table-cell office:value-type="float" office:value="1.9580553472042" calcext:value-type="float">
            <text:p>1,9580553472042</text:p>
          </table:table-cell>
          <table:table-cell office:value-type="float" office:value="-78.643181521422" calcext:value-type="float">
            <text:p>-78,643181521422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02</text:p>
          </table:table-cell>
          <table:table-cell office:value-type="float" office:value="0.6641773879528" calcext:value-type="float">
            <text:p>0,6641773879528</text:p>
          </table:table-cell>
          <table:table-cell office:value-type="float" office:value="0.42551454156637" calcext:value-type="float">
            <text:p>0,42551454156637</text:p>
          </table:table-cell>
          <table:table-cell office:value-type="float" office:value="-3.2159976518838" calcext:value-type="float">
            <text:p>-3,2159976518838</text:p>
          </table:table-cell>
          <table:table-cell office:value-type="float" office:value="11" calcext:value-type="float">
            <text:p>11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13</text:p>
          </table:table-cell>
          <table:table-cell office:value-type="float" office:value="3.9912822842598" calcext:value-type="float">
            <text:p>3,9912822842598</text:p>
          </table:table-cell>
          <table:table-cell office:value-type="float" office:value="0.42614113539457" calcext:value-type="float">
            <text:p>0,42614113539457</text:p>
          </table:table-cell>
          <table:table-cell office:value-type="float" office:value="-71.625538692353" calcext:value-type="float">
            <text:p>-71,625538692353</text:p>
          </table:table-cell>
          <table:table-cell office:value-type="float" office:value="10" calcext:value-type="float">
            <text:p>1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24</text:p>
          </table:table-cell>
          <table:table-cell office:value-type="float" office:value="5.7698577642441" calcext:value-type="float">
            <text:p>5,7698577642441</text:p>
          </table:table-cell>
          <table:table-cell office:value-type="float" office:value="-0.4692392796278" calcext:value-type="float">
            <text:p>-0,4692392796278</text:p>
          </table:table-cell>
          <table:table-cell office:value-type="float" office:value="107.30834903231" calcext:value-type="float">
            <text:p>107,30834903231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35</text:p>
          </table:table-cell>
          <table:table-cell office:value-type="float" office:value="3.5573929548264" calcext:value-type="float">
            <text:p>3,5573929548264</text:p>
          </table:table-cell>
          <table:table-cell office:value-type="float" office:value="0.99516034126282" calcext:value-type="float">
            <text:p>0,99516034126282</text:p>
          </table:table-cell>
          <table:table-cell office:value-type="float" office:value="-38.071288424692" calcext:value-type="float">
            <text:p>-38,071288424692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46</text:p>
          </table:table-cell>
          <table:table-cell office:value-type="float" office:value="9.1447556018829" calcext:value-type="float">
            <text:p>9,1447556018829</text:p>
          </table:table-cell>
          <table:table-cell office:value-type="float" office:value="0.56608416140079" calcext:value-type="float">
            <text:p>0,56608416140079</text:p>
          </table:table-cell>
          <table:table-cell office:value-type="float" office:value="141.59449042788" calcext:value-type="float">
            <text:p>141,59449042788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57</text:p>
          </table:table-cell>
          <table:table-cell office:value-type="float" office:value="-0.83319440484047" calcext:value-type="float">
            <text:p>-0,83319440484047</text:p>
          </table:table-cell>
          <table:table-cell office:value-type="float" office:value="2.0525845885277" calcext:value-type="float">
            <text:p>2,0525845885277</text:p>
          </table:table-cell>
          <table:table-cell office:value-type="float" office:value="140.47504230669" calcext:value-type="float">
            <text:p>140,47504230669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68</text:p>
          </table:table-cell>
          <table:table-cell office:value-type="float" office:value="1.2340875715017" calcext:value-type="float">
            <text:p>1,2340875715017</text:p>
          </table:table-cell>
          <table:table-cell office:value-type="float" office:value="3.7036699056625" calcext:value-type="float">
            <text:p>3,7036699056625</text:p>
          </table:table-cell>
          <table:table-cell office:value-type="float" office:value="54.673970884578" calcext:value-type="float">
            <text:p>54,673970884578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79</text:p>
          </table:table-cell>
          <table:table-cell office:value-type="float" office:value="-0.021244005765766" calcext:value-type="float">
            <text:p>-0,021244005765766</text:p>
          </table:table-cell>
          <table:table-cell office:value-type="float" office:value="3.144850730896" calcext:value-type="float">
            <text:p>3,144850730896</text:p>
          </table:table-cell>
          <table:table-cell office:value-type="float" office:value="101.22856364888" calcext:value-type="float">
            <text:p>101,22856364888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90</text:p>
          </table:table-cell>
          <table:table-cell office:value-type="float" office:value="2.3951950669289" calcext:value-type="float">
            <text:p>2,3951950669289</text:p>
          </table:table-cell>
          <table:table-cell office:value-type="float" office:value="3.732086122036" calcext:value-type="float">
            <text:p>3,732086122036</text:p>
          </table:table-cell>
          <table:table-cell office:value-type="float" office:value="110.5349542229" calcext:value-type="float">
            <text:p>110,5349542229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01</text:p>
          </table:table-cell>
          <table:table-cell office:value-type="float" office:value="4.9509119987488" calcext:value-type="float">
            <text:p>4,9509119987488</text:p>
          </table:table-cell>
          <table:table-cell office:value-type="float" office:value="4.092124402523" calcext:value-type="float">
            <text:p>4,092124402523</text:p>
          </table:table-cell>
          <table:table-cell office:value-type="float" office:value="-128.84863318911" calcext:value-type="float">
            <text:p>-128,84863318911</text:p>
          </table:table-cell>
          <table:table-cell office:value-type="float" office:value="10" calcext:value-type="float">
            <text:p>1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12</text:p>
          </table:table-cell>
          <table:table-cell office:value-type="float" office:value="6.3151830434799" calcext:value-type="float">
            <text:p>6,3151830434799</text:p>
          </table:table-cell>
          <table:table-cell office:value-type="float" office:value="1.3320918381214" calcext:value-type="float">
            <text:p>1,3320918381214</text:p>
          </table:table-cell>
          <table:table-cell office:value-type="float" office:value="-6.8294645115069" calcext:value-type="float">
            <text:p>-6,8294645115069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23</text:p>
          </table:table-cell>
          <table:table-cell office:value-type="float" office:value="10.000929832458" calcext:value-type="float">
            <text:p>10,000929832458</text:p>
          </table:table-cell>
          <table:table-cell office:value-type="float" office:value="1.7060898244381" calcext:value-type="float">
            <text:p>1,7060898244381</text:p>
          </table:table-cell>
          <table:table-cell office:value-type="float" office:value="-62.432634602686" calcext:value-type="float">
            <text:p>-62,43263460268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34</text:p>
          </table:table-cell>
          <table:table-cell office:value-type="float" office:value="-1.4876595139503" calcext:value-type="float">
            <text:p>-1,4876595139503</text:p>
          </table:table-cell>
          <table:table-cell office:value-type="float" office:value="3.8293930888176" calcext:value-type="float">
            <text:p>3,8293930888176</text:p>
          </table:table-cell>
          <table:table-cell office:value-type="float" office:value="0.68210577295654" calcext:value-type="float">
            <text:p>0,68210577295654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45</text:p>
          </table:table-cell>
          <table:table-cell office:value-type="float" office:value="0.11400219984353" calcext:value-type="float">
            <text:p>0,11400219984353</text:p>
          </table:table-cell>
          <table:table-cell office:value-type="float" office:value="2.8449091315269" calcext:value-type="float">
            <text:p>2,8449091315269</text:p>
          </table:table-cell>
          <table:table-cell office:value-type="float" office:value="-126.37739272634" calcext:value-type="float">
            <text:p>-126,37739272634</text:p>
          </table:table-cell>
          <table:table-cell office:value-type="float" office:value="10" calcext:value-type="float">
            <text:p>1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56</text:p>
          </table:table-cell>
          <table:table-cell office:value-type="float" office:value="-1.0105160623789" calcext:value-type="float">
            <text:p>-1,0105160623789</text:p>
          </table:table-cell>
          <table:table-cell office:value-type="float" office:value="7.0034039020538" calcext:value-type="float">
            <text:p>7,0034039020538</text:p>
          </table:table-cell>
          <table:table-cell office:value-type="float" office:value="-79.775558915108" calcext:value-type="float">
            <text:p>-79,775558915108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67</text:p>
          </table:table-cell>
          <table:table-cell office:value-type="float" office:value="4.6265920996666" calcext:value-type="float">
            <text:p>4,6265920996666</text:p>
          </table:table-cell>
          <table:table-cell office:value-type="float" office:value="3.6276906728745" calcext:value-type="float">
            <text:p>3,6276906728745</text:p>
          </table:table-cell>
          <table:table-cell office:value-type="float" office:value="150.97473229572" calcext:value-type="float">
            <text:p>150,97473229572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78</text:p>
          </table:table-cell>
          <table:table-cell office:value-type="float" office:value="3.3914357423782" calcext:value-type="float">
            <text:p>3,3914357423782</text:p>
          </table:table-cell>
          <table:table-cell office:value-type="float" office:value="6.8364804983139" calcext:value-type="float">
            <text:p>6,8364804983139</text:p>
          </table:table-cell>
          <table:table-cell office:value-type="float" office:value="70.84263434076" calcext:value-type="float">
            <text:p>70,84263434076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89</text:p>
          </table:table-cell>
          <table:table-cell office:value-type="float" office:value="5.8764374256134" calcext:value-type="float">
            <text:p>5,8764374256134</text:p>
          </table:table-cell>
          <table:table-cell office:value-type="float" office:value="3.6936014890671" calcext:value-type="float">
            <text:p>3,6936014890671</text:p>
          </table:table-cell>
          <table:table-cell office:value-type="float" office:value="-18.567588488767" calcext:value-type="float">
            <text:p>-18,56758848876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00</text:p>
          </table:table-cell>
          <table:table-cell office:value-type="float" office:value="8.5915249586105" calcext:value-type="float">
            <text:p>8,5915249586105</text:p>
          </table:table-cell>
          <table:table-cell office:value-type="float" office:value="5.221940279007" calcext:value-type="float">
            <text:p>5,221940279007</text:p>
          </table:table-cell>
          <table:table-cell office:value-type="float" office:value="105.67706026089" calcext:value-type="float">
            <text:p>105,6770602608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11</text:p>
          </table:table-cell>
          <table:table-cell office:value-type="float" office:value="-0.39426229894161" calcext:value-type="float">
            <text:p>-0,39426229894161</text:p>
          </table:table-cell>
          <table:table-cell office:value-type="float" office:value="5.3911221027374" calcext:value-type="float">
            <text:p>5,3911221027374</text:p>
          </table:table-cell>
          <table:table-cell office:value-type="float" office:value="-66.093033286417" calcext:value-type="float">
            <text:p>-66,093033286417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22</text:p>
          </table:table-cell>
          <table:table-cell office:value-type="float" office:value="0.41359089314938" calcext:value-type="float">
            <text:p>0,41359089314938</text:p>
          </table:table-cell>
          <table:table-cell office:value-type="float" office:value="5.2501219511032" calcext:value-type="float">
            <text:p>5,2501219511032</text:p>
          </table:table-cell>
          <table:table-cell office:value-type="float" office:value="-127.17013753903" calcext:value-type="float">
            <text:p>-127,17013753903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33</text:p>
          </table:table-cell>
          <table:table-cell office:value-type="float" office:value="0.5888170003891" calcext:value-type="float">
            <text:p>0,5888170003891</text:p>
          </table:table-cell>
          <table:table-cell office:value-type="float" office:value="6.8571132421494" calcext:value-type="float">
            <text:p>6,8571132421494</text:p>
          </table:table-cell>
          <table:table-cell office:value-type="float" office:value="148.38921947844" calcext:value-type="float">
            <text:p>148,38921947844</text:p>
          </table:table-cell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44</text:p>
          </table:table-cell>
          <table:table-cell office:value-type="float" office:value="2.4334585666656" calcext:value-type="float">
            <text:p>2,4334585666656</text:p>
          </table:table-cell>
          <table:table-cell office:value-type="float" office:value="6.3384282588959" calcext:value-type="float">
            <text:p>6,3384282588959</text:p>
          </table:table-cell>
          <table:table-cell office:value-type="float" office:value="-90.801262551812" calcext:value-type="float">
            <text:p>-90,8012625518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55</text:p>
          </table:table-cell>
          <table:table-cell office:value-type="float" office:value="6.1179375648499" calcext:value-type="float">
            <text:p>6,1179375648499</text:p>
          </table:table-cell>
          <table:table-cell office:value-type="float" office:value="6.4373469352722" calcext:value-type="float">
            <text:p>6,4373469352722</text:p>
          </table:table-cell>
          <table:table-cell office:value-type="float" office:value="-137.35054556731" calcext:value-type="float">
            <text:p>-137,3505455673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66</text:p>
          </table:table-cell>
          <table:table-cell office:value-type="float" office:value="6.716143488884" calcext:value-type="float">
            <text:p>6,716143488884</text:p>
          </table:table-cell>
          <table:table-cell office:value-type="float" office:value="6.1928510665894" calcext:value-type="float">
            <text:p>6,1928510665894</text:p>
          </table:table-cell>
          <table:table-cell office:value-type="float" office:value="-59.69132815197" calcext:value-type="float">
            <text:p>-59,69132815197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77</text:p>
          </table:table-cell>
          <table:table-cell office:value-type="float" office:value="8.5022270679474" calcext:value-type="float">
            <text:p>8,5022270679474</text:p>
          </table:table-cell>
          <table:table-cell office:value-type="float" office:value="7.9621797800064" calcext:value-type="float">
            <text:p>7,9621797800064</text:p>
          </table:table-cell>
          <table:table-cell office:value-type="float" office:value="128.30926658242" calcext:value-type="float">
            <text:p>128,30926658242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88</text:p>
          </table:table-cell>
          <table:table-cell office:value-type="float" office:value="-0.0090270105283707" calcext:value-type="float">
            <text:p>-0,0090270105283707</text:p>
          </table:table-cell>
          <table:table-cell office:value-type="float" office:value="6.8969339132309" calcext:value-type="float">
            <text:p>6,8969339132309</text:p>
          </table:table-cell>
          <table:table-cell office:value-type="float" office:value="144.52383168943" calcext:value-type="float">
            <text:p>144,52383168943</text:p>
          </table:table-cell>
          <table:table-cell office:value-type="float" office:value="11" calcext:value-type="float">
            <text:p>1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99</text:p>
          </table:table-cell>
          <table:table-cell office:value-type="float" office:value="3.2548043131828" calcext:value-type="float">
            <text:p>3,2548043131828</text:p>
          </table:table-cell>
          <table:table-cell office:value-type="float" office:value="8.1193846464157" calcext:value-type="float">
            <text:p>8,1193846464157</text:p>
          </table:table-cell>
          <table:table-cell office:value-type="float" office:value="127.35075100212" calcext:value-type="float">
            <text:p>127,35075100212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10</text:p>
          </table:table-cell>
          <table:table-cell office:value-type="float" office:value="1.3497947156429" calcext:value-type="float">
            <text:p>1,3497947156429</text:p>
          </table:table-cell>
          <table:table-cell office:value-type="float" office:value="8.5119807720184" calcext:value-type="float">
            <text:p>8,5119807720184</text:p>
          </table:table-cell>
          <table:table-cell office:value-type="float" office:value="92.657713373755" calcext:value-type="float">
            <text:p>92,65771337375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21</text:p>
          </table:table-cell>
          <table:table-cell office:value-type="float" office:value="2.9568347334862" calcext:value-type="float">
            <text:p>2,9568347334862</text:p>
          </table:table-cell>
          <table:table-cell office:value-type="float" office:value="8.0210238695145" calcext:value-type="float">
            <text:p>8,0210238695145</text:p>
          </table:table-cell>
          <table:table-cell office:value-type="float" office:value="-140.02943342658" calcext:value-type="float">
            <text:p>-140,02943342658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32</text:p>
          </table:table-cell>
          <table:table-cell office:value-type="float" office:value="6.9253849983215" calcext:value-type="float">
            <text:p>6,9253849983215</text:p>
          </table:table-cell>
          <table:table-cell office:value-type="float" office:value="7.8375685214996" calcext:value-type="float">
            <text:p>7,8375685214996</text:p>
          </table:table-cell>
          <table:table-cell office:value-type="float" office:value="-153.64719652067" calcext:value-type="float">
            <text:p>-153,64719652067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43</text:p>
          </table:table-cell>
          <table:table-cell office:value-type="float" office:value="8.8165628910065" calcext:value-type="float">
            <text:p>8,8165628910065</text:p>
          </table:table-cell>
          <table:table-cell office:value-type="float" office:value="9.0601140260696" calcext:value-type="float">
            <text:p>9,0601140260696</text:p>
          </table:table-cell>
          <table:table-cell office:value-type="float" office:value="-109.34076643294" calcext:value-type="float">
            <text:p>-109,34076643294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54</text:p>
          </table:table-cell>
          <table:table-cell office:value-type="float" office:value="9.4216811656952" calcext:value-type="float">
            <text:p>9,4216811656952</text:p>
          </table:table-cell>
          <table:table-cell office:value-type="float" office:value="10.232402086258" calcext:value-type="float">
            <text:p>10,232402086258</text:p>
          </table:table-cell>
          <table:table-cell office:value-type="float" office:value="-92.39598444313" calcext:value-type="float">
            <text:p>-92,395984443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65</text:p>
          </table:table-cell>
          <table:table-cell office:value-type="float" office:value="1.9563271105289" calcext:value-type="float">
            <text:p>1,9563271105289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72.594168079886" calcext:value-type="float">
            <text:p>-72,5941680798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76</text:p>
          </table:table-cell>
          <table:table-cell office:value-type="float" office:value="0.25112349539995" calcext:value-type="float">
            <text:p>0,25112349539995</text:p>
          </table:table-cell>
          <table:table-cell office:value-type="float" office:value="7.6851326227188" calcext:value-type="float">
            <text:p>7,6851326227188</text:p>
          </table:table-cell>
          <table:table-cell office:value-type="float" office:value="49.06039101303" calcext:value-type="float">
            <text:p>49,06039101303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87</text:p>
          </table:table-cell>
          <table:table-cell office:value-type="float" office:value="2.6122790575027" calcext:value-type="float">
            <text:p>2,6122790575027</text:p>
          </table:table-cell>
          <table:table-cell office:value-type="float" office:value="6.7901539802551" calcext:value-type="float">
            <text:p>6,7901539802551</text:p>
          </table:table-cell>
          <table:table-cell office:value-type="float" office:value="146.30432645227" calcext:value-type="float">
            <text:p>146,30432645227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98</text:p>
          </table:table-cell>
          <table:table-cell office:value-type="float" office:value="3.7574023008347" calcext:value-type="float">
            <text:p>3,7574023008347</text:p>
          </table:table-cell>
          <table:table-cell office:value-type="float" office:value="9.0843260288239" calcext:value-type="float">
            <text:p>9,0843260288239</text:p>
          </table:table-cell>
          <table:table-cell office:value-type="float" office:value="-65.703774713407" calcext:value-type="float">
            <text:p>-65,703774713407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09</text:p>
          </table:table-cell>
          <table:table-cell office:value-type="float" office:value="7.6888501644135" calcext:value-type="float">
            <text:p>7,6888501644135</text:p>
          </table:table-cell>
          <table:table-cell office:value-type="float" office:value="9.0875786542892" calcext:value-type="float">
            <text:p>9,0875786542892</text:p>
          </table:table-cell>
          <table:table-cell office:value-type="float" office:value="-34.316161635575" calcext:value-type="float">
            <text:p>-34,316161635575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20</text:p>
          </table:table-cell>
          <table:table-cell office:value-type="float" office:value="7.5176829099655" calcext:value-type="float">
            <text:p>7,5176829099655</text:p>
          </table:table-cell>
          <table:table-cell office:value-type="float" office:value="10.84946513176" calcext:value-type="float">
            <text:p>10,84946513176</text:p>
          </table:table-cell>
          <table:table-cell office:value-type="float" office:value="51.384957353021" calcext:value-type="float">
            <text:p>51,384957353021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31</text:p>
          </table:table-cell>
          <table:table-cell office:value-type="float" office:value="7.7229976654053" calcext:value-type="float">
            <text:p>7,7229976654053</text:p>
          </table:table-cell>
          <table:table-cell office:value-type="float" office:value="10.275480747223" calcext:value-type="float">
            <text:p>10,275480747223</text:p>
          </table:table-cell>
          <table:table-cell office:value-type="float" office:value="44.764366878825" calcext:value-type="float">
            <text:p>44,764366878825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42</text:p>
          </table:table-cell>
          <table:table-cell office:value-type="float" office:value="-1.1514629423618" calcext:value-type="float">
            <text:p>-1,1514629423618</text:p>
          </table:table-cell>
          <table:table-cell office:value-type="float" office:value="10.011713504791" calcext:value-type="float">
            <text:p>10,011713504791</text:p>
          </table:table-cell>
          <table:table-cell office:value-type="float" office:value="-74.356314482962" calcext:value-type="float">
            <text:p>-74,35631448296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53</text:p>
          </table:table-cell>
          <table:table-cell office:value-type="float" office:value="3.010927438736" calcext:value-type="float">
            <text:p>3,010927438736</text:p>
          </table:table-cell>
          <table:table-cell office:value-type="float" office:value="10.972511768341" calcext:value-type="float">
            <text:p>10,972511768341</text:p>
          </table:table-cell>
          <table:table-cell office:value-type="float" office:value="35.560546027627" calcext:value-type="float">
            <text:p>35,5605460276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5</text:p>
          </table:table-cell>
          <table:table-cell office:value-type="float" office:value="0.71991011500359" calcext:value-type="float">
            <text:p>0,71991011500359</text:p>
          </table:table-cell>
          <table:table-cell office:value-type="float" office:value="0.18267743289471" calcext:value-type="float">
            <text:p>0,18267743289471</text:p>
          </table:table-cell>
          <table:table-cell office:value-type="float" office:value="17.077556461286" calcext:value-type="float">
            <text:p>17,077556461286</text:p>
          </table:table-cell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14</text:p>
          </table:table-cell>
          <table:table-cell office:value-type="float" office:value="0.62370426952839" calcext:value-type="float">
            <text:p>0,62370426952839</text:p>
          </table:table-cell>
          <table:table-cell office:value-type="float" office:value="0.72126440703869" calcext:value-type="float">
            <text:p>0,72126440703869</text:p>
          </table:table-cell>
          <table:table-cell office:value-type="float" office:value="61.725761480392" calcext:value-type="float">
            <text:p>61,725761480392</text:p>
          </table:table-cell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25</text:p>
          </table:table-cell>
          <table:table-cell office:value-type="float" office:value="2.5843599438667" calcext:value-type="float">
            <text:p>2,5843599438667</text:p>
          </table:table-cell>
          <table:table-cell office:value-type="float" office:value="-0.5850001424551" calcext:value-type="float">
            <text:p>-0,5850001424551</text:p>
          </table:table-cell>
          <table:table-cell office:value-type="float" office:value="68.442047021951" calcext:value-type="float">
            <text:p>68,442047021951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36</text:p>
          </table:table-cell>
          <table:table-cell office:value-type="float" office:value="4.7549119591713" calcext:value-type="float">
            <text:p>4,7549119591713</text:p>
          </table:table-cell>
          <table:table-cell office:value-type="float" office:value="0.3621169179678" calcext:value-type="float">
            <text:p>0,3621169179678</text:p>
          </table:table-cell>
          <table:table-cell office:value-type="float" office:value="122.86850297527" calcext:value-type="float">
            <text:p>122,86850297527</text:p>
          </table:table-cell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47</text:p>
          </table:table-cell>
          <table:table-cell office:value-type="float" office:value="4.2211112380028" calcext:value-type="float">
            <text:p>4,2211112380028</text:p>
          </table:table-cell>
          <table:table-cell office:value-type="float" office:value="-0.50208181142807" calcext:value-type="float">
            <text:p>-0,50208181142807</text:p>
          </table:table-cell>
          <table:table-cell office:value-type="float" office:value="-22.830158472061" calcext:value-type="float">
            <text:p>-22,830158472061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58</text:p>
          </table:table-cell>
          <table:table-cell office:value-type="float" office:value="4.4828730821609" calcext:value-type="float">
            <text:p>4,4828730821609</text:p>
          </table:table-cell>
          <table:table-cell office:value-type="float" office:value="-0.22363644093275" calcext:value-type="float">
            <text:p>-0,22363644093275</text:p>
          </table:table-cell>
          <table:table-cell office:value-type="float" office:value="-41.154803743788" calcext:value-type="float">
            <text:p>-41,154803743788</text:p>
          </table:table-cell>
          <table:table-cell office:value-type="float" office:value="10" calcext:value-type="float">
            <text:p>1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69</text:p>
          </table:table-cell>
          <table:table-cell office:value-type="float" office:value="9.6549832820892" calcext:value-type="float">
            <text:p>9,6549832820892</text:p>
          </table:table-cell>
          <table:table-cell office:value-type="float" office:value="0.75844019651413" calcext:value-type="float">
            <text:p>0,75844019651413</text:p>
          </table:table-cell>
          <table:table-cell office:value-type="float" office:value="-133.89446629081" calcext:value-type="float">
            <text:p>-133,89446629081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80</text:p>
          </table:table-cell>
          <table:table-cell office:value-type="float" office:value="0.015738786896691" calcext:value-type="float">
            <text:p>0,015738786896691</text:p>
          </table:table-cell>
          <table:table-cell office:value-type="float" office:value="1.8907776474953" calcext:value-type="float">
            <text:p>1,8907776474953</text:p>
          </table:table-cell>
          <table:table-cell office:value-type="float" office:value="149.23272466963" calcext:value-type="float">
            <text:p>149,23272466963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91</text:p>
          </table:table-cell>
          <table:table-cell office:value-type="float" office:value="1.4015683531761" calcext:value-type="float">
            <text:p>1,4015683531761</text:p>
          </table:table-cell>
          <table:table-cell office:value-type="float" office:value="2.2833935916424" calcext:value-type="float">
            <text:p>2,2833935916424</text:p>
          </table:table-cell>
          <table:table-cell office:value-type="float" office:value="-94.950417804111" calcext:value-type="float">
            <text:p>-94,950417804111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02</text:p>
          </table:table-cell>
          <table:table-cell office:value-type="float" office:value="0.44203393161297" calcext:value-type="float">
            <text:p>0,44203393161297</text:p>
          </table:table-cell>
          <table:table-cell office:value-type="float" office:value="0.44739503413439" calcext:value-type="float">
            <text:p>0,44739503413439</text:p>
          </table:table-cell>
          <table:table-cell office:value-type="float" office:value="-54.803813718686" calcext:value-type="float">
            <text:p>-54,803813718686</text:p>
          </table:table-cell>
          <table:table-cell office:value-type="float" office:value="11" calcext:value-type="float">
            <text:p>11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13</text:p>
          </table:table-cell>
          <table:table-cell office:value-type="float" office:value="3.773587346077" calcext:value-type="float">
            <text:p>3,773587346077</text:p>
          </table:table-cell>
          <table:table-cell office:value-type="float" office:value="0.38682274520397" calcext:value-type="float">
            <text:p>0,38682274520397</text:p>
          </table:table-cell>
          <table:table-cell office:value-type="float" office:value="19.154758210395" calcext:value-type="float">
            <text:p>19,154758210395</text:p>
          </table:table-cell>
          <table:table-cell office:value-type="float" office:value="10" calcext:value-type="float">
            <text:p>1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24</text:p>
          </table:table-cell>
          <table:table-cell office:value-type="float" office:value="5.9859490394592" calcext:value-type="float">
            <text:p>5,9859490394592</text:p>
          </table:table-cell>
          <table:table-cell office:value-type="float" office:value="-0.58501940220594" calcext:value-type="float">
            <text:p>-0,58501940220594</text:p>
          </table:table-cell>
          <table:table-cell office:value-type="float" office:value="115.81173064602" calcext:value-type="float">
            <text:p>115,81173064602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35</text:p>
          </table:table-cell>
          <table:table-cell office:value-type="float" office:value="3.2438305020332" calcext:value-type="float">
            <text:p>3,2438305020332</text:p>
          </table:table-cell>
          <table:table-cell office:value-type="float" office:value="1.2399413436651" calcext:value-type="float">
            <text:p>1,2399413436651</text:p>
          </table:table-cell>
          <table:table-cell office:value-type="float" office:value="-38.067075477284" calcext:value-type="float">
            <text:p>-38,067075477284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46</text:p>
          </table:table-cell>
          <table:table-cell office:value-type="float" office:value="9.032701253891" calcext:value-type="float">
            <text:p>9,032701253891</text:p>
          </table:table-cell>
          <table:table-cell office:value-type="float" office:value="0.37475306540728" calcext:value-type="float">
            <text:p>0,37475306540728</text:p>
          </table:table-cell>
          <table:table-cell office:value-type="float" office:value="50.76358007018" calcext:value-type="float">
            <text:p>50,76358007018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57</text:p>
          </table:table-cell>
          <table:table-cell office:value-type="float" office:value="-0.94964824616909" calcext:value-type="float">
            <text:p>-0,94964824616909</text:p>
          </table:table-cell>
          <table:table-cell office:value-type="float" office:value="1.8634112179279" calcext:value-type="float">
            <text:p>1,8634112179279</text:p>
          </table:table-cell>
          <table:table-cell office:value-type="float" office:value="49.746380490103" calcext:value-type="float">
            <text:p>49,746380490103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68</text:p>
          </table:table-cell>
          <table:table-cell office:value-type="float" office:value="1.0072032362223" calcext:value-type="float">
            <text:p>1,0072032362223</text:p>
          </table:table-cell>
          <table:table-cell office:value-type="float" office:value="3.3846399188042" calcext:value-type="float">
            <text:p>3,3846399188042</text:p>
          </table:table-cell>
          <table:table-cell office:value-type="float" office:value="53.871112264645" calcext:value-type="float">
            <text:p>53,871112264645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79</text:p>
          </table:table-cell>
          <table:table-cell office:value-type="float" office:value="0.10400700382888" calcext:value-type="float">
            <text:p>0,10400700382888</text:p>
          </table:table-cell>
          <table:table-cell office:value-type="float" office:value="3.2117828726768" calcext:value-type="float">
            <text:p>3,2117828726768</text:p>
          </table:table-cell>
          <table:table-cell office:value-type="float" office:value="-177.27850349086" calcext:value-type="float">
            <text:p>-177,27850349086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90</text:p>
          </table:table-cell>
          <table:table-cell office:value-type="float" office:value="2.5332790613174" calcext:value-type="float">
            <text:p>2,5332790613174</text:p>
          </table:table-cell>
          <table:table-cell office:value-type="float" office:value="3.3625507354736" calcext:value-type="float">
            <text:p>3,3625507354736</text:p>
          </table:table-cell>
          <table:table-cell office:value-type="float" office:value="110.9740642985" calcext:value-type="float">
            <text:p>110,9740642985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01</text:p>
          </table:table-cell>
          <table:table-cell office:value-type="float" office:value="5.016838312149" calcext:value-type="float">
            <text:p>5,016838312149</text:p>
          </table:table-cell>
          <table:table-cell office:value-type="float" office:value="4.2607790231705" calcext:value-type="float">
            <text:p>4,2607790231705</text:p>
          </table:table-cell>
          <table:table-cell office:value-type="float" office:value="-90.994436270112" calcext:value-type="float">
            <text:p>-90,994436270112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12</text:p>
          </table:table-cell>
          <table:table-cell office:value-type="float" office:value="6.1754024028778" calcext:value-type="float">
            <text:p>6,1754024028778</text:p>
          </table:table-cell>
          <table:table-cell office:value-type="float" office:value="1.5071325004101" calcext:value-type="float">
            <text:p>1,5071325004101</text:p>
          </table:table-cell>
          <table:table-cell office:value-type="float" office:value="-53.957469144445" calcext:value-type="float">
            <text:p>-53,957469144445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23</text:p>
          </table:table-cell>
          <table:table-cell office:value-type="float" office:value="9.735968708992" calcext:value-type="float">
            <text:p>9,735968708992</text:p>
          </table:table-cell>
          <table:table-cell office:value-type="float" office:value="1.768613755703" calcext:value-type="float">
            <text:p>1,768613755703</text:p>
          </table:table-cell>
          <table:table-cell office:value-type="float" office:value="-3.4871175173362" calcext:value-type="float">
            <text:p>-3,4871175173362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34</text:p>
          </table:table-cell>
          <table:table-cell office:value-type="float" office:value="-1.5850070118904" calcext:value-type="float">
            <text:p>-1,5850070118904</text:p>
          </table:table-cell>
          <table:table-cell office:value-type="float" office:value="3.8326025009155" calcext:value-type="float">
            <text:p>3,8326025009155</text:p>
          </table:table-cell>
          <table:table-cell office:value-type="float" office:value="11.82647970072" calcext:value-type="float">
            <text:p>11,82647970072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45</text:p>
          </table:table-cell>
          <table:table-cell office:value-type="float" office:value="0.35862173885107" calcext:value-type="float">
            <text:p>0,35862173885107</text:p>
          </table:table-cell>
          <table:table-cell office:value-type="float" office:value="3.0021461844444" calcext:value-type="float">
            <text:p>3,0021461844444</text:p>
          </table:table-cell>
          <table:table-cell office:value-type="float" office:value="-115.10280742767" calcext:value-type="float">
            <text:p>-115,10280742767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56</text:p>
          </table:table-cell>
          <table:table-cell office:value-type="float" office:value="-1.0465770959854" calcext:value-type="float">
            <text:p>-1,0465770959854</text:p>
          </table:table-cell>
          <table:table-cell office:value-type="float" office:value="7.3010176420212" calcext:value-type="float">
            <text:p>7,3010176420212</text:p>
          </table:table-cell>
          <table:table-cell office:value-type="float" office:value="-83.523722211267" calcext:value-type="float">
            <text:p>-83,523722211267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67</text:p>
          </table:table-cell>
          <table:table-cell office:value-type="float" office:value="4.7526010870934" calcext:value-type="float">
            <text:p>4,7526010870934</text:p>
          </table:table-cell>
          <table:table-cell office:value-type="float" office:value="3.4967747330666" calcext:value-type="float">
            <text:p>3,4967747330666</text:p>
          </table:table-cell>
          <table:table-cell office:value-type="float" office:value="113.37303204142" calcext:value-type="float">
            <text:p>113,37303204142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78</text:p>
          </table:table-cell>
          <table:table-cell office:value-type="float" office:value="3.3880427479744" calcext:value-type="float">
            <text:p>3,3880427479744</text:p>
          </table:table-cell>
          <table:table-cell office:value-type="float" office:value="6.4922899007797" calcext:value-type="float">
            <text:p>6,4922899007797</text:p>
          </table:table-cell>
          <table:table-cell office:value-type="float" office:value="94.83924109465" calcext:value-type="float">
            <text:p>94,83924109465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89</text:p>
          </table:table-cell>
          <table:table-cell office:value-type="float" office:value="5.7330697774887" calcext:value-type="float">
            <text:p>5,7330697774887</text:p>
          </table:table-cell>
          <table:table-cell office:value-type="float" office:value="3.5719043016434" calcext:value-type="float">
            <text:p>3,5719043016434</text:p>
          </table:table-cell>
          <table:table-cell office:value-type="float" office:value="40.925801179971" calcext:value-type="float">
            <text:p>40,92580117997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00</text:p>
          </table:table-cell>
          <table:table-cell office:value-type="float" office:value="8.8377678394318" calcext:value-type="float">
            <text:p>8,8377678394318</text:p>
          </table:table-cell>
          <table:table-cell office:value-type="float" office:value="5.1154458522797" calcext:value-type="float">
            <text:p>5,1154458522797</text:p>
          </table:table-cell>
          <table:table-cell office:value-type="float" office:value="166.48478872457" calcext:value-type="float">
            <text:p>166,4847887245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11</text:p>
          </table:table-cell>
          <table:table-cell office:value-type="float" office:value="-0.6910465657711" calcext:value-type="float">
            <text:p>-0,6910465657711</text:p>
          </table:table-cell>
          <table:table-cell office:value-type="float" office:value="5.5607444047928" calcext:value-type="float">
            <text:p>5,5607444047928</text:p>
          </table:table-cell>
          <table:table-cell office:value-type="float" office:value="-34.686039967142" calcext:value-type="float">
            <text:p>-34,686039967142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22</text:p>
          </table:table-cell>
          <table:table-cell office:value-type="float" office:value="0.41273210197687" calcext:value-type="float">
            <text:p>0,41273210197687</text:p>
          </table:table-cell>
          <table:table-cell office:value-type="float" office:value="5.5915009975433" calcext:value-type="float">
            <text:p>5,5915009975433</text:p>
          </table:table-cell>
          <table:table-cell office:value-type="float" office:value="-94.937440696036" calcext:value-type="float">
            <text:p>-94,937440696036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33</text:p>
          </table:table-cell>
          <table:table-cell office:value-type="float" office:value="0.73719538748264" calcext:value-type="float">
            <text:p>0,73719538748264</text:p>
          </table:table-cell>
          <table:table-cell office:value-type="float" office:value="7.0258557796478" calcext:value-type="float">
            <text:p>7,0258557796478</text:p>
          </table:table-cell>
          <table:table-cell office:value-type="float" office:value="-121.72010749768" calcext:value-type="float">
            <text:p>-121,72010749768</text:p>
          </table:table-cell>
          <table:table-cell office:value-type="float" office:value="11" calcext:value-type="float">
            <text:p>1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44</text:p>
          </table:table-cell>
          <table:table-cell office:value-type="float" office:value="2.654100060463" calcext:value-type="float">
            <text:p>2,654100060463</text:p>
          </table:table-cell>
          <table:table-cell office:value-type="float" office:value="6.3665682077408" calcext:value-type="float">
            <text:p>6,3665682077408</text:p>
          </table:table-cell>
          <table:table-cell office:value-type="float" office:value="178.60189516833" calcext:value-type="float">
            <text:p>178,6018951683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55</text:p>
          </table:table-cell>
          <table:table-cell office:value-type="float" office:value="6.3212430477142" calcext:value-type="float">
            <text:p>6,3212430477142</text:p>
          </table:table-cell>
          <table:table-cell office:value-type="float" office:value="6.3847631216049" calcext:value-type="float">
            <text:p>6,3847631216049</text:p>
          </table:table-cell>
          <table:table-cell office:value-type="float" office:value="150.42388515108" calcext:value-type="float">
            <text:p>150,4238851510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66</text:p>
          </table:table-cell>
          <table:table-cell office:value-type="float" office:value="6.8226432800293" calcext:value-type="float">
            <text:p>6,8226432800293</text:p>
          </table:table-cell>
          <table:table-cell office:value-type="float" office:value="6.365453004837" calcext:value-type="float">
            <text:p>6,365453004837</text:p>
          </table:table-cell>
          <table:table-cell office:value-type="float" office:value="-132.95244715016" calcext:value-type="float">
            <text:p>-132,95244715016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77</text:p>
          </table:table-cell>
          <table:table-cell office:value-type="float" office:value="8.7269484996796" calcext:value-type="float">
            <text:p>8,7269484996796</text:p>
          </table:table-cell>
          <table:table-cell office:value-type="float" office:value="7.7386844158173" calcext:value-type="float">
            <text:p>7,7386844158173</text:p>
          </table:table-cell>
          <table:table-cell office:value-type="float" office:value="137.21282011384" calcext:value-type="float">
            <text:p>137,21282011384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88</text:p>
          </table:table-cell>
          <table:table-cell office:value-type="float" office:value="0.15023099258542" calcext:value-type="float">
            <text:p>0,15023099258542</text:p>
          </table:table-cell>
          <table:table-cell office:value-type="float" office:value="7.0573997497559" calcext:value-type="float">
            <text:p>7,0573997497559</text:p>
          </table:table-cell>
          <table:table-cell office:value-type="float" office:value="-125.67243302704" calcext:value-type="float">
            <text:p>-125,67243302704</text:p>
          </table:table-cell>
          <table:table-cell office:value-type="float" office:value="11" calcext:value-type="float">
            <text:p>1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99</text:p>
          </table:table-cell>
          <table:table-cell office:value-type="float" office:value="3.1445598602295" calcext:value-type="float">
            <text:p>3,1445598602295</text:p>
          </table:table-cell>
          <table:table-cell office:value-type="float" office:value="7.9546666145325" calcext:value-type="float">
            <text:p>7,9546666145325</text:p>
          </table:table-cell>
          <table:table-cell office:value-type="float" office:value="43.232306173653" calcext:value-type="float">
            <text:p>43,232306173653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10</text:p>
          </table:table-cell>
          <table:table-cell office:value-type="float" office:value="1.4588752388954" calcext:value-type="float">
            <text:p>1,4588752388954</text:p>
          </table:table-cell>
          <table:table-cell office:value-type="float" office:value="8.2109320163727" calcext:value-type="float">
            <text:p>8,2109320163727</text:p>
          </table:table-cell>
          <table:table-cell office:value-type="float" office:value="109.51221596663" calcext:value-type="float">
            <text:p>109,5122159666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21</text:p>
          </table:table-cell>
          <table:table-cell office:value-type="float" office:value="2.829509973526" calcext:value-type="float">
            <text:p>2,829509973526</text:p>
          </table:table-cell>
          <table:table-cell office:value-type="float" office:value="8.2002782821655" calcext:value-type="float">
            <text:p>8,2002782821655</text:p>
          </table:table-cell>
          <table:table-cell office:value-type="float" office:value="-50.578757076506" calcext:value-type="float">
            <text:p>-50,578757076506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32</text:p>
          </table:table-cell>
          <table:table-cell office:value-type="float" office:value="7.1374505758286" calcext:value-type="float">
            <text:p>7,1374505758286</text:p>
          </table:table-cell>
          <table:table-cell office:value-type="float" office:value="8.0129897594452" calcext:value-type="float">
            <text:p>8,0129897594452</text:p>
          </table:table-cell>
          <table:table-cell office:value-type="float" office:value="-137.74205924599" calcext:value-type="float">
            <text:p>-137,74205924599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43</text:p>
          </table:table-cell>
          <table:table-cell office:value-type="float" office:value="8.8379555940628" calcext:value-type="float">
            <text:p>8,8379555940628</text:p>
          </table:table-cell>
          <table:table-cell office:value-type="float" office:value="9.4326955080032" calcext:value-type="float">
            <text:p>9,4326955080032</text:p>
          </table:table-cell>
          <table:table-cell office:value-type="float" office:value="-96.171550689989" calcext:value-type="float">
            <text:p>-96,171550689989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54</text:p>
          </table:table-cell>
          <table:table-cell office:value-type="float" office:value="9.2435282468796" calcext:value-type="float">
            <text:p>9,2435282468796</text:p>
          </table:table-cell>
          <table:table-cell office:value-type="float" office:value="10.41219830513" calcext:value-type="float">
            <text:p>10,41219830513</text:p>
          </table:table-cell>
          <table:table-cell office:value-type="float" office:value="-61.28709559228" calcext:value-type="float">
            <text:p>-61,287095592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65</text:p>
          </table:table-cell>
          <table:table-cell office:value-type="float" office:value="1.7512245476246" calcext:value-type="float">
            <text:p>1,7512245476246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40.301553762642" calcext:value-type="float">
            <text:p>-40,3015537626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76</text:p>
          </table:table-cell>
          <table:table-cell office:value-type="float" office:value="0.28754225000739" calcext:value-type="float">
            <text:p>0,28754225000739</text:p>
          </table:table-cell>
          <table:table-cell office:value-type="float" office:value="7.4279993772507" calcext:value-type="float">
            <text:p>7,4279993772507</text:p>
          </table:table-cell>
          <table:table-cell office:value-type="float" office:value="113.06284567353" calcext:value-type="float">
            <text:p>113,06284567353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87</text:p>
          </table:table-cell>
          <table:table-cell office:value-type="float" office:value="2.7610272169113" calcext:value-type="float">
            <text:p>2,7610272169113</text:p>
          </table:table-cell>
          <table:table-cell office:value-type="float" office:value="6.955069899559" calcext:value-type="float">
            <text:p>6,955069899559</text:p>
          </table:table-cell>
          <table:table-cell office:value-type="float" office:value="-123.09703401699" calcext:value-type="float">
            <text:p>-123,09703401699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98</text:p>
          </table:table-cell>
          <table:table-cell office:value-type="float" office:value="3.6700424551964" calcext:value-type="float">
            <text:p>3,6700424551964</text:p>
          </table:table-cell>
          <table:table-cell office:value-type="float" office:value="9.2903506755829" calcext:value-type="float">
            <text:p>9,2903506755829</text:p>
          </table:table-cell>
          <table:table-cell office:value-type="float" office:value="-64.910032187298" calcext:value-type="float">
            <text:p>-64,910032187298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09</text:p>
          </table:table-cell>
          <table:table-cell office:value-type="float" office:value="7.4523103237152" calcext:value-type="float">
            <text:p>7,4523103237152</text:p>
          </table:table-cell>
          <table:table-cell office:value-type="float" office:value="9.3757879734039" calcext:value-type="float">
            <text:p>9,3757879734039</text:p>
          </table:table-cell>
          <table:table-cell office:value-type="float" office:value="-47.756916018808" calcext:value-type="float">
            <text:p>-47,756916018808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20</text:p>
          </table:table-cell>
          <table:table-cell office:value-type="float" office:value="7.3866039514542" calcext:value-type="float">
            <text:p>7,3866039514542</text:p>
          </table:table-cell>
          <table:table-cell office:value-type="float" office:value="10.722141265869" calcext:value-type="float">
            <text:p>10,722141265869</text:p>
          </table:table-cell>
          <table:table-cell office:value-type="float" office:value="44.12958880139" calcext:value-type="float">
            <text:p>44,12958880139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31</text:p>
          </table:table-cell>
          <table:table-cell office:value-type="float" office:value="7.6439082622528" calcext:value-type="float">
            <text:p>7,6439082622528</text:p>
          </table:table-cell>
          <table:table-cell office:value-type="float" office:value="9.9842149019241" calcext:value-type="float">
            <text:p>9,9842149019241</text:p>
          </table:table-cell>
          <table:table-cell office:value-type="float" office:value="81.972920211257" calcext:value-type="float">
            <text:p>81,97292021125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42</text:p>
          </table:table-cell>
          <table:table-cell office:value-type="float" office:value="-1.016755476594" calcext:value-type="float">
            <text:p>-1,016755476594</text:p>
          </table:table-cell>
          <table:table-cell office:value-type="float" office:value="10.146352052689" calcext:value-type="float">
            <text:p>10,146352052689</text:p>
          </table:table-cell>
          <table:table-cell office:value-type="float" office:value="-77.339299924814" calcext:value-type="float">
            <text:p>-77,3392999248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53</text:p>
          </table:table-cell>
          <table:table-cell office:value-type="float" office:value="2.9791939258575" calcext:value-type="float">
            <text:p>2,9791939258575</text:p>
          </table:table-cell>
          <table:table-cell office:value-type="float" office:value="10.855976343155" calcext:value-type="float">
            <text:p>10,855976343155</text:p>
          </table:table-cell>
          <table:table-cell office:value-type="float" office:value="65.985505747947" calcext:value-type="float">
            <text:p>65,9855057479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5</text:p>
          </table:table-cell>
          <table:table-cell office:value-type="float" office:value="0.7549162954092" calcext:value-type="float">
            <text:p>0,7549162954092</text:p>
          </table:table-cell>
          <table:table-cell office:value-type="float" office:value="-0.036290634889156" calcext:value-type="float">
            <text:p>-0,036290634889156</text:p>
          </table:table-cell>
          <table:table-cell office:value-type="float" office:value="107.82733085049" calcext:value-type="float">
            <text:p>107,82733085049</text:p>
          </table:table-cell>
          <table:table-cell office:value-type="float" office:value="11" calcext:value-type="float">
            <text:p>1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14</text:p>
          </table:table-cell>
          <table:table-cell office:value-type="float" office:value="0.83359785377979" calcext:value-type="float">
            <text:p>0,83359785377979</text:p>
          </table:table-cell>
          <table:table-cell office:value-type="float" office:value="0.65616421401501" calcext:value-type="float">
            <text:p>0,65616421401501</text:p>
          </table:table-cell>
          <table:table-cell office:value-type="float" office:value="145.38170122037" calcext:value-type="float">
            <text:p>145,38170122037</text:p>
          </table:table-cell>
          <table:table-cell office:value-type="float" office:value="11" calcext:value-type="float">
            <text:p>1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25</text:p>
          </table:table-cell>
          <table:table-cell office:value-type="float" office:value="2.4582299590111" calcext:value-type="float">
            <text:p>2,4582299590111</text:p>
          </table:table-cell>
          <table:table-cell office:value-type="float" office:value="-0.58500111103058" calcext:value-type="float">
            <text:p>-0,58500111103058</text:p>
          </table:table-cell>
          <table:table-cell office:value-type="float" office:value="82.353896396175" calcext:value-type="float">
            <text:p>82,353896396175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36</text:p>
          </table:table-cell>
          <table:table-cell office:value-type="float" office:value="4.6432256698608" calcext:value-type="float">
            <text:p>4,6432256698608</text:p>
          </table:table-cell>
          <table:table-cell office:value-type="float" office:value="0.24820949882269" calcext:value-type="float">
            <text:p>0,24820949882269</text:p>
          </table:table-cell>
          <table:table-cell office:value-type="float" office:value="38.036583715184" calcext:value-type="float">
            <text:p>38,036583715184</text:p>
          </table:table-cell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47</text:p>
          </table:table-cell>
          <table:table-cell office:value-type="float" office:value="4.2741671204567" calcext:value-type="float">
            <text:p>4,2741671204567</text:p>
          </table:table-cell>
          <table:table-cell office:value-type="float" office:value="-0.28169045224786" calcext:value-type="float">
            <text:p>-0,28169045224786</text:p>
          </table:table-cell>
          <table:table-cell office:value-type="float" office:value="-109.51304967236" calcext:value-type="float">
            <text:p>-109,51304967236</text:p>
          </table:table-cell>
          <table:table-cell office:value-type="float" office:value="10" calcext:value-type="float">
            <text:p>1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58</text:p>
          </table:table-cell>
          <table:table-cell office:value-type="float" office:value="4.5070534944534" calcext:value-type="float">
            <text:p>4,5070534944534</text:p>
          </table:table-cell>
          <table:table-cell office:value-type="float" office:value="-0.045080464333296" calcext:value-type="float">
            <text:p>-0,045080464333296</text:p>
          </table:table-cell>
          <table:table-cell office:value-type="float" office:value="-113.95033909257" calcext:value-type="float">
            <text:p>-113,95033909257</text:p>
          </table:table-cell>
          <table:table-cell office:value-type="float" office:value="10" calcext:value-type="float">
            <text:p>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69</text:p>
          </table:table-cell>
          <table:table-cell office:value-type="float" office:value="9.5178860425949" calcext:value-type="float">
            <text:p>9,5178860425949</text:p>
          </table:table-cell>
          <table:table-cell office:value-type="float" office:value="0.93358471989632" calcext:value-type="float">
            <text:p>0,93358471989632</text:p>
          </table:table-cell>
          <table:table-cell office:value-type="float" office:value="-43.096306217704" calcext:value-type="float">
            <text:p>-43,096306217704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80</text:p>
          </table:table-cell>
          <table:table-cell office:value-type="float" office:value="0.35751346498728" calcext:value-type="float">
            <text:p>0,35751346498728</text:p>
          </table:table-cell>
          <table:table-cell office:value-type="float" office:value="1.6872683167458" calcext:value-type="float">
            <text:p>1,6872683167458</text:p>
          </table:table-cell>
          <table:table-cell office:value-type="float" office:value="149.19113505418" calcext:value-type="float">
            <text:p>149,19113505418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91</text:p>
          </table:table-cell>
          <table:table-cell office:value-type="float" office:value="1.5093989670277" calcext:value-type="float">
            <text:p>1,5093989670277</text:p>
          </table:table-cell>
          <table:table-cell office:value-type="float" office:value="2.6048520207405" calcext:value-type="float">
            <text:p>2,6048520207405</text:p>
          </table:table-cell>
          <table:table-cell office:value-type="float" office:value="-111.35618853721" calcext:value-type="float">
            <text:p>-111,35618853721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02</text:p>
          </table:table-cell>
          <table:table-cell office:value-type="float" office:value="0.56536227464676" calcext:value-type="float">
            <text:p>0,56536227464676</text:p>
          </table:table-cell>
          <table:table-cell office:value-type="float" office:value="0.47308381646872" calcext:value-type="float">
            <text:p>0,47308381646872</text:p>
          </table:table-cell>
          <table:table-cell office:value-type="float" office:value="-150.79651061137" calcext:value-type="float">
            <text:p>-150,79651061137</text:p>
          </table:table-cell>
          <table:table-cell office:value-type="float" office:value="11" calcext:value-type="float">
            <text:p>11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13</text:p>
          </table:table-cell>
          <table:table-cell office:value-type="float" office:value="3.6735901236534" calcext:value-type="float">
            <text:p>3,6735901236534</text:p>
          </table:table-cell>
          <table:table-cell office:value-type="float" office:value="0.08809307590127" calcext:value-type="float">
            <text:p>0,08809307590127</text:p>
          </table:table-cell>
          <table:table-cell office:value-type="float" office:value="66.153640959673" calcext:value-type="float">
            <text:p>66,153640959673</text:p>
          </table:table-cell>
          <table:table-cell office:value-type="float" office:value="10" calcext:value-type="float">
            <text:p>1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24</text:p>
          </table:table-cell>
          <table:table-cell office:value-type="float" office:value="6.4022886753082" calcext:value-type="float">
            <text:p>6,4022886753082</text:p>
          </table:table-cell>
          <table:table-cell office:value-type="float" office:value="-0.58500718325377" calcext:value-type="float">
            <text:p>-0,58500718325377</text:p>
          </table:table-cell>
          <table:table-cell office:value-type="float" office:value="122.05490185197" calcext:value-type="float">
            <text:p>122,05490185197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35</text:p>
          </table:table-cell>
          <table:table-cell office:value-type="float" office:value="2.9304686188698" calcext:value-type="float">
            <text:p>2,9304686188698</text:p>
          </table:table-cell>
          <table:table-cell office:value-type="float" office:value="1.4844113588333" calcext:value-type="float">
            <text:p>1,4844113588333</text:p>
          </table:table-cell>
          <table:table-cell office:value-type="float" office:value="-38.080879457437" calcext:value-type="float">
            <text:p>-38,080879457437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46</text:p>
          </table:table-cell>
          <table:table-cell office:value-type="float" office:value="8.7743073701859" calcext:value-type="float">
            <text:p>8,7743073701859</text:p>
          </table:table-cell>
          <table:table-cell office:value-type="float" office:value="0.075097037479281" calcext:value-type="float">
            <text:p>0,075097037479281</text:p>
          </table:table-cell>
          <table:table-cell office:value-type="float" office:value="49.284070160738" calcext:value-type="float">
            <text:p>49,284070160738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57</text:p>
          </table:table-cell>
          <table:table-cell office:value-type="float" office:value="-1.2746813893318" calcext:value-type="float">
            <text:p>-1,2746813893318</text:p>
          </table:table-cell>
          <table:table-cell office:value-type="float" office:value="1.7027181386948" calcext:value-type="float">
            <text:p>1,7027181386948</text:p>
          </table:table-cell>
          <table:table-cell office:value-type="float" office:value="30.227819066139" calcext:value-type="float">
            <text:p>30,227819066139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68</text:p>
          </table:table-cell>
          <table:table-cell office:value-type="float" office:value="0.82073949277401" calcext:value-type="float">
            <text:p>0,82073949277401</text:p>
          </table:table-cell>
          <table:table-cell office:value-type="float" office:value="3.4039515256882" calcext:value-type="float">
            <text:p>3,4039515256882</text:p>
          </table:table-cell>
          <table:table-cell office:value-type="float" office:value="-14.317985363067" calcext:value-type="float">
            <text:p>-14,317985363067</text:p>
          </table:table-cell>
          <table:table-cell office:value-type="float" office:value="10" calcext:value-type="float">
            <text:p>1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79</text:p>
          </table:table-cell>
          <table:table-cell office:value-type="float" office:value="0.18694588914514" calcext:value-type="float">
            <text:p>0,18694588914514</text:p>
          </table:table-cell>
          <table:table-cell office:value-type="float" office:value="3.3847603201866" calcext:value-type="float">
            <text:p>3,3847603201866</text:p>
          </table:table-cell>
          <table:table-cell office:value-type="float" office:value="-110.23648073719" calcext:value-type="float">
            <text:p>-110,23648073719</text:p>
          </table:table-cell>
          <table:table-cell office:value-type="float" office:value="10" calcext:value-type="float">
            <text:p>1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90</text:p>
          </table:table-cell>
          <table:table-cell office:value-type="float" office:value="2.6943662762642" calcext:value-type="float">
            <text:p>2,6943662762642</text:p>
          </table:table-cell>
          <table:table-cell office:value-type="float" office:value="3.0852407217026" calcext:value-type="float">
            <text:p>3,0852407217026</text:p>
          </table:table-cell>
          <table:table-cell office:value-type="float" office:value="122.74720562491" calcext:value-type="float">
            <text:p>122,74720562491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01</text:p>
          </table:table-cell>
          <table:table-cell office:value-type="float" office:value="4.7979679703712" calcext:value-type="float">
            <text:p>4,7979679703712</text:p>
          </table:table-cell>
          <table:table-cell office:value-type="float" office:value="4.2959389090538" calcext:value-type="float">
            <text:p>4,2959389090538</text:p>
          </table:table-cell>
          <table:table-cell office:value-type="float" office:value="-0.24331151359495" calcext:value-type="float">
            <text:p>-0,24331151359495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12</text:p>
          </table:table-cell>
          <table:table-cell office:value-type="float" office:value="6.1029410362244" calcext:value-type="float">
            <text:p>6,1029410362244</text:p>
          </table:table-cell>
          <table:table-cell office:value-type="float" office:value="1.731631308794" calcext:value-type="float">
            <text:p>1,731631308794</text:p>
          </table:table-cell>
          <table:table-cell office:value-type="float" office:value="-72.875892280773" calcext:value-type="float">
            <text:p>-72,875892280773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23</text:p>
          </table:table-cell>
          <table:table-cell office:value-type="float" office:value="9.5463675260544" calcext:value-type="float">
            <text:p>9,5463675260544</text:p>
          </table:table-cell>
          <table:table-cell office:value-type="float" office:value="1.5746216475964" calcext:value-type="float">
            <text:p>1,5746216475964</text:p>
          </table:table-cell>
          <table:table-cell office:value-type="float" office:value="55.475503775724" calcext:value-type="float">
            <text:p>55,475503775724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34</text:p>
          </table:table-cell>
          <table:table-cell office:value-type="float" office:value="-1.5824364125729" calcext:value-type="float">
            <text:p>-1,5824364125729</text:p>
          </table:table-cell>
          <table:table-cell office:value-type="float" office:value="3.6647567152977" calcext:value-type="float">
            <text:p>3,6647567152977</text:p>
          </table:table-cell>
          <table:table-cell office:value-type="float" office:value="59.588174151767" calcext:value-type="float">
            <text:p>59,588174151767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45</text:p>
          </table:table-cell>
          <table:table-cell office:value-type="float" office:value="0.56569077074528" calcext:value-type="float">
            <text:p>0,56569077074528</text:p>
          </table:table-cell>
          <table:table-cell office:value-type="float" office:value="3.2214850187302" calcext:value-type="float">
            <text:p>3,2214850187302</text:p>
          </table:table-cell>
          <table:table-cell office:value-type="float" office:value="-141.97710668965" calcext:value-type="float">
            <text:p>-141,97710668965</text:p>
          </table:table-cell>
          <table:table-cell office:value-type="float" office:value="10" calcext:value-type="float">
            <text:p>1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56</text:p>
          </table:table-cell>
          <table:table-cell office:value-type="float" office:value="-1.1066738516092" calcext:value-type="float">
            <text:p>-1,1066738516092</text:p>
          </table:table-cell>
          <table:table-cell office:value-type="float" office:value="7.570093870163" calcext:value-type="float">
            <text:p>7,570093870163</text:p>
          </table:table-cell>
          <table:table-cell office:value-type="float" office:value="-76.26136624889" calcext:value-type="float">
            <text:p>-76,26136624889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67</text:p>
          </table:table-cell>
          <table:table-cell office:value-type="float" office:value="4.5632821321487" calcext:value-type="float">
            <text:p>4,5632821321487</text:p>
          </table:table-cell>
          <table:table-cell office:value-type="float" office:value="3.3807212114334" calcext:value-type="float">
            <text:p>3,3807212114334</text:p>
          </table:table-cell>
          <table:table-cell office:value-type="float" office:value="22.600593840241" calcext:value-type="float">
            <text:p>22,600593840241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78</text:p>
          </table:table-cell>
          <table:table-cell office:value-type="float" office:value="3.5235938429832" calcext:value-type="float">
            <text:p>3,5235938429832</text:p>
          </table:table-cell>
          <table:table-cell office:value-type="float" office:value="6.1763840913773" calcext:value-type="float">
            <text:p>6,1763840913773</text:p>
          </table:table-cell>
          <table:table-cell office:value-type="float" office:value="118.85967679844" calcext:value-type="float">
            <text:p>118,85967679844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89</text:p>
          </table:table-cell>
          <table:table-cell office:value-type="float" office:value="5.7643067836761" calcext:value-type="float">
            <text:p>5,7643067836761</text:p>
          </table:table-cell>
          <table:table-cell office:value-type="float" office:value="3.3862918615341" calcext:value-type="float">
            <text:p>3,3862918615341</text:p>
          </table:table-cell>
          <table:table-cell office:value-type="float" office:value="100.42758428367" calcext:value-type="float">
            <text:p>100,4275842836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00</text:p>
          </table:table-cell>
          <table:table-cell office:value-type="float" office:value="9.0998870134354" calcext:value-type="float">
            <text:p>9,0998870134354</text:p>
          </table:table-cell>
          <table:table-cell office:value-type="float" office:value="5.2548372745514" calcext:value-type="float">
            <text:p>5,2548372745514</text:p>
          </table:table-cell>
          <table:table-cell office:value-type="float" office:value="-145.43458003147" calcext:value-type="float">
            <text:p>-145,4345800314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11</text:p>
          </table:table-cell>
          <table:table-cell office:value-type="float" office:value="-1.0176809132099" calcext:value-type="float">
            <text:p>-1,0176809132099</text:p>
          </table:table-cell>
          <table:table-cell office:value-type="float" office:value="5.7864129543304" calcext:value-type="float">
            <text:p>5,7864129543304</text:p>
          </table:table-cell>
          <table:table-cell office:value-type="float" office:value="-34.743295733336" calcext:value-type="float">
            <text:p>-34,743295733336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22</text:p>
          </table:table-cell>
          <table:table-cell office:value-type="float" office:value="0.44652484357357" calcext:value-type="float">
            <text:p>0,44652484357357</text:p>
          </table:table-cell>
          <table:table-cell office:value-type="float" office:value="5.9873521327972" calcext:value-type="float">
            <text:p>5,9873521327972</text:p>
          </table:table-cell>
          <table:table-cell office:value-type="float" office:value="-94.952167219417" calcext:value-type="float">
            <text:p>-94,95216721941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33</text:p>
          </table:table-cell>
          <table:table-cell office:value-type="float" office:value="0.61557024717331" calcext:value-type="float">
            <text:p>0,61557024717331</text:p>
          </table:table-cell>
          <table:table-cell office:value-type="float" office:value="7.1667808294296" calcext:value-type="float">
            <text:p>7,1667808294296</text:p>
          </table:table-cell>
          <table:table-cell office:value-type="float" office:value="-35.203914733449" calcext:value-type="float">
            <text:p>-35,203914733449</text:p>
          </table:table-cell>
          <table:table-cell office:value-type="float" office:value="11" calcext:value-type="float">
            <text:p>1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44</text:p>
          </table:table-cell>
          <table:table-cell office:value-type="float" office:value="2.8211551904678" calcext:value-type="float">
            <text:p>2,8211551904678</text:p>
          </table:table-cell>
          <table:table-cell office:value-type="float" office:value="6.1073225736618" calcext:value-type="float">
            <text:p>6,1073225736618</text:p>
          </table:table-cell>
          <table:table-cell office:value-type="float" office:value="127.69452477716" calcext:value-type="float">
            <text:p>127,69452477716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55</text:p>
          </table:table-cell>
          <table:table-cell office:value-type="float" office:value="6.2388980388641" calcext:value-type="float">
            <text:p>6,2388980388641</text:p>
          </table:table-cell>
          <table:table-cell office:value-type="float" office:value="6.1783719062805" calcext:value-type="float">
            <text:p>6,1783719062805</text:p>
          </table:table-cell>
          <table:table-cell office:value-type="float" office:value="59.663392176294" calcext:value-type="float">
            <text:p>59,663392176294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66</text:p>
          </table:table-cell>
          <table:table-cell office:value-type="float" office:value="7.0045250654221" calcext:value-type="float">
            <text:p>7,0045250654221</text:p>
          </table:table-cell>
          <table:table-cell office:value-type="float" office:value="6.239515542984" calcext:value-type="float">
            <text:p>6,239515542984</text:p>
          </table:table-cell>
          <table:table-cell office:value-type="float" office:value="136.48316359064" calcext:value-type="float">
            <text:p>136,48316359064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77</text:p>
          </table:table-cell>
          <table:table-cell office:value-type="float" office:value="8.9836013317108" calcext:value-type="float">
            <text:p>8,9836013317108</text:p>
          </table:table-cell>
          <table:table-cell office:value-type="float" office:value="7.5531888008118" calcext:value-type="float">
            <text:p>7,5531888008118</text:p>
          </table:table-cell>
          <table:table-cell office:value-type="float" office:value="146.23922906863" calcext:value-type="float">
            <text:p>146,23922906863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88</text:p>
          </table:table-cell>
          <table:table-cell office:value-type="float" office:value="-0.010468275286257" calcext:value-type="float">
            <text:p>-0,010468275286257</text:p>
          </table:table-cell>
          <table:table-cell office:value-type="float" office:value="7.2104579210281" calcext:value-type="float">
            <text:p>7,2104579210281</text:p>
          </table:table-cell>
          <table:table-cell office:value-type="float" office:value="-34.890649804644" calcext:value-type="float">
            <text:p>-34,890649804644</text:p>
          </table:table-cell>
          <table:table-cell office:value-type="float" office:value="11" calcext:value-type="float">
            <text:p>1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99</text:p>
          </table:table-cell>
          <table:table-cell office:value-type="float" office:value="2.9668003320694" calcext:value-type="float">
            <text:p>2,9668003320694</text:p>
          </table:table-cell>
          <table:table-cell office:value-type="float" office:value="8.082023859024" calcext:value-type="float">
            <text:p>8,082023859024</text:p>
          </table:table-cell>
          <table:table-cell office:value-type="float" office:value="-44.904436275458" calcext:value-type="float">
            <text:p>-44,90443627545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10</text:p>
          </table:table-cell>
          <table:table-cell office:value-type="float" office:value="1.5857902169228" calcext:value-type="float">
            <text:p>1,5857902169228</text:p>
          </table:table-cell>
          <table:table-cell office:value-type="float" office:value="7.8847062587738" calcext:value-type="float">
            <text:p>7,8847062587738</text:p>
          </table:table-cell>
          <table:table-cell office:value-type="float" office:value="111.75568392322" calcext:value-type="float">
            <text:p>111,7556839232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21</text:p>
          </table:table-cell>
          <table:table-cell office:value-type="float" office:value="2.8914779424667" calcext:value-type="float">
            <text:p>2,8914779424667</text:p>
          </table:table-cell>
          <table:table-cell office:value-type="float" office:value="8.403188586235" calcext:value-type="float">
            <text:p>8,403188586235</text:p>
          </table:table-cell>
          <table:table-cell office:value-type="float" office:value="-119.37113476407" calcext:value-type="float">
            <text:p>-119,37113476407</text:p>
          </table:table-cell>
          <table:table-cell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32</text:p>
          </table:table-cell>
          <table:table-cell office:value-type="float" office:value="7.293387055397" calcext:value-type="float">
            <text:p>7,293387055397</text:p>
          </table:table-cell>
          <table:table-cell office:value-type="float" office:value="8.2393628358841" calcext:value-type="float">
            <text:p>8,2393628358841</text:p>
          </table:table-cell>
          <table:table-cell office:value-type="float" office:value="-121.84756880353" calcext:value-type="float">
            <text:p>-121,84756880353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43</text:p>
          </table:table-cell>
          <table:table-cell office:value-type="float" office:value="8.8801443576813" calcext:value-type="float">
            <text:p>8,8801443576813</text:p>
          </table:table-cell>
          <table:table-cell office:value-type="float" office:value="9.8279160261154" calcext:value-type="float">
            <text:p>9,8279160261154</text:p>
          </table:table-cell>
          <table:table-cell office:value-type="float" office:value="-96.196069838894" calcext:value-type="float">
            <text:p>-96,196069838894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54</text:p>
          </table:table-cell>
          <table:table-cell office:value-type="float" office:value="9.0586060285568" calcext:value-type="float">
            <text:p>9,0586060285568</text:p>
          </table:table-cell>
          <table:table-cell office:value-type="float" office:value="10.515694618225" calcext:value-type="float">
            <text:p>10,515694618225</text:p>
          </table:table-cell>
          <table:table-cell office:value-type="float" office:value="-27.920637540757" calcext:value-type="float">
            <text:p>-27,9206375407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65</text:p>
          </table:table-cell>
          <table:table-cell office:value-type="float" office:value="1.4215019345284" calcext:value-type="float">
            <text:p>1,4215019345284</text:p>
          </table:table-cell>
          <table:table-cell office:value-type="float" office:value="11.070667505264" calcext:value-type="float">
            <text:p>11,070667505264</text:p>
          </table:table-cell>
          <table:table-cell office:value-type="float" office:value="-6.5864243420066" calcext:value-type="float">
            <text:p>-6,58642434200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76</text:p>
          </table:table-cell>
          <table:table-cell office:value-type="float" office:value="0.48591051250696" calcext:value-type="float">
            <text:p>0,48591051250696</text:p>
          </table:table-cell>
          <table:table-cell office:value-type="float" office:value="7.4903833866119" calcext:value-type="float">
            <text:p>7,4903833866119</text:p>
          </table:table-cell>
          <table:table-cell office:value-type="float" office:value="-162.9459812383" calcext:value-type="float">
            <text:p>-162,9459812383</text:p>
          </table:table-cell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87</text:p>
          </table:table-cell>
          <table:table-cell office:value-type="float" office:value="2.6418644189835" calcext:value-type="float">
            <text:p>2,6418644189835</text:p>
          </table:table-cell>
          <table:table-cell office:value-type="float" office:value="7.2404062747955" calcext:value-type="float">
            <text:p>7,2404062747955</text:p>
          </table:table-cell>
          <table:table-cell office:value-type="float" office:value="-72.250257631776" calcext:value-type="float">
            <text:p>-72,250257631776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98</text:p>
          </table:table-cell>
          <table:table-cell office:value-type="float" office:value="3.5172039270401" calcext:value-type="float">
            <text:p>3,5172039270401</text:p>
          </table:table-cell>
          <table:table-cell office:value-type="float" office:value="9.4914978742599" calcext:value-type="float">
            <text:p>9,4914978742599</text:p>
          </table:table-cell>
          <table:table-cell office:value-type="float" office:value="-50.835535025141" calcext:value-type="float">
            <text:p>-50,835535025141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09</text:p>
          </table:table-cell>
          <table:table-cell office:value-type="float" office:value="7.2462612390518" calcext:value-type="float">
            <text:p>7,2462612390518</text:p>
          </table:table-cell>
          <table:table-cell office:value-type="float" office:value="9.3112337589264" calcext:value-type="float">
            <text:p>9,3112337589264</text:p>
          </table:table-cell>
          <table:table-cell office:value-type="float" office:value="32.587937488677" calcext:value-type="float">
            <text:p>32,587937488677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20</text:p>
          </table:table-cell>
          <table:table-cell office:value-type="float" office:value="7.2397762537003" calcext:value-type="float">
            <text:p>7,2397762537003</text:p>
          </table:table-cell>
          <table:table-cell office:value-type="float" office:value="10.612804889679" calcext:value-type="float">
            <text:p>10,612804889679</text:p>
          </table:table-cell>
          <table:table-cell office:value-type="float" office:value="36.866645144809" calcext:value-type="float">
            <text:p>36,866645144809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31</text:p>
          </table:table-cell>
          <table:table-cell office:value-type="float" office:value="7.8409737348557" calcext:value-type="float">
            <text:p>7,8409737348557</text:p>
          </table:table-cell>
          <table:table-cell office:value-type="float" office:value="9.8917591571808" calcext:value-type="float">
            <text:p>9,8917591571808</text:p>
          </table:table-cell>
          <table:table-cell office:value-type="float" office:value="166.81665827514" calcext:value-type="float">
            <text:p>166,81665827514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42</text:p>
          </table:table-cell>
          <table:table-cell office:value-type="float" office:value="-0.92125132679939" calcext:value-type="float">
            <text:p>-0,92125132679939</text:p>
          </table:table-cell>
          <table:table-cell office:value-type="float" office:value="10.241851806641" calcext:value-type="float">
            <text:p>10,241851806641</text:p>
          </table:table-cell>
          <table:table-cell office:value-type="float" office:value="-74.211188182709" calcext:value-type="float">
            <text:p>-74,21118818270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53</text:p>
          </table:table-cell>
          <table:table-cell office:value-type="float" office:value="3.0275163054466" calcext:value-type="float">
            <text:p>3,0275163054466</text:p>
          </table:table-cell>
          <table:table-cell office:value-type="float" office:value="10.725231170654" calcext:value-type="float">
            <text:p>10,725231170654</text:p>
          </table:table-cell>
          <table:table-cell office:value-type="float" office:value="103.69474037438" calcext:value-type="float">
            <text:p>103,694740374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5</text:p>
          </table:table-cell>
          <table:table-cell office:value-type="float" office:value="0.66818930208683" calcext:value-type="float">
            <text:p>0,66818930208683</text:p>
          </table:table-cell>
          <table:table-cell office:value-type="float" office:value="-0.20363930612803" calcext:value-type="float">
            <text:p>-0,20363930612803</text:p>
          </table:table-cell>
          <table:table-cell office:value-type="float" office:value="48.113571230773" calcext:value-type="float">
            <text:p>48,113571230773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14</text:p>
          </table:table-cell>
          <table:table-cell office:value-type="float" office:value="1.0210112482309" calcext:value-type="float">
            <text:p>1,0210112482309</text:p>
          </table:table-cell>
          <table:table-cell office:value-type="float" office:value="0.47941129654646" calcext:value-type="float">
            <text:p>0,47941129654646</text:p>
          </table:table-cell>
          <table:table-cell office:value-type="float" office:value="116.48967007923" calcext:value-type="float">
            <text:p>116,48967007923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25</text:p>
          </table:table-cell>
          <table:table-cell office:value-type="float" office:value="2.5170797109604" calcext:value-type="float">
            <text:p>2,5170797109604</text:p>
          </table:table-cell>
          <table:table-cell office:value-type="float" office:value="-0.58500688523054" calcext:value-type="float">
            <text:p>-0,58500688523054</text:p>
          </table:table-cell>
          <table:table-cell office:value-type="float" office:value="103.52918828369" calcext:value-type="float">
            <text:p>103,52918828369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36</text:p>
          </table:table-cell>
          <table:table-cell office:value-type="float" office:value="4.6357029676437" calcext:value-type="float">
            <text:p>4,6357029676437</text:p>
          </table:table-cell>
          <table:table-cell office:value-type="float" office:value="0.38960702717304" calcext:value-type="float">
            <text:p>0,38960702717304</text:p>
          </table:table-cell>
          <table:table-cell office:value-type="float" office:value="-12.090264706855" calcext:value-type="float">
            <text:p>-12,090264706855</text:p>
          </table:table-cell>
          <table:table-cell office:value-type="float" office:value="10" calcext:value-type="float">
            <text:p>1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47</text:p>
          </table:table-cell>
          <table:table-cell office:value-type="float" office:value="4.0752965211868" calcext:value-type="float">
            <text:p>4,0752965211868</text:p>
          </table:table-cell>
          <table:table-cell office:value-type="float" office:value="-0.18306821584702" calcext:value-type="float">
            <text:p>-0,18306821584702</text:p>
          </table:table-cell>
          <table:table-cell office:value-type="float" office:value="-19.298169263609" calcext:value-type="float">
            <text:p>-19,298169263609</text:p>
          </table:table-cell>
          <table:table-cell office:value-type="float" office:value="10" calcext:value-type="float">
            <text:p>1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58</text:p>
          </table:table-cell>
          <table:table-cell office:value-type="float" office:value="4.5475679636002" calcext:value-type="float">
            <text:p>4,5475679636002</text:p>
          </table:table-cell>
          <table:table-cell office:value-type="float" office:value="0.09990063495934" calcext:value-type="float">
            <text:p>0,09990063495934</text:p>
          </table:table-cell>
          <table:table-cell office:value-type="float" office:value="-136.84917407431" calcext:value-type="float">
            <text:p>-136,84917407431</text:p>
          </table:table-cell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69</text:p>
          </table:table-cell>
          <table:table-cell office:value-type="float" office:value="9.3222033977509" calcext:value-type="float">
            <text:p>9,3222033977509</text:p>
          </table:table-cell>
          <table:table-cell office:value-type="float" office:value="0.83833046257496" calcext:value-type="float">
            <text:p>0,83833046257496</text:p>
          </table:table-cell>
          <table:table-cell office:value-type="float" office:value="39.961138728318" calcext:value-type="float">
            <text:p>39,961138728318</text:p>
          </table:table-cell>
          <table:table-cell office:value-type="float" office:value="10" calcext:value-type="float">
            <text:p>1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80</text:p>
          </table:table-cell>
          <table:table-cell office:value-type="float" office:value="0.69434337317944" calcext:value-type="float">
            <text:p>0,69434337317944</text:p>
          </table:table-cell>
          <table:table-cell office:value-type="float" office:value="1.5458841621876" calcext:value-type="float">
            <text:p>1,5458841621876</text:p>
          </table:table-cell>
          <table:table-cell office:value-type="float" office:value="163.27454330056" calcext:value-type="float">
            <text:p>163,27454330056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91</text:p>
          </table:table-cell>
          <table:table-cell office:value-type="float" office:value="1.6882367432117" calcext:value-type="float">
            <text:p>1,6882367432117</text:p>
          </table:table-cell>
          <table:table-cell office:value-type="float" office:value="2.9014936089516" calcext:value-type="float">
            <text:p>2,9014936089516</text:p>
          </table:table-cell>
          <table:table-cell office:value-type="float" office:value="-124.01875720662" calcext:value-type="float">
            <text:p>-124,01875720662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02</text:p>
          </table:table-cell>
          <table:table-cell office:value-type="float" office:value="0.72320260107517" calcext:value-type="float">
            <text:p>0,72320260107517</text:p>
          </table:table-cell>
          <table:table-cell office:value-type="float" office:value="0.33734224736691" calcext:value-type="float">
            <text:p>0,33734224736691</text:p>
          </table:table-cell>
          <table:table-cell office:value-type="float" office:value="148.00825696083" calcext:value-type="float">
            <text:p>148,00825696083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13</text:p>
          </table:table-cell>
          <table:table-cell office:value-type="float" office:value="3.6209073662758" calcext:value-type="float">
            <text:p>3,6209073662758</text:p>
          </table:table-cell>
          <table:table-cell office:value-type="float" office:value="-0.21716866642237" calcext:value-type="float">
            <text:p>-0,21716866642237</text:p>
          </table:table-cell>
          <table:table-cell office:value-type="float" office:value="101.02639684252" calcext:value-type="float">
            <text:p>101,02639684252</text:p>
          </table:table-cell>
          <table:table-cell office:value-type="float" office:value="10" calcext:value-type="float">
            <text:p>10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24</text:p>
          </table:table-cell>
          <table:table-cell office:value-type="float" office:value="6.7332345247269" calcext:value-type="float">
            <text:p>6,7332345247269</text:p>
          </table:table-cell>
          <table:table-cell office:value-type="float" office:value="-0.58501251041889" calcext:value-type="float">
            <text:p>-0,58501251041889</text:p>
          </table:table-cell>
          <table:table-cell office:value-type="float" office:value="130.35805058327" calcext:value-type="float">
            <text:p>130,35805058327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35</text:p>
          </table:table-cell>
          <table:table-cell office:value-type="float" office:value="2.6172906160355" calcext:value-type="float">
            <text:p>2,6172906160355</text:p>
          </table:table-cell>
          <table:table-cell office:value-type="float" office:value="1.729257106781" calcext:value-type="float">
            <text:p>1,729257106781</text:p>
          </table:table-cell>
          <table:table-cell office:value-type="float" office:value="-38.101066069998" calcext:value-type="float">
            <text:p>-38,101066069998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46</text:p>
          </table:table-cell>
          <table:table-cell office:value-type="float" office:value="8.5150492191315" calcext:value-type="float">
            <text:p>8,5150492191315</text:p>
          </table:table-cell>
          <table:table-cell office:value-type="float" office:value="-0.22578615695238" calcext:value-type="float">
            <text:p>-0,22578615695238</text:p>
          </table:table-cell>
          <table:table-cell office:value-type="float" office:value="49.261375597328" calcext:value-type="float">
            <text:p>49,261375597328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57</text:p>
          </table:table-cell>
          <table:table-cell office:value-type="float" office:value="-1.585029065609" calcext:value-type="float">
            <text:p>-1,585029065609</text:p>
          </table:table-cell>
          <table:table-cell office:value-type="float" office:value="1.4818212389946" calcext:value-type="float">
            <text:p>1,4818212389946</text:p>
          </table:table-cell>
          <table:table-cell office:value-type="float" office:value="31.102735145836" calcext:value-type="float">
            <text:p>31,102735145836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68</text:p>
          </table:table-cell>
          <table:table-cell office:value-type="float" office:value="0.93845441937447" calcext:value-type="float">
            <text:p>0,93845441937447</text:p>
          </table:table-cell>
          <table:table-cell office:value-type="float" office:value="3.6289462447166" calcext:value-type="float">
            <text:p>3,6289462447166</text:p>
          </table:table-cell>
          <table:table-cell office:value-type="float" office:value="-116.30468307787" calcext:value-type="float">
            <text:p>-116,30468307787</text:p>
          </table:table-cell>
          <table:table-cell office:value-type="float" office:value="10" calcext:value-type="float">
            <text:p>1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79</text:p>
          </table:table-cell>
          <table:table-cell office:value-type="float" office:value="-0.01913431333378" calcext:value-type="float">
            <text:p>-0,01913431333378</text:p>
          </table:table-cell>
          <table:table-cell office:value-type="float" office:value="3.5792970657349" calcext:value-type="float">
            <text:p>3,5792970657349</text:p>
          </table:table-cell>
          <table:table-cell office:value-type="float" office:value="-45.960372420633" calcext:value-type="float">
            <text:p>-45,960372420633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90</text:p>
          </table:table-cell>
          <table:table-cell office:value-type="float" office:value="2.908196747303" calcext:value-type="float">
            <text:p>2,908196747303</text:p>
          </table:table-cell>
          <table:table-cell office:value-type="float" office:value="2.8463071584702" calcext:value-type="float">
            <text:p>2,8463071584702</text:p>
          </table:table-cell>
          <table:table-cell office:value-type="float" office:value="134.52918969902" calcext:value-type="float">
            <text:p>134,52918969902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01</text:p>
          </table:table-cell>
          <table:table-cell office:value-type="float" office:value="4.4884243607521" calcext:value-type="float">
            <text:p>4,4884243607521</text:p>
          </table:table-cell>
          <table:table-cell office:value-type="float" office:value="4.1237133741379" calcext:value-type="float">
            <text:p>4,1237133741379</text:p>
          </table:table-cell>
          <table:table-cell office:value-type="float" office:value="24.710272527804" calcext:value-type="float">
            <text:p>24,710272527804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12</text:p>
          </table:table-cell>
          <table:table-cell office:value-type="float" office:value="6.0912281274796" calcext:value-type="float">
            <text:p>6,0912281274796</text:p>
          </table:table-cell>
          <table:table-cell office:value-type="float" office:value="1.9721738994122" calcext:value-type="float">
            <text:p>1,9721738994122</text:p>
          </table:table-cell>
          <table:table-cell office:value-type="float" office:value="-89.228251177794" calcext:value-type="float">
            <text:p>-89,22825117779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23</text:p>
          </table:table-cell>
          <table:table-cell office:value-type="float" office:value="9.6916085481644" calcext:value-type="float">
            <text:p>9,6916085481644</text:p>
          </table:table-cell>
          <table:table-cell office:value-type="float" office:value="1.4106285572052" calcext:value-type="float">
            <text:p>1,4106285572052</text:p>
          </table:table-cell>
          <table:table-cell office:value-type="float" office:value="142.52683311511" calcext:value-type="float">
            <text:p>142,52683311511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34</text:p>
          </table:table-cell>
          <table:table-cell office:value-type="float" office:value="-1.4921572804451" calcext:value-type="float">
            <text:p>-1,4921572804451</text:p>
          </table:table-cell>
          <table:table-cell office:value-type="float" office:value="3.3970433473587" calcext:value-type="float">
            <text:p>3,3970433473587</text:p>
          </table:table-cell>
          <table:table-cell office:value-type="float" office:value="113.24290561069" calcext:value-type="float">
            <text:p>113,24290561069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45</text:p>
          </table:table-cell>
          <table:table-cell office:value-type="float" office:value="0.71031302213669" calcext:value-type="float">
            <text:p>0,71031302213669</text:p>
          </table:table-cell>
          <table:table-cell office:value-type="float" office:value="3.1831359863281" calcext:value-type="float">
            <text:p>3,1831359863281</text:p>
          </table:table-cell>
          <table:table-cell office:value-type="float" office:value="153.59293731155" calcext:value-type="float">
            <text:p>153,59293731155</text:p>
          </table:table-cell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56</text:p>
          </table:table-cell>
          <table:table-cell office:value-type="float" office:value="-1.2005032598972" calcext:value-type="float">
            <text:p>-1,2005032598972</text:p>
          </table:table-cell>
          <table:table-cell office:value-type="float" office:value="7.8292369842529" calcext:value-type="float">
            <text:p>7,8292369842529</text:p>
          </table:table-cell>
          <table:table-cell office:value-type="float" office:value="-69.034435946471" calcext:value-type="float">
            <text:p>-69,034435946471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67</text:p>
          </table:table-cell>
          <table:table-cell office:value-type="float" office:value="4.2124271392822" calcext:value-type="float">
            <text:p>4,2124271392822</text:p>
          </table:table-cell>
          <table:table-cell office:value-type="float" office:value="3.4215703606606" calcext:value-type="float">
            <text:p>3,4215703606606</text:p>
          </table:table-cell>
          <table:table-cell office:value-type="float" office:value="-2.0761169066095" calcext:value-type="float">
            <text:p>-2,0761169066095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78</text:p>
          </table:table-cell>
          <table:table-cell office:value-type="float" office:value="3.7765389680862" calcext:value-type="float">
            <text:p>3,7765389680862</text:p>
          </table:table-cell>
          <table:table-cell office:value-type="float" office:value="5.9431427717209" calcext:value-type="float">
            <text:p>5,9431427717209</text:p>
          </table:table-cell>
          <table:table-cell office:value-type="float" office:value="142.88145873197" calcext:value-type="float">
            <text:p>142,88145873197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89</text:p>
          </table:table-cell>
          <table:table-cell office:value-type="float" office:value="5.9390544891357" calcext:value-type="float">
            <text:p>5,9390544891357</text:p>
          </table:table-cell>
          <table:table-cell office:value-type="float" office:value="3.3188533782959" calcext:value-type="float">
            <text:p>3,3188533782959</text:p>
          </table:table-cell>
          <table:table-cell office:value-type="float" office:value="159.88133363663" calcext:value-type="float">
            <text:p>159,88133363663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00</text:p>
          </table:table-cell>
          <table:table-cell office:value-type="float" office:value="9.2115306854248" calcext:value-type="float">
            <text:p>9,2115306854248</text:p>
          </table:table-cell>
          <table:table-cell office:value-type="float" office:value="5.5392068624496" calcext:value-type="float">
            <text:p>5,5392068624496</text:p>
          </table:table-cell>
          <table:table-cell office:value-type="float" office:value="-103.2779421776" calcext:value-type="float">
            <text:p>-103,277942177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11</text:p>
          </table:table-cell>
          <table:table-cell office:value-type="float" office:value="-1.3404244184494" calcext:value-type="float">
            <text:p>-1,3404244184494</text:p>
          </table:table-cell>
          <table:table-cell office:value-type="float" office:value="6.0143834352493" calcext:value-type="float">
            <text:p>6,0143834352493</text:p>
          </table:table-cell>
          <table:table-cell office:value-type="float" office:value="-35.679936788644" calcext:value-type="float">
            <text:p>-35,679936788644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22</text:p>
          </table:table-cell>
          <table:table-cell office:value-type="float" office:value="0.48021223396063" calcext:value-type="float">
            <text:p>0,48021223396063</text:p>
          </table:table-cell>
          <table:table-cell office:value-type="float" office:value="6.3832980394363" calcext:value-type="float">
            <text:p>6,3832980394363</text:p>
          </table:table-cell>
          <table:table-cell office:value-type="float" office:value="-94.983465352635" calcext:value-type="float">
            <text:p>-94,983465352635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33</text:p>
          </table:table-cell>
          <table:table-cell office:value-type="float" office:value="0.54971773177385" calcext:value-type="float">
            <text:p>0,54971773177385</text:p>
          </table:table-cell>
          <table:table-cell office:value-type="float" office:value="7.3482650518417" calcext:value-type="float">
            <text:p>7,3482650518417</text:p>
          </table:table-cell>
          <table:table-cell office:value-type="float" office:value="-88.568988119721" calcext:value-type="float">
            <text:p>-88,568988119721</text:p>
          </table:table-cell>
          <table:table-cell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44</text:p>
          </table:table-cell>
          <table:table-cell office:value-type="float" office:value="3.0637520551682" calcext:value-type="float">
            <text:p>3,0637520551682</text:p>
          </table:table-cell>
          <table:table-cell office:value-type="float" office:value="5.792156457901" calcext:value-type="float">
            <text:p>5,792156457901</text:p>
          </table:table-cell>
          <table:table-cell office:value-type="float" office:value="127.6778096606" calcext:value-type="float">
            <text:p>127,677809660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55</text:p>
          </table:table-cell>
          <table:table-cell office:value-type="float" office:value="5.96146941185" calcext:value-type="float">
            <text:p>5,96146941185</text:p>
          </table:table-cell>
          <table:table-cell office:value-type="float" office:value="5.9332776069641" calcext:value-type="float">
            <text:p>5,9332776069641</text:p>
          </table:table-cell>
          <table:table-cell office:value-type="float" office:value="44.660871195945" calcext:value-type="float">
            <text:p>44,660871195945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66</text:p>
          </table:table-cell>
          <table:table-cell office:value-type="float" office:value="7.1797823905945" calcext:value-type="float">
            <text:p>7,1797823905945</text:p>
          </table:table-cell>
          <table:table-cell office:value-type="float" office:value="5.9144920110703" calcext:value-type="float">
            <text:p>5,9144920110703</text:p>
          </table:table-cell>
          <table:table-cell office:value-type="float" office:value="121.39619231983" calcext:value-type="float">
            <text:p>121,39619231983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77</text:p>
          </table:table-cell>
          <table:table-cell office:value-type="float" office:value="9.2459881305695" calcext:value-type="float">
            <text:p>9,2459881305695</text:p>
          </table:table-cell>
          <table:table-cell office:value-type="float" office:value="7.4924838542938" calcext:value-type="float">
            <text:p>7,4924838542938</text:p>
          </table:table-cell>
          <table:table-cell office:value-type="float" office:value="175.73613421932" calcext:value-type="float">
            <text:p>175,73613421932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88</text:p>
          </table:table-cell>
          <table:table-cell office:value-type="float" office:value="-0.20966766402125" calcext:value-type="float">
            <text:p>-0,20966766402125</text:p>
          </table:table-cell>
          <table:table-cell office:value-type="float" office:value="7.0448118448257" calcext:value-type="float">
            <text:p>7,0448118448257</text:p>
          </table:table-cell>
          <table:table-cell office:value-type="float" office:value="41.096919281468" calcext:value-type="float">
            <text:p>41,096919281468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99</text:p>
          </table:table-cell>
          <table:table-cell office:value-type="float" office:value="2.9410561919212" calcext:value-type="float">
            <text:p>2,9410561919212</text:p>
          </table:table-cell>
          <table:table-cell office:value-type="float" office:value="8.2512271404266" calcext:value-type="float">
            <text:p>8,2512271404266</text:p>
          </table:table-cell>
          <table:table-cell office:value-type="float" office:value="-101.93331150492" calcext:value-type="float">
            <text:p>-101,93331150492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10</text:p>
          </table:table-cell>
          <table:table-cell office:value-type="float" office:value="1.7258912324905" calcext:value-type="float">
            <text:p>1,7258912324905</text:p>
          </table:table-cell>
          <table:table-cell office:value-type="float" office:value="7.5634950399399" calcext:value-type="float">
            <text:p>7,5634950399399</text:p>
          </table:table-cell>
          <table:table-cell office:value-type="float" office:value="113.98224542095" calcext:value-type="float">
            <text:p>113,9822454209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21</text:p>
          </table:table-cell>
          <table:table-cell office:value-type="float" office:value="3.1307506561279" calcext:value-type="float">
            <text:p>3,1307506561279</text:p>
          </table:table-cell>
          <table:table-cell office:value-type="float" office:value="8.521072268486" calcext:value-type="float">
            <text:p>8,521072268486</text:p>
          </table:table-cell>
          <table:table-cell office:value-type="float" office:value="-180.03305356214" calcext:value-type="float">
            <text:p>-180,03305356214</text:p>
          </table:table-cell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32</text:p>
          </table:table-cell>
          <table:table-cell office:value-type="float" office:value="7.3113787174225" calcext:value-type="float">
            <text:p>7,3113787174225</text:p>
          </table:table-cell>
          <table:table-cell office:value-type="float" office:value="8.5424757003784" calcext:value-type="float">
            <text:p>8,5424757003784</text:p>
          </table:table-cell>
          <table:table-cell office:value-type="float" office:value="-82.61726540365" calcext:value-type="float">
            <text:p>-82,61726540365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43</text:p>
          </table:table-cell>
          <table:table-cell office:value-type="float" office:value="9.065238237381" calcext:value-type="float">
            <text:p>9,065238237381</text:p>
          </table:table-cell>
          <table:table-cell office:value-type="float" office:value="9.950932264328" calcext:value-type="float">
            <text:p>9,950932264328</text:p>
          </table:table-cell>
          <table:table-cell office:value-type="float" office:value="-165.15653148578" calcext:value-type="float">
            <text:p>-165,15653148578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54</text:p>
          </table:table-cell>
          <table:table-cell office:value-type="float" office:value="8.8482695817947" calcext:value-type="float">
            <text:p>8,8482695817947</text:p>
          </table:table-cell>
          <table:table-cell office:value-type="float" office:value="10.507712364197" calcext:value-type="float">
            <text:p>10,507712364197</text:p>
          </table:table-cell>
          <table:table-cell office:value-type="float" office:value="4.2941205345901" calcext:value-type="float">
            <text:p>4,294120534590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65</text:p>
          </table:table-cell>
          <table:table-cell office:value-type="float" office:value="1.0929018259048" calcext:value-type="float">
            <text:p>1,0929018259048</text:p>
          </table:table-cell>
          <table:table-cell office:value-type="float" office:value="10.988273620605" calcext:value-type="float">
            <text:p>10,988273620605</text:p>
          </table:table-cell>
          <table:table-cell office:value-type="float" office:value="20.177757853915" calcext:value-type="float">
            <text:p>20,1777578539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76</text:p>
          </table:table-cell>
          <table:table-cell office:value-type="float" office:value="0.4679312556982" calcext:value-type="float">
            <text:p>0,4679312556982</text:p>
          </table:table-cell>
          <table:table-cell office:value-type="float" office:value="7.7110666036606" calcext:value-type="float">
            <text:p>7,7110666036606</text:p>
          </table:table-cell>
          <table:table-cell office:value-type="float" office:value="-76.018026679944" calcext:value-type="float">
            <text:p>-76,018026679944</text:p>
          </table:table-cell>
          <table:table-cell office:value-type="float" office:value="11" calcext:value-type="float">
            <text:p>1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87</text:p>
          </table:table-cell>
          <table:table-cell office:value-type="float" office:value="2.5217512249947" calcext:value-type="float">
            <text:p>2,5217512249947</text:p>
          </table:table-cell>
          <table:table-cell office:value-type="float" office:value="7.6185142993927" calcext:value-type="float">
            <text:p>7,6185142993927</text:p>
          </table:table-cell>
          <table:table-cell office:value-type="float" office:value="-72.249287252973" calcext:value-type="float">
            <text:p>-72,249287252973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98</text:p>
          </table:table-cell>
          <table:table-cell office:value-type="float" office:value="3.3200234174728" calcext:value-type="float">
            <text:p>3,3200234174728</text:p>
          </table:table-cell>
          <table:table-cell office:value-type="float" office:value="9.6495532989502" calcext:value-type="float">
            <text:p>9,6495532989502</text:p>
          </table:table-cell>
          <table:table-cell office:value-type="float" office:value="-36.758827176064" calcext:value-type="float">
            <text:p>-36,758827176064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09</text:p>
          </table:table-cell>
          <table:table-cell office:value-type="float" office:value="7.3380553722382" calcext:value-type="float">
            <text:p>7,3380553722382</text:p>
          </table:table-cell>
          <table:table-cell office:value-type="float" office:value="9.1086912155151" calcext:value-type="float">
            <text:p>9,1086912155151</text:p>
          </table:table-cell>
          <table:table-cell office:value-type="float" office:value="123.40920897806" calcext:value-type="float">
            <text:p>123,4092089780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20</text:p>
          </table:table-cell>
          <table:table-cell office:value-type="float" office:value="7.0804458856583" calcext:value-type="float">
            <text:p>7,0804458856583</text:p>
          </table:table-cell>
          <table:table-cell office:value-type="float" office:value="10.52262544632" calcext:value-type="float">
            <text:p>10,52262544632</text:p>
          </table:table-cell>
          <table:table-cell office:value-type="float" office:value="29.623201318607" calcext:value-type="float">
            <text:p>29,623201318607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31</text:p>
          </table:table-cell>
          <table:table-cell office:value-type="float" office:value="7.9219061136246" calcext:value-type="float">
            <text:p>7,9219061136246</text:p>
          </table:table-cell>
          <table:table-cell office:value-type="float" office:value="10.097547769547" calcext:value-type="float">
            <text:p>10,097547769547</text:p>
          </table:table-cell>
          <table:table-cell office:value-type="float" office:value="-102.6149752793" calcext:value-type="float">
            <text:p>-102,6149752793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42</text:p>
          </table:table-cell>
          <table:table-cell office:value-type="float" office:value="-0.86049750447273" calcext:value-type="float">
            <text:p>-0,86049750447273</text:p>
          </table:table-cell>
          <table:table-cell office:value-type="float" office:value="10.302604436874" calcext:value-type="float">
            <text:p>10,302604436874</text:p>
          </table:table-cell>
          <table:table-cell office:value-type="float" office:value="-70.126166768894" calcext:value-type="float">
            <text:p>-70,12616676889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53</text:p>
          </table:table-cell>
          <table:table-cell office:value-type="float" office:value="3.145304620266" calcext:value-type="float">
            <text:p>3,145304620266</text:p>
          </table:table-cell>
          <table:table-cell office:value-type="float" office:value="10.650398731232" calcext:value-type="float">
            <text:p>10,650398731232</text:p>
          </table:table-cell>
          <table:table-cell office:value-type="float" office:value="141.35166338295" calcext:value-type="float">
            <text:p>141,351663382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5</text:p>
          </table:table-cell>
          <table:table-cell office:value-type="float" office:value="0.48357933759689" calcext:value-type="float">
            <text:p>0,48357933759689</text:p>
          </table:table-cell>
          <table:table-cell office:value-type="float" office:value="-0.080318357795477" calcext:value-type="float">
            <text:p>-0,080318357795477</text:p>
          </table:table-cell>
          <table:table-cell office:value-type="float" office:value="-42.667774637793" calcext:value-type="float">
            <text:p>-42,667774637793</text:p>
          </table:table-cell>
          <table:table-cell office:value-type="float" office:value="11" calcext:value-type="float">
            <text:p>11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14</text:p>
          </table:table-cell>
          <table:table-cell office:value-type="float" office:value="1.1372070014477" calcext:value-type="float">
            <text:p>1,1372070014477</text:p>
          </table:table-cell>
          <table:table-cell office:value-type="float" office:value="0.16440516337752" calcext:value-type="float">
            <text:p>0,16440516337752</text:p>
          </table:table-cell>
          <table:table-cell office:value-type="float" office:value="91.644398725716" calcext:value-type="float">
            <text:p>91,644398725716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25</text:p>
          </table:table-cell>
          <table:table-cell office:value-type="float" office:value="2.7326995134354" calcext:value-type="float">
            <text:p>2,7326995134354</text:p>
          </table:table-cell>
          <table:table-cell office:value-type="float" office:value="-0.58500986546278" calcext:value-type="float">
            <text:p>-0,58500986546278</text:p>
          </table:table-cell>
          <table:table-cell office:value-type="float" office:value="126.92110553669" calcext:value-type="float">
            <text:p>126,92110553669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36</text:p>
          </table:table-cell>
          <table:table-cell office:value-type="float" office:value="4.7665137052536" calcext:value-type="float">
            <text:p>4,7665137052536</text:p>
          </table:table-cell>
          <table:table-cell office:value-type="float" office:value="0.47369822859764" calcext:value-type="float">
            <text:p>0,47369822859764</text:p>
          </table:table-cell>
          <table:table-cell office:value-type="float" office:value="-54.705737123064" calcext:value-type="float">
            <text:p>-54,705737123064</text:p>
          </table:table-cell>
          <table:table-cell office:value-type="float" office:value="10" calcext:value-type="float">
            <text:p>10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47</text:p>
          </table:table-cell>
          <table:table-cell office:value-type="float" office:value="4.0616703033447" calcext:value-type="float">
            <text:p>4,0616703033447</text:p>
          </table:table-cell>
          <table:table-cell office:value-type="float" office:value="-0.32301835715771" calcext:value-type="float">
            <text:p>-0,32301835715771</text:p>
          </table:table-cell>
          <table:table-cell office:value-type="float" office:value="66.007147928712" calcext:value-type="float">
            <text:p>66,007147928712</text:p>
          </table:table-cell>
          <table:table-cell office:value-type="float" office:value="10" calcext:value-type="float">
            <text:p>10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58</text:p>
          </table:table-cell>
          <table:table-cell office:value-type="float" office:value="4.7175970673561" calcext:value-type="float">
            <text:p>4,7175970673561</text:p>
          </table:table-cell>
          <table:table-cell office:value-type="float" office:value="0.1535059697926" calcext:value-type="float">
            <text:p>0,1535059697926</text:p>
          </table:table-cell>
          <table:table-cell office:value-type="float" office:value="-157.88194328357" calcext:value-type="float">
            <text:p>-157,88194328357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69</text:p>
          </table:table-cell>
          <table:table-cell office:value-type="float" office:value="9.4392937421799" calcext:value-type="float">
            <text:p>9,4392937421799</text:p>
          </table:table-cell>
          <table:table-cell office:value-type="float" office:value="0.64943909645081" calcext:value-type="float">
            <text:p>0,64943909645081</text:p>
          </table:table-cell>
          <table:table-cell office:value-type="float" office:value="130.71832079796" calcext:value-type="float">
            <text:p>130,71832079796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80</text:p>
          </table:table-cell>
          <table:table-cell office:value-type="float" office:value="1.0433368384838" calcext:value-type="float">
            <text:p>1,0433368384838</text:p>
          </table:table-cell>
          <table:table-cell office:value-type="float" office:value="1.5451587736607" calcext:value-type="float">
            <text:p>1,5451587736607</text:p>
          </table:table-cell>
          <table:table-cell office:value-type="float" office:value="-175.18337365169" calcext:value-type="float">
            <text:p>-175,18337365169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91</text:p>
          </table:table-cell>
          <table:table-cell office:value-type="float" office:value="1.9282834231853" calcext:value-type="float">
            <text:p>1,9282834231853</text:p>
          </table:table-cell>
          <table:table-cell office:value-type="float" office:value="3.1514796614647" calcext:value-type="float">
            <text:p>3,1514796614647</text:p>
          </table:table-cell>
          <table:table-cell office:value-type="float" office:value="-136.68303428941" calcext:value-type="float">
            <text:p>-136,68303428941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02</text:p>
          </table:table-cell>
          <table:table-cell office:value-type="float" office:value="0.80556340515614" calcext:value-type="float">
            <text:p>0,80556340515614</text:p>
          </table:table-cell>
          <table:table-cell office:value-type="float" office:value="0.17215708270669" calcext:value-type="float">
            <text:p>0,17215708270669</text:p>
          </table:table-cell>
          <table:table-cell office:value-type="float" office:value="108.83129022683" calcext:value-type="float">
            <text:p>108,83129022683</text:p>
          </table:table-cell>
          <table:table-cell office:value-type="float" office:value="11" calcext:value-type="float">
            <text:p>1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13</text:p>
          </table:table-cell>
          <table:table-cell office:value-type="float" office:value="3.7332984805107" calcext:value-type="float">
            <text:p>3,7332984805107</text:p>
          </table:table-cell>
          <table:table-cell office:value-type="float" office:value="-0.43491676449776" calcext:value-type="float">
            <text:p>-0,43491676449776</text:p>
          </table:table-cell>
          <table:table-cell office:value-type="float" office:value="134.66543908332" calcext:value-type="float">
            <text:p>134,66543908332</text:p>
          </table:table-cell>
          <table:table-cell office:value-type="float" office:value="10" calcext:value-type="float">
            <text:p>1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24</text:p>
          </table:table-cell>
          <table:table-cell office:value-type="float" office:value="7.0675122737885" calcext:value-type="float">
            <text:p>7,0675122737885</text:p>
          </table:table-cell>
          <table:table-cell office:value-type="float" office:value="-0.58500893414021" calcext:value-type="float">
            <text:p>-0,58500893414021</text:p>
          </table:table-cell>
          <table:table-cell office:value-type="float" office:value="137.46528261027" calcext:value-type="float">
            <text:p>137,46528261027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35</text:p>
          </table:table-cell>
          <table:table-cell office:value-type="float" office:value="2.3046842217445" calcext:value-type="float">
            <text:p>2,3046842217445</text:p>
          </table:table-cell>
          <table:table-cell office:value-type="float" office:value="1.9739232957363" calcext:value-type="float">
            <text:p>1,9739232957363</text:p>
          </table:table-cell>
          <table:table-cell office:value-type="float" office:value="-38.052041439494" calcext:value-type="float">
            <text:p>-38,052041439494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46</text:p>
          </table:table-cell>
          <table:table-cell office:value-type="float" office:value="8.2281267642975" calcext:value-type="float">
            <text:p>8,2281267642975</text:p>
          </table:table-cell>
          <table:table-cell office:value-type="float" office:value="-0.40017917752266" calcext:value-type="float">
            <text:p>-0,40017917752266</text:p>
          </table:table-cell>
          <table:table-cell office:value-type="float" office:value="26.321777872219" calcext:value-type="float">
            <text:p>26,321777872219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57</text:p>
          </table:table-cell>
          <table:table-cell office:value-type="float" office:value="-1.5850013494492" calcext:value-type="float">
            <text:p>-1,5850013494492</text:p>
          </table:table-cell>
          <table:table-cell office:value-type="float" office:value="1.3035076856613" calcext:value-type="float">
            <text:p>1,3035076856613</text:p>
          </table:table-cell>
          <table:table-cell office:value-type="float" office:value="10.899730358913" calcext:value-type="float">
            <text:p>10,899730358913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68</text:p>
          </table:table-cell>
          <table:table-cell office:value-type="float" office:value="1.2356884777546" calcext:value-type="float">
            <text:p>1,2356884777546</text:p>
          </table:table-cell>
          <table:table-cell office:value-type="float" office:value="3.8096514344215" calcext:value-type="float">
            <text:p>3,8096514344215</text:p>
          </table:table-cell>
          <table:table-cell office:value-type="float" office:value="-143.84653461967" calcext:value-type="float">
            <text:p>-143,84653461967</text:p>
          </table:table-cell>
          <table:table-cell office:value-type="float" office:value="10" calcext:value-type="float">
            <text:p>1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79</text:p>
          </table:table-cell>
          <table:table-cell office:value-type="float" office:value="-0.29499780386686" calcext:value-type="float">
            <text:p>-0,29499780386686</text:p>
          </table:table-cell>
          <table:table-cell office:value-type="float" office:value="3.8651531934738" calcext:value-type="float">
            <text:p>3,8651531934738</text:p>
          </table:table-cell>
          <table:table-cell office:value-type="float" office:value="-45.962405432561" calcext:value-type="float">
            <text:p>-45,962405432561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90</text:p>
          </table:table-cell>
          <table:table-cell office:value-type="float" office:value="3.1563994288445" calcext:value-type="float">
            <text:p>3,1563994288445</text:p>
          </table:table-cell>
          <table:table-cell office:value-type="float" office:value="2.596350312233" calcext:value-type="float">
            <text:p>2,596350312233</text:p>
          </table:table-cell>
          <table:table-cell office:value-type="float" office:value="131.72584734145" calcext:value-type="float">
            <text:p>131,72584734145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01</text:p>
          </table:table-cell>
          <table:table-cell office:value-type="float" office:value="4.126943051815" calcext:value-type="float">
            <text:p>4,126943051815</text:p>
          </table:table-cell>
          <table:table-cell office:value-type="float" office:value="3.958543241024" calcext:value-type="float">
            <text:p>3,958543241024</text:p>
          </table:table-cell>
          <table:table-cell office:value-type="float" office:value="24.713843111779" calcext:value-type="float">
            <text:p>24,713843111779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12</text:p>
          </table:table-cell>
          <table:table-cell office:value-type="float" office:value="6.1475986242294" calcext:value-type="float">
            <text:p>6,1475986242294</text:p>
          </table:table-cell>
          <table:table-cell office:value-type="float" office:value="2.2061130404472" calcext:value-type="float">
            <text:p>2,2061130404472</text:p>
          </table:table-cell>
          <table:table-cell office:value-type="float" office:value="-105.56826166287" calcext:value-type="float">
            <text:p>-105,56826166287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23</text:p>
          </table:table-cell>
          <table:table-cell office:value-type="float" office:value="9.8510646820068" calcext:value-type="float">
            <text:p>9,8510646820068</text:p>
          </table:table-cell>
          <table:table-cell office:value-type="float" office:value="1.5656684339046" calcext:value-type="float">
            <text:p>1,5656684339046</text:p>
          </table:table-cell>
          <table:table-cell office:value-type="float" office:value="-126.87145221006" calcext:value-type="float">
            <text:p>-126,87145221006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34</text:p>
          </table:table-cell>
          <table:table-cell office:value-type="float" office:value="-1.2524119019508" calcext:value-type="float">
            <text:p>-1,2524119019508</text:p>
          </table:table-cell>
          <table:table-cell office:value-type="float" office:value="3.2704645395279" calcext:value-type="float">
            <text:p>3,2704645395279</text:p>
          </table:table-cell>
          <table:table-cell office:value-type="float" office:value="159.90661815473" calcext:value-type="float">
            <text:p>159,90661815473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45</text:p>
          </table:table-cell>
          <table:table-cell office:value-type="float" office:value="0.71522429585457" calcext:value-type="float">
            <text:p>0,71522429585457</text:p>
          </table:table-cell>
          <table:table-cell office:value-type="float" office:value="2.8885516524315" calcext:value-type="float">
            <text:p>2,8885516524315</text:p>
          </table:table-cell>
          <table:table-cell office:value-type="float" office:value="94.609274985684" calcext:value-type="float">
            <text:p>94,609274985684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56</text:p>
          </table:table-cell>
          <table:table-cell office:value-type="float" office:value="-1.2854237854481" calcext:value-type="float">
            <text:p>-1,2854237854481</text:p>
          </table:table-cell>
          <table:table-cell office:value-type="float" office:value="8.0689859390259" calcext:value-type="float">
            <text:p>8,0689859390259</text:p>
          </table:table-cell>
          <table:table-cell office:value-type="float" office:value="-71.571368320732" calcext:value-type="float">
            <text:p>-71,571368320732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67</text:p>
          </table:table-cell>
          <table:table-cell office:value-type="float" office:value="3.8141658902168" calcext:value-type="float">
            <text:p>3,8141658902168</text:p>
          </table:table-cell>
          <table:table-cell office:value-type="float" office:value="3.4359139204025" calcext:value-type="float">
            <text:p>3,4359139204025</text:p>
          </table:table-cell>
          <table:table-cell office:value-type="float" office:value="-2.1004741833468" calcext:value-type="float">
            <text:p>-2,1004741833468</text:p>
          </table:table-cell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78</text:p>
          </table:table-cell>
          <table:table-cell office:value-type="float" office:value="4.1025170683861" calcext:value-type="float">
            <text:p>4,1025170683861</text:p>
          </table:table-cell>
          <table:table-cell office:value-type="float" office:value="5.8331227302551" calcext:value-type="float">
            <text:p>5,8331227302551</text:p>
          </table:table-cell>
          <table:table-cell office:value-type="float" office:value="166.83215700137" calcext:value-type="float">
            <text:p>166,83215700137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89</text:p>
          </table:table-cell>
          <table:table-cell office:value-type="float" office:value="6.0854429006577" calcext:value-type="float">
            <text:p>6,0854429006577</text:p>
          </table:table-cell>
          <table:table-cell office:value-type="float" office:value="3.435951769352" calcext:value-type="float">
            <text:p>3,435951769352</text:p>
          </table:table-cell>
          <table:table-cell office:value-type="float" office:value="-140.81762702602" calcext:value-type="float">
            <text:p>-140,8176270260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00</text:p>
          </table:table-cell>
          <table:table-cell office:value-type="float" office:value="9.1046315431595" calcext:value-type="float">
            <text:p>9,1046315431595</text:p>
          </table:table-cell>
          <table:table-cell office:value-type="float" office:value="5.8251512050629" calcext:value-type="float">
            <text:p>5,8251512050629</text:p>
          </table:table-cell>
          <table:table-cell office:value-type="float" office:value="-61.112078891438" calcext:value-type="float">
            <text:p>-61,11207889143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11</text:p>
          </table:table-cell>
          <table:table-cell office:value-type="float" office:value="-1.5844789147377" calcext:value-type="float">
            <text:p>-1,5844789147377</text:p>
          </table:table-cell>
          <table:table-cell office:value-type="float" office:value="6.2487536668777" calcext:value-type="float">
            <text:p>6,2487536668777</text:p>
          </table:table-cell>
          <table:table-cell office:value-type="float" office:value="-34.975684372483" calcext:value-type="float">
            <text:p>-34,975684372483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22</text:p>
          </table:table-cell>
          <table:table-cell office:value-type="float" office:value="0.51419276744127" calcext:value-type="float">
            <text:p>0,51419276744127</text:p>
          </table:table-cell>
          <table:table-cell office:value-type="float" office:value="6.7793726921082" calcext:value-type="float">
            <text:p>6,7793726921082</text:p>
          </table:table-cell>
          <table:table-cell office:value-type="float" office:value="-94.976112341425" calcext:value-type="float">
            <text:p>-94,976112341425</text:p>
          </table:table-cell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33</text:p>
          </table:table-cell>
          <table:table-cell office:value-type="float" office:value="0.76823219656944" calcext:value-type="float">
            <text:p>0,76823219656944</text:p>
          </table:table-cell>
          <table:table-cell office:value-type="float" office:value="7.3854863643646" calcext:value-type="float">
            <text:p>7,3854863643646</text:p>
          </table:table-cell>
          <table:table-cell office:value-type="float" office:value="-179.36973814752" calcext:value-type="float">
            <text:p>-179,36973814752</text:p>
          </table:table-cell>
          <table:table-cell office:value-type="float" office:value="11" calcext:value-type="float">
            <text:p>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44</text:p>
          </table:table-cell>
          <table:table-cell office:value-type="float" office:value="3.2005736231804" calcext:value-type="float">
            <text:p>3,2005736231804</text:p>
          </table:table-cell>
          <table:table-cell office:value-type="float" office:value="5.4962384700775" calcext:value-type="float">
            <text:p>5,4962384700775</text:p>
          </table:table-cell>
          <table:table-cell office:value-type="float" office:value="99.210906939901" calcext:value-type="float">
            <text:p>99,21090693990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55</text:p>
          </table:table-cell>
          <table:table-cell office:value-type="float" office:value="5.6786459684372" calcext:value-type="float">
            <text:p>5,6786459684372</text:p>
          </table:table-cell>
          <table:table-cell office:value-type="float" office:value="5.654062628746" calcext:value-type="float">
            <text:p>5,654062628746</text:p>
          </table:table-cell>
          <table:table-cell office:value-type="float" office:value="44.672016884871" calcext:value-type="float">
            <text:p>44,672016884871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66</text:p>
          </table:table-cell>
          <table:table-cell office:value-type="float" office:value="7.385625243187" calcext:value-type="float">
            <text:p>7,385625243187</text:p>
          </table:table-cell>
          <table:table-cell office:value-type="float" office:value="5.5750530958176" calcext:value-type="float">
            <text:p>5,5750530958176</text:p>
          </table:table-cell>
          <table:table-cell office:value-type="float" office:value="121.36064365411" calcext:value-type="float">
            <text:p>121,36064365411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77</text:p>
          </table:table-cell>
          <table:table-cell office:value-type="float" office:value="9.4703090190887" calcext:value-type="float">
            <text:p>9,4703090190887</text:p>
          </table:table-cell>
          <table:table-cell office:value-type="float" office:value="7.6147669553757" calcext:value-type="float">
            <text:p>7,6147669553757</text:p>
          </table:table-cell>
          <table:table-cell office:value-type="float" office:value="-145.84898644951" calcext:value-type="float">
            <text:p>-145,84898644951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88</text:p>
          </table:table-cell>
          <table:table-cell office:value-type="float" office:value="-0.50910227000713" calcext:value-type="float">
            <text:p>-0,50910227000713</text:p>
          </table:table-cell>
          <table:table-cell office:value-type="float" office:value="6.7834842205048" calcext:value-type="float">
            <text:p>6,7834842205048</text:p>
          </table:table-cell>
          <table:table-cell office:value-type="float" office:value="41.082657446527" calcext:value-type="float">
            <text:p>41,082657446527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99</text:p>
          </table:table-cell>
          <table:table-cell office:value-type="float" office:value="3.1520587205887" calcext:value-type="float">
            <text:p>3,1520587205887</text:p>
          </table:table-cell>
          <table:table-cell office:value-type="float" office:value="8.2429045438766" calcext:value-type="float">
            <text:p>8,2429045438766</text:p>
          </table:table-cell>
          <table:table-cell office:value-type="float" office:value="169.03073468785" calcext:value-type="float">
            <text:p>169,0307346878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10</text:p>
          </table:table-cell>
          <table:table-cell office:value-type="float" office:value="1.877913326025" calcext:value-type="float">
            <text:p>1,877913326025</text:p>
          </table:table-cell>
          <table:table-cell office:value-type="float" office:value="7.2478860616684" calcext:value-type="float">
            <text:p>7,2478860616684</text:p>
          </table:table-cell>
          <table:table-cell office:value-type="float" office:value="116.29134378615" calcext:value-type="float">
            <text:p>116,291343786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21</text:p>
          </table:table-cell>
          <table:table-cell office:value-type="float" office:value="3.2329899072647" calcext:value-type="float">
            <text:p>3,2329899072647</text:p>
          </table:table-cell>
          <table:table-cell office:value-type="float" office:value="8.7103682756424" calcext:value-type="float">
            <text:p>8,7103682756424</text:p>
          </table:table-cell>
          <table:table-cell office:value-type="float" office:value="-106.32553298003" calcext:value-type="float">
            <text:p>-106,32553298003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32</text:p>
          </table:table-cell>
          <table:table-cell office:value-type="float" office:value="7.0890033245087" calcext:value-type="float">
            <text:p>7,0890033245087</text:p>
          </table:table-cell>
          <table:table-cell office:value-type="float" office:value="8.5452258586884" calcext:value-type="float">
            <text:p>8,5452258586884</text:p>
          </table:table-cell>
          <table:table-cell office:value-type="float" office:value="8.1472013406693" calcext:value-type="float">
            <text:p>8,1472013406693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43</text:p>
          </table:table-cell>
          <table:table-cell office:value-type="float" office:value="9.1523534059525" calcext:value-type="float">
            <text:p>9,1523534059525</text:p>
          </table:table-cell>
          <table:table-cell office:value-type="float" office:value="9.7468137741089" calcext:value-type="float">
            <text:p>9,7468137741089</text:p>
          </table:table-cell>
          <table:table-cell office:value-type="float" office:value="104.26648483155" calcext:value-type="float">
            <text:p>104,26648483155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54</text:p>
          </table:table-cell>
          <table:table-cell office:value-type="float" office:value="8.6753368377686" calcext:value-type="float">
            <text:p>8,6753368377686</text:p>
          </table:table-cell>
          <table:table-cell office:value-type="float" office:value="10.388014316559" calcext:value-type="float">
            <text:p>10,388014316559</text:p>
          </table:table-cell>
          <table:table-cell office:value-type="float" office:value="36.594166877163" calcext:value-type="float">
            <text:p>36,59416687716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65</text:p>
          </table:table-cell>
          <table:table-cell office:value-type="float" office:value="0.83806969225407" calcext:value-type="float">
            <text:p>0,83806969225407</text:p>
          </table:table-cell>
          <table:table-cell office:value-type="float" office:value="10.767439603806" calcext:value-type="float">
            <text:p>10,767439603806</text:p>
          </table:table-cell>
          <table:table-cell office:value-type="float" office:value="46.949458350042" calcext:value-type="float">
            <text:p>46,9494583500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76</text:p>
          </table:table-cell>
          <table:table-cell office:value-type="float" office:value="0.2470663562417" calcext:value-type="float">
            <text:p>0,2470663562417</text:p>
          </table:table-cell>
          <table:table-cell office:value-type="float" office:value="7.6882243156433" calcext:value-type="float">
            <text:p>7,6882243156433</text:p>
          </table:table-cell>
          <table:table-cell office:value-type="float" office:value="14.740694670161" calcext:value-type="float">
            <text:p>14,740694670161</text:p>
          </table:table-cell>
          <table:table-cell office:value-type="float" office:value="11" calcext:value-type="float">
            <text:p>1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87</text:p>
          </table:table-cell>
          <table:table-cell office:value-type="float" office:value="2.4037304520607" calcext:value-type="float">
            <text:p>2,4037304520607</text:p>
          </table:table-cell>
          <table:table-cell office:value-type="float" office:value="7.9508322477341" calcext:value-type="float">
            <text:p>7,9508322477341</text:p>
          </table:table-cell>
          <table:table-cell office:value-type="float" office:value="-68.140395887338" calcext:value-type="float">
            <text:p>-68,140395887338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98</text:p>
          </table:table-cell>
          <table:table-cell office:value-type="float" office:value="3.0947798490524" calcext:value-type="float">
            <text:p>3,0947798490524</text:p>
          </table:table-cell>
          <table:table-cell office:value-type="float" office:value="9.7409564256668" calcext:value-type="float">
            <text:p>9,7409564256668</text:p>
          </table:table-cell>
          <table:table-cell office:value-type="float" office:value="-18.215481073234" calcext:value-type="float">
            <text:p>-18,215481073234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309</text:p>
          </table:table-cell>
          <table:table-cell office:value-type="float" office:value="7.2453200817108" calcext:value-type="float">
            <text:p>7,2453200817108</text:p>
          </table:table-cell>
          <table:table-cell office:value-type="float" office:value="8.9301604032516" calcext:value-type="float">
            <text:p>8,9301604032516</text:p>
          </table:table-cell>
          <table:table-cell office:value-type="float" office:value="50.635069798512" calcext:value-type="float">
            <text:p>50,635069798512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320</text:p>
          </table:table-cell>
          <table:table-cell office:value-type="float" office:value="6.9107884168625" calcext:value-type="float">
            <text:p>6,9107884168625</text:p>
          </table:table-cell>
          <table:table-cell office:value-type="float" office:value="10.452916622162" calcext:value-type="float">
            <text:p>10,452916622162</text:p>
          </table:table-cell>
          <table:table-cell office:value-type="float" office:value="22.377085533871" calcext:value-type="float">
            <text:p>22,377085533871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331</text:p>
          </table:table-cell>
          <table:table-cell office:value-type="float" office:value="7.9434061050415" calcext:value-type="float">
            <text:p>7,9434061050415</text:p>
          </table:table-cell>
          <table:table-cell office:value-type="float" office:value="10.480087995529" calcext:value-type="float">
            <text:p>10,480087995529</text:p>
          </table:table-cell>
          <table:table-cell office:value-type="float" office:value="-94.947048812915" calcext:value-type="float">
            <text:p>-94,947048812915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342</text:p>
          </table:table-cell>
          <table:table-cell office:value-type="float" office:value="-0.72766751050949" calcext:value-type="float">
            <text:p>-0,72766751050949</text:p>
          </table:table-cell>
          <table:table-cell office:value-type="float" office:value="10.435469150543" calcext:value-type="float">
            <text:p>10,435469150543</text:p>
          </table:table-cell>
          <table:table-cell office:value-type="float" office:value="-64.76727033117" calcext:value-type="float">
            <text:p>-64,767270331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353</text:p>
          </table:table-cell>
          <table:table-cell office:value-type="float" office:value="3.2879570126534" calcext:value-type="float">
            <text:p>3,2879570126534</text:p>
          </table:table-cell>
          <table:table-cell office:value-type="float" office:value="10.659744739532" calcext:value-type="float">
            <text:p>10,659744739532</text:p>
          </table:table-cell>
          <table:table-cell office:value-type="float" office:value="177.45734020403" calcext:value-type="float">
            <text:p>177,457340204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5</text:p>
          </table:table-cell>
          <table:table-cell office:value-type="float" office:value="0.29377911239862" calcext:value-type="float">
            <text:p>0,29377911239862</text:p>
          </table:table-cell>
          <table:table-cell office:value-type="float" office:value="-0.092032896354795" calcext:value-type="float">
            <text:p>-0,092032896354795</text:p>
          </table:table-cell>
          <table:table-cell office:value-type="float" office:value="18.860157697823" calcext:value-type="float">
            <text:p>18,860157697823</text:p>
          </table:table-cell>
          <table:table-cell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14</text:p>
          </table:table-cell>
          <table:table-cell office:value-type="float" office:value="0.9397353976965" calcext:value-type="float">
            <text:p>0,9397353976965</text:p>
          </table:table-cell>
          <table:table-cell office:value-type="float" office:value="0.091646900400519" calcext:value-type="float">
            <text:p>0,091646900400519</text:p>
          </table:table-cell>
          <table:table-cell office:value-type="float" office:value="7.3712416894876" calcext:value-type="float">
            <text:p>7,3712416894876</text:p>
          </table:table-cell>
          <table:table-cell office:value-type="float" office:value="11" calcext:value-type="float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25</text:p>
          </table:table-cell>
          <table:table-cell office:value-type="float" office:value="3.0091279745102" calcext:value-type="float">
            <text:p>3,0091279745102</text:p>
          </table:table-cell>
          <table:table-cell office:value-type="float" office:value="-0.58500934392214" calcext:value-type="float">
            <text:p>-0,58500934392214</text:p>
          </table:table-cell>
          <table:table-cell office:value-type="float" office:value="150.22860666749" calcext:value-type="float">
            <text:p>150,22860666749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36</text:p>
          </table:table-cell>
          <table:table-cell office:value-type="float" office:value="4.724662899971" calcext:value-type="float">
            <text:p>4,724662899971</text:p>
          </table:table-cell>
          <table:table-cell office:value-type="float" office:value="0.62293857336044" calcext:value-type="float">
            <text:p>0,62293857336044</text:p>
          </table:table-cell>
          <table:table-cell office:value-type="float" office:value="-42.781862483662" calcext:value-type="float">
            <text:p>-42,781862483662</text:p>
          </table:table-cell>
          <table:table-cell office:value-type="float" office:value="10" calcext:value-type="float">
            <text:p>10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47</text:p>
          </table:table-cell>
          <table:table-cell office:value-type="float" office:value="4.2385101318359" calcext:value-type="float">
            <text:p>4,2385101318359</text:p>
          </table:table-cell>
          <table:table-cell office:value-type="float" office:value="-0.45962452888489" calcext:value-type="float">
            <text:p>-0,45962452888489</text:p>
          </table:table-cell>
          <table:table-cell office:value-type="float" office:value="152.33605075034" calcext:value-type="float">
            <text:p>152,33605075034</text:p>
          </table:table-cell>
          <table:table-cell office:value-type="float" office:value="10" calcext:value-type="float">
            <text:p>10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58</text:p>
          </table:table-cell>
          <table:table-cell office:value-type="float" office:value="4.801989197731" calcext:value-type="float">
            <text:p>4,801989197731</text:p>
          </table:table-cell>
          <table:table-cell office:value-type="float" office:value="0.28718093410134" calcext:value-type="float">
            <text:p>0,28718093410134</text:p>
          </table:table-cell>
          <table:table-cell office:value-type="float" office:value="-99.984804536127" calcext:value-type="float">
            <text:p>-99,984804536127</text:p>
          </table:table-cell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69</text:p>
          </table:table-cell>
          <table:table-cell office:value-type="float" office:value="9.7255194187164" calcext:value-type="float">
            <text:p>9,7255194187164</text:p>
          </table:table-cell>
          <table:table-cell office:value-type="float" office:value="0.41451372206211" calcext:value-type="float">
            <text:p>0,41451372206211</text:p>
          </table:table-cell>
          <table:table-cell office:value-type="float" office:value="139.89651886521" calcext:value-type="float">
            <text:p>139,89651886521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80</text:p>
          </table:table-cell>
          <table:table-cell office:value-type="float" office:value="1.3673731684685" calcext:value-type="float">
            <text:p>1,3673731684685</text:p>
          </table:table-cell>
          <table:table-cell office:value-type="float" office:value="1.6734792292118" calcext:value-type="float">
            <text:p>1,6734792292118</text:p>
          </table:table-cell>
          <table:table-cell office:value-type="float" office:value="-153.44247392788" calcext:value-type="float">
            <text:p>-153,44247392788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91</text:p>
          </table:table-cell>
          <table:table-cell office:value-type="float" office:value="2.2181776165962" calcext:value-type="float">
            <text:p>2,2181776165962</text:p>
          </table:table-cell>
          <table:table-cell office:value-type="float" office:value="3.3430749177933" calcext:value-type="float">
            <text:p>3,3430749177933</text:p>
          </table:table-cell>
          <table:table-cell office:value-type="float" office:value="-149.38324272253" calcext:value-type="float">
            <text:p>-149,38324272253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02</text:p>
          </table:table-cell>
          <table:table-cell office:value-type="float" office:value="0.60751806944609" calcext:value-type="float">
            <text:p>0,60751806944609</text:p>
          </table:table-cell>
          <table:table-cell office:value-type="float" office:value="0.070598386228085" calcext:value-type="float">
            <text:p>0,070598386228085</text:p>
          </table:table-cell>
          <table:table-cell office:value-type="float" office:value="19.28111246437" calcext:value-type="float">
            <text:p>19,28111246437</text:p>
          </table:table-cell>
          <table:table-cell office:value-type="float" office:value="11" calcext:value-type="float">
            <text:p>1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13</text:p>
          </table:table-cell>
          <table:table-cell office:value-type="float" office:value="3.9297917485237" calcext:value-type="float">
            <text:p>3,9297917485237</text:p>
          </table:table-cell>
          <table:table-cell office:value-type="float" office:value="-0.58501441031694" calcext:value-type="float">
            <text:p>-0,58501441031694</text:p>
          </table:table-cell>
          <table:table-cell office:value-type="float" office:value="133.94638839041" calcext:value-type="float">
            <text:p>133,94638839041</text:p>
          </table:table-cell>
          <table:table-cell office:value-type="float" office:value="10" calcext:value-type="float">
            <text:p>1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24</text:p>
          </table:table-cell>
          <table:table-cell office:value-type="float" office:value="7.3625415563583" calcext:value-type="float">
            <text:p>7,3625415563583</text:p>
          </table:table-cell>
          <table:table-cell office:value-type="float" office:value="-0.52369333803654" calcext:value-type="float">
            <text:p>-0,52369333803654</text:p>
          </table:table-cell>
          <table:table-cell office:value-type="float" office:value="-167.88995190031" calcext:value-type="float">
            <text:p>-167,88995190031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35</text:p>
          </table:table-cell>
          <table:table-cell office:value-type="float" office:value="1.9917921721935" calcext:value-type="float">
            <text:p>1,9917921721935</text:p>
          </table:table-cell>
          <table:table-cell office:value-type="float" office:value="2.2180786728859" calcext:value-type="float">
            <text:p>2,2180786728859</text:p>
          </table:table-cell>
          <table:table-cell office:value-type="float" office:value="-38.020715971661" calcext:value-type="float">
            <text:p>-38,020715971661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46</text:p>
          </table:table-cell>
          <table:table-cell office:value-type="float" office:value="7.8956216573715" calcext:value-type="float">
            <text:p>7,8956216573715</text:p>
          </table:table-cell>
          <table:table-cell office:value-type="float" office:value="-0.4483886808157" calcext:value-type="float">
            <text:p>-0,4483886808157</text:p>
          </table:table-cell>
          <table:table-cell office:value-type="float" office:value="3.2102616539427" calcext:value-type="float">
            <text:p>3,2102616539427</text:p>
          </table:table-cell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57</text:p>
          </table:table-cell>
          <table:table-cell office:value-type="float" office:value="-1.5850105881691" calcext:value-type="float">
            <text:p>-1,5850105881691</text:p>
          </table:table-cell>
          <table:table-cell office:value-type="float" office:value="1.3335481286049" calcext:value-type="float">
            <text:p>1,3335481286049</text:p>
          </table:table-cell>
          <table:table-cell office:value-type="float" office:value="-27.416513793787" calcext:value-type="float">
            <text:p>-27,416513793787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68</text:p>
          </table:table-cell>
          <table:table-cell office:value-type="float" office:value="1.5565986931324" calcext:value-type="float">
            <text:p>1,5565986931324</text:p>
          </table:table-cell>
          <table:table-cell office:value-type="float" office:value="4.0440982580185" calcext:value-type="float">
            <text:p>4,0440982580185</text:p>
          </table:table-cell>
          <table:table-cell office:value-type="float" office:value="-143.83081721652" calcext:value-type="float">
            <text:p>-143,83081721652</text:p>
          </table:table-cell>
          <table:table-cell office:value-type="float" office:value="10" calcext:value-type="float">
            <text:p>1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79</text:p>
          </table:table-cell>
          <table:table-cell office:value-type="float" office:value="-0.57087190449238" calcext:value-type="float">
            <text:p>-0,57087190449238</text:p>
          </table:table-cell>
          <table:table-cell office:value-type="float" office:value="4.1509762406349" calcext:value-type="float">
            <text:p>4,1509762406349</text:p>
          </table:table-cell>
          <table:table-cell office:value-type="float" office:value="-45.92300600307" calcext:value-type="float">
            <text:p>-45,92300600307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90</text:p>
          </table:table-cell>
          <table:table-cell office:value-type="float" office:value="3.254269361496" calcext:value-type="float">
            <text:p>3,254269361496</text:p>
          </table:table-cell>
          <table:table-cell office:value-type="float" office:value="2.3062738776207" calcext:value-type="float">
            <text:p>2,3062738776207</text:p>
          </table:table-cell>
          <table:table-cell office:value-type="float" office:value="94.461702237463" calcext:value-type="float">
            <text:p>94,461702237463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01</text:p>
          </table:table-cell>
          <table:table-cell office:value-type="float" office:value="3.9672681689262" calcext:value-type="float">
            <text:p>3,9672681689262</text:p>
          </table:table-cell>
          <table:table-cell office:value-type="float" office:value="4.1029006242752" calcext:value-type="float">
            <text:p>4,1029006242752</text:p>
          </table:table-cell>
          <table:table-cell office:value-type="float" office:value="-56.604064573908" calcext:value-type="float">
            <text:p>-56,604064573908</text:p>
          </table:table-cell>
          <table:table-cell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12</text:p>
          </table:table-cell>
          <table:table-cell office:value-type="float" office:value="6.2673336267471" calcext:value-type="float">
            <text:p>6,2673336267471</text:p>
          </table:table-cell>
          <table:table-cell office:value-type="float" office:value="2.4145042896271" calcext:value-type="float">
            <text:p>2,4145042896271</text:p>
          </table:table-cell>
          <table:table-cell office:value-type="float" office:value="-121.90935869885" calcext:value-type="float">
            <text:p>-121,90935869885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23</text:p>
          </table:table-cell>
          <table:table-cell office:value-type="float" office:value="10.016655921936" calcext:value-type="float">
            <text:p>10,016655921936</text:p>
          </table:table-cell>
          <table:table-cell office:value-type="float" office:value="1.9095177948475" calcext:value-type="float">
            <text:p>1,9095177948475</text:p>
          </table:table-cell>
          <table:table-cell office:value-type="float" office:value="-117.93225434176" calcext:value-type="float">
            <text:p>-117,93225434176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34</text:p>
          </table:table-cell>
          <table:table-cell office:value-type="float" office:value="-1.0824535787106" calcext:value-type="float">
            <text:p>-1,0824535787106</text:p>
          </table:table-cell>
          <table:table-cell office:value-type="float" office:value="3.4240788221359" calcext:value-type="float">
            <text:p>3,4240788221359</text:p>
          </table:table-cell>
          <table:table-cell office:value-type="float" office:value="-130.46454624006" calcext:value-type="float">
            <text:p>-130,46454624006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45</text:p>
          </table:table-cell>
          <table:table-cell office:value-type="float" office:value="0.7469080388546" calcext:value-type="float">
            <text:p>0,7469080388546</text:p>
          </table:table-cell>
          <table:table-cell office:value-type="float" office:value="2.4916799366474" calcext:value-type="float">
            <text:p>2,4916799366474</text:p>
          </table:table-cell>
          <table:table-cell office:value-type="float" office:value="94.606992545401" calcext:value-type="float">
            <text:p>94,606992545401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56</text:p>
          </table:table-cell>
          <table:table-cell office:value-type="float" office:value="-1.3495449721813" calcext:value-type="float">
            <text:p>-1,3495449721813</text:p>
          </table:table-cell>
          <table:table-cell office:value-type="float" office:value="8.3113223314285" calcext:value-type="float">
            <text:p>8,3113223314285</text:p>
          </table:table-cell>
          <table:table-cell office:value-type="float" office:value="-75.670795076212" calcext:value-type="float">
            <text:p>-75,670795076212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67</text:p>
          </table:table-cell>
          <table:table-cell office:value-type="float" office:value="3.7425282597542" calcext:value-type="float">
            <text:p>3,7425282597542</text:p>
          </table:table-cell>
          <table:table-cell office:value-type="float" office:value="3.6383646726608" calcext:value-type="float">
            <text:p>3,6383646726608</text:p>
          </table:table-cell>
          <table:table-cell office:value-type="float" office:value="-84.362730858432" calcext:value-type="float">
            <text:p>-84,362730858432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78</text:p>
          </table:table-cell>
          <table:table-cell office:value-type="float" office:value="4.4444337487221" calcext:value-type="float">
            <text:p>4,4444337487221</text:p>
          </table:table-cell>
          <table:table-cell office:value-type="float" office:value="5.8641058206558" calcext:value-type="float">
            <text:p>5,8641058206558</text:p>
          </table:table-cell>
          <table:table-cell office:value-type="float" office:value="-169.40534190767" calcext:value-type="float">
            <text:p>-169,40534190767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89</text:p>
          </table:table-cell>
          <table:table-cell office:value-type="float" office:value="6.1121529340744" calcext:value-type="float">
            <text:p>6,1121529340744</text:p>
          </table:table-cell>
          <table:table-cell office:value-type="float" office:value="3.6660358309746" calcext:value-type="float">
            <text:p>3,6660358309746</text:p>
          </table:table-cell>
          <table:table-cell office:value-type="float" office:value="-102.48688527733" calcext:value-type="float">
            <text:p>-102,48688527733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00</text:p>
          </table:table-cell>
          <table:table-cell office:value-type="float" office:value="8.8330680131912" calcext:value-type="float">
            <text:p>8,8330680131912</text:p>
          </table:table-cell>
          <table:table-cell office:value-type="float" office:value="5.9653949737549" calcext:value-type="float">
            <text:p>5,9653949737549</text:p>
          </table:table-cell>
          <table:table-cell office:value-type="float" office:value="-18.930050597829" calcext:value-type="float">
            <text:p>-18,93005059782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11</text:p>
          </table:table-cell>
          <table:table-cell office:value-type="float" office:value="-1.5828800201416" calcext:value-type="float">
            <text:p>-1,5828800201416</text:p>
          </table:table-cell>
          <table:table-cell office:value-type="float" office:value="6.5213775634766" calcext:value-type="float">
            <text:p>6,5213775634766</text:p>
          </table:table-cell>
          <table:table-cell office:value-type="float" office:value="-38.827374102963" calcext:value-type="float">
            <text:p>-38,827374102963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22</text:p>
          </table:table-cell>
          <table:table-cell office:value-type="float" office:value="0.70792824029922" calcext:value-type="float">
            <text:p>0,70792824029922</text:p>
          </table:table-cell>
          <table:table-cell office:value-type="float" office:value="6.8777996301651" calcext:value-type="float">
            <text:p>6,8777996301651</text:p>
          </table:table-cell>
          <table:table-cell office:value-type="float" office:value="-171.07735925419" calcext:value-type="float">
            <text:p>-171,07735925419</text:p>
          </table:table-cell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33</text:p>
          </table:table-cell>
          <table:table-cell office:value-type="float" office:value="0.91308139264584" calcext:value-type="float">
            <text:p>0,91308139264584</text:p>
          </table:table-cell>
          <table:table-cell office:value-type="float" office:value="7.4977600574493" calcext:value-type="float">
            <text:p>7,4977600574493</text:p>
          </table:table-cell>
          <table:table-cell office:value-type="float" office:value="-125.61841982945" calcext:value-type="float">
            <text:p>-125,61841982945</text:p>
          </table:table-cell>
          <table:table-cell office:value-type="float" office:value="11" calcext:value-type="float">
            <text:p>1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44</text:p>
          </table:table-cell>
          <table:table-cell office:value-type="float" office:value="3.0155745148659" calcext:value-type="float">
            <text:p>3,0155745148659</text:p>
          </table:table-cell>
          <table:table-cell office:value-type="float" office:value="5.3096920251846" calcext:value-type="float">
            <text:p>5,3096920251846</text:p>
          </table:table-cell>
          <table:table-cell office:value-type="float" office:value="35.245354008523" calcext:value-type="float">
            <text:p>35,245354008523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55</text:p>
          </table:table-cell>
          <table:table-cell office:value-type="float" office:value="5.4627561569214" calcext:value-type="float">
            <text:p>5,4627561569214</text:p>
          </table:table-cell>
          <table:table-cell office:value-type="float" office:value="5.4889810085297" calcext:value-type="float">
            <text:p>5,4889810085297</text:p>
          </table:table-cell>
          <table:table-cell office:value-type="float" office:value="34.676083333933" calcext:value-type="float">
            <text:p>34,676083333933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66</text:p>
          </table:table-cell>
          <table:table-cell office:value-type="float" office:value="7.5665217638016" calcext:value-type="float">
            <text:p>7,5665217638016</text:p>
          </table:table-cell>
          <table:table-cell office:value-type="float" office:value="5.2339327335358" calcext:value-type="float">
            <text:p>5,2339327335358</text:p>
          </table:table-cell>
          <table:table-cell office:value-type="float" office:value="116.36007667347" calcext:value-type="float">
            <text:p>116,36007667347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77</text:p>
          </table:table-cell>
          <table:table-cell office:value-type="float" office:value="9.5694649219513" calcext:value-type="float">
            <text:p>9,5694649219513</text:p>
          </table:table-cell>
          <table:table-cell office:value-type="float" office:value="7.8499937057495" calcext:value-type="float">
            <text:p>7,8499937057495</text:p>
          </table:table-cell>
          <table:table-cell office:value-type="float" office:value="-107.23903528444" calcext:value-type="float">
            <text:p>-107,23903528444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88</text:p>
          </table:table-cell>
          <table:table-cell office:value-type="float" office:value="-0.79409137368202" calcext:value-type="float">
            <text:p>-0,79409137368202</text:p>
          </table:table-cell>
          <table:table-cell office:value-type="float" office:value="6.5362066030502" calcext:value-type="float">
            <text:p>6,5362066030502</text:p>
          </table:table-cell>
          <table:table-cell office:value-type="float" office:value="40.478746982137" calcext:value-type="float">
            <text:p>40,478746982137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99</text:p>
          </table:table-cell>
          <table:table-cell office:value-type="float" office:value="3.140387237072" calcext:value-type="float">
            <text:p>3,140387237072</text:p>
          </table:table-cell>
          <table:table-cell office:value-type="float" office:value="8.0213844776154" calcext:value-type="float">
            <text:p>8,0213844776154</text:p>
          </table:table-cell>
          <table:table-cell office:value-type="float" office:value="78.2333468176" calcext:value-type="float">
            <text:p>78,2333468176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10</text:p>
          </table:table-cell>
          <table:table-cell office:value-type="float" office:value="2.0428729057312" calcext:value-type="float">
            <text:p>2,0428729057312</text:p>
          </table:table-cell>
          <table:table-cell office:value-type="float" office:value="6.9393718242645" calcext:value-type="float">
            <text:p>6,9393718242645</text:p>
          </table:table-cell>
          <table:table-cell office:value-type="float" office:value="118.53953379734" calcext:value-type="float">
            <text:p>118,5395337973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21</text:p>
          </table:table-cell>
          <table:table-cell office:value-type="float" office:value="3.0306771397591" calcext:value-type="float">
            <text:p>3,0306771397591</text:p>
          </table:table-cell>
          <table:table-cell office:value-type="float" office:value="8.8022518157959" calcext:value-type="float">
            <text:p>8,8022518157959</text:p>
          </table:table-cell>
          <table:table-cell office:value-type="float" office:value="-15.580197048795" calcext:value-type="float">
            <text:p>-15,580197048795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32</text:p>
          </table:table-cell>
          <table:table-cell office:value-type="float" office:value="7.0725136995316" calcext:value-type="float">
            <text:p>7,0725136995316</text:p>
          </table:table-cell>
          <table:table-cell office:value-type="float" office:value="8.2998788356781" calcext:value-type="float">
            <text:p>8,2998788356781</text:p>
          </table:table-cell>
          <table:table-cell office:value-type="float" office:value="89.604710317721" calcext:value-type="float">
            <text:p>89,604710317721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43</text:p>
          </table:table-cell>
          <table:table-cell office:value-type="float" office:value="9.0157520771027" calcext:value-type="float">
            <text:p>9,0157520771027</text:p>
          </table:table-cell>
          <table:table-cell office:value-type="float" office:value="9.4360458850861" calcext:value-type="float">
            <text:p>9,4360458850861</text:p>
          </table:table-cell>
          <table:table-cell office:value-type="float" office:value="71.31728624842" calcext:value-type="float">
            <text:p>71,31728624842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54</text:p>
          </table:table-cell>
          <table:table-cell office:value-type="float" office:value="8.5924166440964" calcext:value-type="float">
            <text:p>8,5924166440964</text:p>
          </table:table-cell>
          <table:table-cell office:value-type="float" office:value="10.194255113602" calcext:value-type="float">
            <text:p>10,194255113602</text:p>
          </table:table-cell>
          <table:table-cell office:value-type="float" office:value="68.839000288848" calcext:value-type="float">
            <text:p>68,83900028884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65</text:p>
          </table:table-cell>
          <table:table-cell office:value-type="float" office:value="0.70973709225655" calcext:value-type="float">
            <text:p>0,70973709225655</text:p>
          </table:table-cell>
          <table:table-cell office:value-type="float" office:value="10.45501947403" calcext:value-type="float">
            <text:p>10,45501947403</text:p>
          </table:table-cell>
          <table:table-cell office:value-type="float" office:value="73.659644005405" calcext:value-type="float">
            <text:p>73,6596440054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76</text:p>
          </table:table-cell>
          <table:table-cell office:value-type="float" office:value="0.1056972425431" calcext:value-type="float">
            <text:p>0,1056972425431</text:p>
          </table:table-cell>
          <table:table-cell office:value-type="float" office:value="7.4000006914139" calcext:value-type="float">
            <text:p>7,4000006914139</text:p>
          </table:table-cell>
          <table:table-cell office:value-type="float" office:value="58.337068861457" calcext:value-type="float">
            <text:p>58,337068861457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87</text:p>
          </table:table-cell>
          <table:table-cell office:value-type="float" office:value="2.2569036483765" calcext:value-type="float">
            <text:p>2,2569036483765</text:p>
          </table:table-cell>
          <table:table-cell office:value-type="float" office:value="8.2137072086334" calcext:value-type="float">
            <text:p>8,2137072086334</text:p>
          </table:table-cell>
          <table:table-cell office:value-type="float" office:value="-59.059413375369" calcext:value-type="float">
            <text:p>-59,059413375369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98</text:p>
          </table:table-cell>
          <table:table-cell office:value-type="float" office:value="2.8678116202354" calcext:value-type="float">
            <text:p>2,8678116202354</text:p>
          </table:table-cell>
          <table:table-cell office:value-type="float" office:value="9.7190427780151" calcext:value-type="float">
            <text:p>9,7190427780151</text:p>
          </table:table-cell>
          <table:table-cell office:value-type="float" office:value="8.0704850376032" calcext:value-type="float">
            <text:p>8,0704850376032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309</text:p>
          </table:table-cell>
          <table:table-cell office:value-type="float" office:value="7.055242061615" calcext:value-type="float">
            <text:p>7,055242061615</text:p>
          </table:table-cell>
          <table:table-cell office:value-type="float" office:value="9.0449619293213" calcext:value-type="float">
            <text:p>9,0449619293213</text:p>
          </table:table-cell>
          <table:table-cell office:value-type="float" office:value="-40.146723674361" calcext:value-type="float">
            <text:p>-40,146723674361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320</text:p>
          </table:table-cell>
          <table:table-cell office:value-type="float" office:value="6.7718112468719" calcext:value-type="float">
            <text:p>6,7718112468719</text:p>
          </table:table-cell>
          <table:table-cell office:value-type="float" office:value="10.384299755096" calcext:value-type="float">
            <text:p>10,384299755096</text:p>
          </table:table-cell>
          <table:table-cell office:value-type="float" office:value="26.143076123705" calcext:value-type="float">
            <text:p>26,143076123705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331</text:p>
          </table:table-cell>
          <table:table-cell office:value-type="float" office:value="7.9776304960251" calcext:value-type="float">
            <text:p>7,9776304960251</text:p>
          </table:table-cell>
          <table:table-cell office:value-type="float" office:value="10.875723361969" calcext:value-type="float">
            <text:p>10,875723361969</text:p>
          </table:table-cell>
          <table:table-cell office:value-type="float" office:value="-94.959404058517" calcext:value-type="float">
            <text:p>-94,959404058517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342</text:p>
          </table:table-cell>
          <table:table-cell office:value-type="float" office:value="-0.61895210295916" calcext:value-type="float">
            <text:p>-0,61895210295916</text:p>
          </table:table-cell>
          <table:table-cell office:value-type="float" office:value="10.544149875641" calcext:value-type="float">
            <text:p>10,544149875641</text:p>
          </table:table-cell>
          <table:table-cell office:value-type="float" office:value="-59.799019698125" calcext:value-type="float">
            <text:p>-59,79901969812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353</text:p>
          </table:table-cell>
          <table:table-cell office:value-type="float" office:value="3.4929394721985" calcext:value-type="float">
            <text:p>3,4929394721985</text:p>
          </table:table-cell>
          <table:table-cell office:value-type="float" office:value="10.657919645309" calcext:value-type="float">
            <text:p>10,657919645309</text:p>
          </table:table-cell>
          <table:table-cell office:value-type="float" office:value="179.67822293567" calcext:value-type="float">
            <text:p>179,678222935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5</text:p>
          </table:table-cell>
          <table:table-cell office:value-type="float" office:value="0.33564981073141" calcext:value-type="float">
            <text:p>0,33564981073141</text:p>
          </table:table-cell>
          <table:table-cell office:value-type="float" office:value="-0.30966022983193" calcext:value-type="float">
            <text:p>-0,30966022983193</text:p>
          </table:table-cell>
          <table:table-cell office:value-type="float" office:value="109.6014156463" calcext:value-type="float">
            <text:p>109,6014156463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14</text:p>
          </table:table-cell>
          <table:table-cell office:value-type="float" office:value="0.88078573346138" calcext:value-type="float">
            <text:p>0,88078573346138</text:p>
          </table:table-cell>
          <table:table-cell office:value-type="float" office:value="0.30518278479576" calcext:value-type="float">
            <text:p>0,30518278479576</text:p>
          </table:table-cell>
          <table:table-cell office:value-type="float" office:value="-83.418559116922" calcext:value-type="float">
            <text:p>-83,418559116922</text:p>
          </table:table-cell>
          <table:table-cell office:value-type="float" office:value="11" calcext:value-type="float">
            <text:p>11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25</text:p>
          </table:table-cell>
          <table:table-cell office:value-type="float" office:value="3.3000752329826" calcext:value-type="float">
            <text:p>3,3000752329826</text:p>
          </table:table-cell>
          <table:table-cell office:value-type="float" office:value="-0.57667158544064" calcext:value-type="float">
            <text:p>-0,57667158544064</text:p>
          </table:table-cell>
          <table:table-cell office:value-type="float" office:value="175.0311335181" calcext:value-type="float">
            <text:p>175,0311335181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36</text:p>
          </table:table-cell>
          <table:table-cell office:value-type="float" office:value="4.5036634802818" calcext:value-type="float">
            <text:p>4,5036634802818</text:p>
          </table:table-cell>
          <table:table-cell office:value-type="float" office:value="0.74719600379467" calcext:value-type="float">
            <text:p>0,74719600379467</text:p>
          </table:table-cell>
          <table:table-cell office:value-type="float" office:value="-38.638802850322" calcext:value-type="float">
            <text:p>-38,638802850322</text:p>
          </table:table-cell>
          <table:table-cell office:value-type="float" office:value="10" calcext:value-type="float">
            <text:p>1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47</text:p>
          </table:table-cell>
          <table:table-cell office:value-type="float" office:value="4.3846097588539" calcext:value-type="float">
            <text:p>4,3846097588539</text:p>
          </table:table-cell>
          <table:table-cell office:value-type="float" office:value="-0.27524715289474" calcext:value-type="float">
            <text:p>-0,27524715289474</text:p>
          </table:table-cell>
          <table:table-cell office:value-type="float" office:value="-126.41974771099" calcext:value-type="float">
            <text:p>-126,41974771099</text:p>
          </table:table-cell>
          <table:table-cell office:value-type="float" office:value="10" calcext:value-type="float">
            <text:p>1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58</text:p>
          </table:table-cell>
          <table:table-cell office:value-type="float" office:value="4.701247215271" calcext:value-type="float">
            <text:p>4,701247215271</text:p>
          </table:table-cell>
          <table:table-cell office:value-type="float" office:value="0.44943727552891" calcext:value-type="float">
            <text:p>0,44943727552891</text:p>
          </table:table-cell>
          <table:table-cell office:value-type="float" office:value="-53.951380359139" calcext:value-type="float">
            <text:p>-53,951380359139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69</text:p>
          </table:table-cell>
          <table:table-cell office:value-type="float" office:value="9.9155235290527" calcext:value-type="float">
            <text:p>9,9155235290527</text:p>
          </table:table-cell>
          <table:table-cell office:value-type="float" office:value="0.54754726588726" calcext:value-type="float">
            <text:p>0,54754726588726</text:p>
          </table:table-cell>
          <table:table-cell office:value-type="float" office:value="151.05441269601" calcext:value-type="float">
            <text:p>151,05441269601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80</text:p>
          </table:table-cell>
          <table:table-cell office:value-type="float" office:value="1.5559507906437" calcext:value-type="float">
            <text:p>1,5559507906437</text:p>
          </table:table-cell>
          <table:table-cell office:value-type="float" office:value="1.9041216373444" calcext:value-type="float">
            <text:p>1,9041216373444</text:p>
          </table:table-cell>
          <table:table-cell office:value-type="float" office:value="-112.42358471937" calcext:value-type="float">
            <text:p>-112,42358471937</text:p>
          </table:table-cell>
          <table:table-cell office:value-type="float" office:value="10" calcext:value-type="float">
            <text:p>1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91</text:p>
          </table:table-cell>
          <table:table-cell office:value-type="float" office:value="2.4913397431374" calcext:value-type="float">
            <text:p>2,4913397431374</text:p>
          </table:table-cell>
          <table:table-cell office:value-type="float" office:value="3.4923341870308" calcext:value-type="float">
            <text:p>3,4923341870308</text:p>
          </table:table-cell>
          <table:table-cell office:value-type="float" office:value="-146.50809233356" calcext:value-type="float">
            <text:p>-146,50809233356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02</text:p>
          </table:table-cell>
          <table:table-cell office:value-type="float" office:value="0.50595622509718" calcext:value-type="float">
            <text:p>0,50595622509718</text:p>
          </table:table-cell>
          <table:table-cell office:value-type="float" office:value="0.26688158512115" calcext:value-type="float">
            <text:p>0,26688158512115</text:p>
          </table:table-cell>
          <table:table-cell office:value-type="float" office:value="-71.456562941241" calcext:value-type="float">
            <text:p>-71,456562941241</text:p>
          </table:table-cell>
          <table:table-cell office:value-type="float" office:value="11" calcext:value-type="float">
            <text:p>11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13</text:p>
          </table:table-cell>
          <table:table-cell office:value-type="float" office:value="4.1536563634872" calcext:value-type="float">
            <text:p>4,1536563634872</text:p>
          </table:table-cell>
          <table:table-cell office:value-type="float" office:value="-0.50997339189053" calcext:value-type="float">
            <text:p>-0,50997339189053</text:p>
          </table:table-cell>
          <table:table-cell office:value-type="float" office:value="-155.6114072253" calcext:value-type="float">
            <text:p>-155,6114072253</text:p>
          </table:table-cell>
          <table:table-cell office:value-type="float" office:value="10" calcext:value-type="float">
            <text:p>10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24</text:p>
          </table:table-cell>
          <table:table-cell office:value-type="float" office:value="7.5410830974579" calcext:value-type="float">
            <text:p>7,5410830974579</text:p>
          </table:table-cell>
          <table:table-cell office:value-type="float" office:value="-0.47264605760574" calcext:value-type="float">
            <text:p>-0,47264605760574</text:p>
          </table:table-cell>
          <table:table-cell office:value-type="float" office:value="179.1786555272" calcext:value-type="float">
            <text:p>179,1786555272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35</text:p>
          </table:table-cell>
          <table:table-cell office:value-type="float" office:value="1.7624159157276" calcext:value-type="float">
            <text:p>1,7624159157276</text:p>
          </table:table-cell>
          <table:table-cell office:value-type="float" office:value="2.4615237116814" calcext:value-type="float">
            <text:p>2,4615237116814</text:p>
          </table:table-cell>
          <table:table-cell office:value-type="float" office:value="-63.199418365576" calcext:value-type="float">
            <text:p>-63,199418365576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46</text:p>
          </table:table-cell>
          <table:table-cell office:value-type="float" office:value="7.8243637084961" calcext:value-type="float">
            <text:p>7,8243637084961</text:p>
          </table:table-cell>
          <table:table-cell office:value-type="float" office:value="-0.35494402050972" calcext:value-type="float">
            <text:p>-0,35494402050972</text:p>
          </table:table-cell>
          <table:table-cell office:value-type="float" office:value="-52.140096570276" calcext:value-type="float">
            <text:p>-52,140096570276</text:p>
          </table:table-cell>
          <table:table-cell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57</text:p>
          </table:table-cell>
          <table:table-cell office:value-type="float" office:value="-1.585011780262" calcext:value-type="float">
            <text:p>-1,585011780262</text:p>
          </table:table-cell>
          <table:table-cell office:value-type="float" office:value="1.4849902689457" calcext:value-type="float">
            <text:p>1,4849902689457</text:p>
          </table:table-cell>
          <table:table-cell office:value-type="float" office:value="-34.561862231819" calcext:value-type="float">
            <text:p>-34,561862231819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68</text:p>
          </table:table-cell>
          <table:table-cell office:value-type="float" office:value="1.8720272183418" calcext:value-type="float">
            <text:p>1,8720272183418</text:p>
          </table:table-cell>
          <table:table-cell office:value-type="float" office:value="4.1759890317917" calcext:value-type="float">
            <text:p>4,1759890317917</text:p>
          </table:table-cell>
          <table:table-cell office:value-type="float" office:value="-166.3437694501" calcext:value-type="float">
            <text:p>-166,3437694501</text:p>
          </table:table-cell>
          <table:table-cell office:value-type="float" office:value="10" calcext:value-type="float">
            <text:p>1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79</text:p>
          </table:table-cell>
          <table:table-cell office:value-type="float" office:value="-0.84699347615242" calcext:value-type="float">
            <text:p>-0,84699347615242</text:p>
          </table:table-cell>
          <table:table-cell office:value-type="float" office:value="4.4367018342018" calcext:value-type="float">
            <text:p>4,4367018342018</text:p>
          </table:table-cell>
          <table:table-cell office:value-type="float" office:value="-45.944005820402" calcext:value-type="float">
            <text:p>-45,944005820402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90</text:p>
          </table:table-cell>
          <table:table-cell office:value-type="float" office:value="3.0706062912941" calcext:value-type="float">
            <text:p>3,0706062912941</text:p>
          </table:table-cell>
          <table:table-cell office:value-type="float" office:value="2.0969538390636" calcext:value-type="float">
            <text:p>2,0969538390636</text:p>
          </table:table-cell>
          <table:table-cell office:value-type="float" office:value="39.139610566911" calcext:value-type="float">
            <text:p>39,139610566911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01</text:p>
          </table:table-cell>
          <table:table-cell office:value-type="float" office:value="4.1334080696106" calcext:value-type="float">
            <text:p>4,1334080696106</text:p>
          </table:table-cell>
          <table:table-cell office:value-type="float" office:value="4.2508459091187" calcext:value-type="float">
            <text:p>4,2508459091187</text:p>
          </table:table-cell>
          <table:table-cell office:value-type="float" office:value="-147.35195287474" calcext:value-type="float">
            <text:p>-147,35195287474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12</text:p>
          </table:table-cell>
          <table:table-cell office:value-type="float" office:value="6.3917624950409" calcext:value-type="float">
            <text:p>6,3917624950409</text:p>
          </table:table-cell>
          <table:table-cell office:value-type="float" office:value="2.6943653821945" calcext:value-type="float">
            <text:p>2,6943653821945</text:p>
          </table:table-cell>
          <table:table-cell office:value-type="float" office:value="-107.12782440671" calcext:value-type="float">
            <text:p>-107,12782440671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23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2.2872371971607" calcext:value-type="float">
            <text:p>2,2872371971607</text:p>
          </table:table-cell>
          <table:table-cell office:value-type="float" office:value="-112.06824840254" calcext:value-type="float">
            <text:p>-112,06824840254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34</text:p>
          </table:table-cell>
          <table:table-cell office:value-type="float" office:value="-1.1708766222" calcext:value-type="float">
            <text:p>-1,1708766222</text:p>
          </table:table-cell>
          <table:table-cell office:value-type="float" office:value="3.6370250582695" calcext:value-type="float">
            <text:p>3,6370250582695</text:p>
          </table:table-cell>
          <table:table-cell office:value-type="float" office:value="-60.129050995894" calcext:value-type="float">
            <text:p>-60,129050995894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45</text:p>
          </table:table-cell>
          <table:table-cell office:value-type="float" office:value="0.72450920939445" calcext:value-type="float">
            <text:p>0,72450920939445</text:p>
          </table:table-cell>
          <table:table-cell office:value-type="float" office:value="2.1649971604347" calcext:value-type="float">
            <text:p>2,1649971604347</text:p>
          </table:table-cell>
          <table:table-cell office:value-type="float" office:value="72.984909555715" calcext:value-type="float">
            <text:p>72,984909555715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56</text:p>
          </table:table-cell>
          <table:table-cell office:value-type="float" office:value="-1.3966277241707" calcext:value-type="float">
            <text:p>-1,3966277241707</text:p>
          </table:table-cell>
          <table:table-cell office:value-type="float" office:value="8.5578715801239" calcext:value-type="float">
            <text:p>8,5578715801239</text:p>
          </table:table-cell>
          <table:table-cell office:value-type="float" office:value="-79.764515730985" calcext:value-type="float">
            <text:p>-79,76451573098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67</text:p>
          </table:table-cell>
          <table:table-cell office:value-type="float" office:value="3.9589124917984" calcext:value-type="float">
            <text:p>3,9589124917984</text:p>
          </table:table-cell>
          <table:table-cell office:value-type="float" office:value="3.6912462115288" calcext:value-type="float">
            <text:p>3,6912462115288</text:p>
          </table:table-cell>
          <table:table-cell office:value-type="float" office:value="-175.07948845055" calcext:value-type="float">
            <text:p>-175,07948845055</text:p>
          </table:table-cell>
          <table:table-cell office:value-type="float" office:value="10" calcext:value-type="float">
            <text:p>1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78</text:p>
          </table:table-cell>
          <table:table-cell office:value-type="float" office:value="4.7703942656517" calcext:value-type="float">
            <text:p>4,7703942656517</text:p>
          </table:table-cell>
          <table:table-cell office:value-type="float" office:value="6.0202938318253" calcext:value-type="float">
            <text:p>6,0202938318253</text:p>
          </table:table-cell>
          <table:table-cell office:value-type="float" office:value="-152.67890881581" calcext:value-type="float">
            <text:p>-152,67890881581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89</text:p>
          </table:table-cell>
          <table:table-cell office:value-type="float" office:value="6.2041288614273" calcext:value-type="float">
            <text:p>6,2041288614273</text:p>
          </table:table-cell>
          <table:table-cell office:value-type="float" office:value="3.9696359634399" calcext:value-type="float">
            <text:p>3,9696359634399</text:p>
          </table:table-cell>
          <table:table-cell office:value-type="float" office:value="-107.87203661196" calcext:value-type="float">
            <text:p>-107,8720366119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00</text:p>
          </table:table-cell>
          <table:table-cell office:value-type="float" office:value="8.5383397340775" calcext:value-type="float">
            <text:p>8,5383397340775</text:p>
          </table:table-cell>
          <table:table-cell office:value-type="float" office:value="5.8876305818558" calcext:value-type="float">
            <text:p>5,8876305818558</text:p>
          </table:table-cell>
          <table:table-cell office:value-type="float" office:value="23.156391966874" calcext:value-type="float">
            <text:p>23,15639196687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11</text:p>
          </table:table-cell>
          <table:table-cell office:value-type="float" office:value="-1.5850137174129" calcext:value-type="float">
            <text:p>-1,5850137174129</text:p>
          </table:table-cell>
          <table:table-cell office:value-type="float" office:value="6.7979574203491" calcext:value-type="float">
            <text:p>6,7979574203491</text:p>
          </table:table-cell>
          <table:table-cell office:value-type="float" office:value="-65.116422191547" calcext:value-type="float">
            <text:p>-65,116422191547</text:p>
          </table:table-cell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22</text:p>
          </table:table-cell>
          <table:table-cell office:value-type="float" office:value="0.77299281954765" calcext:value-type="float">
            <text:p>0,77299281954765</text:p>
          </table:table-cell>
          <table:table-cell office:value-type="float" office:value="6.6664046049118" calcext:value-type="float">
            <text:p>6,6664046049118</text:p>
          </table:table-cell>
          <table:table-cell office:value-type="float" office:value="98.458139000425" calcext:value-type="float">
            <text:p>98,458139000425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33</text:p>
          </table:table-cell>
          <table:table-cell office:value-type="float" office:value="0.75275503098965" calcext:value-type="float">
            <text:p>0,75275503098965</text:p>
          </table:table-cell>
          <table:table-cell office:value-type="float" office:value="7.6511269807816" calcext:value-type="float">
            <text:p>7,6511269807816</text:p>
          </table:table-cell>
          <table:table-cell office:value-type="float" office:value="-34.849828975216" calcext:value-type="float">
            <text:p>-34,849828975216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44</text:p>
          </table:table-cell>
          <table:table-cell office:value-type="float" office:value="2.8102079033852" calcext:value-type="float">
            <text:p>2,8102079033852</text:p>
          </table:table-cell>
          <table:table-cell office:value-type="float" office:value="5.3282225131989" calcext:value-type="float">
            <text:p>5,3282225131989</text:p>
          </table:table-cell>
          <table:table-cell office:value-type="float" office:value="-2.1130049684245" calcext:value-type="float">
            <text:p>-2,1130049684245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55</text:p>
          </table:table-cell>
          <table:table-cell office:value-type="float" office:value="5.235156416893" calcext:value-type="float">
            <text:p>5,235156416893</text:p>
          </table:table-cell>
          <table:table-cell office:value-type="float" office:value="5.3849232196808" calcext:value-type="float">
            <text:p>5,3849232196808</text:p>
          </table:table-cell>
          <table:table-cell office:value-type="float" office:value="22.900673234539" calcext:value-type="float">
            <text:p>22,900673234539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66</text:p>
          </table:table-cell>
          <table:table-cell office:value-type="float" office:value="7.7093970775604" calcext:value-type="float">
            <text:p>7,7093970775604</text:p>
          </table:table-cell>
          <table:table-cell office:value-type="float" office:value="4.8770642280579" calcext:value-type="float">
            <text:p>4,8770642280579</text:p>
          </table:table-cell>
          <table:table-cell office:value-type="float" office:value="110.43616009366" calcext:value-type="float">
            <text:p>110,43616009366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77</text:p>
          </table:table-cell>
          <table:table-cell office:value-type="float" office:value="9.556884765625" calcext:value-type="float">
            <text:p>9,556884765625</text:p>
          </table:table-cell>
          <table:table-cell office:value-type="float" office:value="8.0769121646881" calcext:value-type="float">
            <text:p>8,0769121646881</text:p>
          </table:table-cell>
          <table:table-cell office:value-type="float" office:value="-91.345433216945" calcext:value-type="float">
            <text:p>-91,34543321694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88</text:p>
          </table:table-cell>
          <table:table-cell office:value-type="float" office:value="-1.0223386436701" calcext:value-type="float">
            <text:p>-1,0223386436701</text:p>
          </table:table-cell>
          <table:table-cell office:value-type="float" office:value="6.3613504171371" calcext:value-type="float">
            <text:p>6,3613504171371</text:p>
          </table:table-cell>
          <table:table-cell office:value-type="float" office:value="36.811248132378" calcext:value-type="float">
            <text:p>36,811248132378</text:p>
          </table:table-cell>
          <table:table-cell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99</text:p>
          </table:table-cell>
          <table:table-cell office:value-type="float" office:value="3.0035573244095" calcext:value-type="float">
            <text:p>3,0035573244095</text:p>
          </table:table-cell>
          <table:table-cell office:value-type="float" office:value="7.6624643802643" calcext:value-type="float">
            <text:p>7,6624643802643</text:p>
          </table:table-cell>
          <table:table-cell office:value-type="float" office:value="70.505359370238" calcext:value-type="float">
            <text:p>70,505359370238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10</text:p>
          </table:table-cell>
          <table:table-cell office:value-type="float" office:value="2.2508580982685" calcext:value-type="float">
            <text:p>2,2508580982685</text:p>
          </table:table-cell>
          <table:table-cell office:value-type="float" office:value="6.6390216350555" calcext:value-type="float">
            <text:p>6,6390216350555</text:p>
          </table:table-cell>
          <table:table-cell office:value-type="float" office:value="127.68434263339" calcext:value-type="float">
            <text:p>127,684342633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21</text:p>
          </table:table-cell>
          <table:table-cell office:value-type="float" office:value="2.6489037275314" calcext:value-type="float">
            <text:p>2,6489037275314</text:p>
          </table:table-cell>
          <table:table-cell office:value-type="float" office:value="8.8447225093842" calcext:value-type="float">
            <text:p>8,8447225093842</text:p>
          </table:table-cell>
          <table:table-cell office:value-type="float" office:value="-7.9118238323054" calcext:value-type="float">
            <text:p>-7,9118238323054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32</text:p>
          </table:table-cell>
          <table:table-cell office:value-type="float" office:value="7.0692604780197" calcext:value-type="float">
            <text:p>7,0692604780197</text:p>
          </table:table-cell>
          <table:table-cell office:value-type="float" office:value="7.9015827178955" calcext:value-type="float">
            <text:p>7,9015827178955</text:p>
          </table:table-cell>
          <table:table-cell office:value-type="float" office:value="89.621275093905" calcext:value-type="float">
            <text:p>89,621275093905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43</text:p>
          </table:table-cell>
          <table:table-cell office:value-type="float" office:value="8.8896495103836" calcext:value-type="float">
            <text:p>8,8896495103836</text:p>
          </table:table-cell>
          <table:table-cell office:value-type="float" office:value="9.0594387054443" calcext:value-type="float">
            <text:p>9,0594387054443</text:p>
          </table:table-cell>
          <table:table-cell office:value-type="float" office:value="71.334329380351" calcext:value-type="float">
            <text:p>71,334329380351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54</text:p>
          </table:table-cell>
          <table:table-cell office:value-type="float" office:value="8.6253184080124" calcext:value-type="float">
            <text:p>8,6253184080124</text:p>
          </table:table-cell>
          <table:table-cell office:value-type="float" office:value="9.9859017133713" calcext:value-type="float">
            <text:p>9,9859017133713</text:p>
          </table:table-cell>
          <table:table-cell office:value-type="float" office:value="101.09574475865" calcext:value-type="float">
            <text:p>101,0957447586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65</text:p>
          </table:table-cell>
          <table:table-cell office:value-type="float" office:value="0.73563389480114" calcext:value-type="float">
            <text:p>0,73563389480114</text:p>
          </table:table-cell>
          <table:table-cell office:value-type="float" office:value="10.118213891983" calcext:value-type="float">
            <text:p>10,118213891983</text:p>
          </table:table-cell>
          <table:table-cell office:value-type="float" office:value="100.41773698892" calcext:value-type="float">
            <text:p>100,417736988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76</text:p>
          </table:table-cell>
          <table:table-cell office:value-type="float" office:value="-0.1020017080009" calcext:value-type="float">
            <text:p>-0,1020017080009</text:p>
          </table:table-cell>
          <table:table-cell office:value-type="float" office:value="7.0619601011276" calcext:value-type="float">
            <text:p>7,0619601011276</text:p>
          </table:table-cell>
          <table:table-cell office:value-type="float" office:value="58.335503954796" calcext:value-type="float">
            <text:p>58,335503954796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87</text:p>
          </table:table-cell>
          <table:table-cell office:value-type="float" office:value="2.0696410536766" calcext:value-type="float">
            <text:p>2,0696410536766</text:p>
          </table:table-cell>
          <table:table-cell office:value-type="float" office:value="8.4500360488892" calcext:value-type="float">
            <text:p>8,4500360488892</text:p>
          </table:table-cell>
          <table:table-cell office:value-type="float" office:value="-49.980631299839" calcext:value-type="float">
            <text:p>-49,980631299839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98</text:p>
          </table:table-cell>
          <table:table-cell office:value-type="float" office:value="2.674386203289" calcext:value-type="float">
            <text:p>2,674386203289</text:p>
          </table:table-cell>
          <table:table-cell office:value-type="float" office:value="9.5986521244049" calcext:value-type="float">
            <text:p>9,5986521244049</text:p>
          </table:table-cell>
          <table:table-cell office:value-type="float" office:value="34.397953634809" calcext:value-type="float">
            <text:p>34,397953634809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309</text:p>
          </table:table-cell>
          <table:table-cell office:value-type="float" office:value="6.801141500473" calcext:value-type="float">
            <text:p>6,801141500473</text:p>
          </table:table-cell>
          <table:table-cell office:value-type="float" office:value="9.333313703537" calcext:value-type="float">
            <text:p>9,333313703537</text:p>
          </table:table-cell>
          <table:table-cell office:value-type="float" office:value="-47.083896816156" calcext:value-type="float">
            <text:p>-47,083896816156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320</text:p>
          </table:table-cell>
          <table:table-cell office:value-type="float" office:value="6.6416841745377" calcext:value-type="float">
            <text:p>6,6416841745377</text:p>
          </table:table-cell>
          <table:table-cell office:value-type="float" office:value="10.309913158417" calcext:value-type="float">
            <text:p>10,309913158417</text:p>
          </table:table-cell>
          <table:table-cell office:value-type="float" office:value="29.333912263251" calcext:value-type="float">
            <text:p>29,333912263251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331</text:p>
          </table:table-cell>
          <table:table-cell office:value-type="float" office:value="8.1487131118774" calcext:value-type="float">
            <text:p>8,1487131118774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00.26957654649" calcext:value-type="float">
            <text:p>-100,26957654649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342</text:p>
          </table:table-cell>
          <table:table-cell office:value-type="float" office:value="-0.68993709981441" calcext:value-type="float">
            <text:p>-0,68993709981441</text:p>
          </table:table-cell>
          <table:table-cell office:value-type="float" office:value="10.473172664642" calcext:value-type="float">
            <text:p>10,473172664642</text:p>
          </table:table-cell>
          <table:table-cell office:value-type="float" office:value="-53.619158875411" calcext:value-type="float">
            <text:p>-53,61915887541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353</text:p>
          </table:table-cell>
          <table:table-cell office:value-type="float" office:value="3.6974653601646" calcext:value-type="float">
            <text:p>3,6974653601646</text:p>
          </table:table-cell>
          <table:table-cell office:value-type="float" office:value="10.664157867432" calcext:value-type="float">
            <text:p>10,664157867432</text:p>
          </table:table-cell>
          <table:table-cell office:value-type="float" office:value="-178.21683245859" calcext:value-type="float">
            <text:p>-178,216832458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5</text:p>
          </table:table-cell>
          <table:table-cell office:value-type="float" office:value="0.56707907468081" calcext:value-type="float">
            <text:p>0,56707907468081</text:p>
          </table:table-cell>
          <table:table-cell office:value-type="float" office:value="-0.5851561576128" calcext:value-type="float">
            <text:p>-0,5851561576128</text:p>
          </table:table-cell>
          <table:table-cell office:value-type="float" office:value="122.81196132587" calcext:value-type="float">
            <text:p>122,81196132587</text:p>
          </table:table-cell>
          <table:table-cell office:value-type="float" office:value="11" calcext:value-type="float">
            <text:p>1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14</text:p>
          </table:table-cell>
          <table:table-cell office:value-type="float" office:value="1.0912775993347" calcext:value-type="float">
            <text:p>1,0912775993347</text:p>
          </table:table-cell>
          <table:table-cell office:value-type="float" office:value="0.36989033222198" calcext:value-type="float">
            <text:p>0,36989033222198</text:p>
          </table:table-cell>
          <table:table-cell office:value-type="float" office:value="-173.18202887371" calcext:value-type="float">
            <text:p>-173,18202887371</text:p>
          </table:table-cell>
          <table:table-cell office:value-type="float" office:value="11" calcext:value-type="float">
            <text:p>1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25</text:p>
          </table:table-cell>
          <table:table-cell office:value-type="float" office:value="3.5871633887291" calcext:value-type="float">
            <text:p>3,5871633887291</text:p>
          </table:table-cell>
          <table:table-cell office:value-type="float" office:value="-0.52196729928255" calcext:value-type="float">
            <text:p>-0,52196729928255</text:p>
          </table:table-cell>
          <table:table-cell office:value-type="float" office:value="-165.59804017377" calcext:value-type="float">
            <text:p>-165,59804017377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36</text:p>
          </table:table-cell>
          <table:table-cell office:value-type="float" office:value="4.3354454636574" calcext:value-type="float">
            <text:p>4,3354454636574</text:p>
          </table:table-cell>
          <table:table-cell office:value-type="float" office:value="0.90340957045555" calcext:value-type="float">
            <text:p>0,90340957045555</text:p>
          </table:table-cell>
          <table:table-cell office:value-type="float" office:value="-46.079226739847" calcext:value-type="float">
            <text:p>-46,079226739847</text:p>
          </table:table-cell>
          <table:table-cell office:value-type="float" office:value="10" calcext:value-type="float">
            <text:p>1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47</text:p>
          </table:table-cell>
          <table:table-cell office:value-type="float" office:value="4.5792365074158" calcext:value-type="float">
            <text:p>4,5792365074158</text:p>
          </table:table-cell>
          <table:table-cell office:value-type="float" office:value="-0.38167610764503" calcext:value-type="float">
            <text:p>-0,38167610764503</text:p>
          </table:table-cell>
          <table:table-cell office:value-type="float" office:value="142.20924590044" calcext:value-type="float">
            <text:p>142,20924590044</text:p>
          </table:table-cell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58</text:p>
          </table:table-cell>
          <table:table-cell office:value-type="float" office:value="4.8605751991272" calcext:value-type="float">
            <text:p>4,8605751991272</text:p>
          </table:table-cell>
          <table:table-cell office:value-type="float" office:value="0.60387514531612" calcext:value-type="float">
            <text:p>0,60387514531612</text:p>
          </table:table-cell>
          <table:table-cell office:value-type="float" office:value="-144.71526965973" calcext:value-type="float">
            <text:p>-144,71526965973</text:p>
          </table:table-cell>
          <table:table-cell office:value-type="float" office:value="10" calcext:value-type="float">
            <text:p>1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69</text:p>
          </table:table-cell>
          <table:table-cell office:value-type="float" office:value="10.085005760193" calcext:value-type="float">
            <text:p>10,085005760193</text:p>
          </table:table-cell>
          <table:table-cell office:value-type="float" office:value="0.66634327173233" calcext:value-type="float">
            <text:p>0,66634327173233</text:p>
          </table:table-cell>
          <table:table-cell office:value-type="float" office:value="152.35726241094" calcext:value-type="float">
            <text:p>152,35726241094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80</text:p>
          </table:table-cell>
          <table:table-cell office:value-type="float" office:value="1.3650226593018" calcext:value-type="float">
            <text:p>1,3650226593018</text:p>
          </table:table-cell>
          <table:table-cell office:value-type="float" office:value="2.0166976749897" calcext:value-type="float">
            <text:p>2,0166976749897</text:p>
          </table:table-cell>
          <table:table-cell office:value-type="float" office:value="-21.656938039573" calcext:value-type="float">
            <text:p>-21,656938039573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91</text:p>
          </table:table-cell>
          <table:table-cell office:value-type="float" office:value="2.6642483472824" calcext:value-type="float">
            <text:p>2,6642483472824</text:p>
          </table:table-cell>
          <table:table-cell office:value-type="float" office:value="3.7049204111099" calcext:value-type="float">
            <text:p>3,7049204111099</text:p>
          </table:table-cell>
          <table:table-cell office:value-type="float" office:value="-125.61992323323" calcext:value-type="float">
            <text:p>-125,61992323323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02</text:p>
          </table:table-cell>
          <table:table-cell office:value-type="float" office:value="0.30602091923356" calcext:value-type="float">
            <text:p>0,30602091923356</text:p>
          </table:table-cell>
          <table:table-cell office:value-type="float" office:value="0.29626423493028" calcext:value-type="float">
            <text:p>0,29626423493028</text:p>
          </table:table-cell>
          <table:table-cell office:value-type="float" office:value="3.2724115973825" calcext:value-type="float">
            <text:p>3,2724115973825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13</text:p>
          </table:table-cell>
          <table:table-cell office:value-type="float" office:value="4.0972304344177" calcext:value-type="float">
            <text:p>4,0972304344177</text:p>
          </table:table-cell>
          <table:table-cell office:value-type="float" office:value="-0.29876047745347" calcext:value-type="float">
            <text:p>-0,29876047745347</text:p>
          </table:table-cell>
          <table:table-cell office:value-type="float" office:value="-66.546350527721" calcext:value-type="float">
            <text:p>-66,546350527721</text:p>
          </table:table-cell>
          <table:table-cell office:value-type="float" office:value="10" calcext:value-type="float">
            <text:p>10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24</text:p>
          </table:table-cell>
          <table:table-cell office:value-type="float" office:value="7.5304436683655" calcext:value-type="float">
            <text:p>7,5304436683655</text:p>
          </table:table-cell>
          <table:table-cell office:value-type="float" office:value="-0.58501996099949" calcext:value-type="float">
            <text:p>-0,58501996099949</text:p>
          </table:table-cell>
          <table:table-cell office:value-type="float" office:value="102.40757389433" calcext:value-type="float">
            <text:p>102,40757389433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35</text:p>
          </table:table-cell>
          <table:table-cell office:value-type="float" office:value="1.9443808495998" calcext:value-type="float">
            <text:p>1,9443808495998</text:p>
          </table:table-cell>
          <table:table-cell office:value-type="float" office:value="2.589316368103" calcext:value-type="float">
            <text:p>2,589316368103</text:p>
          </table:table-cell>
          <table:table-cell office:value-type="float" office:value="-153.96738052368" calcext:value-type="float">
            <text:p>-153,96738052368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46</text:p>
          </table:table-cell>
          <table:table-cell office:value-type="float" office:value="7.9849445819855" calcext:value-type="float">
            <text:p>7,9849445819855</text:p>
          </table:table-cell>
          <table:table-cell office:value-type="float" office:value="-0.17920643091202" calcext:value-type="float">
            <text:p>-0,17920643091202</text:p>
          </table:table-cell>
          <table:table-cell office:value-type="float" office:value="-137.22148518653" calcext:value-type="float">
            <text:p>-137,22148518653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57</text:p>
          </table:table-cell>
          <table:table-cell office:value-type="float" office:value="-1.5809044241905" calcext:value-type="float">
            <text:p>-1,5809044241905</text:p>
          </table:table-cell>
          <table:table-cell office:value-type="float" office:value="1.7540660500526" calcext:value-type="float">
            <text:p>1,7540660500526</text:p>
          </table:table-cell>
          <table:table-cell office:value-type="float" office:value="-36.016432722663" calcext:value-type="float">
            <text:p>-36,016432722663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68</text:p>
          </table:table-cell>
          <table:table-cell office:value-type="float" office:value="2.1892292797565" calcext:value-type="float">
            <text:p>2,1892292797565</text:p>
          </table:table-cell>
          <table:table-cell office:value-type="float" office:value="4.1116499900818" calcext:value-type="float">
            <text:p>4,1116499900818</text:p>
          </table:table-cell>
          <table:table-cell office:value-type="float" office:value="161.69621534408" calcext:value-type="float">
            <text:p>161,69621534408</text:p>
          </table:table-cell>
          <table:table-cell office:value-type="float" office:value="10" calcext:value-type="float">
            <text:p>1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79</text:p>
          </table:table-cell>
          <table:table-cell office:value-type="float" office:value="-1.0918407142162" calcext:value-type="float">
            <text:p>-1,0918407142162</text:p>
          </table:table-cell>
          <table:table-cell office:value-type="float" office:value="4.7197490930557" calcext:value-type="float">
            <text:p>4,7197490930557</text:p>
          </table:table-cell>
          <table:table-cell office:value-type="float" office:value="-55.474516312787" calcext:value-type="float">
            <text:p>-55,474516312787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90</text:p>
          </table:table-cell>
          <table:table-cell office:value-type="float" office:value="2.7939414978027" calcext:value-type="float">
            <text:p>2,7939414978027</text:p>
          </table:table-cell>
          <table:table-cell office:value-type="float" office:value="2.1289019286633" calcext:value-type="float">
            <text:p>2,1289019286633</text:p>
          </table:table-cell>
          <table:table-cell office:value-type="float" office:value="-16.156118576694" calcext:value-type="float">
            <text:p>-16,156118576694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01</text:p>
          </table:table-cell>
          <table:table-cell office:value-type="float" office:value="4.2827445268631" calcext:value-type="float">
            <text:p>4,2827445268631</text:p>
          </table:table-cell>
          <table:table-cell office:value-type="float" office:value="4.1025456786156" calcext:value-type="float">
            <text:p>4,1025456786156</text:p>
          </table:table-cell>
          <table:table-cell office:value-type="float" office:value="119.81668897495" calcext:value-type="float">
            <text:p>119,81668897495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12</text:p>
          </table:table-cell>
          <table:table-cell office:value-type="float" office:value="6.3662683963776" calcext:value-type="float">
            <text:p>6,3662683963776</text:p>
          </table:table-cell>
          <table:table-cell office:value-type="float" office:value="3.0287995934486" calcext:value-type="float">
            <text:p>3,0287995934486</text:p>
          </table:table-cell>
          <table:table-cell office:value-type="float" office:value="-79.500975882172" calcext:value-type="float">
            <text:p>-79,500975882172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23</text:p>
          </table:table-cell>
          <table:table-cell office:value-type="float" office:value="10.084997415543" calcext:value-type="float">
            <text:p>10,084997415543</text:p>
          </table:table-cell>
          <table:table-cell office:value-type="float" office:value="2.6381766796112" calcext:value-type="float">
            <text:p>2,6381766796112</text:p>
          </table:table-cell>
          <table:table-cell office:value-type="float" office:value="-96.424669217152" calcext:value-type="float">
            <text:p>-96,424669217152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34</text:p>
          </table:table-cell>
          <table:table-cell office:value-type="float" office:value="-1.4399610459805" calcext:value-type="float">
            <text:p>-1,4399610459805</text:p>
          </table:table-cell>
          <table:table-cell office:value-type="float" office:value="3.8324970006943" calcext:value-type="float">
            <text:p>3,8324970006943</text:p>
          </table:table-cell>
          <table:table-cell office:value-type="float" office:value="-39.650081069606" calcext:value-type="float">
            <text:p>-39,650081069606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45</text:p>
          </table:table-cell>
          <table:table-cell office:value-type="float" office:value="0.51151759922504" calcext:value-type="float">
            <text:p>0,51151759922504</text:p>
          </table:table-cell>
          <table:table-cell office:value-type="float" office:value="2.0918151736259" calcext:value-type="float">
            <text:p>2,0918151736259</text:p>
          </table:table-cell>
          <table:table-cell office:value-type="float" office:value="13.073618909356" calcext:value-type="float">
            <text:p>13,073618909356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56</text:p>
          </table:table-cell>
          <table:table-cell office:value-type="float" office:value="-1.4263117313385" calcext:value-type="float">
            <text:p>-1,4263117313385</text:p>
          </table:table-cell>
          <table:table-cell office:value-type="float" office:value="8.8065922260284" calcext:value-type="float">
            <text:p>8,8065922260284</text:p>
          </table:table-cell>
          <table:table-cell office:value-type="float" office:value="-83.88701290082" calcext:value-type="float">
            <text:p>-83,88701290082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67</text:p>
          </table:table-cell>
          <table:table-cell office:value-type="float" office:value="4.0383666753769" calcext:value-type="float">
            <text:p>4,0383666753769</text:p>
          </table:table-cell>
          <table:table-cell office:value-type="float" office:value="3.8738867640495" calcext:value-type="float">
            <text:p>3,8738867640495</text:p>
          </table:table-cell>
          <table:table-cell office:value-type="float" office:value="-103.53816770444" calcext:value-type="float">
            <text:p>-103,53816770444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78</text:p>
          </table:table-cell>
          <table:table-cell office:value-type="float" office:value="5.0933676958084" calcext:value-type="float">
            <text:p>5,0933676958084</text:p>
          </table:table-cell>
          <table:table-cell office:value-type="float" office:value="6.2254065275192" calcext:value-type="float">
            <text:p>6,2254065275192</text:p>
          </table:table-cell>
          <table:table-cell office:value-type="float" office:value="-145.82677707551" calcext:value-type="float">
            <text:p>-145,82677707551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89</text:p>
          </table:table-cell>
          <table:table-cell office:value-type="float" office:value="6.3219338655472" calcext:value-type="float">
            <text:p>6,3219338655472</text:p>
          </table:table-cell>
          <table:table-cell office:value-type="float" office:value="4.2657852172852" calcext:value-type="float">
            <text:p>4,2657852172852</text:p>
          </table:table-cell>
          <table:table-cell office:value-type="float" office:value="-112.8442302631" calcext:value-type="float">
            <text:p>-112,844230263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00</text:p>
          </table:table-cell>
          <table:table-cell office:value-type="float" office:value="8.3187532424927" calcext:value-type="float">
            <text:p>8,3187532424927</text:p>
          </table:table-cell>
          <table:table-cell office:value-type="float" office:value="5.6447386741638" calcext:value-type="float">
            <text:p>5,6447386741638</text:p>
          </table:table-cell>
          <table:table-cell office:value-type="float" office:value="54.426544790815" calcext:value-type="float">
            <text:p>54,4265447908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11</text:p>
          </table:table-cell>
          <table:table-cell office:value-type="float" office:value="-1.5422247350216" calcext:value-type="float">
            <text:p>-1,5422247350216</text:p>
          </table:table-cell>
          <table:table-cell office:value-type="float" office:value="7.1369540691376" calcext:value-type="float">
            <text:p>7,1369540691376</text:p>
          </table:table-cell>
          <table:table-cell office:value-type="float" office:value="-98.313532057841" calcext:value-type="float">
            <text:p>-98,313532057841</text:p>
          </table:table-cell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22</text:p>
          </table:table-cell>
          <table:table-cell office:value-type="float" office:value="0.73108918964863" calcext:value-type="float">
            <text:p>0,73108918964863</text:p>
          </table:table-cell>
          <table:table-cell office:value-type="float" office:value="6.2935584783554" calcext:value-type="float">
            <text:p>6,2935584783554</text:p>
          </table:table-cell>
          <table:table-cell office:value-type="float" office:value="86.157993146568" calcext:value-type="float">
            <text:p>86,157993146568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33</text:p>
          </table:table-cell>
          <table:table-cell office:value-type="float" office:value="0.3966037184" calcext:value-type="float">
            <text:p>0,3966037184</text:p>
          </table:table-cell>
          <table:table-cell office:value-type="float" office:value="7.7430027723312" calcext:value-type="float">
            <text:p>7,7430027723312</text:p>
          </table:table-cell>
          <table:table-cell office:value-type="float" office:value="-17.998779085791" calcext:value-type="float">
            <text:p>-17,998779085791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44</text:p>
          </table:table-cell>
          <table:table-cell office:value-type="float" office:value="2.7103671431541" calcext:value-type="float">
            <text:p>2,7103671431541</text:p>
          </table:table-cell>
          <table:table-cell office:value-type="float" office:value="5.312819480896" calcext:value-type="float">
            <text:p>5,312819480896</text:p>
          </table:table-cell>
          <table:table-cell office:value-type="float" office:value="5.6312311986449" calcext:value-type="float">
            <text:p>5,631231198644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55</text:p>
          </table:table-cell>
          <table:table-cell office:value-type="float" office:value="4.9480265378952" calcext:value-type="float">
            <text:p>4,9480265378952</text:p>
          </table:table-cell>
          <table:table-cell office:value-type="float" office:value="5.3794437646866" calcext:value-type="float">
            <text:p>5,3794437646866</text:p>
          </table:table-cell>
          <table:table-cell office:value-type="float" office:value="-6.6401163578793" calcext:value-type="float">
            <text:p>-6,6401163578793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66</text:p>
          </table:table-cell>
          <table:table-cell office:value-type="float" office:value="7.8149622678757" calcext:value-type="float">
            <text:p>7,8149622678757</text:p>
          </table:table-cell>
          <table:table-cell office:value-type="float" office:value="4.5078706741333" calcext:value-type="float">
            <text:p>4,5078706741333</text:p>
          </table:table-cell>
          <table:table-cell office:value-type="float" office:value="104.50435064401" calcext:value-type="float">
            <text:p>104,50435064401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77</text:p>
          </table:table-cell>
          <table:table-cell office:value-type="float" office:value="9.7472512722015" calcext:value-type="float">
            <text:p>9,7472512722015</text:p>
          </table:table-cell>
          <table:table-cell office:value-type="float" office:value="8.2989585399628" calcext:value-type="float">
            <text:p>8,2989585399628</text:p>
          </table:table-cell>
          <table:table-cell office:value-type="float" office:value="-139.86192691098" calcext:value-type="float">
            <text:p>-139,86192691098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88</text:p>
          </table:table-cell>
          <table:table-cell office:value-type="float" office:value="-1.2635567784309" calcext:value-type="float">
            <text:p>-1,2635567784309</text:p>
          </table:table-cell>
          <table:table-cell office:value-type="float" office:value="6.1870032548904" calcext:value-type="float">
            <text:p>6,1870032548904</text:p>
          </table:table-cell>
          <table:table-cell office:value-type="float" office:value="37.923712259645" calcext:value-type="float">
            <text:p>37,923712259645</text:p>
          </table:table-cell>
          <table:table-cell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99</text:p>
          </table:table-cell>
          <table:table-cell office:value-type="float" office:value="2.8709846735001" calcext:value-type="float">
            <text:p>2,8709846735001</text:p>
          </table:table-cell>
          <table:table-cell office:value-type="float" office:value="7.2879081964493" calcext:value-type="float">
            <text:p>7,2879081964493</text:p>
          </table:table-cell>
          <table:table-cell office:value-type="float" office:value="70.467350589242" calcext:value-type="float">
            <text:p>70,467350589242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10</text:p>
          </table:table-cell>
          <table:table-cell office:value-type="float" office:value="2.5198972225189" calcext:value-type="float">
            <text:p>2,5198972225189</text:p>
          </table:table-cell>
          <table:table-cell office:value-type="float" office:value="6.3839036226273" calcext:value-type="float">
            <text:p>6,3839036226273</text:p>
          </table:table-cell>
          <table:table-cell office:value-type="float" office:value="139.44992593899" calcext:value-type="float">
            <text:p>139,4499259389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21</text:p>
          </table:table-cell>
          <table:table-cell office:value-type="float" office:value="2.394323348999" calcext:value-type="float">
            <text:p>2,394323348999</text:p>
          </table:table-cell>
          <table:table-cell office:value-type="float" office:value="8.7634068727493" calcext:value-type="float">
            <text:p>8,7634068727493</text:p>
          </table:table-cell>
          <table:table-cell office:value-type="float" office:value="42.004220045296" calcext:value-type="float">
            <text:p>42,004220045296</text:p>
          </table:table-cell>
          <table:table-cell office:value-type="float" office:value="10" calcext:value-type="float">
            <text:p>1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32</text:p>
          </table:table-cell>
          <table:table-cell office:value-type="float" office:value="7.0578968524933" calcext:value-type="float">
            <text:p>7,0578968524933</text:p>
          </table:table-cell>
          <table:table-cell office:value-type="float" office:value="7.5267487764359" calcext:value-type="float">
            <text:p>7,5267487764359</text:p>
          </table:table-cell>
          <table:table-cell office:value-type="float" office:value="84.706572970008" calcext:value-type="float">
            <text:p>84,706572970008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43</text:p>
          </table:table-cell>
          <table:table-cell office:value-type="float" office:value="8.8485944271088" calcext:value-type="float">
            <text:p>8,8485944271088</text:p>
          </table:table-cell>
          <table:table-cell office:value-type="float" office:value="8.7136572599411" calcext:value-type="float">
            <text:p>8,7136572599411</text:p>
          </table:table-cell>
          <table:table-cell office:value-type="float" office:value="92.176009135641" calcext:value-type="float">
            <text:p>92,176009135641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54</text:p>
          </table:table-cell>
          <table:table-cell office:value-type="float" office:value="8.7184226512909" calcext:value-type="float">
            <text:p>8,7184226512909</text:p>
          </table:table-cell>
          <table:table-cell office:value-type="float" office:value="9.7315418720245" calcext:value-type="float">
            <text:p>9,7315418720245</text:p>
          </table:table-cell>
          <table:table-cell office:value-type="float" office:value="112.30308007283" calcext:value-type="float">
            <text:p>112,3030800728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65</text:p>
          </table:table-cell>
          <table:table-cell office:value-type="float" office:value="0.91042891144753" calcext:value-type="float">
            <text:p>0,91042891144753</text:p>
          </table:table-cell>
          <table:table-cell office:value-type="float" office:value="9.8299026489258" calcext:value-type="float">
            <text:p>9,8299026489258</text:p>
          </table:table-cell>
          <table:table-cell office:value-type="float" office:value="127.18163174429" calcext:value-type="float">
            <text:p>127,181631744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76</text:p>
          </table:table-cell>
          <table:table-cell office:value-type="float" office:value="-0.17287258058786" calcext:value-type="float">
            <text:p>-0,17287258058786</text:p>
          </table:table-cell>
          <table:table-cell office:value-type="float" office:value="6.7659115791321" calcext:value-type="float">
            <text:p>6,7659115791321</text:p>
          </table:table-cell>
          <table:table-cell office:value-type="float" office:value="95.055751739794" calcext:value-type="float">
            <text:p>95,055751739794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87</text:p>
          </table:table-cell>
          <table:table-cell office:value-type="float" office:value="1.8477644026279" calcext:value-type="float">
            <text:p>1,8477644026279</text:p>
          </table:table-cell>
          <table:table-cell office:value-type="float" office:value="8.5090428590775" calcext:value-type="float">
            <text:p>8,5090428590775</text:p>
          </table:table-cell>
          <table:table-cell office:value-type="float" office:value="4.0475230213184" calcext:value-type="float">
            <text:p>4,0475230213184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98</text:p>
          </table:table-cell>
          <table:table-cell office:value-type="float" office:value="2.554594874382" calcext:value-type="float">
            <text:p>2,554594874382</text:p>
          </table:table-cell>
          <table:table-cell office:value-type="float" office:value="9.4044142961502" calcext:value-type="float">
            <text:p>9,4044142961502</text:p>
          </table:table-cell>
          <table:table-cell office:value-type="float" office:value="60.787001992487" calcext:value-type="float">
            <text:p>60,787001992487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309</text:p>
          </table:table-cell>
          <table:table-cell office:value-type="float" office:value="6.5297931432724" calcext:value-type="float">
            <text:p>6,5297931432724</text:p>
          </table:table-cell>
          <table:table-cell office:value-type="float" office:value="9.6242523193359" calcext:value-type="float">
            <text:p>9,6242523193359</text:p>
          </table:table-cell>
          <table:table-cell office:value-type="float" office:value="-47.109376093385" calcext:value-type="float">
            <text:p>-47,109376093385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320</text:p>
          </table:table-cell>
          <table:table-cell office:value-type="float" office:value="6.5152943134308" calcext:value-type="float">
            <text:p>6,5152943134308</text:p>
          </table:table-cell>
          <table:table-cell office:value-type="float" office:value="10.227041244507" calcext:value-type="float">
            <text:p>10,227041244507</text:p>
          </table:table-cell>
          <table:table-cell office:value-type="float" office:value="32.970912517256" calcext:value-type="float">
            <text:p>32,970912517256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331</text:p>
          </table:table-cell>
          <table:table-cell office:value-type="float" office:value="8.4381902217865" calcext:value-type="float">
            <text:p>8,4381902217865</text:p>
          </table:table-cell>
          <table:table-cell office:value-type="float" office:value="11.085015535355" calcext:value-type="float">
            <text:p>11,085015535355</text:p>
          </table:table-cell>
          <table:table-cell office:value-type="float" office:value="-111.5451868932" calcext:value-type="float">
            <text:p>-111,5451868932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342</text:p>
          </table:table-cell>
          <table:table-cell office:value-type="float" office:value="-0.56032408028841" calcext:value-type="float">
            <text:p>-0,56032408028841</text:p>
          </table:table-cell>
          <table:table-cell office:value-type="float" office:value="10.602910518646" calcext:value-type="float">
            <text:p>10,602910518646</text:p>
          </table:table-cell>
          <table:table-cell office:value-type="float" office:value="-77.897377074904" calcext:value-type="float">
            <text:p>-77,89737707490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353</text:p>
          </table:table-cell>
          <table:table-cell office:value-type="float" office:value="3.9348030090332" calcext:value-type="float">
            <text:p>3,9348030090332</text:p>
          </table:table-cell>
          <table:table-cell office:value-type="float" office:value="10.740644931793" calcext:value-type="float">
            <text:p>10,740644931793</text:p>
          </table:table-cell>
          <table:table-cell office:value-type="float" office:value="-154.93681628233" calcext:value-type="float">
            <text:p>-154,936816282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5</text:p>
          </table:table-cell>
          <table:table-cell office:value-type="float" office:value="0.92999674379826" calcext:value-type="float">
            <text:p>0,92999674379826</text:p>
          </table:table-cell>
          <table:table-cell office:value-type="float" office:value="-0.58524049818516" calcext:value-type="float">
            <text:p>-0,58524049818516</text:p>
          </table:table-cell>
          <table:table-cell office:value-type="float" office:value="123.53065666879" calcext:value-type="float">
            <text:p>123,53065666879</text:p>
          </table:table-cell>
          <table:table-cell office:value-type="float" office:value="11" calcext:value-type="float">
            <text:p>1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14</text:p>
          </table:table-cell>
          <table:table-cell office:value-type="float" office:value="1.1485527455807" calcext:value-type="float">
            <text:p>1,1485527455807</text:p>
          </table:table-cell>
          <table:table-cell office:value-type="float" office:value="0.15602487139404" calcext:value-type="float">
            <text:p>0,15602487139404</text:p>
          </table:table-cell>
          <table:table-cell office:value-type="float" office:value="96.230019429687" calcext:value-type="float">
            <text:p>96,230019429687</text:p>
          </table:table-cell>
          <table:table-cell office:value-type="float" office:value="11" calcext:value-type="float">
            <text:p>1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25</text:p>
          </table:table-cell>
          <table:table-cell office:value-type="float" office:value="3.7571901082993" calcext:value-type="float">
            <text:p>3,7571901082993</text:p>
          </table:table-cell>
          <table:table-cell office:value-type="float" office:value="-0.36776605993509" calcext:value-type="float">
            <text:p>-0,36776605993509</text:p>
          </table:table-cell>
          <table:table-cell office:value-type="float" office:value="-122.63574873566" calcext:value-type="float">
            <text:p>-122,63574873566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36</text:p>
          </table:table-cell>
          <table:table-cell office:value-type="float" office:value="4.2012172937393" calcext:value-type="float">
            <text:p>4,2012172937393</text:p>
          </table:table-cell>
          <table:table-cell office:value-type="float" office:value="0.89148856699467" calcext:value-type="float">
            <text:p>0,89148856699467</text:p>
          </table:table-cell>
          <table:table-cell office:value-type="float" office:value="24.313028830632" calcext:value-type="float">
            <text:p>24,313028830632</text:p>
          </table:table-cell>
          <table:table-cell office:value-type="float" office:value="10" calcext:value-type="float">
            <text:p>1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47</text:p>
          </table:table-cell>
          <table:table-cell office:value-type="float" office:value="4.4724327325821" calcext:value-type="float">
            <text:p>4,4724327325821</text:p>
          </table:table-cell>
          <table:table-cell office:value-type="float" office:value="-0.58500356972218" calcext:value-type="float">
            <text:p>-0,58500356972218</text:p>
          </table:table-cell>
          <table:table-cell office:value-type="float" office:value="56.877113451624" calcext:value-type="float">
            <text:p>56,877113451624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58</text:p>
          </table:table-cell>
          <table:table-cell office:value-type="float" office:value="5.0581961870193" calcext:value-type="float">
            <text:p>5,0581961870193</text:p>
          </table:table-cell>
          <table:table-cell office:value-type="float" office:value="0.43861396610737" calcext:value-type="float">
            <text:p>0,43861396610737</text:p>
          </table:table-cell>
          <table:table-cell office:value-type="float" office:value="139.23507587166" calcext:value-type="float">
            <text:p>139,23507587166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69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0.66715382039547" calcext:value-type="float">
            <text:p>0,66715382039547</text:p>
          </table:table-cell>
          <table:table-cell office:value-type="float" office:value="151.59350595656" calcext:value-type="float">
            <text:p>151,59350595656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80</text:p>
          </table:table-cell>
          <table:table-cell office:value-type="float" office:value="1.161622852087" calcext:value-type="float">
            <text:p>1,161622852087</text:p>
          </table:table-cell>
          <table:table-cell office:value-type="float" office:value="1.8178570270538" calcext:value-type="float">
            <text:p>1,8178570270538</text:p>
          </table:table-cell>
          <table:table-cell office:value-type="float" office:value="41.916041996828" calcext:value-type="float">
            <text:p>41,916041996828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91</text:p>
          </table:table-cell>
          <table:table-cell office:value-type="float" office:value="2.5315180420876" calcext:value-type="float">
            <text:p>2,5315180420876</text:p>
          </table:table-cell>
          <table:table-cell office:value-type="float" office:value="3.874244093895" calcext:value-type="float">
            <text:p>3,874244093895</text:p>
          </table:table-cell>
          <table:table-cell office:value-type="float" office:value="-41.24957968475" calcext:value-type="float">
            <text:p>-41,24957968475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02</text:p>
          </table:table-cell>
          <table:table-cell office:value-type="float" office:value="0.28765518218279" calcext:value-type="float">
            <text:p>0,28765518218279</text:p>
          </table:table-cell>
          <table:table-cell office:value-type="float" office:value="0.075652659870684" calcext:value-type="float">
            <text:p>0,075652659870684</text:p>
          </table:table-cell>
          <table:table-cell office:value-type="float" office:value="94.022407653225" calcext:value-type="float">
            <text:p>94,022407653225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13</text:p>
          </table:table-cell>
          <table:table-cell office:value-type="float" office:value="4.1589212417603" calcext:value-type="float">
            <text:p>4,1589212417603</text:p>
          </table:table-cell>
          <table:table-cell office:value-type="float" office:value="-0.12134056538343" calcext:value-type="float">
            <text:p>-0,12134056538343</text:p>
          </table:table-cell>
          <table:table-cell office:value-type="float" office:value="-124.54471618507" calcext:value-type="float">
            <text:p>-124,54471618507</text:p>
          </table:table-cell>
          <table:table-cell office:value-type="float" office:value="10" calcext:value-type="float">
            <text:p>10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24</text:p>
          </table:table-cell>
          <table:table-cell office:value-type="float" office:value="7.3737400770187" calcext:value-type="float">
            <text:p>7,3737400770187</text:p>
          </table:table-cell>
          <table:table-cell office:value-type="float" office:value="-0.58500342071056" calcext:value-type="float">
            <text:p>-0,58500342071056</text:p>
          </table:table-cell>
          <table:table-cell office:value-type="float" office:value="79.023050654466" calcext:value-type="float">
            <text:p>79,023050654466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35</text:p>
          </table:table-cell>
          <table:table-cell office:value-type="float" office:value="2.1058936417103" calcext:value-type="float">
            <text:p>2,1058936417103</text:p>
          </table:table-cell>
          <table:table-cell office:value-type="float" office:value="2.4074618518353" calcext:value-type="float">
            <text:p>2,4074618518353</text:p>
          </table:table-cell>
          <table:table-cell office:value-type="float" office:value="125.58206479261" calcext:value-type="float">
            <text:p>125,58206479261</text:p>
          </table:table-cell>
          <table:table-cell office:value-type="float" office:value="10" calcext:value-type="float">
            <text:p>1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46</text:p>
          </table:table-cell>
          <table:table-cell office:value-type="float" office:value="8.3109158277512" calcext:value-type="float">
            <text:p>8,3109158277512</text:p>
          </table:table-cell>
          <table:table-cell office:value-type="float" office:value="0.012147651286796" calcext:value-type="float">
            <text:p>0,012147651286796</text:p>
          </table:table-cell>
          <table:table-cell office:value-type="float" office:value="-147.32423557597" calcext:value-type="float">
            <text:p>-147,32423557597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57</text:p>
          </table:table-cell>
          <table:table-cell office:value-type="float" office:value="-1.5804435312748" calcext:value-type="float">
            <text:p>-1,5804435312748</text:p>
          </table:table-cell>
          <table:table-cell office:value-type="float" office:value="2.0038878917694" calcext:value-type="float">
            <text:p>2,0038878917694</text:p>
          </table:table-cell>
          <table:table-cell office:value-type="float" office:value="-34.307035291271" calcext:value-type="float">
            <text:p>-34,307035291271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68</text:p>
          </table:table-cell>
          <table:table-cell office:value-type="float" office:value="2.1866020560265" calcext:value-type="float">
            <text:p>2,1866020560265</text:p>
          </table:table-cell>
          <table:table-cell office:value-type="float" office:value="3.8961082696915" calcext:value-type="float">
            <text:p>3,8961082696915</text:p>
          </table:table-cell>
          <table:table-cell office:value-type="float" office:value="77.130764153353" calcext:value-type="float">
            <text:p>77,130764153353</text:p>
          </table:table-cell>
          <table:table-cell office:value-type="float" office:value="10" calcext:value-type="float">
            <text:p>10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79</text:p>
          </table:table-cell>
          <table:table-cell office:value-type="float" office:value="-1.0826965421438" calcext:value-type="float">
            <text:p>-1,0826965421438</text:p>
          </table:table-cell>
          <table:table-cell office:value-type="float" office:value="5.0199007987976" calcext:value-type="float">
            <text:p>5,0199007987976</text:p>
          </table:table-cell>
          <table:table-cell office:value-type="float" office:value="-100.37555967926" calcext:value-type="float">
            <text:p>-100,37555967926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90</text:p>
          </table:table-cell>
          <table:table-cell office:value-type="float" office:value="2.6233270764351" calcext:value-type="float">
            <text:p>2,6233270764351</text:p>
          </table:table-cell>
          <table:table-cell office:value-type="float" office:value="2.3311224579811" calcext:value-type="float">
            <text:p>2,3311224579811</text:p>
          </table:table-cell>
          <table:table-cell office:value-type="float" office:value="-43.513975705311" calcext:value-type="float">
            <text:p>-43,513975705311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01</text:p>
          </table:table-cell>
          <table:table-cell office:value-type="float" office:value="4.2011150717735" calcext:value-type="float">
            <text:p>4,2011150717735</text:p>
          </table:table-cell>
          <table:table-cell office:value-type="float" office:value="4.0891560912132" calcext:value-type="float">
            <text:p>4,0891560912132</text:p>
          </table:table-cell>
          <table:table-cell office:value-type="float" office:value="32.228446310493" calcext:value-type="float">
            <text:p>32,228446310493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12</text:p>
          </table:table-cell>
          <table:table-cell office:value-type="float" office:value="6.1893713474274" calcext:value-type="float">
            <text:p>6,1893713474274</text:p>
          </table:table-cell>
          <table:table-cell office:value-type="float" office:value="3.316804766655" calcext:value-type="float">
            <text:p>3,316804766655</text:p>
          </table:table-cell>
          <table:table-cell office:value-type="float" office:value="-53.067754788004" calcext:value-type="float">
            <text:p>-53,06775478800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23</text:p>
          </table:table-cell>
          <table:table-cell office:value-type="float" office:value="10.011112689972" calcext:value-type="float">
            <text:p>10,011112689972</text:p>
          </table:table-cell>
          <table:table-cell office:value-type="float" office:value="2.9720312356949" calcext:value-type="float">
            <text:p>2,9720312356949</text:p>
          </table:table-cell>
          <table:table-cell office:value-type="float" office:value="-71.992109535606" calcext:value-type="float">
            <text:p>-71,992109535606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34</text:p>
          </table:table-cell>
          <table:table-cell office:value-type="float" office:value="-1.5838745236397" calcext:value-type="float">
            <text:p>-1,5838745236397</text:p>
          </table:table-cell>
          <table:table-cell office:value-type="float" office:value="4.0928220748901" calcext:value-type="float">
            <text:p>4,0928220748901</text:p>
          </table:table-cell>
          <table:table-cell office:value-type="float" office:value="-34.627789904358" calcext:value-type="float">
            <text:p>-34,627789904358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45</text:p>
          </table:table-cell>
          <table:table-cell office:value-type="float" office:value="0.34086525440216" calcext:value-type="float">
            <text:p>0,34086525440216</text:p>
          </table:table-cell>
          <table:table-cell office:value-type="float" office:value="2.2401741147041" calcext:value-type="float">
            <text:p>2,2401741147041</text:p>
          </table:table-cell>
          <table:table-cell office:value-type="float" office:value="-46.91803721106" calcext:value-type="float">
            <text:p>-46,91803721106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56</text:p>
          </table:table-cell>
          <table:table-cell office:value-type="float" office:value="-1.4375422894955" calcext:value-type="float">
            <text:p>-1,4375422894955</text:p>
          </table:table-cell>
          <table:table-cell office:value-type="float" office:value="9.0564250946045" calcext:value-type="float">
            <text:p>9,0564250946045</text:p>
          </table:table-cell>
          <table:table-cell office:value-type="float" office:value="-87.976838373075" calcext:value-type="float">
            <text:p>-87,97683837307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67</text:p>
          </table:table-cell>
          <table:table-cell office:value-type="float" office:value="3.9232045412064" calcext:value-type="float">
            <text:p>3,9232045412064</text:p>
          </table:table-cell>
          <table:table-cell office:value-type="float" office:value="3.9651796221733" calcext:value-type="float">
            <text:p>3,9651796221733</text:p>
          </table:table-cell>
          <table:table-cell office:value-type="float" office:value="-59.177061554733" calcext:value-type="float">
            <text:p>-59,177061554733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78</text:p>
          </table:table-cell>
          <table:table-cell office:value-type="float" office:value="5.401326417923" calcext:value-type="float">
            <text:p>5,401326417923</text:p>
          </table:table-cell>
          <table:table-cell office:value-type="float" office:value="6.3760727643967" calcext:value-type="float">
            <text:p>6,3760727643967</text:p>
          </table:table-cell>
          <table:table-cell office:value-type="float" office:value="-156.76961582937" calcext:value-type="float">
            <text:p>-156,76961582937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89</text:p>
          </table:table-cell>
          <table:table-cell office:value-type="float" office:value="6.4625418186188" calcext:value-type="float">
            <text:p>6,4625418186188</text:p>
          </table:table-cell>
          <table:table-cell office:value-type="float" office:value="4.5566058158875" calcext:value-type="float">
            <text:p>4,5566058158875</text:p>
          </table:table-cell>
          <table:table-cell office:value-type="float" office:value="-115.66860660626" calcext:value-type="float">
            <text:p>-115,6686066062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00</text:p>
          </table:table-cell>
          <table:table-cell office:value-type="float" office:value="8.253401517868" calcext:value-type="float">
            <text:p>8,253401517868</text:p>
          </table:table-cell>
          <table:table-cell office:value-type="float" office:value="5.3223210573196" calcext:value-type="float">
            <text:p>5,3223210573196</text:p>
          </table:table-cell>
          <table:table-cell office:value-type="float" office:value="85.245030700781" calcext:value-type="float">
            <text:p>85,24503070078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11</text:p>
          </table:table-cell>
          <table:table-cell office:value-type="float" office:value="-1.3794557750225" calcext:value-type="float">
            <text:p>-1,3794557750225</text:p>
          </table:table-cell>
          <table:table-cell office:value-type="float" office:value="7.4323356151581" calcext:value-type="float">
            <text:p>7,4323356151581</text:p>
          </table:table-cell>
          <table:table-cell office:value-type="float" office:value="-125.02702178469" calcext:value-type="float">
            <text:p>-125,02702178469</text:p>
          </table:table-cell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22</text:p>
          </table:table-cell>
          <table:table-cell office:value-type="float" office:value="0.70450201630592" calcext:value-type="float">
            <text:p>0,70450201630592</text:p>
          </table:table-cell>
          <table:table-cell office:value-type="float" office:value="5.8970350027084" calcext:value-type="float">
            <text:p>5,8970350027084</text:p>
          </table:table-cell>
          <table:table-cell office:value-type="float" office:value="86.148166352776" calcext:value-type="float">
            <text:p>86,148166352776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33</text:p>
          </table:table-cell>
          <table:table-cell office:value-type="float" office:value="0.018019400304183" calcext:value-type="float">
            <text:p>0,018019400304183</text:p>
          </table:table-cell>
          <table:table-cell office:value-type="float" office:value="7.8647768497467" calcext:value-type="float">
            <text:p>7,8647768497467</text:p>
          </table:table-cell>
          <table:table-cell office:value-type="float" office:value="-17.986410172882" calcext:value-type="float">
            <text:p>-17,986410172882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44</text:p>
          </table:table-cell>
          <table:table-cell office:value-type="float" office:value="2.6132461428642" calcext:value-type="float">
            <text:p>2,6132461428642</text:p>
          </table:table-cell>
          <table:table-cell office:value-type="float" office:value="5.2841460704803" calcext:value-type="float">
            <text:p>5,2841460704803</text:p>
          </table:table-cell>
          <table:table-cell office:value-type="float" office:value="13.368806261925" calcext:value-type="float">
            <text:p>13,368806261925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55</text:p>
          </table:table-cell>
          <table:table-cell office:value-type="float" office:value="4.7047299146652" calcext:value-type="float">
            <text:p>4,7047299146652</text:p>
          </table:table-cell>
          <table:table-cell office:value-type="float" office:value="5.5702996253967" calcext:value-type="float">
            <text:p>5,5702996253967</text:p>
          </table:table-cell>
          <table:table-cell office:value-type="float" office:value="-46.055339703894" calcext:value-type="float">
            <text:p>-46,055339703894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66</text:p>
          </table:table-cell>
          <table:table-cell office:value-type="float" office:value="7.8818964958191" calcext:value-type="float">
            <text:p>7,8818964958191</text:p>
          </table:table-cell>
          <table:table-cell office:value-type="float" office:value="4.1296535730362" calcext:value-type="float">
            <text:p>4,1296535730362</text:p>
          </table:table-cell>
          <table:table-cell office:value-type="float" office:value="98.585825816841" calcext:value-type="float">
            <text:p>98,585825816841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77</text:p>
          </table:table-cell>
          <table:table-cell office:value-type="float" office:value="10.038936138153" calcext:value-type="float">
            <text:p>10,038936138153</text:p>
          </table:table-cell>
          <table:table-cell office:value-type="float" office:value="8.3027613162994" calcext:value-type="float">
            <text:p>8,3027613162994</text:p>
          </table:table-cell>
          <table:table-cell office:value-type="float" office:value="171.82165346328" calcext:value-type="float">
            <text:p>171,82165346328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88</text:p>
          </table:table-cell>
          <table:table-cell office:value-type="float" office:value="-1.4575366675854" calcext:value-type="float">
            <text:p>-1,4575366675854</text:p>
          </table:table-cell>
          <table:table-cell office:value-type="float" office:value="5.9017103910446" calcext:value-type="float">
            <text:p>5,9017103910446</text:p>
          </table:table-cell>
          <table:table-cell office:value-type="float" office:value="61.100550517914" calcext:value-type="float">
            <text:p>61,100550517914</text:p>
          </table:table-cell>
          <table:table-cell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99</text:p>
          </table:table-cell>
          <table:table-cell office:value-type="float" office:value="2.8541821241379" calcext:value-type="float">
            <text:p>2,8541821241379</text:p>
          </table:table-cell>
          <table:table-cell office:value-type="float" office:value="6.9618314504623" calcext:value-type="float">
            <text:p>6,9618314504623</text:p>
          </table:table-cell>
          <table:table-cell office:value-type="float" office:value="92.777937840504" calcext:value-type="float">
            <text:p>92,777937840504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10</text:p>
          </table:table-cell>
          <table:table-cell office:value-type="float" office:value="2.8355371952057" calcext:value-type="float">
            <text:p>2,8355371952057</text:p>
          </table:table-cell>
          <table:table-cell office:value-type="float" office:value="6.1896336078644" calcext:value-type="float">
            <text:p>6,1896336078644</text:p>
          </table:table-cell>
          <table:table-cell office:value-type="float" office:value="151.22152285971" calcext:value-type="float">
            <text:p>151,2215228597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21</text:p>
          </table:table-cell>
          <table:table-cell office:value-type="float" office:value="2.5180393457413" calcext:value-type="float">
            <text:p>2,5180393457413</text:p>
          </table:table-cell>
          <table:table-cell office:value-type="float" office:value="8.5792195796967" calcext:value-type="float">
            <text:p>8,5792195796967</text:p>
          </table:table-cell>
          <table:table-cell office:value-type="float" office:value="132.75286346484" calcext:value-type="float">
            <text:p>132,75286346484</text:p>
          </table:table-cell>
          <table:table-cell office:value-type="float" office:value="10" calcext:value-type="float">
            <text:p>1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32</text:p>
          </table:table-cell>
          <table:table-cell office:value-type="float" office:value="6.9078171253204" calcext:value-type="float">
            <text:p>6,9078171253204</text:p>
          </table:table-cell>
          <table:table-cell office:value-type="float" office:value="7.3805737495422" calcext:value-type="float">
            <text:p>7,3805737495422</text:p>
          </table:table-cell>
          <table:table-cell office:value-type="float" office:value="41.570628144938" calcext:value-type="float">
            <text:p>41,570628144938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43</text:p>
          </table:table-cell>
          <table:table-cell office:value-type="float" office:value="8.9981251955032" calcext:value-type="float">
            <text:p>8,9981251955032</text:p>
          </table:table-cell>
          <table:table-cell office:value-type="float" office:value="8.4234219789505" calcext:value-type="float">
            <text:p>8,4234219789505</text:p>
          </table:table-cell>
          <table:table-cell office:value-type="float" office:value="124.35568366081" calcext:value-type="float">
            <text:p>124,35568366081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54</text:p>
          </table:table-cell>
          <table:table-cell office:value-type="float" office:value="8.8776361942291" calcext:value-type="float">
            <text:p>8,8776361942291</text:p>
          </table:table-cell>
          <table:table-cell office:value-type="float" office:value="9.4968909025192" calcext:value-type="float">
            <text:p>9,4968909025192</text:p>
          </table:table-cell>
          <table:table-cell office:value-type="float" office:value="126.82473735445" calcext:value-type="float">
            <text:p>126,8247373544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65</text:p>
          </table:table-cell>
          <table:table-cell office:value-type="float" office:value="1.1924515664577" calcext:value-type="float">
            <text:p>1,1924515664577</text:p>
          </table:table-cell>
          <table:table-cell office:value-type="float" office:value="9.6908986568451" calcext:value-type="float">
            <text:p>9,6908986568451</text:p>
          </table:table-cell>
          <table:table-cell office:value-type="float" office:value="163.34595498006" calcext:value-type="float">
            <text:p>163,345954980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76</text:p>
          </table:table-cell>
          <table:table-cell office:value-type="float" office:value="0.056031844578683" calcext:value-type="float">
            <text:p>0,056031844578683</text:p>
          </table:table-cell>
          <table:table-cell office:value-type="float" office:value="6.6586452722549" calcext:value-type="float">
            <text:p>6,6586452722549</text:p>
          </table:table-cell>
          <table:table-cell office:value-type="float" office:value="164.90483435856" calcext:value-type="float">
            <text:p>164,90483435856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87</text:p>
          </table:table-cell>
          <table:table-cell office:value-type="float" office:value="1.8330430984497" calcext:value-type="float">
            <text:p>1,8330430984497</text:p>
          </table:table-cell>
          <table:table-cell office:value-type="float" office:value="8.2880866527557" calcext:value-type="float">
            <text:p>8,2880866527557</text:p>
          </table:table-cell>
          <table:table-cell office:value-type="float" office:value="94.834765051581" calcext:value-type="float">
            <text:p>94,83476505158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98</text:p>
          </table:table-cell>
          <table:table-cell office:value-type="float" office:value="2.5328925251961" calcext:value-type="float">
            <text:p>2,5328925251961</text:p>
          </table:table-cell>
          <table:table-cell office:value-type="float" office:value="9.1775333881378" calcext:value-type="float">
            <text:p>9,1775333881378</text:p>
          </table:table-cell>
          <table:table-cell office:value-type="float" office:value="87.153492459826" calcext:value-type="float">
            <text:p>87,153492459826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309</text:p>
          </table:table-cell>
          <table:table-cell office:value-type="float" office:value="6.6690123081207" calcext:value-type="float">
            <text:p>6,6690123081207</text:p>
          </table:table-cell>
          <table:table-cell office:value-type="float" office:value="9.7496283054352" calcext:value-type="float">
            <text:p>9,7496283054352</text:p>
          </table:table-cell>
          <table:table-cell office:value-type="float" office:value="-135.28566147871" calcext:value-type="float">
            <text:p>-135,28566147871</text:p>
          </table:table-cell>
          <table:table-cell office:value-type="float" office:value="11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320</text:p>
          </table:table-cell>
          <table:table-cell office:value-type="float" office:value="6.6188830137253" calcext:value-type="float">
            <text:p>6,6188830137253</text:p>
          </table:table-cell>
          <table:table-cell office:value-type="float" office:value="10.073111057281" calcext:value-type="float">
            <text:p>10,073111057281</text:p>
          </table:table-cell>
          <table:table-cell office:value-type="float" office:value="123.29962450987" calcext:value-type="float">
            <text:p>123,29962450987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331</text:p>
          </table:table-cell>
          <table:table-cell office:value-type="float" office:value="8.5906445980072" calcext:value-type="float">
            <text:p>8,5906445980072</text:p>
          </table:table-cell>
          <table:table-cell office:value-type="float" office:value="11.072478294373" calcext:value-type="float">
            <text:p>11,072478294373</text:p>
          </table:table-cell>
          <table:table-cell office:value-type="float" office:value="-117.75272059592" calcext:value-type="float">
            <text:p>-117,75272059592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342</text:p>
          </table:table-cell>
          <table:table-cell office:value-type="float" office:value="-0.31859628856182" calcext:value-type="float">
            <text:p>-0,31859628856182</text:p>
          </table:table-cell>
          <table:table-cell office:value-type="float" office:value="10.84462761879" calcext:value-type="float">
            <text:p>10,84462761879</text:p>
          </table:table-cell>
          <table:table-cell office:value-type="float" office:value="-95.592958911969" calcext:value-type="float">
            <text:p>-95,59295891196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353</text:p>
          </table:table-cell>
          <table:table-cell office:value-type="float" office:value="4.0780401229858" calcext:value-type="float">
            <text:p>4,0780401229858</text:p>
          </table:table-cell>
          <table:table-cell office:value-type="float" office:value="11.003358364105" calcext:value-type="float">
            <text:p>11,003358364105</text:p>
          </table:table-cell>
          <table:table-cell office:value-type="float" office:value="-110.05775336247" calcext:value-type="float">
            <text:p>-110,057753362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5</text:p>
          </table:table-cell>
          <table:table-cell office:value-type="float" office:value="1.1768555641174" calcext:value-type="float">
            <text:p>1,1768555641174</text:p>
          </table:table-cell>
          <table:table-cell office:value-type="float" office:value="-0.57741891592741" calcext:value-type="float">
            <text:p>-0,57741891592741</text:p>
          </table:table-cell>
          <table:table-cell office:value-type="float" office:value="124.64432351908" calcext:value-type="float">
            <text:p>124,64432351908</text:p>
          </table:table-cell>
          <table:table-cell office:value-type="float" office:value="11" calcext:value-type="float">
            <text:p>1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14</text:p>
          </table:table-cell>
          <table:table-cell office:value-type="float" office:value="1.2661466002464" calcext:value-type="float">
            <text:p>1,2661466002464</text:p>
          </table:table-cell>
          <table:table-cell office:value-type="float" office:value="-0.057765794917941" calcext:value-type="float">
            <text:p>-0,057765794917941</text:p>
          </table:table-cell>
          <table:table-cell office:value-type="float" office:value="143.85141384829" calcext:value-type="float">
            <text:p>143,85141384829</text:p>
          </table:table-cell>
          <table:table-cell office:value-type="float" office:value="11" calcext:value-type="float">
            <text:p>1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25</text:p>
          </table:table-cell>
          <table:table-cell office:value-type="float" office:value="3.5887035727501" calcext:value-type="float">
            <text:p>3,5887035727501</text:p>
          </table:table-cell>
          <table:table-cell office:value-type="float" office:value="-0.22343929857016" calcext:value-type="float">
            <text:p>-0,22343929857016</text:p>
          </table:table-cell>
          <table:table-cell office:value-type="float" office:value="-31.863231947468" calcext:value-type="float">
            <text:p>-31,863231947468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36</text:p>
          </table:table-cell>
          <table:table-cell office:value-type="float" office:value="4.1014519333839" calcext:value-type="float">
            <text:p>4,1014519333839</text:p>
          </table:table-cell>
          <table:table-cell office:value-type="float" office:value="0.88665574789047" calcext:value-type="float">
            <text:p>0,88665574789047</text:p>
          </table:table-cell>
          <table:table-cell office:value-type="float" office:value="67.682390759705" calcext:value-type="float">
            <text:p>67,682390759705</text:p>
          </table:table-cell>
          <table:table-cell office:value-type="float" office:value="10" calcext:value-type="float">
            <text:p>1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47</text:p>
          </table:table-cell>
          <table:table-cell office:value-type="float" office:value="4.2009145021439" calcext:value-type="float">
            <text:p>4,2009145021439</text:p>
          </table:table-cell>
          <table:table-cell office:value-type="float" office:value="-0.58502443134785" calcext:value-type="float">
            <text:p>-0,58502443134785</text:p>
          </table:table-cell>
          <table:table-cell office:value-type="float" office:value="55.303196618511" calcext:value-type="float">
            <text:p>55,303196618511</text:p>
          </table:table-cell>
          <table:table-cell office:value-type="float" office:value="10" calcext:value-type="float">
            <text:p>1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58</text:p>
          </table:table-cell>
          <table:table-cell office:value-type="float" office:value="5.3593099117279" calcext:value-type="float">
            <text:p>5,3593099117279</text:p>
          </table:table-cell>
          <table:table-cell office:value-type="float" office:value="0.17911985516548" calcext:value-type="float">
            <text:p>0,17911985516548</text:p>
          </table:table-cell>
          <table:table-cell office:value-type="float" office:value="139.2895810923" calcext:value-type="float">
            <text:p>139,2895810923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69</text:p>
          </table:table-cell>
          <table:table-cell office:value-type="float" office:value="10.084995031357" calcext:value-type="float">
            <text:p>10,084995031357</text:p>
          </table:table-cell>
          <table:table-cell office:value-type="float" office:value="0.66652938723564" calcext:value-type="float">
            <text:p>0,66652938723564</text:p>
          </table:table-cell>
          <table:table-cell office:value-type="float" office:value="150.82835543687" calcext:value-type="float">
            <text:p>150,82835543687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80</text:p>
          </table:table-cell>
          <table:table-cell office:value-type="float" office:value="0.86527027189732" calcext:value-type="float">
            <text:p>0,86527027189732</text:p>
          </table:table-cell>
          <table:table-cell office:value-type="float" office:value="1.5528596937656" calcext:value-type="float">
            <text:p>1,5528596937656</text:p>
          </table:table-cell>
          <table:table-cell office:value-type="float" office:value="41.97321575918" calcext:value-type="float">
            <text:p>41,97321575918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91</text:p>
          </table:table-cell>
          <table:table-cell office:value-type="float" office:value="2.36437484622" calcext:value-type="float">
            <text:p>2,36437484622</text:p>
          </table:table-cell>
          <table:table-cell office:value-type="float" office:value="3.7300401926041" calcext:value-type="float">
            <text:p>3,7300401926041</text:p>
          </table:table-cell>
          <table:table-cell office:value-type="float" office:value="49.511159301563" calcext:value-type="float">
            <text:p>49,511159301563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02</text:p>
          </table:table-cell>
          <table:table-cell office:value-type="float" office:value="0.36485716700554" calcext:value-type="float">
            <text:p>0,36485716700554</text:p>
          </table:table-cell>
          <table:table-cell office:value-type="float" office:value="-0.30444314703345" calcext:value-type="float">
            <text:p>-0,30444314703345</text:p>
          </table:table-cell>
          <table:table-cell office:value-type="float" office:value="100.05523900318" calcext:value-type="float">
            <text:p>100,05523900318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13</text:p>
          </table:table-cell>
          <table:table-cell office:value-type="float" office:value="4.3573179841042" calcext:value-type="float">
            <text:p>4,3573179841042</text:p>
          </table:table-cell>
          <table:table-cell office:value-type="float" office:value="-0.2195880189538" calcext:value-type="float">
            <text:p>-0,2195880189538</text:p>
          </table:table-cell>
          <table:table-cell office:value-type="float" office:value="144.86794714715" calcext:value-type="float">
            <text:p>144,86794714715</text:p>
          </table:table-cell>
          <table:table-cell office:value-type="float" office:value="10" calcext:value-type="float">
            <text:p>10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24</text:p>
          </table:table-cell>
          <table:table-cell office:value-type="float" office:value="7.1432775259018" calcext:value-type="float">
            <text:p>7,1432775259018</text:p>
          </table:table-cell>
          <table:table-cell office:value-type="float" office:value="-0.58499984443188" calcext:value-type="float">
            <text:p>-0,58499984443188</text:p>
          </table:table-cell>
          <table:table-cell office:value-type="float" office:value="71.125055574308" calcext:value-type="float">
            <text:p>71,125055574308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35</text:p>
          </table:table-cell>
          <table:table-cell office:value-type="float" office:value="1.9452348351479" calcext:value-type="float">
            <text:p>1,9452348351479</text:p>
          </table:table-cell>
          <table:table-cell office:value-type="float" office:value="2.2540363669395" calcext:value-type="float">
            <text:p>2,2540363669395</text:p>
          </table:table-cell>
          <table:table-cell office:value-type="float" office:value="34.812124291803" calcext:value-type="float">
            <text:p>34,812124291803</text:p>
          </table:table-cell>
          <table:table-cell office:value-type="float" office:value="10" calcext:value-type="float">
            <text:p>1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46</text:p>
          </table:table-cell>
          <table:table-cell office:value-type="float" office:value="8.6461275815964" calcext:value-type="float">
            <text:p>8,6461275815964</text:p>
          </table:table-cell>
          <table:table-cell office:value-type="float" office:value="0.22683948278427" calcext:value-type="float">
            <text:p>0,22683948278427</text:p>
          </table:table-cell>
          <table:table-cell office:value-type="float" office:value="-147.35933322056" calcext:value-type="float">
            <text:p>-147,35933322056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57</text:p>
          </table:table-cell>
          <table:table-cell office:value-type="float" office:value="-1.5835781395435" calcext:value-type="float">
            <text:p>-1,5835781395435</text:p>
          </table:table-cell>
          <table:table-cell office:value-type="float" office:value="2.2637470066547" calcext:value-type="float">
            <text:p>2,2637470066547</text:p>
          </table:table-cell>
          <table:table-cell office:value-type="float" office:value="-34.148952383904" calcext:value-type="float">
            <text:p>-34,148952383904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68</text:p>
          </table:table-cell>
          <table:table-cell office:value-type="float" office:value="1.9658818840981" calcext:value-type="float">
            <text:p>1,9658818840981</text:p>
          </table:table-cell>
          <table:table-cell office:value-type="float" office:value="3.9144665002823" calcext:value-type="float">
            <text:p>3,9144665002823</text:p>
          </table:table-cell>
          <table:table-cell office:value-type="float" office:value="-13.620468366678" calcext:value-type="float">
            <text:p>-13,620468366678</text:p>
          </table:table-cell>
          <table:table-cell office:value-type="float" office:value="10" calcext:value-type="float">
            <text:p>1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79</text:p>
          </table:table-cell>
          <table:table-cell office:value-type="float" office:value="-0.86560890078545" calcext:value-type="float">
            <text:p>-0,86560890078545</text:p>
          </table:table-cell>
          <table:table-cell office:value-type="float" office:value="5.2257984876633" calcext:value-type="float">
            <text:p>5,2257984876633</text:p>
          </table:table-cell>
          <table:table-cell office:value-type="float" office:value="-145.33319594754" calcext:value-type="float">
            <text:p>-145,33319594754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90</text:p>
          </table:table-cell>
          <table:table-cell office:value-type="float" office:value="2.4490685760975" calcext:value-type="float">
            <text:p>2,4490685760975</text:p>
          </table:table-cell>
          <table:table-cell office:value-type="float" office:value="2.1936662495136" calcext:value-type="float">
            <text:p>2,1936662495136</text:p>
          </table:table-cell>
          <table:table-cell office:value-type="float" office:value="47.198418599025" calcext:value-type="float">
            <text:p>47,198418599025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01</text:p>
          </table:table-cell>
          <table:table-cell office:value-type="float" office:value="4.1907033324242" calcext:value-type="float">
            <text:p>4,1907033324242</text:p>
          </table:table-cell>
          <table:table-cell office:value-type="float" office:value="3.9400261640549" calcext:value-type="float">
            <text:p>3,9400261640549</text:p>
          </table:table-cell>
          <table:table-cell office:value-type="float" office:value="89.52224862044" calcext:value-type="float">
            <text:p>89,52224862044</text:p>
          </table:table-cell>
          <table:table-cell office:value-type="float" office:value="10" calcext:value-type="float">
            <text:p>1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12</text:p>
          </table:table-cell>
          <table:table-cell office:value-type="float" office:value="5.9150713682175" calcext:value-type="float">
            <text:p>5,9150713682175</text:p>
          </table:table-cell>
          <table:table-cell office:value-type="float" office:value="3.5485583543777" calcext:value-type="float">
            <text:p>3,5485583543777</text:p>
          </table:table-cell>
          <table:table-cell office:value-type="float" office:value="-36.299099967738" calcext:value-type="float">
            <text:p>-36,299099967738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23</text:p>
          </table:table-cell>
          <table:table-cell office:value-type="float" office:value="9.805999994278" calcext:value-type="float">
            <text:p>9,805999994278</text:p>
          </table:table-cell>
          <table:table-cell office:value-type="float" office:value="3.2454141974449" calcext:value-type="float">
            <text:p>3,2454141974449</text:p>
          </table:table-cell>
          <table:table-cell office:value-type="float" office:value="-47.538307442027" calcext:value-type="float">
            <text:p>-47,538307442027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34</text:p>
          </table:table-cell>
          <table:table-cell office:value-type="float" office:value="-1.5850088000298" calcext:value-type="float">
            <text:p>-1,5850088000298</text:p>
          </table:table-cell>
          <table:table-cell office:value-type="float" office:value="4.3891978263855" calcext:value-type="float">
            <text:p>4,3891978263855</text:p>
          </table:table-cell>
          <table:table-cell office:value-type="float" office:value="-34.693632156226" calcext:value-type="float">
            <text:p>-34,693632156226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45</text:p>
          </table:table-cell>
          <table:table-cell office:value-type="float" office:value="0.39591141045094" calcext:value-type="float">
            <text:p>0,39591141045094</text:p>
          </table:table-cell>
          <table:table-cell office:value-type="float" office:value="2.4693410098553" calcext:value-type="float">
            <text:p>2,4693410098553</text:p>
          </table:table-cell>
          <table:table-cell office:value-type="float" office:value="-111.11218610387" calcext:value-type="float">
            <text:p>-111,11218610387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56</text:p>
          </table:table-cell>
          <table:table-cell office:value-type="float" office:value="-1.431255787611" calcext:value-type="float">
            <text:p>-1,431255787611</text:p>
          </table:table-cell>
          <table:table-cell office:value-type="float" office:value="9.3072831630707" calcext:value-type="float">
            <text:p>9,3072831630707</text:p>
          </table:table-cell>
          <table:table-cell office:value-type="float" office:value="-92.025750761579" calcext:value-type="float">
            <text:p>-92,025750761579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67</text:p>
          </table:table-cell>
          <table:table-cell office:value-type="float" office:value="3.8968786597252" calcext:value-type="float">
            <text:p>3,8968786597252</text:p>
          </table:table-cell>
          <table:table-cell office:value-type="float" office:value="4.1158598661423" calcext:value-type="float">
            <text:p>4,1158598661423</text:p>
          </table:table-cell>
          <table:table-cell office:value-type="float" office:value="-120.27681253518" calcext:value-type="float">
            <text:p>-120,27681253518</text:p>
          </table:table-cell>
          <table:table-cell office:value-type="float" office:value="10" calcext:value-type="float">
            <text:p>1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78</text:p>
          </table:table-cell>
          <table:table-cell office:value-type="float" office:value="5.7326382398605" calcext:value-type="float">
            <text:p>5,7326382398605</text:p>
          </table:table-cell>
          <table:table-cell office:value-type="float" office:value="6.4589428901672" calcext:value-type="float">
            <text:p>6,4589428901672</text:p>
          </table:table-cell>
          <table:table-cell office:value-type="float" office:value="-168.56804167389" calcext:value-type="float">
            <text:p>-168,56804167389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89</text:p>
          </table:table-cell>
          <table:table-cell office:value-type="float" office:value="6.5495830774307" calcext:value-type="float">
            <text:p>6,5495830774307</text:p>
          </table:table-cell>
          <table:table-cell office:value-type="float" office:value="4.9089813232422" calcext:value-type="float">
            <text:p>4,9089813232422</text:p>
          </table:table-cell>
          <table:table-cell office:value-type="float" office:value="-100.31836883278" calcext:value-type="float">
            <text:p>-100,3183688327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00</text:p>
          </table:table-cell>
          <table:table-cell office:value-type="float" office:value="8.3149135112762" calcext:value-type="float">
            <text:p>8,3149135112762</text:p>
          </table:table-cell>
          <table:table-cell office:value-type="float" office:value="5.0307905673981" calcext:value-type="float">
            <text:p>5,0307905673981</text:p>
          </table:table-cell>
          <table:table-cell office:value-type="float" office:value="101.37060797139" calcext:value-type="float">
            <text:p>101,3706079713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11</text:p>
          </table:table-cell>
          <table:table-cell office:value-type="float" office:value="-1.097052320838" calcext:value-type="float">
            <text:p>-1,097052320838</text:p>
          </table:table-cell>
          <table:table-cell office:value-type="float" office:value="7.633695602417" calcext:value-type="float">
            <text:p>7,633695602417</text:p>
          </table:table-cell>
          <table:table-cell office:value-type="float" office:value="-148.10909435248" calcext:value-type="float">
            <text:p>-148,10909435248</text:p>
          </table:table-cell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22</text:p>
          </table:table-cell>
          <table:table-cell office:value-type="float" office:value="0.67791365087032" calcext:value-type="float">
            <text:p>0,67791365087032</text:p>
          </table:table-cell>
          <table:table-cell office:value-type="float" office:value="5.4998660087585" calcext:value-type="float">
            <text:p>5,4998660087585</text:p>
          </table:table-cell>
          <table:table-cell office:value-type="float" office:value="86.170813080611" calcext:value-type="float">
            <text:p>86,170813080611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33</text:p>
          </table:table-cell>
          <table:table-cell office:value-type="float" office:value="-0.25949817150831" calcext:value-type="float">
            <text:p>-0,25949817150831</text:p>
          </table:table-cell>
          <table:table-cell office:value-type="float" office:value="7.8168004751205" calcext:value-type="float">
            <text:p>7,8168004751205</text:p>
          </table:table-cell>
          <table:table-cell office:value-type="float" office:value="21.420756722711" calcext:value-type="float">
            <text:p>21,420756722711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44</text:p>
          </table:table-cell>
          <table:table-cell office:value-type="float" office:value="2.5211948156357" calcext:value-type="float">
            <text:p>2,5211948156357</text:p>
          </table:table-cell>
          <table:table-cell office:value-type="float" office:value="5.2428388595581" calcext:value-type="float">
            <text:p>5,2428388595581</text:p>
          </table:table-cell>
          <table:table-cell office:value-type="float" office:value="21.11190462568" calcext:value-type="float">
            <text:p>21,11190462568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55</text:p>
          </table:table-cell>
          <table:table-cell office:value-type="float" office:value="4.6375960111618" calcext:value-type="float">
            <text:p>4,6375960111618</text:p>
          </table:table-cell>
          <table:table-cell office:value-type="float" office:value="5.8739113807678" calcext:value-type="float">
            <text:p>5,8739113807678</text:p>
          </table:table-cell>
          <table:table-cell office:value-type="float" office:value="-85.512657074412" calcext:value-type="float">
            <text:p>-85,512657074412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66</text:p>
          </table:table-cell>
          <table:table-cell office:value-type="float" office:value="7.9093235731125" calcext:value-type="float">
            <text:p>7,9093235731125</text:p>
          </table:table-cell>
          <table:table-cell office:value-type="float" office:value="3.7468233704567" calcext:value-type="float">
            <text:p>3,7468233704567</text:p>
          </table:table-cell>
          <table:table-cell office:value-type="float" office:value="92.621488176334" calcext:value-type="float">
            <text:p>92,621488176334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77</text:p>
          </table:table-cell>
          <table:table-cell office:value-type="float" office:value="10.078330039978" calcext:value-type="float">
            <text:p>10,078330039978</text:p>
          </table:table-cell>
          <table:table-cell office:value-type="float" office:value="8.0918037891388" calcext:value-type="float">
            <text:p>8,0918037891388</text:p>
          </table:table-cell>
          <table:table-cell office:value-type="float" office:value="138.636160808" calcext:value-type="float">
            <text:p>138,636160808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88</text:p>
          </table:table-cell>
          <table:table-cell office:value-type="float" office:value="-1.5239141881466" calcext:value-type="float">
            <text:p>-1,5239141881466</text:p>
          </table:table-cell>
          <table:table-cell office:value-type="float" office:value="5.5622786283493" calcext:value-type="float">
            <text:p>5,5622786283493</text:p>
          </table:table-cell>
          <table:table-cell office:value-type="float" office:value="84.188021672" calcext:value-type="float">
            <text:p>84,188021672</text:p>
          </table:table-cell>
          <table:table-cell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99</text:p>
          </table:table-cell>
          <table:table-cell office:value-type="float" office:value="2.97258913517" calcext:value-type="float">
            <text:p>2,97258913517</text:p>
          </table:table-cell>
          <table:table-cell office:value-type="float" office:value="6.6616731882095" calcext:value-type="float">
            <text:p>6,6616731882095</text:p>
          </table:table-cell>
          <table:table-cell office:value-type="float" office:value="116.83414088693" calcext:value-type="float">
            <text:p>116,83414088693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10</text:p>
          </table:table-cell>
          <table:table-cell office:value-type="float" office:value="3.185376226902" calcext:value-type="float">
            <text:p>3,185376226902</text:p>
          </table:table-cell>
          <table:table-cell office:value-type="float" office:value="6.0643655061722" calcext:value-type="float">
            <text:p>6,0643655061722</text:p>
          </table:table-cell>
          <table:table-cell office:value-type="float" office:value="162.96937966802" calcext:value-type="float">
            <text:p>162,9693796680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21</text:p>
          </table:table-cell>
          <table:table-cell office:value-type="float" office:value="2.672107219696" calcext:value-type="float">
            <text:p>2,672107219696</text:p>
          </table:table-cell>
          <table:table-cell office:value-type="float" office:value="8.4668290615082" calcext:value-type="float">
            <text:p>8,4668290615082</text:p>
          </table:table-cell>
          <table:table-cell office:value-type="float" office:value="121.12772540682" calcext:value-type="float">
            <text:p>121,12772540682</text:p>
          </table:table-cell>
          <table:table-cell office:value-type="float" office:value="10" calcext:value-type="float">
            <text:p>1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32</text:p>
          </table:table-cell>
          <table:table-cell office:value-type="float" office:value="6.6978669166565" calcext:value-type="float">
            <text:p>6,6978669166565</text:p>
          </table:table-cell>
          <table:table-cell office:value-type="float" office:value="7.3761266469955" calcext:value-type="float">
            <text:p>7,3761266469955</text:p>
          </table:table-cell>
          <table:table-cell office:value-type="float" office:value="-1.5458146074585" calcext:value-type="float">
            <text:p>-1,5458146074585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43</text:p>
          </table:table-cell>
          <table:table-cell office:value-type="float" office:value="9.2721176147461" calcext:value-type="float">
            <text:p>9,2721176147461</text:p>
          </table:table-cell>
          <table:table-cell office:value-type="float" office:value="8.1803464889526" calcext:value-type="float">
            <text:p>8,1803464889526</text:p>
          </table:table-cell>
          <table:table-cell office:value-type="float" office:value="139.25375908044" calcext:value-type="float">
            <text:p>139,25375908044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54</text:p>
          </table:table-cell>
          <table:table-cell office:value-type="float" office:value="9.0904855728149" calcext:value-type="float">
            <text:p>9,0904855728149</text:p>
          </table:table-cell>
          <table:table-cell office:value-type="float" office:value="9.3092310428619" calcext:value-type="float">
            <text:p>9,3092310428619</text:p>
          </table:table-cell>
          <table:table-cell office:value-type="float" office:value="141.32267502463" calcext:value-type="float">
            <text:p>141,3226750246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65</text:p>
          </table:table-cell>
          <table:table-cell office:value-type="float" office:value="1.4872407913208" calcext:value-type="float">
            <text:p>1,4872407913208</text:p>
          </table:table-cell>
          <table:table-cell office:value-type="float" office:value="9.7761332988739" calcext:value-type="float">
            <text:p>9,7761332988739</text:p>
          </table:table-cell>
          <table:table-cell office:value-type="float" office:value="-155.64830895442" calcext:value-type="float">
            <text:p>-155,648308954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76</text:p>
          </table:table-cell>
          <table:table-cell office:value-type="float" office:value="0.23612121120095" calcext:value-type="float">
            <text:p>0,23612121120095</text:p>
          </table:table-cell>
          <table:table-cell office:value-type="float" office:value="6.8357491493225" calcext:value-type="float">
            <text:p>6,8357491493225</text:p>
          </table:table-cell>
          <table:table-cell office:value-type="float" office:value="-125.33144738264" calcext:value-type="float">
            <text:p>-125,33144738264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87</text:p>
          </table:table-cell>
          <table:table-cell office:value-type="float" office:value="2.0806148648262" calcext:value-type="float">
            <text:p>2,0806148648262</text:p>
          </table:table-cell>
          <table:table-cell office:value-type="float" office:value="8.0683422088623" calcext:value-type="float">
            <text:p>8,0683422088623</text:p>
          </table:table-cell>
          <table:table-cell office:value-type="float" office:value="133.09270105544" calcext:value-type="float">
            <text:p>133,0927010554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98</text:p>
          </table:table-cell>
          <table:table-cell office:value-type="float" office:value="2.3186001181602" calcext:value-type="float">
            <text:p>2,3186001181602</text:p>
          </table:table-cell>
          <table:table-cell office:value-type="float" office:value="9.1466629505157" calcext:value-type="float">
            <text:p>9,1466629505157</text:p>
          </table:table-cell>
          <table:table-cell office:value-type="float" office:value="-0.94173885407342" calcext:value-type="float">
            <text:p>-0,94173885407342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309</text:p>
          </table:table-cell>
          <table:table-cell office:value-type="float" office:value="6.8462961912155" calcext:value-type="float">
            <text:p>6,8462961912155</text:p>
          </table:table-cell>
          <table:table-cell office:value-type="float" office:value="9.6072483062744" calcext:value-type="float">
            <text:p>9,6072483062744</text:p>
          </table:table-cell>
          <table:table-cell office:value-type="float" office:value="133.34592892106" calcext:value-type="float">
            <text:p>133,34592892106</text:p>
          </table:table-cell>
          <table:table-cell office:value-type="float" office:value="11" calcext:value-type="float">
            <text:p>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320</text:p>
          </table:table-cell>
          <table:table-cell office:value-type="float" office:value="6.8211597204208" calcext:value-type="float">
            <text:p>6,8211597204208</text:p>
          </table:table-cell>
          <table:table-cell office:value-type="float" office:value="10.171258449554" calcext:value-type="float">
            <text:p>10,171258449554</text:p>
          </table:table-cell>
          <table:table-cell office:value-type="float" office:value="-146.06436954182" calcext:value-type="float">
            <text:p>-146,06436954182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331</text:p>
          </table:table-cell>
          <table:table-cell office:value-type="float" office:value="8.7254494428635" calcext:value-type="float">
            <text:p>8,7254494428635</text:p>
          </table:table-cell>
          <table:table-cell office:value-type="float" office:value="10.937688350677" calcext:value-type="float">
            <text:p>10,937688350677</text:p>
          </table:table-cell>
          <table:table-cell office:value-type="float" office:value="-148.03524989231" calcext:value-type="float">
            <text:p>-148,03524989231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342</text:p>
          </table:table-cell>
          <table:table-cell office:value-type="float" office:value="-0.059945653192699" calcext:value-type="float">
            <text:p>-0,059945653192699</text:p>
          </table:table-cell>
          <table:table-cell office:value-type="float" office:value="11.085085868835" calcext:value-type="float">
            <text:p>11,085085868835</text:p>
          </table:table-cell>
          <table:table-cell office:value-type="float" office:value="-106.94429297356" calcext:value-type="float">
            <text:p>-106,9442929735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353</text:p>
          </table:table-cell>
          <table:table-cell office:value-type="float" office:value="4.1279220581055" calcext:value-type="float">
            <text:p>4,1279220581055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70.050948744367" calcext:value-type="float">
            <text:p>-70,0509487443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5</text:p>
          </table:table-cell>
          <table:table-cell office:value-type="float" office:value="1.421805024147" calcext:value-type="float">
            <text:p>1,421805024147</text:p>
          </table:table-cell>
          <table:table-cell office:value-type="float" office:value="-0.57673860341311" calcext:value-type="float">
            <text:p>-0,57673860341311</text:p>
          </table:table-cell>
          <table:table-cell office:value-type="float" office:value="124.69217276118" calcext:value-type="float">
            <text:p>124,69217276118</text:p>
          </table:table-cell>
          <table:table-cell office:value-type="float" office:value="11" calcext:value-type="float">
            <text:p>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14</text:p>
          </table:table-cell>
          <table:table-cell office:value-type="float" office:value="1.4215469360352" calcext:value-type="float">
            <text:p>1,4215469360352</text:p>
          </table:table-cell>
          <table:table-cell office:value-type="float" office:value="0.10089969262481" calcext:value-type="float">
            <text:p>0,10089969262481</text:p>
          </table:table-cell>
          <table:table-cell office:value-type="float" office:value="-125.6314447731" calcext:value-type="float">
            <text:p>-125,6314447731</text:p>
          </table:table-cell>
          <table:table-cell office:value-type="float" office:value="11" calcext:value-type="float">
            <text:p>1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25</text:p>
          </table:table-cell>
          <table:table-cell office:value-type="float" office:value="3.4025913476944" calcext:value-type="float">
            <text:p>3,4025913476944</text:p>
          </table:table-cell>
          <table:table-cell office:value-type="float" office:value="-0.37805687636137" calcext:value-type="float">
            <text:p>-0,37805687636137</text:p>
          </table:table-cell>
          <table:table-cell office:value-type="float" office:value="48.654677002293" calcext:value-type="float">
            <text:p>48,654677002293</text:p>
          </table:table-cell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36</text:p>
          </table:table-cell>
          <table:table-cell office:value-type="float" office:value="4.0067934989929" calcext:value-type="float">
            <text:p>4,0067934989929</text:p>
          </table:table-cell>
          <table:table-cell office:value-type="float" office:value="0.81337049603462" calcext:value-type="float">
            <text:p>0,81337049603462</text:p>
          </table:table-cell>
          <table:table-cell office:value-type="float" office:value="87.033992360352" calcext:value-type="float">
            <text:p>87,033992360352</text:p>
          </table:table-cell>
          <table:table-cell office:value-type="float" office:value="10" calcext:value-type="float">
            <text:p>1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47</text:p>
          </table:table-cell>
          <table:table-cell office:value-type="float" office:value="3.8336509466171" calcext:value-type="float">
            <text:p>3,8336509466171</text:p>
          </table:table-cell>
          <table:table-cell office:value-type="float" office:value="-0.58501370251179" calcext:value-type="float">
            <text:p>-0,58501370251179</text:p>
          </table:table-cell>
          <table:table-cell office:value-type="float" office:value="55.460227143233" calcext:value-type="float">
            <text:p>55,460227143233</text:p>
          </table:table-cell>
          <table:table-cell office:value-type="float" office:value="10" calcext:value-type="float">
            <text:p>1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58</text:p>
          </table:table-cell>
          <table:table-cell office:value-type="float" office:value="5.6490701436996" calcext:value-type="float">
            <text:p>5,6490701436996</text:p>
          </table:table-cell>
          <table:table-cell office:value-type="float" office:value="-0.051159597933292" calcext:value-type="float">
            <text:p>-0,051159597933292</text:p>
          </table:table-cell>
          <table:table-cell office:value-type="float" office:value="147.14795464923" calcext:value-type="float">
            <text:p>147,14795464923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69</text:p>
          </table:table-cell>
          <table:table-cell office:value-type="float" office:value="10.084367990494" calcext:value-type="float">
            <text:p>10,084367990494</text:p>
          </table:table-cell>
          <table:table-cell office:value-type="float" office:value="0.66575512290001" calcext:value-type="float">
            <text:p>0,66575512290001</text:p>
          </table:table-cell>
          <table:table-cell office:value-type="float" office:value="152.39393179584" calcext:value-type="float">
            <text:p>152,39393179584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80</text:p>
          </table:table-cell>
          <table:table-cell office:value-type="float" office:value="0.56974433362484" calcext:value-type="float">
            <text:p>0,56974433362484</text:p>
          </table:table-cell>
          <table:table-cell office:value-type="float" office:value="1.2877307832241" calcext:value-type="float">
            <text:p>1,2877307832241</text:p>
          </table:table-cell>
          <table:table-cell office:value-type="float" office:value="42.019421507598" calcext:value-type="float">
            <text:p>42,019421507598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91</text:p>
          </table:table-cell>
          <table:table-cell office:value-type="float" office:value="2.1692696213722" calcext:value-type="float">
            <text:p>2,1692696213722</text:p>
          </table:table-cell>
          <table:table-cell office:value-type="float" office:value="3.7845146656036" calcext:value-type="float">
            <text:p>3,7845146656036</text:p>
          </table:table-cell>
          <table:table-cell office:value-type="float" office:value="-27.54683840047" calcext:value-type="float">
            <text:p>-27,54683840047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02</text:p>
          </table:table-cell>
          <table:table-cell office:value-type="float" office:value="0.42259585112333" calcext:value-type="float">
            <text:p>0,42259585112333</text:p>
          </table:table-cell>
          <table:table-cell office:value-type="float" office:value="-0.5850075930357" calcext:value-type="float">
            <text:p>-0,5850075930357</text:p>
          </table:table-cell>
          <table:table-cell office:value-type="float" office:value="101.74387579511" calcext:value-type="float">
            <text:p>101,74387579511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13</text:p>
          </table:table-cell>
          <table:table-cell office:value-type="float" office:value="4.5433855056763" calcext:value-type="float">
            <text:p>4,5433855056763</text:p>
          </table:table-cell>
          <table:table-cell office:value-type="float" office:value="-0.19670130684972" calcext:value-type="float">
            <text:p>-0,19670130684972</text:p>
          </table:table-cell>
          <table:table-cell office:value-type="float" office:value="-157.53875720273" calcext:value-type="float">
            <text:p>-157,53875720273</text:p>
          </table:table-cell>
          <table:table-cell office:value-type="float" office:value="10" calcext:value-type="float">
            <text:p>10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24</text:p>
          </table:table-cell>
          <table:table-cell office:value-type="float" office:value="6.9668501615524" calcext:value-type="float">
            <text:p>6,9668501615524</text:p>
          </table:table-cell>
          <table:table-cell office:value-type="float" office:value="-0.57970106601715" calcext:value-type="float">
            <text:p>-0,57970106601715</text:p>
          </table:table-cell>
          <table:table-cell office:value-type="float" office:value="55.796945170992" calcext:value-type="float">
            <text:p>55,796945170992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35</text:p>
          </table:table-cell>
          <table:table-cell office:value-type="float" office:value="1.7288114130497" calcext:value-type="float">
            <text:p>1,7288114130497</text:p>
          </table:table-cell>
          <table:table-cell office:value-type="float" office:value="2.4164406955242" calcext:value-type="float">
            <text:p>2,4164406955242</text:p>
          </table:table-cell>
          <table:table-cell office:value-type="float" office:value="-36.577185248114" calcext:value-type="float">
            <text:p>-36,577185248114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46</text:p>
          </table:table-cell>
          <table:table-cell office:value-type="float" office:value="8.9769399166107" calcext:value-type="float">
            <text:p>8,9769399166107</text:p>
          </table:table-cell>
          <table:table-cell office:value-type="float" office:value="0.35513900220394" calcext:value-type="float">
            <text:p>0,35513900220394</text:p>
          </table:table-cell>
          <table:table-cell office:value-type="float" office:value="-163.55837226673" calcext:value-type="float">
            <text:p>-163,55837226673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57</text:p>
          </table:table-cell>
          <table:table-cell office:value-type="float" office:value="-1.5818807482719" calcext:value-type="float">
            <text:p>-1,5818807482719</text:p>
          </table:table-cell>
          <table:table-cell office:value-type="float" office:value="2.5445634126663" calcext:value-type="float">
            <text:p>2,5445634126663</text:p>
          </table:table-cell>
          <table:table-cell office:value-type="float" office:value="-34.883402715063" calcext:value-type="float">
            <text:p>-34,883402715063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68</text:p>
          </table:table-cell>
          <table:table-cell office:value-type="float" office:value="1.8341292440891" calcext:value-type="float">
            <text:p>1,8341292440891</text:p>
          </table:table-cell>
          <table:table-cell office:value-type="float" office:value="3.7637463212013" calcext:value-type="float">
            <text:p>3,7637463212013</text:p>
          </table:table-cell>
          <table:table-cell office:value-type="float" office:value="60.962804563486" calcext:value-type="float">
            <text:p>60,962804563486</text:p>
          </table:table-cell>
          <table:table-cell office:value-type="float" office:value="10" calcext:value-type="float">
            <text:p>1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79</text:p>
          </table:table-cell>
          <table:table-cell office:value-type="float" office:value="-0.56633211672306" calcext:value-type="float">
            <text:p>-0,56633211672306</text:p>
          </table:table-cell>
          <table:table-cell office:value-type="float" office:value="5.2181529998779" calcext:value-type="float">
            <text:p>5,2181529998779</text:p>
          </table:table-cell>
          <table:table-cell office:value-type="float" office:value="169.99530488518" calcext:value-type="float">
            <text:p>169,99530488518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90</text:p>
          </table:table-cell>
          <table:table-cell office:value-type="float" office:value="2.5793769955635" calcext:value-type="float">
            <text:p>2,5793769955635</text:p>
          </table:table-cell>
          <table:table-cell office:value-type="float" office:value="1.9562862813473" calcext:value-type="float">
            <text:p>1,9562862813473</text:p>
          </table:table-cell>
          <table:table-cell office:value-type="float" office:value="117.68270298174" calcext:value-type="float">
            <text:p>117,68270298174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01</text:p>
          </table:table-cell>
          <table:table-cell office:value-type="float" office:value="4.4099989533424" calcext:value-type="float">
            <text:p>4,4099989533424</text:p>
          </table:table-cell>
          <table:table-cell office:value-type="float" office:value="3.9071601629257" calcext:value-type="float">
            <text:p>3,9071601629257</text:p>
          </table:table-cell>
          <table:table-cell office:value-type="float" office:value="-179.89676317592" calcext:value-type="float">
            <text:p>-179,89676317592</text:p>
          </table:table-cell>
          <table:table-cell office:value-type="float" office:value="10" calcext:value-type="float">
            <text:p>1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12</text:p>
          </table:table-cell>
          <table:table-cell office:value-type="float" office:value="5.5913436412811" calcext:value-type="float">
            <text:p>5,5913436412811</text:p>
          </table:table-cell>
          <table:table-cell office:value-type="float" office:value="3.6833766102791" calcext:value-type="float">
            <text:p>3,6833766102791</text:p>
          </table:table-cell>
          <table:table-cell office:value-type="float" office:value="-16.107005108694" calcext:value-type="float">
            <text:p>-16,10700510869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23</text:p>
          </table:table-cell>
          <table:table-cell office:value-type="float" office:value="9.5047873258591" calcext:value-type="float">
            <text:p>9,5047873258591</text:p>
          </table:table-cell>
          <table:table-cell office:value-type="float" office:value="3.4094721078873" calcext:value-type="float">
            <text:p>3,4094721078873</text:p>
          </table:table-cell>
          <table:table-cell office:value-type="float" office:value="-23.092287171418" calcext:value-type="float">
            <text:p>-23,092287171418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34</text:p>
          </table:table-cell>
          <table:table-cell office:value-type="float" office:value="-1.5840184688568" calcext:value-type="float">
            <text:p>-1,5840184688568</text:p>
          </table:table-cell>
          <table:table-cell office:value-type="float" office:value="4.635859131813" calcext:value-type="float">
            <text:p>4,635859131813</text:p>
          </table:table-cell>
          <table:table-cell office:value-type="float" office:value="-34.585622845182" calcext:value-type="float">
            <text:p>-34,585622845182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45</text:p>
          </table:table-cell>
          <table:table-cell office:value-type="float" office:value="0.63061282038689" calcext:value-type="float">
            <text:p>0,63061282038689</text:p>
          </table:table-cell>
          <table:table-cell office:value-type="float" office:value="2.5151085853577" calcext:value-type="float">
            <text:p>2,5151085853577</text:p>
          </table:table-cell>
          <table:table-cell office:value-type="float" office:value="-176.87992381442" calcext:value-type="float">
            <text:p>-176,87992381442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56</text:p>
          </table:table-cell>
          <table:table-cell office:value-type="float" office:value="-1.5106919407845" calcext:value-type="float">
            <text:p>-1,5106919407845</text:p>
          </table:table-cell>
          <table:table-cell office:value-type="float" office:value="9.4989883899689" calcext:value-type="float">
            <text:p>9,4989883899689</text:p>
          </table:table-cell>
          <table:table-cell office:value-type="float" office:value="-62.333409953269" calcext:value-type="float">
            <text:p>-62,333409953269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67</text:p>
          </table:table-cell>
          <table:table-cell office:value-type="float" office:value="4.1033154726028" calcext:value-type="float">
            <text:p>4,1033154726028</text:p>
          </table:table-cell>
          <table:table-cell office:value-type="float" office:value="4.0325933694839" calcext:value-type="float">
            <text:p>4,0325933694839</text:p>
          </table:table-cell>
          <table:table-cell office:value-type="float" office:value="149.16274805737" calcext:value-type="float">
            <text:p>149,16274805737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78</text:p>
          </table:table-cell>
          <table:table-cell office:value-type="float" office:value="6.0733699798584" calcext:value-type="float">
            <text:p>6,0733699798584</text:p>
          </table:table-cell>
          <table:table-cell office:value-type="float" office:value="6.47281229496" calcext:value-type="float">
            <text:p>6,47281229496</text:p>
          </table:table-cell>
          <table:table-cell office:value-type="float" office:value="179.89192494921" calcext:value-type="float">
            <text:p>179,89192494921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89</text:p>
          </table:table-cell>
          <table:table-cell office:value-type="float" office:value="6.5406668186188" calcext:value-type="float">
            <text:p>6,5406668186188</text:p>
          </table:table-cell>
          <table:table-cell office:value-type="float" office:value="5.2717185020447" calcext:value-type="float">
            <text:p>5,2717185020447</text:p>
          </table:table-cell>
          <table:table-cell office:value-type="float" office:value="-84.931331834975" calcext:value-type="float">
            <text:p>-84,931331834975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00</text:p>
          </table:table-cell>
          <table:table-cell office:value-type="float" office:value="8.3604574203491" calcext:value-type="float">
            <text:p>8,3604574203491</text:p>
          </table:table-cell>
          <table:table-cell office:value-type="float" office:value="4.7760638594627" calcext:value-type="float">
            <text:p>4,7760638594627</text:p>
          </table:table-cell>
          <table:table-cell office:value-type="float" office:value="99.976856997059" calcext:value-type="float">
            <text:p>99,97685699705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11</text:p>
          </table:table-cell>
          <table:table-cell office:value-type="float" office:value="-0.93813076615334" calcext:value-type="float">
            <text:p>-0,93813076615334</text:p>
          </table:table-cell>
          <table:table-cell office:value-type="float" office:value="7.8585416078568" calcext:value-type="float">
            <text:p>7,8585416078568</text:p>
          </table:table-cell>
          <table:table-cell office:value-type="float" office:value="-101.39954166048" calcext:value-type="float">
            <text:p>-101,39954166048</text:p>
          </table:table-cell>
          <table:table-cell office:value-type="float" office:value="11" calcext:value-type="float">
            <text:p>1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22</text:p>
          </table:table-cell>
          <table:table-cell office:value-type="float" office:value="0.65142318606377" calcext:value-type="float">
            <text:p>0,65142318606377</text:p>
          </table:table-cell>
          <table:table-cell office:value-type="float" office:value="5.1027452945709" calcext:value-type="float">
            <text:p>5,1027452945709</text:p>
          </table:table-cell>
          <table:table-cell office:value-type="float" office:value="86.212088348" calcext:value-type="float">
            <text:p>86,212088348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33</text:p>
          </table:table-cell>
          <table:table-cell office:value-type="float" office:value="-0.31508930027485" calcext:value-type="float">
            <text:p>-0,31508930027485</text:p>
          </table:table-cell>
          <table:table-cell office:value-type="float" office:value="7.5970613956451" calcext:value-type="float">
            <text:p>7,5970613956451</text:p>
          </table:table-cell>
          <table:table-cell office:value-type="float" office:value="91.055693140455" calcext:value-type="float">
            <text:p>91,055693140455</text:p>
          </table:table-cell>
          <table:table-cell office:value-type="float" office:value="11" calcext:value-type="float">
            <text:p>1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44</text:p>
          </table:table-cell>
          <table:table-cell office:value-type="float" office:value="2.4290290474892" calcext:value-type="float">
            <text:p>2,4290290474892</text:p>
          </table:table-cell>
          <table:table-cell office:value-type="float" office:value="5.1673740148544" calcext:value-type="float">
            <text:p>5,1673740148544</text:p>
          </table:table-cell>
          <table:table-cell office:value-type="float" office:value="36.867260173628" calcext:value-type="float">
            <text:p>36,867260173628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55</text:p>
          </table:table-cell>
          <table:table-cell office:value-type="float" office:value="4.7775855660439" calcext:value-type="float">
            <text:p>4,7775855660439</text:p>
          </table:table-cell>
          <table:table-cell office:value-type="float" office:value="6.1511194705963" calcext:value-type="float">
            <text:p>6,1511194705963</text:p>
          </table:table-cell>
          <table:table-cell office:value-type="float" office:value="-124.97549603699" calcext:value-type="float">
            <text:p>-124,97549603699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66</text:p>
          </table:table-cell>
          <table:table-cell office:value-type="float" office:value="7.8919500112534" calcext:value-type="float">
            <text:p>7,8919500112534</text:p>
          </table:table-cell>
          <table:table-cell office:value-type="float" office:value="3.3744886517525" calcext:value-type="float">
            <text:p>3,3744886517525</text:p>
          </table:table-cell>
          <table:table-cell office:value-type="float" office:value="83.416242508372" calcext:value-type="float">
            <text:p>83,41624250837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77</text:p>
          </table:table-cell>
          <table:table-cell office:value-type="float" office:value="10.077157020569" calcext:value-type="float">
            <text:p>10,077157020569</text:p>
          </table:table-cell>
          <table:table-cell office:value-type="float" office:value="7.7811509370804" calcext:value-type="float">
            <text:p>7,7811509370804</text:p>
          </table:table-cell>
          <table:table-cell office:value-type="float" office:value="93.048249839977" calcext:value-type="float">
            <text:p>93,048249839977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88</text:p>
          </table:table-cell>
          <table:table-cell office:value-type="float" office:value="-1.4528879523277" calcext:value-type="float">
            <text:p>-1,4528879523277</text:p>
          </table:table-cell>
          <table:table-cell office:value-type="float" office:value="5.2246016263962" calcext:value-type="float">
            <text:p>5,2246016263962</text:p>
          </table:table-cell>
          <table:table-cell office:value-type="float" office:value="107.33989317706" calcext:value-type="float">
            <text:p>107,33989317706</text:p>
          </table:table-cell>
          <table:table-cell office:value-type="float" office:value="11" calcext:value-type="float">
            <text:p>11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99</text:p>
          </table:table-cell>
          <table:table-cell office:value-type="float" office:value="2.9766708612442" calcext:value-type="float">
            <text:p>2,9766708612442</text:p>
          </table:table-cell>
          <table:table-cell office:value-type="float" office:value="6.4376872777939" calcext:value-type="float">
            <text:p>6,4376872777939</text:p>
          </table:table-cell>
          <table:table-cell office:value-type="float" office:value="69.639009275254" calcext:value-type="float">
            <text:p>69,639009275254</text:p>
          </table:table-cell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10</text:p>
          </table:table-cell>
          <table:table-cell office:value-type="float" office:value="3.4142363071442" calcext:value-type="float">
            <text:p>3,4142363071442</text:p>
          </table:table-cell>
          <table:table-cell office:value-type="float" office:value="6.1521136760712" calcext:value-type="float">
            <text:p>6,1521136760712</text:p>
          </table:table-cell>
          <table:table-cell office:value-type="float" office:value="-136.17929835228" calcext:value-type="float">
            <text:p>-136,17929835228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21</text:p>
          </table:table-cell>
          <table:table-cell office:value-type="float" office:value="2.4997802078724" calcext:value-type="float">
            <text:p>2,4997802078724</text:p>
          </table:table-cell>
          <table:table-cell office:value-type="float" office:value="8.3256405591965" calcext:value-type="float">
            <text:p>8,3256405591965</text:p>
          </table:table-cell>
          <table:table-cell office:value-type="float" office:value="30.349710944352" calcext:value-type="float">
            <text:p>30,349710944352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32</text:p>
          </table:table-cell>
          <table:table-cell office:value-type="float" office:value="6.5413987636566" calcext:value-type="float">
            <text:p>6,5413987636566</text:p>
          </table:table-cell>
          <table:table-cell office:value-type="float" office:value="7.5159990787506" calcext:value-type="float">
            <text:p>7,5159990787506</text:p>
          </table:table-cell>
          <table:table-cell office:value-type="float" office:value="-44.702754658499" calcext:value-type="float">
            <text:p>-44,702754658499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43</text:p>
          </table:table-cell>
          <table:table-cell office:value-type="float" office:value="9.519749879837" calcext:value-type="float">
            <text:p>9,519749879837</text:p>
          </table:table-cell>
          <table:table-cell office:value-type="float" office:value="7.9501008987427" calcext:value-type="float">
            <text:p>7,9501008987427</text:p>
          </table:table-cell>
          <table:table-cell office:value-type="float" office:value="125.30101028977" calcext:value-type="float">
            <text:p>125,30101028977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54</text:p>
          </table:table-cell>
          <table:table-cell office:value-type="float" office:value="9.3432885408401" calcext:value-type="float">
            <text:p>9,3432885408401</text:p>
          </table:table-cell>
          <table:table-cell office:value-type="float" office:value="9.1804420948029" calcext:value-type="float">
            <text:p>9,1804420948029</text:p>
          </table:table-cell>
          <table:table-cell office:value-type="float" office:value="155.83658977679" calcext:value-type="float">
            <text:p>155,8365897767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65</text:p>
          </table:table-cell>
          <table:table-cell office:value-type="float" office:value="1.6506826877594" calcext:value-type="float">
            <text:p>1,6506826877594</text:p>
          </table:table-cell>
          <table:table-cell office:value-type="float" office:value="10.034226179123" calcext:value-type="float">
            <text:p>10,034226179123</text:p>
          </table:table-cell>
          <table:table-cell office:value-type="float" office:value="-114.40586360397" calcext:value-type="float">
            <text:p>-114,405863603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76</text:p>
          </table:table-cell>
          <table:table-cell office:value-type="float" office:value="0.13027742505074" calcext:value-type="float">
            <text:p>0,13027742505074</text:p>
          </table:table-cell>
          <table:table-cell office:value-type="float" office:value="7.0653432607651" calcext:value-type="float">
            <text:p>7,0653432607651</text:p>
          </table:table-cell>
          <table:table-cell office:value-type="float" office:value="-55.422150025702" calcext:value-type="float">
            <text:p>-55,422150025702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87</text:p>
          </table:table-cell>
          <table:table-cell office:value-type="float" office:value="2.331335246563" calcext:value-type="float">
            <text:p>2,331335246563</text:p>
          </table:table-cell>
          <table:table-cell office:value-type="float" office:value="7.9554343223572" calcext:value-type="float">
            <text:p>7,9554343223572</text:p>
          </table:table-cell>
          <table:table-cell office:value-type="float" office:value="179.58443787447" calcext:value-type="float">
            <text:p>179,58443787447</text:p>
          </table:table-cell>
          <table:table-cell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98</text:p>
          </table:table-cell>
          <table:table-cell office:value-type="float" office:value="2.2918343544006" calcext:value-type="float">
            <text:p>2,2918343544006</text:p>
          </table:table-cell>
          <table:table-cell office:value-type="float" office:value="9.3688380718231" calcext:value-type="float">
            <text:p>9,3688380718231</text:p>
          </table:table-cell>
          <table:table-cell office:value-type="float" office:value="-91.360761101838" calcext:value-type="float">
            <text:p>-91,360761101838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309</text:p>
          </table:table-cell>
          <table:table-cell office:value-type="float" office:value="7.0363962650299" calcext:value-type="float">
            <text:p>7,0363962650299</text:p>
          </table:table-cell>
          <table:table-cell office:value-type="float" office:value="9.7054082155228" calcext:value-type="float">
            <text:p>9,7054082155228</text:p>
          </table:table-cell>
          <table:table-cell office:value-type="float" office:value="-140.2403883114" calcext:value-type="float">
            <text:p>-140,2403883114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320</text:p>
          </table:table-cell>
          <table:table-cell office:value-type="float" office:value="6.9880741834641" calcext:value-type="float">
            <text:p>6,9880741834641</text:p>
          </table:table-cell>
          <table:table-cell office:value-type="float" office:value="10.031772851944" calcext:value-type="float">
            <text:p>10,031772851944</text:p>
          </table:table-cell>
          <table:table-cell office:value-type="float" office:value="127.39675515776" calcext:value-type="float">
            <text:p>127,39675515776</text:p>
          </table:table-cell>
          <table:table-cell office:value-type="float" office:value="11" calcext:value-type="float">
            <text:p>1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331</text:p>
          </table:table-cell>
          <table:table-cell office:value-type="float" office:value="8.8984555006027" calcext:value-type="float">
            <text:p>8,8984555006027</text:p>
          </table:table-cell>
          <table:table-cell office:value-type="float" office:value="10.755821466446" calcext:value-type="float">
            <text:p>10,755821466446</text:p>
          </table:table-cell>
          <table:table-cell office:value-type="float" office:value="172.38101534023" calcext:value-type="float">
            <text:p>172,38101534023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342</text:p>
          </table:table-cell>
          <table:table-cell office:value-type="float" office:value="0.27463724836707" calcext:value-type="float">
            <text:p>0,27463724836707</text:p>
          </table:table-cell>
          <table:table-cell office:value-type="float" office:value="11.085106134415" calcext:value-type="float">
            <text:p>11,085106134415</text:p>
          </table:table-cell>
          <table:table-cell office:value-type="float" office:value="-120.63941985938" calcext:value-type="float">
            <text:p>-120,6394198593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353</text:p>
          </table:table-cell>
          <table:table-cell office:value-type="float" office:value="3.9469060301781" calcext:value-type="float">
            <text:p>3,9469060301781</text:p>
          </table:table-cell>
          <table:table-cell office:value-type="float" office:value="11.085004806519" calcext:value-type="float">
            <text:p>11,085004806519</text:p>
          </table:table-cell>
          <table:table-cell office:value-type="float" office:value="-28.270272882121" calcext:value-type="float">
            <text:p>-28,2702728821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5</text:p>
          </table:table-cell>
          <table:table-cell office:value-type="float" office:value="1.6594789922237" calcext:value-type="float">
            <text:p>1,6594789922237</text:p>
          </table:table-cell>
          <table:table-cell office:value-type="float" office:value="-0.58236040174961" calcext:value-type="float">
            <text:p>-0,58236040174961</text:p>
          </table:table-cell>
          <table:table-cell office:value-type="float" office:value="124.72452327704" calcext:value-type="float">
            <text:p>124,72452327704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14</text:p>
          </table:table-cell>
          <table:table-cell office:value-type="float" office:value="1.396192163229" calcext:value-type="float">
            <text:p>1,396192163229</text:p>
          </table:table-cell>
          <table:table-cell office:value-type="float" office:value="0.43614409863949" calcext:value-type="float">
            <text:p>0,43614409863949</text:p>
          </table:table-cell>
          <table:table-cell office:value-type="float" office:value="-90.880867781912" calcext:value-type="float">
            <text:p>-90,880867781912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25</text:p>
          </table:table-cell>
          <table:table-cell office:value-type="float" office:value="3.4554934501648" calcext:value-type="float">
            <text:p>3,4554934501648</text:p>
          </table:table-cell>
          <table:table-cell office:value-type="float" office:value="-0.37661857903004" calcext:value-type="float">
            <text:p>-0,37661857903004</text:p>
          </table:table-cell>
          <table:table-cell office:value-type="float" office:value="146.99060294279" calcext:value-type="float">
            <text:p>146,99060294279</text:p>
          </table:table-cell>
          <table:table-cell office:value-type="float" office:value="10" calcext:value-type="float">
            <text:p>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36</text:p>
          </table:table-cell>
          <table:table-cell office:value-type="float" office:value="3.9801189303398" calcext:value-type="float">
            <text:p>3,9801189303398</text:p>
          </table:table-cell>
          <table:table-cell office:value-type="float" office:value="0.70264026522636" calcext:value-type="float">
            <text:p>0,70264026522636</text:p>
          </table:table-cell>
          <table:table-cell office:value-type="float" office:value="101.87714570647" calcext:value-type="float">
            <text:p>101,87714570647</text:p>
          </table:table-cell>
          <table:table-cell office:value-type="float" office:value="10" calcext:value-type="float">
            <text:p>1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47</text:p>
          </table:table-cell>
          <table:table-cell office:value-type="float" office:value="3.7162420153618" calcext:value-type="float">
            <text:p>3,7162420153618</text:p>
          </table:table-cell>
          <table:table-cell office:value-type="float" office:value="-0.57830564677715" calcext:value-type="float">
            <text:p>-0,57830564677715</text:p>
          </table:table-cell>
          <table:table-cell office:value-type="float" office:value="42.663636860574" calcext:value-type="float">
            <text:p>42,663636860574</text:p>
          </table:table-cell>
          <table:table-cell office:value-type="float" office:value="10" calcext:value-type="float">
            <text:p>10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58</text:p>
          </table:table-cell>
          <table:table-cell office:value-type="float" office:value="5.9002536535263" calcext:value-type="float">
            <text:p>5,9002536535263</text:p>
          </table:table-cell>
          <table:table-cell office:value-type="float" office:value="-0.022760862484574" calcext:value-type="float">
            <text:p>-0,022760862484574</text:p>
          </table:table-cell>
          <table:table-cell office:value-type="float" office:value="-167.26182980143" calcext:value-type="float">
            <text:p>-167,26182980143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69</text:p>
          </table:table-cell>
          <table:table-cell office:value-type="float" office:value="10.084425210953" calcext:value-type="float">
            <text:p>10,084425210953</text:p>
          </table:table-cell>
          <table:table-cell office:value-type="float" office:value="0.6657699495554" calcext:value-type="float">
            <text:p>0,6657699495554</text:p>
          </table:table-cell>
          <table:table-cell office:value-type="float" office:value="151.40176730551" calcext:value-type="float">
            <text:p>151,40176730551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80</text:p>
          </table:table-cell>
          <table:table-cell office:value-type="float" office:value="0.27464140206575" calcext:value-type="float">
            <text:p>0,27464140206575</text:p>
          </table:table-cell>
          <table:table-cell office:value-type="float" office:value="1.0220285505056" calcext:value-type="float">
            <text:p>1,0220285505056</text:p>
          </table:table-cell>
          <table:table-cell office:value-type="float" office:value="42.004489974611" calcext:value-type="float">
            <text:p>42,004489974611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91</text:p>
          </table:table-cell>
          <table:table-cell office:value-type="float" office:value="2.2325484454632" calcext:value-type="float">
            <text:p>2,2325484454632</text:p>
          </table:table-cell>
          <table:table-cell office:value-type="float" office:value="3.9892625808716" calcext:value-type="float">
            <text:p>3,9892625808716</text:p>
          </table:table-cell>
          <table:table-cell office:value-type="float" office:value="-115.82137976482" calcext:value-type="float">
            <text:p>-115,82137976482</text:p>
          </table:table-cell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02</text:p>
          </table:table-cell>
          <table:table-cell office:value-type="float" office:value="0.68392768502235" calcext:value-type="float">
            <text:p>0,68392768502235</text:p>
          </table:table-cell>
          <table:table-cell office:value-type="float" office:value="-0.58501057326794" calcext:value-type="float">
            <text:p>-0,58501057326794</text:p>
          </table:table-cell>
          <table:table-cell office:value-type="float" office:value="145.13477398332" calcext:value-type="float">
            <text:p>145,13477398332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13</text:p>
          </table:table-cell>
          <table:table-cell office:value-type="float" office:value="4.4875398278236" calcext:value-type="float">
            <text:p>4,4875398278236</text:p>
          </table:table-cell>
          <table:table-cell office:value-type="float" office:value="0.018002629512921" calcext:value-type="float">
            <text:p>0,018002629512921</text:p>
          </table:table-cell>
          <table:table-cell office:value-type="float" office:value="-66.773063817601" calcext:value-type="float">
            <text:p>-66,773063817601</text:p>
          </table:table-cell>
          <table:table-cell office:value-type="float" office:value="10" calcext:value-type="float">
            <text:p>10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24</text:p>
          </table:table-cell>
          <table:table-cell office:value-type="float" office:value="6.7799496650696" calcext:value-type="float">
            <text:p>6,7799496650696</text:p>
          </table:table-cell>
          <table:table-cell office:value-type="float" office:value="-0.57905651628971" calcext:value-type="float">
            <text:p>-0,57905651628971</text:p>
          </table:table-cell>
          <table:table-cell office:value-type="float" office:value="55.648183367055" calcext:value-type="float">
            <text:p>55,648183367055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35</text:p>
          </table:table-cell>
          <table:table-cell office:value-type="float" office:value="1.4087441563606" calcext:value-type="float">
            <text:p>1,4087441563606</text:p>
          </table:table-cell>
          <table:table-cell office:value-type="float" office:value="2.6523247361183" calcext:value-type="float">
            <text:p>2,6523247361183</text:p>
          </table:table-cell>
          <table:table-cell office:value-type="float" office:value="-36.604622367081" calcext:value-type="float">
            <text:p>-36,604622367081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46</text:p>
          </table:table-cell>
          <table:table-cell office:value-type="float" office:value="9.3271791934967" calcext:value-type="float">
            <text:p>9,3271791934967</text:p>
          </table:table-cell>
          <table:table-cell office:value-type="float" office:value="0.37092570215464" calcext:value-type="float">
            <text:p>0,37092570215464</text:p>
          </table:table-cell>
          <table:table-cell office:value-type="float" office:value="178.49166833671" calcext:value-type="float">
            <text:p>178,49166833671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57</text:p>
          </table:table-cell>
          <table:table-cell office:value-type="float" office:value="-1.5850092470646" calcext:value-type="float">
            <text:p>-1,5850092470646</text:p>
          </table:table-cell>
          <table:table-cell office:value-type="float" office:value="2.8377574682236" calcext:value-type="float">
            <text:p>2,8377574682236</text:p>
          </table:table-cell>
          <table:table-cell office:value-type="float" office:value="-33.752921660235" calcext:value-type="float">
            <text:p>-33,752921660235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68</text:p>
          </table:table-cell>
          <table:table-cell office:value-type="float" office:value="1.998545229435" calcext:value-type="float">
            <text:p>1,998545229435</text:p>
          </table:table-cell>
          <table:table-cell office:value-type="float" office:value="3.635225892067" calcext:value-type="float">
            <text:p>3,635225892067</text:p>
          </table:table-cell>
          <table:table-cell office:value-type="float" office:value="150.64822032953" calcext:value-type="float">
            <text:p>150,64822032953</text:p>
          </table:table-cell>
          <table:table-cell office:value-type="float" office:value="10" calcext:value-type="float">
            <text:p>10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79</text:p>
          </table:table-cell>
          <table:table-cell office:value-type="float" office:value="-0.35884529352188" calcext:value-type="float">
            <text:p>-0,35884529352188</text:p>
          </table:table-cell>
          <table:table-cell office:value-type="float" office:value="5.0302410125732" calcext:value-type="float">
            <text:p>5,0302410125732</text:p>
          </table:table-cell>
          <table:table-cell office:value-type="float" office:value="134.23051803735" calcext:value-type="float">
            <text:p>134,23051803735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90</text:p>
          </table:table-cell>
          <table:table-cell office:value-type="float" office:value="2.7626448869705" calcext:value-type="float">
            <text:p>2,7626448869705</text:p>
          </table:table-cell>
          <table:table-cell office:value-type="float" office:value="1.6036710143089" calcext:value-type="float">
            <text:p>1,6036710143089</text:p>
          </table:table-cell>
          <table:table-cell office:value-type="float" office:value="117.68137725296" calcext:value-type="float">
            <text:p>117,68137725296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01</text:p>
          </table:table-cell>
          <table:table-cell office:value-type="float" office:value="4.5521315932274" calcext:value-type="float">
            <text:p>4,5521315932274</text:p>
          </table:table-cell>
          <table:table-cell office:value-type="float" office:value="4.1301655769348" calcext:value-type="float">
            <text:p>4,1301655769348</text:p>
          </table:table-cell>
          <table:table-cell office:value-type="float" office:value="-103.61982303061" calcext:value-type="float">
            <text:p>-103,61982303061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12</text:p>
          </table:table-cell>
          <table:table-cell office:value-type="float" office:value="5.3579986095428" calcext:value-type="float">
            <text:p>5,3579986095428</text:p>
          </table:table-cell>
          <table:table-cell office:value-type="float" office:value="3.5390716791153" calcext:value-type="float">
            <text:p>3,5390716791153</text:p>
          </table:table-cell>
          <table:table-cell office:value-type="float" office:value="41.538417718972" calcext:value-type="float">
            <text:p>41,538417718972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23</text:p>
          </table:table-cell>
          <table:table-cell office:value-type="float" office:value="9.1622745990753" calcext:value-type="float">
            <text:p>9,1622745990753</text:p>
          </table:table-cell>
          <table:table-cell office:value-type="float" office:value="3.4340518712997" calcext:value-type="float">
            <text:p>3,4340518712997</text:p>
          </table:table-cell>
          <table:table-cell office:value-type="float" office:value="1.3830897273721" calcext:value-type="float">
            <text:p>1,3830897273721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34</text:p>
          </table:table-cell>
          <table:table-cell office:value-type="float" office:value="-1.5853761136532" calcext:value-type="float">
            <text:p>-1,5853761136532</text:p>
          </table:table-cell>
          <table:table-cell office:value-type="float" office:value="4.7567239403725" calcext:value-type="float">
            <text:p>4,7567239403725</text:p>
          </table:table-cell>
          <table:table-cell office:value-type="float" office:value="5.9511568041364" calcext:value-type="float">
            <text:p>5,9511568041364</text:p>
          </table:table-cell>
          <table:table-cell office:value-type="float" office:value="11" calcext:value-type="float">
            <text:p>1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45</text:p>
          </table:table-cell>
          <table:table-cell office:value-type="float" office:value="0.77177457511425" calcext:value-type="float">
            <text:p>0,77177457511425</text:p>
          </table:table-cell>
          <table:table-cell office:value-type="float" office:value="2.3184883594513" calcext:value-type="float">
            <text:p>2,3184883594513</text:p>
          </table:table-cell>
          <table:table-cell office:value-type="float" office:value="118.84471109718" calcext:value-type="float">
            <text:p>118,84471109718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56</text:p>
          </table:table-cell>
          <table:table-cell office:value-type="float" office:value="-1.5849979221821" calcext:value-type="float">
            <text:p>-1,5849979221821</text:p>
          </table:table-cell>
          <table:table-cell office:value-type="float" office:value="9.5741778612137" calcext:value-type="float">
            <text:p>9,5741778612137</text:p>
          </table:table-cell>
          <table:table-cell office:value-type="float" office:value="-28.056280438308" calcext:value-type="float">
            <text:p>-28,056280438308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67</text:p>
          </table:table-cell>
          <table:table-cell office:value-type="float" office:value="4.2544227838516" calcext:value-type="float">
            <text:p>4,2544227838516</text:p>
          </table:table-cell>
          <table:table-cell office:value-type="float" office:value="4.1050046682358" calcext:value-type="float">
            <text:p>4,1050046682358</text:p>
          </table:table-cell>
          <table:table-cell office:value-type="float" office:value="-144.19844044242" calcext:value-type="float">
            <text:p>-144,19844044242</text:p>
          </table:table-cell>
          <table:table-cell office:value-type="float" office:value="10" calcext:value-type="float">
            <text:p>1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78</text:p>
          </table:table-cell>
          <table:table-cell office:value-type="float" office:value="6.4100283384323" calcext:value-type="float">
            <text:p>6,4100283384323</text:p>
          </table:table-cell>
          <table:table-cell office:value-type="float" office:value="6.4174121618271" calcext:value-type="float">
            <text:p>6,4174121618271</text:p>
          </table:table-cell>
          <table:table-cell office:value-type="float" office:value="168.17408154725" calcext:value-type="float">
            <text:p>168,17408154725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89</text:p>
          </table:table-cell>
          <table:table-cell office:value-type="float" office:value="6.4362680912018" calcext:value-type="float">
            <text:p>6,4362680912018</text:p>
          </table:table-cell>
          <table:table-cell office:value-type="float" office:value="5.6192868947983" calcext:value-type="float">
            <text:p>5,6192868947983</text:p>
          </table:table-cell>
          <table:table-cell office:value-type="float" office:value="-69.55349293484" calcext:value-type="float">
            <text:p>-69,5534929348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00</text:p>
          </table:table-cell>
          <table:table-cell office:value-type="float" office:value="8.3997523784637" calcext:value-type="float">
            <text:p>8,3997523784637</text:p>
          </table:table-cell>
          <table:table-cell office:value-type="float" office:value="4.5205491781235" calcext:value-type="float">
            <text:p>4,5205491781235</text:p>
          </table:table-cell>
          <table:table-cell office:value-type="float" office:value="98.613713956942" calcext:value-type="float">
            <text:p>98,61371395694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11</text:p>
          </table:table-cell>
          <table:table-cell office:value-type="float" office:value="-1.1472909152508" calcext:value-type="float">
            <text:p>-1,1472909152508</text:p>
          </table:table-cell>
          <table:table-cell office:value-type="float" office:value="7.9320847988129" calcext:value-type="float">
            <text:p>7,9320847988129</text:p>
          </table:table-cell>
          <table:table-cell office:value-type="float" office:value="-10.711406826214" calcext:value-type="float">
            <text:p>-10,711406826214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22</text:p>
          </table:table-cell>
          <table:table-cell office:value-type="float" office:value="0.6156200170517" calcext:value-type="float">
            <text:p>0,6156200170517</text:p>
          </table:table-cell>
          <table:table-cell office:value-type="float" office:value="4.7140926122665" calcext:value-type="float">
            <text:p>4,7140926122665</text:p>
          </table:table-cell>
          <table:table-cell office:value-type="float" office:value="83.114263358389" calcext:value-type="float">
            <text:p>83,114263358389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33</text:p>
          </table:table-cell>
          <table:table-cell office:value-type="float" office:value="-0.095541719347239" calcext:value-type="float">
            <text:p>-0,095541719347239</text:p>
          </table:table-cell>
          <table:table-cell office:value-type="float" office:value="7.5698357820511" calcext:value-type="float">
            <text:p>7,5698357820511</text:p>
          </table:table-cell>
          <table:table-cell office:value-type="float" office:value="-178.42981010486" calcext:value-type="float">
            <text:p>-178,42981010486</text:p>
          </table:table-cell>
          <table:table-cell office:value-type="float" office:value="11" calcext:value-type="float">
            <text:p>1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44</text:p>
          </table:table-cell>
          <table:table-cell office:value-type="float" office:value="2.1767726540565" calcext:value-type="float">
            <text:p>2,1767726540565</text:p>
          </table:table-cell>
          <table:table-cell office:value-type="float" office:value="5.0639194250107" calcext:value-type="float">
            <text:p>5,0639194250107</text:p>
          </table:table-cell>
          <table:table-cell office:value-type="float" office:value="18.32255246533" calcext:value-type="float">
            <text:p>18,32255246533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55</text:p>
          </table:table-cell>
          <table:table-cell office:value-type="float" office:value="5.063049197197" calcext:value-type="float">
            <text:p>5,063049197197</text:p>
          </table:table-cell>
          <table:table-cell office:value-type="float" office:value="6.2756270170212" calcext:value-type="float">
            <text:p>6,2756270170212</text:p>
          </table:table-cell>
          <table:table-cell office:value-type="float" office:value="-164.45385422676" calcext:value-type="float">
            <text:p>-164,45385422676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66</text:p>
          </table:table-cell>
          <table:table-cell office:value-type="float" office:value="7.7573448419571" calcext:value-type="float">
            <text:p>7,7573448419571</text:p>
          </table:table-cell>
          <table:table-cell office:value-type="float" office:value="3.1331413984299" calcext:value-type="float">
            <text:p>3,1331413984299</text:p>
          </table:table-cell>
          <table:table-cell office:value-type="float" office:value="56.214372063898" calcext:value-type="float">
            <text:p>56,21437206389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77</text:p>
          </table:table-cell>
          <table:table-cell office:value-type="float" office:value="10.029308795929" calcext:value-type="float">
            <text:p>10,029308795929</text:p>
          </table:table-cell>
          <table:table-cell office:value-type="float" office:value="7.5515115261078" calcext:value-type="float">
            <text:p>7,5515115261078</text:p>
          </table:table-cell>
          <table:table-cell office:value-type="float" office:value="76.663376419408" calcext:value-type="float">
            <text:p>76,663376419408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88</text:p>
          </table:table-cell>
          <table:table-cell office:value-type="float" office:value="-1.4926226437092" calcext:value-type="float">
            <text:p>-1,4926226437092</text:p>
          </table:table-cell>
          <table:table-cell office:value-type="float" office:value="5.070042014122" calcext:value-type="float">
            <text:p>5,070042014122</text:p>
          </table:table-cell>
          <table:table-cell office:value-type="float" office:value="54.256861756562" calcext:value-type="float">
            <text:p>54,256861756562</text:p>
          </table:table-cell>
          <table:table-cell office:value-type="float" office:value="11" calcext:value-type="float">
            <text:p>1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99</text:p>
          </table:table-cell>
          <table:table-cell office:value-type="float" office:value="2.7595031261444" calcext:value-type="float">
            <text:p>2,7595031261444</text:p>
          </table:table-cell>
          <table:table-cell office:value-type="float" office:value="6.4843928813934" calcext:value-type="float">
            <text:p>6,4843928813934</text:p>
          </table:table-cell>
          <table:table-cell office:value-type="float" office:value="-21.138449952861" calcext:value-type="float">
            <text:p>-21,138449952861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10</text:p>
          </table:table-cell>
          <table:table-cell office:value-type="float" office:value="3.2843855023384" calcext:value-type="float">
            <text:p>3,2843855023384</text:p>
          </table:table-cell>
          <table:table-cell office:value-type="float" office:value="6.3317483663559" calcext:value-type="float">
            <text:p>6,3317483663559</text:p>
          </table:table-cell>
          <table:table-cell office:value-type="float" office:value="-45.431710732211" calcext:value-type="float">
            <text:p>-45,43171073221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21</text:p>
          </table:table-cell>
          <table:table-cell office:value-type="float" office:value="2.2623118758202" calcext:value-type="float">
            <text:p>2,2623118758202</text:p>
          </table:table-cell>
          <table:table-cell office:value-type="float" office:value="8.4016287326813" calcext:value-type="float">
            <text:p>8,4016287326813</text:p>
          </table:table-cell>
          <table:table-cell office:value-type="float" office:value="13.962696881811" calcext:value-type="float">
            <text:p>13,962696881811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32</text:p>
          </table:table-cell>
          <table:table-cell office:value-type="float" office:value="6.4844167232513" calcext:value-type="float">
            <text:p>6,4844167232513</text:p>
          </table:table-cell>
          <table:table-cell office:value-type="float" office:value="7.748743891716" calcext:value-type="float">
            <text:p>7,748743891716</text:p>
          </table:table-cell>
          <table:table-cell office:value-type="float" office:value="-74.010169430144" calcext:value-type="float">
            <text:p>-74,010169430144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43</text:p>
          </table:table-cell>
          <table:table-cell office:value-type="float" office:value="9.3581026792526" calcext:value-type="float">
            <text:p>9,3581026792526</text:p>
          </table:table-cell>
          <table:table-cell office:value-type="float" office:value="7.79825091362" calcext:value-type="float">
            <text:p>7,79825091362</text:p>
          </table:table-cell>
          <table:table-cell office:value-type="float" office:value="34.54116651207" calcext:value-type="float">
            <text:p>34,54116651207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54</text:p>
          </table:table-cell>
          <table:table-cell office:value-type="float" office:value="9.6368181705475" calcext:value-type="float">
            <text:p>9,6368181705475</text:p>
          </table:table-cell>
          <table:table-cell office:value-type="float" office:value="9.1336667537689" calcext:value-type="float">
            <text:p>9,1336667537689</text:p>
          </table:table-cell>
          <table:table-cell office:value-type="float" office:value="176.86800592265" calcext:value-type="float">
            <text:p>176,8680059226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65</text:p>
          </table:table-cell>
          <table:table-cell office:value-type="float" office:value="1.603796929121" calcext:value-type="float">
            <text:p>1,603796929121</text:p>
          </table:table-cell>
          <table:table-cell office:value-type="float" office:value="10.337706804276" calcext:value-type="float">
            <text:p>10,337706804276</text:p>
          </table:table-cell>
          <table:table-cell office:value-type="float" office:value="-73.108571350195" calcext:value-type="float">
            <text:p>-73,1085713501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76</text:p>
          </table:table-cell>
          <table:table-cell office:value-type="float" office:value="-0.07729331497103" calcext:value-type="float">
            <text:p>-0,07729331497103</text:p>
          </table:table-cell>
          <table:table-cell office:value-type="float" office:value="6.9921112060547" calcext:value-type="float">
            <text:p>6,9921112060547</text:p>
          </table:table-cell>
          <table:table-cell office:value-type="float" office:value="30.935399471575" calcext:value-type="float">
            <text:p>30,935399471575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87</text:p>
          </table:table-cell>
          <table:table-cell office:value-type="float" office:value="2.4091625213623" calcext:value-type="float">
            <text:p>2,4091625213623</text:p>
          </table:table-cell>
          <table:table-cell office:value-type="float" office:value="8.1065213680267" calcext:value-type="float">
            <text:p>8,1065213680267</text:p>
          </table:table-cell>
          <table:table-cell office:value-type="float" office:value="-95.810467270529" calcext:value-type="float">
            <text:p>-95,810467270529</text:p>
          </table:table-cell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98</text:p>
          </table:table-cell>
          <table:table-cell office:value-type="float" office:value="2.3024615645409" calcext:value-type="float">
            <text:p>2,3024615645409</text:p>
          </table:table-cell>
          <table:table-cell office:value-type="float" office:value="9.7666084766388" calcext:value-type="float">
            <text:p>9,7666084766388</text:p>
          </table:table-cell>
          <table:table-cell office:value-type="float" office:value="-91.533194681641" calcext:value-type="float">
            <text:p>-91,533194681641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309</text:p>
          </table:table-cell>
          <table:table-cell office:value-type="float" office:value="6.9101697206497" calcext:value-type="float">
            <text:p>6,9101697206497</text:p>
          </table:table-cell>
          <table:table-cell office:value-type="float" office:value="9.7225219011307" calcext:value-type="float">
            <text:p>9,7225219011307</text:p>
          </table:table-cell>
          <table:table-cell office:value-type="float" office:value="-49.354176612417" calcext:value-type="float">
            <text:p>-49,354176612417</text:p>
          </table:table-cell>
          <table:table-cell office:value-type="float" office:value="11" calcext:value-type="float">
            <text:p>1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320</text:p>
          </table:table-cell>
          <table:table-cell office:value-type="float" office:value="6.8223536014557" calcext:value-type="float">
            <text:p>6,8223536014557</text:p>
          </table:table-cell>
          <table:table-cell office:value-type="float" office:value="10.038553476334" calcext:value-type="float">
            <text:p>10,038553476334</text:p>
          </table:table-cell>
          <table:table-cell office:value-type="float" office:value="39.472781928482" calcext:value-type="float">
            <text:p>39,472781928482</text:p>
          </table:table-cell>
          <table:table-cell office:value-type="float" office:value="11" calcext:value-type="float">
            <text:p>1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331</text:p>
          </table:table-cell>
          <table:table-cell office:value-type="float" office:value="9.1190338134766" calcext:value-type="float">
            <text:p>9,1190338134766</text:p>
          </table:table-cell>
          <table:table-cell office:value-type="float" office:value="10.520225763321" calcext:value-type="float">
            <text:p>10,520225763321</text:p>
          </table:table-cell>
          <table:table-cell office:value-type="float" office:value="132.93775479505" calcext:value-type="float">
            <text:p>132,93775479505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342</text:p>
          </table:table-cell>
          <table:table-cell office:value-type="float" office:value="0.52460618317127" calcext:value-type="float">
            <text:p>0,52460618317127</text:p>
          </table:table-cell>
          <table:table-cell office:value-type="float" office:value="11.085240840912" calcext:value-type="float">
            <text:p>11,085240840912</text:p>
          </table:table-cell>
          <table:table-cell office:value-type="float" office:value="-124.61797295103" calcext:value-type="float">
            <text:p>-124,6179729510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353</text:p>
          </table:table-cell>
          <table:table-cell office:value-type="float" office:value="3.619147837162" calcext:value-type="float">
            <text:p>3,619147837162</text:p>
          </table:table-cell>
          <table:table-cell office:value-type="float" office:value="11.032211780548" calcext:value-type="float">
            <text:p>11,032211780548</text:p>
          </table:table-cell>
          <table:table-cell office:value-type="float" office:value="13.142929240397" calcext:value-type="float">
            <text:p>13,1429292403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5</text:p>
          </table:table-cell>
          <table:table-cell office:value-type="float" office:value="1.9038584828377" calcext:value-type="float">
            <text:p>1,9038584828377</text:p>
          </table:table-cell>
          <table:table-cell office:value-type="float" office:value="-0.58018125593662" calcext:value-type="float">
            <text:p>-0,58018125593662</text:p>
          </table:table-cell>
          <table:table-cell office:value-type="float" office:value="124.46406540597" calcext:value-type="float">
            <text:p>124,46406540597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14</text:p>
          </table:table-cell>
          <table:table-cell office:value-type="float" office:value="1.4018507301807" calcext:value-type="float">
            <text:p>1,4018507301807</text:p>
          </table:table-cell>
          <table:table-cell office:value-type="float" office:value="0.83449266850948" calcext:value-type="float">
            <text:p>0,83449266850948</text:p>
          </table:table-cell>
          <table:table-cell office:value-type="float" office:value="-90.874717493725" calcext:value-type="float">
            <text:p>-90,874717493725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25</text:p>
          </table:table-cell>
          <table:table-cell office:value-type="float" office:value="3.5835865139961" calcext:value-type="float">
            <text:p>3,5835865139961</text:p>
          </table:table-cell>
          <table:table-cell office:value-type="float" office:value="-0.2200641669333" calcext:value-type="float">
            <text:p>-0,2200641669333</text:p>
          </table:table-cell>
          <table:table-cell office:value-type="float" office:value="-179.82237202347" calcext:value-type="float">
            <text:p>-179,82237202347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36</text:p>
          </table:table-cell>
          <table:table-cell office:value-type="float" office:value="4.071798324585" calcext:value-type="float">
            <text:p>4,071798324585</text:p>
          </table:table-cell>
          <table:table-cell office:value-type="float" office:value="0.6331579387188" calcext:value-type="float">
            <text:p>0,6331579387188</text:p>
          </table:table-cell>
          <table:table-cell office:value-type="float" office:value="-157.93442574276" calcext:value-type="float">
            <text:p>-157,93442574276</text:p>
          </table:table-cell>
          <table:table-cell office:value-type="float" office:value="10" calcext:value-type="float">
            <text:p>10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47</text:p>
          </table:table-cell>
          <table:table-cell office:value-type="float" office:value="3.7028130888939" calcext:value-type="float">
            <text:p>3,7028130888939</text:p>
          </table:table-cell>
          <table:table-cell office:value-type="float" office:value="-0.527552254498" calcext:value-type="float">
            <text:p>-0,527552254498</text:p>
          </table:table-cell>
          <table:table-cell office:value-type="float" office:value="-50.649297465185" calcext:value-type="float">
            <text:p>-50,649297465185</text:p>
          </table:table-cell>
          <table:table-cell office:value-type="float" office:value="10" calcext:value-type="float">
            <text:p>10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58</text:p>
          </table:table-cell>
          <table:table-cell office:value-type="float" office:value="6.120873093605" calcext:value-type="float">
            <text:p>6,120873093605</text:p>
          </table:table-cell>
          <table:table-cell office:value-type="float" office:value="0.17130348831415" calcext:value-type="float">
            <text:p>0,17130348831415</text:p>
          </table:table-cell>
          <table:table-cell office:value-type="float" office:value="-140.04733759886" calcext:value-type="float">
            <text:p>-140,04733759886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69</text:p>
          </table:table-cell>
          <table:table-cell office:value-type="float" office:value="10.085017681122" calcext:value-type="float">
            <text:p>10,085017681122</text:p>
          </table:table-cell>
          <table:table-cell office:value-type="float" office:value="0.66620483994484" calcext:value-type="float">
            <text:p>0,66620483994484</text:p>
          </table:table-cell>
          <table:table-cell office:value-type="float" office:value="151.40331171121" calcext:value-type="float">
            <text:p>151,40331171121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80</text:p>
          </table:table-cell>
          <table:table-cell office:value-type="float" office:value="-0.021131704561412" calcext:value-type="float">
            <text:p>-0,021131704561412</text:p>
          </table:table-cell>
          <table:table-cell office:value-type="float" office:value="0.75680829584599" calcext:value-type="float">
            <text:p>0,75680829584599</text:p>
          </table:table-cell>
          <table:table-cell office:value-type="float" office:value="42.011361213247" calcext:value-type="float">
            <text:p>42,011361213247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91</text:p>
          </table:table-cell>
          <table:table-cell office:value-type="float" office:value="2.0986267924309" calcext:value-type="float">
            <text:p>2,0986267924309</text:p>
          </table:table-cell>
          <table:table-cell office:value-type="float" office:value="4.1427230834961" calcext:value-type="float">
            <text:p>4,1427230834961</text:p>
          </table:table-cell>
          <table:table-cell office:value-type="float" office:value="-37.344208188877" calcext:value-type="float">
            <text:p>-37,344208188877</text:p>
          </table:table-cell>
          <table:table-cell office:value-type="float" office:value="10" calcext:value-type="float">
            <text:p>1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02</text:p>
          </table:table-cell>
          <table:table-cell office:value-type="float" office:value="0.98166540265083" calcext:value-type="float">
            <text:p>0,98166540265083</text:p>
          </table:table-cell>
          <table:table-cell office:value-type="float" office:value="-0.5456468462944" calcext:value-type="float">
            <text:p>-0,5456468462944</text:p>
          </table:table-cell>
          <table:table-cell office:value-type="float" office:value="-168.0035955587" calcext:value-type="float">
            <text:p>-168,0035955587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13</text:p>
          </table:table-cell>
          <table:table-cell office:value-type="float" office:value="4.2453384399414" calcext:value-type="float">
            <text:p>4,2453384399414</text:p>
          </table:table-cell>
          <table:table-cell office:value-type="float" office:value="0.21639870479703" calcext:value-type="float">
            <text:p>0,21639870479703</text:p>
          </table:table-cell>
          <table:table-cell office:value-type="float" office:value="-27.386657561466" calcext:value-type="float">
            <text:p>-27,386657561466</text:p>
          </table:table-cell>
          <table:table-cell office:value-type="float" office:value="10" calcext:value-type="float">
            <text:p>10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24</text:p>
          </table:table-cell>
          <table:table-cell office:value-type="float" office:value="6.6003859043121" calcext:value-type="float">
            <text:p>6,6003859043121</text:p>
          </table:table-cell>
          <table:table-cell office:value-type="float" office:value="-0.58501936495304" calcext:value-type="float">
            <text:p>-0,58501936495304</text:p>
          </table:table-cell>
          <table:table-cell office:value-type="float" office:value="55.593360381521" calcext:value-type="float">
            <text:p>55,593360381521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35</text:p>
          </table:table-cell>
          <table:table-cell office:value-type="float" office:value="1.0912998765707" calcext:value-type="float">
            <text:p>1,0912998765707</text:p>
          </table:table-cell>
          <table:table-cell office:value-type="float" office:value="2.8792890906334" calcext:value-type="float">
            <text:p>2,8792890906334</text:p>
          </table:table-cell>
          <table:table-cell office:value-type="float" office:value="-33.788750505751" calcext:value-type="float">
            <text:p>-33,788750505751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46</text:p>
          </table:table-cell>
          <table:table-cell office:value-type="float" office:value="9.6322745084763" calcext:value-type="float">
            <text:p>9,6322745084763</text:p>
          </table:table-cell>
          <table:table-cell office:value-type="float" office:value="0.34921862185001" calcext:value-type="float">
            <text:p>0,34921862185001</text:p>
          </table:table-cell>
          <table:table-cell office:value-type="float" office:value="163.12029407283" calcext:value-type="float">
            <text:p>163,12029407283</text:p>
          </table:table-cell>
          <table:table-cell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57</text:p>
          </table:table-cell>
          <table:table-cell office:value-type="float" office:value="-1.5850082039833" calcext:value-type="float">
            <text:p>-1,5850082039833</text:p>
          </table:table-cell>
          <table:table-cell office:value-type="float" office:value="3.0722939968109" calcext:value-type="float">
            <text:p>3,0722939968109</text:p>
          </table:table-cell>
          <table:table-cell office:value-type="float" office:value="-34.638788669732" calcext:value-type="float">
            <text:p>-34,638788669732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68</text:p>
          </table:table-cell>
          <table:table-cell office:value-type="float" office:value="1.983477473259" calcext:value-type="float">
            <text:p>1,983477473259</text:p>
          </table:table-cell>
          <table:table-cell office:value-type="float" office:value="3.4327763319016" calcext:value-type="float">
            <text:p>3,4327763319016</text:p>
          </table:table-cell>
          <table:table-cell office:value-type="float" office:value="74.23884397859" calcext:value-type="float">
            <text:p>74,23884397859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79</text:p>
          </table:table-cell>
          <table:table-cell office:value-type="float" office:value="-0.10559864342213" calcext:value-type="float">
            <text:p>-0,10559864342213</text:p>
          </table:table-cell>
          <table:table-cell office:value-type="float" office:value="4.9563217163086" calcext:value-type="float">
            <text:p>4,9563217163086</text:p>
          </table:table-cell>
          <table:table-cell office:value-type="float" office:value="169.64629653153" calcext:value-type="float">
            <text:p>169,64629653153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90</text:p>
          </table:table-cell>
          <table:table-cell office:value-type="float" office:value="2.9488626122475" calcext:value-type="float">
            <text:p>2,9488626122475</text:p>
          </table:table-cell>
          <table:table-cell office:value-type="float" office:value="1.2581841647625" calcext:value-type="float">
            <text:p>1,2581841647625</text:p>
          </table:table-cell>
          <table:table-cell office:value-type="float" office:value="119.93907970987" calcext:value-type="float">
            <text:p>119,93907970987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01</text:p>
          </table:table-cell>
          <table:table-cell office:value-type="float" office:value="4.5093646645546" calcext:value-type="float">
            <text:p>4,5093646645546</text:p>
          </table:table-cell>
          <table:table-cell office:value-type="float" office:value="4.3671670556068" calcext:value-type="float">
            <text:p>4,3671670556068</text:p>
          </table:table-cell>
          <table:table-cell office:value-type="float" office:value="-54.408295519033" calcext:value-type="float">
            <text:p>-54,408295519033</text:p>
          </table:table-cell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12</text:p>
          </table:table-cell>
          <table:table-cell office:value-type="float" office:value="5.355219244957" calcext:value-type="float">
            <text:p>5,355219244957</text:p>
          </table:table-cell>
          <table:table-cell office:value-type="float" office:value="3.264599442482" calcext:value-type="float">
            <text:p>3,264599442482</text:p>
          </table:table-cell>
          <table:table-cell office:value-type="float" office:value="99.142618240065" calcext:value-type="float">
            <text:p>99,142618240065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23</text:p>
          </table:table-cell>
          <table:table-cell office:value-type="float" office:value="8.8456344604492" calcext:value-type="float">
            <text:p>8,8456344604492</text:p>
          </table:table-cell>
          <table:table-cell office:value-type="float" office:value="3.3379122614861" calcext:value-type="float">
            <text:p>3,3379122614861</text:p>
          </table:table-cell>
          <table:table-cell office:value-type="float" office:value="20.619000029412" calcext:value-type="float">
            <text:p>20,619000029412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34</text:p>
          </table:table-cell>
          <table:table-cell office:value-type="float" office:value="-1.5400896966457" calcext:value-type="float">
            <text:p>-1,5400896966457</text:p>
          </table:table-cell>
          <table:table-cell office:value-type="float" office:value="4.5391041040421" calcext:value-type="float">
            <text:p>4,5391041040421</text:p>
          </table:table-cell>
          <table:table-cell office:value-type="float" office:value="95.941646083905" calcext:value-type="float">
            <text:p>95,941646083905</text:p>
          </table:table-cell>
          <table:table-cell office:value-type="float" office:value="11" calcext:value-type="float">
            <text:p>1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45</text:p>
          </table:table-cell>
          <table:table-cell office:value-type="float" office:value="0.78817412257195" calcext:value-type="float">
            <text:p>0,78817412257195</text:p>
          </table:table-cell>
          <table:table-cell office:value-type="float" office:value="2.0312213897705" calcext:value-type="float">
            <text:p>2,0312213897705</text:p>
          </table:table-cell>
          <table:table-cell office:value-type="float" office:value="89.528166564407" calcext:value-type="float">
            <text:p>89,528166564407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56</text:p>
          </table:table-cell>
          <table:table-cell office:value-type="float" office:value="-1.5850074589252" calcext:value-type="float">
            <text:p>-1,5850074589252</text:p>
          </table:table-cell>
          <table:table-cell office:value-type="float" office:value="9.5777559280396" calcext:value-type="float">
            <text:p>9,5777559280396</text:p>
          </table:table-cell>
          <table:table-cell office:value-type="float" office:value="9.00786754432" calcext:value-type="float">
            <text:p>9,00786754432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67</text:p>
          </table:table-cell>
          <table:table-cell office:value-type="float" office:value="4.1829943656921" calcext:value-type="float">
            <text:p>4,1829943656921</text:p>
          </table:table-cell>
          <table:table-cell office:value-type="float" office:value="4.3260222673416" calcext:value-type="float">
            <text:p>4,3260222673416</text:p>
          </table:table-cell>
          <table:table-cell office:value-type="float" office:value="-74.587175800542" calcext:value-type="float">
            <text:p>-74,587175800542</text:p>
          </table:table-cell>
          <table:table-cell office:value-type="float" office:value="10" calcext:value-type="float">
            <text:p>10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78</text:p>
          </table:table-cell>
          <table:table-cell office:value-type="float" office:value="6.6974979639053" calcext:value-type="float">
            <text:p>6,6974979639053</text:p>
          </table:table-cell>
          <table:table-cell office:value-type="float" office:value="6.3763999938965" calcext:value-type="float">
            <text:p>6,3763999938965</text:p>
          </table:table-cell>
          <table:table-cell office:value-type="float" office:value="-172.52554711263" calcext:value-type="float">
            <text:p>-172,52554711263</text:p>
          </table:table-cell>
          <table:table-cell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89</text:p>
          </table:table-cell>
          <table:table-cell office:value-type="float" office:value="6.2375527620316" calcext:value-type="float">
            <text:p>6,2375527620316</text:p>
          </table:table-cell>
          <table:table-cell office:value-type="float" office:value="5.8446788787842" calcext:value-type="float">
            <text:p>5,8446788787842</text:p>
          </table:table-cell>
          <table:table-cell office:value-type="float" office:value="-30.631968170215" calcext:value-type="float">
            <text:p>-30,63196817021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00</text:p>
          </table:table-cell>
          <table:table-cell office:value-type="float" office:value="8.4105908870697" calcext:value-type="float">
            <text:p>8,4105908870697</text:p>
          </table:table-cell>
          <table:table-cell office:value-type="float" office:value="4.2166548967361" calcext:value-type="float">
            <text:p>4,2166548967361</text:p>
          </table:table-cell>
          <table:table-cell office:value-type="float" office:value="86.34343116906" calcext:value-type="float">
            <text:p>86,3434311690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11</text:p>
          </table:table-cell>
          <table:table-cell office:value-type="float" office:value="-1.4084473252296" calcext:value-type="float">
            <text:p>-1,4084473252296</text:p>
          </table:table-cell>
          <table:table-cell office:value-type="float" office:value="7.7400755882263" calcext:value-type="float">
            <text:p>7,7400755882263</text:p>
          </table:table-cell>
          <table:table-cell office:value-type="float" office:value="31.205595298937" calcext:value-type="float">
            <text:p>31,205595298937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22</text:p>
          </table:table-cell>
          <table:table-cell office:value-type="float" office:value="0.53885001689196" calcext:value-type="float">
            <text:p>0,53885001689196</text:p>
          </table:table-cell>
          <table:table-cell office:value-type="float" office:value="4.3381825089455" calcext:value-type="float">
            <text:p>4,3381825089455</text:p>
          </table:table-cell>
          <table:table-cell office:value-type="float" office:value="76.72824145882" calcext:value-type="float">
            <text:p>76,72824145882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33</text:p>
          </table:table-cell>
          <table:table-cell office:value-type="float" office:value="0.11808130890131" calcext:value-type="float">
            <text:p>0,11808130890131</text:p>
          </table:table-cell>
          <table:table-cell office:value-type="float" office:value="7.815073132515" calcext:value-type="float">
            <text:p>7,815073132515</text:p>
          </table:table-cell>
          <table:table-cell office:value-type="float" office:value="-136.45465358807" calcext:value-type="float">
            <text:p>-136,45465358807</text:p>
          </table:table-cell>
          <table:table-cell office:value-type="float" office:value="11" calcext:value-type="float">
            <text:p>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44</text:p>
          </table:table-cell>
          <table:table-cell office:value-type="float" office:value="1.8983893096447" calcext:value-type="float">
            <text:p>1,8983893096447</text:p>
          </table:table-cell>
          <table:table-cell office:value-type="float" office:value="5.0589239597321" calcext:value-type="float">
            <text:p>5,0589239597321</text:p>
          </table:table-cell>
          <table:table-cell office:value-type="float" office:value="-2.5412412063711" calcext:value-type="float">
            <text:p>-2,541241206371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55</text:p>
          </table:table-cell>
          <table:table-cell office:value-type="float" office:value="5.3555929660797" calcext:value-type="float">
            <text:p>5,3555929660797</text:p>
          </table:table-cell>
          <table:table-cell office:value-type="float" office:value="6.209362745285" calcext:value-type="float">
            <text:p>6,209362745285</text:p>
          </table:table-cell>
          <table:table-cell office:value-type="float" office:value="161.90561215589" calcext:value-type="float">
            <text:p>161,90561215589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66</text:p>
          </table:table-cell>
          <table:table-cell office:value-type="float" office:value="7.5268447399139" calcext:value-type="float">
            <text:p>7,5268447399139</text:p>
          </table:table-cell>
          <table:table-cell office:value-type="float" office:value="2.9804709553719" calcext:value-type="float">
            <text:p>2,9804709553719</text:p>
          </table:table-cell>
          <table:table-cell office:value-type="float" office:value="28.974404000932" calcext:value-type="float">
            <text:p>28,97440400093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77</text:p>
          </table:table-cell>
          <table:table-cell office:value-type="float" office:value="9.9213564395905" calcext:value-type="float">
            <text:p>9,9213564395905</text:p>
          </table:table-cell>
          <table:table-cell office:value-type="float" office:value="7.3445987701416" calcext:value-type="float">
            <text:p>7,3445987701416</text:p>
          </table:table-cell>
          <table:table-cell office:value-type="float" office:value="60.767389406824" calcext:value-type="float">
            <text:p>60,767389406824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88</text:p>
          </table:table-cell>
          <table:table-cell office:value-type="float" office:value="-1.5850049257278" calcext:value-type="float">
            <text:p>-1,5850049257278</text:p>
          </table:table-cell>
          <table:table-cell office:value-type="float" office:value="5.2069544792175" calcext:value-type="float">
            <text:p>5,2069544792175</text:p>
          </table:table-cell>
          <table:table-cell office:value-type="float" office:value="-34.345440424172" calcext:value-type="float">
            <text:p>-34,345440424172</text:p>
          </table:table-cell>
          <table:table-cell office:value-type="float" office:value="11" calcext:value-type="float">
            <text:p>1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99</text:p>
          </table:table-cell>
          <table:table-cell office:value-type="float" office:value="2.8064125776291" calcext:value-type="float">
            <text:p>2,8064125776291</text:p>
          </table:table-cell>
          <table:table-cell office:value-type="float" office:value="6.7049878835678" calcext:value-type="float">
            <text:p>6,7049878835678</text:p>
          </table:table-cell>
          <table:table-cell office:value-type="float" office:value="-111.51761993481" calcext:value-type="float">
            <text:p>-111,51761993481</text:p>
          </table:table-cell>
          <table:table-cell office:value-type="float" office:value="10" calcext:value-type="float">
            <text:p>1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10</text:p>
          </table:table-cell>
          <table:table-cell office:value-type="float" office:value="3.100905418396" calcext:value-type="float">
            <text:p>3,100905418396</text:p>
          </table:table-cell>
          <table:table-cell office:value-type="float" office:value="6.203910112381" calcext:value-type="float">
            <text:p>6,203910112381</text:p>
          </table:table-cell>
          <table:table-cell office:value-type="float" office:value="44.655602449065" calcext:value-type="float">
            <text:p>44,655602449065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21</text:p>
          </table:table-cell>
          <table:table-cell office:value-type="float" office:value="2.0693501830101" calcext:value-type="float">
            <text:p>2,0693501830101</text:p>
          </table:table-cell>
          <table:table-cell office:value-type="float" office:value="8.361102938652" calcext:value-type="float">
            <text:p>8,361102938652</text:p>
          </table:table-cell>
          <table:table-cell office:value-type="float" office:value="67.467417686608" calcext:value-type="float">
            <text:p>67,467417686608</text:p>
          </table:table-cell>
          <table:table-cell office:value-type="float" office:value="10" calcext:value-type="float">
            <text:p>1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32</text:p>
          </table:table-cell>
          <table:table-cell office:value-type="float" office:value="6.4098596572876" calcext:value-type="float">
            <text:p>6,4098596572876</text:p>
          </table:table-cell>
          <table:table-cell office:value-type="float" office:value="8.0304795503616" calcext:value-type="float">
            <text:p>8,0304795503616</text:p>
          </table:table-cell>
          <table:table-cell office:value-type="float" office:value="-75.352866178865" calcext:value-type="float">
            <text:p>-75,352866178865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43</text:p>
          </table:table-cell>
          <table:table-cell office:value-type="float" office:value="9.1350889205933" calcext:value-type="float">
            <text:p>9,1350889205933</text:p>
          </table:table-cell>
          <table:table-cell office:value-type="float" office:value="7.9560840129852" calcext:value-type="float">
            <text:p>7,9560840129852</text:p>
          </table:table-cell>
          <table:table-cell office:value-type="float" office:value="-34.193104619433" calcext:value-type="float">
            <text:p>-34,193104619433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54</text:p>
          </table:table-cell>
          <table:table-cell office:value-type="float" office:value="9.9263763427734" calcext:value-type="float">
            <text:p>9,9263763427734</text:p>
          </table:table-cell>
          <table:table-cell office:value-type="float" office:value="9.2665326595306" calcext:value-type="float">
            <text:p>9,2665326595306</text:p>
          </table:table-cell>
          <table:table-cell office:value-type="float" office:value="-147.95712756503" calcext:value-type="float">
            <text:p>-147,9571275650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65</text:p>
          </table:table-cell>
          <table:table-cell office:value-type="float" office:value="1.3696594536304" calcext:value-type="float">
            <text:p>1,3696594536304</text:p>
          </table:table-cell>
          <table:table-cell office:value-type="float" office:value="10.534837245941" calcext:value-type="float">
            <text:p>10,534837245941</text:p>
          </table:table-cell>
          <table:table-cell office:value-type="float" office:value="-31.822858722347" calcext:value-type="float">
            <text:p>-31,8228587223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76</text:p>
          </table:table-cell>
          <table:table-cell office:value-type="float" office:value="0.0089916121214628" calcext:value-type="float">
            <text:p>0,0089916121214628</text:p>
          </table:table-cell>
          <table:table-cell office:value-type="float" office:value="6.788125038147" calcext:value-type="float">
            <text:p>6,788125038147</text:p>
          </table:table-cell>
          <table:table-cell office:value-type="float" office:value="121.73022130492" calcext:value-type="float">
            <text:p>121,73022130492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87</text:p>
          </table:table-cell>
          <table:table-cell office:value-type="float" office:value="2.3848906159401" calcext:value-type="float">
            <text:p>2,3848906159401</text:p>
          </table:table-cell>
          <table:table-cell office:value-type="float" office:value="8.26615691185" calcext:value-type="float">
            <text:p>8,26615691185</text:p>
          </table:table-cell>
          <table:table-cell office:value-type="float" office:value="-83.309377834296" calcext:value-type="float">
            <text:p>-83,309377834296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98</text:p>
          </table:table-cell>
          <table:table-cell office:value-type="float" office:value="2.3124778270721" calcext:value-type="float">
            <text:p>2,3124778270721</text:p>
          </table:table-cell>
          <table:table-cell office:value-type="float" office:value="10.161535739899" calcext:value-type="float">
            <text:p>10,161535739899</text:p>
          </table:table-cell>
          <table:table-cell office:value-type="float" office:value="-91.469737374858" calcext:value-type="float">
            <text:p>-91,469737374858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309</text:p>
          </table:table-cell>
          <table:table-cell office:value-type="float" office:value="7.0159214735031" calcext:value-type="float">
            <text:p>7,0159214735031</text:p>
          </table:table-cell>
          <table:table-cell office:value-type="float" office:value="9.7200506925583" calcext:value-type="float">
            <text:p>9,7200506925583</text:p>
          </table:table-cell>
          <table:table-cell office:value-type="float" office:value="-133.85149627734" calcext:value-type="float">
            <text:p>-133,85149627734</text:p>
          </table:table-cell>
          <table:table-cell office:value-type="float" office:value="11" calcext:value-type="float">
            <text:p>1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320</text:p>
          </table:table-cell>
          <table:table-cell office:value-type="float" office:value="6.8600124120712" calcext:value-type="float">
            <text:p>6,8600124120712</text:p>
          </table:table-cell>
          <table:table-cell office:value-type="float" office:value="10.010313987732" calcext:value-type="float">
            <text:p>10,010313987732</text:p>
          </table:table-cell>
          <table:table-cell office:value-type="float" office:value="125.25425443224" calcext:value-type="float">
            <text:p>125,25425443224</text:p>
          </table:table-cell>
          <table:table-cell office:value-type="float" office:value="11" calcext:value-type="float">
            <text:p>1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331</text:p>
          </table:table-cell>
          <table:table-cell office:value-type="float" office:value="9.207336306572" calcext:value-type="float">
            <text:p>9,207336306572</text:p>
          </table:table-cell>
          <table:table-cell office:value-type="float" office:value="10.21103143692" calcext:value-type="float">
            <text:p>10,21103143692</text:p>
          </table:table-cell>
          <table:table-cell office:value-type="float" office:value="98.886677413989" calcext:value-type="float">
            <text:p>98,886677413989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342</text:p>
          </table:table-cell>
          <table:table-cell office:value-type="float" office:value="0.74157901108265" calcext:value-type="float">
            <text:p>0,74157901108265</text:p>
          </table:table-cell>
          <table:table-cell office:value-type="float" office:value="11.077524423599" calcext:value-type="float">
            <text:p>11,077524423599</text:p>
          </table:table-cell>
          <table:table-cell office:value-type="float" office:value="-126.16557680118" calcext:value-type="float">
            <text:p>-126,1655768011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353</text:p>
          </table:table-cell>
          <table:table-cell office:value-type="float" office:value="3.2979795336723" calcext:value-type="float">
            <text:p>3,2979795336723</text:p>
          </table:table-cell>
          <table:table-cell office:value-type="float" office:value="10.859986543655" calcext:value-type="float">
            <text:p>10,859986543655</text:p>
          </table:table-cell>
          <table:table-cell office:value-type="float" office:value="28.841260512164" calcext:value-type="float">
            <text:p>28,8412605121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5</text:p>
          </table:table-cell>
          <table:table-cell office:value-type="float" office:value="2.0911777019501" calcext:value-type="float">
            <text:p>2,0911777019501</text:p>
          </table:table-cell>
          <table:table-cell office:value-type="float" office:value="-0.58261811733246" calcext:value-type="float">
            <text:p>-0,58261811733246</text:p>
          </table:table-cell>
          <table:table-cell office:value-type="float" office:value="124.47442522474" calcext:value-type="float">
            <text:p>124,47442522474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14</text:p>
          </table:table-cell>
          <table:table-cell office:value-type="float" office:value="1.4576543867588" calcext:value-type="float">
            <text:p>1,4576543867588</text:p>
          </table:table-cell>
          <table:table-cell office:value-type="float" office:value="1.1934980005026" calcext:value-type="float">
            <text:p>1,1934980005026</text:p>
          </table:table-cell>
          <table:table-cell office:value-type="float" office:value="-105.17238811323" calcext:value-type="float">
            <text:p>-105,17238811323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25</text:p>
          </table:table-cell>
          <table:table-cell office:value-type="float" office:value="3.8517445325851" calcext:value-type="float">
            <text:p>3,8517445325851</text:p>
          </table:table-cell>
          <table:table-cell office:value-type="float" office:value="-0.11394566856325" calcext:value-type="float">
            <text:p>-0,11394566856325</text:p>
          </table:table-cell>
          <table:table-cell office:value-type="float" office:value="164.06639973829" calcext:value-type="float">
            <text:p>164,06639973829</text:p>
          </table:table-cell>
          <table:table-cell office:value-type="float" office:value="10" calcext:value-type="float">
            <text:p>1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36</text:p>
          </table:table-cell>
          <table:table-cell office:value-type="float" office:value="4.1959205269814" calcext:value-type="float">
            <text:p>4,1959205269814</text:p>
          </table:table-cell>
          <table:table-cell office:value-type="float" office:value="0.70573315024376" calcext:value-type="float">
            <text:p>0,70573315024376</text:p>
          </table:table-cell>
          <table:table-cell office:value-type="float" office:value="-99.01070822576" calcext:value-type="float">
            <text:p>-99,01070822576</text:p>
          </table:table-cell>
          <table:table-cell office:value-type="float" office:value="10" calcext:value-type="float">
            <text:p>10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47</text:p>
          </table:table-cell>
          <table:table-cell office:value-type="float" office:value="3.8276037573814" calcext:value-type="float">
            <text:p>3,8276037573814</text:p>
          </table:table-cell>
          <table:table-cell office:value-type="float" office:value="-0.4429093003273" calcext:value-type="float">
            <text:p>-0,4429093003273</text:p>
          </table:table-cell>
          <table:table-cell office:value-type="float" office:value="-133.82745548418" calcext:value-type="float">
            <text:p>-133,82745548418</text:p>
          </table:table-cell>
          <table:table-cell office:value-type="float" office:value="10" calcext:value-type="float">
            <text:p>10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58</text:p>
          </table:table-cell>
          <table:table-cell office:value-type="float" office:value="6.3787186145782" calcext:value-type="float">
            <text:p>6,3787186145782</text:p>
          </table:table-cell>
          <table:table-cell office:value-type="float" office:value="0.39926938712597" calcext:value-type="float">
            <text:p>0,39926938712597</text:p>
          </table:table-cell>
          <table:table-cell office:value-type="float" office:value="-138.2463418754" calcext:value-type="float">
            <text:p>-138,2463418754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69</text:p>
          </table:table-cell>
          <table:table-cell office:value-type="float" office:value="10.084954500198" calcext:value-type="float">
            <text:p>10,084954500198</text:p>
          </table:table-cell>
          <table:table-cell office:value-type="float" office:value="0.66606983542442" calcext:value-type="float">
            <text:p>0,66606983542442</text:p>
          </table:table-cell>
          <table:table-cell office:value-type="float" office:value="137.43167470215" calcext:value-type="float">
            <text:p>137,43167470215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80</text:p>
          </table:table-cell>
          <table:table-cell office:value-type="float" office:value="-0.31370174139738" calcext:value-type="float">
            <text:p>-0,31370174139738</text:p>
          </table:table-cell>
          <table:table-cell office:value-type="float" office:value="0.54788339883089" calcext:value-type="float">
            <text:p>0,54788339883089</text:p>
          </table:table-cell>
          <table:table-cell office:value-type="float" office:value="26.748963222382" calcext:value-type="float">
            <text:p>26,748963222382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91</text:p>
          </table:table-cell>
          <table:table-cell office:value-type="float" office:value="1.9406461715698" calcext:value-type="float">
            <text:p>1,9406461715698</text:p>
          </table:table-cell>
          <table:table-cell office:value-type="float" office:value="3.9870685338974" calcext:value-type="float">
            <text:p>3,9870685338974</text:p>
          </table:table-cell>
          <table:table-cell office:value-type="float" office:value="53.428025002692" calcext:value-type="float">
            <text:p>53,428025002692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02</text:p>
          </table:table-cell>
          <table:table-cell office:value-type="float" office:value="1.1721225082874" calcext:value-type="float">
            <text:p>1,1721225082874</text:p>
          </table:table-cell>
          <table:table-cell office:value-type="float" office:value="-0.32013606280088" calcext:value-type="float">
            <text:p>-0,32013606280088</text:p>
          </table:table-cell>
          <table:table-cell office:value-type="float" office:value="-121.25440767616" calcext:value-type="float">
            <text:p>-121,25440767616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13</text:p>
          </table:table-cell>
          <table:table-cell office:value-type="float" office:value="4.1386261582375" calcext:value-type="float">
            <text:p>4,1386261582375</text:p>
          </table:table-cell>
          <table:table-cell office:value-type="float" office:value="0.051148892380297" calcext:value-type="float">
            <text:p>0,051148892380297</text:p>
          </table:table-cell>
          <table:table-cell office:value-type="float" office:value="62.857223164504" calcext:value-type="float">
            <text:p>62,857223164504</text:p>
          </table:table-cell>
          <table:table-cell office:value-type="float" office:value="10" calcext:value-type="float">
            <text:p>10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24</text:p>
          </table:table-cell>
          <table:table-cell office:value-type="float" office:value="6.4200985431671" calcext:value-type="float">
            <text:p>6,4200985431671</text:p>
          </table:table-cell>
          <table:table-cell office:value-type="float" office:value="-0.58358825743198" calcext:value-type="float">
            <text:p>-0,58358825743198</text:p>
          </table:table-cell>
          <table:table-cell office:value-type="float" office:value="55.178598613496" calcext:value-type="float">
            <text:p>55,178598613496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35</text:p>
          </table:table-cell>
          <table:table-cell office:value-type="float" office:value="0.75382821261883" calcext:value-type="float">
            <text:p>0,75382821261883</text:p>
          </table:table-cell>
          <table:table-cell office:value-type="float" office:value="3.0293184518814" calcext:value-type="float">
            <text:p>3,0293184518814</text:p>
          </table:table-cell>
          <table:table-cell office:value-type="float" office:value="-21.123429582377" calcext:value-type="float">
            <text:p>-21,123429582377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46</text:p>
          </table:table-cell>
          <table:table-cell office:value-type="float" office:value="9.8347198963165" calcext:value-type="float">
            <text:p>9,8347198963165</text:p>
          </table:table-cell>
          <table:table-cell office:value-type="float" office:value="0.4909198731184" calcext:value-type="float">
            <text:p>0,4909198731184</text:p>
          </table:table-cell>
          <table:table-cell office:value-type="float" office:value="146.96720451306" calcext:value-type="float">
            <text:p>146,96720451306</text:p>
          </table:table-cell>
          <table:table-cell office:value-type="float" office:value="10" calcext:value-type="float">
            <text:p>1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57</text:p>
          </table:table-cell>
          <table:table-cell office:value-type="float" office:value="-1.5850448608398" calcext:value-type="float">
            <text:p>-1,5850448608398</text:p>
          </table:table-cell>
          <table:table-cell office:value-type="float" office:value="3.5077339410782" calcext:value-type="float">
            <text:p>3,5077339410782</text:p>
          </table:table-cell>
          <table:table-cell office:value-type="float" office:value="-33.656222045801" calcext:value-type="float">
            <text:p>-33,656222045801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68</text:p>
          </table:table-cell>
          <table:table-cell office:value-type="float" office:value="1.7633584141731" calcext:value-type="float">
            <text:p>1,7633584141731</text:p>
          </table:table-cell>
          <table:table-cell office:value-type="float" office:value="3.4622618556023" calcext:value-type="float">
            <text:p>3,4622618556023</text:p>
          </table:table-cell>
          <table:table-cell office:value-type="float" office:value="-16.45318945502" calcext:value-type="float">
            <text:p>-16,45318945502</text:p>
          </table:table-cell>
          <table:table-cell office:value-type="float" office:value="10" calcext:value-type="float">
            <text:p>1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79</text:p>
          </table:table-cell>
          <table:table-cell office:value-type="float" office:value="0.14312061481178" calcext:value-type="float">
            <text:p>0,14312061481178</text:p>
          </table:table-cell>
          <table:table-cell office:value-type="float" office:value="5.0465494394302" calcext:value-type="float">
            <text:p>5,0465494394302</text:p>
          </table:table-cell>
          <table:table-cell office:value-type="float" office:value="-154.62501033856" calcext:value-type="float">
            <text:p>-154,62501033856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90</text:p>
          </table:table-cell>
          <table:table-cell office:value-type="float" office:value="3.1748956441879" calcext:value-type="float">
            <text:p>3,1748956441879</text:p>
          </table:table-cell>
          <table:table-cell office:value-type="float" office:value="0.95771700143814" calcext:value-type="float">
            <text:p>0,95771700143814</text:p>
          </table:table-cell>
          <table:table-cell office:value-type="float" office:value="129.45896045418" calcext:value-type="float">
            <text:p>129,45896045418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01</text:p>
          </table:table-cell>
          <table:table-cell office:value-type="float" office:value="4.4070616364479" calcext:value-type="float">
            <text:p>4,4070616364479</text:p>
          </table:table-cell>
          <table:table-cell office:value-type="float" office:value="4.496930539608" calcext:value-type="float">
            <text:p>4,496930539608</text:p>
          </table:table-cell>
          <table:table-cell office:value-type="float" office:value="-6.9415812754327" calcext:value-type="float">
            <text:p>-6,9415812754327</text:p>
          </table:table-cell>
          <table:table-cell office:value-type="float" office:value="10" calcext:value-type="float">
            <text:p>1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12</text:p>
          </table:table-cell>
          <table:table-cell office:value-type="float" office:value="5.5851536989212" calcext:value-type="float">
            <text:p>5,5851536989212</text:p>
          </table:table-cell>
          <table:table-cell office:value-type="float" office:value="3.1148409843445" calcext:value-type="float">
            <text:p>3,1148409843445</text:p>
          </table:table-cell>
          <table:table-cell office:value-type="float" office:value="156.74934721297" calcext:value-type="float">
            <text:p>156,74934721297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23</text:p>
          </table:table-cell>
          <table:table-cell office:value-type="float" office:value="8.5644787549973" calcext:value-type="float">
            <text:p>8,5644787549973</text:p>
          </table:table-cell>
          <table:table-cell office:value-type="float" office:value="3.197084069252" calcext:value-type="float">
            <text:p>3,197084069252</text:p>
          </table:table-cell>
          <table:table-cell office:value-type="float" office:value="23.499256865993" calcext:value-type="float">
            <text:p>23,499256865993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34</text:p>
          </table:table-cell>
          <table:table-cell office:value-type="float" office:value="-1.2696376442909" calcext:value-type="float">
            <text:p>-1,2696376442909</text:p>
          </table:table-cell>
          <table:table-cell office:value-type="float" office:value="4.3825951218605" calcext:value-type="float">
            <text:p>4,3825951218605</text:p>
          </table:table-cell>
          <table:table-cell office:value-type="float" office:value="144.97973205178" calcext:value-type="float">
            <text:p>144,97973205178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45</text:p>
          </table:table-cell>
          <table:table-cell office:value-type="float" office:value="0.71838147938251" calcext:value-type="float">
            <text:p>0,71838147938251</text:p>
          </table:table-cell>
          <table:table-cell office:value-type="float" office:value="1.7801940441132" calcext:value-type="float">
            <text:p>1,7801940441132</text:p>
          </table:table-cell>
          <table:table-cell office:value-type="float" office:value="71.83406763016" calcext:value-type="float">
            <text:p>71,83406763016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56</text:p>
          </table:table-cell>
          <table:table-cell office:value-type="float" office:value="-1.5701195597649" calcext:value-type="float">
            <text:p>-1,5701195597649</text:p>
          </table:table-cell>
          <table:table-cell office:value-type="float" office:value="9.4510155916214" calcext:value-type="float">
            <text:p>9,4510155916214</text:p>
          </table:table-cell>
          <table:table-cell office:value-type="float" office:value="44.022030511479" calcext:value-type="float">
            <text:p>44,022030511479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67</text:p>
          </table:table-cell>
          <table:table-cell office:value-type="float" office:value="4.0847525000572" calcext:value-type="float">
            <text:p>4,0847525000572</text:p>
          </table:table-cell>
          <table:table-cell office:value-type="float" office:value="4.5666974782944" calcext:value-type="float">
            <text:p>4,5666974782944</text:p>
          </table:table-cell>
          <table:table-cell office:value-type="float" office:value="-122.39348205032" calcext:value-type="float">
            <text:p>-122,39348205032</text:p>
          </table:table-cell>
          <table:table-cell office:value-type="float" office:value="10" calcext:value-type="float">
            <text:p>10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78</text:p>
          </table:table-cell>
          <table:table-cell office:value-type="float" office:value="6.6989541053772" calcext:value-type="float">
            <text:p>6,6989541053772</text:p>
          </table:table-cell>
          <table:table-cell office:value-type="float" office:value="6.5981614589691" calcext:value-type="float">
            <text:p>6,5981614589691</text:p>
          </table:table-cell>
          <table:table-cell office:value-type="float" office:value="-81.744204660889" calcext:value-type="float">
            <text:p>-81,744204660889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89</text:p>
          </table:table-cell>
          <table:table-cell office:value-type="float" office:value="6.0981392860413" calcext:value-type="float">
            <text:p>6,0981392860413</text:p>
          </table:table-cell>
          <table:table-cell office:value-type="float" office:value="5.6720769405365" calcext:value-type="float">
            <text:p>5,6720769405365</text:p>
          </table:table-cell>
          <table:table-cell office:value-type="float" office:value="60.030871895468" calcext:value-type="float">
            <text:p>60,030871895468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00</text:p>
          </table:table-cell>
          <table:table-cell office:value-type="float" office:value="8.2714605331421" calcext:value-type="float">
            <text:p>8,2714605331421</text:p>
          </table:table-cell>
          <table:table-cell office:value-type="float" office:value="3.9089187979698" calcext:value-type="float">
            <text:p>3,9089187979698</text:p>
          </table:table-cell>
          <table:table-cell office:value-type="float" office:value="59.611784424751" calcext:value-type="float">
            <text:p>59,61178442475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11</text:p>
          </table:table-cell>
          <table:table-cell office:value-type="float" office:value="-1.5850105881691" calcext:value-type="float">
            <text:p>-1,5850105881691</text:p>
          </table:table-cell>
          <table:table-cell office:value-type="float" office:value="7.4545335769653" calcext:value-type="float">
            <text:p>7,4545335769653</text:p>
          </table:table-cell>
          <table:table-cell office:value-type="float" office:value="34.737179613417" calcext:value-type="float">
            <text:p>34,737179613417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22</text:p>
          </table:table-cell>
          <table:table-cell office:value-type="float" office:value="0.42062480002642" calcext:value-type="float">
            <text:p>0,42062480002642</text:p>
          </table:table-cell>
          <table:table-cell office:value-type="float" office:value="3.9732801914215" calcext:value-type="float">
            <text:p>3,9732801914215</text:p>
          </table:table-cell>
          <table:table-cell office:value-type="float" office:value="70.41807994721" calcext:value-type="float">
            <text:p>70,41807994721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33</text:p>
          </table:table-cell>
          <table:table-cell office:value-type="float" office:value="0.40560249239206" calcext:value-type="float">
            <text:p>0,40560249239206</text:p>
          </table:table-cell>
          <table:table-cell office:value-type="float" office:value="8.0890357494354" calcext:value-type="float">
            <text:p>8,0890357494354</text:p>
          </table:table-cell>
          <table:table-cell office:value-type="float" office:value="-136.439072858" calcext:value-type="float">
            <text:p>-136,439072858</text:p>
          </table:table-cell>
          <table:table-cell office:value-type="float" office:value="11" calcext:value-type="float">
            <text:p>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44</text:p>
          </table:table-cell>
          <table:table-cell office:value-type="float" office:value="1.6364903748035" calcext:value-type="float">
            <text:p>1,6364903748035</text:p>
          </table:table-cell>
          <table:table-cell office:value-type="float" office:value="5.1533949375153" calcext:value-type="float">
            <text:p>5,1533949375153</text:p>
          </table:table-cell>
          <table:table-cell office:value-type="float" office:value="-23.458512915168" calcext:value-type="float">
            <text:p>-23,458512915168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55</text:p>
          </table:table-cell>
          <table:table-cell office:value-type="float" office:value="5.5714172124863" calcext:value-type="float">
            <text:p>5,5714172124863</text:p>
          </table:table-cell>
          <table:table-cell office:value-type="float" office:value="6.0241186618805" calcext:value-type="float">
            <text:p>6,0241186618805</text:p>
          </table:table-cell>
          <table:table-cell office:value-type="float" office:value="134.5928520154" calcext:value-type="float">
            <text:p>134,5928520154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66</text:p>
          </table:table-cell>
          <table:table-cell office:value-type="float" office:value="7.2519534826279" calcext:value-type="float">
            <text:p>7,2519534826279</text:p>
          </table:table-cell>
          <table:table-cell office:value-type="float" office:value="2.9499769210815" calcext:value-type="float">
            <text:p>2,9499769210815</text:p>
          </table:table-cell>
          <table:table-cell office:value-type="float" office:value="1.7675480858725" calcext:value-type="float">
            <text:p>1,7675480858725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77</text:p>
          </table:table-cell>
          <table:table-cell office:value-type="float" office:value="9.7605055570602" calcext:value-type="float">
            <text:p>9,7605055570602</text:p>
          </table:table-cell>
          <table:table-cell office:value-type="float" office:value="7.1747517585754" calcext:value-type="float">
            <text:p>7,1747517585754</text:p>
          </table:table-cell>
          <table:table-cell office:value-type="float" office:value="44.883204113906" calcext:value-type="float">
            <text:p>44,883204113906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88</text:p>
          </table:table-cell>
          <table:table-cell office:value-type="float" office:value="-1.5812250971794" calcext:value-type="float">
            <text:p>-1,5812250971794</text:p>
          </table:table-cell>
          <table:table-cell office:value-type="float" office:value="5.5573546886444" calcext:value-type="float">
            <text:p>5,5573546886444</text:p>
          </table:table-cell>
          <table:table-cell office:value-type="float" office:value="-56.111576830506" calcext:value-type="float">
            <text:p>-56,111576830506</text:p>
          </table:table-cell>
          <table:table-cell office:value-type="float" office:value="11" calcext:value-type="float">
            <text:p>1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99</text:p>
          </table:table-cell>
          <table:table-cell office:value-type="float" office:value="3.0221879482269" calcext:value-type="float">
            <text:p>3,0221879482269</text:p>
          </table:table-cell>
          <table:table-cell office:value-type="float" office:value="6.6545629501343" calcext:value-type="float">
            <text:p>6,6545629501343</text:p>
          </table:table-cell>
          <table:table-cell office:value-type="float" office:value="157.9142391302" calcext:value-type="float">
            <text:p>157,9142391302</text:p>
          </table:table-cell>
          <table:table-cell office:value-type="float" office:value="10" calcext:value-type="float">
            <text:p>1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10</text:p>
          </table:table-cell>
          <table:table-cell office:value-type="float" office:value="3.2332515716553" calcext:value-type="float">
            <text:p>3,2332515716553</text:p>
          </table:table-cell>
          <table:table-cell office:value-type="float" office:value="6.0246461629868" calcext:value-type="float">
            <text:p>6,0246461629868</text:p>
          </table:table-cell>
          <table:table-cell office:value-type="float" office:value="135.41487219987" calcext:value-type="float">
            <text:p>135,41487219987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21</text:p>
          </table:table-cell>
          <table:table-cell office:value-type="float" office:value="2.2576424479485" calcext:value-type="float">
            <text:p>2,2576424479485</text:p>
          </table:table-cell>
          <table:table-cell office:value-type="float" office:value="8.2422322034836" calcext:value-type="float">
            <text:p>8,2422322034836</text:p>
          </table:table-cell>
          <table:table-cell office:value-type="float" office:value="157.20584893682" calcext:value-type="float">
            <text:p>157,20584893682</text:p>
          </table:table-cell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32</text:p>
          </table:table-cell>
          <table:table-cell office:value-type="float" office:value="6.2805789709091" calcext:value-type="float">
            <text:p>6,2805789709091</text:p>
          </table:table-cell>
          <table:table-cell office:value-type="float" office:value="8.2410687208176" calcext:value-type="float">
            <text:p>8,2410687208176</text:p>
          </table:table-cell>
          <table:table-cell office:value-type="float" office:value="-55.869610825921" calcext:value-type="float">
            <text:p>-55,869610825921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43</text:p>
          </table:table-cell>
          <table:table-cell office:value-type="float" office:value="8.8060820102692" calcext:value-type="float">
            <text:p>8,8060820102692</text:p>
          </table:table-cell>
          <table:table-cell office:value-type="float" office:value="8.1783139705658" calcext:value-type="float">
            <text:p>8,1783139705658</text:p>
          </table:table-cell>
          <table:table-cell office:value-type="float" office:value="-34.21098829075" calcext:value-type="float">
            <text:p>-34,21098829075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54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9.5427018404007" calcext:value-type="float">
            <text:p>9,5427018404007</text:p>
          </table:table-cell>
          <table:table-cell office:value-type="float" office:value="-112.56690693509" calcext:value-type="float">
            <text:p>-112,5669069350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65</text:p>
          </table:table-cell>
          <table:table-cell office:value-type="float" office:value="1.123012304306" calcext:value-type="float">
            <text:p>1,123012304306</text:p>
          </table:table-cell>
          <table:table-cell office:value-type="float" office:value="10.484385490417" calcext:value-type="float">
            <text:p>10,484385490417</text:p>
          </table:table-cell>
          <table:table-cell office:value-type="float" office:value="30.145668300094" calcext:value-type="float">
            <text:p>30,14566830009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76</text:p>
          </table:table-cell>
          <table:table-cell office:value-type="float" office:value="0.30078858137131" calcext:value-type="float">
            <text:p>0,30078858137131</text:p>
          </table:table-cell>
          <table:table-cell office:value-type="float" office:value="6.5677869319916" calcext:value-type="float">
            <text:p>6,5677869319916</text:p>
          </table:table-cell>
          <table:table-cell office:value-type="float" office:value="139.28576791362" calcext:value-type="float">
            <text:p>139,28576791362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87</text:p>
          </table:table-cell>
          <table:table-cell office:value-type="float" office:value="2.60034263134" calcext:value-type="float">
            <text:p>2,60034263134</text:p>
          </table:table-cell>
          <table:table-cell office:value-type="float" office:value="8.3209389448166" calcext:value-type="float">
            <text:p>8,3209389448166</text:p>
          </table:table-cell>
          <table:table-cell office:value-type="float" office:value="-173.86211407412" calcext:value-type="float">
            <text:p>-173,86211407412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98</text:p>
          </table:table-cell>
          <table:table-cell office:value-type="float" office:value="2.3045802116394" calcext:value-type="float">
            <text:p>2,3045802116394</text:p>
          </table:table-cell>
          <table:table-cell office:value-type="float" office:value="10.440779924393" calcext:value-type="float">
            <text:p>10,440779924393</text:p>
          </table:table-cell>
          <table:table-cell office:value-type="float" office:value="-87.929378649232" calcext:value-type="float">
            <text:p>-87,929378649232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309</text:p>
          </table:table-cell>
          <table:table-cell office:value-type="float" office:value="7.2034251689911" calcext:value-type="float">
            <text:p>7,2034251689911</text:p>
          </table:table-cell>
          <table:table-cell office:value-type="float" office:value="9.5832633972168" calcext:value-type="float">
            <text:p>9,5832633972168</text:p>
          </table:table-cell>
          <table:table-cell office:value-type="float" office:value="135.73321111643" calcext:value-type="float">
            <text:p>135,73321111643</text:p>
          </table:table-cell>
          <table:table-cell office:value-type="float" office:value="11" calcext:value-type="float">
            <text:p>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320</text:p>
          </table:table-cell>
          <table:table-cell office:value-type="float" office:value="7.0632690191269" calcext:value-type="float">
            <text:p>7,0632690191269</text:p>
          </table:table-cell>
          <table:table-cell office:value-type="float" office:value="10.1156270504" calcext:value-type="float">
            <text:p>10,1156270504</text:p>
          </table:table-cell>
          <table:table-cell office:value-type="float" office:value="-145.52598698124" calcext:value-type="float">
            <text:p>-145,52598698124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331</text:p>
          </table:table-cell>
          <table:table-cell office:value-type="float" office:value="9.1081583499908" calcext:value-type="float">
            <text:p>9,1081583499908</text:p>
          </table:table-cell>
          <table:table-cell office:value-type="float" office:value="9.9040430784225" calcext:value-type="float">
            <text:p>9,9040430784225</text:p>
          </table:table-cell>
          <table:table-cell office:value-type="float" office:value="64.905720151913" calcext:value-type="float">
            <text:p>64,905720151913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342</text:p>
          </table:table-cell>
          <table:table-cell office:value-type="float" office:value="1.0287573188543" calcext:value-type="float">
            <text:p>1,0287573188543</text:p>
          </table:table-cell>
          <table:table-cell office:value-type="float" office:value="11.080636978149" calcext:value-type="float">
            <text:p>11,080636978149</text:p>
          </table:table-cell>
          <table:table-cell office:value-type="float" office:value="-124.39899535695" calcext:value-type="float">
            <text:p>-124,3989953569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353</text:p>
          </table:table-cell>
          <table:table-cell office:value-type="float" office:value="2.9854828119278" calcext:value-type="float">
            <text:p>2,9854828119278</text:p>
          </table:table-cell>
          <table:table-cell office:value-type="float" office:value="10.662075281143" calcext:value-type="float">
            <text:p>10,662075281143</text:p>
          </table:table-cell>
          <table:table-cell office:value-type="float" office:value="31.041539778375" calcext:value-type="float">
            <text:p>31,0415397783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5</text:p>
          </table:table-cell>
          <table:table-cell office:value-type="float" office:value="2.3552152514458" calcext:value-type="float">
            <text:p>2,3552152514458</text:p>
          </table:table-cell>
          <table:table-cell office:value-type="float" office:value="-0.58092094957829" calcext:value-type="float">
            <text:p>-0,58092094957829</text:p>
          </table:table-cell>
          <table:table-cell office:value-type="float" office:value="124.69293813037" calcext:value-type="float">
            <text:p>124,69293813037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14</text:p>
          </table:table-cell>
          <table:table-cell office:value-type="float" office:value="1.64386510849" calcext:value-type="float">
            <text:p>1,64386510849</text:p>
          </table:table-cell>
          <table:table-cell office:value-type="float" office:value="1.4858391880989" calcext:value-type="float">
            <text:p>1,4858391880989</text:p>
          </table:table-cell>
          <table:table-cell office:value-type="float" office:value="-127.82573092515" calcext:value-type="float">
            <text:p>-127,82573092515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25</text:p>
          </table:table-cell>
          <table:table-cell office:value-type="float" office:value="3.9297038316727" calcext:value-type="float">
            <text:p>3,9297038316727</text:p>
          </table:table-cell>
          <table:table-cell office:value-type="float" office:value="-0.16660664230585" calcext:value-type="float">
            <text:p>-0,16660664230585</text:p>
          </table:table-cell>
          <table:table-cell office:value-type="float" office:value="-177.75888200019" calcext:value-type="float">
            <text:p>-177,75888200019</text:p>
          </table:table-cell>
          <table:table-cell office:value-type="float" office:value="10" calcext:value-type="float">
            <text:p>1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36</text:p>
          </table:table-cell>
          <table:table-cell office:value-type="float" office:value="4.2215448617935" calcext:value-type="float">
            <text:p>4,2215448617935</text:p>
          </table:table-cell>
          <table:table-cell office:value-type="float" office:value="0.83579771220684" calcext:value-type="float">
            <text:p>0,83579771220684</text:p>
          </table:table-cell>
          <table:table-cell office:value-type="float" office:value="-84.155841997475" calcext:value-type="float">
            <text:p>-84,155841997475</text:p>
          </table:table-cell>
          <table:table-cell office:value-type="float" office:value="10" calcext:value-type="float">
            <text:p>10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47</text:p>
          </table:table-cell>
          <table:table-cell office:value-type="float" office:value="3.900360763073" calcext:value-type="float">
            <text:p>3,900360763073</text:p>
          </table:table-cell>
          <table:table-cell office:value-type="float" office:value="-0.49504961818457" calcext:value-type="float">
            <text:p>-0,49504961818457</text:p>
          </table:table-cell>
          <table:table-cell office:value-type="float" office:value="-164.16052648216" calcext:value-type="float">
            <text:p>-164,16052648216</text:p>
          </table:table-cell>
          <table:table-cell office:value-type="float" office:value="10" calcext:value-type="float">
            <text:p>10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58</text:p>
          </table:table-cell>
          <table:table-cell office:value-type="float" office:value="6.6290700435638" calcext:value-type="float">
            <text:p>6,6290700435638</text:p>
          </table:table-cell>
          <table:table-cell office:value-type="float" office:value="0.63559018075466" calcext:value-type="float">
            <text:p>0,63559018075466</text:p>
          </table:table-cell>
          <table:table-cell office:value-type="float" office:value="-136.42075866651" calcext:value-type="float">
            <text:p>-136,42075866651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69</text:p>
          </table:table-cell>
          <table:table-cell office:value-type="float" office:value="10.039354562759" calcext:value-type="float">
            <text:p>10,039354562759</text:p>
          </table:table-cell>
          <table:table-cell office:value-type="float" office:value="0.64168810844421" calcext:value-type="float">
            <text:p>0,64168810844421</text:p>
          </table:table-cell>
          <table:table-cell office:value-type="float" office:value="91.829153382854" calcext:value-type="float">
            <text:p>91,829153382854</text:p>
          </table:table-cell>
          <table:table-cell office:value-type="float" office:value="10" calcext:value-type="float">
            <text:p>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80</text:p>
          </table:table-cell>
          <table:table-cell office:value-type="float" office:value="-0.62590695917606" calcext:value-type="float">
            <text:p>-0,62590695917606</text:p>
          </table:table-cell>
          <table:table-cell office:value-type="float" office:value="0.56934218853712" calcext:value-type="float">
            <text:p>0,56934218853712</text:p>
          </table:table-cell>
          <table:table-cell office:value-type="float" office:value="-11.806223897418" calcext:value-type="float">
            <text:p>-11,806223897418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91</text:p>
          </table:table-cell>
          <table:table-cell office:value-type="float" office:value="1.7410130798817" calcext:value-type="float">
            <text:p>1,7410130798817</text:p>
          </table:table-cell>
          <table:table-cell office:value-type="float" office:value="4.0428981184959" calcext:value-type="float">
            <text:p>4,0428981184959</text:p>
          </table:table-cell>
          <table:table-cell office:value-type="float" office:value="-26.838658341936" calcext:value-type="float">
            <text:p>-26,838658341936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02</text:p>
          </table:table-cell>
          <table:table-cell office:value-type="float" office:value="1.1233080923557" calcext:value-type="float">
            <text:p>1,1233080923557</text:p>
          </table:table-cell>
          <table:table-cell office:value-type="float" office:value="-0.047177709639072" calcext:value-type="float">
            <text:p>-0,047177709639072</text:p>
          </table:table-cell>
          <table:table-cell office:value-type="float" office:value="-67.328072657251" calcext:value-type="float">
            <text:p>-67,328072657251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13</text:p>
          </table:table-cell>
          <table:table-cell office:value-type="float" office:value="4.1469788551331" calcext:value-type="float">
            <text:p>4,1469788551331</text:p>
          </table:table-cell>
          <table:table-cell office:value-type="float" office:value="0.023353074211627" calcext:value-type="float">
            <text:p>0,023353074211627</text:p>
          </table:table-cell>
          <table:table-cell office:value-type="float" office:value="70.664973015998" calcext:value-type="float">
            <text:p>70,664973015998</text:p>
          </table:table-cell>
          <table:table-cell office:value-type="float" office:value="10" calcext:value-type="float">
            <text:p>10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24</text:p>
          </table:table-cell>
          <table:table-cell office:value-type="float" office:value="6.2413996458054" calcext:value-type="float">
            <text:p>6,2413996458054</text:p>
          </table:table-cell>
          <table:table-cell office:value-type="float" office:value="-0.5808025598526" calcext:value-type="float">
            <text:p>-0,5808025598526</text:p>
          </table:table-cell>
          <table:table-cell office:value-type="float" office:value="52.829550709694" calcext:value-type="float">
            <text:p>52,829550709694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35</text:p>
          </table:table-cell>
          <table:table-cell office:value-type="float" office:value="0.44053871184587" calcext:value-type="float">
            <text:p>0,44053871184587</text:p>
          </table:table-cell>
          <table:table-cell office:value-type="float" office:value="3.0303481221199" calcext:value-type="float">
            <text:p>3,0303481221199</text:p>
          </table:table-cell>
          <table:table-cell office:value-type="float" office:value="13.564832176373" calcext:value-type="float">
            <text:p>13,564832176373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46</text:p>
          </table:table-cell>
          <table:table-cell office:value-type="float" office:value="9.7365349531174" calcext:value-type="float">
            <text:p>9,7365349531174</text:p>
          </table:table-cell>
          <table:table-cell office:value-type="float" office:value="0.67021027207375" calcext:value-type="float">
            <text:p>0,67021027207375</text:p>
          </table:table-cell>
          <table:table-cell office:value-type="float" office:value="90.048111927737" calcext:value-type="float">
            <text:p>90,048111927737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57</text:p>
          </table:table-cell>
          <table:table-cell office:value-type="float" office:value="-1.5850070118904" calcext:value-type="float">
            <text:p>-1,5850070118904</text:p>
          </table:table-cell>
          <table:table-cell office:value-type="float" office:value="3.9337307214737" calcext:value-type="float">
            <text:p>3,9337307214737</text:p>
          </table:table-cell>
          <table:table-cell office:value-type="float" office:value="-33.730490192486" calcext:value-type="float">
            <text:p>-33,730490192486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68</text:p>
          </table:table-cell>
          <table:table-cell office:value-type="float" office:value="1.6321633756161" calcext:value-type="float">
            <text:p>1,6321633756161</text:p>
          </table:table-cell>
          <table:table-cell office:value-type="float" office:value="3.3042293787003" calcext:value-type="float">
            <text:p>3,3042293787003</text:p>
          </table:table-cell>
          <table:table-cell office:value-type="float" office:value="61.5024035144" calcext:value-type="float">
            <text:p>61,5024035144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79</text:p>
          </table:table-cell>
          <table:table-cell office:value-type="float" office:value="0.29151763767004" calcext:value-type="float">
            <text:p>0,29151763767004</text:p>
          </table:table-cell>
          <table:table-cell office:value-type="float" office:value="5.2657163143158" calcext:value-type="float">
            <text:p>5,2657163143158</text:p>
          </table:table-cell>
          <table:table-cell office:value-type="float" office:value="-118.64609779066" calcext:value-type="float">
            <text:p>-118,64609779066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90</text:p>
          </table:table-cell>
          <table:table-cell office:value-type="float" office:value="3.4469717741013" calcext:value-type="float">
            <text:p>3,4469717741013</text:p>
          </table:table-cell>
          <table:table-cell office:value-type="float" office:value="0.69835491478443" calcext:value-type="float">
            <text:p>0,69835491478443</text:p>
          </table:table-cell>
          <table:table-cell office:value-type="float" office:value="138.94632667493" calcext:value-type="float">
            <text:p>138,94632667493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01</text:p>
          </table:table-cell>
          <table:table-cell office:value-type="float" office:value="4.4446364045143" calcext:value-type="float">
            <text:p>4,4446364045143</text:p>
          </table:table-cell>
          <table:table-cell office:value-type="float" office:value="4.261147081852" calcext:value-type="float">
            <text:p>4,261147081852</text:p>
          </table:table-cell>
          <table:table-cell office:value-type="float" office:value="79.089801782256" calcext:value-type="float">
            <text:p>79,089801782256</text:p>
          </table:table-cell>
          <table:table-cell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12</text:p>
          </table:table-cell>
          <table:table-cell office:value-type="float" office:value="5.8347547054291" calcext:value-type="float">
            <text:p>5,8347547054291</text:p>
          </table:table-cell>
          <table:table-cell office:value-type="float" office:value="3.2288101315498" calcext:value-type="float">
            <text:p>3,2288101315498</text:p>
          </table:table-cell>
          <table:table-cell office:value-type="float" office:value="-145.77646771814" calcext:value-type="float">
            <text:p>-145,7764677181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23</text:p>
          </table:table-cell>
          <table:table-cell office:value-type="float" office:value="8.2985699176788" calcext:value-type="float">
            <text:p>8,2985699176788</text:p>
          </table:table-cell>
          <table:table-cell office:value-type="float" office:value="3.165285885334" calcext:value-type="float">
            <text:p>3,165285885334</text:p>
          </table:table-cell>
          <table:table-cell office:value-type="float" office:value="0.36101890016039" calcext:value-type="float">
            <text:p>0,36101890016039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34</text:p>
          </table:table-cell>
          <table:table-cell office:value-type="float" office:value="-0.9450425952673" calcext:value-type="float">
            <text:p>-0,9450425952673</text:p>
          </table:table-cell>
          <table:table-cell office:value-type="float" office:value="4.1543507575989" calcext:value-type="float">
            <text:p>4,1543507575989</text:p>
          </table:table-cell>
          <table:table-cell office:value-type="float" office:value="144.94880293585" calcext:value-type="float">
            <text:p>144,94880293585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45</text:p>
          </table:table-cell>
          <table:table-cell office:value-type="float" office:value="0.57549584656954" calcext:value-type="float">
            <text:p>0,57549584656954</text:p>
          </table:table-cell>
          <table:table-cell office:value-type="float" office:value="1.5619580447674" calcext:value-type="float">
            <text:p>1,5619580447674</text:p>
          </table:table-cell>
          <table:table-cell office:value-type="float" office:value="54.135461901404" calcext:value-type="float">
            <text:p>54,135461901404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56</text:p>
          </table:table-cell>
          <table:table-cell office:value-type="float" office:value="-1.5827019512653" calcext:value-type="float">
            <text:p>-1,5827019512653</text:p>
          </table:table-cell>
          <table:table-cell office:value-type="float" office:value="9.2593657970428" calcext:value-type="float">
            <text:p>9,2593657970428</text:p>
          </table:table-cell>
          <table:table-cell office:value-type="float" office:value="78.303815452916" calcext:value-type="float">
            <text:p>78,30381545291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67</text:p>
          </table:table-cell>
          <table:table-cell office:value-type="float" office:value="4.1809493303299" calcext:value-type="float">
            <text:p>4,1809493303299</text:p>
          </table:table-cell>
          <table:table-cell office:value-type="float" office:value="4.4621977210045" calcext:value-type="float">
            <text:p>4,4621977210045</text:p>
          </table:table-cell>
          <table:table-cell office:value-type="float" office:value="140.39415918338" calcext:value-type="float">
            <text:p>140,39415918338</text:p>
          </table:table-cell>
          <table:table-cell office:value-type="float" office:value="10" calcext:value-type="float">
            <text:p>10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78</text:p>
          </table:table-cell>
          <table:table-cell office:value-type="float" office:value="6.4216208457947" calcext:value-type="float">
            <text:p>6,4216208457947</text:p>
          </table:table-cell>
          <table:table-cell office:value-type="float" office:value="6.6857016086578" calcext:value-type="float">
            <text:p>6,6857016086578</text:p>
          </table:table-cell>
          <table:table-cell office:value-type="float" office:value="-21.152851877698" calcext:value-type="float">
            <text:p>-21,152851877698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89</text:p>
          </table:table-cell>
          <table:table-cell office:value-type="float" office:value="6.2571656703949" calcext:value-type="float">
            <text:p>6,2571656703949</text:p>
          </table:table-cell>
          <table:table-cell office:value-type="float" office:value="5.4266804456711" calcext:value-type="float">
            <text:p>5,4266804456711</text:p>
          </table:table-cell>
          <table:table-cell office:value-type="float" office:value="119.89038309474" calcext:value-type="float">
            <text:p>119,89038309474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00</text:p>
          </table:table-cell>
          <table:table-cell office:value-type="float" office:value="8.0348759889603" calcext:value-type="float">
            <text:p>8,0348759889603</text:p>
          </table:table-cell>
          <table:table-cell office:value-type="float" office:value="3.6658674478531" calcext:value-type="float">
            <text:p>3,6658674478531</text:p>
          </table:table-cell>
          <table:table-cell office:value-type="float" office:value="47.99124541556" calcext:value-type="float">
            <text:p>47,9912454155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11</text:p>
          </table:table-cell>
          <table:table-cell office:value-type="float" office:value="-1.5740689635277" calcext:value-type="float">
            <text:p>-1,5740689635277</text:p>
          </table:table-cell>
          <table:table-cell office:value-type="float" office:value="7.200939655304" calcext:value-type="float">
            <text:p>7,200939655304</text:p>
          </table:table-cell>
          <table:table-cell office:value-type="float" office:value="42.224947054675" calcext:value-type="float">
            <text:p>42,224947054675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22</text:p>
          </table:table-cell>
          <table:table-cell office:value-type="float" office:value="0.27340900152922" calcext:value-type="float">
            <text:p>0,27340900152922</text:p>
          </table:table-cell>
          <table:table-cell office:value-type="float" office:value="3.6235770583153" calcext:value-type="float">
            <text:p>3,6235770583153</text:p>
          </table:table-cell>
          <table:table-cell office:value-type="float" office:value="65.88714897253" calcext:value-type="float">
            <text:p>65,88714897253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33</text:p>
          </table:table-cell>
          <table:table-cell office:value-type="float" office:value="0.67173674702644" calcext:value-type="float">
            <text:p>0,67173674702644</text:p>
          </table:table-cell>
          <table:table-cell office:value-type="float" office:value="8.3156979084015" calcext:value-type="float">
            <text:p>8,3156979084015</text:p>
          </table:table-cell>
          <table:table-cell office:value-type="float" office:value="-142.88939943739" calcext:value-type="float">
            <text:p>-142,88939943739</text:p>
          </table:table-cell>
          <table:table-cell office:value-type="float" office:value="11" calcext:value-type="float">
            <text:p>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44</text:p>
          </table:table-cell>
          <table:table-cell office:value-type="float" office:value="1.4252689480782" calcext:value-type="float">
            <text:p>1,4252689480782</text:p>
          </table:table-cell>
          <table:table-cell office:value-type="float" office:value="5.3347885608673" calcext:value-type="float">
            <text:p>5,3347885608673</text:p>
          </table:table-cell>
          <table:table-cell office:value-type="float" office:value="-44.348812406989" calcext:value-type="float">
            <text:p>-44,34881240698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55</text:p>
          </table:table-cell>
          <table:table-cell office:value-type="float" office:value="5.6765258312225" calcext:value-type="float">
            <text:p>5,6765258312225</text:p>
          </table:table-cell>
          <table:table-cell office:value-type="float" office:value="5.7612663507462" calcext:value-type="float">
            <text:p>5,7612663507462</text:p>
          </table:table-cell>
          <table:table-cell office:value-type="float" office:value="106.97112189736" calcext:value-type="float">
            <text:p>106,97112189736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66</text:p>
          </table:table-cell>
          <table:table-cell office:value-type="float" office:value="6.9932126998901" calcext:value-type="float">
            <text:p>6,9932126998901</text:p>
          </table:table-cell>
          <table:table-cell office:value-type="float" office:value="3.0483269691467" calcext:value-type="float">
            <text:p>3,0483269691467</text:p>
          </table:table-cell>
          <table:table-cell office:value-type="float" office:value="-25.489529416819" calcext:value-type="float">
            <text:p>-25,489529416819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77</text:p>
          </table:table-cell>
          <table:table-cell office:value-type="float" office:value="9.5611143112183" calcext:value-type="float">
            <text:p>9,5611143112183</text:p>
          </table:table-cell>
          <table:table-cell office:value-type="float" office:value="6.9914722442627" calcext:value-type="float">
            <text:p>6,9914722442627</text:p>
          </table:table-cell>
          <table:table-cell office:value-type="float" office:value="46.435369427796" calcext:value-type="float">
            <text:p>46,435369427796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88</text:p>
          </table:table-cell>
          <table:table-cell office:value-type="float" office:value="-1.5850105881691" calcext:value-type="float">
            <text:p>-1,5850105881691</text:p>
          </table:table-cell>
          <table:table-cell office:value-type="float" office:value="5.9331607818604" calcext:value-type="float">
            <text:p>5,9331607818604</text:p>
          </table:table-cell>
          <table:table-cell office:value-type="float" office:value="-66.789109236116" calcext:value-type="float">
            <text:p>-66,789109236116</text:p>
          </table:table-cell>
          <table:table-cell office:value-type="float" office:value="11" calcext:value-type="float">
            <text:p>1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99</text:p>
          </table:table-cell>
          <table:table-cell office:value-type="float" office:value="2.9884856939316" calcext:value-type="float">
            <text:p>2,9884856939316</text:p>
          </table:table-cell>
          <table:table-cell office:value-type="float" office:value="6.4298278093338" calcext:value-type="float">
            <text:p>6,4298278093338</text:p>
          </table:table-cell>
          <table:table-cell office:value-type="float" office:value="71.42823061366" calcext:value-type="float">
            <text:p>71,42823061366</text:p>
          </table:table-cell>
          <table:table-cell office:value-type="float" office:value="10" calcext:value-type="float">
            <text:p>1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10</text:p>
          </table:table-cell>
          <table:table-cell office:value-type="float" office:value="3.4256994724274" calcext:value-type="float">
            <text:p>3,4256994724274</text:p>
          </table:table-cell>
          <table:table-cell office:value-type="float" office:value="6.1443936824799" calcext:value-type="float">
            <text:p>6,1443936824799</text:p>
          </table:table-cell>
          <table:table-cell office:value-type="float" office:value="-137.68350850245" calcext:value-type="float">
            <text:p>-137,68350850245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21</text:p>
          </table:table-cell>
          <table:table-cell office:value-type="float" office:value="2.3740383982658" calcext:value-type="float">
            <text:p>2,3740383982658</text:p>
          </table:table-cell>
          <table:table-cell office:value-type="float" office:value="8.4280490875244" calcext:value-type="float">
            <text:p>8,4280490875244</text:p>
          </table:table-cell>
          <table:table-cell office:value-type="float" office:value="-113.50177124048" calcext:value-type="float">
            <text:p>-113,50177124048</text:p>
          </table:table-cell>
          <table:table-cell office:value-type="float" office:value="10" calcext:value-type="float">
            <text:p>1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32</text:p>
          </table:table-cell>
          <table:table-cell office:value-type="float" office:value="6.0883700847626" calcext:value-type="float">
            <text:p>6,0883700847626</text:p>
          </table:table-cell>
          <table:table-cell office:value-type="float" office:value="8.3961421251297" calcext:value-type="float">
            <text:p>8,3961421251297</text:p>
          </table:table-cell>
          <table:table-cell office:value-type="float" office:value="-36.346665613211" calcext:value-type="float">
            <text:p>-36,346665613211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43</text:p>
          </table:table-cell>
          <table:table-cell office:value-type="float" office:value="8.4876835346222" calcext:value-type="float">
            <text:p>8,4876835346222</text:p>
          </table:table-cell>
          <table:table-cell office:value-type="float" office:value="8.3767426013947" calcext:value-type="float">
            <text:p>8,3767426013947</text:p>
          </table:table-cell>
          <table:table-cell office:value-type="float" office:value="-28.203991568013" calcext:value-type="float">
            <text:p>-28,203991568013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54</text:p>
          </table:table-cell>
          <table:table-cell office:value-type="float" office:value="9.9459934234619" calcext:value-type="float">
            <text:p>9,9459934234619</text:p>
          </table:table-cell>
          <table:table-cell office:value-type="float" office:value="9.7172033786774" calcext:value-type="float">
            <text:p>9,7172033786774</text:p>
          </table:table-cell>
          <table:table-cell office:value-type="float" office:value="-102.55965002023" calcext:value-type="float">
            <text:p>-102,5596500202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65</text:p>
          </table:table-cell>
          <table:table-cell office:value-type="float" office:value="1.2072080373764" calcext:value-type="float">
            <text:p>1,2072080373764</text:p>
          </table:table-cell>
          <table:table-cell office:value-type="float" office:value="10.278880596161" calcext:value-type="float">
            <text:p>10,278880596161</text:p>
          </table:table-cell>
          <table:table-cell office:value-type="float" office:value="120.88446100806" calcext:value-type="float">
            <text:p>120,8844610080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76</text:p>
          </table:table-cell>
          <table:table-cell office:value-type="float" office:value="0.60243882238865" calcext:value-type="float">
            <text:p>0,60243882238865</text:p>
          </table:table-cell>
          <table:table-cell office:value-type="float" office:value="6.3085800409317" calcext:value-type="float">
            <text:p>6,3085800409317</text:p>
          </table:table-cell>
          <table:table-cell office:value-type="float" office:value="139.26555396645" calcext:value-type="float">
            <text:p>139,26555396645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87</text:p>
          </table:table-cell>
          <table:table-cell office:value-type="float" office:value="2.6655420660973" calcext:value-type="float">
            <text:p>2,6655420660973</text:p>
          </table:table-cell>
          <table:table-cell office:value-type="float" office:value="8.1079864501953" calcext:value-type="float">
            <text:p>8,1079864501953</text:p>
          </table:table-cell>
          <table:table-cell office:value-type="float" office:value="96.303105354309" calcext:value-type="float">
            <text:p>96,303105354309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98</text:p>
          </table:table-cell>
          <table:table-cell office:value-type="float" office:value="2.4366566538811" calcext:value-type="float">
            <text:p>2,4366566538811</text:p>
          </table:table-cell>
          <table:table-cell office:value-type="float" office:value="10.604116916656" calcext:value-type="float">
            <text:p>10,604116916656</text:p>
          </table:table-cell>
          <table:table-cell office:value-type="float" office:value="-146.97878072216" calcext:value-type="float">
            <text:p>-146,97878072216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309</text:p>
          </table:table-cell>
          <table:table-cell office:value-type="float" office:value="7.38605260849" calcext:value-type="float">
            <text:p>7,38605260849</text:p>
          </table:table-cell>
          <table:table-cell office:value-type="float" office:value="9.6896362304688" calcext:value-type="float">
            <text:p>9,6896362304688</text:p>
          </table:table-cell>
          <table:table-cell office:value-type="float" office:value="-136.86065461226" calcext:value-type="float">
            <text:p>-136,86065461226</text:p>
          </table:table-cell>
          <table:table-cell office:value-type="float" office:value="11" calcext:value-type="float">
            <text:p>11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320</text:p>
          </table:table-cell>
          <table:table-cell office:value-type="float" office:value="7.2144830226898" calcext:value-type="float">
            <text:p>7,2144830226898</text:p>
          </table:table-cell>
          <table:table-cell office:value-type="float" office:value="9.9710130691528" calcext:value-type="float">
            <text:p>9,9710130691528</text:p>
          </table:table-cell>
          <table:table-cell office:value-type="float" office:value="126.45969724959" calcext:value-type="float">
            <text:p>126,45969724959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331</text:p>
          </table:table-cell>
          <table:table-cell office:value-type="float" office:value="8.8543045520782" calcext:value-type="float">
            <text:p>8,8543045520782</text:p>
          </table:table-cell>
          <table:table-cell office:value-type="float" office:value="9.7051984071732" calcext:value-type="float">
            <text:p>9,7051984071732</text:p>
          </table:table-cell>
          <table:table-cell office:value-type="float" office:value="30.899744884224" calcext:value-type="float">
            <text:p>30,899744884224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342</text:p>
          </table:table-cell>
          <table:table-cell office:value-type="float" office:value="1.2941661477089" calcext:value-type="float">
            <text:p>1,2941661477089</text:p>
          </table:table-cell>
          <table:table-cell office:value-type="float" office:value="11.085021495819" calcext:value-type="float">
            <text:p>11,085021495819</text:p>
          </table:table-cell>
          <table:table-cell office:value-type="float" office:value="-124.3861617556" calcext:value-type="float">
            <text:p>-124,3861617556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353</text:p>
          </table:table-cell>
          <table:table-cell office:value-type="float" office:value="2.8899431228638" calcext:value-type="float">
            <text:p>2,8899431228638</text:p>
          </table:table-cell>
          <table:table-cell office:value-type="float" office:value="10.460832118988" calcext:value-type="float">
            <text:p>10,460832118988</text:p>
          </table:table-cell>
          <table:table-cell office:value-type="float" office:value="85.951937991343" calcext:value-type="float">
            <text:p>85,95193799134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5</text:p>
          </table:table-cell>
          <table:table-cell office:value-type="float" office:value="2.5483649969101" calcext:value-type="float">
            <text:p>2,5483649969101</text:p>
          </table:table-cell>
          <table:table-cell office:value-type="float" office:value="-0.5850063636899" calcext:value-type="float">
            <text:p>-0,5850063636899</text:p>
          </table:table-cell>
          <table:table-cell office:value-type="float" office:value="97.453919945249" calcext:value-type="float">
            <text:p>97,453919945249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14</text:p>
          </table:table-cell>
          <table:table-cell office:value-type="float" office:value="1.9284990429878" calcext:value-type="float">
            <text:p>1,9284990429878</text:p>
          </table:table-cell>
          <table:table-cell office:value-type="float" office:value="1.6842040419579" calcext:value-type="float">
            <text:p>1,6842040419579</text:p>
          </table:table-cell>
          <table:table-cell office:value-type="float" office:value="-150.48455432722" calcext:value-type="float">
            <text:p>-150,48455432722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25</text:p>
          </table:table-cell>
          <table:table-cell office:value-type="float" office:value="4.0757244825363" calcext:value-type="float">
            <text:p>4,0757244825363</text:p>
          </table:table-cell>
          <table:table-cell office:value-type="float" office:value="-0.18452938646078" calcext:value-type="float">
            <text:p>-0,18452938646078</text:p>
          </table:table-cell>
          <table:table-cell office:value-type="float" office:value="-171.97676373136" calcext:value-type="float">
            <text:p>-171,97676373136</text:p>
          </table:table-cell>
          <table:table-cell office:value-type="float" office:value="10" calcext:value-type="float">
            <text:p>10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36</text:p>
          </table:table-cell>
          <table:table-cell office:value-type="float" office:value="4.1040068864822" calcext:value-type="float">
            <text:p>4,1040068864822</text:p>
          </table:table-cell>
          <table:table-cell office:value-type="float" office:value="0.92834115028381" calcext:value-type="float">
            <text:p>0,92834115028381</text:p>
          </table:table-cell>
          <table:table-cell office:value-type="float" office:value="-52.063457145812" calcext:value-type="float">
            <text:p>-52,063457145812</text:p>
          </table:table-cell>
          <table:table-cell office:value-type="float" office:value="10" calcext:value-type="float">
            <text:p>10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47</text:p>
          </table:table-cell>
          <table:table-cell office:value-type="float" office:value="4.0410524606705" calcext:value-type="float">
            <text:p>4,0410524606705</text:p>
          </table:table-cell>
          <table:table-cell office:value-type="float" office:value="-0.51559925079346" calcext:value-type="float">
            <text:p>-0,51559925079346</text:p>
          </table:table-cell>
          <table:table-cell office:value-type="float" office:value="178.79610760197" calcext:value-type="float">
            <text:p>178,79610760197</text:p>
          </table:table-cell>
          <table:table-cell office:value-type="float" office:value="10" calcext:value-type="float">
            <text:p>10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58</text:p>
          </table:table-cell>
          <table:table-cell office:value-type="float" office:value="6.8693232536316" calcext:value-type="float">
            <text:p>6,8693232536316</text:p>
          </table:table-cell>
          <table:table-cell office:value-type="float" office:value="0.89010953903198" calcext:value-type="float">
            <text:p>0,89010953903198</text:p>
          </table:table-cell>
          <table:table-cell office:value-type="float" office:value="-131.79401986918" calcext:value-type="float">
            <text:p>-131,79401986918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69</text:p>
          </table:table-cell>
          <table:table-cell office:value-type="float" office:value="9.9467974901199" calcext:value-type="float">
            <text:p>9,9467974901199</text:p>
          </table:table-cell>
          <table:table-cell office:value-type="float" office:value="0.57587523013353" calcext:value-type="float">
            <text:p>0,57587523013353</text:p>
          </table:table-cell>
          <table:table-cell office:value-type="float" office:value="98.699879494442" calcext:value-type="float">
            <text:p>98,699879494442</text:p>
          </table:table-cell>
          <table:table-cell office:value-type="float" office:value="10" calcext:value-type="float">
            <text:p>1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80</text:p>
          </table:table-cell>
          <table:table-cell office:value-type="float" office:value="-0.85549272596836" calcext:value-type="float">
            <text:p>-0,85549272596836</text:p>
          </table:table-cell>
          <table:table-cell office:value-type="float" office:value="0.77992707490921" calcext:value-type="float">
            <text:p>0,77992707490921</text:p>
          </table:table-cell>
          <table:table-cell office:value-type="float" office:value="-50.388918181134" calcext:value-type="float">
            <text:p>-50,388918181134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91</text:p>
          </table:table-cell>
          <table:table-cell office:value-type="float" office:value="1.8125754594803" calcext:value-type="float">
            <text:p>1,8125754594803</text:p>
          </table:table-cell>
          <table:table-cell office:value-type="float" office:value="4.2527255415916" calcext:value-type="float">
            <text:p>4,2527255415916</text:p>
          </table:table-cell>
          <table:table-cell office:value-type="float" office:value="-117.57534628461" calcext:value-type="float">
            <text:p>-117,57534628461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02</text:p>
          </table:table-cell>
          <table:table-cell office:value-type="float" office:value="0.8708643168211" calcext:value-type="float">
            <text:p>0,8708643168211</text:p>
          </table:table-cell>
          <table:table-cell office:value-type="float" office:value="-0.0039068693877198" calcext:value-type="float">
            <text:p>-0,0039068693877198</text:p>
          </table:table-cell>
          <table:table-cell office:value-type="float" office:value="0.29368306788954" calcext:value-type="float">
            <text:p>0,29368306788954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13</text:p>
          </table:table-cell>
          <table:table-cell office:value-type="float" office:value="4.282198548317" calcext:value-type="float">
            <text:p>4,282198548317</text:p>
          </table:table-cell>
          <table:table-cell office:value-type="float" office:value="0.091137308627367" calcext:value-type="float">
            <text:p>0,091137308627367</text:p>
          </table:table-cell>
          <table:table-cell office:value-type="float" office:value="70.673173400247" calcext:value-type="float">
            <text:p>70,673173400247</text:p>
          </table:table-cell>
          <table:table-cell office:value-type="float" office:value="10" calcext:value-type="float">
            <text:p>1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24</text:p>
          </table:table-cell>
          <table:table-cell office:value-type="float" office:value="6.0000514984131" calcext:value-type="float">
            <text:p>6,0000514984131</text:p>
          </table:table-cell>
          <table:table-cell office:value-type="float" office:value="-0.57906586676836" calcext:value-type="float">
            <text:p>-0,57906586676836</text:p>
          </table:table-cell>
          <table:table-cell office:value-type="float" office:value="26.821765550383" calcext:value-type="float">
            <text:p>26,821765550383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35</text:p>
          </table:table-cell>
          <table:table-cell office:value-type="float" office:value="0.43850369751453" calcext:value-type="float">
            <text:p>0,43850369751453</text:p>
          </table:table-cell>
          <table:table-cell office:value-type="float" office:value="2.8127005696297" calcext:value-type="float">
            <text:p>2,8127005696297</text:p>
          </table:table-cell>
          <table:table-cell office:value-type="float" office:value="100.60767155544" calcext:value-type="float">
            <text:p>100,60767155544</text:p>
          </table:table-cell>
          <table:table-cell office:value-type="float" office:value="10" calcext:value-type="float">
            <text:p>1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46</text:p>
          </table:table-cell>
          <table:table-cell office:value-type="float" office:value="9.7357213497162" calcext:value-type="float">
            <text:p>9,7357213497162</text:p>
          </table:table-cell>
          <table:table-cell office:value-type="float" office:value="0.62746793031693" calcext:value-type="float">
            <text:p>0,62746793031693</text:p>
          </table:table-cell>
          <table:table-cell office:value-type="float" office:value="98.788272802997" calcext:value-type="float">
            <text:p>98,788272802997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57</text:p>
          </table:table-cell>
          <table:table-cell office:value-type="float" office:value="-1.585024446249" calcext:value-type="float">
            <text:p>-1,585024446249</text:p>
          </table:table-cell>
          <table:table-cell office:value-type="float" office:value="4.3713545799255" calcext:value-type="float">
            <text:p>4,3713545799255</text:p>
          </table:table-cell>
          <table:table-cell office:value-type="float" office:value="-33.844543870088" calcext:value-type="float">
            <text:p>-33,844543870088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68</text:p>
          </table:table-cell>
          <table:table-cell office:value-type="float" office:value="1.8100914359093" calcext:value-type="float">
            <text:p>1,8100914359093</text:p>
          </table:table-cell>
          <table:table-cell office:value-type="float" office:value="3.1711700558662" calcext:value-type="float">
            <text:p>3,1711700558662</text:p>
          </table:table-cell>
          <table:table-cell office:value-type="float" office:value="152.25560498086" calcext:value-type="float">
            <text:p>152,25560498086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79</text:p>
          </table:table-cell>
          <table:table-cell office:value-type="float" office:value="0.32535128295422" calcext:value-type="float">
            <text:p>0,32535128295422</text:p>
          </table:table-cell>
          <table:table-cell office:value-type="float" office:value="5.5596214532852" calcext:value-type="float">
            <text:p>5,5596214532852</text:p>
          </table:table-cell>
          <table:table-cell office:value-type="float" office:value="-96.721570962554" calcext:value-type="float">
            <text:p>-96,721570962554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90</text:p>
          </table:table-cell>
          <table:table-cell office:value-type="float" office:value="3.7494426965714" calcext:value-type="float">
            <text:p>3,7494426965714</text:p>
          </table:table-cell>
          <table:table-cell office:value-type="float" office:value="0.51876060664654" calcext:value-type="float">
            <text:p>0,51876060664654</text:p>
          </table:table-cell>
          <table:table-cell office:value-type="float" office:value="158.31210810667" calcext:value-type="float">
            <text:p>158,31210810667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01</text:p>
          </table:table-cell>
          <table:table-cell office:value-type="float" office:value="4.321309030056" calcext:value-type="float">
            <text:p>4,321309030056</text:p>
          </table:table-cell>
          <table:table-cell office:value-type="float" office:value="4.0568524599075" calcext:value-type="float">
            <text:p>4,0568524599075</text:p>
          </table:table-cell>
          <table:table-cell office:value-type="float" office:value="30.53360797797" calcext:value-type="float">
            <text:p>30,53360797797</text:p>
          </table:table-cell>
          <table:table-cell office:value-type="float" office:value="10" calcext:value-type="float">
            <text:p>1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12</text:p>
          </table:table-cell>
          <table:table-cell office:value-type="float" office:value="5.8718430995941" calcext:value-type="float">
            <text:p>5,8718430995941</text:p>
          </table:table-cell>
          <table:table-cell office:value-type="float" office:value="3.5011130571365" calcext:value-type="float">
            <text:p>3,5011130571365</text:p>
          </table:table-cell>
          <table:table-cell office:value-type="float" office:value="-88.118903196541" calcext:value-type="float">
            <text:p>-88,118903196541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23</text:p>
          </table:table-cell>
          <table:table-cell office:value-type="float" office:value="8.3057147264481" calcext:value-type="float">
            <text:p>8,3057147264481</text:p>
          </table:table-cell>
          <table:table-cell office:value-type="float" office:value="3.3145812153816" calcext:value-type="float">
            <text:p>3,3145812153816</text:p>
          </table:table-cell>
          <table:table-cell office:value-type="float" office:value="-89.898154234431" calcext:value-type="float">
            <text:p>-89,898154234431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34</text:p>
          </table:table-cell>
          <table:table-cell office:value-type="float" office:value="-0.65579742193222" calcext:value-type="float">
            <text:p>-0,65579742193222</text:p>
          </table:table-cell>
          <table:table-cell office:value-type="float" office:value="3.9475208520889" calcext:value-type="float">
            <text:p>3,9475208520889</text:p>
          </table:table-cell>
          <table:table-cell office:value-type="float" office:value="143.88353201994" calcext:value-type="float">
            <text:p>143,88353201994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45</text:p>
          </table:table-cell>
          <table:table-cell office:value-type="float" office:value="0.37299338728189" calcext:value-type="float">
            <text:p>0,37299338728189</text:p>
          </table:table-cell>
          <table:table-cell office:value-type="float" office:value="1.3972476124763" calcext:value-type="float">
            <text:p>1,3972476124763</text:p>
          </table:table-cell>
          <table:table-cell office:value-type="float" office:value="36.432062364688" calcext:value-type="float">
            <text:p>36,432062364688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56</text:p>
          </table:table-cell>
          <table:table-cell office:value-type="float" office:value="-1.5031430125237" calcext:value-type="float">
            <text:p>-1,5031430125237</text:p>
          </table:table-cell>
          <table:table-cell office:value-type="float" office:value="9.0735644102097" calcext:value-type="float">
            <text:p>9,0735644102097</text:p>
          </table:table-cell>
          <table:table-cell office:value-type="float" office:value="115.08483491885" calcext:value-type="float">
            <text:p>115,0848349188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67</text:p>
          </table:table-cell>
          <table:table-cell office:value-type="float" office:value="4.0933784842491" calcext:value-type="float">
            <text:p>4,0933784842491</text:p>
          </table:table-cell>
          <table:table-cell office:value-type="float" office:value="4.2942801117897" calcext:value-type="float">
            <text:p>4,2942801117897</text:p>
          </table:table-cell>
          <table:table-cell office:value-type="float" office:value="56.605058870498" calcext:value-type="float">
            <text:p>56,605058870498</text:p>
          </table:table-cell>
          <table:table-cell office:value-type="float" office:value="10" calcext:value-type="float">
            <text:p>10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78</text:p>
          </table:table-cell>
          <table:table-cell office:value-type="float" office:value="6.0503906011581" calcext:value-type="float">
            <text:p>6,0503906011581</text:p>
          </table:table-cell>
          <table:table-cell office:value-type="float" office:value="6.8287527561188" calcext:value-type="float">
            <text:p>6,8287527561188</text:p>
          </table:table-cell>
          <table:table-cell office:value-type="float" office:value="-21.171446248984" calcext:value-type="float">
            <text:p>-21,171446248984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89</text:p>
          </table:table-cell>
          <table:table-cell office:value-type="float" office:value="6.4541375637054" calcext:value-type="float">
            <text:p>6,4541375637054</text:p>
          </table:table-cell>
          <table:table-cell office:value-type="float" office:value="5.0821101665497" calcext:value-type="float">
            <text:p>5,0821101665497</text:p>
          </table:table-cell>
          <table:table-cell office:value-type="float" office:value="119.87636043767" calcext:value-type="float">
            <text:p>119,87636043767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00</text:p>
          </table:table-cell>
          <table:table-cell office:value-type="float" office:value="8.1196463108063" calcext:value-type="float">
            <text:p>8,1196463108063</text:p>
          </table:table-cell>
          <table:table-cell office:value-type="float" office:value="3.5869601368904" calcext:value-type="float">
            <text:p>3,5869601368904</text:p>
          </table:table-cell>
          <table:table-cell office:value-type="float" office:value="138.2376494681" calcext:value-type="float">
            <text:p>138,237649468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11</text:p>
          </table:table-cell>
          <table:table-cell office:value-type="float" office:value="-1.5824154019356" calcext:value-type="float">
            <text:p>-1,5824154019356</text:p>
          </table:table-cell>
          <table:table-cell office:value-type="float" office:value="6.9384115934372" calcext:value-type="float">
            <text:p>6,9384115934372</text:p>
          </table:table-cell>
          <table:table-cell office:value-type="float" office:value="75.817916803299" calcext:value-type="float">
            <text:p>75,817916803299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22</text:p>
          </table:table-cell>
          <table:table-cell office:value-type="float" office:value="0.41527532041073" calcext:value-type="float">
            <text:p>0,41527532041073</text:p>
          </table:table-cell>
          <table:table-cell office:value-type="float" office:value="3.461762368679" calcext:value-type="float">
            <text:p>3,461762368679</text:p>
          </table:table-cell>
          <table:table-cell office:value-type="float" office:value="145.8630364412" calcext:value-type="float">
            <text:p>145,8630364412</text:p>
          </table:table-cell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33</text:p>
          </table:table-cell>
          <table:table-cell office:value-type="float" office:value="0.94639405608177" calcext:value-type="float">
            <text:p>0,94639405608177</text:p>
          </table:table-cell>
          <table:table-cell office:value-type="float" office:value="8.4618538618088" calcext:value-type="float">
            <text:p>8,4618538618088</text:p>
          </table:table-cell>
          <table:table-cell office:value-type="float" office:value="-154.67998024764" calcext:value-type="float">
            <text:p>-154,67998024764</text:p>
          </table:table-cell>
          <table:table-cell office:value-type="float" office:value="11" calcext:value-type="float">
            <text:p>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44</text:p>
          </table:table-cell>
          <table:table-cell office:value-type="float" office:value="1.2671913206577" calcext:value-type="float">
            <text:p>1,2671913206577</text:p>
          </table:table-cell>
          <table:table-cell office:value-type="float" office:value="5.5172097682953" calcext:value-type="float">
            <text:p>5,5172097682953</text:p>
          </table:table-cell>
          <table:table-cell office:value-type="float" office:value="-48.653259019184" calcext:value-type="float">
            <text:p>-48,65325901918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55</text:p>
          </table:table-cell>
          <table:table-cell office:value-type="float" office:value="5.6479549407959" calcext:value-type="float">
            <text:p>5,6479549407959</text:p>
          </table:table-cell>
          <table:table-cell office:value-type="float" office:value="5.4804843664169" calcext:value-type="float">
            <text:p>5,4804843664169</text:p>
          </table:table-cell>
          <table:table-cell office:value-type="float" office:value="79.360311957681" calcext:value-type="float">
            <text:p>79,360311957681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66</text:p>
          </table:table-cell>
          <table:table-cell office:value-type="float" office:value="6.8081158399582" calcext:value-type="float">
            <text:p>6,8081158399582</text:p>
          </table:table-cell>
          <table:table-cell office:value-type="float" office:value="3.2301798462868" calcext:value-type="float">
            <text:p>3,2301798462868</text:p>
          </table:table-cell>
          <table:table-cell office:value-type="float" office:value="-44.98342647674" calcext:value-type="float">
            <text:p>-44,98342647674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77</text:p>
          </table:table-cell>
          <table:table-cell office:value-type="float" office:value="9.4024008512497" calcext:value-type="float">
            <text:p>9,4024008512497</text:p>
          </table:table-cell>
          <table:table-cell office:value-type="float" office:value="6.7393040657043" calcext:value-type="float">
            <text:p>6,7393040657043</text:p>
          </table:table-cell>
          <table:table-cell office:value-type="float" office:value="60.532489400001" calcext:value-type="float">
            <text:p>60,532489400001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88</text:p>
          </table:table-cell>
          <table:table-cell office:value-type="float" office:value="-1.5763476490974" calcext:value-type="float">
            <text:p>-1,5763476490974</text:p>
          </table:table-cell>
          <table:table-cell office:value-type="float" office:value="6.1842900514603" calcext:value-type="float">
            <text:p>6,1842900514603</text:p>
          </table:table-cell>
          <table:table-cell office:value-type="float" office:value="-81.465152418537" calcext:value-type="float">
            <text:p>-81,465152418537</text:p>
          </table:table-cell>
          <table:table-cell office:value-type="float" office:value="11" calcext:value-type="float">
            <text:p>1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99</text:p>
          </table:table-cell>
          <table:table-cell office:value-type="float" office:value="2.7703648805618" calcext:value-type="float">
            <text:p>2,7703648805618</text:p>
          </table:table-cell>
          <table:table-cell office:value-type="float" office:value="6.4696252346039" calcext:value-type="float">
            <text:p>6,4696252346039</text:p>
          </table:table-cell>
          <table:table-cell office:value-type="float" office:value="-19.265719659769" calcext:value-type="float">
            <text:p>-19,265719659769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10</text:p>
          </table:table-cell>
          <table:table-cell office:value-type="float" office:value="3.3002799749374" calcext:value-type="float">
            <text:p>3,3002799749374</text:p>
          </table:table-cell>
          <table:table-cell office:value-type="float" office:value="6.3283556699753" calcext:value-type="float">
            <text:p>6,3283556699753</text:p>
          </table:table-cell>
          <table:table-cell office:value-type="float" office:value="-46.934707908873" calcext:value-type="float">
            <text:p>-46,934707908873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21</text:p>
          </table:table-cell>
          <table:table-cell office:value-type="float" office:value="2.1871991455555" calcext:value-type="float">
            <text:p>2,1871991455555</text:p>
          </table:table-cell>
          <table:table-cell office:value-type="float" office:value="8.5530722141266" calcext:value-type="float">
            <text:p>8,5530722141266</text:p>
          </table:table-cell>
          <table:table-cell office:value-type="float" office:value="-23.871451806111" calcext:value-type="float">
            <text:p>-23,871451806111</text:p>
          </table:table-cell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32</text:p>
          </table:table-cell>
          <table:table-cell office:value-type="float" office:value="5.8553034067154" calcext:value-type="float">
            <text:p>5,8553034067154</text:p>
          </table:table-cell>
          <table:table-cell office:value-type="float" office:value="8.477970957756" calcext:value-type="float">
            <text:p>8,477970957756</text:p>
          </table:table-cell>
          <table:table-cell office:value-type="float" office:value="-16.825013669433" calcext:value-type="float">
            <text:p>-16,825013669433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43</text:p>
          </table:table-cell>
          <table:table-cell office:value-type="float" office:value="8.1790435314178" calcext:value-type="float">
            <text:p>8,1790435314178</text:p>
          </table:table-cell>
          <table:table-cell office:value-type="float" office:value="8.4253442287445" calcext:value-type="float">
            <text:p>8,4253442287445</text:p>
          </table:table-cell>
          <table:table-cell office:value-type="float" office:value="-4.18307024772" calcext:value-type="float">
            <text:p>-4,1830702477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54</text:p>
          </table:table-cell>
          <table:table-cell office:value-type="float" office:value="9.8355209827423" calcext:value-type="float">
            <text:p>9,8355209827423</text:p>
          </table:table-cell>
          <table:table-cell office:value-type="float" office:value="9.8276007175446" calcext:value-type="float">
            <text:p>9,8276007175446</text:p>
          </table:table-cell>
          <table:table-cell office:value-type="float" office:value="-101.46916975641" calcext:value-type="float">
            <text:p>-101,4691697564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65</text:p>
          </table:table-cell>
          <table:table-cell office:value-type="float" office:value="1.5154710412025" calcext:value-type="float">
            <text:p>1,5154710412025</text:p>
          </table:table-cell>
          <table:table-cell office:value-type="float" office:value="10.260584354401" calcext:value-type="float">
            <text:p>10,260584354401</text:p>
          </table:table-cell>
          <table:table-cell office:value-type="float" office:value="171.6514818228" calcext:value-type="float">
            <text:p>171,651481822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76</text:p>
          </table:table-cell>
          <table:table-cell office:value-type="float" office:value="0.88572159409523" calcext:value-type="float">
            <text:p>0,88572159409523</text:p>
          </table:table-cell>
          <table:table-cell office:value-type="float" office:value="6.0421830415726" calcext:value-type="float">
            <text:p>6,0421830415726</text:p>
          </table:table-cell>
          <table:table-cell office:value-type="float" office:value="135.50623814771" calcext:value-type="float">
            <text:p>135,50623814771</text:p>
          </table:table-cell>
          <table:table-cell office:value-type="float" office:value="11" calcext:value-type="float">
            <text:p>1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87</text:p>
          </table:table-cell>
          <table:table-cell office:value-type="float" office:value="2.4509826302528" calcext:value-type="float">
            <text:p>2,4509826302528</text:p>
          </table:table-cell>
          <table:table-cell office:value-type="float" office:value="8.0532485246658" calcext:value-type="float">
            <text:p>8,0532485246658</text:p>
          </table:table-cell>
          <table:table-cell office:value-type="float" office:value="5.5912419394323" calcext:value-type="float">
            <text:p>5,5912419394323</text:p>
          </table:table-cell>
          <table:table-cell office:value-type="float" office:value="10" calcext:value-type="float">
            <text:p>1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98</text:p>
          </table:table-cell>
          <table:table-cell office:value-type="float" office:value="2.582728266716" calcext:value-type="float">
            <text:p>2,582728266716</text:p>
          </table:table-cell>
          <table:table-cell office:value-type="float" office:value="10.437622070312" calcext:value-type="float">
            <text:p>10,437622070312</text:p>
          </table:table-cell>
          <table:table-cell office:value-type="float" office:value="122.44976402088" calcext:value-type="float">
            <text:p>122,44976402088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309</text:p>
          </table:table-cell>
          <table:table-cell office:value-type="float" office:value="7.2976863384247" calcext:value-type="float">
            <text:p>7,2976863384247</text:p>
          </table:table-cell>
          <table:table-cell office:value-type="float" office:value="9.7696560621262" calcext:value-type="float">
            <text:p>9,7696560621262</text:p>
          </table:table-cell>
          <table:table-cell office:value-type="float" office:value="-44.866253236297" calcext:value-type="float">
            <text:p>-44,866253236297</text:p>
          </table:table-cell>
          <table:table-cell office:value-type="float" office:value="11" calcext:value-type="float">
            <text:p>1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320</text:p>
          </table:table-cell>
          <table:table-cell office:value-type="float" office:value="7.0335680246353" calcext:value-type="float">
            <text:p>7,0335680246353</text:p>
          </table:table-cell>
          <table:table-cell office:value-type="float" office:value="9.9670916795731" calcext:value-type="float">
            <text:p>9,9670916795731</text:p>
          </table:table-cell>
          <table:table-cell office:value-type="float" office:value="38.381953148326" calcext:value-type="float">
            <text:p>38,381953148326</text:p>
          </table:table-cell>
          <table:table-cell office:value-type="float" office:value="11" calcext:value-type="float">
            <text:p>1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331</text:p>
          </table:table-cell>
          <table:table-cell office:value-type="float" office:value="8.538898229599" calcext:value-type="float">
            <text:p>8,538898229599</text:p>
          </table:table-cell>
          <table:table-cell office:value-type="float" office:value="9.6733009815216" calcext:value-type="float">
            <text:p>9,6733009815216</text:p>
          </table:table-cell>
          <table:table-cell office:value-type="float" office:value="-0.40618166220701" calcext:value-type="float">
            <text:p>-0,40618166220701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342</text:p>
          </table:table-cell>
          <table:table-cell office:value-type="float" office:value="1.4562544226646" calcext:value-type="float">
            <text:p>1,4562544226646</text:p>
          </table:table-cell>
          <table:table-cell office:value-type="float" office:value="11.085011959076" calcext:value-type="float">
            <text:p>11,085011959076</text:p>
          </table:table-cell>
          <table:table-cell office:value-type="float" office:value="-86.87761786637" calcext:value-type="float">
            <text:p>-86,8776178663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353</text:p>
          </table:table-cell>
          <table:table-cell office:value-type="float" office:value="3.106375336647" calcext:value-type="float">
            <text:p>3,106375336647</text:p>
          </table:table-cell>
          <table:table-cell office:value-type="float" office:value="10.414077043533" calcext:value-type="float">
            <text:p>10,414077043533</text:p>
          </table:table-cell>
          <table:table-cell office:value-type="float" office:value="176.64552949796" calcext:value-type="float">
            <text:p>176,6455294979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5</text:p>
          </table:table-cell>
          <table:table-cell office:value-type="float" office:value="2.4198159575462" calcext:value-type="float">
            <text:p>2,4198159575462</text:p>
          </table:table-cell>
          <table:table-cell office:value-type="float" office:value="-0.58500997722149" calcext:value-type="float">
            <text:p>-0,58500997722149</text:p>
          </table:table-cell>
          <table:table-cell office:value-type="float" office:value="45.240296679697" calcext:value-type="float">
            <text:p>45,240296679697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14</text:p>
          </table:table-cell>
          <table:table-cell office:value-type="float" office:value="2.2831006348133" calcext:value-type="float">
            <text:p>2,2831006348133</text:p>
          </table:table-cell>
          <table:table-cell office:value-type="float" office:value="1.8176062405109" calcext:value-type="float">
            <text:p>1,8176062405109</text:p>
          </table:table-cell>
          <table:table-cell office:value-type="float" office:value="-159.26717952558" calcext:value-type="float">
            <text:p>-159,26717952558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25</text:p>
          </table:table-cell>
          <table:table-cell office:value-type="float" office:value="4.2770224809647" calcext:value-type="float">
            <text:p>4,2770224809647</text:p>
          </table:table-cell>
          <table:table-cell office:value-type="float" office:value="-0.31841017305851" calcext:value-type="float">
            <text:p>-0,31841017305851</text:p>
          </table:table-cell>
          <table:table-cell office:value-type="float" office:value="125.11800504794" calcext:value-type="float">
            <text:p>125,11800504794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36</text:p>
          </table:table-cell>
          <table:table-cell office:value-type="float" office:value="3.9496579766273" calcext:value-type="float">
            <text:p>3,9496579766273</text:p>
          </table:table-cell>
          <table:table-cell office:value-type="float" office:value="0.92573776841164" calcext:value-type="float">
            <text:p>0,92573776841164</text:p>
          </table:table-cell>
          <table:table-cell office:value-type="float" office:value="67.265496891775" calcext:value-type="float">
            <text:p>67,265496891775</text:p>
          </table:table-cell>
          <table:table-cell office:value-type="float" office:value="10" calcext:value-type="float">
            <text:p>10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47</text:p>
          </table:table-cell>
          <table:table-cell office:value-type="float" office:value="4.1055601835251" calcext:value-type="float">
            <text:p>4,1055601835251</text:p>
          </table:table-cell>
          <table:table-cell office:value-type="float" office:value="-0.58562122285366" calcext:value-type="float">
            <text:p>-0,58562122285366</text:p>
          </table:table-cell>
          <table:table-cell office:value-type="float" office:value="98.643105500823" calcext:value-type="float">
            <text:p>98,643105500823</text:p>
          </table:table-cell>
          <table:table-cell office:value-type="float" office:value="10" calcext:value-type="float">
            <text:p>1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58</text:p>
          </table:table-cell>
          <table:table-cell office:value-type="float" office:value="7.0784258842468" calcext:value-type="float">
            <text:p>7,0784258842468</text:p>
          </table:table-cell>
          <table:table-cell office:value-type="float" office:value="1.1784198135138" calcext:value-type="float">
            <text:p>1,1784198135138</text:p>
          </table:table-cell>
          <table:table-cell office:value-type="float" office:value="-124.57580930868" calcext:value-type="float">
            <text:p>-124,57580930868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69</text:p>
          </table:table-cell>
          <table:table-cell office:value-type="float" office:value="9.9825155735016" calcext:value-type="float">
            <text:p>9,9825155735016</text:p>
          </table:table-cell>
          <table:table-cell office:value-type="float" office:value="0.59438936412334" calcext:value-type="float">
            <text:p>0,59438936412334</text:p>
          </table:table-cell>
          <table:table-cell office:value-type="float" office:value="131.89955881447" calcext:value-type="float">
            <text:p>131,89955881447</text:p>
          </table:table-cell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80</text:p>
          </table:table-cell>
          <table:table-cell office:value-type="float" office:value="-0.90349286794662" calcext:value-type="float">
            <text:p>-0,90349286794662</text:p>
          </table:table-cell>
          <table:table-cell office:value-type="float" office:value="1.0866000503302" calcext:value-type="float">
            <text:p>1,0866000503302</text:p>
          </table:table-cell>
          <table:table-cell office:value-type="float" office:value="-88.567963071689" calcext:value-type="float">
            <text:p>-88,567963071689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91</text:p>
          </table:table-cell>
          <table:table-cell office:value-type="float" office:value="2.0175734162331" calcext:value-type="float">
            <text:p>2,0175734162331</text:p>
          </table:table-cell>
          <table:table-cell office:value-type="float" office:value="4.5862784981728" calcext:value-type="float">
            <text:p>4,5862784981728</text:p>
          </table:table-cell>
          <table:table-cell office:value-type="float" office:value="-121.00672873722" calcext:value-type="float">
            <text:p>-121,00672873722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02</text:p>
          </table:table-cell>
          <table:table-cell office:value-type="float" office:value="0.73496259748936" calcext:value-type="float">
            <text:p>0,73496259748936</text:p>
          </table:table-cell>
          <table:table-cell office:value-type="float" office:value="-0.22075826302171" calcext:value-type="float">
            <text:p>-0,22075826302171</text:p>
          </table:table-cell>
          <table:table-cell office:value-type="float" office:value="67.994046363102" calcext:value-type="float">
            <text:p>67,994046363102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13</text:p>
          </table:table-cell>
          <table:table-cell office:value-type="float" office:value="4.1476520895958" calcext:value-type="float">
            <text:p>4,1476520895958</text:p>
          </table:table-cell>
          <table:table-cell office:value-type="float" office:value="0.054170121438801" calcext:value-type="float">
            <text:p>0,054170121438801</text:p>
          </table:table-cell>
          <table:table-cell office:value-type="float" office:value="28.553131469496" calcext:value-type="float">
            <text:p>28,553131469496</text:p>
          </table:table-cell>
          <table:table-cell office:value-type="float" office:value="10" calcext:value-type="float">
            <text:p>10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24</text:p>
          </table:table-cell>
          <table:table-cell office:value-type="float" office:value="5.6433749198914" calcext:value-type="float">
            <text:p>5,6433749198914</text:p>
          </table:table-cell>
          <table:table-cell office:value-type="float" office:value="-0.58500576764345" calcext:value-type="float">
            <text:p>-0,58500576764345</text:p>
          </table:table-cell>
          <table:table-cell office:value-type="float" office:value="5.7214230393908" calcext:value-type="float">
            <text:p>5,7214230393908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35</text:p>
          </table:table-cell>
          <table:table-cell office:value-type="float" office:value="0.66009059548378" calcext:value-type="float">
            <text:p>0,66009059548378</text:p>
          </table:table-cell>
          <table:table-cell office:value-type="float" office:value="2.8220000863075" calcext:value-type="float">
            <text:p>2,8220000863075</text:p>
          </table:table-cell>
          <table:table-cell office:value-type="float" office:value="-168.8212558722" calcext:value-type="float">
            <text:p>-168,8212558722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46</text:p>
          </table:table-cell>
          <table:table-cell office:value-type="float" office:value="9.7665137052536" calcext:value-type="float">
            <text:p>9,7665137052536</text:p>
          </table:table-cell>
          <table:table-cell office:value-type="float" office:value="0.54581202566624" calcext:value-type="float">
            <text:p>0,54581202566624</text:p>
          </table:table-cell>
          <table:table-cell office:value-type="float" office:value="109.82829977752" calcext:value-type="float">
            <text:p>109,82829977752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57</text:p>
          </table:table-cell>
          <table:table-cell office:value-type="float" office:value="-1.5850082039833" calcext:value-type="float">
            <text:p>-1,5850082039833</text:p>
          </table:table-cell>
          <table:table-cell office:value-type="float" office:value="4.7440853714943" calcext:value-type="float">
            <text:p>4,7440853714943</text:p>
          </table:table-cell>
          <table:table-cell office:value-type="float" office:value="-34.045473785157" calcext:value-type="float">
            <text:p>-34,045473785157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68</text:p>
          </table:table-cell>
          <table:table-cell office:value-type="float" office:value="2.1719685196877" calcext:value-type="float">
            <text:p>2,1719685196877</text:p>
          </table:table-cell>
          <table:table-cell office:value-type="float" office:value="3.0222272872925" calcext:value-type="float">
            <text:p>3,0222272872925</text:p>
          </table:table-cell>
          <table:table-cell office:value-type="float" office:value="156.55475209473" calcext:value-type="float">
            <text:p>156,55475209473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79</text:p>
          </table:table-cell>
          <table:table-cell office:value-type="float" office:value="0.23676648736" calcext:value-type="float">
            <text:p>0,23676648736</text:p>
          </table:table-cell>
          <table:table-cell office:value-type="float" office:value="5.7913112640381" calcext:value-type="float">
            <text:p>5,7913112640381</text:p>
          </table:table-cell>
          <table:table-cell office:value-type="float" office:value="-48.521683853903" calcext:value-type="float">
            <text:p>-48,521683853903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90</text:p>
          </table:table-cell>
          <table:table-cell office:value-type="float" office:value="3.8749787211418" calcext:value-type="float">
            <text:p>3,8749787211418</text:p>
          </table:table-cell>
          <table:table-cell office:value-type="float" office:value="0.65230712294579" calcext:value-type="float">
            <text:p>0,65230712294579</text:p>
          </table:table-cell>
          <table:table-cell office:value-type="float" office:value="-126.96608464429" calcext:value-type="float">
            <text:p>-126,96608464429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01</text:p>
          </table:table-cell>
          <table:table-cell office:value-type="float" office:value="4.1658282279968" calcext:value-type="float">
            <text:p>4,1658282279968</text:p>
          </table:table-cell>
          <table:table-cell office:value-type="float" office:value="4.1897433996201" calcext:value-type="float">
            <text:p>4,1897433996201</text:p>
          </table:table-cell>
          <table:table-cell office:value-type="float" office:value="-52.567883281951" calcext:value-type="float">
            <text:p>-52,567883281951</text:p>
          </table:table-cell>
          <table:table-cell office:value-type="float" office:value="10" calcext:value-type="float">
            <text:p>1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12</text:p>
          </table:table-cell>
          <table:table-cell office:value-type="float" office:value="5.6626296043396" calcext:value-type="float">
            <text:p>5,6626296043396</text:p>
          </table:table-cell>
          <table:table-cell office:value-type="float" office:value="3.678220808506" calcext:value-type="float">
            <text:p>3,678220808506</text:p>
          </table:table-cell>
          <table:table-cell office:value-type="float" office:value="-30.515799476842" calcext:value-type="float">
            <text:p>-30,515799476842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23</text:p>
          </table:table-cell>
          <table:table-cell office:value-type="float" office:value="8.5378062725067" calcext:value-type="float">
            <text:p>8,5378062725067</text:p>
          </table:table-cell>
          <table:table-cell office:value-type="float" office:value="3.3496534824371" calcext:value-type="float">
            <text:p>3,3496534824371</text:p>
          </table:table-cell>
          <table:table-cell office:value-type="float" office:value="-165.87053894237" calcext:value-type="float">
            <text:p>-165,8705389423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34</text:p>
          </table:table-cell>
          <table:table-cell office:value-type="float" office:value="-0.4131243750453" calcext:value-type="float">
            <text:p>-0,4131243750453</text:p>
          </table:table-cell>
          <table:table-cell office:value-type="float" office:value="3.7570816278458" calcext:value-type="float">
            <text:p>3,7570816278458</text:p>
          </table:table-cell>
          <table:table-cell office:value-type="float" office:value="141.58142448231" calcext:value-type="float">
            <text:p>141,58142448231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45</text:p>
          </table:table-cell>
          <table:table-cell office:value-type="float" office:value="0.1297611463815" calcext:value-type="float">
            <text:p>0,1297611463815</text:p>
          </table:table-cell>
          <table:table-cell office:value-type="float" office:value="1.3020038604736" calcext:value-type="float">
            <text:p>1,3020038604736</text:p>
          </table:table-cell>
          <table:table-cell office:value-type="float" office:value="18.745625664474" calcext:value-type="float">
            <text:p>18,745625664474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56</text:p>
          </table:table-cell>
          <table:table-cell office:value-type="float" office:value="-1.3279393315315" calcext:value-type="float">
            <text:p>-1,3279393315315</text:p>
          </table:table-cell>
          <table:table-cell office:value-type="float" office:value="8.9716577529907" calcext:value-type="float">
            <text:p>8,9716577529907</text:p>
          </table:table-cell>
          <table:table-cell office:value-type="float" office:value="151.83584097844" calcext:value-type="float">
            <text:p>151,83584097844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67</text:p>
          </table:table-cell>
          <table:table-cell office:value-type="float" office:value="3.889040350914" calcext:value-type="float">
            <text:p>3,889040350914</text:p>
          </table:table-cell>
          <table:table-cell office:value-type="float" office:value="4.3897667527199" calcext:value-type="float">
            <text:p>4,3897667527199</text:p>
          </table:table-cell>
          <table:table-cell office:value-type="float" office:value="-32.322668725518" calcext:value-type="float">
            <text:p>-32,322668725518</text:p>
          </table:table-cell>
          <table:table-cell office:value-type="float" office:value="10" calcext:value-type="float">
            <text:p>1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78</text:p>
          </table:table-cell>
          <table:table-cell office:value-type="float" office:value="5.6852501630783" calcext:value-type="float">
            <text:p>5,6852501630783</text:p>
          </table:table-cell>
          <table:table-cell office:value-type="float" office:value="6.9544798135757" calcext:value-type="float">
            <text:p>6,9544798135757</text:p>
          </table:table-cell>
          <table:table-cell office:value-type="float" office:value="-16.220178953402" calcext:value-type="float">
            <text:p>-16,220178953402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89</text:p>
          </table:table-cell>
          <table:table-cell office:value-type="float" office:value="6.6078811883926" calcext:value-type="float">
            <text:p>6,6078811883926</text:p>
          </table:table-cell>
          <table:table-cell office:value-type="float" office:value="4.7589069604874" calcext:value-type="float">
            <text:p>4,7589069604874</text:p>
          </table:table-cell>
          <table:table-cell office:value-type="float" office:value="108.97952583945" calcext:value-type="float">
            <text:p>108,9795258394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00</text:p>
          </table:table-cell>
          <table:table-cell office:value-type="float" office:value="8.2815229892731" calcext:value-type="float">
            <text:p>8,2815229892731</text:p>
          </table:table-cell>
          <table:table-cell office:value-type="float" office:value="3.7442773580551" calcext:value-type="float">
            <text:p>3,7442773580551</text:p>
          </table:table-cell>
          <table:table-cell office:value-type="float" office:value="-130.40870162332" calcext:value-type="float">
            <text:p>-130,4087016233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11</text:p>
          </table:table-cell>
          <table:table-cell office:value-type="float" office:value="-1.5816655755043" calcext:value-type="float">
            <text:p>-1,5816655755043</text:p>
          </table:table-cell>
          <table:table-cell office:value-type="float" office:value="6.7072582244873" calcext:value-type="float">
            <text:p>6,7072582244873</text:p>
          </table:table-cell>
          <table:table-cell office:value-type="float" office:value="79.113186544673" calcext:value-type="float">
            <text:p>79,113186544673</text:p>
          </table:table-cell>
          <table:table-cell office:value-type="float" office:value="11" calcext:value-type="float">
            <text:p>1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22</text:p>
          </table:table-cell>
          <table:table-cell office:value-type="float" office:value="0.56430410593748" calcext:value-type="float">
            <text:p>0,56430410593748</text:p>
          </table:table-cell>
          <table:table-cell office:value-type="float" office:value="3.6256071925163" calcext:value-type="float">
            <text:p>3,6256071925163</text:p>
          </table:table-cell>
          <table:table-cell office:value-type="float" office:value="-123.57625080522" calcext:value-type="float">
            <text:p>-123,57625080522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33</text:p>
          </table:table-cell>
          <table:table-cell office:value-type="float" office:value="1.24551653862" calcext:value-type="float">
            <text:p>1,24551653862</text:p>
          </table:table-cell>
          <table:table-cell office:value-type="float" office:value="8.5486251115799" calcext:value-type="float">
            <text:p>8,5486251115799</text:p>
          </table:table-cell>
          <table:table-cell office:value-type="float" office:value="-166.39011528841" calcext:value-type="float">
            <text:p>-166,39011528841</text:p>
          </table:table-cell>
          <table:table-cell office:value-type="float" office:value="11" calcext:value-type="float">
            <text:p>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44</text:p>
          </table:table-cell>
          <table:table-cell office:value-type="float" office:value="1.368905454874" calcext:value-type="float">
            <text:p>1,368905454874</text:p>
          </table:table-cell>
          <table:table-cell office:value-type="float" office:value="5.7015109062195" calcext:value-type="float">
            <text:p>5,7015109062195</text:p>
          </table:table-cell>
          <table:table-cell office:value-type="float" office:value="-129.4729011074" calcext:value-type="float">
            <text:p>-129,4729011074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55</text:p>
          </table:table-cell>
          <table:table-cell office:value-type="float" office:value="5.4980194568634" calcext:value-type="float">
            <text:p>5,4980194568634</text:p>
          </table:table-cell>
          <table:table-cell office:value-type="float" office:value="5.2439051866531" calcext:value-type="float">
            <text:p>5,2439051866531</text:p>
          </table:table-cell>
          <table:table-cell office:value-type="float" office:value="53.052409818977" calcext:value-type="float">
            <text:p>53,052409818977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66</text:p>
          </table:table-cell>
          <table:table-cell office:value-type="float" office:value="6.5430295467377" calcext:value-type="float">
            <text:p>6,5430295467377</text:p>
          </table:table-cell>
          <table:table-cell office:value-type="float" office:value="3.3270791172981" calcext:value-type="float">
            <text:p>3,3270791172981</text:p>
          </table:table-cell>
          <table:table-cell office:value-type="float" office:value="-11.851677943946" calcext:value-type="float">
            <text:p>-11,851677943946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77</text:p>
          </table:table-cell>
          <table:table-cell office:value-type="float" office:value="9.3094635009766" calcext:value-type="float">
            <text:p>9,3094635009766</text:p>
          </table:table-cell>
          <table:table-cell office:value-type="float" office:value="6.4557766914368" calcext:value-type="float">
            <text:p>6,4557766914368</text:p>
          </table:table-cell>
          <table:table-cell office:value-type="float" office:value="74.609207499559" calcext:value-type="float">
            <text:p>74,609207499559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88</text:p>
          </table:table-cell>
          <table:table-cell office:value-type="float" office:value="-1.5840104222298" calcext:value-type="float">
            <text:p>-1,5840104222298</text:p>
          </table:table-cell>
          <table:table-cell office:value-type="float" office:value="6.3773828744888" calcext:value-type="float">
            <text:p>6,3773828744888</text:p>
          </table:table-cell>
          <table:table-cell office:value-type="float" office:value="-72.870712371389" calcext:value-type="float">
            <text:p>-72,870712371389</text:p>
          </table:table-cell>
          <table:table-cell office:value-type="float" office:value="11" calcext:value-type="float">
            <text:p>11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99</text:p>
          </table:table-cell>
          <table:table-cell office:value-type="float" office:value="2.5948682427406" calcext:value-type="float">
            <text:p>2,5948682427406</text:p>
          </table:table-cell>
          <table:table-cell office:value-type="float" office:value="6.5316545963287" calcext:value-type="float">
            <text:p>6,5316545963287</text:p>
          </table:table-cell>
          <table:table-cell office:value-type="float" office:value="2.8710192318555" calcext:value-type="float">
            <text:p>2,8710192318555</text:p>
          </table:table-cell>
          <table:table-cell office:value-type="float" office:value="10" calcext:value-type="float">
            <text:p>1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10</text:p>
          </table:table-cell>
          <table:table-cell office:value-type="float" office:value="3.1735351681709" calcext:value-type="float">
            <text:p>3,1735351681709</text:p>
          </table:table-cell>
          <table:table-cell office:value-type="float" office:value="6.4626616239548" calcext:value-type="float">
            <text:p>6,4626616239548</text:p>
          </table:table-cell>
          <table:table-cell office:value-type="float" office:value="-69.584914073823" calcext:value-type="float">
            <text:p>-69,584914073823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21</text:p>
          </table:table-cell>
          <table:table-cell office:value-type="float" office:value="2.0696477591991" calcext:value-type="float">
            <text:p>2,0696477591991</text:p>
          </table:table-cell>
          <table:table-cell office:value-type="float" office:value="8.3652657270432" calcext:value-type="float">
            <text:p>8,3652657270432</text:p>
          </table:table-cell>
          <table:table-cell office:value-type="float" office:value="66.899684584065" calcext:value-type="float">
            <text:p>66,899684584065</text:p>
          </table:table-cell>
          <table:table-cell office:value-type="float" office:value="10" calcext:value-type="float">
            <text:p>1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32</text:p>
          </table:table-cell>
          <table:table-cell office:value-type="float" office:value="5.6073623895645" calcext:value-type="float">
            <text:p>5,6073623895645</text:p>
          </table:table-cell>
          <table:table-cell office:value-type="float" office:value="8.4774386882782" calcext:value-type="float">
            <text:p>8,4774386882782</text:p>
          </table:table-cell>
          <table:table-cell office:value-type="float" office:value="2.6633041394744" calcext:value-type="float">
            <text:p>2,6633041394744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43</text:p>
          </table:table-cell>
          <table:table-cell office:value-type="float" office:value="7.877282500267" calcext:value-type="float">
            <text:p>7,877282500267</text:p>
          </table:table-cell>
          <table:table-cell office:value-type="float" office:value="8.3444756269455" calcext:value-type="float">
            <text:p>8,3444756269455</text:p>
          </table:table-cell>
          <table:table-cell office:value-type="float" office:value="19.849715149327" calcext:value-type="float">
            <text:p>19,849715149327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54</text:p>
          </table:table-cell>
          <table:table-cell office:value-type="float" office:value="9.6711474657059" calcext:value-type="float">
            <text:p>9,6711474657059</text:p>
          </table:table-cell>
          <table:table-cell office:value-type="float" office:value="9.9868762493134" calcext:value-type="float">
            <text:p>9,9868762493134</text:p>
          </table:table-cell>
          <table:table-cell office:value-type="float" office:value="-99.921770915864" calcext:value-type="float">
            <text:p>-99,92177091586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65</text:p>
          </table:table-cell>
          <table:table-cell office:value-type="float" office:value="1.9084772467613" calcext:value-type="float">
            <text:p>1,9084772467613</text:p>
          </table:table-cell>
          <table:table-cell office:value-type="float" office:value="10.202331542969" calcext:value-type="float">
            <text:p>10,202331542969</text:p>
          </table:table-cell>
          <table:table-cell office:value-type="float" office:value="171.59435247919" calcext:value-type="float">
            <text:p>171,5943524791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76</text:p>
          </table:table-cell>
          <table:table-cell office:value-type="float" office:value="0.80553486943245" calcext:value-type="float">
            <text:p>0,80553486943245</text:p>
          </table:table-cell>
          <table:table-cell office:value-type="float" office:value="5.8397787809372" calcext:value-type="float">
            <text:p>5,8397787809372</text:p>
          </table:table-cell>
          <table:table-cell office:value-type="float" office:value="53.97004306696" calcext:value-type="float">
            <text:p>53,97004306696</text:p>
          </table:table-cell>
          <table:table-cell office:value-type="float" office:value="10" calcext:value-type="float">
            <text:p>1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87</text:p>
          </table:table-cell>
          <table:table-cell office:value-type="float" office:value="2.394677400589" calcext:value-type="float">
            <text:p>2,394677400589</text:p>
          </table:table-cell>
          <table:table-cell office:value-type="float" office:value="8.2705926895142" calcext:value-type="float">
            <text:p>8,2705926895142</text:p>
          </table:table-cell>
          <table:table-cell office:value-type="float" office:value="-84.789335348044" calcext:value-type="float">
            <text:p>-84,789335348044</text:p>
          </table:table-cell>
          <table:table-cell office:value-type="float" office:value="10" calcext:value-type="float">
            <text:p>1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98</text:p>
          </table:table-cell>
          <table:table-cell office:value-type="float" office:value="2.5767692923546" calcext:value-type="float">
            <text:p>2,5767692923546</text:p>
          </table:table-cell>
          <table:table-cell office:value-type="float" office:value="10.090658664703" calcext:value-type="float">
            <text:p>10,090658664703</text:p>
          </table:table-cell>
          <table:table-cell office:value-type="float" office:value="93.997123135123" calcext:value-type="float">
            <text:p>93,997123135123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309</text:p>
          </table:table-cell>
          <table:table-cell office:value-type="float" office:value="7.153862118721" calcext:value-type="float">
            <text:p>7,153862118721</text:p>
          </table:table-cell>
          <table:table-cell office:value-type="float" office:value="9.6618872880936" calcext:value-type="float">
            <text:p>9,6618872880936</text:p>
          </table:table-cell>
          <table:table-cell office:value-type="float" office:value="35.282829764542" calcext:value-type="float">
            <text:p>35,282829764542</text:p>
          </table:table-cell>
          <table:table-cell office:value-type="float" office:value="11" calcext:value-type="float">
            <text:p>1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320</text:p>
          </table:table-cell>
          <table:table-cell office:value-type="float" office:value="6.8565845489502" calcext:value-type="float">
            <text:p>6,8565845489502</text:p>
          </table:table-cell>
          <table:table-cell office:value-type="float" office:value="9.7701579332352" calcext:value-type="float">
            <text:p>9,7701579332352</text:p>
          </table:table-cell>
          <table:table-cell office:value-type="float" office:value="81.229575880014" calcext:value-type="float">
            <text:p>81,229575880014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331</text:p>
          </table:table-cell>
          <table:table-cell office:value-type="float" office:value="8.1871497631073" calcext:value-type="float">
            <text:p>8,1871497631073</text:p>
          </table:table-cell>
          <table:table-cell office:value-type="float" office:value="9.7516000270844" calcext:value-type="float">
            <text:p>9,7516000270844</text:p>
          </table:table-cell>
          <table:table-cell office:value-type="float" office:value="-10.717667307064" calcext:value-type="float">
            <text:p>-10,717667307064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342</text:p>
          </table:table-cell>
          <table:table-cell office:value-type="float" office:value="1.290019005537" calcext:value-type="float">
            <text:p>1,290019005537</text:p>
          </table:table-cell>
          <table:table-cell office:value-type="float" office:value="11.084630489349" calcext:value-type="float">
            <text:p>11,084630489349</text:p>
          </table:table-cell>
          <table:table-cell office:value-type="float" office:value="-20.194882989689" calcext:value-type="float">
            <text:p>-20,19488298968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353</text:p>
          </table:table-cell>
          <table:table-cell office:value-type="float" office:value="3.4061226248741" calcext:value-type="float">
            <text:p>3,4061226248741</text:p>
          </table:table-cell>
          <table:table-cell office:value-type="float" office:value="10.588278770447" calcext:value-type="float">
            <text:p>10,588278770447</text:p>
          </table:table-cell>
          <table:table-cell office:value-type="float" office:value="-154.69207581441" calcext:value-type="float">
            <text:p>-154,69207581441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5</text:p>
          </table:table-cell>
          <table:table-cell office:value-type="float" office:value="2.2276160120964" calcext:value-type="float">
            <text:p>2,2276160120964</text:p>
          </table:table-cell>
          <table:table-cell office:value-type="float" office:value="-0.54692946374416" calcext:value-type="float">
            <text:p>-0,54692946374416</text:p>
          </table:table-cell>
          <table:table-cell office:value-type="float" office:value="-9.4502654614722" calcext:value-type="float">
            <text:p>-9,4502654614722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14</text:p>
          </table:table-cell>
          <table:table-cell office:value-type="float" office:value="2.6549029350281" calcext:value-type="float">
            <text:p>2,6549029350281</text:p>
          </table:table-cell>
          <table:table-cell office:value-type="float" office:value="1.9431741535664" calcext:value-type="float">
            <text:p>1,9431741535664</text:p>
          </table:table-cell>
          <table:table-cell office:value-type="float" office:value="-161.98033132371" calcext:value-type="float">
            <text:p>-161,98033132371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25</text:p>
          </table:table-cell>
          <table:table-cell office:value-type="float" office:value="4.1851335763931" calcext:value-type="float">
            <text:p>4,1851335763931</text:p>
          </table:table-cell>
          <table:table-cell office:value-type="float" office:value="-0.46747431159019" calcext:value-type="float">
            <text:p>-0,46747431159019</text:p>
          </table:table-cell>
          <table:table-cell office:value-type="float" office:value="41.626513763598" calcext:value-type="float">
            <text:p>41,626513763598</text:p>
          </table:table-cell>
          <table:table-cell office:value-type="float" office:value="10" calcext:value-type="float">
            <text:p>1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36</text:p>
          </table:table-cell>
          <table:table-cell office:value-type="float" office:value="3.8384479284286" calcext:value-type="float">
            <text:p>3,8384479284286</text:p>
          </table:table-cell>
          <table:table-cell office:value-type="float" office:value="0.95947861671448" calcext:value-type="float">
            <text:p>0,95947861671448</text:p>
          </table:table-cell>
          <table:table-cell office:value-type="float" office:value="83.758950233459" calcext:value-type="float">
            <text:p>83,758950233459</text:p>
          </table:table-cell>
          <table:table-cell office:value-type="float" office:value="10" calcext:value-type="float">
            <text:p>10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47</text:p>
          </table:table-cell>
          <table:table-cell office:value-type="float" office:value="3.8686788082123" calcext:value-type="float">
            <text:p>3,8686788082123</text:p>
          </table:table-cell>
          <table:table-cell office:value-type="float" office:value="-0.56053131818771" calcext:value-type="float">
            <text:p>-0,56053131818771</text:p>
          </table:table-cell>
          <table:table-cell office:value-type="float" office:value="10.021941582109" calcext:value-type="float">
            <text:p>10,021941582109</text:p>
          </table:table-cell>
          <table:table-cell office:value-type="float" office:value="10" calcext:value-type="float">
            <text:p>10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58</text:p>
          </table:table-cell>
          <table:table-cell office:value-type="float" office:value="7.2499996423721" calcext:value-type="float">
            <text:p>7,2499996423721</text:p>
          </table:table-cell>
          <table:table-cell office:value-type="float" office:value="1.4905598759651" calcext:value-type="float">
            <text:p>1,4905598759651</text:p>
          </table:table-cell>
          <table:table-cell office:value-type="float" office:value="-117.38132519327" calcext:value-type="float">
            <text:p>-117,38132519327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69</text:p>
          </table:table-cell>
          <table:table-cell office:value-type="float" office:value="10.014615058899" calcext:value-type="float">
            <text:p>10,014615058899</text:p>
          </table:table-cell>
          <table:table-cell office:value-type="float" office:value="0.61687223613262" calcext:value-type="float">
            <text:p>0,61687223613262</text:p>
          </table:table-cell>
          <table:table-cell office:value-type="float" office:value="132.56667374046" calcext:value-type="float">
            <text:p>132,56667374046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80</text:p>
          </table:table-cell>
          <table:table-cell office:value-type="float" office:value="-0.97449526190758" calcext:value-type="float">
            <text:p>-0,97449526190758</text:p>
          </table:table-cell>
          <table:table-cell office:value-type="float" office:value="1.2544627487659" calcext:value-type="float">
            <text:p>1,2544627487659</text:p>
          </table:table-cell>
          <table:table-cell office:value-type="float" office:value="-66.965232988831" calcext:value-type="float">
            <text:p>-66,965232988831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91</text:p>
          </table:table-cell>
          <table:table-cell office:value-type="float" office:value="2.2208786010742" calcext:value-type="float">
            <text:p>2,2208786010742</text:p>
          </table:table-cell>
          <table:table-cell office:value-type="float" office:value="4.9272245168686" calcext:value-type="float">
            <text:p>4,9272245168686</text:p>
          </table:table-cell>
          <table:table-cell office:value-type="float" office:value="-121.0113346197" calcext:value-type="float">
            <text:p>-121,0113346197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02</text:p>
          </table:table-cell>
          <table:table-cell office:value-type="float" office:value="0.81836864352226" calcext:value-type="float">
            <text:p>0,81836864352226</text:p>
          </table:table-cell>
          <table:table-cell office:value-type="float" office:value="-0.41616711765528" calcext:value-type="float">
            <text:p>-0,41616711765528</text:p>
          </table:table-cell>
          <table:table-cell office:value-type="float" office:value="114.61811688296" calcext:value-type="float">
            <text:p>114,61811688296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13</text:p>
          </table:table-cell>
          <table:table-cell office:value-type="float" office:value="3.9329546689987" calcext:value-type="float">
            <text:p>3,9329546689987</text:p>
          </table:table-cell>
          <table:table-cell office:value-type="float" office:value="0.17504403367639" calcext:value-type="float">
            <text:p>0,17504403367639</text:p>
          </table:table-cell>
          <table:table-cell office:value-type="float" office:value="12.31944579987" calcext:value-type="float">
            <text:p>12,31944579987</text:p>
          </table:table-cell>
          <table:table-cell office:value-type="float" office:value="10" calcext:value-type="float">
            <text:p>10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24</text:p>
          </table:table-cell>
          <table:table-cell office:value-type="float" office:value="5.2663940191269" calcext:value-type="float">
            <text:p>5,2663940191269</text:p>
          </table:table-cell>
          <table:table-cell office:value-type="float" office:value="-0.58093570172787" calcext:value-type="float">
            <text:p>-0,58093570172787</text:p>
          </table:table-cell>
          <table:table-cell office:value-type="float" office:value="-1.2407998204421" calcext:value-type="float">
            <text:p>-1,2407998204421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35</text:p>
          </table:table-cell>
          <table:table-cell office:value-type="float" office:value="1.0188513994217" calcext:value-type="float">
            <text:p>1,0188513994217</text:p>
          </table:table-cell>
          <table:table-cell office:value-type="float" office:value="2.9578429460526" calcext:value-type="float">
            <text:p>2,9578429460526</text:p>
          </table:table-cell>
          <table:table-cell office:value-type="float" office:value="-161.00937849397" calcext:value-type="float">
            <text:p>-161,00937849397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46</text:p>
          </table:table-cell>
          <table:table-cell office:value-type="float" office:value="9.792143702507" calcext:value-type="float">
            <text:p>9,792143702507</text:p>
          </table:table-cell>
          <table:table-cell office:value-type="float" office:value="0.49442503601313" calcext:value-type="float">
            <text:p>0,49442503601313</text:p>
          </table:table-cell>
          <table:table-cell office:value-type="float" office:value="143.88414704876" calcext:value-type="float">
            <text:p>143,88414704876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57</text:p>
          </table:table-cell>
          <table:table-cell office:value-type="float" office:value="-1.58326998353" calcext:value-type="float">
            <text:p>-1,58326998353</text:p>
          </table:table-cell>
          <table:table-cell office:value-type="float" office:value="4.977413713932" calcext:value-type="float">
            <text:p>4,977413713932</text:p>
          </table:table-cell>
          <table:table-cell office:value-type="float" office:value="-35.47493743289" calcext:value-type="float">
            <text:p>-35,47493743289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68</text:p>
          </table:table-cell>
          <table:table-cell office:value-type="float" office:value="2.5368565320969" calcext:value-type="float">
            <text:p>2,5368565320969</text:p>
          </table:table-cell>
          <table:table-cell office:value-type="float" office:value="2.8636771440506" calcext:value-type="float">
            <text:p>2,8636771440506</text:p>
          </table:table-cell>
          <table:table-cell office:value-type="float" office:value="156.48575952858" calcext:value-type="float">
            <text:p>156,48575952858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79</text:p>
          </table:table-cell>
          <table:table-cell office:value-type="float" office:value="0.051073706708848" calcext:value-type="float">
            <text:p>0,051073706708848</text:p>
          </table:table-cell>
          <table:table-cell office:value-type="float" office:value="5.6693518161774" calcext:value-type="float">
            <text:p>5,6693518161774</text:p>
          </table:table-cell>
          <table:table-cell office:value-type="float" office:value="42.173937247817" calcext:value-type="float">
            <text:p>42,173937247817</text:p>
          </table:table-cell>
          <table:table-cell office:value-type="float" office:value="10" calcext:value-type="float">
            <text:p>1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90</text:p>
          </table:table-cell>
          <table:table-cell office:value-type="float" office:value="3.9694187045097" calcext:value-type="float">
            <text:p>3,9694187045097</text:p>
          </table:table-cell>
          <table:table-cell office:value-type="float" office:value="0.72922304272652" calcext:value-type="float">
            <text:p>0,72922304272652</text:p>
          </table:table-cell>
          <table:table-cell office:value-type="float" office:value="-85.078446728409" calcext:value-type="float">
            <text:p>-85,078446728409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01</text:p>
          </table:table-cell>
          <table:table-cell office:value-type="float" office:value="3.9749798178673" calcext:value-type="float">
            <text:p>3,9749798178673</text:p>
          </table:table-cell>
          <table:table-cell office:value-type="float" office:value="4.1259169578552" calcext:value-type="float">
            <text:p>4,1259169578552</text:p>
          </table:table-cell>
          <table:table-cell office:value-type="float" office:value="26.124193030558" calcext:value-type="float">
            <text:p>26,124193030558</text:p>
          </table:table-cell>
          <table:table-cell office:value-type="float" office:value="10" calcext:value-type="float">
            <text:p>1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12</text:p>
          </table:table-cell>
          <table:table-cell office:value-type="float" office:value="5.4006940126419" calcext:value-type="float">
            <text:p>5,4006940126419</text:p>
          </table:table-cell>
          <table:table-cell office:value-type="float" office:value="3.596562743187" calcext:value-type="float">
            <text:p>3,596562743187</text:p>
          </table:table-cell>
          <table:table-cell office:value-type="float" office:value="27.109826256515" calcext:value-type="float">
            <text:p>27,109826256515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23</text:p>
          </table:table-cell>
          <table:table-cell office:value-type="float" office:value="8.5141736268997" calcext:value-type="float">
            <text:p>8,5141736268997</text:p>
          </table:table-cell>
          <table:table-cell office:value-type="float" office:value="3.5706415772438" calcext:value-type="float">
            <text:p>3,5706415772438</text:p>
          </table:table-cell>
          <table:table-cell office:value-type="float" office:value="-75.120945644986" calcext:value-type="float">
            <text:p>-75,120945644986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34</text:p>
          </table:table-cell>
          <table:table-cell office:value-type="float" office:value="-0.17750829458237" calcext:value-type="float">
            <text:p>-0,17750829458237</text:p>
          </table:table-cell>
          <table:table-cell office:value-type="float" office:value="3.557376563549" calcext:value-type="float">
            <text:p>3,557376563549</text:p>
          </table:table-cell>
          <table:table-cell office:value-type="float" office:value="139.34046447657" calcext:value-type="float">
            <text:p>139,34046447657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45</text:p>
          </table:table-cell>
          <table:table-cell office:value-type="float" office:value="-0.092353029176593" calcext:value-type="float">
            <text:p>-0,092353029176593</text:p>
          </table:table-cell>
          <table:table-cell office:value-type="float" office:value="1.2415274232626" calcext:value-type="float">
            <text:p>1,2415274232626</text:p>
          </table:table-cell>
          <table:table-cell office:value-type="float" office:value="14.903364667467" calcext:value-type="float">
            <text:p>14,903364667467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56</text:p>
          </table:table-cell>
          <table:table-cell office:value-type="float" office:value="-1.1328347027302" calcext:value-type="float">
            <text:p>-1,1328347027302</text:p>
          </table:table-cell>
          <table:table-cell office:value-type="float" office:value="8.9892780780792" calcext:value-type="float">
            <text:p>8,9892780780792</text:p>
          </table:table-cell>
          <table:table-cell office:value-type="float" office:value="-174.33824205095" calcext:value-type="float">
            <text:p>-174,3382420509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67</text:p>
          </table:table-cell>
          <table:table-cell office:value-type="float" office:value="3.6741405725479" calcext:value-type="float">
            <text:p>3,6741405725479</text:p>
          </table:table-cell>
          <table:table-cell office:value-type="float" office:value="4.2664223909378" calcext:value-type="float">
            <text:p>4,2664223909378</text:p>
          </table:table-cell>
          <table:table-cell office:value-type="float" office:value="42.100290963604" calcext:value-type="float">
            <text:p>42,100290963604</text:p>
          </table:table-cell>
          <table:table-cell office:value-type="float" office:value="10" calcext:value-type="float">
            <text:p>1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78</text:p>
          </table:table-cell>
          <table:table-cell office:value-type="float" office:value="5.3217858076096" calcext:value-type="float">
            <text:p>5,3217858076096</text:p>
          </table:table-cell>
          <table:table-cell office:value-type="float" office:value="6.9879078865051" calcext:value-type="float">
            <text:p>6,9879078865051</text:p>
          </table:table-cell>
          <table:table-cell office:value-type="float" office:value="-1.8073982161701" calcext:value-type="float">
            <text:p>-1,8073982161701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89</text:p>
          </table:table-cell>
          <table:table-cell office:value-type="float" office:value="6.5739858150482" calcext:value-type="float">
            <text:p>6,5739858150482</text:p>
          </table:table-cell>
          <table:table-cell office:value-type="float" office:value="4.4693359732628" calcext:value-type="float">
            <text:p>4,4693359732628</text:p>
          </table:table-cell>
          <table:table-cell office:value-type="float" office:value="77.667909822646" calcext:value-type="float">
            <text:p>77,667909822646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00</text:p>
          </table:table-cell>
          <table:table-cell office:value-type="float" office:value="8.1340599060059" calcext:value-type="float">
            <text:p>8,1340599060059</text:p>
          </table:table-cell>
          <table:table-cell office:value-type="float" office:value="3.9109236001968" calcext:value-type="float">
            <text:p>3,9109236001968</text:p>
          </table:table-cell>
          <table:table-cell office:value-type="float" office:value="-39.662596906067" calcext:value-type="float">
            <text:p>-39,662596906067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11</text:p>
          </table:table-cell>
          <table:table-cell office:value-type="float" office:value="-1.5850088000298" calcext:value-type="float">
            <text:p>-1,5850088000298</text:p>
          </table:table-cell>
          <table:table-cell office:value-type="float" office:value="6.7616808414459" calcext:value-type="float">
            <text:p>6,7616808414459</text:p>
          </table:table-cell>
          <table:table-cell office:value-type="float" office:value="-11.441703150227" calcext:value-type="float">
            <text:p>-11,441703150227</text:p>
          </table:table-cell>
          <table:table-cell office:value-type="float" office:value="11" calcext:value-type="float">
            <text:p>1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22</text:p>
          </table:table-cell>
          <table:table-cell office:value-type="float" office:value="0.71981370449066" calcext:value-type="float">
            <text:p>0,71981370449066</text:p>
          </table:table-cell>
          <table:table-cell office:value-type="float" office:value="3.9758270978928" calcext:value-type="float">
            <text:p>3,9758270978928</text:p>
          </table:table-cell>
          <table:table-cell office:value-type="float" office:value="-115.72784071515" calcext:value-type="float">
            <text:p>-115,72784071515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33</text:p>
          </table:table-cell>
          <table:table-cell office:value-type="float" office:value="1.5558502078056" calcext:value-type="float">
            <text:p>1,5558502078056</text:p>
          </table:table-cell>
          <table:table-cell office:value-type="float" office:value="8.5727834701538" calcext:value-type="float">
            <text:p>8,5727834701538</text:p>
          </table:table-cell>
          <table:table-cell office:value-type="float" office:value="-178.1062639443" calcext:value-type="float">
            <text:p>-178,1062639443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44</text:p>
          </table:table-cell>
          <table:table-cell office:value-type="float" office:value="1.5583775937557" calcext:value-type="float">
            <text:p>1,5583775937557</text:p>
          </table:table-cell>
          <table:table-cell office:value-type="float" office:value="5.5865222215652" calcext:value-type="float">
            <text:p>5,5865222215652</text:p>
          </table:table-cell>
          <table:table-cell office:value-type="float" office:value="140.05713705804" calcext:value-type="float">
            <text:p>140,05713705804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55</text:p>
          </table:table-cell>
          <table:table-cell office:value-type="float" office:value="5.258983373642" calcext:value-type="float">
            <text:p>5,258983373642</text:p>
          </table:table-cell>
          <table:table-cell office:value-type="float" office:value="5.0982123613358" calcext:value-type="float">
            <text:p>5,0982123613358</text:p>
          </table:table-cell>
          <table:table-cell office:value-type="float" office:value="26.733442286777" calcext:value-type="float">
            <text:p>26,733442286777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66</text:p>
          </table:table-cell>
          <table:table-cell office:value-type="float" office:value="6.2609803676605" calcext:value-type="float">
            <text:p>6,2609803676605</text:p>
          </table:table-cell>
          <table:table-cell office:value-type="float" office:value="3.2137221097946" calcext:value-type="float">
            <text:p>3,2137221097946</text:p>
          </table:table-cell>
          <table:table-cell office:value-type="float" office:value="30.294836706417" calcext:value-type="float">
            <text:p>30,294836706417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77</text:p>
          </table:table-cell>
          <table:table-cell office:value-type="float" office:value="9.2879569530487" calcext:value-type="float">
            <text:p>9,2879569530487</text:p>
          </table:table-cell>
          <table:table-cell office:value-type="float" office:value="6.1584055423737" calcext:value-type="float">
            <text:p>6,1584055423737</text:p>
          </table:table-cell>
          <table:table-cell office:value-type="float" office:value="88.685269568376" calcext:value-type="float">
            <text:p>88,685269568376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88</text:p>
          </table:table-cell>
          <table:table-cell office:value-type="float" office:value="-1.58501714468" calcext:value-type="float">
            <text:p>-1,58501714468</text:p>
          </table:table-cell>
          <table:table-cell office:value-type="float" office:value="6.3327729701996" calcext:value-type="float">
            <text:p>6,3327729701996</text:p>
          </table:table-cell>
          <table:table-cell office:value-type="float" office:value="13.425045522155" calcext:value-type="float">
            <text:p>13,425045522155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99</text:p>
          </table:table-cell>
          <table:table-cell office:value-type="float" office:value="2.5753909349442" calcext:value-type="float">
            <text:p>2,5753909349442</text:p>
          </table:table-cell>
          <table:table-cell office:value-type="float" office:value="6.3112819194794" calcext:value-type="float">
            <text:p>6,3112819194794</text:p>
          </table:table-cell>
          <table:table-cell office:value-type="float" office:value="93.647520253613" calcext:value-type="float">
            <text:p>93,647520253613</text:p>
          </table:table-cell>
          <table:table-cell office:value-type="float" office:value="10" calcext:value-type="float">
            <text:p>1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10</text:p>
          </table:table-cell>
          <table:table-cell office:value-type="float" office:value="3.3684867620468" calcext:value-type="float">
            <text:p>3,3684867620468</text:p>
          </table:table-cell>
          <table:table-cell office:value-type="float" office:value="6.5693414211273" calcext:value-type="float">
            <text:p>6,5693414211273</text:p>
          </table:table-cell>
          <table:table-cell office:value-type="float" office:value="-160.34629542357" calcext:value-type="float">
            <text:p>-160,34629542357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21</text:p>
          </table:table-cell>
          <table:table-cell office:value-type="float" office:value="2.0089547336102" calcext:value-type="float">
            <text:p>2,0089547336102</text:p>
          </table:table-cell>
          <table:table-cell office:value-type="float" office:value="8.1877583265305" calcext:value-type="float">
            <text:p>8,1877583265305</text:p>
          </table:table-cell>
          <table:table-cell office:value-type="float" office:value="48.128184998871" calcext:value-type="float">
            <text:p>48,128184998871</text:p>
          </table:table-cell>
          <table:table-cell office:value-type="float" office:value="10" calcext:value-type="float">
            <text:p>1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32</text:p>
          </table:table-cell>
          <table:table-cell office:value-type="float" office:value="5.3856605291367" calcext:value-type="float">
            <text:p>5,3856605291367</text:p>
          </table:table-cell>
          <table:table-cell office:value-type="float" office:value="8.4268176555634" calcext:value-type="float">
            <text:p>8,4268176555634</text:p>
          </table:table-cell>
          <table:table-cell office:value-type="float" office:value="13.004085630368" calcext:value-type="float">
            <text:p>13,004085630368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43</text:p>
          </table:table-cell>
          <table:table-cell office:value-type="float" office:value="7.636022567749" calcext:value-type="float">
            <text:p>7,636022567749</text:p>
          </table:table-cell>
          <table:table-cell office:value-type="float" office:value="8.1477910280228" calcext:value-type="float">
            <text:p>8,1477910280228</text:p>
          </table:table-cell>
          <table:table-cell office:value-type="float" office:value="43.886727588192" calcext:value-type="float">
            <text:p>43,88672758819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54</text:p>
          </table:table-cell>
          <table:table-cell office:value-type="float" office:value="9.5370233058929" calcext:value-type="float">
            <text:p>9,5370233058929</text:p>
          </table:table-cell>
          <table:table-cell office:value-type="float" office:value="10.122041702271" calcext:value-type="float">
            <text:p>10,122041702271</text:p>
          </table:table-cell>
          <table:table-cell office:value-type="float" office:value="-100.23250397603" calcext:value-type="float">
            <text:p>-100,2325039760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65</text:p>
          </table:table-cell>
          <table:table-cell office:value-type="float" office:value="2.0706856250763" calcext:value-type="float">
            <text:p>2,0706856250763</text:p>
          </table:table-cell>
          <table:table-cell office:value-type="float" office:value="10.028902292252" calcext:value-type="float">
            <text:p>10,028902292252</text:p>
          </table:table-cell>
          <table:table-cell office:value-type="float" office:value="110.04358719868" calcext:value-type="float">
            <text:p>110,04358719868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76</text:p>
          </table:table-cell>
          <table:table-cell office:value-type="float" office:value="0.60951877385378" calcext:value-type="float">
            <text:p>0,60951877385378</text:p>
          </table:table-cell>
          <table:table-cell office:value-type="float" office:value="5.9434258937836" calcext:value-type="float">
            <text:p>5,9434258937836</text:p>
          </table:table-cell>
          <table:table-cell office:value-type="float" office:value="-36.753134742664" calcext:value-type="float">
            <text:p>-36,753134742664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87</text:p>
          </table:table-cell>
          <table:table-cell office:value-type="float" office:value="2.6099115610123" calcext:value-type="float">
            <text:p>2,6099115610123</text:p>
          </table:table-cell>
          <table:table-cell office:value-type="float" office:value="8.322252035141" calcext:value-type="float">
            <text:p>8,322252035141</text:p>
          </table:table-cell>
          <table:table-cell office:value-type="float" office:value="-175.51248240623" calcext:value-type="float">
            <text:p>-175,51248240623</text:p>
          </table:table-cell>
          <table:table-cell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98</text:p>
          </table:table-cell>
          <table:table-cell office:value-type="float" office:value="2.4436065554619" calcext:value-type="float">
            <text:p>2,4436065554619</text:p>
          </table:table-cell>
          <table:table-cell office:value-type="float" office:value="9.8925942182541" calcext:value-type="float">
            <text:p>9,8925942182541</text:p>
          </table:table-cell>
          <table:table-cell office:value-type="float" office:value="32.440269069307" calcext:value-type="float">
            <text:p>32,440269069307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309</text:p>
          </table:table-cell>
          <table:table-cell office:value-type="float" office:value="7.2836655378342" calcext:value-type="float">
            <text:p>7,2836655378342</text:p>
          </table:table-cell>
          <table:table-cell office:value-type="float" office:value="9.4750654697418" calcext:value-type="float">
            <text:p>9,4750654697418</text:p>
          </table:table-cell>
          <table:table-cell office:value-type="float" office:value="123.40539579938" calcext:value-type="float">
            <text:p>123,40539579938</text:p>
          </table:table-cell>
          <table:table-cell office:value-type="float" office:value="11" calcext:value-type="float">
            <text:p>1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320</text:p>
          </table:table-cell>
          <table:table-cell office:value-type="float" office:value="6.976283788681" calcext:value-type="float">
            <text:p>6,976283788681</text:p>
          </table:table-cell>
          <table:table-cell office:value-type="float" office:value="9.5971840620041" calcext:value-type="float">
            <text:p>9,5971840620041</text:p>
          </table:table-cell>
          <table:table-cell office:value-type="float" office:value="134.81229429792" calcext:value-type="float">
            <text:p>134,81229429792</text:p>
          </table:table-cell>
          <table:table-cell office:value-type="float" office:value="11" calcext:value-type="float">
            <text:p>1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331</text:p>
          </table:table-cell>
          <table:table-cell office:value-type="float" office:value="7.8018522262573" calcext:value-type="float">
            <text:p>7,8018522262573</text:p>
          </table:table-cell>
          <table:table-cell office:value-type="float" office:value="9.8057919740677" calcext:value-type="float">
            <text:p>9,8057919740677</text:p>
          </table:table-cell>
          <table:table-cell office:value-type="float" office:value="-7.1116307643568" calcext:value-type="float">
            <text:p>-7,1116307643568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342</text:p>
          </table:table-cell>
          <table:table-cell office:value-type="float" office:value="1.0845389217138" calcext:value-type="float">
            <text:p>1,0845389217138</text:p>
          </table:table-cell>
          <table:table-cell office:value-type="float" office:value="10.936707258224" calcext:value-type="float">
            <text:p>10,936707258224</text:p>
          </table:table-cell>
          <table:table-cell office:value-type="float" office:value="45.155241610898" calcext:value-type="float">
            <text:p>45,15524161089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353</text:p>
          </table:table-cell>
          <table:table-cell office:value-type="float" office:value="3.7653040885925" calcext:value-type="float">
            <text:p>3,7653040885925</text:p>
          </table:table-cell>
          <table:table-cell office:value-type="float" office:value="10.758540630341" calcext:value-type="float">
            <text:p>10,758540630341</text:p>
          </table:table-cell>
          <table:table-cell office:value-type="float" office:value="-154.68270004175" calcext:value-type="float">
            <text:p>-154,68270004175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5</text:p>
          </table:table-cell>
          <table:table-cell office:value-type="float" office:value="2.144949734211" calcext:value-type="float">
            <text:p>2,144949734211</text:p>
          </table:table-cell>
          <table:table-cell office:value-type="float" office:value="-0.34344132989645" calcext:value-type="float">
            <text:p>-0,34344132989645</text:p>
          </table:table-cell>
          <table:table-cell office:value-type="float" office:value="-74.226591237791" calcext:value-type="float">
            <text:p>-74,226591237791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14</text:p>
          </table:table-cell>
          <table:table-cell office:value-type="float" office:value="3.0318883061409" calcext:value-type="float">
            <text:p>3,0318883061409</text:p>
          </table:table-cell>
          <table:table-cell office:value-type="float" office:value="2.051258534193" calcext:value-type="float">
            <text:p>2,051258534193</text:p>
          </table:table-cell>
          <table:table-cell office:value-type="float" office:value="-164.70555135399" calcext:value-type="float">
            <text:p>-164,70555135399</text:p>
          </table:table-cell>
          <table:table-cell office:value-type="float" office:value="10" calcext:value-type="float">
            <text:p>1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25</text:p>
          </table:table-cell>
          <table:table-cell office:value-type="float" office:value="4.0027847886086" calcext:value-type="float">
            <text:p>4,0027847886086</text:p>
          </table:table-cell>
          <table:table-cell office:value-type="float" office:value="-0.43111633509398" calcext:value-type="float">
            <text:p>-0,43111633509398</text:p>
          </table:table-cell>
          <table:table-cell office:value-type="float" office:value="-26.231720569027" calcext:value-type="float">
            <text:p>-26,231720569027</text:p>
          </table:table-cell>
          <table:table-cell office:value-type="float" office:value="10" calcext:value-type="float">
            <text:p>1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36</text:p>
          </table:table-cell>
          <table:table-cell office:value-type="float" office:value="3.7592539191246" calcext:value-type="float">
            <text:p>3,7592539191246</text:p>
          </table:table-cell>
          <table:table-cell office:value-type="float" office:value="0.89840218424797" calcext:value-type="float">
            <text:p>0,89840218424797</text:p>
          </table:table-cell>
          <table:table-cell office:value-type="float" office:value="104.52330719893" calcext:value-type="float">
            <text:p>104,52330719893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47</text:p>
          </table:table-cell>
          <table:table-cell office:value-type="float" office:value="3.7126529216766" calcext:value-type="float">
            <text:p>3,7126529216766</text:p>
          </table:table-cell>
          <table:table-cell office:value-type="float" office:value="-0.31883485615253" calcext:value-type="float">
            <text:p>-0,31883485615253</text:p>
          </table:table-cell>
          <table:table-cell office:value-type="float" office:value="-63.418942651931" calcext:value-type="float">
            <text:p>-63,418942651931</text:p>
          </table:table-cell>
          <table:table-cell office:value-type="float" office:value="10" calcext:value-type="float">
            <text:p>1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58</text:p>
          </table:table-cell>
          <table:table-cell office:value-type="float" office:value="7.3761528730392" calcext:value-type="float">
            <text:p>7,3761528730392</text:p>
          </table:table-cell>
          <table:table-cell office:value-type="float" office:value="1.8186110258102" calcext:value-type="float">
            <text:p>1,8186110258102</text:p>
          </table:table-cell>
          <table:table-cell office:value-type="float" office:value="-107.95045962" calcext:value-type="float">
            <text:p>-107,95045962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69</text:p>
          </table:table-cell>
          <table:table-cell office:value-type="float" office:value="10.041630268097" calcext:value-type="float">
            <text:p>10,041630268097</text:p>
          </table:table-cell>
          <table:table-cell office:value-type="float" office:value="0.63598722219467" calcext:value-type="float">
            <text:p>0,63598722219467</text:p>
          </table:table-cell>
          <table:table-cell office:value-type="float" office:value="113.36684758496" calcext:value-type="float">
            <text:p>113,36684758496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80</text:p>
          </table:table-cell>
          <table:table-cell office:value-type="float" office:value="-1.057366579771" calcext:value-type="float">
            <text:p>-1,057366579771</text:p>
          </table:table-cell>
          <table:table-cell office:value-type="float" office:value="1.379711329937" calcext:value-type="float">
            <text:p>1,379711329937</text:p>
          </table:table-cell>
          <table:table-cell office:value-type="float" office:value="-59.363476789681" calcext:value-type="float">
            <text:p>-59,363476789681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91</text:p>
          </table:table-cell>
          <table:table-cell office:value-type="float" office:value="2.4575254321098" calcext:value-type="float">
            <text:p>2,4575254321098</text:p>
          </table:table-cell>
          <table:table-cell office:value-type="float" office:value="5.2128779888153" calcext:value-type="float">
            <text:p>5,2128779888153</text:p>
          </table:table-cell>
          <table:table-cell office:value-type="float" office:value="-132.52833694409" calcext:value-type="float">
            <text:p>-132,52833694409</text:p>
          </table:table-cell>
          <table:table-cell office:value-type="float" office:value="10" calcext:value-type="float">
            <text:p>1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02</text:p>
          </table:table-cell>
          <table:table-cell office:value-type="float" office:value="0.98273210227489" calcext:value-type="float">
            <text:p>0,98273210227489</text:p>
          </table:table-cell>
          <table:table-cell office:value-type="float" office:value="-0.51338501274586" calcext:value-type="float">
            <text:p>-0,51338501274586</text:p>
          </table:table-cell>
          <table:table-cell office:value-type="float" office:value="148.87891909119" calcext:value-type="float">
            <text:p>148,87891909119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13</text:p>
          </table:table-cell>
          <table:table-cell office:value-type="float" office:value="3.7592592835426" calcext:value-type="float">
            <text:p>3,7592592835426</text:p>
          </table:table-cell>
          <table:table-cell office:value-type="float" office:value="0.078621413558722" calcext:value-type="float">
            <text:p>0,078621413558722</text:p>
          </table:table-cell>
          <table:table-cell office:value-type="float" office:value="-18.417683756276" calcext:value-type="float">
            <text:p>-18,417683756276</text:p>
          </table:table-cell>
          <table:table-cell office:value-type="float" office:value="10" calcext:value-type="float">
            <text:p>10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24</text:p>
          </table:table-cell>
          <table:table-cell office:value-type="float" office:value="4.8882254958153" calcext:value-type="float">
            <text:p>4,8882254958153</text:p>
          </table:table-cell>
          <table:table-cell office:value-type="float" office:value="-0.54177682846785" calcext:value-type="float">
            <text:p>-0,54177682846785</text:p>
          </table:table-cell>
          <table:table-cell office:value-type="float" office:value="-7.5549200461928" calcext:value-type="float">
            <text:p>-7,5549200461928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35</text:p>
          </table:table-cell>
          <table:table-cell office:value-type="float" office:value="1.3954293727875" calcext:value-type="float">
            <text:p>1,3954293727875</text:p>
          </table:table-cell>
          <table:table-cell office:value-type="float" office:value="3.0872264504433" calcext:value-type="float">
            <text:p>3,0872264504433</text:p>
          </table:table-cell>
          <table:table-cell office:value-type="float" office:value="-160.98950622947" calcext:value-type="float">
            <text:p>-160,98950622947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46</text:p>
          </table:table-cell>
          <table:table-cell office:value-type="float" office:value="9.8586452007294" calcext:value-type="float">
            <text:p>9,8586452007294</text:p>
          </table:table-cell>
          <table:table-cell office:value-type="float" office:value="0.55677969008684" calcext:value-type="float">
            <text:p>0,55677969008684</text:p>
          </table:table-cell>
          <table:table-cell office:value-type="float" office:value="130.02294188092" calcext:value-type="float">
            <text:p>130,02294188092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57</text:p>
          </table:table-cell>
          <table:table-cell office:value-type="float" office:value="-1.5850308537483" calcext:value-type="float">
            <text:p>-1,5850308537483</text:p>
          </table:table-cell>
          <table:table-cell office:value-type="float" office:value="5.1791054010391" calcext:value-type="float">
            <text:p>5,1791054010391</text:p>
          </table:table-cell>
          <table:table-cell office:value-type="float" office:value="-34.018624360394" calcext:value-type="float">
            <text:p>-34,018624360394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68</text:p>
          </table:table-cell>
          <table:table-cell office:value-type="float" office:value="2.9018017649651" calcext:value-type="float">
            <text:p>2,9018017649651</text:p>
          </table:table-cell>
          <table:table-cell office:value-type="float" office:value="2.7046200633049" calcext:value-type="float">
            <text:p>2,7046200633049</text:p>
          </table:table-cell>
          <table:table-cell office:value-type="float" office:value="156.43031126375" calcext:value-type="float">
            <text:p>156,43031126375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79</text:p>
          </table:table-cell>
          <table:table-cell office:value-type="float" office:value="0.058743827976286" calcext:value-type="float">
            <text:p>0,058743827976286</text:p>
          </table:table-cell>
          <table:table-cell office:value-type="float" office:value="5.346971154213" calcext:value-type="float">
            <text:p>5,346971154213</text:p>
          </table:table-cell>
          <table:table-cell office:value-type="float" office:value="86.003996764019" calcext:value-type="float">
            <text:p>86,003996764019</text:p>
          </table:table-cell>
          <table:table-cell office:value-type="float" office:value="10" calcext:value-type="float">
            <text:p>1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90</text:p>
          </table:table-cell>
          <table:table-cell office:value-type="float" office:value="3.9828842878342" calcext:value-type="float">
            <text:p>3,9828842878342</text:p>
          </table:table-cell>
          <table:table-cell office:value-type="float" office:value="0.91606065630913" calcext:value-type="float">
            <text:p>0,91606065630913</text:p>
          </table:table-cell>
          <table:table-cell office:value-type="float" office:value="-40.982195905819" calcext:value-type="float">
            <text:p>-40,982195905819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01</text:p>
          </table:table-cell>
          <table:table-cell office:value-type="float" office:value="4.0584826469421" calcext:value-type="float">
            <text:p>4,0584826469421</text:p>
          </table:table-cell>
          <table:table-cell office:value-type="float" office:value="3.9121720194817" calcext:value-type="float">
            <text:p>3,9121720194817</text:p>
          </table:table-cell>
          <table:table-cell office:value-type="float" office:value="119.25046610984" calcext:value-type="float">
            <text:p>119,25046610984</text:p>
          </table:table-cell>
          <table:table-cell office:value-type="float" office:value="10" calcext:value-type="float">
            <text:p>10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12</text:p>
          </table:table-cell>
          <table:table-cell office:value-type="float" office:value="5.3299736976624" calcext:value-type="float">
            <text:p>5,3299736976624</text:p>
          </table:table-cell>
          <table:table-cell office:value-type="float" office:value="3.3312594890594" calcext:value-type="float">
            <text:p>3,3312594890594</text:p>
          </table:table-cell>
          <table:table-cell office:value-type="float" office:value="84.739784526218" calcext:value-type="float">
            <text:p>84,739784526218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23</text:p>
          </table:table-cell>
          <table:table-cell office:value-type="float" office:value="8.2892525196075" calcext:value-type="float">
            <text:p>8,2892525196075</text:p>
          </table:table-cell>
          <table:table-cell office:value-type="float" office:value="3.5464292764664" calcext:value-type="float">
            <text:p>3,5464292764664</text:p>
          </table:table-cell>
          <table:table-cell office:value-type="float" office:value="14.192977338839" calcext:value-type="float">
            <text:p>14,192977338839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34</text:p>
          </table:table-cell>
          <table:table-cell office:value-type="float" office:value="0.03681693226099" calcext:value-type="float">
            <text:p>0,03681693226099</text:p>
          </table:table-cell>
          <table:table-cell office:value-type="float" office:value="3.3056128025055" calcext:value-type="float">
            <text:p>3,3056128025055</text:p>
          </table:table-cell>
          <table:table-cell office:value-type="float" office:value="126.50365130917" calcext:value-type="float">
            <text:p>126,50365130917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45</text:p>
          </table:table-cell>
          <table:table-cell office:value-type="float" office:value="-0.33726550638676" calcext:value-type="float">
            <text:p>-0,33726550638676</text:p>
          </table:table-cell>
          <table:table-cell office:value-type="float" office:value="1.1064970493317" calcext:value-type="float">
            <text:p>1,1064970493317</text:p>
          </table:table-cell>
          <table:table-cell office:value-type="float" office:value="35.01889698065" calcext:value-type="float">
            <text:p>35,01889698065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56</text:p>
          </table:table-cell>
          <table:table-cell office:value-type="float" office:value="-0.95262162387371" calcext:value-type="float">
            <text:p>-0,95262162387371</text:p>
          </table:table-cell>
          <table:table-cell office:value-type="float" office:value="9.079754948616" calcext:value-type="float">
            <text:p>9,079754948616</text:p>
          </table:table-cell>
          <table:table-cell office:value-type="float" office:value="-157.15672863517" calcext:value-type="float">
            <text:p>-157,15672863517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67</text:p>
          </table:table-cell>
          <table:table-cell office:value-type="float" office:value="3.7730565667152" calcext:value-type="float">
            <text:p>3,7730565667152</text:p>
          </table:table-cell>
          <table:table-cell office:value-type="float" office:value="4.0795260667801" calcext:value-type="float">
            <text:p>4,0795260667801</text:p>
          </table:table-cell>
          <table:table-cell office:value-type="float" office:value="128.98458189266" calcext:value-type="float">
            <text:p>128,98458189266</text:p>
          </table:table-cell>
          <table:table-cell office:value-type="float" office:value="10" calcext:value-type="float">
            <text:p>1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78</text:p>
          </table:table-cell>
          <table:table-cell office:value-type="float" office:value="4.9834242463112" calcext:value-type="float">
            <text:p>4,9834242463112</text:p>
          </table:table-cell>
          <table:table-cell office:value-type="float" office:value="6.9141232967377" calcext:value-type="float">
            <text:p>6,9141232967377</text:p>
          </table:table-cell>
          <table:table-cell office:value-type="float" office:value="20.174204354074" calcext:value-type="float">
            <text:p>20,174204354074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89</text:p>
          </table:table-cell>
          <table:table-cell office:value-type="float" office:value="6.3951826095581" calcext:value-type="float">
            <text:p>6,3951826095581</text:p>
          </table:table-cell>
          <table:table-cell office:value-type="float" office:value="4.2398795485497" calcext:value-type="float">
            <text:p>4,2398795485497</text:p>
          </table:table-cell>
          <table:table-cell office:value-type="float" office:value="46.363106958426" calcext:value-type="float">
            <text:p>46,363106958426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00</text:p>
          </table:table-cell>
          <table:table-cell office:value-type="float" office:value="7.9448848962784" calcext:value-type="float">
            <text:p>7,9448848962784</text:p>
          </table:table-cell>
          <table:table-cell office:value-type="float" office:value="3.7816613912582" calcext:value-type="float">
            <text:p>3,7816613912582</text:p>
          </table:table-cell>
          <table:table-cell office:value-type="float" office:value="33.490242851768" calcext:value-type="float">
            <text:p>33,49024285176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11</text:p>
          </table:table-cell>
          <table:table-cell office:value-type="float" office:value="-1.5826074779034" calcext:value-type="float">
            <text:p>-1,5826074779034</text:p>
          </table:table-cell>
          <table:table-cell office:value-type="float" office:value="7.0364052057266" calcext:value-type="float">
            <text:p>7,0364052057266</text:p>
          </table:table-cell>
          <table:table-cell office:value-type="float" office:value="-77.749790659376" calcext:value-type="float">
            <text:p>-77,749790659376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22</text:p>
          </table:table-cell>
          <table:table-cell office:value-type="float" office:value="0.89102305471897" calcext:value-type="float">
            <text:p>0,89102305471897</text:p>
          </table:table-cell>
          <table:table-cell office:value-type="float" office:value="4.3339285254478" calcext:value-type="float">
            <text:p>4,3339285254478</text:p>
          </table:table-cell>
          <table:table-cell office:value-type="float" office:value="-115.73576775326" calcext:value-type="float">
            <text:p>-115,73576775326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33</text:p>
          </table:table-cell>
          <table:table-cell office:value-type="float" office:value="1.5514440834522" calcext:value-type="float">
            <text:p>1,5514440834522</text:p>
          </table:table-cell>
          <table:table-cell office:value-type="float" office:value="8.4329319000244" calcext:value-type="float">
            <text:p>8,4329319000244</text:p>
          </table:table-cell>
          <table:table-cell office:value-type="float" office:value="95.235278651972" calcext:value-type="float">
            <text:p>95,235278651972</text:p>
          </table:table-cell>
          <table:table-cell office:value-type="float" office:value="10" calcext:value-type="float">
            <text:p>1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44</text:p>
          </table:table-cell>
          <table:table-cell office:value-type="float" office:value="1.807018071413" calcext:value-type="float">
            <text:p>1,807018071413</text:p>
          </table:table-cell>
          <table:table-cell office:value-type="float" office:value="5.2954858541489" calcext:value-type="float">
            <text:p>5,2954858541489</text:p>
          </table:table-cell>
          <table:table-cell office:value-type="float" office:value="132.14059544217" calcext:value-type="float">
            <text:p>132,14059544217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55</text:p>
          </table:table-cell>
          <table:table-cell office:value-type="float" office:value="5.0001752376556" calcext:value-type="float">
            <text:p>5,0001752376556</text:p>
          </table:table-cell>
          <table:table-cell office:value-type="float" office:value="4.9143046140671" calcext:value-type="float">
            <text:p>4,9143046140671</text:p>
          </table:table-cell>
          <table:table-cell office:value-type="float" office:value="41.737687056232" calcext:value-type="float">
            <text:p>41,737687056232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66</text:p>
          </table:table-cell>
          <table:table-cell office:value-type="float" office:value="6.1287492513657" calcext:value-type="float">
            <text:p>6,1287492513657</text:p>
          </table:table-cell>
          <table:table-cell office:value-type="float" office:value="2.9393523931503" calcext:value-type="float">
            <text:p>2,9393523931503</text:p>
          </table:table-cell>
          <table:table-cell office:value-type="float" office:value="72.468012001864" calcext:value-type="float">
            <text:p>72,468012001864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77</text:p>
          </table:table-cell>
          <table:table-cell office:value-type="float" office:value="9.3485748767853" calcext:value-type="float">
            <text:p>9,3485748767853</text:p>
          </table:table-cell>
          <table:table-cell office:value-type="float" office:value="5.8012503385544" calcext:value-type="float">
            <text:p>5,8012503385544</text:p>
          </table:table-cell>
          <table:table-cell office:value-type="float" office:value="99.45510071554" calcext:value-type="float">
            <text:p>99,45510071554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88</text:p>
          </table:table-cell>
          <table:table-cell office:value-type="float" office:value="-1.558680832386" calcext:value-type="float">
            <text:p>-1,558680832386</text:p>
          </table:table-cell>
          <table:table-cell office:value-type="float" office:value="6.0864526033401" calcext:value-type="float">
            <text:p>6,0864526033401</text:p>
          </table:table-cell>
          <table:table-cell office:value-type="float" office:value="85.474648293416" calcext:value-type="float">
            <text:p>85,474648293416</text:p>
          </table:table-cell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99</text:p>
          </table:table-cell>
          <table:table-cell office:value-type="float" office:value="2.7972167730331" calcext:value-type="float">
            <text:p>2,7972167730331</text:p>
          </table:table-cell>
          <table:table-cell office:value-type="float" office:value="6.0522902011871" calcext:value-type="float">
            <text:p>6,0522902011871</text:p>
          </table:table-cell>
          <table:table-cell office:value-type="float" office:value="125.71977657877" calcext:value-type="float">
            <text:p>125,71977657877</text:p>
          </table:table-cell>
          <table:table-cell office:value-type="float" office:value="10" calcext:value-type="float">
            <text:p>1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10</text:p>
          </table:table-cell>
          <table:table-cell office:value-type="float" office:value="3.6935347318649" calcext:value-type="float">
            <text:p>3,6935347318649</text:p>
          </table:table-cell>
          <table:table-cell office:value-type="float" office:value="6.4679288864136" calcext:value-type="float">
            <text:p>6,4679288864136</text:p>
          </table:table-cell>
          <table:table-cell office:value-type="float" office:value="167.84869030023" calcext:value-type="float">
            <text:p>167,84869030023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21</text:p>
          </table:table-cell>
          <table:table-cell office:value-type="float" office:value="1.8360614776611" calcext:value-type="float">
            <text:p>1,8360614776611</text:p>
          </table:table-cell>
          <table:table-cell office:value-type="float" office:value="8.2719486951828" calcext:value-type="float">
            <text:p>8,2719486951828</text:p>
          </table:table-cell>
          <table:table-cell office:value-type="float" office:value="-37.464678667154" calcext:value-type="float">
            <text:p>-37,464678667154</text:p>
          </table:table-cell>
          <table:table-cell office:value-type="float" office:value="10" calcext:value-type="float">
            <text:p>1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32</text:p>
          </table:table-cell>
          <table:table-cell office:value-type="float" office:value="5.1693922281265" calcext:value-type="float">
            <text:p>5,1693922281265</text:p>
          </table:table-cell>
          <table:table-cell office:value-type="float" office:value="8.3555364608765" calcext:value-type="float">
            <text:p>8,3555364608765</text:p>
          </table:table-cell>
          <table:table-cell office:value-type="float" office:value="17.828783411889" calcext:value-type="float">
            <text:p>17,828783411889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43</text:p>
          </table:table-cell>
          <table:table-cell office:value-type="float" office:value="7.4951487779617" calcext:value-type="float">
            <text:p>7,4951487779617</text:p>
          </table:table-cell>
          <table:table-cell office:value-type="float" office:value="7.8689843416214" calcext:value-type="float">
            <text:p>7,8689843416214</text:p>
          </table:table-cell>
          <table:table-cell office:value-type="float" office:value="67.89249827148" calcext:value-type="float">
            <text:p>67,89249827148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54</text:p>
          </table:table-cell>
          <table:table-cell office:value-type="float" office:value="9.4060355424881" calcext:value-type="float">
            <text:p>9,4060355424881</text:p>
          </table:table-cell>
          <table:table-cell office:value-type="float" office:value="10.257143974304" calcext:value-type="float">
            <text:p>10,257143974304</text:p>
          </table:table-cell>
          <table:table-cell office:value-type="float" office:value="-101.88851690596" calcext:value-type="float">
            <text:p>-101,8885169059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65</text:p>
          </table:table-cell>
          <table:table-cell office:value-type="float" office:value="1.8747137486935" calcext:value-type="float">
            <text:p>1,8747137486935</text:p>
          </table:table-cell>
          <table:table-cell office:value-type="float" office:value="9.92447078228" calcext:value-type="float">
            <text:p>9,92447078228</text:p>
          </table:table-cell>
          <table:table-cell office:value-type="float" office:value="19.269134778126" calcext:value-type="float">
            <text:p>19,269134778126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76</text:p>
          </table:table-cell>
          <table:table-cell office:value-type="float" office:value="0.34593619406223" calcext:value-type="float">
            <text:p>0,34593619406223</text:p>
          </table:table-cell>
          <table:table-cell office:value-type="float" office:value="6.2220072746277" calcext:value-type="float">
            <text:p>6,2220072746277</text:p>
          </table:table-cell>
          <table:table-cell office:value-type="float" office:value="-44.725080204617" calcext:value-type="float">
            <text:p>-44,725080204617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87</text:p>
          </table:table-cell>
          <table:table-cell office:value-type="float" office:value="2.8626057505608" calcext:value-type="float">
            <text:p>2,8626057505608</text:p>
          </table:table-cell>
          <table:table-cell office:value-type="float" office:value="8.1116878986359" calcext:value-type="float">
            <text:p>8,1116878986359</text:p>
          </table:table-cell>
          <table:table-cell office:value-type="float" office:value="145.30748774292" calcext:value-type="float">
            <text:p>145,30748774292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98</text:p>
          </table:table-cell>
          <table:table-cell office:value-type="float" office:value="2.2996142506599" calcext:value-type="float">
            <text:p>2,2996142506599</text:p>
          </table:table-cell>
          <table:table-cell office:value-type="float" office:value="10.060832500458" calcext:value-type="float">
            <text:p>10,060832500458</text:p>
          </table:table-cell>
          <table:table-cell office:value-type="float" office:value="-58.310930136662" calcext:value-type="float">
            <text:p>-58,310930136662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309</text:p>
          </table:table-cell>
          <table:table-cell office:value-type="float" office:value="7.4841845035553" calcext:value-type="float">
            <text:p>7,4841845035553</text:p>
          </table:table-cell>
          <table:table-cell office:value-type="float" office:value="9.5688742399216" calcext:value-type="float">
            <text:p>9,5688742399216</text:p>
          </table:table-cell>
          <table:table-cell office:value-type="float" office:value="-146.0330577413" calcext:value-type="float">
            <text:p>-146,0330577413</text:p>
          </table:table-cell>
          <table:table-cell office:value-type="float" office:value="11" calcext:value-type="float">
            <text:p>1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320</text:p>
          </table:table-cell>
          <table:table-cell office:value-type="float" office:value="6.8429219722748" calcext:value-type="float">
            <text:p>6,8429219722748</text:p>
          </table:table-cell>
          <table:table-cell office:value-type="float" office:value="9.4197952747345" calcext:value-type="float">
            <text:p>9,4197952747345</text:p>
          </table:table-cell>
          <table:table-cell office:value-type="float" office:value="44.032373246114" calcext:value-type="float">
            <text:p>44,032373246114</text:p>
          </table:table-cell>
          <table:table-cell office:value-type="float" office:value="11" calcext:value-type="float">
            <text:p>1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331</text:p>
          </table:table-cell>
          <table:table-cell office:value-type="float" office:value="7.764852643013" calcext:value-type="float">
            <text:p>7,764852643013</text:p>
          </table:table-cell>
          <table:table-cell office:value-type="float" office:value="10.017244815826" calcext:value-type="float">
            <text:p>10,017244815826</text:p>
          </table:table-cell>
          <table:table-cell office:value-type="float" office:value="-91.95871262034" calcext:value-type="float">
            <text:p>-91,95871262034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342</text:p>
          </table:table-cell>
          <table:table-cell office:value-type="float" office:value="1.1338613182306" calcext:value-type="float">
            <text:p>1,1338613182306</text:p>
          </table:table-cell>
          <table:table-cell office:value-type="float" office:value="10.688414573669" calcext:value-type="float">
            <text:p>10,688414573669</text:p>
          </table:table-cell>
          <table:table-cell office:value-type="float" office:value="110.49161519215" calcext:value-type="float">
            <text:p>110,49161519215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353</text:p>
          </table:table-cell>
          <table:table-cell office:value-type="float" office:value="4.0041598677635" calcext:value-type="float">
            <text:p>4,0041598677635</text:p>
          </table:table-cell>
          <table:table-cell office:value-type="float" office:value="10.980823040009" calcext:value-type="float">
            <text:p>10,980823040009</text:p>
          </table:table-cell>
          <table:table-cell office:value-type="float" office:value="-125.45934604232" calcext:value-type="float">
            <text:p>-125,4593460423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5</text:p>
          </table:table-cell>
          <table:table-cell office:value-type="float" office:value="2.3306348919868" calcext:value-type="float">
            <text:p>2,3306348919868</text:p>
          </table:table-cell>
          <table:table-cell office:value-type="float" office:value="-0.18514160066843" calcext:value-type="float">
            <text:p>-0,18514160066843</text:p>
          </table:table-cell>
          <table:table-cell office:value-type="float" office:value="-149.54719573829" calcext:value-type="float">
            <text:p>-149,54719573829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14</text:p>
          </table:table-cell>
          <table:table-cell office:value-type="float" office:value="3.242281973362" calcext:value-type="float">
            <text:p>3,242281973362</text:p>
          </table:table-cell>
          <table:table-cell office:value-type="float" office:value="1.9474294781685" calcext:value-type="float">
            <text:p>1,9474294781685</text:p>
          </table:table-cell>
          <table:table-cell office:value-type="float" office:value="130.83357719859" calcext:value-type="float">
            <text:p>130,83357719859</text:p>
          </table:table-cell>
          <table:table-cell office:value-type="float" office:value="10" calcext:value-type="float">
            <text:p>1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25</text:p>
          </table:table-cell>
          <table:table-cell office:value-type="float" office:value="4.0659046173096" calcext:value-type="float">
            <text:p>4,0659046173096</text:p>
          </table:table-cell>
          <table:table-cell office:value-type="float" office:value="-0.23445283994079" calcext:value-type="float">
            <text:p>-0,23445283994079</text:p>
          </table:table-cell>
          <table:table-cell office:value-type="float" office:value="-112.87720264143" calcext:value-type="float">
            <text:p>-112,87720264143</text:p>
          </table:table-cell>
          <table:table-cell office:value-type="float" office:value="10" calcext:value-type="float">
            <text:p>10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36</text:p>
          </table:table-cell>
          <table:table-cell office:value-type="float" office:value="3.7292224168777" calcext:value-type="float">
            <text:p>3,7292224168777</text:p>
          </table:table-cell>
          <table:table-cell office:value-type="float" office:value="0.85046425461769" calcext:value-type="float">
            <text:p>0,85046425461769</text:p>
          </table:table-cell>
          <table:table-cell office:value-type="float" office:value="-144.45002823119" calcext:value-type="float">
            <text:p>-144,45002823119</text:p>
          </table:table-cell>
          <table:table-cell office:value-type="float" office:value="10" calcext:value-type="float">
            <text:p>10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47</text:p>
          </table:table-cell>
          <table:table-cell office:value-type="float" office:value="3.5578817129135" calcext:value-type="float">
            <text:p>3,5578817129135</text:p>
          </table:table-cell>
          <table:table-cell office:value-type="float" office:value="-0.16743311658502" calcext:value-type="float">
            <text:p>-0,16743311658502</text:p>
          </table:table-cell>
          <table:table-cell office:value-type="float" office:value="-32.169242953039" calcext:value-type="float">
            <text:p>-32,169242953039</text:p>
          </table:table-cell>
          <table:table-cell office:value-type="float" office:value="10" calcext:value-type="float">
            <text:p>10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58</text:p>
          </table:table-cell>
          <table:table-cell office:value-type="float" office:value="7.2112131118774" calcext:value-type="float">
            <text:p>7,2112131118774</text:p>
          </table:table-cell>
          <table:table-cell office:value-type="float" office:value="1.9793006777763" calcext:value-type="float">
            <text:p>1,9793006777763</text:p>
          </table:table-cell>
          <table:table-cell office:value-type="float" office:value="-36.70401444101" calcext:value-type="float">
            <text:p>-36,70401444101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69</text:p>
          </table:table-cell>
          <table:table-cell office:value-type="float" office:value="10.055609941483" calcext:value-type="float">
            <text:p>10,055609941483</text:p>
          </table:table-cell>
          <table:table-cell office:value-type="float" office:value="0.64535595476627" calcext:value-type="float">
            <text:p>0,64535595476627</text:p>
          </table:table-cell>
          <table:table-cell office:value-type="float" office:value="92.966608181121" calcext:value-type="float">
            <text:p>92,966608181121</text:p>
          </table:table-cell>
          <table:table-cell office:value-type="float" office:value="10" calcext:value-type="float">
            <text:p>1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80</text:p>
          </table:table-cell>
          <table:table-cell office:value-type="float" office:value="-1.1318353563547" calcext:value-type="float">
            <text:p>-1,1318353563547</text:p>
          </table:table-cell>
          <table:table-cell office:value-type="float" office:value="1.4946117997169" calcext:value-type="float">
            <text:p>1,4946117997169</text:p>
          </table:table-cell>
          <table:table-cell office:value-type="float" office:value="-57.549285281236" calcext:value-type="float">
            <text:p>-57,549285281236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91</text:p>
          </table:table-cell>
          <table:table-cell office:value-type="float" office:value="2.6202613115311" calcext:value-type="float">
            <text:p>2,6202613115311</text:p>
          </table:table-cell>
          <table:table-cell office:value-type="float" office:value="5.4540318250656" calcext:value-type="float">
            <text:p>5,4540318250656</text:p>
          </table:table-cell>
          <table:table-cell office:value-type="float" office:value="-103.78192412625" calcext:value-type="float">
            <text:p>-103,78192412625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02</text:p>
          </table:table-cell>
          <table:table-cell office:value-type="float" office:value="1.2075241655111" calcext:value-type="float">
            <text:p>1,2075241655111</text:p>
          </table:table-cell>
          <table:table-cell office:value-type="float" office:value="-0.58501552790403" calcext:value-type="float">
            <text:p>-0,58501552790403</text:p>
          </table:table-cell>
          <table:table-cell office:value-type="float" office:value="156.99974594602" calcext:value-type="float">
            <text:p>156,99974594602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13</text:p>
          </table:table-cell>
          <table:table-cell office:value-type="float" office:value="3.6201041936874" calcext:value-type="float">
            <text:p>3,6201041936874</text:p>
          </table:table-cell>
          <table:table-cell office:value-type="float" office:value="0.19498810172081" calcext:value-type="float">
            <text:p>0,19498810172081</text:p>
          </table:table-cell>
          <table:table-cell office:value-type="float" office:value="-62.670985604547" calcext:value-type="float">
            <text:p>-62,670985604547</text:p>
          </table:table-cell>
          <table:table-cell office:value-type="float" office:value="10" calcext:value-type="float">
            <text:p>10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24</text:p>
          </table:table-cell>
          <table:table-cell office:value-type="float" office:value="4.5169562101364" calcext:value-type="float">
            <text:p>4,5169562101364</text:p>
          </table:table-cell>
          <table:table-cell office:value-type="float" office:value="-0.46143714338541" calcext:value-type="float">
            <text:p>-0,46143714338541</text:p>
          </table:table-cell>
          <table:table-cell office:value-type="float" office:value="-13.882269904872" calcext:value-type="float">
            <text:p>-13,882269904872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35</text:p>
          </table:table-cell>
          <table:table-cell office:value-type="float" office:value="1.7711119353771" calcext:value-type="float">
            <text:p>1,7711119353771</text:p>
          </table:table-cell>
          <table:table-cell office:value-type="float" office:value="3.2170927524567" calcext:value-type="float">
            <text:p>3,2170927524567</text:p>
          </table:table-cell>
          <table:table-cell office:value-type="float" office:value="-160.96150191726" calcext:value-type="float">
            <text:p>-160,96150191726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46</text:p>
          </table:table-cell>
          <table:table-cell office:value-type="float" office:value="9.8524409532547" calcext:value-type="float">
            <text:p>9,8524409532547</text:p>
          </table:table-cell>
          <table:table-cell office:value-type="float" office:value="0.64355745911598" calcext:value-type="float">
            <text:p>0,64355745911598</text:p>
          </table:table-cell>
          <table:table-cell office:value-type="float" office:value="108.27984855433" calcext:value-type="float">
            <text:p>108,27984855433</text:p>
          </table:table-cell>
          <table:table-cell office:value-type="float" office:value="10" calcext:value-type="float">
            <text:p>1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57</text:p>
          </table:table-cell>
          <table:table-cell office:value-type="float" office:value="-1.5850426256657" calcext:value-type="float">
            <text:p>-1,5850426256657</text:p>
          </table:table-cell>
          <table:table-cell office:value-type="float" office:value="5.4005426168442" calcext:value-type="float">
            <text:p>5,4005426168442</text:p>
          </table:table-cell>
          <table:table-cell office:value-type="float" office:value="-46.197281521597" calcext:value-type="float">
            <text:p>-46,197281521597</text:p>
          </table:table-cell>
          <table:table-cell office:value-type="float" office:value="11" calcext:value-type="float">
            <text:p>1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68</text:p>
          </table:table-cell>
          <table:table-cell office:value-type="float" office:value="3.0051735043526" calcext:value-type="float">
            <text:p>3,0051735043526</text:p>
          </table:table-cell>
          <table:table-cell office:value-type="float" office:value="2.4945423007011" calcext:value-type="float">
            <text:p>2,4945423007011</text:p>
          </table:table-cell>
          <table:table-cell office:value-type="float" office:value="93.140100977223" calcext:value-type="float">
            <text:p>93,140100977223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79</text:p>
          </table:table-cell>
          <table:table-cell office:value-type="float" office:value="0.030707265250385" calcext:value-type="float">
            <text:p>0,030707265250385</text:p>
          </table:table-cell>
          <table:table-cell office:value-type="float" office:value="4.9495983123779" calcext:value-type="float">
            <text:p>4,9495983123779</text:p>
          </table:table-cell>
          <table:table-cell office:value-type="float" office:value="85.958286455482" calcext:value-type="float">
            <text:p>85,958286455482</text:p>
          </table:table-cell>
          <table:table-cell office:value-type="float" office:value="10" calcext:value-type="float">
            <text:p>1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90</text:p>
          </table:table-cell>
          <table:table-cell office:value-type="float" office:value="3.8534221053123" calcext:value-type="float">
            <text:p>3,8534221053123</text:p>
          </table:table-cell>
          <table:table-cell office:value-type="float" office:value="1.0188893228769" calcext:value-type="float">
            <text:p>1,0188893228769</text:p>
          </table:table-cell>
          <table:table-cell office:value-type="float" office:value="-5.9294232232555" calcext:value-type="float">
            <text:p>-5,9294232232555</text:p>
          </table:table-cell>
          <table:table-cell office:value-type="float" office:value="10" calcext:value-type="float">
            <text:p>1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01</text:p>
          </table:table-cell>
          <table:table-cell office:value-type="float" office:value="4.2665761709213" calcext:value-type="float">
            <text:p>4,2665761709213</text:p>
          </table:table-cell>
          <table:table-cell office:value-type="float" office:value="3.985384106636" calcext:value-type="float">
            <text:p>3,985384106636</text:p>
          </table:table-cell>
          <table:table-cell office:value-type="float" office:value="-151.20836124299" calcext:value-type="float">
            <text:p>-151,20836124299</text:p>
          </table:table-cell>
          <table:table-cell office:value-type="float" office:value="10" calcext:value-type="float">
            <text:p>1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12</text:p>
          </table:table-cell>
          <table:table-cell office:value-type="float" office:value="5.5139809846878" calcext:value-type="float">
            <text:p>5,5139809846878</text:p>
          </table:table-cell>
          <table:table-cell office:value-type="float" office:value="3.1170219182968" calcext:value-type="float">
            <text:p>3,1170219182968</text:p>
          </table:table-cell>
          <table:table-cell office:value-type="float" office:value="139.32227329084" calcext:value-type="float">
            <text:p>139,3222732908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23</text:p>
          </table:table-cell>
          <table:table-cell office:value-type="float" office:value="8.3131724596024" calcext:value-type="float">
            <text:p>8,3131724596024</text:p>
          </table:table-cell>
          <table:table-cell office:value-type="float" office:value="3.3257550001144" calcext:value-type="float">
            <text:p>3,3257550001144</text:p>
          </table:table-cell>
          <table:table-cell office:value-type="float" office:value="104.90011485519" calcext:value-type="float">
            <text:p>104,90011485519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34</text:p>
          </table:table-cell>
          <table:table-cell office:value-type="float" office:value="0.1714756526053" calcext:value-type="float">
            <text:p>0,1714756526053</text:p>
          </table:table-cell>
          <table:table-cell office:value-type="float" office:value="2.9935252666473" calcext:value-type="float">
            <text:p>2,9935252666473</text:p>
          </table:table-cell>
          <table:table-cell office:value-type="float" office:value="109.74987676948" calcext:value-type="float">
            <text:p>109,74987676948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45</text:p>
          </table:table-cell>
          <table:table-cell office:value-type="float" office:value="-0.49003437161446" calcext:value-type="float">
            <text:p>-0,49003437161446</text:p>
          </table:table-cell>
          <table:table-cell office:value-type="float" office:value="0.83883032202721" calcext:value-type="float">
            <text:p>0,83883032202721</text:p>
          </table:table-cell>
          <table:table-cell office:value-type="float" office:value="67.300109346961" calcext:value-type="float">
            <text:p>67,300109346961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56</text:p>
          </table:table-cell>
          <table:table-cell office:value-type="float" office:value="-0.70421829819679" calcext:value-type="float">
            <text:p>-0,70421829819679</text:p>
          </table:table-cell>
          <table:table-cell office:value-type="float" office:value="9.1457062959671" calcext:value-type="float">
            <text:p>9,1457062959671</text:p>
          </table:table-cell>
          <table:table-cell office:value-type="float" office:value="-166.57916147997" calcext:value-type="float">
            <text:p>-166,57916147997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67</text:p>
          </table:table-cell>
          <table:table-cell office:value-type="float" office:value="3.9648205041885" calcext:value-type="float">
            <text:p>3,9648205041885</text:p>
          </table:table-cell>
          <table:table-cell office:value-type="float" office:value="4.1863626241684" calcext:value-type="float">
            <text:p>4,1863626241684</text:p>
          </table:table-cell>
          <table:table-cell office:value-type="float" office:value="-141.2448533781" calcext:value-type="float">
            <text:p>-141,2448533781</text:p>
          </table:table-cell>
          <table:table-cell office:value-type="float" office:value="10" calcext:value-type="float">
            <text:p>10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78</text:p>
          </table:table-cell>
          <table:table-cell office:value-type="float" office:value="4.7689804434776" calcext:value-type="float">
            <text:p>4,7689804434776</text:p>
          </table:table-cell>
          <table:table-cell office:value-type="float" office:value="6.6774839162827" calcext:value-type="float">
            <text:p>6,6774839162827</text:p>
          </table:table-cell>
          <table:table-cell office:value-type="float" office:value="55.020754884003" calcext:value-type="float">
            <text:p>55,020754884003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89</text:p>
          </table:table-cell>
          <table:table-cell office:value-type="float" office:value="6.1287415027618" calcext:value-type="float">
            <text:p>6,1287415027618</text:p>
          </table:table-cell>
          <table:table-cell office:value-type="float" office:value="4.1333693265915" calcext:value-type="float">
            <text:p>4,1333693265915</text:p>
          </table:table-cell>
          <table:table-cell office:value-type="float" office:value="17.608034193136" calcext:value-type="float">
            <text:p>17,608034193136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00</text:p>
          </table:table-cell>
          <table:table-cell office:value-type="float" office:value="7.7974075078964" calcext:value-type="float">
            <text:p>7,7974075078964</text:p>
          </table:table-cell>
          <table:table-cell office:value-type="float" office:value="3.9476588368416" calcext:value-type="float">
            <text:p>3,9476588368416</text:p>
          </table:table-cell>
          <table:table-cell office:value-type="float" office:value="-57.25607029192" calcext:value-type="float">
            <text:p>-57,25607029192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11</text:p>
          </table:table-cell>
          <table:table-cell office:value-type="float" office:value="-1.5765962004662" calcext:value-type="float">
            <text:p>-1,5765962004662</text:p>
          </table:table-cell>
          <table:table-cell office:value-type="float" office:value="7.4364894628525" calcext:value-type="float">
            <text:p>7,4364894628525</text:p>
          </table:table-cell>
          <table:table-cell office:value-type="float" office:value="-87.156615439494" calcext:value-type="float">
            <text:p>-87,156615439494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22</text:p>
          </table:table-cell>
          <table:table-cell office:value-type="float" office:value="0.85888475179672" calcext:value-type="float">
            <text:p>0,85888475179672</text:p>
          </table:table-cell>
          <table:table-cell office:value-type="float" office:value="4.63139295578" calcext:value-type="float">
            <text:p>4,63139295578</text:p>
          </table:table-cell>
          <table:table-cell office:value-type="float" office:value="-73.542617688513" calcext:value-type="float">
            <text:p>-73,542617688513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33</text:p>
          </table:table-cell>
          <table:table-cell office:value-type="float" office:value="1.32030621171" calcext:value-type="float">
            <text:p>1,32030621171</text:p>
          </table:table-cell>
          <table:table-cell office:value-type="float" office:value="8.3912754058838" calcext:value-type="float">
            <text:p>8,3912754058838</text:p>
          </table:table-cell>
          <table:table-cell office:value-type="float" office:value="8.3657313304342" calcext:value-type="float">
            <text:p>8,3657313304342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44</text:p>
          </table:table-cell>
          <table:table-cell office:value-type="float" office:value="2.0724239945412" calcext:value-type="float">
            <text:p>2,0724239945412</text:p>
          </table:table-cell>
          <table:table-cell office:value-type="float" office:value="5.0005120038986" calcext:value-type="float">
            <text:p>5,0005120038986</text:p>
          </table:table-cell>
          <table:table-cell office:value-type="float" office:value="132.13232672139" calcext:value-type="float">
            <text:p>132,13232672139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55</text:p>
          </table:table-cell>
          <table:table-cell office:value-type="float" office:value="4.8385804891586" calcext:value-type="float">
            <text:p>4,8385804891586</text:p>
          </table:table-cell>
          <table:table-cell office:value-type="float" office:value="4.6336498856544" calcext:value-type="float">
            <text:p>4,6336498856544</text:p>
          </table:table-cell>
          <table:table-cell office:value-type="float" office:value="64.870602006366" calcext:value-type="float">
            <text:p>64,870602006366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66</text:p>
          </table:table-cell>
          <table:table-cell office:value-type="float" office:value="6.095050573349" calcext:value-type="float">
            <text:p>6,095050573349</text:p>
          </table:table-cell>
          <table:table-cell office:value-type="float" office:value="2.7154171466827" calcext:value-type="float">
            <text:p>2,7154171466827</text:p>
          </table:table-cell>
          <table:table-cell office:value-type="float" office:value="79.358179857776" calcext:value-type="float">
            <text:p>79,358179857776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77</text:p>
          </table:table-cell>
          <table:table-cell office:value-type="float" office:value="9.4132298231125" calcext:value-type="float">
            <text:p>9,4132298231125</text:p>
          </table:table-cell>
          <table:table-cell office:value-type="float" office:value="5.408450961113" calcext:value-type="float">
            <text:p>5,408450961113</text:p>
          </table:table-cell>
          <table:table-cell office:value-type="float" office:value="99.484417089231" calcext:value-type="float">
            <text:p>99,484417089231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88</text:p>
          </table:table-cell>
          <table:table-cell office:value-type="float" office:value="-1.5848709642887" calcext:value-type="float">
            <text:p>-1,5848709642887</text:p>
          </table:table-cell>
          <table:table-cell office:value-type="float" office:value="5.7289081811905" calcext:value-type="float">
            <text:p>5,7289081811905</text:p>
          </table:table-cell>
          <table:table-cell office:value-type="float" office:value="88.442968714769" calcext:value-type="float">
            <text:p>88,442968714769</text:p>
          </table:table-cell>
          <table:table-cell office:value-type="float" office:value="11" calcext:value-type="float">
            <text:p>11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99</text:p>
          </table:table-cell>
          <table:table-cell office:value-type="float" office:value="3.0315834283829" calcext:value-type="float">
            <text:p>3,0315834283829</text:p>
          </table:table-cell>
          <table:table-cell office:value-type="float" office:value="5.856928229332" calcext:value-type="float">
            <text:p>5,856928229332</text:p>
          </table:table-cell>
          <table:table-cell office:value-type="float" office:value="161.48896429949" calcext:value-type="float">
            <text:p>161,48896429949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10</text:p>
          </table:table-cell>
          <table:table-cell office:value-type="float" office:value="4.0827828645706" calcext:value-type="float">
            <text:p>4,0827828645706</text:p>
          </table:table-cell>
          <table:table-cell office:value-type="float" office:value="6.3839441537857" calcext:value-type="float">
            <text:p>6,3839441537857</text:p>
          </table:table-cell>
          <table:table-cell office:value-type="float" office:value="167.85452624035" calcext:value-type="float">
            <text:p>167,85452624035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21</text:p>
          </table:table-cell>
          <table:table-cell office:value-type="float" office:value="1.6622243821621" calcext:value-type="float">
            <text:p>1,6622243821621</text:p>
          </table:table-cell>
          <table:table-cell office:value-type="float" office:value="8.3263766765594" calcext:value-type="float">
            <text:p>8,3263766765594</text:p>
          </table:table-cell>
          <table:table-cell office:value-type="float" office:value="-4.6957604065063" calcext:value-type="float">
            <text:p>-4,6957604065063</text:p>
          </table:table-cell>
          <table:table-cell office:value-type="float" office:value="10" calcext:value-type="float">
            <text:p>1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32</text:p>
          </table:table-cell>
          <table:table-cell office:value-type="float" office:value="4.9443501234055" calcext:value-type="float">
            <text:p>4,9443501234055</text:p>
          </table:table-cell>
          <table:table-cell office:value-type="float" office:value="8.281791806221" calcext:value-type="float">
            <text:p>8,281791806221</text:p>
          </table:table-cell>
          <table:table-cell office:value-type="float" office:value="18.25657354039" calcext:value-type="float">
            <text:p>18,25657354039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43</text:p>
          </table:table-cell>
          <table:table-cell office:value-type="float" office:value="7.4799299240112" calcext:value-type="float">
            <text:p>7,4799299240112</text:p>
          </table:table-cell>
          <table:table-cell office:value-type="float" office:value="7.5560003519058" calcext:value-type="float">
            <text:p>7,5560003519058</text:p>
          </table:table-cell>
          <table:table-cell office:value-type="float" office:value="91.92023231725" calcext:value-type="float">
            <text:p>91,92023231725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54</text:p>
          </table:table-cell>
          <table:table-cell office:value-type="float" office:value="9.2481958866119" calcext:value-type="float">
            <text:p>9,2481958866119</text:p>
          </table:table-cell>
          <table:table-cell office:value-type="float" office:value="10.413336753845" calcext:value-type="float">
            <text:p>10,413336753845</text:p>
          </table:table-cell>
          <table:table-cell office:value-type="float" office:value="-99.995977559667" calcext:value-type="float">
            <text:p>-99,99597755966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65</text:p>
          </table:table-cell>
          <table:table-cell office:value-type="float" office:value="1.7672556638718" calcext:value-type="float">
            <text:p>1,7672556638718</text:p>
          </table:table-cell>
          <table:table-cell office:value-type="float" office:value="10.118906497955" calcext:value-type="float">
            <text:p>10,118906497955</text:p>
          </table:table-cell>
          <table:table-cell office:value-type="float" office:value="-70.901260254489" calcext:value-type="float">
            <text:p>-70,901260254489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76</text:p>
          </table:table-cell>
          <table:table-cell office:value-type="float" office:value="0.063276528380811" calcext:value-type="float">
            <text:p>0,063276528380811</text:p>
          </table:table-cell>
          <table:table-cell office:value-type="float" office:value="6.5014493465424" calcext:value-type="float">
            <text:p>6,5014493465424</text:p>
          </table:table-cell>
          <table:table-cell office:value-type="float" office:value="-44.713213565243" calcext:value-type="float">
            <text:p>-44,713213565243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87</text:p>
          </table:table-cell>
          <table:table-cell office:value-type="float" office:value="3.1898185610771" calcext:value-type="float">
            <text:p>3,1898185610771</text:p>
          </table:table-cell>
          <table:table-cell office:value-type="float" office:value="7.8853124380112" calcext:value-type="float">
            <text:p>7,8853124380112</text:p>
          </table:table-cell>
          <table:table-cell office:value-type="float" office:value="145.29656756456" calcext:value-type="float">
            <text:p>145,29656756456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98</text:p>
          </table:table-cell>
          <table:table-cell office:value-type="float" office:value="2.4682053923607" calcext:value-type="float">
            <text:p>2,4682053923607</text:p>
          </table:table-cell>
          <table:table-cell office:value-type="float" office:value="10.20886182785" calcext:value-type="float">
            <text:p>10,20886182785</text:p>
          </table:table-cell>
          <table:table-cell office:value-type="float" office:value="-148.60087139591" calcext:value-type="float">
            <text:p>-148,60087139591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309</text:p>
          </table:table-cell>
          <table:table-cell office:value-type="float" office:value="7.3876601457596" calcext:value-type="float">
            <text:p>7,3876601457596</text:p>
          </table:table-cell>
          <table:table-cell office:value-type="float" office:value="9.7807854413986" calcext:value-type="float">
            <text:p>9,7807854413986</text:p>
          </table:table-cell>
          <table:table-cell office:value-type="float" office:value="-58.975837792561" calcext:value-type="float">
            <text:p>-58,975837792561</text:p>
          </table:table-cell>
          <table:table-cell office:value-type="float" office:value="11" calcext:value-type="float">
            <text:p>11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320</text:p>
          </table:table-cell>
          <table:table-cell office:value-type="float" office:value="6.6560733318329" calcext:value-type="float">
            <text:p>6,6560733318329</text:p>
          </table:table-cell>
          <table:table-cell office:value-type="float" office:value="9.5595663785934" calcext:value-type="float">
            <text:p>9,5595663785934</text:p>
          </table:table-cell>
          <table:table-cell office:value-type="float" office:value="-42.899004972664" calcext:value-type="float">
            <text:p>-42,899004972664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331</text:p>
          </table:table-cell>
          <table:table-cell office:value-type="float" office:value="7.9854941368103" calcext:value-type="float">
            <text:p>7,9854941368103</text:p>
          </table:table-cell>
          <table:table-cell office:value-type="float" office:value="10.040838718414" calcext:value-type="float">
            <text:p>10,040838718414</text:p>
          </table:table-cell>
          <table:table-cell office:value-type="float" office:value="177.48918502953" calcext:value-type="float">
            <text:p>177,48918502953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342</text:p>
          </table:table-cell>
          <table:table-cell office:value-type="float" office:value="1.3276804983616" calcext:value-type="float">
            <text:p>1,3276804983616</text:p>
          </table:table-cell>
          <table:table-cell office:value-type="float" office:value="10.595057010651" calcext:value-type="float">
            <text:p>10,595057010651</text:p>
          </table:table-cell>
          <table:table-cell office:value-type="float" office:value="158.15025985621" calcext:value-type="float">
            <text:p>158,1502598562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353</text:p>
          </table:table-cell>
          <table:table-cell office:value-type="float" office:value="4.0812167525291" calcext:value-type="float">
            <text:p>4,0812167525291</text:p>
          </table:table-cell>
          <table:table-cell office:value-type="float" office:value="11.084997653961" calcext:value-type="float">
            <text:p>11,084997653961</text:p>
          </table:table-cell>
          <table:table-cell office:value-type="float" office:value="-84.462686708778" calcext:value-type="float">
            <text:p>-84,462686708778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5</text:p>
          </table:table-cell>
          <table:table-cell office:value-type="float" office:value="2.6150646805763" calcext:value-type="float">
            <text:p>2,6150646805763</text:p>
          </table:table-cell>
          <table:table-cell office:value-type="float" office:value="-0.26759415864944" calcext:value-type="float">
            <text:p>-0,26759415864944</text:p>
          </table:table-cell>
          <table:table-cell office:value-type="float" office:value="159.89375721877" calcext:value-type="float">
            <text:p>159,89375721877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14</text:p>
          </table:table-cell>
          <table:table-cell office:value-type="float" office:value="3.0961501598358" calcext:value-type="float">
            <text:p>3,0961501598358</text:p>
          </table:table-cell>
          <table:table-cell office:value-type="float" office:value="1.7803677916527" calcext:value-type="float">
            <text:p>1,7803677916527</text:p>
          </table:table-cell>
          <table:table-cell office:value-type="float" office:value="40.081800548894" calcext:value-type="float">
            <text:p>40,081800548894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25</text:p>
          </table:table-cell>
          <table:table-cell office:value-type="float" office:value="4.2703112959862" calcext:value-type="float">
            <text:p>4,2703112959862</text:p>
          </table:table-cell>
          <table:table-cell office:value-type="float" office:value="-0.047522662207484" calcext:value-type="float">
            <text:p>-0,047522662207484</text:p>
          </table:table-cell>
          <table:table-cell office:value-type="float" office:value="-154.64603065685" calcext:value-type="float">
            <text:p>-154,64603065685</text:p>
          </table:table-cell>
          <table:table-cell office:value-type="float" office:value="10" calcext:value-type="float">
            <text:p>1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36</text:p>
          </table:table-cell>
          <table:table-cell office:value-type="float" office:value="3.7506201863289" calcext:value-type="float">
            <text:p>3,7506201863289</text:p>
          </table:table-cell>
          <table:table-cell office:value-type="float" office:value="0.87639674544334" calcext:value-type="float">
            <text:p>0,87639674544334</text:p>
          </table:table-cell>
          <table:table-cell office:value-type="float" office:value="171.2400548777" calcext:value-type="float">
            <text:p>171,2400548777</text:p>
          </table:table-cell>
          <table:table-cell office:value-type="float" office:value="10" calcext:value-type="float">
            <text:p>10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47</text:p>
          </table:table-cell>
          <table:table-cell office:value-type="float" office:value="3.4145325422287" calcext:value-type="float">
            <text:p>3,4145325422287</text:p>
          </table:table-cell>
          <table:table-cell office:value-type="float" office:value="-0.33668883144855" calcext:value-type="float">
            <text:p>-0,33668883144855</text:p>
          </table:table-cell>
          <table:table-cell office:value-type="float" office:value="58.607661040725" calcext:value-type="float">
            <text:p>58,607661040725</text:p>
          </table:table-cell>
          <table:table-cell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58</text:p>
          </table:table-cell>
          <table:table-cell office:value-type="float" office:value="7.0063102245331" calcext:value-type="float">
            <text:p>7,0063102245331</text:p>
          </table:table-cell>
          <table:table-cell office:value-type="float" office:value="1.8776802718639" calcext:value-type="float">
            <text:p>1,8776802718639</text:p>
          </table:table-cell>
          <table:table-cell office:value-type="float" office:value="33.533424708494" calcext:value-type="float">
            <text:p>33,533424708494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69</text:p>
          </table:table-cell>
          <table:table-cell office:value-type="float" office:value="9.9939632415771" calcext:value-type="float">
            <text:p>9,9939632415771</text:p>
          </table:table-cell>
          <table:table-cell office:value-type="float" office:value="0.60940753668547" calcext:value-type="float">
            <text:p>0,60940753668547</text:p>
          </table:table-cell>
          <table:table-cell office:value-type="float" office:value="89.873641919179" calcext:value-type="float">
            <text:p>89,873641919179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80</text:p>
          </table:table-cell>
          <table:table-cell office:value-type="float" office:value="-1.2100225687027" calcext:value-type="float">
            <text:p>-1,2100225687027</text:p>
          </table:table-cell>
          <table:table-cell office:value-type="float" office:value="1.6070288419724" calcext:value-type="float">
            <text:p>1,6070288419724</text:p>
          </table:table-cell>
          <table:table-cell office:value-type="float" office:value="-55.735247529996" calcext:value-type="float">
            <text:p>-55,735247529996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91</text:p>
          </table:table-cell>
          <table:table-cell office:value-type="float" office:value="2.4140958487988" calcext:value-type="float">
            <text:p>2,4140958487988</text:p>
          </table:table-cell>
          <table:table-cell office:value-type="float" office:value="5.5365836620331" calcext:value-type="float">
            <text:p>5,5365836620331</text:p>
          </table:table-cell>
          <table:table-cell office:value-type="float" office:value="-13.029756249896" calcext:value-type="float">
            <text:p>-13,029756249896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02</text:p>
          </table:table-cell>
          <table:table-cell office:value-type="float" office:value="1.4429964125156" calcext:value-type="float">
            <text:p>1,4429964125156</text:p>
          </table:table-cell>
          <table:table-cell office:value-type="float" office:value="-0.58501023799181" calcext:value-type="float">
            <text:p>-0,58501023799181</text:p>
          </table:table-cell>
          <table:table-cell office:value-type="float" office:value="167.22756586257" calcext:value-type="float">
            <text:p>167,22756586257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13</text:p>
          </table:table-cell>
          <table:table-cell office:value-type="float" office:value="3.5074526071548" calcext:value-type="float">
            <text:p>3,5074526071548</text:p>
          </table:table-cell>
          <table:table-cell office:value-type="float" office:value="0.33055849373341" calcext:value-type="float">
            <text:p>0,33055849373341</text:p>
          </table:table-cell>
          <table:table-cell office:value-type="float" office:value="-82.338513842054" calcext:value-type="float">
            <text:p>-82,338513842054</text:p>
          </table:table-cell>
          <table:table-cell office:value-type="float" office:value="10" calcext:value-type="float">
            <text:p>10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24</text:p>
          </table:table-cell>
          <table:table-cell office:value-type="float" office:value="4.5083269476891" calcext:value-type="float">
            <text:p>4,5083269476891</text:p>
          </table:table-cell>
          <table:table-cell office:value-type="float" office:value="-0.2757965028286" calcext:value-type="float">
            <text:p>-0,2757965028286</text:p>
          </table:table-cell>
          <table:table-cell office:value-type="float" office:value="-84.183470458741" calcext:value-type="float">
            <text:p>-84,183470458741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35</text:p>
          </table:table-cell>
          <table:table-cell office:value-type="float" office:value="2.1469542384148" calcext:value-type="float">
            <text:p>2,1469542384148</text:p>
          </table:table-cell>
          <table:table-cell office:value-type="float" office:value="3.3468142151833" calcext:value-type="float">
            <text:p>3,3468142151833</text:p>
          </table:table-cell>
          <table:table-cell office:value-type="float" office:value="-160.97208041294" calcext:value-type="float">
            <text:p>-160,97208041294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46</text:p>
          </table:table-cell>
          <table:table-cell office:value-type="float" office:value="9.7921019792557" calcext:value-type="float">
            <text:p>9,7921019792557</text:p>
          </table:table-cell>
          <table:table-cell office:value-type="float" office:value="0.64533188939095" calcext:value-type="float">
            <text:p>0,64533188939095</text:p>
          </table:table-cell>
          <table:table-cell office:value-type="float" office:value="101.82049471861" calcext:value-type="float">
            <text:p>101,82049471861</text:p>
          </table:table-cell>
          <table:table-cell office:value-type="float" office:value="10" calcext:value-type="float">
            <text:p>1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57</text:p>
          </table:table-cell>
          <table:table-cell office:value-type="float" office:value="-1.5850111842155" calcext:value-type="float">
            <text:p>-1,5850111842155</text:p>
          </table:table-cell>
          <table:table-cell office:value-type="float" office:value="5.2553242444992" calcext:value-type="float">
            <text:p>5,2553242444992</text:p>
          </table:table-cell>
          <table:table-cell office:value-type="float" office:value="29.567172193224" calcext:value-type="float">
            <text:p>29,567172193224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68</text:p>
          </table:table-cell>
          <table:table-cell office:value-type="float" office:value="2.7874737977982" calcext:value-type="float">
            <text:p>2,7874737977982</text:p>
          </table:table-cell>
          <table:table-cell office:value-type="float" office:value="2.4514666199684" calcext:value-type="float">
            <text:p>2,4514666199684</text:p>
          </table:table-cell>
          <table:table-cell office:value-type="float" office:value="2.4105870894566" calcext:value-type="float">
            <text:p>2,4105870894566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79</text:p>
          </table:table-cell>
          <table:table-cell office:value-type="float" office:value="-0.0071840197779238" calcext:value-type="float">
            <text:p>-0,0071840197779238</text:p>
          </table:table-cell>
          <table:table-cell office:value-type="float" office:value="4.5605048537254" calcext:value-type="float">
            <text:p>4,5605048537254</text:p>
          </table:table-cell>
          <table:table-cell office:value-type="float" office:value="82.851652886458" calcext:value-type="float">
            <text:p>82,851652886458</text:p>
          </table:table-cell>
          <table:table-cell office:value-type="float" office:value="10" calcext:value-type="float">
            <text:p>1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90</text:p>
          </table:table-cell>
          <table:table-cell office:value-type="float" office:value="3.8455659151077" calcext:value-type="float">
            <text:p>3,8455659151077</text:p>
          </table:table-cell>
          <table:table-cell office:value-type="float" office:value="1.1298741400242" calcext:value-type="float">
            <text:p>1,1298741400242</text:p>
          </table:table-cell>
          <table:table-cell office:value-type="float" office:value="-60.64723327661" calcext:value-type="float">
            <text:p>-60,64723327661</text:p>
          </table:table-cell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01</text:p>
          </table:table-cell>
          <table:table-cell office:value-type="float" office:value="4.1877055168152" calcext:value-type="float">
            <text:p>4,1877055168152</text:p>
          </table:table-cell>
          <table:table-cell office:value-type="float" office:value="4.1931238770485" calcext:value-type="float">
            <text:p>4,1931238770485</text:p>
          </table:table-cell>
          <table:table-cell office:value-type="float" office:value="-60.372821085013" calcext:value-type="float">
            <text:p>-60,372821085013</text:p>
          </table:table-cell>
          <table:table-cell office:value-type="float" office:value="10" calcext:value-type="float">
            <text:p>1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12</text:p>
          </table:table-cell>
          <table:table-cell office:value-type="float" office:value="5.8013099431992" calcext:value-type="float">
            <text:p>5,8013099431992</text:p>
          </table:table-cell>
          <table:table-cell office:value-type="float" office:value="3.1230181455612" calcext:value-type="float">
            <text:p>3,1230181455612</text:p>
          </table:table-cell>
          <table:table-cell office:value-type="float" office:value="-169.6300324361" calcext:value-type="float">
            <text:p>-169,6300324361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23</text:p>
          </table:table-cell>
          <table:table-cell office:value-type="float" office:value="8.5636025667191" calcext:value-type="float">
            <text:p>8,5636025667191</text:p>
          </table:table-cell>
          <table:table-cell office:value-type="float" office:value="3.3329701423645" calcext:value-type="float">
            <text:p>3,3329701423645</text:p>
          </table:table-cell>
          <table:table-cell office:value-type="float" office:value="-175.61855437649" calcext:value-type="float">
            <text:p>-175,61855437649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34</text:p>
          </table:table-cell>
          <table:table-cell office:value-type="float" office:value="0.21029787138104" calcext:value-type="float">
            <text:p>0,21029787138104</text:p>
          </table:table-cell>
          <table:table-cell office:value-type="float" office:value="2.6562589406967" calcext:value-type="float">
            <text:p>2,6562589406967</text:p>
          </table:table-cell>
          <table:table-cell office:value-type="float" office:value="92.988865390705" calcext:value-type="float">
            <text:p>92,988865390705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45</text:p>
          </table:table-cell>
          <table:table-cell office:value-type="float" office:value="-0.45681200921535" calcext:value-type="float">
            <text:p>-0,45681200921535</text:p>
          </table:table-cell>
          <table:table-cell office:value-type="float" office:value="0.52261870354414" calcext:value-type="float">
            <text:p>0,52261870354414</text:p>
          </table:table-cell>
          <table:table-cell office:value-type="float" office:value="103.56706722527" calcext:value-type="float">
            <text:p>103,56706722527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56</text:p>
          </table:table-cell>
          <table:table-cell office:value-type="float" office:value="-0.44824983924627" calcext:value-type="float">
            <text:p>-0,44824983924627</text:p>
          </table:table-cell>
          <table:table-cell office:value-type="float" office:value="9.1707980632782" calcext:value-type="float">
            <text:p>9,1707980632782</text:p>
          </table:table-cell>
          <table:table-cell office:value-type="float" office:value="-176.00507948809" calcext:value-type="float">
            <text:p>-176,00507948809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67</text:p>
          </table:table-cell>
          <table:table-cell office:value-type="float" office:value="3.848928809166" calcext:value-type="float">
            <text:p>3,848928809166</text:p>
          </table:table-cell>
          <table:table-cell office:value-type="float" office:value="4.3790978193283" calcext:value-type="float">
            <text:p>4,3790978193283</text:p>
          </table:table-cell>
          <table:table-cell office:value-type="float" office:value="-50.87659844927" calcext:value-type="float">
            <text:p>-50,87659844927</text:p>
          </table:table-cell>
          <table:table-cell office:value-type="float" office:value="10" calcext:value-type="float">
            <text:p>1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78</text:p>
          </table:table-cell>
          <table:table-cell office:value-type="float" office:value="4.586860537529" calcext:value-type="float">
            <text:p>4,586860537529</text:p>
          </table:table-cell>
          <table:table-cell office:value-type="float" office:value="6.6010284423828" calcext:value-type="float">
            <text:p>6,6010284423828</text:p>
          </table:table-cell>
          <table:table-cell office:value-type="float" office:value="2.1408516795013" calcext:value-type="float">
            <text:p>2,1408516795013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89</text:p>
          </table:table-cell>
          <table:table-cell office:value-type="float" office:value="5.864804983139" calcext:value-type="float">
            <text:p>5,864804983139</text:p>
          </table:table-cell>
          <table:table-cell office:value-type="float" office:value="4.1265195608139" calcext:value-type="float">
            <text:p>4,1265195608139</text:p>
          </table:table-cell>
          <table:table-cell office:value-type="float" office:value="-1.4108426892644" calcext:value-type="float">
            <text:p>-1,4108426892644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00</text:p>
          </table:table-cell>
          <table:table-cell office:value-type="float" office:value="7.9709780216217" calcext:value-type="float">
            <text:p>7,9709780216217</text:p>
          </table:table-cell>
          <table:table-cell office:value-type="float" office:value="4.1284170746803" calcext:value-type="float">
            <text:p>4,1284170746803</text:p>
          </table:table-cell>
          <table:table-cell office:value-type="float" office:value="-137.00133220405" calcext:value-type="float">
            <text:p>-137,00133220405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11</text:p>
          </table:table-cell>
          <table:table-cell office:value-type="float" office:value="-1.5750701725483" calcext:value-type="float">
            <text:p>-1,5750701725483</text:p>
          </table:table-cell>
          <table:table-cell office:value-type="float" office:value="7.8183209896088" calcext:value-type="float">
            <text:p>7,8183209896088</text:p>
          </table:table-cell>
          <table:table-cell office:value-type="float" office:value="-85.692553003882" calcext:value-type="float">
            <text:p>-85,692553003882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22</text:p>
          </table:table-cell>
          <table:table-cell office:value-type="float" office:value="0.61936754733324" calcext:value-type="float">
            <text:p>0,61936754733324</text:p>
          </table:table-cell>
          <table:table-cell office:value-type="float" office:value="4.8053330183029" calcext:value-type="float">
            <text:p>4,8053330183029</text:p>
          </table:table-cell>
          <table:table-cell office:value-type="float" office:value="-27.268988881142" calcext:value-type="float">
            <text:p>-27,268988881142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33</text:p>
          </table:table-cell>
          <table:table-cell office:value-type="float" office:value="1.2568382918835" calcext:value-type="float">
            <text:p>1,2568382918835</text:p>
          </table:table-cell>
          <table:table-cell office:value-type="float" office:value="8.6038571596146" calcext:value-type="float">
            <text:p>8,6038571596146</text:p>
          </table:table-cell>
          <table:table-cell office:value-type="float" office:value="-82.311445740378" calcext:value-type="float">
            <text:p>-82,311445740378</text:p>
          </table:table-cell>
          <table:table-cell office:value-type="float" office:value="10" calcext:value-type="float">
            <text:p>10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44</text:p>
          </table:table-cell>
          <table:table-cell office:value-type="float" office:value="2.3653903603554" calcext:value-type="float">
            <text:p>2,3653903603554</text:p>
          </table:table-cell>
          <table:table-cell office:value-type="float" office:value="4.8015922307968" calcext:value-type="float">
            <text:p>4,8015922307968</text:p>
          </table:table-cell>
          <table:table-cell office:value-type="float" office:value="151.03685020641" calcext:value-type="float">
            <text:p>151,03685020641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55</text:p>
          </table:table-cell>
          <table:table-cell office:value-type="float" office:value="4.7915428876877" calcext:value-type="float">
            <text:p>4,7915428876877</text:p>
          </table:table-cell>
          <table:table-cell office:value-type="float" office:value="4.3035560846329" calcext:value-type="float">
            <text:p>4,3035560846329</text:p>
          </table:table-cell>
          <table:table-cell office:value-type="float" office:value="84.138997041496" calcext:value-type="float">
            <text:p>84,138997041496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66</text:p>
          </table:table-cell>
          <table:table-cell office:value-type="float" office:value="6.0559636354446" calcext:value-type="float">
            <text:p>6,0559636354446</text:p>
          </table:table-cell>
          <table:table-cell office:value-type="float" office:value="2.5069010257721" calcext:value-type="float">
            <text:p>2,5069010257721</text:p>
          </table:table-cell>
          <table:table-cell office:value-type="float" office:value="79.371525983142" calcext:value-type="float">
            <text:p>79,371525983142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77</text:p>
          </table:table-cell>
          <table:table-cell office:value-type="float" office:value="9.4781386852264" calcext:value-type="float">
            <text:p>9,4781386852264</text:p>
          </table:table-cell>
          <table:table-cell office:value-type="float" office:value="5.0155317783356" calcext:value-type="float">
            <text:p>5,0155317783356</text:p>
          </table:table-cell>
          <table:table-cell office:value-type="float" office:value="99.502307594202" calcext:value-type="float">
            <text:p>99,502307594202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88</text:p>
          </table:table-cell>
          <table:table-cell office:value-type="float" office:value="-1.4369195699692" calcext:value-type="float">
            <text:p>-1,4369195699692</text:p>
          </table:table-cell>
          <table:table-cell office:value-type="float" office:value="5.6367152929306" calcext:value-type="float">
            <text:p>5,6367152929306</text:p>
          </table:table-cell>
          <table:table-cell office:value-type="float" office:value="155.02503874955" calcext:value-type="float">
            <text:p>155,02503874955</text:p>
          </table:table-cell>
          <table:table-cell office:value-type="float" office:value="11" calcext:value-type="float">
            <text:p>1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99</text:p>
          </table:table-cell>
          <table:table-cell office:value-type="float" office:value="3.1309801340103" calcext:value-type="float">
            <text:p>3,1309801340103</text:p>
          </table:table-cell>
          <table:table-cell office:value-type="float" office:value="6.0544002056122" calcext:value-type="float">
            <text:p>6,0544002056122</text:p>
          </table:table-cell>
          <table:table-cell office:value-type="float" office:value="-107.98812671831" calcext:value-type="float">
            <text:p>-107,98812671831</text:p>
          </table:table-cell>
          <table:table-cell office:value-type="float" office:value="10" calcext:value-type="float">
            <text:p>1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10</text:p>
          </table:table-cell>
          <table:table-cell office:value-type="float" office:value="4.2761301994324" calcext:value-type="float">
            <text:p>4,2761301994324</text:p>
          </table:table-cell>
          <table:table-cell office:value-type="float" office:value="6.4905560016632" calcext:value-type="float">
            <text:p>6,4905560016632</text:p>
          </table:table-cell>
          <table:table-cell office:value-type="float" office:value="-128.10823416254" calcext:value-type="float">
            <text:p>-128,10823416254</text:p>
          </table:table-cell>
          <table:table-cell office:value-type="float" office:value="10" calcext:value-type="float">
            <text:p>1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21</text:p>
          </table:table-cell>
          <table:table-cell office:value-type="float" office:value="1.6136702895164" calcext:value-type="float">
            <text:p>1,6136702895164</text:p>
          </table:table-cell>
          <table:table-cell office:value-type="float" office:value="8.110443353653" calcext:value-type="float">
            <text:p>8,110443353653</text:p>
          </table:table-cell>
          <table:table-cell office:value-type="float" office:value="86.098895710745" calcext:value-type="float">
            <text:p>86,098895710745</text:p>
          </table:table-cell>
          <table:table-cell office:value-type="float" office:value="10" calcext:value-type="float">
            <text:p>1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32</text:p>
          </table:table-cell>
          <table:table-cell office:value-type="float" office:value="4.7198134660721" calcext:value-type="float">
            <text:p>4,7198134660721</text:p>
          </table:table-cell>
          <table:table-cell office:value-type="float" office:value="8.206524848938" calcext:value-type="float">
            <text:p>8,206524848938</text:p>
          </table:table-cell>
          <table:table-cell office:value-type="float" office:value="18.612977615587" calcext:value-type="float">
            <text:p>18,612977615587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43</text:p>
          </table:table-cell>
          <table:table-cell office:value-type="float" office:value="7.4628704786301" calcext:value-type="float">
            <text:p>7,4628704786301</text:p>
          </table:table-cell>
          <table:table-cell office:value-type="float" office:value="7.1762263774872" calcext:value-type="float">
            <text:p>7,1762263774872</text:p>
          </table:table-cell>
          <table:table-cell office:value-type="float" office:value="85.408689869437" calcext:value-type="float">
            <text:p>85,408689869437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54</text:p>
          </table:table-cell>
          <table:table-cell office:value-type="float" office:value="9.0593034029007" calcext:value-type="float">
            <text:p>9,0593034029007</text:p>
          </table:table-cell>
          <table:table-cell office:value-type="float" office:value="10.603847503662" calcext:value-type="float">
            <text:p>10,603847503662</text:p>
          </table:table-cell>
          <table:table-cell office:value-type="float" office:value="-76.497885831602" calcext:value-type="float">
            <text:p>-76,49788583160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65</text:p>
          </table:table-cell>
          <table:table-cell office:value-type="float" office:value="1.9644805788994" calcext:value-type="float">
            <text:p>1,9644805788994</text:p>
          </table:table-cell>
          <table:table-cell office:value-type="float" office:value="10.220835208893" calcext:value-type="float">
            <text:p>10,220835208893</text:p>
          </table:table-cell>
          <table:table-cell office:value-type="float" office:value="-161.66618827042" calcext:value-type="float">
            <text:p>-161,66618827042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76</text:p>
          </table:table-cell>
          <table:table-cell office:value-type="float" office:value="-0.14381058514118" calcext:value-type="float">
            <text:p>-0,14381058514118</text:p>
          </table:table-cell>
          <table:table-cell office:value-type="float" office:value="6.6711747646332" calcext:value-type="float">
            <text:p>6,6711747646332</text:p>
          </table:table-cell>
          <table:table-cell office:value-type="float" office:value="-38.013462048427" calcext:value-type="float">
            <text:p>-38,013462048427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87</text:p>
          </table:table-cell>
          <table:table-cell office:value-type="float" office:value="3.490783572197" calcext:value-type="float">
            <text:p>3,490783572197</text:p>
          </table:table-cell>
          <table:table-cell office:value-type="float" office:value="7.6483201980591" calcext:value-type="float">
            <text:p>7,6483201980591</text:p>
          </table:table-cell>
          <table:table-cell office:value-type="float" office:value="138.95530609568" calcext:value-type="float">
            <text:p>138,95530609568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98</text:p>
          </table:table-cell>
          <table:table-cell office:value-type="float" office:value="2.6096403598785" calcext:value-type="float">
            <text:p>2,6096403598785</text:p>
          </table:table-cell>
          <table:table-cell office:value-type="float" office:value="10.038175582886" calcext:value-type="float">
            <text:p>10,038175582886</text:p>
          </table:table-cell>
          <table:table-cell office:value-type="float" office:value="120.84590553478" calcext:value-type="float">
            <text:p>120,84590553478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309</text:p>
          </table:table-cell>
          <table:table-cell office:value-type="float" office:value="7.1832096576691" calcext:value-type="float">
            <text:p>7,1832096576691</text:p>
          </table:table-cell>
          <table:table-cell office:value-type="float" office:value="10.120879411697" calcext:value-type="float">
            <text:p>10,120879411697</text:p>
          </table:table-cell>
          <table:table-cell office:value-type="float" office:value="-58.946582921751" calcext:value-type="float">
            <text:p>-58,946582921751</text:p>
          </table:table-cell>
          <table:table-cell office:value-type="float" office:value="11" calcext:value-type="float">
            <text:p>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320</text:p>
          </table:table-cell>
          <table:table-cell office:value-type="float" office:value="6.3648849725723" calcext:value-type="float">
            <text:p>6,3648849725723</text:p>
          </table:table-cell>
          <table:table-cell office:value-type="float" office:value="9.8303747177124" calcext:value-type="float">
            <text:p>9,8303747177124</text:p>
          </table:table-cell>
          <table:table-cell office:value-type="float" office:value="-42.937885044487" calcext:value-type="float">
            <text:p>-42,937885044487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331</text:p>
          </table:table-cell>
          <table:table-cell office:value-type="float" office:value="8.3751332759857" calcext:value-type="float">
            <text:p>8,3751332759857</text:p>
          </table:table-cell>
          <table:table-cell office:value-type="float" office:value="9.9943816661835" calcext:value-type="float">
            <text:p>9,9943816661835</text:p>
          </table:table-cell>
          <table:table-cell office:value-type="float" office:value="174.10510512674" calcext:value-type="float">
            <text:p>174,10510512674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342</text:p>
          </table:table-cell>
          <table:table-cell office:value-type="float" office:value="1.4072225987911" calcext:value-type="float">
            <text:p>1,4072225987911</text:p>
          </table:table-cell>
          <table:table-cell office:value-type="float" office:value="10.42505979538" calcext:value-type="float">
            <text:p>10,42505979538</text:p>
          </table:table-cell>
          <table:table-cell office:value-type="float" office:value="100.85416827232" calcext:value-type="float">
            <text:p>100,85416827232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353</text:p>
          </table:table-cell>
          <table:table-cell office:value-type="float" office:value="3.8757401704788" calcext:value-type="float">
            <text:p>3,8757401704788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37.846765320772" calcext:value-type="float">
            <text:p>-37,84676532077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5</text:p>
          </table:table-cell>
          <table:table-cell office:value-type="float" office:value="2.8140270709991" calcext:value-type="float">
            <text:p>2,8140270709991</text:p>
          </table:table-cell>
          <table:table-cell office:value-type="float" office:value="-0.50848431885242" calcext:value-type="float">
            <text:p>-0,50848431885242</text:p>
          </table:table-cell>
          <table:table-cell office:value-type="float" office:value="121.77720950667" calcext:value-type="float">
            <text:p>121,77720950667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14</text:p>
          </table:table-cell>
          <table:table-cell office:value-type="float" office:value="2.7495235204697" calcext:value-type="float">
            <text:p>2,7495235204697</text:p>
          </table:table-cell>
          <table:table-cell office:value-type="float" office:value="1.7135916650295" calcext:value-type="float">
            <text:p>1,7135916650295</text:p>
          </table:table-cell>
          <table:table-cell office:value-type="float" office:value="15.360881188873" calcext:value-type="float">
            <text:p>15,360881188873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25</text:p>
          </table:table-cell>
          <table:table-cell office:value-type="float" office:value="4.5228964090347" calcext:value-type="float">
            <text:p>4,5228964090347</text:p>
          </table:table-cell>
          <table:table-cell office:value-type="float" office:value="0.16437577083707" calcext:value-type="float">
            <text:p>0,16437577083707</text:p>
          </table:table-cell>
          <table:table-cell office:value-type="float" office:value="-157.73989896106" calcext:value-type="float">
            <text:p>-157,73989896106</text:p>
          </table:table-cell>
          <table:table-cell office:value-type="float" office:value="10" calcext:value-type="float">
            <text:p>1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36</text:p>
          </table:table-cell>
          <table:table-cell office:value-type="float" office:value="3.8334077596664" calcext:value-type="float">
            <text:p>3,8334077596664</text:p>
          </table:table-cell>
          <table:table-cell office:value-type="float" office:value="0.85618123412132" calcext:value-type="float">
            <text:p>0,85618123412132</text:p>
          </table:table-cell>
          <table:table-cell office:value-type="float" office:value="116.89351166889" calcext:value-type="float">
            <text:p>116,89351166889</text:p>
          </table:table-cell>
          <table:table-cell office:value-type="float" office:value="10" calcext:value-type="float">
            <text:p>10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47</text:p>
          </table:table-cell>
          <table:table-cell office:value-type="float" office:value="3.5294431447983" calcext:value-type="float">
            <text:p>3,5294431447983</text:p>
          </table:table-cell>
          <table:table-cell office:value-type="float" office:value="-0.58500867336988" calcext:value-type="float">
            <text:p>-0,58500867336988</text:p>
          </table:table-cell>
          <table:table-cell office:value-type="float" office:value="95.748451864643" calcext:value-type="float">
            <text:p>95,748451864643</text:p>
          </table:table-cell>
          <table:table-cell office:value-type="float" office:value="10" calcext:value-type="float">
            <text:p>10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58</text:p>
          </table:table-cell>
          <table:table-cell office:value-type="float" office:value="7.0117700099945" calcext:value-type="float">
            <text:p>7,0117700099945</text:p>
          </table:table-cell>
          <table:table-cell office:value-type="float" office:value="1.667425185442" calcext:value-type="float">
            <text:p>1,667425185442</text:p>
          </table:table-cell>
          <table:table-cell office:value-type="float" office:value="95.748732044439" calcext:value-type="float">
            <text:p>95,748732044439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69</text:p>
          </table:table-cell>
          <table:table-cell office:value-type="float" office:value="9.9473398923874" calcext:value-type="float">
            <text:p>9,9473398923874</text:p>
          </table:table-cell>
          <table:table-cell office:value-type="float" office:value="0.57398807257414" calcext:value-type="float">
            <text:p>0,57398807257414</text:p>
          </table:table-cell>
          <table:table-cell office:value-type="float" office:value="84.750294685364" calcext:value-type="float">
            <text:p>84,750294685364</text:p>
          </table:table-cell>
          <table:table-cell office:value-type="float" office:value="10" calcext:value-type="float">
            <text:p>1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80</text:p>
          </table:table-cell>
          <table:table-cell office:value-type="float" office:value="-1.2909814715385" calcext:value-type="float">
            <text:p>-1,2909814715385</text:p>
          </table:table-cell>
          <table:table-cell office:value-type="float" office:value="1.7253331840038" calcext:value-type="float">
            <text:p>1,7253331840038</text:p>
          </table:table-cell>
          <table:table-cell office:value-type="float" office:value="-56.930463784819" calcext:value-type="float">
            <text:p>-56,930463784819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91</text:p>
          </table:table-cell>
          <table:table-cell office:value-type="float" office:value="2.1945357322693" calcext:value-type="float">
            <text:p>2,1945357322693</text:p>
          </table:table-cell>
          <table:table-cell office:value-type="float" office:value="5.324934720993" calcext:value-type="float">
            <text:p>5,324934720993</text:p>
          </table:table-cell>
          <table:table-cell office:value-type="float" office:value="39.705812931061" calcext:value-type="float">
            <text:p>39,705812931061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02</text:p>
          </table:table-cell>
          <table:table-cell office:value-type="float" office:value="1.6844847798347" calcext:value-type="float">
            <text:p>1,6844847798347</text:p>
          </table:table-cell>
          <table:table-cell office:value-type="float" office:value="-0.58195907622576" calcext:value-type="float">
            <text:p>-0,58195907622576</text:p>
          </table:table-cell>
          <table:table-cell office:value-type="float" office:value="178.0871707163" calcext:value-type="float">
            <text:p>178,0871707163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13</text:p>
          </table:table-cell>
          <table:table-cell office:value-type="float" office:value="3.4821945428848" calcext:value-type="float">
            <text:p>3,4821945428848</text:p>
          </table:table-cell>
          <table:table-cell office:value-type="float" office:value="0.50569374114275" calcext:value-type="float">
            <text:p>0,50569374114275</text:p>
          </table:table-cell>
          <table:table-cell office:value-type="float" office:value="-91.836738738285" calcext:value-type="float">
            <text:p>-91,836738738285</text:p>
          </table:table-cell>
          <table:table-cell office:value-type="float" office:value="10" calcext:value-type="float">
            <text:p>10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24</text:p>
          </table:table-cell>
          <table:table-cell office:value-type="float" office:value="4.6217432618141" calcext:value-type="float">
            <text:p>4,6217432618141</text:p>
          </table:table-cell>
          <table:table-cell office:value-type="float" office:value="-0.15186972916126" calcext:value-type="float">
            <text:p>-0,15186972916126</text:p>
          </table:table-cell>
          <table:table-cell office:value-type="float" office:value="-140.63418443036" calcext:value-type="float">
            <text:p>-140,63418443036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35</text:p>
          </table:table-cell>
          <table:table-cell office:value-type="float" office:value="2.5231310725212" calcext:value-type="float">
            <text:p>2,5231310725212</text:p>
          </table:table-cell>
          <table:table-cell office:value-type="float" office:value="3.4767097234726" calcext:value-type="float">
            <text:p>3,4767097234726</text:p>
          </table:table-cell>
          <table:table-cell office:value-type="float" office:value="-160.9324315551" calcext:value-type="float">
            <text:p>-160,9324315551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46</text:p>
          </table:table-cell>
          <table:table-cell office:value-type="float" office:value="9.7565257549286" calcext:value-type="float">
            <text:p>9,7565257549286</text:p>
          </table:table-cell>
          <table:table-cell office:value-type="float" office:value="0.65365523099899" calcext:value-type="float">
            <text:p>0,65365523099899</text:p>
          </table:table-cell>
          <table:table-cell office:value-type="float" office:value="97.215965295294" calcext:value-type="float">
            <text:p>97,215965295294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57</text:p>
          </table:table-cell>
          <table:table-cell office:value-type="float" office:value="-1.484366953373" calcext:value-type="float">
            <text:p>-1,484366953373</text:p>
          </table:table-cell>
          <table:table-cell office:value-type="float" office:value="5.0462251901627" calcext:value-type="float">
            <text:p>5,0462251901627</text:p>
          </table:table-cell>
          <table:table-cell office:value-type="float" office:value="118.59222126615" calcext:value-type="float">
            <text:p>118,59222126615</text:p>
          </table:table-cell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68</text:p>
          </table:table-cell>
          <table:table-cell office:value-type="float" office:value="2.4722580611706" calcext:value-type="float">
            <text:p>2,4722580611706</text:p>
          </table:table-cell>
          <table:table-cell office:value-type="float" office:value="2.6114052534103" calcext:value-type="float">
            <text:p>2,6114052534103</text:p>
          </table:table-cell>
          <table:table-cell office:value-type="float" office:value="-22.524830831844" calcext:value-type="float">
            <text:p>-22,524830831844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79</text:p>
          </table:table-cell>
          <table:table-cell office:value-type="float" office:value="-0.083745429292321" calcext:value-type="float">
            <text:p>-0,083745429292321</text:p>
          </table:table-cell>
          <table:table-cell office:value-type="float" office:value="4.1838091611862" calcext:value-type="float">
            <text:p>4,1838091611862</text:p>
          </table:table-cell>
          <table:table-cell office:value-type="float" office:value="76.951995776717" calcext:value-type="float">
            <text:p>76,951995776717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90</text:p>
          </table:table-cell>
          <table:table-cell office:value-type="float" office:value="3.9796236157417" calcext:value-type="float">
            <text:p>3,9796236157417</text:p>
          </table:table-cell>
          <table:table-cell office:value-type="float" office:value="1.2938950955868" calcext:value-type="float">
            <text:p>1,2938950955868</text:p>
          </table:table-cell>
          <table:table-cell office:value-type="float" office:value="-122.66517444781" calcext:value-type="float">
            <text:p>-122,66517444781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01</text:p>
          </table:table-cell>
          <table:table-cell office:value-type="float" office:value="4.3472474813461" calcext:value-type="float">
            <text:p>4,3472474813461</text:p>
          </table:table-cell>
          <table:table-cell office:value-type="float" office:value="4.3414345383644" calcext:value-type="float">
            <text:p>4,3414345383644</text:p>
          </table:table-cell>
          <table:table-cell office:value-type="float" office:value="-147.46101798525" calcext:value-type="float">
            <text:p>-147,46101798525</text:p>
          </table:table-cell>
          <table:table-cell office:value-type="float" office:value="10" calcext:value-type="float">
            <text:p>10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12</text:p>
          </table:table-cell>
          <table:table-cell office:value-type="float" office:value="5.97640812397" calcext:value-type="float">
            <text:p>5,97640812397</text:p>
          </table:table-cell>
          <table:table-cell office:value-type="float" office:value="3.3502286672592" calcext:value-type="float">
            <text:p>3,3502286672592</text:p>
          </table:table-cell>
          <table:table-cell office:value-type="float" office:value="-118.36311619753" calcext:value-type="float">
            <text:p>-118,36311619753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23</text:p>
          </table:table-cell>
          <table:table-cell office:value-type="float" office:value="8.9609116315842" calcext:value-type="float">
            <text:p>8,9609116315842</text:p>
          </table:table-cell>
          <table:table-cell office:value-type="float" office:value="3.3640202879906" calcext:value-type="float">
            <text:p>3,3640202879906</text:p>
          </table:table-cell>
          <table:table-cell office:value-type="float" office:value="-175.58053192819" calcext:value-type="float">
            <text:p>-175,58053192819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34</text:p>
          </table:table-cell>
          <table:table-cell office:value-type="float" office:value="0.10822575539351" calcext:value-type="float">
            <text:p>0,10822575539351</text:p>
          </table:table-cell>
          <table:table-cell office:value-type="float" office:value="2.3715576529503" calcext:value-type="float">
            <text:p>2,3715576529503</text:p>
          </table:table-cell>
          <table:table-cell office:value-type="float" office:value="60.502325653271" calcext:value-type="float">
            <text:p>60,502325653271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45</text:p>
          </table:table-cell>
          <table:table-cell office:value-type="float" office:value="-0.24374235421419" calcext:value-type="float">
            <text:p>-0,24374235421419</text:p>
          </table:table-cell>
          <table:table-cell office:value-type="float" office:value="0.28801208361983" calcext:value-type="float">
            <text:p>0,28801208361983</text:p>
          </table:table-cell>
          <table:table-cell office:value-type="float" office:value="139.88093813513" calcext:value-type="float">
            <text:p>139,88093813513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56</text:p>
          </table:table-cell>
          <table:table-cell office:value-type="float" office:value="-0.19198311492801" calcext:value-type="float">
            <text:p>-0,19198311492801</text:p>
          </table:table-cell>
          <table:table-cell office:value-type="float" office:value="9.1522991657257" calcext:value-type="float">
            <text:p>9,1522991657257</text:p>
          </table:table-cell>
          <table:table-cell office:value-type="float" office:value="174.70464888652" calcext:value-type="float">
            <text:p>174,70464888652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67</text:p>
          </table:table-cell>
          <table:table-cell office:value-type="float" office:value="3.9879816770554" calcext:value-type="float">
            <text:p>3,9879816770554</text:p>
          </table:table-cell>
          <table:table-cell office:value-type="float" office:value="4.5458230376244" calcext:value-type="float">
            <text:p>4,5458230376244</text:p>
          </table:table-cell>
          <table:table-cell office:value-type="float" office:value="-139.41284653487" calcext:value-type="float">
            <text:p>-139,41284653487</text:p>
          </table:table-cell>
          <table:table-cell office:value-type="float" office:value="10" calcext:value-type="float">
            <text:p>1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78</text:p>
          </table:table-cell>
          <table:table-cell office:value-type="float" office:value="4.561682343483" calcext:value-type="float">
            <text:p>4,561682343483</text:p>
          </table:table-cell>
          <table:table-cell office:value-type="float" office:value="6.8307220935822" calcext:value-type="float">
            <text:p>6,8307220935822</text:p>
          </table:table-cell>
          <table:table-cell office:value-type="float" office:value="-89.351120268463" calcext:value-type="float">
            <text:p>-89,351120268463</text:p>
          </table:table-cell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89</text:p>
          </table:table-cell>
          <table:table-cell office:value-type="float" office:value="5.5958700180054" calcext:value-type="float">
            <text:p>5,5958700180054</text:p>
          </table:table-cell>
          <table:table-cell office:value-type="float" office:value="4.1899126768112" calcext:value-type="float">
            <text:p>4,1899126768112</text:p>
          </table:table-cell>
          <table:table-cell office:value-type="float" office:value="-14.845941476761" calcext:value-type="float">
            <text:p>-14,845941476761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00</text:p>
          </table:table-cell>
          <table:table-cell office:value-type="float" office:value="8.2616138458252" calcext:value-type="float">
            <text:p>8,2616138458252</text:p>
          </table:table-cell>
          <table:table-cell office:value-type="float" office:value="4.4001358747482" calcext:value-type="float">
            <text:p>4,4001358747482</text:p>
          </table:table-cell>
          <table:table-cell office:value-type="float" office:value="-136.94345115856" calcext:value-type="float">
            <text:p>-136,9434511585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11</text:p>
          </table:table-cell>
          <table:table-cell office:value-type="float" office:value="-1.5850046277046" calcext:value-type="float">
            <text:p>-1,5850046277046</text:p>
          </table:table-cell>
          <table:table-cell office:value-type="float" office:value="8.1281411647797" calcext:value-type="float">
            <text:p>8,1281411647797</text:p>
          </table:table-cell>
          <table:table-cell office:value-type="float" office:value="-68.781529262567" calcext:value-type="float">
            <text:p>-68,781529262567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22</text:p>
          </table:table-cell>
          <table:table-cell office:value-type="float" office:value="0.32692316919565" calcext:value-type="float">
            <text:p>0,32692316919565</text:p>
          </table:table-cell>
          <table:table-cell office:value-type="float" office:value="4.7531190514565" calcext:value-type="float">
            <text:p>4,7531190514565</text:p>
          </table:table-cell>
          <table:table-cell office:value-type="float" office:value="19.017671703533" calcext:value-type="float">
            <text:p>19,017671703533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33</text:p>
          </table:table-cell>
          <table:table-cell office:value-type="float" office:value="1.4758455753326" calcext:value-type="float">
            <text:p>1,4758455753326</text:p>
          </table:table-cell>
          <table:table-cell office:value-type="float" office:value="8.6707448959351" calcext:value-type="float">
            <text:p>8,6707448959351</text:p>
          </table:table-cell>
          <table:table-cell office:value-type="float" office:value="-170.89931524483" calcext:value-type="float">
            <text:p>-170,89931524483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44</text:p>
          </table:table-cell>
          <table:table-cell office:value-type="float" office:value="2.7083283662796" calcext:value-type="float">
            <text:p>2,7083283662796</text:p>
          </table:table-cell>
          <table:table-cell office:value-type="float" office:value="4.7201699018478" calcext:value-type="float">
            <text:p>4,7201699018478</text:p>
          </table:table-cell>
          <table:table-cell office:value-type="float" office:value="171.39620386112" calcext:value-type="float">
            <text:p>171,39620386112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55</text:p>
          </table:table-cell>
          <table:table-cell office:value-type="float" office:value="4.9628725647926" calcext:value-type="float">
            <text:p>4,9628725647926</text:p>
          </table:table-cell>
          <table:table-cell office:value-type="float" office:value="4.1711258888245" calcext:value-type="float">
            <text:p>4,1711258888245</text:p>
          </table:table-cell>
          <table:table-cell office:value-type="float" office:value="159.90536076248" calcext:value-type="float">
            <text:p>159,90536076248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66</text:p>
          </table:table-cell>
          <table:table-cell office:value-type="float" office:value="6.0166656970978" calcext:value-type="float">
            <text:p>6,0166656970978</text:p>
          </table:table-cell>
          <table:table-cell office:value-type="float" office:value="2.2984385490417" calcext:value-type="float">
            <text:p>2,2984385490417</text:p>
          </table:table-cell>
          <table:table-cell office:value-type="float" office:value="79.357045471289" calcext:value-type="float">
            <text:p>79,357045471289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77</text:p>
          </table:table-cell>
          <table:table-cell office:value-type="float" office:value="9.5427191257477" calcext:value-type="float">
            <text:p>9,5427191257477</text:p>
          </table:table-cell>
          <table:table-cell office:value-type="float" office:value="4.6229195594788" calcext:value-type="float">
            <text:p>4,6229195594788</text:p>
          </table:table-cell>
          <table:table-cell office:value-type="float" office:value="99.457820509649" calcext:value-type="float">
            <text:p>99,457820509649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88</text:p>
          </table:table-cell>
          <table:table-cell office:value-type="float" office:value="-1.2931594252586" calcext:value-type="float">
            <text:p>-1,2931594252586</text:p>
          </table:table-cell>
          <table:table-cell office:value-type="float" office:value="5.8311647176743" calcext:value-type="float">
            <text:p>5,8311647176743</text:p>
          </table:table-cell>
          <table:table-cell office:value-type="float" office:value="-122.11665074537" calcext:value-type="float">
            <text:p>-122,11665074537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99</text:p>
          </table:table-cell>
          <table:table-cell office:value-type="float" office:value="2.936070561409" calcext:value-type="float">
            <text:p>2,936070561409</text:p>
          </table:table-cell>
          <table:table-cell office:value-type="float" office:value="6.2903064489365" calcext:value-type="float">
            <text:p>6,2903064489365</text:p>
          </table:table-cell>
          <table:table-cell office:value-type="float" office:value="-55.334785182005" calcext:value-type="float">
            <text:p>-55,334785182005</text:p>
          </table:table-cell>
          <table:table-cell office:value-type="float" office:value="10" calcext:value-type="float">
            <text:p>1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10</text:p>
          </table:table-cell>
          <table:table-cell office:value-type="float" office:value="4.0998330712318" calcext:value-type="float">
            <text:p>4,0998330712318</text:p>
          </table:table-cell>
          <table:table-cell office:value-type="float" office:value="6.6459786891937" calcext:value-type="float">
            <text:p>6,6459786891937</text:p>
          </table:table-cell>
          <table:table-cell office:value-type="float" office:value="-36.26046932427" calcext:value-type="float">
            <text:p>-36,26046932427</text:p>
          </table:table-cell>
          <table:table-cell office:value-type="float" office:value="10" calcext:value-type="float">
            <text:p>1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21</text:p>
          </table:table-cell>
          <table:table-cell office:value-type="float" office:value="1.8044909834862" calcext:value-type="float">
            <text:p>1,8044909834862</text:p>
          </table:table-cell>
          <table:table-cell office:value-type="float" office:value="7.8292447328568" calcext:value-type="float">
            <text:p>7,8292447328568</text:p>
          </table:table-cell>
          <table:table-cell office:value-type="float" office:value="119.02041799703" calcext:value-type="float">
            <text:p>119,02041799703</text:p>
          </table:table-cell>
          <table:table-cell office:value-type="float" office:value="10" calcext:value-type="float">
            <text:p>10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32</text:p>
          </table:table-cell>
          <table:table-cell office:value-type="float" office:value="4.4867080450058" calcext:value-type="float">
            <text:p>4,4867080450058</text:p>
          </table:table-cell>
          <table:table-cell office:value-type="float" office:value="8.0372107028961" calcext:value-type="float">
            <text:p>8,0372107028961</text:p>
          </table:table-cell>
          <table:table-cell office:value-type="float" office:value="43.726317821794" calcext:value-type="float">
            <text:p>43,726317821794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43</text:p>
          </table:table-cell>
          <table:table-cell office:value-type="float" office:value="7.4145823717117" calcext:value-type="float">
            <text:p>7,4145823717117</text:p>
          </table:table-cell>
          <table:table-cell office:value-type="float" office:value="6.8073105812073" calcext:value-type="float">
            <text:p>6,8073105812073</text:p>
          </table:table-cell>
          <table:table-cell office:value-type="float" office:value="81.462979316711" calcext:value-type="float">
            <text:p>81,462979316711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54</text:p>
          </table:table-cell>
          <table:table-cell office:value-type="float" office:value="8.8482016324997" calcext:value-type="float">
            <text:p>8,8482016324997</text:p>
          </table:table-cell>
          <table:table-cell office:value-type="float" office:value="10.814942121506" calcext:value-type="float">
            <text:p>10,814942121506</text:p>
          </table:table-cell>
          <table:table-cell office:value-type="float" office:value="-66.120456738077" calcext:value-type="float">
            <text:p>-66,12045673807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65</text:p>
          </table:table-cell>
          <table:table-cell office:value-type="float" office:value="2.1192052960396" calcext:value-type="float">
            <text:p>2,1192052960396</text:p>
          </table:table-cell>
          <table:table-cell office:value-type="float" office:value="10.320546627045" calcext:value-type="float">
            <text:p>10,320546627045</text:p>
          </table:table-cell>
          <table:table-cell office:value-type="float" office:value="-126.21350804712" calcext:value-type="float">
            <text:p>-126,21350804712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76</text:p>
          </table:table-cell>
          <table:table-cell office:value-type="float" office:value="-0.36355949938297" calcext:value-type="float">
            <text:p>-0,36355949938297</text:p>
          </table:table-cell>
          <table:table-cell office:value-type="float" office:value="6.806732416153" calcext:value-type="float">
            <text:p>6,806732416153</text:p>
          </table:table-cell>
          <table:table-cell office:value-type="float" office:value="-30.748881731823" calcext:value-type="float">
            <text:p>-30,748881731823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87</text:p>
          </table:table-cell>
          <table:table-cell office:value-type="float" office:value="3.7334105372429" calcext:value-type="float">
            <text:p>3,7334105372429</text:p>
          </table:table-cell>
          <table:table-cell office:value-type="float" office:value="7.3654282093048" calcext:value-type="float">
            <text:p>7,3654282093048</text:p>
          </table:table-cell>
          <table:table-cell office:value-type="float" office:value="128.0622300069" calcext:value-type="float">
            <text:p>128,0622300069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98</text:p>
          </table:table-cell>
          <table:table-cell office:value-type="float" office:value="2.4453476071358" calcext:value-type="float">
            <text:p>2,4453476071358</text:p>
          </table:table-cell>
          <table:table-cell office:value-type="float" office:value="9.8837959766388" calcext:value-type="float">
            <text:p>9,8837959766388</text:p>
          </table:table-cell>
          <table:table-cell office:value-type="float" office:value="33.174169291357" calcext:value-type="float">
            <text:p>33,174169291357</text:p>
          </table:table-cell>
          <table:table-cell office:value-type="float" office:value="10" calcext:value-type="float">
            <text:p>1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309</text:p>
          </table:table-cell>
          <table:table-cell office:value-type="float" office:value="6.9784504175186" calcext:value-type="float">
            <text:p>6,9784504175186</text:p>
          </table:table-cell>
          <table:table-cell office:value-type="float" office:value="10.461366176605" calcext:value-type="float">
            <text:p>10,461366176605</text:p>
          </table:table-cell>
          <table:table-cell office:value-type="float" office:value="-58.944607995878" calcext:value-type="float">
            <text:p>-58,944607995878</text:p>
          </table:table-cell>
          <table:table-cell office:value-type="float" office:value="11" calcext:value-type="float">
            <text:p>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320</text:p>
          </table:table-cell>
          <table:table-cell office:value-type="float" office:value="6.0830157995224" calcext:value-type="float">
            <text:p>6,0830157995224</text:p>
          </table:table-cell>
          <table:table-cell office:value-type="float" office:value="10.095262527466" calcext:value-type="float">
            <text:p>10,095262527466</text:p>
          </table:table-cell>
          <table:table-cell office:value-type="float" office:value="-44.656378068742" calcext:value-type="float">
            <text:p>-44,656378068742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331</text:p>
          </table:table-cell>
          <table:table-cell office:value-type="float" office:value="8.7704545259476" calcext:value-type="float">
            <text:p>8,7704545259476</text:p>
          </table:table-cell>
          <table:table-cell office:value-type="float" office:value="9.95325922966" calcext:value-type="float">
            <text:p>9,95325922966</text:p>
          </table:table-cell>
          <table:table-cell office:value-type="float" office:value="174.06149274984" calcext:value-type="float">
            <text:p>174,06149274984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342</text:p>
          </table:table-cell>
          <table:table-cell office:value-type="float" office:value="1.1975413560867" calcext:value-type="float">
            <text:p>1,1975413560867</text:p>
          </table:table-cell>
          <table:table-cell office:value-type="float" office:value="10.352535247803" calcext:value-type="float">
            <text:p>10,352535247803</text:p>
          </table:table-cell>
          <table:table-cell office:value-type="float" office:value="10.133412138672" calcext:value-type="float">
            <text:p>10,133412138672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353</text:p>
          </table:table-cell>
          <table:table-cell office:value-type="float" office:value="3.563249707222" calcext:value-type="float">
            <text:p>3,563249707222</text:p>
          </table:table-cell>
          <table:table-cell office:value-type="float" office:value="11.049320697784" calcext:value-type="float">
            <text:p>11,049320697784</text:p>
          </table:table-cell>
          <table:table-cell office:value-type="float" office:value="7.0763024839626" calcext:value-type="float">
            <text:p>7,0763024839626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5</text:p>
          </table:table-cell>
          <table:table-cell office:value-type="float" office:value="2.9874107241631" calcext:value-type="float">
            <text:p>2,9874107241631</text:p>
          </table:table-cell>
          <table:table-cell office:value-type="float" office:value="-0.58500744402409" calcext:value-type="float">
            <text:p>-0,58500744402409</text:p>
          </table:table-cell>
          <table:table-cell office:value-type="float" office:value="91.335866101988" calcext:value-type="float">
            <text:p>91,335866101988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14</text:p>
          </table:table-cell>
          <table:table-cell office:value-type="float" office:value="2.3656758666039" calcext:value-type="float">
            <text:p>2,3656758666039</text:p>
          </table:table-cell>
          <table:table-cell office:value-type="float" office:value="1.6092722117901" calcext:value-type="float">
            <text:p>1,6092722117901</text:p>
          </table:table-cell>
          <table:table-cell office:value-type="float" office:value="15.346696232535" calcext:value-type="float">
            <text:p>15,346696232535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25</text:p>
          </table:table-cell>
          <table:table-cell office:value-type="float" office:value="4.722453057766" calcext:value-type="float">
            <text:p>4,722453057766</text:p>
          </table:table-cell>
          <table:table-cell office:value-type="float" office:value="0.092878537252545" calcext:value-type="float">
            <text:p>0,092878537252545</text:p>
          </table:table-cell>
          <table:table-cell office:value-type="float" office:value="139.14394226803" calcext:value-type="float">
            <text:p>139,14394226803</text:p>
          </table:table-cell>
          <table:table-cell office:value-type="float" office:value="10" calcext:value-type="float">
            <text:p>10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36</text:p>
          </table:table-cell>
          <table:table-cell office:value-type="float" office:value="4.0476626157761" calcext:value-type="float">
            <text:p>4,0476626157761</text:p>
          </table:table-cell>
          <table:table-cell office:value-type="float" office:value="0.83649262785912" calcext:value-type="float">
            <text:p>0,83649262785912</text:p>
          </table:table-cell>
          <table:table-cell office:value-type="float" office:value="117.85216392226" calcext:value-type="float">
            <text:p>117,85216392226</text:p>
          </table:table-cell>
          <table:table-cell office:value-type="float" office:value="10" calcext:value-type="float">
            <text:p>10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47</text:p>
          </table:table-cell>
          <table:table-cell office:value-type="float" office:value="3.7361949682236" calcext:value-type="float">
            <text:p>3,7361949682236</text:p>
          </table:table-cell>
          <table:table-cell office:value-type="float" office:value="-0.58499805629253" calcext:value-type="float">
            <text:p>-0,58499805629253</text:p>
          </table:table-cell>
          <table:table-cell office:value-type="float" office:value="102.85309393694" calcext:value-type="float">
            <text:p>102,85309393694</text:p>
          </table:table-cell>
          <table:table-cell office:value-type="float" office:value="10" calcext:value-type="float">
            <text:p>10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58</text:p>
          </table:table-cell>
          <table:table-cell office:value-type="float" office:value="7.2004026174545" calcext:value-type="float">
            <text:p>7,2004026174545</text:p>
          </table:table-cell>
          <table:table-cell office:value-type="float" office:value="1.5736667811871" calcext:value-type="float">
            <text:p>1,5736667811871</text:p>
          </table:table-cell>
          <table:table-cell office:value-type="float" office:value="157.94194276166" calcext:value-type="float">
            <text:p>157,94194276166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69</text:p>
          </table:table-cell>
          <table:table-cell office:value-type="float" office:value="9.8109138011932" calcext:value-type="float">
            <text:p>9,8109138011932</text:p>
          </table:table-cell>
          <table:table-cell office:value-type="float" office:value="0.47903500497341" calcext:value-type="float">
            <text:p>0,47903500497341</text:p>
          </table:table-cell>
          <table:table-cell office:value-type="float" office:value="46.723616350988" calcext:value-type="float">
            <text:p>46,723616350988</text:p>
          </table:table-cell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80</text:p>
          </table:table-cell>
          <table:table-cell office:value-type="float" office:value="-1.3037127256393" calcext:value-type="float">
            <text:p>-1,3037127256393</text:p>
          </table:table-cell>
          <table:table-cell office:value-type="float" office:value="1.9394248723984" calcext:value-type="float">
            <text:p>1,9394248723984</text:p>
          </table:table-cell>
          <table:table-cell office:value-type="float" office:value="-89.175283529197" calcext:value-type="float">
            <text:p>-89,175283529197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91</text:p>
          </table:table-cell>
          <table:table-cell office:value-type="float" office:value="1.8885363638401" calcext:value-type="float">
            <text:p>1,8885363638401</text:p>
          </table:table-cell>
          <table:table-cell office:value-type="float" office:value="5.0717550516129" calcext:value-type="float">
            <text:p>5,0717550516129</text:p>
          </table:table-cell>
          <table:table-cell office:value-type="float" office:value="39.760984432925" calcext:value-type="float">
            <text:p>39,760984432925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02</text:p>
          </table:table-cell>
          <table:table-cell office:value-type="float" office:value="1.9297377765179" calcext:value-type="float">
            <text:p>1,9297377765179</text:p>
          </table:table-cell>
          <table:table-cell office:value-type="float" office:value="-0.56669492274523" calcext:value-type="float">
            <text:p>-0,56669492274523</text:p>
          </table:table-cell>
          <table:table-cell office:value-type="float" office:value="-175.68438979471" calcext:value-type="float">
            <text:p>-175,68438979471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13</text:p>
          </table:table-cell>
          <table:table-cell office:value-type="float" office:value="3.5218590497971" calcext:value-type="float">
            <text:p>3,5218590497971</text:p>
          </table:table-cell>
          <table:table-cell office:value-type="float" office:value="0.65393015742302" calcext:value-type="float">
            <text:p>0,65393015742302</text:p>
          </table:table-cell>
          <table:table-cell office:value-type="float" office:value="-103.723052201" calcext:value-type="float">
            <text:p>-103,723052201</text:p>
          </table:table-cell>
          <table:table-cell office:value-type="float" office:value="10" calcext:value-type="float">
            <text:p>10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24</text:p>
          </table:table-cell>
          <table:table-cell office:value-type="float" office:value="4.7873991727829" calcext:value-type="float">
            <text:p>4,7873991727829</text:p>
          </table:table-cell>
          <table:table-cell office:value-type="float" office:value="-0.2847919985652" calcext:value-type="float">
            <text:p>-0,2847919985652</text:p>
          </table:table-cell>
          <table:table-cell office:value-type="float" office:value="133.35075348046" calcext:value-type="float">
            <text:p>133,35075348046</text:p>
          </table:table-cell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35</text:p>
          </table:table-cell>
          <table:table-cell office:value-type="float" office:value="2.8999829292297" calcext:value-type="float">
            <text:p>2,8999829292297</text:p>
          </table:table-cell>
          <table:table-cell office:value-type="float" office:value="3.6066803336143" calcext:value-type="float">
            <text:p>3,6066803336143</text:p>
          </table:table-cell>
          <table:table-cell office:value-type="float" office:value="-160.9054249563" calcext:value-type="float">
            <text:p>-160,9054249563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46</text:p>
          </table:table-cell>
          <table:table-cell office:value-type="float" office:value="9.6736127138138" calcext:value-type="float">
            <text:p>9,6736127138138</text:p>
          </table:table-cell>
          <table:table-cell office:value-type="float" office:value="0.63842691481113" calcext:value-type="float">
            <text:p>0,63842691481113</text:p>
          </table:table-cell>
          <table:table-cell office:value-type="float" office:value="89.110042638839" calcext:value-type="float">
            <text:p>89,110042638839</text:p>
          </table:table-cell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57</text:p>
          </table:table-cell>
          <table:table-cell office:value-type="float" office:value="-1.29548817873" calcext:value-type="float">
            <text:p>-1,29548817873</text:p>
          </table:table-cell>
          <table:table-cell office:value-type="float" office:value="4.6959280967712" calcext:value-type="float">
            <text:p>4,6959280967712</text:p>
          </table:table-cell>
          <table:table-cell office:value-type="float" office:value="118.59308230649" calcext:value-type="float">
            <text:p>118,59308230649</text:p>
          </table:table-cell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68</text:p>
          </table:table-cell>
          <table:table-cell office:value-type="float" office:value="2.1041870117188" calcext:value-type="float">
            <text:p>2,1041870117188</text:p>
          </table:table-cell>
          <table:table-cell office:value-type="float" office:value="2.7630192041397" calcext:value-type="float">
            <text:p>2,7630192041397</text:p>
          </table:table-cell>
          <table:table-cell office:value-type="float" office:value="-22.506950577353" calcext:value-type="float">
            <text:p>-22,506950577353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79</text:p>
          </table:table-cell>
          <table:table-cell office:value-type="float" office:value="-0.19862277433276" calcext:value-type="float">
            <text:p>-0,19862277433276</text:p>
          </table:table-cell>
          <table:table-cell office:value-type="float" office:value="3.8167804479599" calcext:value-type="float">
            <text:p>3,8167804479599</text:p>
          </table:table-cell>
          <table:table-cell office:value-type="float" office:value="71.047493606616" calcext:value-type="float">
            <text:p>71,047493606616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90</text:p>
          </table:table-cell>
          <table:table-cell office:value-type="float" office:value="4.1815558075905" calcext:value-type="float">
            <text:p>4,1815558075905</text:p>
          </table:table-cell>
          <table:table-cell office:value-type="float" office:value="1.2022199481726" calcext:value-type="float">
            <text:p>1,2022199481726</text:p>
          </table:table-cell>
          <table:table-cell office:value-type="float" office:value="146.77698293309" calcext:value-type="float">
            <text:p>146,77698293309</text:p>
          </table:table-cell>
          <table:table-cell office:value-type="float" office:value="10" calcext:value-type="float">
            <text:p>1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01</text:p>
          </table:table-cell>
          <table:table-cell office:value-type="float" office:value="4.4939771294594" calcext:value-type="float">
            <text:p>4,4939771294594</text:p>
          </table:table-cell>
          <table:table-cell office:value-type="float" office:value="4.1719713807106" calcext:value-type="float">
            <text:p>4,1719713807106</text:p>
          </table:table-cell>
          <table:table-cell office:value-type="float" office:value="122.37740929719" calcext:value-type="float">
            <text:p>122,37740929719</text:p>
          </table:table-cell>
          <table:table-cell office:value-type="float" office:value="10" calcext:value-type="float">
            <text:p>10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12</text:p>
          </table:table-cell>
          <table:table-cell office:value-type="float" office:value="5.9082365036011" calcext:value-type="float">
            <text:p>5,9082365036011</text:p>
          </table:table-cell>
          <table:table-cell office:value-type="float" office:value="3.626763522625" calcext:value-type="float">
            <text:p>3,626763522625</text:p>
          </table:table-cell>
          <table:table-cell office:value-type="float" office:value="-66.696916416193" calcext:value-type="float">
            <text:p>-66,696916416193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23</text:p>
          </table:table-cell>
          <table:table-cell office:value-type="float" office:value="9.3375653028488" calcext:value-type="float">
            <text:p>9,3375653028488</text:p>
          </table:table-cell>
          <table:table-cell office:value-type="float" office:value="3.400271832943" calcext:value-type="float">
            <text:p>3,400271832943</text:p>
          </table:table-cell>
          <table:table-cell office:value-type="float" office:value="-171.85329327917" calcext:value-type="float">
            <text:p>-171,85329327917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34</text:p>
          </table:table-cell>
          <table:table-cell office:value-type="float" office:value="-0.14925034716725" calcext:value-type="float">
            <text:p>-0,14925034716725</text:p>
          </table:table-cell>
          <table:table-cell office:value-type="float" office:value="2.2426633536816" calcext:value-type="float">
            <text:p>2,2426633536816</text:p>
          </table:table-cell>
          <table:table-cell office:value-type="float" office:value="19.24833484516" calcext:value-type="float">
            <text:p>19,24833484516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45</text:p>
          </table:table-cell>
          <table:table-cell office:value-type="float" office:value="0.060667260549963" calcext:value-type="float">
            <text:p>0,060667260549963</text:p>
          </table:table-cell>
          <table:table-cell office:value-type="float" office:value="0.23077601566911" calcext:value-type="float">
            <text:p>0,23077601566911</text:p>
          </table:table-cell>
          <table:table-cell office:value-type="float" office:value="179.03229233566" calcext:value-type="float">
            <text:p>179,03229233566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56</text:p>
          </table:table-cell>
          <table:table-cell office:value-type="float" office:value="0.057418835349381" calcext:value-type="float">
            <text:p>0,057418835349381</text:p>
          </table:table-cell>
          <table:table-cell office:value-type="float" office:value="9.092001914978" calcext:value-type="float">
            <text:p>9,092001914978</text:p>
          </table:table-cell>
          <table:table-cell office:value-type="float" office:value="165.11920607014" calcext:value-type="float">
            <text:p>165,11920607014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67</text:p>
          </table:table-cell>
          <table:table-cell office:value-type="float" office:value="4.1605204343796" calcext:value-type="float">
            <text:p>4,1605204343796</text:p>
          </table:table-cell>
          <table:table-cell office:value-type="float" office:value="4.3967381119728" calcext:value-type="float">
            <text:p>4,3967381119728</text:p>
          </table:table-cell>
          <table:table-cell office:value-type="float" office:value="130.80148636156" calcext:value-type="float">
            <text:p>130,80148636156</text:p>
          </table:table-cell>
          <table:table-cell office:value-type="float" office:value="10" calcext:value-type="float">
            <text:p>1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78</text:p>
          </table:table-cell>
          <table:table-cell office:value-type="float" office:value="4.7307687997818" calcext:value-type="float">
            <text:p>4,7307687997818</text:p>
          </table:table-cell>
          <table:table-cell office:value-type="float" office:value="7.1406185626984" calcext:value-type="float">
            <text:p>7,1406185626984</text:p>
          </table:table-cell>
          <table:table-cell office:value-type="float" office:value="-114.50499941589" calcext:value-type="float">
            <text:p>-114,50499941589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89</text:p>
          </table:table-cell>
          <table:table-cell office:value-type="float" office:value="5.4735672473907" calcext:value-type="float">
            <text:p>5,4735672473907</text:p>
          </table:table-cell>
          <table:table-cell office:value-type="float" office:value="4.0181118249893" calcext:value-type="float">
            <text:p>4,0181118249893</text:p>
          </table:table-cell>
          <table:table-cell office:value-type="float" office:value="66.004373465374" calcext:value-type="float">
            <text:p>66,00437346537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00</text:p>
          </table:table-cell>
          <table:table-cell office:value-type="float" office:value="8.5465717315674" calcext:value-type="float">
            <text:p>8,5465717315674</text:p>
          </table:table-cell>
          <table:table-cell office:value-type="float" office:value="4.667552113533" calcext:value-type="float">
            <text:p>4,667552113533</text:p>
          </table:table-cell>
          <table:table-cell office:value-type="float" office:value="-136.66696153629" calcext:value-type="float">
            <text:p>-136,6669615362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11</text:p>
          </table:table-cell>
          <table:table-cell office:value-type="float" office:value="-1.5850088000298" calcext:value-type="float">
            <text:p>-1,5850088000298</text:p>
          </table:table-cell>
          <table:table-cell office:value-type="float" office:value="8.3828181028366" calcext:value-type="float">
            <text:p>8,3828181028366</text:p>
          </table:table-cell>
          <table:table-cell office:value-type="float" office:value="-66.744225799658" calcext:value-type="float">
            <text:p>-66,744225799658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22</text:p>
          </table:table-cell>
          <table:table-cell office:value-type="float" office:value="0.16392286866903" calcext:value-type="float">
            <text:p>0,16392286866903</text:p>
          </table:table-cell>
          <table:table-cell office:value-type="float" office:value="4.5060315728188" calcext:value-type="float">
            <text:p>4,5060315728188</text:p>
          </table:table-cell>
          <table:table-cell office:value-type="float" office:value="65.341864421869" calcext:value-type="float">
            <text:p>65,341864421869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33</text:p>
          </table:table-cell>
          <table:table-cell office:value-type="float" office:value="1.8688870966434" calcext:value-type="float">
            <text:p>1,8688870966434</text:p>
          </table:table-cell>
          <table:table-cell office:value-type="float" office:value="8.7341964244843" calcext:value-type="float">
            <text:p>8,7341964244843</text:p>
          </table:table-cell>
          <table:table-cell office:value-type="float" office:value="-170.86313788299" calcext:value-type="float">
            <text:p>-170,86313788299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44</text:p>
          </table:table-cell>
          <table:table-cell office:value-type="float" office:value="3.0157166719437" calcext:value-type="float">
            <text:p>3,0157166719437</text:p>
          </table:table-cell>
          <table:table-cell office:value-type="float" office:value="4.8169556260109" calcext:value-type="float">
            <text:p>4,8169556260109</text:p>
          </table:table-cell>
          <table:table-cell office:value-type="float" office:value="-154.77684045294" calcext:value-type="float">
            <text:p>-154,77684045294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55</text:p>
          </table:table-cell>
          <table:table-cell office:value-type="float" office:value="5.0679355859756" calcext:value-type="float">
            <text:p>5,0679355859756</text:p>
          </table:table-cell>
          <table:table-cell office:value-type="float" office:value="4.3660801649094" calcext:value-type="float">
            <text:p>4,3660801649094</text:p>
          </table:table-cell>
          <table:table-cell office:value-type="float" office:value="-109.5716004159" calcext:value-type="float">
            <text:p>-109,5716004159</text:p>
          </table:table-cell>
          <table:table-cell office:value-type="float" office:value="10" calcext:value-type="float">
            <text:p>1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66</text:p>
          </table:table-cell>
          <table:table-cell office:value-type="float" office:value="5.9772312641144" calcext:value-type="float">
            <text:p>5,9772312641144</text:p>
          </table:table-cell>
          <table:table-cell office:value-type="float" office:value="2.0900037884712" calcext:value-type="float">
            <text:p>2,0900037884712</text:p>
          </table:table-cell>
          <table:table-cell office:value-type="float" office:value="79.343651510348" calcext:value-type="float">
            <text:p>79,343651510348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77</text:p>
          </table:table-cell>
          <table:table-cell office:value-type="float" office:value="9.5207536220551" calcext:value-type="float">
            <text:p>9,5207536220551</text:p>
          </table:table-cell>
          <table:table-cell office:value-type="float" office:value="4.2648988962173" calcext:value-type="float">
            <text:p>4,2648988962173</text:p>
          </table:table-cell>
          <table:table-cell office:value-type="float" office:value="82.19784308391" calcext:value-type="float">
            <text:p>82,19784308391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88</text:p>
          </table:table-cell>
          <table:table-cell office:value-type="float" office:value="-1.0828620195389" calcext:value-type="float">
            <text:p>-1,0828620195389</text:p>
          </table:table-cell>
          <table:table-cell office:value-type="float" office:value="6.1683750152588" calcext:value-type="float">
            <text:p>6,1683750152588</text:p>
          </table:table-cell>
          <table:table-cell office:value-type="float" office:value="-122.1307964082" calcext:value-type="float">
            <text:p>-122,1307964082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99</text:p>
          </table:table-cell>
          <table:table-cell office:value-type="float" office:value="2.7098172903061" calcext:value-type="float">
            <text:p>2,7098172903061</text:p>
          </table:table-cell>
          <table:table-cell office:value-type="float" office:value="6.6165995597839" calcext:value-type="float">
            <text:p>6,6165995597839</text:p>
          </table:table-cell>
          <table:table-cell office:value-type="float" office:value="-55.333268110919" calcext:value-type="float">
            <text:p>-55,333268110919</text:p>
          </table:table-cell>
          <table:table-cell office:value-type="float" office:value="10" calcext:value-type="float">
            <text:p>1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10</text:p>
          </table:table-cell>
          <table:table-cell office:value-type="float" office:value="3.9195075631142" calcext:value-type="float">
            <text:p>3,9195075631142</text:p>
          </table:table-cell>
          <table:table-cell office:value-type="float" office:value="6.7689669132233" calcext:value-type="float">
            <text:p>6,7689669132233</text:p>
          </table:table-cell>
          <table:table-cell office:value-type="float" office:value="-59.631390176761" calcext:value-type="float">
            <text:p>-59,631390176761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21</text:p>
          </table:table-cell>
          <table:table-cell office:value-type="float" office:value="1.9966651499271" calcext:value-type="float">
            <text:p>1,9966651499271</text:p>
          </table:table-cell>
          <table:table-cell office:value-type="float" office:value="7.4813377857208" calcext:value-type="float">
            <text:p>7,4813377857208</text:p>
          </table:table-cell>
          <table:table-cell office:value-type="float" office:value="119.01425404154" calcext:value-type="float">
            <text:p>119,01425404154</text:p>
          </table:table-cell>
          <table:table-cell office:value-type="float" office:value="10" calcext:value-type="float">
            <text:p>10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32</text:p>
          </table:table-cell>
          <table:table-cell office:value-type="float" office:value="4.3938884139061" calcext:value-type="float">
            <text:p>4,3938884139061</text:p>
          </table:table-cell>
          <table:table-cell office:value-type="float" office:value="7.7348005771637" calcext:value-type="float">
            <text:p>7,7348005771637</text:p>
          </table:table-cell>
          <table:table-cell office:value-type="float" office:value="80.491356788927" calcext:value-type="float">
            <text:p>80,491356788927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43</text:p>
          </table:table-cell>
          <table:table-cell office:value-type="float" office:value="7.2534316778183" calcext:value-type="float">
            <text:p>7,2534316778183</text:p>
          </table:table-cell>
          <table:table-cell office:value-type="float" office:value="6.5367645025253" calcext:value-type="float">
            <text:p>6,5367645025253</text:p>
          </table:table-cell>
          <table:table-cell office:value-type="float" office:value="53.392394333129" calcext:value-type="float">
            <text:p>53,392394333129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54</text:p>
          </table:table-cell>
          <table:table-cell office:value-type="float" office:value="8.6292201280594" calcext:value-type="float">
            <text:p>8,6292201280594</text:p>
          </table:table-cell>
          <table:table-cell office:value-type="float" office:value="11.004641056061" calcext:value-type="float">
            <text:p>11,004641056061</text:p>
          </table:table-cell>
          <table:table-cell office:value-type="float" office:value="-42.333356134451" calcext:value-type="float">
            <text:p>-42,33335613445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65</text:p>
          </table:table-cell>
          <table:table-cell office:value-type="float" office:value="1.9598597288132" calcext:value-type="float">
            <text:p>1,9598597288132</text:p>
          </table:table-cell>
          <table:table-cell office:value-type="float" office:value="10.475817918777" calcext:value-type="float">
            <text:p>10,475817918777</text:p>
          </table:table-cell>
          <table:table-cell office:value-type="float" office:value="-35.472590072899" calcext:value-type="float">
            <text:p>-35,472590072899</text:p>
          </table:table-cell>
          <table:table-cell office:value-type="float" office:value="10" calcext:value-type="float">
            <text:p>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76</text:p>
          </table:table-cell>
          <table:table-cell office:value-type="float" office:value="-0.59842146933079" calcext:value-type="float">
            <text:p>-0,59842146933079</text:p>
          </table:table-cell>
          <table:table-cell office:value-type="float" office:value="6.9136953353882" calcext:value-type="float">
            <text:p>6,9136953353882</text:p>
          </table:table-cell>
          <table:table-cell office:value-type="float" office:value="-23.489930637323" calcext:value-type="float">
            <text:p>-23,489930637323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87</text:p>
          </table:table-cell>
          <table:table-cell office:value-type="float" office:value="3.7660631537437" calcext:value-type="float">
            <text:p>3,7660631537437</text:p>
          </table:table-cell>
          <table:table-cell office:value-type="float" office:value="7.1068394184113" calcext:value-type="float">
            <text:p>7,1068394184113</text:p>
          </table:table-cell>
          <table:table-cell office:value-type="float" office:value="74.403740038538" calcext:value-type="float">
            <text:p>74,403740038538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98</text:p>
          </table:table-cell>
          <table:table-cell office:value-type="float" office:value="2.2990508377552" calcext:value-type="float">
            <text:p>2,2990508377552</text:p>
          </table:table-cell>
          <table:table-cell office:value-type="float" office:value="10.050284862518" calcext:value-type="float">
            <text:p>10,050284862518</text:p>
          </table:table-cell>
          <table:table-cell office:value-type="float" office:value="-57.597845223299" calcext:value-type="float">
            <text:p>-57,597845223299</text:p>
          </table:table-cell>
          <table:table-cell office:value-type="float" office:value="10" calcext:value-type="float">
            <text:p>1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309</text:p>
          </table:table-cell>
          <table:table-cell office:value-type="float" office:value="6.7737090587616" calcext:value-type="float">
            <text:p>6,7737090587616</text:p>
          </table:table-cell>
          <table:table-cell office:value-type="float" office:value="10.802199840546" calcext:value-type="float">
            <text:p>10,802199840546</text:p>
          </table:table-cell>
          <table:table-cell office:value-type="float" office:value="-58.935444066479" calcext:value-type="float">
            <text:p>-58,935444066479</text:p>
          </table:table-cell>
          <table:table-cell office:value-type="float" office:value="11" calcext:value-type="float">
            <text:p>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320</text:p>
          </table:table-cell>
          <table:table-cell office:value-type="float" office:value="6.0300505161285" calcext:value-type="float">
            <text:p>6,0300505161285</text:p>
          </table:table-cell>
          <table:table-cell office:value-type="float" office:value="10.290077924728" calcext:value-type="float">
            <text:p>10,290077924728</text:p>
          </table:table-cell>
          <table:table-cell office:value-type="float" office:value="-76.448218837665" calcext:value-type="float">
            <text:p>-76,448218837665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331</text:p>
          </table:table-cell>
          <table:table-cell office:value-type="float" office:value="8.9685267210007" calcext:value-type="float">
            <text:p>8,9685267210007</text:p>
          </table:table-cell>
          <table:table-cell office:value-type="float" office:value="10.113749504089" calcext:value-type="float">
            <text:p>10,113749504089</text:p>
          </table:table-cell>
          <table:table-cell office:value-type="float" office:value="-132.31089008842" calcext:value-type="float">
            <text:p>-132,3108900884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342</text:p>
          </table:table-cell>
          <table:table-cell office:value-type="float" office:value="0.84429889917374" calcext:value-type="float">
            <text:p>0,84429889917374</text:p>
          </table:table-cell>
          <table:table-cell office:value-type="float" office:value="10.433995723724" calcext:value-type="float">
            <text:p>10,433995723724</text:p>
          </table:table-cell>
          <table:table-cell office:value-type="float" office:value="-9.2546709214046" calcext:value-type="float">
            <text:p>-9,2546709214046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353</text:p>
          </table:table-cell>
          <table:table-cell office:value-type="float" office:value="3.3328256011009" calcext:value-type="float">
            <text:p>3,3328256011009</text:p>
          </table:table-cell>
          <table:table-cell office:value-type="float" office:value="10.851663351059" calcext:value-type="float">
            <text:p>10,851663351059</text:p>
          </table:table-cell>
          <table:table-cell office:value-type="float" office:value="48.888838974534" calcext:value-type="float">
            <text:p>48,88883897453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15</text:p>
          </table:table-cell>
          <table:table-cell office:value-type="float" office:value="2.871327996254" calcext:value-type="float">
            <text:p>2,871327996254</text:p>
          </table:table-cell>
          <table:table-cell office:value-type="float" office:value="-0.58501280844212" calcext:value-type="float">
            <text:p>-0,58501280844212</text:p>
          </table:table-cell>
          <table:table-cell office:value-type="float" office:value="53.251658655276" calcext:value-type="float">
            <text:p>53,251658655276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14</text:p>
          </table:table-cell>
          <table:table-cell office:value-type="float" office:value="2.0509847998619" calcext:value-type="float">
            <text:p>2,0509847998619</text:p>
          </table:table-cell>
          <table:table-cell office:value-type="float" office:value="1.6407445073128" calcext:value-type="float">
            <text:p>1,6407445073128</text:p>
          </table:table-cell>
          <table:table-cell office:value-type="float" office:value="-18.113584465282" calcext:value-type="float">
            <text:p>-18,113584465282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25</text:p>
          </table:table-cell>
          <table:table-cell office:value-type="float" office:value="4.6022480726242" calcext:value-type="float">
            <text:p>4,6022480726242</text:p>
          </table:table-cell>
          <table:table-cell office:value-type="float" office:value="-0.093343323096633" calcext:value-type="float">
            <text:p>-0,093343323096633</text:p>
          </table:table-cell>
          <table:table-cell office:value-type="float" office:value="48.408863650765" calcext:value-type="float">
            <text:p>48,408863650765</text:p>
          </table:table-cell>
          <table:table-cell office:value-type="float" office:value="10" calcext:value-type="float">
            <text:p>1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36</text:p>
          </table:table-cell>
          <table:table-cell office:value-type="float" office:value="4.1956305503845" calcext:value-type="float">
            <text:p>4,1956305503845</text:p>
          </table:table-cell>
          <table:table-cell office:value-type="float" office:value="0.76635032892227" calcext:value-type="float">
            <text:p>0,76635032892227</text:p>
          </table:table-cell>
          <table:table-cell office:value-type="float" office:value="140.91846441767" calcext:value-type="float">
            <text:p>140,91846441767</text:p>
          </table:table-cell>
          <table:table-cell office:value-type="float" office:value="10" calcext:value-type="float">
            <text:p>10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47</text:p>
          </table:table-cell>
          <table:table-cell office:value-type="float" office:value="3.9221742749214" calcext:value-type="float">
            <text:p>3,9221742749214</text:p>
          </table:table-cell>
          <table:table-cell office:value-type="float" office:value="-0.58501370251179" calcext:value-type="float">
            <text:p>-0,58501370251179</text:p>
          </table:table-cell>
          <table:table-cell office:value-type="float" office:value="134.75234948905" calcext:value-type="float">
            <text:p>134,75234948905</text:p>
          </table:table-cell>
          <table:table-cell office:value-type="float" office:value="10" calcext:value-type="float">
            <text:p>10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58</text:p>
          </table:table-cell>
          <table:table-cell office:value-type="float" office:value="7.4405175447464" calcext:value-type="float">
            <text:p>7,4405175447464</text:p>
          </table:table-cell>
          <table:table-cell office:value-type="float" office:value="1.6726152598858" calcext:value-type="float">
            <text:p>1,6726152598858</text:p>
          </table:table-cell>
          <table:table-cell office:value-type="float" office:value="-161.9639168879" calcext:value-type="float">
            <text:p>-161,9639168879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69</text:p>
          </table:table-cell>
          <table:table-cell office:value-type="float" office:value="9.6187257766724" calcext:value-type="float">
            <text:p>9,6187257766724</text:p>
          </table:table-cell>
          <table:table-cell office:value-type="float" office:value="0.36997966468334" calcext:value-type="float">
            <text:p>0,36997966468334</text:p>
          </table:table-cell>
          <table:table-cell office:value-type="float" office:value="4.9515397875172" calcext:value-type="float">
            <text:p>4,9515397875172</text:p>
          </table:table-cell>
          <table:table-cell office:value-type="float" office:value="10" calcext:value-type="float">
            <text:p>1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80</text:p>
          </table:table-cell>
          <table:table-cell office:value-type="float" office:value="-1.200183480978" calcext:value-type="float">
            <text:p>-1,200183480978</text:p>
          </table:table-cell>
          <table:table-cell office:value-type="float" office:value="2.1275559067726" calcext:value-type="float">
            <text:p>2,1275559067726</text:p>
          </table:table-cell>
          <table:table-cell office:value-type="float" office:value="-121.4140691575" calcext:value-type="float">
            <text:p>-121,4140691575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91</text:p>
          </table:table-cell>
          <table:table-cell office:value-type="float" office:value="1.5896429121494" calcext:value-type="float">
            <text:p>1,5896429121494</text:p>
          </table:table-cell>
          <table:table-cell office:value-type="float" office:value="4.869863986969" calcext:value-type="float">
            <text:p>4,869863986969</text:p>
          </table:table-cell>
          <table:table-cell office:value-type="float" office:value="26.88416534928" calcext:value-type="float">
            <text:p>26,88416534928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02</text:p>
          </table:table-cell>
          <table:table-cell office:value-type="float" office:value="2.1146722137928" calcext:value-type="float">
            <text:p>2,1146722137928</text:p>
          </table:table-cell>
          <table:table-cell office:value-type="float" office:value="-0.58159895241261" calcext:value-type="float">
            <text:p>-0,58159895241261</text:p>
          </table:table-cell>
          <table:table-cell office:value-type="float" office:value="168.79460462339" calcext:value-type="float">
            <text:p>168,79460462339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13</text:p>
          </table:table-cell>
          <table:table-cell office:value-type="float" office:value="3.6916497349739" calcext:value-type="float">
            <text:p>3,6916497349739</text:p>
          </table:table-cell>
          <table:table-cell office:value-type="float" office:value="0.70690378546715" calcext:value-type="float">
            <text:p>0,70690378546715</text:p>
          </table:table-cell>
          <table:table-cell office:value-type="float" office:value="-133.58061025097" calcext:value-type="float">
            <text:p>-133,58061025097</text:p>
          </table:table-cell>
          <table:table-cell office:value-type="float" office:value="10" calcext:value-type="float">
            <text:p>10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24</text:p>
          </table:table-cell>
          <table:table-cell office:value-type="float" office:value="4.6481913328171" calcext:value-type="float">
            <text:p>4,6481913328171</text:p>
          </table:table-cell>
          <table:table-cell office:value-type="float" office:value="-0.458709821105" calcext:value-type="float">
            <text:p>-0,458709821105</text:p>
          </table:table-cell>
          <table:table-cell office:value-type="float" office:value="42.589197872551" calcext:value-type="float">
            <text:p>42,589197872551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35</text:p>
          </table:table-cell>
          <table:table-cell office:value-type="float" office:value="3.2754841446877" calcext:value-type="float">
            <text:p>3,2754841446877</text:p>
          </table:table-cell>
          <table:table-cell office:value-type="float" office:value="3.7367027997971" calcext:value-type="float">
            <text:p>3,7367027997971</text:p>
          </table:table-cell>
          <table:table-cell office:value-type="float" office:value="-160.884582313" calcext:value-type="float">
            <text:p>-160,884582313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46</text:p>
          </table:table-cell>
          <table:table-cell office:value-type="float" office:value="9.6254903078079" calcext:value-type="float">
            <text:p>9,6254903078079</text:p>
          </table:table-cell>
          <table:table-cell office:value-type="float" office:value="0.58433532714844" calcext:value-type="float">
            <text:p>0,58433532714844</text:p>
          </table:table-cell>
          <table:table-cell office:value-type="float" office:value="76.358711643583" calcext:value-type="float">
            <text:p>76,358711643583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57</text:p>
          </table:table-cell>
          <table:table-cell office:value-type="float" office:value="-1.1094864457846" calcext:value-type="float">
            <text:p>-1,1094864457846</text:p>
          </table:table-cell>
          <table:table-cell office:value-type="float" office:value="4.3494328856468" calcext:value-type="float">
            <text:p>4,3494328856468</text:p>
          </table:table-cell>
          <table:table-cell office:value-type="float" office:value="117.85907957964" calcext:value-type="float">
            <text:p>117,85907957964</text:p>
          </table:table-cell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68</text:p>
          </table:table-cell>
          <table:table-cell office:value-type="float" office:value="1.8550466001034" calcext:value-type="float">
            <text:p>1,8550466001034</text:p>
          </table:table-cell>
          <table:table-cell office:value-type="float" office:value="2.974026799202" calcext:value-type="float">
            <text:p>2,974026799202</text:p>
          </table:table-cell>
          <table:table-cell office:value-type="float" office:value="-51.279527746188" calcext:value-type="float">
            <text:p>-51,279527746188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79</text:p>
          </table:table-cell>
          <table:table-cell office:value-type="float" office:value="-0.35029180347919" calcext:value-type="float">
            <text:p>-0,35029180347919</text:p>
          </table:table-cell>
          <table:table-cell office:value-type="float" office:value="3.4633776545525" calcext:value-type="float">
            <text:p>3,4633776545525</text:p>
          </table:table-cell>
          <table:table-cell office:value-type="float" office:value="65.145608725821" calcext:value-type="float">
            <text:p>65,145608725821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90</text:p>
          </table:table-cell>
          <table:table-cell office:value-type="float" office:value="4.2898845672607" calcext:value-type="float">
            <text:p>4,2898845672607</text:p>
          </table:table-cell>
          <table:table-cell office:value-type="float" office:value="1.041617244482" calcext:value-type="float">
            <text:p>1,041617244482</text:p>
          </table:table-cell>
          <table:table-cell office:value-type="float" office:value="92.612645428651" calcext:value-type="float">
            <text:p>92,612645428651</text:p>
          </table:table-cell>
          <table:table-cell office:value-type="float" office:value="10" calcext:value-type="float">
            <text:p>1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01</text:p>
          </table:table-cell>
          <table:table-cell office:value-type="float" office:value="4.3263158202171" calcext:value-type="float">
            <text:p>4,3263158202171</text:p>
          </table:table-cell>
          <table:table-cell office:value-type="float" office:value="4.0256658196449" calcext:value-type="float">
            <text:p>4,0256658196449</text:p>
          </table:table-cell>
          <table:table-cell office:value-type="float" office:value="31.863624882546" calcext:value-type="float">
            <text:p>31,863624882546</text:p>
          </table:table-cell>
          <table:table-cell office:value-type="float" office:value="10" calcext:value-type="float">
            <text:p>10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12</text:p>
          </table:table-cell>
          <table:table-cell office:value-type="float" office:value="5.7126867771149" calcext:value-type="float">
            <text:p>5,7126867771149</text:p>
          </table:table-cell>
          <table:table-cell office:value-type="float" office:value="3.5601130127907" calcext:value-type="float">
            <text:p>3,5601130127907</text:p>
          </table:table-cell>
          <table:table-cell office:value-type="float" office:value="23.32034839946" calcext:value-type="float">
            <text:p>23,32034839946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23</text:p>
          </table:table-cell>
          <table:table-cell office:value-type="float" office:value="9.5611476898193" calcext:value-type="float">
            <text:p>9,5611476898193</text:p>
          </table:table-cell>
          <table:table-cell office:value-type="float" office:value="3.4254053235054" calcext:value-type="float">
            <text:p>3,4254053235054</text:p>
          </table:table-cell>
          <table:table-cell office:value-type="float" office:value="169.89666792997" calcext:value-type="float">
            <text:p>169,89666792997</text:p>
          </table:table-cell>
          <table:table-cell office:value-type="float" office:value="10" calcext:value-type="float">
            <text:p>1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34</text:p>
          </table:table-cell>
          <table:table-cell office:value-type="float" office:value="-0.42810846120119" calcext:value-type="float">
            <text:p>-0,42810846120119</text:p>
          </table:table-cell>
          <table:table-cell office:value-type="float" office:value="2.3147186636925" calcext:value-type="float">
            <text:p>2,3147186636925</text:p>
          </table:table-cell>
          <table:table-cell office:value-type="float" office:value="-22.058526231984" calcext:value-type="float">
            <text:p>-22,058526231984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45</text:p>
          </table:table-cell>
          <table:table-cell office:value-type="float" office:value="0.2661320567131" calcext:value-type="float">
            <text:p>0,2661320567131</text:p>
          </table:table-cell>
          <table:table-cell office:value-type="float" office:value="0.42294763028622" calcext:value-type="float">
            <text:p>0,42294763028622</text:p>
          </table:table-cell>
          <table:table-cell office:value-type="float" office:value="-127.59458942778" calcext:value-type="float">
            <text:p>-127,59458942778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56</text:p>
          </table:table-cell>
          <table:table-cell office:value-type="float" office:value="0.29355276376009" calcext:value-type="float">
            <text:p>0,29355276376009</text:p>
          </table:table-cell>
          <table:table-cell office:value-type="float" office:value="8.9904421567917" calcext:value-type="float">
            <text:p>8,9904421567917</text:p>
          </table:table-cell>
          <table:table-cell office:value-type="float" office:value="155.45752701486" calcext:value-type="float">
            <text:p>155,4575270148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67</text:p>
          </table:table-cell>
          <table:table-cell office:value-type="float" office:value="4.3472415208817" calcext:value-type="float">
            <text:p>4,3472415208817</text:p>
          </table:table-cell>
          <table:table-cell office:value-type="float" office:value="4.5099219679832" calcext:value-type="float">
            <text:p>4,5099219679832</text:p>
          </table:table-cell>
          <table:table-cell office:value-type="float" office:value="-139.79080224493" calcext:value-type="float">
            <text:p>-139,79080224493</text:p>
          </table:table-cell>
          <table:table-cell office:value-type="float" office:value="10" calcext:value-type="float">
            <text:p>1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78</text:p>
          </table:table-cell>
          <table:table-cell office:value-type="float" office:value="4.9457558989525" calcext:value-type="float">
            <text:p>4,9457558989525</text:p>
          </table:table-cell>
          <table:table-cell office:value-type="float" office:value="7.1883398294449" calcext:value-type="float">
            <text:p>7,1883398294449</text:p>
          </table:table-cell>
          <table:table-cell office:value-type="float" office:value="173.02817599789" calcext:value-type="float">
            <text:p>173,02817599789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89</text:p>
          </table:table-cell>
          <table:table-cell office:value-type="float" office:value="5.6459158658981" calcext:value-type="float">
            <text:p>5,6459158658981</text:p>
          </table:table-cell>
          <table:table-cell office:value-type="float" office:value="3.8966202735901" calcext:value-type="float">
            <text:p>3,8966202735901</text:p>
          </table:table-cell>
          <table:table-cell office:value-type="float" office:value="154.23692715396" calcext:value-type="float">
            <text:p>154,23692715396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00</text:p>
          </table:table-cell>
          <table:table-cell office:value-type="float" office:value="8.7911474704742" calcext:value-type="float">
            <text:p>8,7911474704742</text:p>
          </table:table-cell>
          <table:table-cell office:value-type="float" office:value="4.9153819680214" calcext:value-type="float">
            <text:p>4,9153819680214</text:p>
          </table:table-cell>
          <table:table-cell office:value-type="float" office:value="-134.47047494779" calcext:value-type="float">
            <text:p>-134,4704749477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11</text:p>
          </table:table-cell>
          <table:table-cell office:value-type="float" office:value="-1.563878506422" calcext:value-type="float">
            <text:p>-1,563878506422</text:p>
          </table:table-cell>
          <table:table-cell office:value-type="float" office:value="8.6193406581879" calcext:value-type="float">
            <text:p>8,6193406581879</text:p>
          </table:table-cell>
          <table:table-cell office:value-type="float" office:value="-85.306800095139" calcext:value-type="float">
            <text:p>-85,306800095139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22</text:p>
          </table:table-cell>
          <table:table-cell office:value-type="float" office:value="-0.035472749732435" calcext:value-type="float">
            <text:p>-0,035472749732435</text:p>
          </table:table-cell>
          <table:table-cell office:value-type="float" office:value="4.2364606261253" calcext:value-type="float">
            <text:p>4,2364606261253</text:p>
          </table:table-cell>
          <table:table-cell office:value-type="float" office:value="42.400131180028" calcext:value-type="float">
            <text:p>42,400131180028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33</text:p>
          </table:table-cell>
          <table:table-cell office:value-type="float" office:value="2.2603607177734" calcext:value-type="float">
            <text:p>2,2603607177734</text:p>
          </table:table-cell>
          <table:table-cell office:value-type="float" office:value="8.7961882352829" calcext:value-type="float">
            <text:p>8,7961882352829</text:p>
          </table:table-cell>
          <table:table-cell office:value-type="float" office:value="-171.51456274045" calcext:value-type="float">
            <text:p>-171,51456274045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44</text:p>
          </table:table-cell>
          <table:table-cell office:value-type="float" office:value="3.2115703821182" calcext:value-type="float">
            <text:p>3,2115703821182</text:p>
          </table:table-cell>
          <table:table-cell office:value-type="float" office:value="5.0613594055176" calcext:value-type="float">
            <text:p>5,0613594055176</text:p>
          </table:table-cell>
          <table:table-cell office:value-type="float" office:value="-123.07517999297" calcext:value-type="float">
            <text:p>-123,07517999297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55</text:p>
          </table:table-cell>
          <table:table-cell office:value-type="float" office:value="5.2440232038498" calcext:value-type="float">
            <text:p>5,2440232038498</text:p>
          </table:table-cell>
          <table:table-cell office:value-type="float" office:value="4.4361242651939" calcext:value-type="float">
            <text:p>4,4361242651939</text:p>
          </table:table-cell>
          <table:table-cell office:value-type="float" office:value="-172.9816934865" calcext:value-type="float">
            <text:p>-172,9816934865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66</text:p>
          </table:table-cell>
          <table:table-cell office:value-type="float" office:value="5.93594789505" calcext:value-type="float">
            <text:p>5,93594789505</text:p>
          </table:table-cell>
          <table:table-cell office:value-type="float" office:value="1.8391810357571" calcext:value-type="float">
            <text:p>1,8391810357571</text:p>
          </table:table-cell>
          <table:table-cell office:value-type="float" office:value="79.503203653226" calcext:value-type="float">
            <text:p>79,503203653226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77</text:p>
          </table:table-cell>
          <table:table-cell office:value-type="float" office:value="9.5126086473465" calcext:value-type="float">
            <text:p>9,5126086473465</text:p>
          </table:table-cell>
          <table:table-cell office:value-type="float" office:value="3.9839044213295" calcext:value-type="float">
            <text:p>3,9839044213295</text:p>
          </table:table-cell>
          <table:table-cell office:value-type="float" office:value="107.81058839932" calcext:value-type="float">
            <text:p>107,81058839932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88</text:p>
          </table:table-cell>
          <table:table-cell office:value-type="float" office:value="-0.95889165997505" calcext:value-type="float">
            <text:p>-0,95889165997505</text:p>
          </table:table-cell>
          <table:table-cell office:value-type="float" office:value="6.4734137058258" calcext:value-type="float">
            <text:p>6,4734137058258</text:p>
          </table:table-cell>
          <table:table-cell office:value-type="float" office:value="-94.89219507594" calcext:value-type="float">
            <text:p>-94,89219507594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99</text:p>
          </table:table-cell>
          <table:table-cell office:value-type="float" office:value="2.5433272123337" calcext:value-type="float">
            <text:p>2,5433272123337</text:p>
          </table:table-cell>
          <table:table-cell office:value-type="float" office:value="6.9210851192474" calcext:value-type="float">
            <text:p>6,9210851192474</text:p>
          </table:table-cell>
          <table:table-cell office:value-type="float" office:value="-74.467785039525" calcext:value-type="float">
            <text:p>-74,467785039525</text:p>
          </table:table-cell>
          <table:table-cell office:value-type="float" office:value="10" calcext:value-type="float">
            <text:p>1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10</text:p>
          </table:table-cell>
          <table:table-cell office:value-type="float" office:value="3.9617237448692" calcext:value-type="float">
            <text:p>3,9617237448692</text:p>
          </table:table-cell>
          <table:table-cell office:value-type="float" office:value="6.9046628475189" calcext:value-type="float">
            <text:p>6,9046628475189</text:p>
          </table:table-cell>
          <table:table-cell office:value-type="float" office:value="-111.94330871485" calcext:value-type="float">
            <text:p>-111,94330871485</text:p>
          </table:table-cell>
          <table:table-cell office:value-type="float" office:value="10" calcext:value-type="float">
            <text:p>1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21</text:p>
          </table:table-cell>
          <table:table-cell office:value-type="float" office:value="2.1675410866737" calcext:value-type="float">
            <text:p>2,1675410866737</text:p>
          </table:table-cell>
          <table:table-cell office:value-type="float" office:value="7.2707748413086" calcext:value-type="float">
            <text:p>7,2707748413086</text:p>
          </table:table-cell>
          <table:table-cell office:value-type="float" office:value="128.33580849277" calcext:value-type="float">
            <text:p>128,33580849277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32</text:p>
          </table:table-cell>
          <table:table-cell office:value-type="float" office:value="4.5750316977501" calcext:value-type="float">
            <text:p>4,5750316977501</text:p>
          </table:table-cell>
          <table:table-cell office:value-type="float" office:value="7.6106798648834" calcext:value-type="float">
            <text:p>7,6106798648834</text:p>
          </table:table-cell>
          <table:table-cell office:value-type="float" office:value="160.62758227063" calcext:value-type="float">
            <text:p>160,62758227063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43</text:p>
          </table:table-cell>
          <table:table-cell office:value-type="float" office:value="6.9835305213928" calcext:value-type="float">
            <text:p>6,9835305213928</text:p>
          </table:table-cell>
          <table:table-cell office:value-type="float" office:value="6.3743370771408" calcext:value-type="float">
            <text:p>6,3743370771408</text:p>
          </table:table-cell>
          <table:table-cell office:value-type="float" office:value="25.297901812632" calcext:value-type="float">
            <text:p>25,29790181263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54</text:p>
          </table:table-cell>
          <table:table-cell office:value-type="float" office:value="8.3769083023071" calcext:value-type="float">
            <text:p>8,3769083023071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21.87585242235" calcext:value-type="float">
            <text:p>-21,875852422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65</text:p>
          </table:table-cell>
          <table:table-cell office:value-type="float" office:value="1.8436005711555" calcext:value-type="float">
            <text:p>1,8436005711555</text:p>
          </table:table-cell>
          <table:table-cell office:value-type="float" office:value="10.615475177765" calcext:value-type="float">
            <text:p>10,615475177765</text:p>
          </table:table-cell>
          <table:table-cell office:value-type="float" office:value="-70.934758824148" calcext:value-type="float">
            <text:p>-70,934758824148</text:p>
          </table:table-cell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76</text:p>
          </table:table-cell>
          <table:table-cell office:value-type="float" office:value="-0.83202734589577" calcext:value-type="float">
            <text:p>-0,83202734589577</text:p>
          </table:table-cell>
          <table:table-cell office:value-type="float" office:value="6.9336545467377" calcext:value-type="float">
            <text:p>6,9336545467377</text:p>
          </table:table-cell>
          <table:table-cell office:value-type="float" office:value="8.5295408394686" calcext:value-type="float">
            <text:p>8,5295408394686</text:p>
          </table:table-cell>
          <table:table-cell office:value-type="float" office:value="11" calcext:value-type="float">
            <text:p>1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87</text:p>
          </table:table-cell>
          <table:table-cell office:value-type="float" office:value="3.5650020837784" calcext:value-type="float">
            <text:p>3,5650020837784</text:p>
          </table:table-cell>
          <table:table-cell office:value-type="float" office:value="7.1180409193039" calcext:value-type="float">
            <text:p>7,1180409193039</text:p>
          </table:table-cell>
          <table:table-cell office:value-type="float" office:value="7.8194507747699" calcext:value-type="float">
            <text:p>7,8194507747699</text:p>
          </table:table-cell>
          <table:table-cell office:value-type="float" office:value="10" calcext:value-type="float">
            <text:p>1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98</text:p>
          </table:table-cell>
          <table:table-cell office:value-type="float" office:value="2.1668024361134" calcext:value-type="float">
            <text:p>2,1668024361134</text:p>
          </table:table-cell>
          <table:table-cell office:value-type="float" office:value="10.174357891083" calcext:value-type="float">
            <text:p>10,174357891083</text:p>
          </table:table-cell>
          <table:table-cell office:value-type="float" office:value="-22.291306097796" calcext:value-type="float">
            <text:p>-22,291306097796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309</text:p>
          </table:table-cell>
          <table:table-cell office:value-type="float" office:value="6.5317100286484" calcext:value-type="float">
            <text:p>6,5317100286484</text:p>
          </table:table-cell>
          <table:table-cell office:value-type="float" office:value="11.085023880005" calcext:value-type="float">
            <text:p>11,085023880005</text:p>
          </table:table-cell>
          <table:table-cell office:value-type="float" office:value="-58.141086511551" calcext:value-type="float">
            <text:p>-58,141086511551</text:p>
          </table:table-cell>
          <table:table-cell office:value-type="float" office:value="11" calcext:value-type="float">
            <text:p>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320</text:p>
          </table:table-cell>
          <table:table-cell office:value-type="float" office:value="6.087434887886" calcext:value-type="float">
            <text:p>6,087434887886</text:p>
          </table:table-cell>
          <table:table-cell office:value-type="float" office:value="10.48336148262" calcext:value-type="float">
            <text:p>10,48336148262</text:p>
          </table:table-cell>
          <table:table-cell office:value-type="float" office:value="-108.23527946594" calcext:value-type="float">
            <text:p>-108,23527946594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331</text:p>
          </table:table-cell>
          <table:table-cell office:value-type="float" office:value="8.9443188905716" calcext:value-type="float">
            <text:p>8,9443188905716</text:p>
          </table:table-cell>
          <table:table-cell office:value-type="float" office:value="10.367827415466" calcext:value-type="float">
            <text:p>10,367827415466</text:p>
          </table:table-cell>
          <table:table-cell office:value-type="float" office:value="-76.976391919859" calcext:value-type="float">
            <text:p>-76,976391919859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342</text:p>
          </table:table-cell>
          <table:table-cell office:value-type="float" office:value="0.45181605964899" calcext:value-type="float">
            <text:p>0,45181605964899</text:p>
          </table:table-cell>
          <table:table-cell office:value-type="float" office:value="10.497579574585" calcext:value-type="float">
            <text:p>10,497579574585</text:p>
          </table:table-cell>
          <table:table-cell office:value-type="float" office:value="-9.2635128148802" calcext:value-type="float">
            <text:p>-9,2635128148802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353</text:p>
          </table:table-cell>
          <table:table-cell office:value-type="float" office:value="3.2933017611504" calcext:value-type="float">
            <text:p>3,2933017611504</text:p>
          </table:table-cell>
          <table:table-cell office:value-type="float" office:value="10.550416707993" calcext:value-type="float">
            <text:p>10,550416707993</text:p>
          </table:table-cell>
          <table:table-cell office:value-type="float" office:value="90.6476283529" calcext:value-type="float">
            <text:p>90,6476283529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15</text:p>
          </table:table-cell>
          <table:table-cell office:value-type="float" office:value="2.5679051876068" calcext:value-type="float">
            <text:p>2,5679051876068</text:p>
          </table:table-cell>
          <table:table-cell office:value-type="float" office:value="-0.58503232896328" calcext:value-type="float">
            <text:p>-0,58503232896328</text:p>
          </table:table-cell>
          <table:table-cell office:value-type="float" office:value="23.472694454679" calcext:value-type="float">
            <text:p>23,472694454679</text:p>
          </table:table-cell>
          <table:table-cell office:value-type="float" office:value="11" calcext:value-type="float">
            <text:p>1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14</text:p>
          </table:table-cell>
          <table:table-cell office:value-type="float" office:value="1.8819159269333" calcext:value-type="float">
            <text:p>1,8819159269333</text:p>
          </table:table-cell>
          <table:table-cell office:value-type="float" office:value="1.8838931620121" calcext:value-type="float">
            <text:p>1,8838931620121</text:p>
          </table:table-cell>
          <table:table-cell office:value-type="float" office:value="-63.939509877733" calcext:value-type="float">
            <text:p>-63,939509877733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25</text:p>
          </table:table-cell>
          <table:table-cell office:value-type="float" office:value="4.4125789403915" calcext:value-type="float">
            <text:p>4,4125789403915</text:p>
          </table:table-cell>
          <table:table-cell office:value-type="float" office:value="0.027250389102846" calcext:value-type="float">
            <text:p>0,027250389102846</text:p>
          </table:table-cell>
          <table:table-cell office:value-type="float" office:value="-41.715573353373" calcext:value-type="float">
            <text:p>-41,715573353373</text:p>
          </table:table-cell>
          <table:table-cell office:value-type="float" office:value="10" calcext:value-type="float">
            <text:p>10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36</text:p>
          </table:table-cell>
          <table:table-cell office:value-type="float" office:value="4.2445307970047" calcext:value-type="float">
            <text:p>4,2445307970047</text:p>
          </table:table-cell>
          <table:table-cell office:value-type="float" office:value="0.60622312128544" calcext:value-type="float">
            <text:p>0,60622312128544</text:p>
          </table:table-cell>
          <table:table-cell office:value-type="float" office:value="128.41245475089" calcext:value-type="float">
            <text:p>128,41245475089</text:p>
          </table:table-cell>
          <table:table-cell office:value-type="float" office:value="10" calcext:value-type="float">
            <text:p>1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47</text:p>
          </table:table-cell>
          <table:table-cell office:value-type="float" office:value="4.203859269619" calcext:value-type="float">
            <text:p>4,203859269619</text:p>
          </table:table-cell>
          <table:table-cell office:value-type="float" office:value="-0.56925732642412" calcext:value-type="float">
            <text:p>-0,56925732642412</text:p>
          </table:table-cell>
          <table:table-cell office:value-type="float" office:value="178.59339410332" calcext:value-type="float">
            <text:p>178,59339410332</text:p>
          </table:table-cell>
          <table:table-cell office:value-type="float" office:value="10" calcext:value-type="float">
            <text:p>10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58</text:p>
          </table:table-cell>
          <table:table-cell office:value-type="float" office:value="7.7969878911972" calcext:value-type="float">
            <text:p>7,7969878911972</text:p>
          </table:table-cell>
          <table:table-cell office:value-type="float" office:value="1.7274175584316" calcext:value-type="float">
            <text:p>1,7274175584316</text:p>
          </table:table-cell>
          <table:table-cell office:value-type="float" office:value="-174.21971916393" calcext:value-type="float">
            <text:p>-174,21971916393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69</text:p>
          </table:table-cell>
          <table:table-cell office:value-type="float" office:value="9.3985635042191" calcext:value-type="float">
            <text:p>9,3985635042191</text:p>
          </table:table-cell>
          <table:table-cell office:value-type="float" office:value="0.36870677024126" calcext:value-type="float">
            <text:p>0,36870677024126</text:p>
          </table:table-cell>
          <table:table-cell office:value-type="float" office:value="-28.254806615744" calcext:value-type="float">
            <text:p>-28,254806615744</text:p>
          </table:table-cell>
          <table:table-cell office:value-type="float" office:value="10" calcext:value-type="float">
            <text:p>10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80</text:p>
          </table:table-cell>
          <table:table-cell office:value-type="float" office:value="-1.0012812912464" calcext:value-type="float">
            <text:p>-1,0012812912464</text:p>
          </table:table-cell>
          <table:table-cell office:value-type="float" office:value="2.1800871193409" calcext:value-type="float">
            <text:p>2,1800871193409</text:p>
          </table:table-cell>
          <table:table-cell office:value-type="float" office:value="-175.96637367443" calcext:value-type="float">
            <text:p>-175,96637367443</text:p>
          </table:table-cell>
          <table:table-cell office:value-type="float" office:value="10" calcext:value-type="float">
            <text:p>10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91</text:p>
          </table:table-cell>
          <table:table-cell office:value-type="float" office:value="1.2532149255276" calcext:value-type="float">
            <text:p>1,2532149255276</text:p>
          </table:table-cell>
          <table:table-cell office:value-type="float" office:value="4.8181372880936" calcext:value-type="float">
            <text:p>4,8181372880936</text:p>
          </table:table-cell>
          <table:table-cell office:value-type="float" office:value="5.9099413312165" calcext:value-type="float">
            <text:p>5,9099413312165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02</text:p>
          </table:table-cell>
          <table:table-cell office:value-type="float" office:value="2.2706815600395" calcext:value-type="float">
            <text:p>2,2706815600395</text:p>
          </table:table-cell>
          <table:table-cell office:value-type="float" office:value="-0.58258038014174" calcext:value-type="float">
            <text:p>-0,58258038014174</text:p>
          </table:table-cell>
          <table:table-cell office:value-type="float" office:value="168.10184982932" calcext:value-type="float">
            <text:p>168,10184982932</text:p>
          </table:table-cell>
          <table:table-cell office:value-type="float" office:value="11" calcext:value-type="float">
            <text:p>11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13</text:p>
          </table:table-cell>
          <table:table-cell office:value-type="float" office:value="3.8142529129982" calcext:value-type="float">
            <text:p>3,8142529129982</text:p>
          </table:table-cell>
          <table:table-cell office:value-type="float" office:value="0.70018067955971" calcext:value-type="float">
            <text:p>0,70018067955971</text:p>
          </table:table-cell>
          <table:table-cell office:value-type="float" office:value="107.02723302659" calcext:value-type="float">
            <text:p>107,02723302659</text:p>
          </table:table-cell>
          <table:table-cell office:value-type="float" office:value="10" calcext:value-type="float">
            <text:p>10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24</text:p>
          </table:table-cell>
          <table:table-cell office:value-type="float" office:value="4.7098237276077" calcext:value-type="float">
            <text:p>4,7098237276077</text:p>
          </table:table-cell>
          <table:table-cell office:value-type="float" office:value="-0.58500815182924" calcext:value-type="float">
            <text:p>-0,58500815182924</text:p>
          </table:table-cell>
          <table:table-cell office:value-type="float" office:value="116.77211864739" calcext:value-type="float">
            <text:p>116,77211864739</text:p>
          </table:table-cell>
          <table:table-cell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35</text:p>
          </table:table-cell>
          <table:table-cell office:value-type="float" office:value="3.6508563160896" calcext:value-type="float">
            <text:p>3,6508563160896</text:p>
          </table:table-cell>
          <table:table-cell office:value-type="float" office:value="3.867070376873" calcext:value-type="float">
            <text:p>3,867070376873</text:p>
          </table:table-cell>
          <table:table-cell office:value-type="float" office:value="-160.8778306633" calcext:value-type="float">
            <text:p>-160,8778306633</text:p>
          </table:table-cell>
          <table:table-cell office:value-type="float" office:value="10" calcext:value-type="float">
            <text:p>10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46</text:p>
          </table:table-cell>
          <table:table-cell office:value-type="float" office:value="9.5161354541779" calcext:value-type="float">
            <text:p>9,5161354541779</text:p>
          </table:table-cell>
          <table:table-cell office:value-type="float" office:value="0.54544728249311" calcext:value-type="float">
            <text:p>0,54544728249311</text:p>
          </table:table-cell>
          <table:table-cell office:value-type="float" office:value="43.836329393326" calcext:value-type="float">
            <text:p>43,836329393326</text:p>
          </table:table-cell>
          <table:table-cell office:value-type="float" office:value="10" calcext:value-type="float">
            <text:p>1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57</text:p>
          </table:table-cell>
          <table:table-cell office:value-type="float" office:value="-1.0729284584522" calcext:value-type="float">
            <text:p>-1,0729284584522</text:p>
          </table:table-cell>
          <table:table-cell office:value-type="float" office:value="4.0553537011147" calcext:value-type="float">
            <text:p>4,0553537011147</text:p>
          </table:table-cell>
          <table:table-cell office:value-type="float" office:value="92.480749081654" calcext:value-type="float">
            <text:p>92,480749081654</text:p>
          </table:table-cell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68</text:p>
          </table:table-cell>
          <table:table-cell office:value-type="float" office:value="1.7504101991653" calcext:value-type="float">
            <text:p>1,7504101991653</text:p>
          </table:table-cell>
          <table:table-cell office:value-type="float" office:value="3.3126965165138" calcext:value-type="float">
            <text:p>3,3126965165138</text:p>
          </table:table-cell>
          <table:table-cell office:value-type="float" office:value="-72.090514146598" calcext:value-type="float">
            <text:p>-72,090514146598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79</text:p>
          </table:table-cell>
          <table:table-cell office:value-type="float" office:value="-0.53707558661699" calcext:value-type="float">
            <text:p>-0,53707558661699</text:p>
          </table:table-cell>
          <table:table-cell office:value-type="float" office:value="3.1285414099693" calcext:value-type="float">
            <text:p>3,1285414099693</text:p>
          </table:table-cell>
          <table:table-cell office:value-type="float" office:value="59.468694553254" calcext:value-type="float">
            <text:p>59,468694553254</text:p>
          </table:table-cell>
          <table:table-cell office:value-type="float" office:value="10" calcext:value-type="float">
            <text:p>10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90</text:p>
          </table:table-cell>
          <table:table-cell office:value-type="float" office:value="4.3092966079712" calcext:value-type="float">
            <text:p>4,3092966079712</text:p>
          </table:table-cell>
          <table:table-cell office:value-type="float" office:value="0.90419098734856" calcext:value-type="float">
            <text:p>0,90419098734856</text:p>
          </table:table-cell>
          <table:table-cell office:value-type="float" office:value="57.939152049411" calcext:value-type="float">
            <text:p>57,939152049411</text:p>
          </table:table-cell>
          <table:table-cell office:value-type="float" office:value="10" calcext:value-type="float">
            <text:p>1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01</text:p>
          </table:table-cell>
          <table:table-cell office:value-type="float" office:value="4.178039431572" calcext:value-type="float">
            <text:p>4,178039431572</text:p>
          </table:table-cell>
          <table:table-cell office:value-type="float" office:value="4.1975936293602" calcext:value-type="float">
            <text:p>4,1975936293602</text:p>
          </table:table-cell>
          <table:table-cell office:value-type="float" office:value="-57.848640308259" calcext:value-type="float">
            <text:p>-57,848640308259</text:p>
          </table:table-cell>
          <table:table-cell office:value-type="float" office:value="10" calcext:value-type="float">
            <text:p>10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12</text:p>
          </table:table-cell>
          <table:table-cell office:value-type="float" office:value="5.7699167728424" calcext:value-type="float">
            <text:p>5,7699167728424</text:p>
          </table:table-cell>
          <table:table-cell office:value-type="float" office:value="3.3410710096359" calcext:value-type="float">
            <text:p>3,3410710096359</text:p>
          </table:table-cell>
          <table:table-cell office:value-type="float" office:value="113.24397166064" calcext:value-type="float">
            <text:p>113,24397166064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23</text:p>
          </table:table-cell>
          <table:table-cell office:value-type="float" office:value="9.5532596111298" calcext:value-type="float">
            <text:p>9,5532596111298</text:p>
          </table:table-cell>
          <table:table-cell office:value-type="float" office:value="3.2039624452591" calcext:value-type="float">
            <text:p>3,2039624452591</text:p>
          </table:table-cell>
          <table:table-cell office:value-type="float" office:value="79.184769065517" calcext:value-type="float">
            <text:p>79,184769065517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34</text:p>
          </table:table-cell>
          <table:table-cell office:value-type="float" office:value="-0.53098123520613" calcext:value-type="float">
            <text:p>-0,53098123520613</text:p>
          </table:table-cell>
          <table:table-cell office:value-type="float" office:value="2.5394356250763" calcext:value-type="float">
            <text:p>2,5394356250763</text:p>
          </table:table-cell>
          <table:table-cell office:value-type="float" office:value="-81.579281266328" calcext:value-type="float">
            <text:p>-81,579281266328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45</text:p>
          </table:table-cell>
          <table:table-cell office:value-type="float" office:value="0.23356419056654" calcext:value-type="float">
            <text:p>0,23356419056654</text:p>
          </table:table-cell>
          <table:table-cell office:value-type="float" office:value="0.70433795452118" calcext:value-type="float">
            <text:p>0,70433795452118</text:p>
          </table:table-cell>
          <table:table-cell office:value-type="float" office:value="-74.099902134792" calcext:value-type="float">
            <text:p>-74,099902134792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56</text:p>
          </table:table-cell>
          <table:table-cell office:value-type="float" office:value="0.508778616786" calcext:value-type="float">
            <text:p>0,508778616786</text:p>
          </table:table-cell>
          <table:table-cell office:value-type="float" office:value="8.8501882553101" calcext:value-type="float">
            <text:p>8,8501882553101</text:p>
          </table:table-cell>
          <table:table-cell office:value-type="float" office:value="145.87397028686" calcext:value-type="float">
            <text:p>145,8739702868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67</text:p>
          </table:table-cell>
          <table:table-cell office:value-type="float" office:value="4.2282882332802" calcext:value-type="float">
            <text:p>4,2282882332802</text:p>
          </table:table-cell>
          <table:table-cell office:value-type="float" office:value="4.7031337022781" calcext:value-type="float">
            <text:p>4,7031337022781</text:p>
          </table:table-cell>
          <table:table-cell office:value-type="float" office:value="-51.405075629046" calcext:value-type="float">
            <text:p>-51,405075629046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78</text:p>
          </table:table-cell>
          <table:table-cell office:value-type="float" office:value="4.9493932723999" calcext:value-type="float">
            <text:p>4,9493932723999</text:p>
          </table:table-cell>
          <table:table-cell office:value-type="float" office:value="6.9668173789978" calcext:value-type="float">
            <text:p>6,9668173789978</text:p>
          </table:table-cell>
          <table:table-cell office:value-type="float" office:value="82.254002048711" calcext:value-type="float">
            <text:p>82,254002048711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89</text:p>
          </table:table-cell>
          <table:table-cell office:value-type="float" office:value="5.644639134407" calcext:value-type="float">
            <text:p>5,644639134407</text:p>
          </table:table-cell>
          <table:table-cell office:value-type="float" office:value="3.6939898133278" calcext:value-type="float">
            <text:p>3,6939898133278</text:p>
          </table:table-cell>
          <table:table-cell office:value-type="float" office:value="78.191217343519" calcext:value-type="float">
            <text:p>78,191217343519</text:p>
          </table:table-cell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00</text:p>
          </table:table-cell>
          <table:table-cell office:value-type="float" office:value="9.0264689922333" calcext:value-type="float">
            <text:p>9,0264689922333</text:p>
          </table:table-cell>
          <table:table-cell office:value-type="float" office:value="5.1719099283218" calcext:value-type="float">
            <text:p>5,1719099283218</text:p>
          </table:table-cell>
          <table:table-cell office:value-type="float" office:value="-132.25110928724" calcext:value-type="float">
            <text:p>-132,25110928724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11</text:p>
          </table:table-cell>
          <table:table-cell office:value-type="float" office:value="-1.5353311598301" calcext:value-type="float">
            <text:p>-1,5353311598301</text:p>
          </table:table-cell>
          <table:table-cell office:value-type="float" office:value="8.854586482048" calcext:value-type="float">
            <text:p>8,854586482048</text:p>
          </table:table-cell>
          <table:table-cell office:value-type="float" office:value="-98.49603160931" calcext:value-type="float">
            <text:p>-98,49603160931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22</text:p>
          </table:table-cell>
          <table:table-cell office:value-type="float" office:value="-0.34222017973661" calcext:value-type="float">
            <text:p>-0,34222017973661</text:p>
          </table:table-cell>
          <table:table-cell office:value-type="float" office:value="4.1709274053574" calcext:value-type="float">
            <text:p>4,1709274053574</text:p>
          </table:table-cell>
          <table:table-cell office:value-type="float" office:value="4.3223200330309" calcext:value-type="float">
            <text:p>4,3223200330309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33</text:p>
          </table:table-cell>
          <table:table-cell office:value-type="float" office:value="2.5957655906677" calcext:value-type="float">
            <text:p>2,5957655906677</text:p>
          </table:table-cell>
          <table:table-cell office:value-type="float" office:value="8.7599670886993" calcext:value-type="float">
            <text:p>8,7599670886993</text:p>
          </table:table-cell>
          <table:table-cell office:value-type="float" office:value="169.67406849952" calcext:value-type="float">
            <text:p>169,67406849952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44</text:p>
          </table:table-cell>
          <table:table-cell office:value-type="float" office:value="3.2694664597511" calcext:value-type="float">
            <text:p>3,2694664597511</text:p>
          </table:table-cell>
          <table:table-cell office:value-type="float" office:value="5.3593456745148" calcext:value-type="float">
            <text:p>5,3593456745148</text:p>
          </table:table-cell>
          <table:table-cell office:value-type="float" office:value="-95.875134133989" calcext:value-type="float">
            <text:p>-95,875134133989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55</text:p>
          </table:table-cell>
          <table:table-cell office:value-type="float" office:value="5.3017956018448" calcext:value-type="float">
            <text:p>5,3017956018448</text:p>
          </table:table-cell>
          <table:table-cell office:value-type="float" office:value="4.2221403121948" calcext:value-type="float">
            <text:p>4,2221403121948</text:p>
          </table:table-cell>
          <table:table-cell office:value-type="float" office:value="96.466012821076" calcext:value-type="float">
            <text:p>96,466012821076</text:p>
          </table:table-cell>
          <table:table-cell office:value-type="float" office:value="10" calcext:value-type="float">
            <text:p>1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66</text:p>
          </table:table-cell>
          <table:table-cell office:value-type="float" office:value="5.7954728603363" calcext:value-type="float">
            <text:p>5,7954728603363</text:p>
          </table:table-cell>
          <table:table-cell office:value-type="float" office:value="1.525723785162" calcext:value-type="float">
            <text:p>1,525723785162</text:p>
          </table:table-cell>
          <table:table-cell office:value-type="float" office:value="61.826619373006" calcext:value-type="float">
            <text:p>61,826619373006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77</text:p>
          </table:table-cell>
          <table:table-cell office:value-type="float" office:value="9.731467962265" calcext:value-type="float">
            <text:p>9,731467962265</text:p>
          </table:table-cell>
          <table:table-cell office:value-type="float" office:value="4.0208092331886" calcext:value-type="float">
            <text:p>4,0208092331886</text:p>
          </table:table-cell>
          <table:table-cell office:value-type="float" office:value="-161.59006136997" calcext:value-type="float">
            <text:p>-161,59006136997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88</text:p>
          </table:table-cell>
          <table:table-cell office:value-type="float" office:value="-1.1777472496033" calcext:value-type="float">
            <text:p>-1,1777472496033</text:p>
          </table:table-cell>
          <table:table-cell office:value-type="float" office:value="6.5192693471909" calcext:value-type="float">
            <text:p>6,5192693471909</text:p>
          </table:table-cell>
          <table:table-cell office:value-type="float" office:value="-7.412033475888" calcext:value-type="float">
            <text:p>-7,412033475888</text:p>
          </table:table-cell>
          <table:table-cell office:value-type="float" office:value="11" calcext:value-type="float">
            <text:p>1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99</text:p>
          </table:table-cell>
          <table:table-cell office:value-type="float" office:value="2.7463909983635" calcext:value-type="float">
            <text:p>2,7463909983635</text:p>
          </table:table-cell>
          <table:table-cell office:value-type="float" office:value="7.0108163356781" calcext:value-type="float">
            <text:p>7,0108163356781</text:p>
          </table:table-cell>
          <table:table-cell office:value-type="float" office:value="-165.22499102696" calcext:value-type="float">
            <text:p>-165,22499102696</text:p>
          </table:table-cell>
          <table:table-cell office:value-type="float" office:value="10" calcext:value-type="float">
            <text:p>10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10</text:p>
          </table:table-cell>
          <table:table-cell office:value-type="float" office:value="4.2632374167442" calcext:value-type="float">
            <text:p>4,2632374167442</text:p>
          </table:table-cell>
          <table:table-cell office:value-type="float" office:value="7.0308458805084" calcext:value-type="float">
            <text:p>7,0308458805084</text:p>
          </table:table-cell>
          <table:table-cell office:value-type="float" office:value="-152.08023976369" calcext:value-type="float">
            <text:p>-152,08023976369</text:p>
          </table:table-cell>
          <table:table-cell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21</text:p>
          </table:table-cell>
          <table:table-cell office:value-type="float" office:value="2.0140877366066" calcext:value-type="float">
            <text:p>2,0140877366066</text:p>
          </table:table-cell>
          <table:table-cell office:value-type="float" office:value="7.1100211143494" calcext:value-type="float">
            <text:p>7,1100211143494</text:p>
          </table:table-cell>
          <table:table-cell office:value-type="float" office:value="37.54568479623" calcext:value-type="float">
            <text:p>37,54568479623</text:p>
          </table:table-cell>
          <table:table-cell office:value-type="float" office:value="10" calcext:value-type="float">
            <text:p>1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32</text:p>
          </table:table-cell>
          <table:table-cell office:value-type="float" office:value="4.6769219636917" calcext:value-type="float">
            <text:p>4,6769219636917</text:p>
          </table:table-cell>
          <table:table-cell office:value-type="float" office:value="7.8064286708832" calcext:value-type="float">
            <text:p>7,8064286708832</text:p>
          </table:table-cell>
          <table:table-cell office:value-type="float" office:value="-108.87853810742" calcext:value-type="float">
            <text:p>-108,87853810742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43</text:p>
          </table:table-cell>
          <table:table-cell office:value-type="float" office:value="6.6679680347443" calcext:value-type="float">
            <text:p>6,6679680347443</text:p>
          </table:table-cell>
          <table:table-cell office:value-type="float" office:value="6.3582366704941" calcext:value-type="float">
            <text:p>6,3582366704941</text:p>
          </table:table-cell>
          <table:table-cell office:value-type="float" office:value="-2.7882060285207" calcext:value-type="float">
            <text:p>-2,7882060285207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54</text:p>
          </table:table-cell>
          <table:table-cell office:value-type="float" office:value="8.0851173400879" calcext:value-type="float">
            <text:p>8,0851173400879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5.7674972399785" calcext:value-type="float">
            <text:p>-5,767497239978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65</text:p>
          </table:table-cell>
          <table:table-cell office:value-type="float" office:value="2.0406246185303" calcext:value-type="float">
            <text:p>2,0406246185303</text:p>
          </table:table-cell>
          <table:table-cell office:value-type="float" office:value="10.717507600784" calcext:value-type="float">
            <text:p>10,717507600784</text:p>
          </table:table-cell>
          <table:table-cell office:value-type="float" office:value="-161.70675283784" calcext:value-type="float">
            <text:p>-161,70675283784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76</text:p>
          </table:table-cell>
          <table:table-cell office:value-type="float" office:value="-0.88382557034492" calcext:value-type="float">
            <text:p>-0,88382557034492</text:p>
          </table:table-cell>
          <table:table-cell office:value-type="float" office:value="6.7352515459061" calcext:value-type="float">
            <text:p>6,7352515459061</text:p>
          </table:table-cell>
          <table:table-cell office:value-type="float" office:value="88.934916599541" calcext:value-type="float">
            <text:p>88,934916599541</text:p>
          </table:table-cell>
          <table:table-cell office:value-type="float" office:value="11" calcext:value-type="float">
            <text:p>1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87</text:p>
          </table:table-cell>
          <table:table-cell office:value-type="float" office:value="3.3071726560593" calcext:value-type="float">
            <text:p>3,3071726560593</text:p>
          </table:table-cell>
          <table:table-cell office:value-type="float" office:value="7.3201197385788" calcext:value-type="float">
            <text:p>7,3201197385788</text:p>
          </table:table-cell>
          <table:table-cell office:value-type="float" office:value="-32.773211503484" calcext:value-type="float">
            <text:p>-32,773211503484</text:p>
          </table:table-cell>
          <table:table-cell office:value-type="float" office:value="10" calcext:value-type="float">
            <text:p>1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98</text:p>
          </table:table-cell>
          <table:table-cell office:value-type="float" office:value="2.054681032896" calcext:value-type="float">
            <text:p>2,054681032896</text:p>
          </table:table-cell>
          <table:table-cell office:value-type="float" office:value="9.9830120801926" calcext:value-type="float">
            <text:p>9,9830120801926</text:p>
          </table:table-cell>
          <table:table-cell office:value-type="float" office:value="68.517852740683" calcext:value-type="float">
            <text:p>68,517852740683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309</text:p>
          </table:table-cell>
          <table:table-cell office:value-type="float" office:value="6.2600201368332" calcext:value-type="float">
            <text:p>6,2600201368332</text:p>
          </table:table-cell>
          <table:table-cell office:value-type="float" office:value="11.084996461868" calcext:value-type="float">
            <text:p>11,084996461868</text:p>
          </table:table-cell>
          <table:table-cell office:value-type="float" office:value="-55.881487715776" calcext:value-type="float">
            <text:p>-55,881487715776</text:p>
          </table:table-cell>
          <table:table-cell office:value-type="float" office:value="11" calcext:value-type="float">
            <text:p>11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320</text:p>
          </table:table-cell>
          <table:table-cell office:value-type="float" office:value="6.0906159877777" calcext:value-type="float">
            <text:p>6,0906159877777</text:p>
          </table:table-cell>
          <table:table-cell office:value-type="float" office:value="10.669730901718" calcext:value-type="float">
            <text:p>10,669730901718</text:p>
          </table:table-cell>
          <table:table-cell office:value-type="float" office:value="-75.004083335779" calcext:value-type="float">
            <text:p>-75,004083335779</text:p>
          </table:table-cell>
          <table:table-cell office:value-type="float" office:value="11" calcext:value-type="float">
            <text:p>1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331</text:p>
          </table:table-cell>
          <table:table-cell office:value-type="float" office:value="8.7223255634308" calcext:value-type="float">
            <text:p>8,7223255634308</text:p>
          </table:table-cell>
          <table:table-cell office:value-type="float" office:value="10.493459701538" calcext:value-type="float">
            <text:p>10,493459701538</text:p>
          </table:table-cell>
          <table:table-cell office:value-type="float" office:value="-21.628094896389" calcext:value-type="float">
            <text:p>-21,628094896389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342</text:p>
          </table:table-cell>
          <table:table-cell office:value-type="float" office:value="0.12718486599624" calcext:value-type="float">
            <text:p>0,12718486599624</text:p>
          </table:table-cell>
          <table:table-cell office:value-type="float" office:value="10.619999170303" calcext:value-type="float">
            <text:p>10,619999170303</text:p>
          </table:table-cell>
          <table:table-cell office:value-type="float" office:value="-26.802877331995" calcext:value-type="float">
            <text:p>-26,802877331995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353</text:p>
          </table:table-cell>
          <table:table-cell office:value-type="float" office:value="3.4433370828629" calcext:value-type="float">
            <text:p>3,4433370828629</text:p>
          </table:table-cell>
          <table:table-cell office:value-type="float" office:value="10.241945981979" calcext:value-type="float">
            <text:p>10,241945981979</text:p>
          </table:table-cell>
          <table:table-cell office:value-type="float" office:value="116.18959068493" calcext:value-type="float">
            <text:p>116,1895906849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15</text:p>
          </table:table-cell>
          <table:table-cell office:value-type="float" office:value="2.6173806190491" calcext:value-type="float">
            <text:p>2,6173806190491</text:p>
          </table:table-cell>
          <table:table-cell office:value-type="float" office:value="-0.35475231707096" calcext:value-type="float">
            <text:p>-0,35475231707096</text:p>
          </table:table-cell>
          <table:table-cell office:value-type="float" office:value="90.273533657098" calcext:value-type="float">
            <text:p>90,273533657098</text:p>
          </table:table-cell>
          <table:table-cell office:value-type="float" office:value="11" calcext:value-type="float">
            <text:p>11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14</text:p>
          </table:table-cell>
          <table:table-cell office:value-type="float" office:value="1.9386565685272" calcext:value-type="float">
            <text:p>1,9386565685272</text:p>
          </table:table-cell>
          <table:table-cell office:value-type="float" office:value="2.1761126816273" calcext:value-type="float">
            <text:p>2,1761126816273</text:p>
          </table:table-cell>
          <table:table-cell office:value-type="float" office:value="-109.76749392831" calcext:value-type="float">
            <text:p>-109,76749392831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25</text:p>
          </table:table-cell>
          <table:table-cell office:value-type="float" office:value="4.5356100797653" calcext:value-type="float">
            <text:p>4,5356100797653</text:p>
          </table:table-cell>
          <table:table-cell office:value-type="float" office:value="0.21165871992707" calcext:value-type="float">
            <text:p>0,21165871992707</text:p>
          </table:table-cell>
          <table:table-cell office:value-type="float" office:value="-132.50424148171" calcext:value-type="float">
            <text:p>-132,50424148171</text:p>
          </table:table-cell>
          <table:table-cell office:value-type="float" office:value="10" calcext:value-type="float">
            <text:p>1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36</text:p>
          </table:table-cell>
          <table:table-cell office:value-type="float" office:value="4.258274435997" calcext:value-type="float">
            <text:p>4,258274435997</text:p>
          </table:table-cell>
          <table:table-cell office:value-type="float" office:value="0.47500293701887" calcext:value-type="float">
            <text:p>0,47500293701887</text:p>
          </table:table-cell>
          <table:table-cell office:value-type="float" office:value="141.55306482011" calcext:value-type="float">
            <text:p>141,55306482011</text:p>
          </table:table-cell>
          <table:table-cell office:value-type="float" office:value="10" calcext:value-type="float">
            <text:p>10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47</text:p>
          </table:table-cell>
          <table:table-cell office:value-type="float" office:value="4.4466510415077" calcext:value-type="float">
            <text:p>4,4466510415077</text:p>
          </table:table-cell>
          <table:table-cell office:value-type="float" office:value="-0.4087845236063" calcext:value-type="float">
            <text:p>-0,4087845236063</text:p>
          </table:table-cell>
          <table:table-cell office:value-type="float" office:value="-134.84795230209" calcext:value-type="float">
            <text:p>-134,84795230209</text:p>
          </table:table-cell>
          <table:table-cell office:value-type="float" office:value="10" calcext:value-type="float">
            <text:p>10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58</text:p>
          </table:table-cell>
          <table:table-cell office:value-type="float" office:value="8.1671130657196" calcext:value-type="float">
            <text:p>8,1671130657196</text:p>
          </table:table-cell>
          <table:table-cell office:value-type="float" office:value="1.7176078259945" calcext:value-type="float">
            <text:p>1,7176078259945</text:p>
          </table:table-cell>
          <table:table-cell office:value-type="float" office:value="178.28320090178" calcext:value-type="float">
            <text:p>178,28320090178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69</text:p>
          </table:table-cell>
          <table:table-cell office:value-type="float" office:value="9.1810196638107" calcext:value-type="float">
            <text:p>9,1810196638107</text:p>
          </table:table-cell>
          <table:table-cell office:value-type="float" office:value="0.41799627244473" calcext:value-type="float">
            <text:p>0,41799627244473</text:p>
          </table:table-cell>
          <table:table-cell office:value-type="float" office:value="-7.2055008191212" calcext:value-type="float">
            <text:p>-7,2055008191212</text:p>
          </table:table-cell>
          <table:table-cell office:value-type="float" office:value="10" calcext:value-type="float">
            <text:p>10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80</text:p>
          </table:table-cell>
          <table:table-cell office:value-type="float" office:value="-0.95396518707275" calcext:value-type="float">
            <text:p>-0,95396518707275</text:p>
          </table:table-cell>
          <table:table-cell office:value-type="float" office:value="1.9634780287743" calcext:value-type="float">
            <text:p>1,9634780287743</text:p>
          </table:table-cell>
          <table:table-cell office:value-type="float" office:value="93.404816214446" calcext:value-type="float">
            <text:p>93,404816214446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91</text:p>
          </table:table-cell>
          <table:table-cell office:value-type="float" office:value="0.90618267655373" calcext:value-type="float">
            <text:p>0,90618267655373</text:p>
          </table:table-cell>
          <table:table-cell office:value-type="float" office:value="4.8581686615944" calcext:value-type="float">
            <text:p>4,8581686615944</text:p>
          </table:table-cell>
          <table:table-cell office:value-type="float" office:value="-10.352516155334" calcext:value-type="float">
            <text:p>-10,352516155334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02</text:p>
          </table:table-cell>
          <table:table-cell office:value-type="float" office:value="2.3200663924217" calcext:value-type="float">
            <text:p>2,3200663924217</text:p>
          </table:table-cell>
          <table:table-cell office:value-type="float" office:value="-0.4683718457818" calcext:value-type="float">
            <text:p>-0,4683718457818</text:p>
          </table:table-cell>
          <table:table-cell office:value-type="float" office:value="-131.60278690848" calcext:value-type="float">
            <text:p>-131,60278690848</text:p>
          </table:table-cell>
          <table:table-cell office:value-type="float" office:value="11" calcext:value-type="float">
            <text:p>11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13</text:p>
          </table:table-cell>
          <table:table-cell office:value-type="float" office:value="3.8806596398354" calcext:value-type="float">
            <text:p>3,8806596398354</text:p>
          </table:table-cell>
          <table:table-cell office:value-type="float" office:value="0.58703608810902" calcext:value-type="float">
            <text:p>0,58703608810902</text:p>
          </table:table-cell>
          <table:table-cell office:value-type="float" office:value="87.304673377116" calcext:value-type="float">
            <text:p>87,304673377116</text:p>
          </table:table-cell>
          <table:table-cell office:value-type="float" office:value="10" calcext:value-type="float">
            <text:p>10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24</text:p>
          </table:table-cell>
          <table:table-cell office:value-type="float" office:value="4.9199232459068" calcext:value-type="float">
            <text:p>4,9199232459068</text:p>
          </table:table-cell>
          <table:table-cell office:value-type="float" office:value="-0.49823053181171" calcext:value-type="float">
            <text:p>-0,49823053181171</text:p>
          </table:table-cell>
          <table:table-cell office:value-type="float" office:value="-152.85013283894" calcext:value-type="float">
            <text:p>-152,85013283894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35</text:p>
          </table:table-cell>
          <table:table-cell office:value-type="float" office:value="3.6756736040115" calcext:value-type="float">
            <text:p>3,6756736040115</text:p>
          </table:table-cell>
          <table:table-cell office:value-type="float" office:value="4.08077865839" calcext:value-type="float">
            <text:p>4,08077865839</text:p>
          </table:table-cell>
          <table:table-cell office:value-type="float" office:value="-81.359504134792" calcext:value-type="float">
            <text:p>-81,359504134792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46</text:p>
          </table:table-cell>
          <table:table-cell office:value-type="float" office:value="9.3844974040985" calcext:value-type="float">
            <text:p>9,3844974040985</text:p>
          </table:table-cell>
          <table:table-cell office:value-type="float" office:value="0.5823377892375" calcext:value-type="float">
            <text:p>0,5823377892375</text:p>
          </table:table-cell>
          <table:table-cell office:value-type="float" office:value="-28.957275448331" calcext:value-type="float">
            <text:p>-28,957275448331</text:p>
          </table:table-cell>
          <table:table-cell office:value-type="float" office:value="10" calcext:value-type="float">
            <text:p>10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57</text:p>
          </table:table-cell>
          <table:table-cell office:value-type="float" office:value="-1.1652515083551" calcext:value-type="float">
            <text:p>-1,1652515083551</text:p>
          </table:table-cell>
          <table:table-cell office:value-type="float" office:value="3.7743520736694" calcext:value-type="float">
            <text:p>3,7743520736694</text:p>
          </table:table-cell>
          <table:table-cell office:value-type="float" office:value="67.128994662291" calcext:value-type="float">
            <text:p>67,128994662291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68</text:p>
          </table:table-cell>
          <table:table-cell office:value-type="float" office:value="1.62826359272" calcext:value-type="float">
            <text:p>1,62826359272</text:p>
          </table:table-cell>
          <table:table-cell office:value-type="float" office:value="3.6908429861069" calcext:value-type="float">
            <text:p>3,6908429861069</text:p>
          </table:table-cell>
          <table:table-cell office:value-type="float" office:value="-72.048548680202" calcext:value-type="float">
            <text:p>-72,048548680202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79</text:p>
          </table:table-cell>
          <table:table-cell office:value-type="float" office:value="-0.36672167479992" calcext:value-type="float">
            <text:p>-0,36672167479992</text:p>
          </table:table-cell>
          <table:table-cell office:value-type="float" office:value="2.9892331361771" calcext:value-type="float">
            <text:p>2,9892331361771</text:p>
          </table:table-cell>
          <table:table-cell office:value-type="float" office:value="149.65719022569" calcext:value-type="float">
            <text:p>149,65719022569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90</text:p>
          </table:table-cell>
          <table:table-cell office:value-type="float" office:value="4.1582781076431" calcext:value-type="float">
            <text:p>4,1582781076431</text:p>
          </table:table-cell>
          <table:table-cell office:value-type="float" office:value="0.80755718052387" calcext:value-type="float">
            <text:p>0,80755718052387</text:p>
          </table:table-cell>
          <table:table-cell office:value-type="float" office:value="32.388107791828" calcext:value-type="float">
            <text:p>32,388107791828</text:p>
          </table:table-cell>
          <table:table-cell office:value-type="float" office:value="10" calcext:value-type="float">
            <text:p>1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01</text:p>
          </table:table-cell>
          <table:table-cell office:value-type="float" office:value="4.3457764387131" calcext:value-type="float">
            <text:p>4,3457764387131</text:p>
          </table:table-cell>
          <table:table-cell office:value-type="float" office:value="4.3419712781906" calcext:value-type="float">
            <text:p>4,3419712781906</text:p>
          </table:table-cell>
          <table:table-cell office:value-type="float" office:value="-148.30188538618" calcext:value-type="float">
            <text:p>-148,30188538618</text:p>
          </table:table-cell>
          <table:table-cell office:value-type="float" office:value="10" calcext:value-type="float">
            <text:p>1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12</text:p>
          </table:table-cell>
          <table:table-cell office:value-type="float" office:value="5.9840738773346" calcext:value-type="float">
            <text:p>5,9840738773346</text:p>
          </table:table-cell>
          <table:table-cell office:value-type="float" office:value="3.3988970518112" calcext:value-type="float">
            <text:p>3,3988970518112</text:p>
          </table:table-cell>
          <table:table-cell office:value-type="float" office:value="-156.22660005169" calcext:value-type="float">
            <text:p>-156,22660005169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23</text:p>
          </table:table-cell>
          <table:table-cell office:value-type="float" office:value="9.2681443691254" calcext:value-type="float">
            <text:p>9,2681443691254</text:p>
          </table:table-cell>
          <table:table-cell office:value-type="float" office:value="3.0868685245514" calcext:value-type="float">
            <text:p>3,0868685245514</text:p>
          </table:table-cell>
          <table:table-cell office:value-type="float" office:value="27.424399829974" calcext:value-type="float">
            <text:p>27,424399829974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34</text:p>
          </table:table-cell>
          <table:table-cell office:value-type="float" office:value="-0.31857464462519" calcext:value-type="float">
            <text:p>-0,31857464462519</text:p>
          </table:table-cell>
          <table:table-cell office:value-type="float" office:value="2.6033571362495" calcext:value-type="float">
            <text:p>2,6033571362495</text:p>
          </table:table-cell>
          <table:table-cell office:value-type="float" office:value="-172.32451469276" calcext:value-type="float">
            <text:p>-172,32451469276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45</text:p>
          </table:table-cell>
          <table:table-cell office:value-type="float" office:value="-0.010653225472197" calcext:value-type="float">
            <text:p>-0,010653225472197</text:p>
          </table:table-cell>
          <table:table-cell office:value-type="float" office:value="0.84616504609585" calcext:value-type="float">
            <text:p>0,84616504609585</text:p>
          </table:table-cell>
          <table:table-cell office:value-type="float" office:value="-20.563316003532" calcext:value-type="float">
            <text:p>-20,563316003532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56</text:p>
          </table:table-cell>
          <table:table-cell office:value-type="float" office:value="0.69871351122856" calcext:value-type="float">
            <text:p>0,69871351122856</text:p>
          </table:table-cell>
          <table:table-cell office:value-type="float" office:value="8.6768025159836" calcext:value-type="float">
            <text:p>8,6768025159836</text:p>
          </table:table-cell>
          <table:table-cell office:value-type="float" office:value="136.35322850221" calcext:value-type="float">
            <text:p>136,35322850221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67</text:p>
          </table:table-cell>
          <table:table-cell office:value-type="float" office:value="4.3773430585861" calcext:value-type="float">
            <text:p>4,3773430585861</text:p>
          </table:table-cell>
          <table:table-cell office:value-type="float" office:value="4.8659881949425" calcext:value-type="float">
            <text:p>4,8659881949425</text:p>
          </table:table-cell>
          <table:table-cell office:value-type="float" office:value="-141.48599934426" calcext:value-type="float">
            <text:p>-141,48599934426</text:p>
          </table:table-cell>
          <table:table-cell office:value-type="float" office:value="10" calcext:value-type="float">
            <text:p>10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78</text:p>
          </table:table-cell>
          <table:table-cell office:value-type="float" office:value="4.7482889890671" calcext:value-type="float">
            <text:p>4,7482889890671</text:p>
          </table:table-cell>
          <table:table-cell office:value-type="float" office:value="6.8729251623154" calcext:value-type="float">
            <text:p>6,8729251623154</text:p>
          </table:table-cell>
          <table:table-cell office:value-type="float" office:value="13.008261846889" calcext:value-type="float">
            <text:p>13,008261846889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89</text:p>
          </table:table-cell>
          <table:table-cell office:value-type="float" office:value="5.4227775335312" calcext:value-type="float">
            <text:p>5,4227775335312</text:p>
          </table:table-cell>
          <table:table-cell office:value-type="float" office:value="3.7081763148308" calcext:value-type="float">
            <text:p>3,7081763148308</text:p>
          </table:table-cell>
          <table:table-cell office:value-type="float" office:value="-12.529695964163" calcext:value-type="float">
            <text:p>-12,529695964163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00</text:p>
          </table:table-cell>
          <table:table-cell office:value-type="float" office:value="9.2509174346924" calcext:value-type="float">
            <text:p>9,2509174346924</text:p>
          </table:table-cell>
          <table:table-cell office:value-type="float" office:value="5.4376113414764" calcext:value-type="float">
            <text:p>5,4376113414764</text:p>
          </table:table-cell>
          <table:table-cell office:value-type="float" office:value="-130.00882355271" calcext:value-type="float">
            <text:p>-130,00882355271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11</text:p>
          </table:table-cell>
          <table:table-cell office:value-type="float" office:value="-1.4519743621349" calcext:value-type="float">
            <text:p>-1,4519743621349</text:p>
          </table:table-cell>
          <table:table-cell office:value-type="float" office:value="9.078842997551" calcext:value-type="float">
            <text:p>9,078842997551</text:p>
          </table:table-cell>
          <table:table-cell office:value-type="float" office:value="-112.22104889572" calcext:value-type="float">
            <text:p>-112,22104889572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22</text:p>
          </table:table-cell>
          <table:table-cell office:value-type="float" office:value="-0.62418527901173" calcext:value-type="float">
            <text:p>-0,62418527901173</text:p>
          </table:table-cell>
          <table:table-cell office:value-type="float" office:value="4.3074995279312" calcext:value-type="float">
            <text:p>4,3074995279312</text:p>
          </table:table-cell>
          <table:table-cell office:value-type="float" office:value="-33.702485880275" calcext:value-type="float">
            <text:p>-33,702485880275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33</text:p>
          </table:table-cell>
          <table:table-cell office:value-type="float" office:value="2.9002782702446" calcext:value-type="float">
            <text:p>2,9002782702446</text:p>
          </table:table-cell>
          <table:table-cell office:value-type="float" office:value="8.6163318157196" calcext:value-type="float">
            <text:p>8,6163318157196</text:p>
          </table:table-cell>
          <table:table-cell office:value-type="float" office:value="150.58369697279" calcext:value-type="float">
            <text:p>150,58369697279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44</text:p>
          </table:table-cell>
          <table:table-cell office:value-type="float" office:value="3.1850630044937" calcext:value-type="float">
            <text:p>3,1850630044937</text:p>
          </table:table-cell>
          <table:table-cell office:value-type="float" office:value="5.6505900621414" calcext:value-type="float">
            <text:p>5,6505900621414</text:p>
          </table:table-cell>
          <table:table-cell office:value-type="float" office:value="-68.447773623618" calcext:value-type="float">
            <text:p>-68,447773623618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55</text:p>
          </table:table-cell>
          <table:table-cell office:value-type="float" office:value="5.4502201080322" calcext:value-type="float">
            <text:p>5,4502201080322</text:p>
          </table:table-cell>
          <table:table-cell office:value-type="float" office:value="4.0926250815392" calcext:value-type="float">
            <text:p>4,0926250815392</text:p>
          </table:table-cell>
          <table:table-cell office:value-type="float" office:value="156.99945893257" calcext:value-type="float">
            <text:p>156,99945893257</text:p>
          </table:table-cell>
          <table:table-cell office:value-type="float" office:value="10" calcext:value-type="float">
            <text:p>1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66</text:p>
          </table:table-cell>
          <table:table-cell office:value-type="float" office:value="5.5664157867432" calcext:value-type="float">
            <text:p>5,5664157867432</text:p>
          </table:table-cell>
          <table:table-cell office:value-type="float" office:value="1.2698763608932" calcext:value-type="float">
            <text:p>1,2698763608932</text:p>
          </table:table-cell>
          <table:table-cell office:value-type="float" office:value="44.136801722703" calcext:value-type="float">
            <text:p>44,136801722703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77</text:p>
          </table:table-cell>
          <table:table-cell office:value-type="float" office:value="9.8101532459259" calcext:value-type="float">
            <text:p>9,8101532459259</text:p>
          </table:table-cell>
          <table:table-cell office:value-type="float" office:value="4.3178987503052" calcext:value-type="float">
            <text:p>4,3178987503052</text:p>
          </table:table-cell>
          <table:table-cell office:value-type="float" office:value="-109.75915687099" calcext:value-type="float">
            <text:p>-109,75915687099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88</text:p>
          </table:table-cell>
          <table:table-cell office:value-type="float" office:value="-1.3321444392204" calcext:value-type="float">
            <text:p>-1,3321444392204</text:p>
          </table:table-cell>
          <table:table-cell office:value-type="float" office:value="6.3649713993073" calcext:value-type="float">
            <text:p>6,3649713993073</text:p>
          </table:table-cell>
          <table:table-cell office:value-type="float" office:value="27.761630381748" calcext:value-type="float">
            <text:p>27,761630381748</text:p>
          </table:table-cell>
          <table:table-cell office:value-type="float" office:value="11" calcext:value-type="float">
            <text:p>11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99</text:p>
          </table:table-cell>
          <table:table-cell office:value-type="float" office:value="2.9025733470917" calcext:value-type="float">
            <text:p>2,9025733470917</text:p>
          </table:table-cell>
          <table:table-cell office:value-type="float" office:value="6.7866104841232" calcext:value-type="float">
            <text:p>6,7866104841232</text:p>
          </table:table-cell>
          <table:table-cell office:value-type="float" office:value="125.90423055515" calcext:value-type="float">
            <text:p>125,90423055515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10</text:p>
          </table:table-cell>
          <table:table-cell office:value-type="float" office:value="4.4311165809631" calcext:value-type="float">
            <text:p>4,4311165809631</text:p>
          </table:table-cell>
          <table:table-cell office:value-type="float" office:value="6.9628983736038" calcext:value-type="float">
            <text:p>6,9628983736038</text:p>
          </table:table-cell>
          <table:table-cell office:value-type="float" office:value="137.27958490894" calcext:value-type="float">
            <text:p>137,27958490894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21</text:p>
          </table:table-cell>
          <table:table-cell office:value-type="float" office:value="1.7865127325058" calcext:value-type="float">
            <text:p>1,7865127325058</text:p>
          </table:table-cell>
          <table:table-cell office:value-type="float" office:value="7.2586411237717" calcext:value-type="float">
            <text:p>7,2586411237717</text:p>
          </table:table-cell>
          <table:table-cell office:value-type="float" office:value="-32.214587661111" calcext:value-type="float">
            <text:p>-32,214587661111</text:p>
          </table:table-cell>
          <table:table-cell office:value-type="float" office:value="10" calcext:value-type="float">
            <text:p>1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32</text:p>
          </table:table-cell>
          <table:table-cell office:value-type="float" office:value="4.6757650375366" calcext:value-type="float">
            <text:p>4,6757650375366</text:p>
          </table:table-cell>
          <table:table-cell office:value-type="float" office:value="8.1750267744064" calcext:value-type="float">
            <text:p>8,1750267744064</text:p>
          </table:table-cell>
          <table:table-cell office:value-type="float" office:value="-93.000038414244" calcext:value-type="float">
            <text:p>-93,000038414244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43</text:p>
          </table:table-cell>
          <table:table-cell office:value-type="float" office:value="6.3828748464584" calcext:value-type="float">
            <text:p>6,3828748464584</text:p>
          </table:table-cell>
          <table:table-cell office:value-type="float" office:value="6.4911979436874" calcext:value-type="float">
            <text:p>6,4911979436874</text:p>
          </table:table-cell>
          <table:table-cell office:value-type="float" office:value="-30.913210598526" calcext:value-type="float">
            <text:p>-30,913210598526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54</text:p>
          </table:table-cell>
          <table:table-cell office:value-type="float" office:value="7.7991485595703" calcext:value-type="float">
            <text:p>7,7991485595703</text:p>
          </table:table-cell>
          <table:table-cell office:value-type="float" office:value="11.077238321304" calcext:value-type="float">
            <text:p>11,077238321304</text:p>
          </table:table-cell>
          <table:table-cell office:value-type="float" office:value="2.3388185651059" calcext:value-type="float">
            <text:p>2,338818565105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65</text:p>
          </table:table-cell>
          <table:table-cell office:value-type="float" office:value="2.3850329220295" calcext:value-type="float">
            <text:p>2,3850329220295</text:p>
          </table:table-cell>
          <table:table-cell office:value-type="float" office:value="10.646479129791" calcext:value-type="float">
            <text:p>10,646479129791</text:p>
          </table:table-cell>
          <table:table-cell office:value-type="float" office:value="172.75727630421" calcext:value-type="float">
            <text:p>172,75727630421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76</text:p>
          </table:table-cell>
          <table:table-cell office:value-type="float" office:value="-0.66038317978382" calcext:value-type="float">
            <text:p>-0,66038317978382</text:p>
          </table:table-cell>
          <table:table-cell office:value-type="float" office:value="6.6957986354828" calcext:value-type="float">
            <text:p>6,6957986354828</text:p>
          </table:table-cell>
          <table:table-cell office:value-type="float" office:value="179.02942220117" calcext:value-type="float">
            <text:p>179,02942220117</text:p>
          </table:table-cell>
          <table:table-cell office:value-type="float" office:value="11" calcext:value-type="float">
            <text:p>11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87</text:p>
          </table:table-cell>
          <table:table-cell office:value-type="float" office:value="3.3066669106483" calcext:value-type="float">
            <text:p>3,3066669106483</text:p>
          </table:table-cell>
          <table:table-cell office:value-type="float" office:value="7.5375831127167" calcext:value-type="float">
            <text:p>7,5375831127167</text:p>
          </table:table-cell>
          <table:table-cell office:value-type="float" office:value="-108.19412037066" calcext:value-type="float">
            <text:p>-108,19412037066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98</text:p>
          </table:table-cell>
          <table:table-cell office:value-type="float" office:value="2.108988314867" calcext:value-type="float">
            <text:p>2,108988314867</text:p>
          </table:table-cell>
          <table:table-cell office:value-type="float" office:value="9.6351927518845" calcext:value-type="float">
            <text:p>9,6351927518845</text:p>
          </table:table-cell>
          <table:table-cell office:value-type="float" office:value="94.36271676592" calcext:value-type="float">
            <text:p>94,36271676592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309</text:p>
          </table:table-cell>
          <table:table-cell office:value-type="float" office:value="6.0026162862778" calcext:value-type="float">
            <text:p>6,0026162862778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55.592960612789" calcext:value-type="float">
            <text:p>-55,592960612789</text:p>
          </table:table-cell>
          <table:table-cell office:value-type="float" office:value="11" calcext:value-type="float">
            <text:p>1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320</text:p>
          </table:table-cell>
          <table:table-cell office:value-type="float" office:value="5.8700972795486" calcext:value-type="float">
            <text:p>5,8700972795486</text:p>
          </table:table-cell>
          <table:table-cell office:value-type="float" office:value="10.643360614777" calcext:value-type="float">
            <text:p>10,643360614777</text:p>
          </table:table-cell>
          <table:table-cell office:value-type="float" office:value="15.728348949153" calcext:value-type="float">
            <text:p>15,728348949153</text:p>
          </table:table-cell>
          <table:table-cell office:value-type="float" office:value="11" calcext:value-type="float">
            <text:p>11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331</text:p>
          </table:table-cell>
          <table:table-cell office:value-type="float" office:value="8.4927397966385" calcext:value-type="float">
            <text:p>8,4927397966385</text:p>
          </table:table-cell>
          <table:table-cell office:value-type="float" office:value="10.382835865021" calcext:value-type="float">
            <text:p>10,382835865021</text:p>
          </table:table-cell>
          <table:table-cell office:value-type="float" office:value="33.634935215021" calcext:value-type="float">
            <text:p>33,634935215021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342</text:p>
          </table:table-cell>
          <table:table-cell office:value-type="float" office:value="-0.11432083323598" calcext:value-type="float">
            <text:p>-0,11432083323598</text:p>
          </table:table-cell>
          <table:table-cell office:value-type="float" office:value="10.854396820068" calcext:value-type="float">
            <text:p>10,854396820068</text:p>
          </table:table-cell>
          <table:table-cell office:value-type="float" office:value="-49.030637285512" calcext:value-type="float">
            <text:p>-49,030637285512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353</text:p>
          </table:table-cell>
          <table:table-cell office:value-type="float" office:value="3.6150315403938" calcext:value-type="float">
            <text:p>3,6150315403938</text:p>
          </table:table-cell>
          <table:table-cell office:value-type="float" office:value="9.883958697319" calcext:value-type="float">
            <text:p>9,883958697319</text:p>
          </table:table-cell>
          <table:table-cell office:value-type="float" office:value="115.76780392106" calcext:value-type="float">
            <text:p>115,76780392106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15</text:p>
          </table:table-cell>
          <table:table-cell office:value-type="float" office:value="2.6510101556778" calcext:value-type="float">
            <text:p>2,6510101556778</text:p>
          </table:table-cell>
          <table:table-cell office:value-type="float" office:value="-0.50884436815977" calcext:value-type="float">
            <text:p>-0,50884436815977</text:p>
          </table:table-cell>
          <table:table-cell office:value-type="float" office:value="92.566224420147" calcext:value-type="float">
            <text:p>92,566224420147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14</text:p>
          </table:table-cell>
          <table:table-cell office:value-type="float" office:value="2.1877619624138" calcext:value-type="float">
            <text:p>2,1877619624138</text:p>
          </table:table-cell>
          <table:table-cell office:value-type="float" office:value="2.339802980423" calcext:value-type="float">
            <text:p>2,339802980423</text:p>
          </table:table-cell>
          <table:table-cell office:value-type="float" office:value="-155.5465695205" calcext:value-type="float">
            <text:p>-155,5465695205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25</text:p>
          </table:table-cell>
          <table:table-cell office:value-type="float" office:value="4.7389584779739" calcext:value-type="float">
            <text:p>4,7389584779739</text:p>
          </table:table-cell>
          <table:table-cell office:value-type="float" office:value="0.25126516819" calcext:value-type="float">
            <text:p>0,25126516819</text:p>
          </table:table-cell>
          <table:table-cell office:value-type="float" office:value="-147.83062297068" calcext:value-type="float">
            <text:p>-147,83062297068</text:p>
          </table:table-cell>
          <table:table-cell office:value-type="float" office:value="10" calcext:value-type="float">
            <text:p>10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36</text:p>
          </table:table-cell>
          <table:table-cell office:value-type="float" office:value="4.4537550210953" calcext:value-type="float">
            <text:p>4,4537550210953</text:p>
          </table:table-cell>
          <table:table-cell office:value-type="float" office:value="0.4446179792285" calcext:value-type="float">
            <text:p>0,4446179792285</text:p>
          </table:table-cell>
          <table:table-cell office:value-type="float" office:value="143.27622522974" calcext:value-type="float">
            <text:p>143,27622522974</text:p>
          </table:table-cell>
          <table:table-cell office:value-type="float" office:value="10" calcext:value-type="float">
            <text:p>10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47</text:p>
          </table:table-cell>
          <table:table-cell office:value-type="float" office:value="4.3126660585403" calcext:value-type="float">
            <text:p>4,3126660585403</text:p>
          </table:table-cell>
          <table:table-cell office:value-type="float" office:value="-0.23231659084558" calcext:value-type="float">
            <text:p>-0,23231659084558</text:p>
          </table:table-cell>
          <table:table-cell office:value-type="float" office:value="-44.080065314177" calcext:value-type="float">
            <text:p>-44,080065314177</text:p>
          </table:table-cell>
          <table:table-cell office:value-type="float" office:value="10" calcext:value-type="float">
            <text:p>10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58</text:p>
          </table:table-cell>
          <table:table-cell office:value-type="float" office:value="8.5599803924561" calcext:value-type="float">
            <text:p>8,5599803924561</text:p>
          </table:table-cell>
          <table:table-cell office:value-type="float" office:value="1.716333925724" calcext:value-type="float">
            <text:p>1,716333925724</text:p>
          </table:table-cell>
          <table:table-cell office:value-type="float" office:value="-179.67424574931" calcext:value-type="float">
            <text:p>-179,67424574931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69</text:p>
          </table:table-cell>
          <table:table-cell office:value-type="float" office:value="9.1233396530151" calcext:value-type="float">
            <text:p>9,1233396530151</text:p>
          </table:table-cell>
          <table:table-cell office:value-type="float" office:value="0.21223489195108" calcext:value-type="float">
            <text:p>0,21223489195108</text:p>
          </table:table-cell>
          <table:table-cell office:value-type="float" office:value="82.677736403836" calcext:value-type="float">
            <text:p>82,677736403836</text:p>
          </table:table-cell>
          <table:table-cell office:value-type="float" office:value="10" calcext:value-type="float">
            <text:p>10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80</text:p>
          </table:table-cell>
          <table:table-cell office:value-type="float" office:value="-1.2029951810837" calcext:value-type="float">
            <text:p>-1,2029951810837</text:p>
          </table:table-cell>
          <table:table-cell office:value-type="float" office:value="1.7911477386951" calcext:value-type="float">
            <text:p>1,7911477386951</text:p>
          </table:table-cell>
          <table:table-cell office:value-type="float" office:value="38.83571457711" calcext:value-type="float">
            <text:p>38,83571457711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91</text:p>
          </table:table-cell>
          <table:table-cell office:value-type="float" office:value="0.58594394475222" calcext:value-type="float">
            <text:p>0,58594394475222</text:p>
          </table:table-cell>
          <table:table-cell office:value-type="float" office:value="4.9930435419083" calcext:value-type="float">
            <text:p>4,9930435419083</text:p>
          </table:table-cell>
          <table:table-cell office:value-type="float" office:value="-26.65526187344" calcext:value-type="float">
            <text:p>-26,65526187344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02</text:p>
          </table:table-cell>
          <table:table-cell office:value-type="float" office:value="2.1859689056873" calcext:value-type="float">
            <text:p>2,1859689056873</text:p>
          </table:table-cell>
          <table:table-cell office:value-type="float" office:value="-0.29118964448571" calcext:value-type="float">
            <text:p>-0,29118964448571</text:p>
          </table:table-cell>
          <table:table-cell office:value-type="float" office:value="-43.939585898333" calcext:value-type="float">
            <text:p>-43,939585898333</text:p>
          </table:table-cell>
          <table:table-cell office:value-type="float" office:value="11" calcext:value-type="float">
            <text:p>11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13</text:p>
          </table:table-cell>
          <table:table-cell office:value-type="float" office:value="3.780300617218" calcext:value-type="float">
            <text:p>3,780300617218</text:p>
          </table:table-cell>
          <table:table-cell office:value-type="float" office:value="0.51927465945482" calcext:value-type="float">
            <text:p>0,51927465945482</text:p>
          </table:table-cell>
          <table:table-cell office:value-type="float" office:value="82.646260595625" calcext:value-type="float">
            <text:p>82,646260595625</text:p>
          </table:table-cell>
          <table:table-cell office:value-type="float" office:value="10" calcext:value-type="float">
            <text:p>1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24</text:p>
          </table:table-cell>
          <table:table-cell office:value-type="float" office:value="5.2388906478882" calcext:value-type="float">
            <text:p>5,2388906478882</text:p>
          </table:table-cell>
          <table:table-cell office:value-type="float" office:value="-0.2798661030829" calcext:value-type="float">
            <text:p>-0,2798661030829</text:p>
          </table:table-cell>
          <table:table-cell office:value-type="float" office:value="-146.87065865583" calcext:value-type="float">
            <text:p>-146,87065865583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35</text:p>
          </table:table-cell>
          <table:table-cell office:value-type="float" office:value="3.453317284584" calcext:value-type="float">
            <text:p>3,453317284584</text:p>
          </table:table-cell>
          <table:table-cell office:value-type="float" office:value="4.0784221887589" calcext:value-type="float">
            <text:p>4,0784221887589</text:p>
          </table:table-cell>
          <table:table-cell office:value-type="float" office:value="9.3817580847224" calcext:value-type="float">
            <text:p>9,3817580847224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46</text:p>
          </table:table-cell>
          <table:table-cell office:value-type="float" office:value="9.1960686445236" calcext:value-type="float">
            <text:p>9,1960686445236</text:p>
          </table:table-cell>
          <table:table-cell office:value-type="float" office:value="0.54850094020367" calcext:value-type="float">
            <text:p>0,54850094020367</text:p>
          </table:table-cell>
          <table:table-cell office:value-type="float" office:value="58.042155709236" calcext:value-type="float">
            <text:p>58,042155709236</text:p>
          </table:table-cell>
          <table:table-cell office:value-type="float" office:value="10" calcext:value-type="float">
            <text:p>10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57</text:p>
          </table:table-cell>
          <table:table-cell office:value-type="float" office:value="-1.3686962425709" calcext:value-type="float">
            <text:p>-1,3686962425709</text:p>
          </table:table-cell>
          <table:table-cell office:value-type="float" office:value="3.5600012540817" calcext:value-type="float">
            <text:p>3,5600012540817</text:p>
          </table:table-cell>
          <table:table-cell office:value-type="float" office:value="41.760682300398" calcext:value-type="float">
            <text:p>41,760682300398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68</text:p>
          </table:table-cell>
          <table:table-cell office:value-type="float" office:value="1.5030536055565" calcext:value-type="float">
            <text:p>1,5030536055565</text:p>
          </table:table-cell>
          <table:table-cell office:value-type="float" office:value="4.0617966651917" calcext:value-type="float">
            <text:p>4,0617966651917</text:p>
          </table:table-cell>
          <table:table-cell office:value-type="float" office:value="-69.527456714849" calcext:value-type="float">
            <text:p>-69,527456714849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79</text:p>
          </table:table-cell>
          <table:table-cell office:value-type="float" office:value="-0.22019196301699" calcext:value-type="float">
            <text:p>-0,22019196301699</text:p>
          </table:table-cell>
          <table:table-cell office:value-type="float" office:value="3.1657254695892" calcext:value-type="float">
            <text:p>3,1657254695892</text:p>
          </table:table-cell>
          <table:table-cell office:value-type="float" office:value="-121.96747208856" calcext:value-type="float">
            <text:p>-121,96747208856</text:p>
          </table:table-cell>
          <table:table-cell office:value-type="float" office:value="10" calcext:value-type="float">
            <text:p>10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90</text:p>
          </table:table-cell>
          <table:table-cell office:value-type="float" office:value="4.1991418600082" calcext:value-type="float">
            <text:p>4,1991418600082</text:p>
          </table:table-cell>
          <table:table-cell office:value-type="float" office:value="0.67968353629112" calcext:value-type="float">
            <text:p>0,67968353629112</text:p>
          </table:table-cell>
          <table:table-cell office:value-type="float" office:value="121.07025438054" calcext:value-type="float">
            <text:p>121,07025438054</text:p>
          </table:table-cell>
          <table:table-cell office:value-type="float" office:value="10" calcext:value-type="float">
            <text:p>10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01</text:p>
          </table:table-cell>
          <table:table-cell office:value-type="float" office:value="4.4930738210678" calcext:value-type="float">
            <text:p>4,4930738210678</text:p>
          </table:table-cell>
          <table:table-cell office:value-type="float" office:value="4.1690284013748" calcext:value-type="float">
            <text:p>4,1690284013748</text:p>
          </table:table-cell>
          <table:table-cell office:value-type="float" office:value="121.83082635236" calcext:value-type="float">
            <text:p>121,83082635236</text:p>
          </table:table-cell>
          <table:table-cell office:value-type="float" office:value="10" calcext:value-type="float">
            <text:p>10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12</text:p>
          </table:table-cell>
          <table:table-cell office:value-type="float" office:value="5.9256631135941" calcext:value-type="float">
            <text:p>5,9256631135941</text:p>
          </table:table-cell>
          <table:table-cell office:value-type="float" office:value="3.6248683929443" calcext:value-type="float">
            <text:p>3,6248683929443</text:p>
          </table:table-cell>
          <table:table-cell office:value-type="float" office:value="-69.311075909123" calcext:value-type="float">
            <text:p>-69,311075909123</text:p>
          </table:table-cell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23</text:p>
          </table:table-cell>
          <table:table-cell office:value-type="float" office:value="8.9151179790497" calcext:value-type="float">
            <text:p>8,9151179790497</text:p>
          </table:table-cell>
          <table:table-cell office:value-type="float" office:value="2.9039397835732" calcext:value-type="float">
            <text:p>2,9039397835732</text:p>
          </table:table-cell>
          <table:table-cell office:value-type="float" office:value="27.414017801831" calcext:value-type="float">
            <text:p>27,414017801831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34</text:p>
          </table:table-cell>
          <table:table-cell office:value-type="float" office:value="-0.14146174304187" calcext:value-type="float">
            <text:p>-0,14146174304187</text:p>
          </table:table-cell>
          <table:table-cell office:value-type="float" office:value="2.4886152148247" calcext:value-type="float">
            <text:p>2,4886152148247</text:p>
          </table:table-cell>
          <table:table-cell office:value-type="float" office:value="167.07252393103" calcext:value-type="float">
            <text:p>167,07252393103</text:p>
          </table:table-cell>
          <table:table-cell office:value-type="float" office:value="10" calcext:value-type="float">
            <text:p>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45</text:p>
          </table:table-cell>
          <table:table-cell office:value-type="float" office:value="-0.26706594973803" calcext:value-type="float">
            <text:p>-0,26706594973803</text:p>
          </table:table-cell>
          <table:table-cell office:value-type="float" office:value="0.74156418442726" calcext:value-type="float">
            <text:p>0,74156418442726</text:p>
          </table:table-cell>
          <table:table-cell office:value-type="float" office:value="30.125225425526" calcext:value-type="float">
            <text:p>30,125225425526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56</text:p>
          </table:table-cell>
          <table:table-cell office:value-type="float" office:value="0.84926329553127" calcext:value-type="float">
            <text:p>0,84926329553127</text:p>
          </table:table-cell>
          <table:table-cell office:value-type="float" office:value="8.4518128633499" calcext:value-type="float">
            <text:p>8,4518128633499</text:p>
          </table:table-cell>
          <table:table-cell office:value-type="float" office:value="120.38995050321" calcext:value-type="float">
            <text:p>120,38995050321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67</text:p>
          </table:table-cell>
          <table:table-cell office:value-type="float" office:value="4.5475029945374" calcext:value-type="float">
            <text:p>4,5475029945374</text:p>
          </table:table-cell>
          <table:table-cell office:value-type="float" office:value="4.7146707773209" calcext:value-type="float">
            <text:p>4,7146707773209</text:p>
          </table:table-cell>
          <table:table-cell office:value-type="float" office:value="131.66392077306" calcext:value-type="float">
            <text:p>131,66392077306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78</text:p>
          </table:table-cell>
          <table:table-cell office:value-type="float" office:value="4.6120327711105" calcext:value-type="float">
            <text:p>4,6120327711105</text:p>
          </table:table-cell>
          <table:table-cell office:value-type="float" office:value="6.8633538484573" calcext:value-type="float">
            <text:p>6,8633538484573</text:p>
          </table:table-cell>
          <table:table-cell office:value-type="float" office:value="-34.819644727525" calcext:value-type="float">
            <text:p>-34,819644727525</text:p>
          </table:table-cell>
          <table:table-cell office:value-type="float" office:value="10" calcext:value-type="float">
            <text:p>1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89</text:p>
          </table:table-cell>
          <table:table-cell office:value-type="float" office:value="5.303892493248" calcext:value-type="float">
            <text:p>5,303892493248</text:p>
          </table:table-cell>
          <table:table-cell office:value-type="float" office:value="3.5401576757431" calcext:value-type="float">
            <text:p>3,5401576757431</text:p>
          </table:table-cell>
          <table:table-cell office:value-type="float" office:value="66.160952968962" calcext:value-type="float">
            <text:p>66,160952968962</text:p>
          </table:table-cell>
          <table:table-cell office:value-type="float" office:value="10" calcext:value-type="float">
            <text:p>10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00</text:p>
          </table:table-cell>
          <table:table-cell office:value-type="float" office:value="9.4653451442719" calcext:value-type="float">
            <text:p>9,4653451442719</text:p>
          </table:table-cell>
          <table:table-cell office:value-type="float" office:value="5.7117331027985" calcext:value-type="float">
            <text:p>5,7117331027985</text:p>
          </table:table-cell>
          <table:table-cell office:value-type="float" office:value="-127.80317986847" calcext:value-type="float">
            <text:p>-127,8031798684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11</text:p>
          </table:table-cell>
          <table:table-cell office:value-type="float" office:value="-1.3122217357159" calcext:value-type="float">
            <text:p>-1,3122217357159</text:p>
          </table:table-cell>
          <table:table-cell office:value-type="float" office:value="9.2764246463776" calcext:value-type="float">
            <text:p>9,2764246463776</text:p>
          </table:table-cell>
          <table:table-cell office:value-type="float" office:value="-127.18359983651" calcext:value-type="float">
            <text:p>-127,18359983651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22</text:p>
          </table:table-cell>
          <table:table-cell office:value-type="float" office:value="-0.7610410451889" calcext:value-type="float">
            <text:p>-0,7610410451889</text:p>
          </table:table-cell>
          <table:table-cell office:value-type="float" office:value="4.5892661809921" calcext:value-type="float">
            <text:p>4,5892661809921</text:p>
          </table:table-cell>
          <table:table-cell office:value-type="float" office:value="-71.788863011986" calcext:value-type="float">
            <text:p>-71,788863011986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33</text:p>
          </table:table-cell>
          <table:table-cell office:value-type="float" office:value="3.1406682729721" calcext:value-type="float">
            <text:p>3,1406682729721</text:p>
          </table:table-cell>
          <table:table-cell office:value-type="float" office:value="8.3807212114334" calcext:value-type="float">
            <text:p>8,3807212114334</text:p>
          </table:table-cell>
          <table:table-cell office:value-type="float" office:value="131.53435470192" calcext:value-type="float">
            <text:p>131,53435470192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44</text:p>
          </table:table-cell>
          <table:table-cell office:value-type="float" office:value="2.9738113284111" calcext:value-type="float">
            <text:p>2,9738113284111</text:p>
          </table:table-cell>
          <table:table-cell office:value-type="float" office:value="5.8651232719421" calcext:value-type="float">
            <text:p>5,8651232719421</text:p>
          </table:table-cell>
          <table:table-cell office:value-type="float" office:value="-39.908885196516" calcext:value-type="float">
            <text:p>-39,90888519651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55</text:p>
          </table:table-cell>
          <table:table-cell office:value-type="float" office:value="5.5652397871017" calcext:value-type="float">
            <text:p>5,5652397871017</text:p>
          </table:table-cell>
          <table:table-cell office:value-type="float" office:value="4.2822176218033" calcext:value-type="float">
            <text:p>4,2822176218033</text:p>
          </table:table-cell>
          <table:table-cell office:value-type="float" office:value="-112.38092222032" calcext:value-type="float">
            <text:p>-112,38092222032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66</text:p>
          </table:table-cell>
          <table:table-cell office:value-type="float" office:value="5.2703541517258" calcext:value-type="float">
            <text:p>5,2703541517258</text:p>
          </table:table-cell>
          <table:table-cell office:value-type="float" office:value="1.0964407026768" calcext:value-type="float">
            <text:p>1,0964407026768</text:p>
          </table:table-cell>
          <table:table-cell office:value-type="float" office:value="26.439294503753" calcext:value-type="float">
            <text:p>26,439294503753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77</text:p>
          </table:table-cell>
          <table:table-cell office:value-type="float" office:value="9.9437016248703" calcext:value-type="float">
            <text:p>9,9437016248703</text:p>
          </table:table-cell>
          <table:table-cell office:value-type="float" office:value="4.6928358078003" calcext:value-type="float">
            <text:p>4,6928358078003</text:p>
          </table:table-cell>
          <table:table-cell office:value-type="float" office:value="-109.81791262414" calcext:value-type="float">
            <text:p>-109,81791262414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88</text:p>
          </table:table-cell>
          <table:table-cell office:value-type="float" office:value="-1.4624102413654" calcext:value-type="float">
            <text:p>-1,4624102413654</text:p>
          </table:table-cell>
          <table:table-cell office:value-type="float" office:value="6.54412150383" calcext:value-type="float">
            <text:p>6,54412150383</text:p>
          </table:table-cell>
          <table:table-cell office:value-type="float" office:value="-63.006538494377" calcext:value-type="float">
            <text:p>-63,006538494377</text:p>
          </table:table-cell>
          <table:table-cell office:value-type="float" office:value="11" calcext:value-type="float">
            <text:p>11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99</text:p>
          </table:table-cell>
          <table:table-cell office:value-type="float" office:value="3.1355392932892" calcext:value-type="float">
            <text:p>3,1355392932892</text:p>
          </table:table-cell>
          <table:table-cell office:value-type="float" office:value="6.4641290903091" calcext:value-type="float">
            <text:p>6,4641290903091</text:p>
          </table:table-cell>
          <table:table-cell office:value-type="float" office:value="125.9039435417" calcext:value-type="float">
            <text:p>125,9039435417</text:p>
          </table:table-cell>
          <table:table-cell office:value-type="float" office:value="10" calcext:value-type="float">
            <text:p>10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10</text:p>
          </table:table-cell>
          <table:table-cell office:value-type="float" office:value="4.2606967687607" calcext:value-type="float">
            <text:p>4,2606967687607</text:p>
          </table:table-cell>
          <table:table-cell office:value-type="float" office:value="6.8285036087036" calcext:value-type="float">
            <text:p>6,8285036087036</text:p>
          </table:table-cell>
          <table:table-cell office:value-type="float" office:value="51.006321694441" calcext:value-type="float">
            <text:p>51,006321694441</text:p>
          </table:table-cell>
          <table:table-cell office:value-type="float" office:value="10" calcext:value-type="float">
            <text:p>1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21</text:p>
          </table:table-cell>
          <table:table-cell office:value-type="float" office:value="1.4505134522915" calcext:value-type="float">
            <text:p>1,4505134522915</text:p>
          </table:table-cell>
          <table:table-cell office:value-type="float" office:value="7.4701052904129" calcext:value-type="float">
            <text:p>7,4701052904129</text:p>
          </table:table-cell>
          <table:table-cell office:value-type="float" office:value="-32.268371931307" calcext:value-type="float">
            <text:p>-32,268371931307</text:p>
          </table:table-cell>
          <table:table-cell office:value-type="float" office:value="10" calcext:value-type="float">
            <text:p>1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32</text:p>
          </table:table-cell>
          <table:table-cell office:value-type="float" office:value="4.6960720419884" calcext:value-type="float">
            <text:p>4,6960720419884</text:p>
          </table:table-cell>
          <table:table-cell office:value-type="float" office:value="8.5722005367279" calcext:value-type="float">
            <text:p>8,5722005367279</text:p>
          </table:table-cell>
          <table:table-cell office:value-type="float" office:value="-92.987669501335" calcext:value-type="float">
            <text:p>-92,987669501335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43</text:p>
          </table:table-cell>
          <table:table-cell office:value-type="float" office:value="6.1942666769028" calcext:value-type="float">
            <text:p>6,1942666769028</text:p>
          </table:table-cell>
          <table:table-cell office:value-type="float" office:value="6.7439103126526" calcext:value-type="float">
            <text:p>6,7439103126526</text:p>
          </table:table-cell>
          <table:table-cell office:value-type="float" office:value="-59.046053582696" calcext:value-type="float">
            <text:p>-59,046053582696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54</text:p>
          </table:table-cell>
          <table:table-cell office:value-type="float" office:value="7.5141006708145" calcext:value-type="float">
            <text:p>7,5141006708145</text:p>
          </table:table-cell>
          <table:table-cell office:value-type="float" office:value="11.035838127136" calcext:value-type="float">
            <text:p>11,035838127136</text:p>
          </table:table-cell>
          <table:table-cell office:value-type="float" office:value="9.6379338176387" calcext:value-type="float">
            <text:p>9,637933817638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65</text:p>
          </table:table-cell>
          <table:table-cell office:value-type="float" office:value="2.7787467837334" calcext:value-type="float">
            <text:p>2,7787467837334</text:p>
          </table:table-cell>
          <table:table-cell office:value-type="float" office:value="10.596141815186" calcext:value-type="float">
            <text:p>10,596141815186</text:p>
          </table:table-cell>
          <table:table-cell office:value-type="float" office:value="172.79467005639" calcext:value-type="float">
            <text:p>172,79467005639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76</text:p>
          </table:table-cell>
          <table:table-cell office:value-type="float" office:value="-0.62591001391411" calcext:value-type="float">
            <text:p>-0,62591001391411</text:p>
          </table:table-cell>
          <table:table-cell office:value-type="float" office:value="6.9140899181366" calcext:value-type="float">
            <text:p>6,9140899181366</text:p>
          </table:table-cell>
          <table:table-cell office:value-type="float" office:value="-90.417853586233" calcext:value-type="float">
            <text:p>-90,417853586233</text:p>
          </table:table-cell>
          <table:table-cell office:value-type="float" office:value="11" calcext:value-type="float">
            <text:p>11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87</text:p>
          </table:table-cell>
          <table:table-cell office:value-type="float" office:value="3.5248982906342" calcext:value-type="float">
            <text:p>3,5248982906342</text:p>
          </table:table-cell>
          <table:table-cell office:value-type="float" office:value="7.5000447034836" calcext:value-type="float">
            <text:p>7,5000447034836</text:p>
          </table:table-cell>
          <table:table-cell office:value-type="float" office:value="161.28675649121" calcext:value-type="float">
            <text:p>161,28675649121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98</text:p>
          </table:table-cell>
          <table:table-cell office:value-type="float" office:value="2.1387442946434" calcext:value-type="float">
            <text:p>2,1387442946434</text:p>
          </table:table-cell>
          <table:table-cell office:value-type="float" office:value="9.2382538318634" calcext:value-type="float">
            <text:p>9,2382538318634</text:p>
          </table:table-cell>
          <table:table-cell office:value-type="float" office:value="94.297018020776" calcext:value-type="float">
            <text:p>94,297018020776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309</text:p>
          </table:table-cell>
          <table:table-cell office:value-type="float" office:value="5.6555151939392" calcext:value-type="float">
            <text:p>5,6555151939392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55.734099476201" calcext:value-type="float">
            <text:p>-55,734099476201</text:p>
          </table:table-cell>
          <table:table-cell office:value-type="float" office:value="11" calcext:value-type="float">
            <text:p>11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320</text:p>
          </table:table-cell>
          <table:table-cell office:value-type="float" office:value="5.8968645334244" calcext:value-type="float">
            <text:p>5,8968645334244</text:p>
          </table:table-cell>
          <table:table-cell office:value-type="float" office:value="10.420331954956" calcext:value-type="float">
            <text:p>10,420331954956</text:p>
          </table:table-cell>
          <table:table-cell office:value-type="float" office:value="105.86941394077" calcext:value-type="float">
            <text:p>105,86941394077</text:p>
          </table:table-cell>
          <table:table-cell office:value-type="float" office:value="11" calcext:value-type="float">
            <text:p>1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331</text:p>
          </table:table-cell>
          <table:table-cell office:value-type="float" office:value="8.4559410810471" calcext:value-type="float">
            <text:p>8,4559410810471</text:p>
          </table:table-cell>
          <table:table-cell office:value-type="float" office:value="10.127366781235" calcext:value-type="float">
            <text:p>10,127366781235</text:p>
          </table:table-cell>
          <table:table-cell office:value-type="float" office:value="90.067328161495" calcext:value-type="float">
            <text:p>90,067328161495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342</text:p>
          </table:table-cell>
          <table:table-cell office:value-type="float" office:value="-0.090073859319091" calcext:value-type="float">
            <text:p>-0,090073859319091</text:p>
          </table:table-cell>
          <table:table-cell office:value-type="float" office:value="11.074098348618" calcext:value-type="float">
            <text:p>11,074098348618</text:p>
          </table:table-cell>
          <table:table-cell office:value-type="float" office:value="-72.477695288931" calcext:value-type="float">
            <text:p>-72,477695288931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353</text:p>
          </table:table-cell>
          <table:table-cell office:value-type="float" office:value="3.7839692831039" calcext:value-type="float">
            <text:p>3,7839692831039</text:p>
          </table:table-cell>
          <table:table-cell office:value-type="float" office:value="9.524313211441" calcext:value-type="float">
            <text:p>9,524313211441</text:p>
          </table:table-cell>
          <table:table-cell office:value-type="float" office:value="115.30252778606" calcext:value-type="float">
            <text:p>115,30252778606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15</text:p>
          </table:table-cell>
          <table:table-cell office:value-type="float" office:value="2.708243727684" calcext:value-type="float">
            <text:p>2,708243727684</text:p>
          </table:table-cell>
          <table:table-cell office:value-type="float" office:value="-0.53265195339918" calcext:value-type="float">
            <text:p>-0,53265195339918</text:p>
          </table:table-cell>
          <table:table-cell office:value-type="float" office:value="92.239500610692" calcext:value-type="float">
            <text:p>92,239500610692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14</text:p>
          </table:table-cell>
          <table:table-cell office:value-type="float" office:value="2.5296556949615" calcext:value-type="float">
            <text:p>2,5296556949615</text:p>
          </table:table-cell>
          <table:table-cell office:value-type="float" office:value="2.3225775361061" calcext:value-type="float">
            <text:p>2,3225775361061</text:p>
          </table:table-cell>
          <table:table-cell office:value-type="float" office:value="177.61734336804" calcext:value-type="float">
            <text:p>177,61734336804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25</text:p>
          </table:table-cell>
          <table:table-cell office:value-type="float" office:value="4.9770718812943" calcext:value-type="float">
            <text:p>4,9770718812943</text:p>
          </table:table-cell>
          <table:table-cell office:value-type="float" office:value="0.37003044039011" calcext:value-type="float">
            <text:p>0,37003044039011</text:p>
          </table:table-cell>
          <table:table-cell office:value-type="float" office:value="-114.80099228537" calcext:value-type="float">
            <text:p>-114,80099228537</text:p>
          </table:table-cell>
          <table:table-cell office:value-type="float" office:value="10" calcext:value-type="float">
            <text:p>1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36</text:p>
          </table:table-cell>
          <table:table-cell office:value-type="float" office:value="4.6379819512367" calcext:value-type="float">
            <text:p>4,6379819512367</text:p>
          </table:table-cell>
          <table:table-cell office:value-type="float" office:value="0.43106235563755" calcext:value-type="float">
            <text:p>0,43106235563755</text:p>
          </table:table-cell>
          <table:table-cell office:value-type="float" office:value="122.00530319457" calcext:value-type="float">
            <text:p>122,00530319457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47</text:p>
          </table:table-cell>
          <table:table-cell office:value-type="float" office:value="4.1001853346825" calcext:value-type="float">
            <text:p>4,1001853346825</text:p>
          </table:table-cell>
          <table:table-cell office:value-type="float" office:value="-0.36742672324181" calcext:value-type="float">
            <text:p>-0,36742672324181</text:p>
          </table:table-cell>
          <table:table-cell office:value-type="float" office:value="34.370403760558" calcext:value-type="float">
            <text:p>34,370403760558</text:p>
          </table:table-cell>
          <table:table-cell office:value-type="float" office:value="10" calcext:value-type="float">
            <text:p>1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58</text:p>
          </table:table-cell>
          <table:table-cell office:value-type="float" office:value="8.9527118206024" calcext:value-type="float">
            <text:p>8,9527118206024</text:p>
          </table:table-cell>
          <table:table-cell office:value-type="float" office:value="1.7303150892258" calcext:value-type="float">
            <text:p>1,7303150892258</text:p>
          </table:table-cell>
          <table:table-cell office:value-type="float" office:value="-177.42102616911" calcext:value-type="float">
            <text:p>-177,42102616911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69</text:p>
          </table:table-cell>
          <table:table-cell office:value-type="float" office:value="9.3298226594925" calcext:value-type="float">
            <text:p>9,3298226594925</text:p>
          </table:table-cell>
          <table:table-cell office:value-type="float" office:value="0.13744724914432" calcext:value-type="float">
            <text:p>0,13744724914432</text:p>
          </table:table-cell>
          <table:table-cell office:value-type="float" office:value="142.71001603193" calcext:value-type="float">
            <text:p>142,71001603193</text:p>
          </table:table-cell>
          <table:table-cell office:value-type="float" office:value="10" calcext:value-type="float">
            <text:p>1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80</text:p>
          </table:table-cell>
          <table:table-cell office:value-type="float" office:value="-1.5131697058678" calcext:value-type="float">
            <text:p>-1,5131697058678</text:p>
          </table:table-cell>
          <table:table-cell office:value-type="float" office:value="1.5422619879246" calcext:value-type="float">
            <text:p>1,5422619879246</text:p>
          </table:table-cell>
          <table:table-cell office:value-type="float" office:value="38.808287708623" calcext:value-type="float">
            <text:p>38,808287708623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91</text:p>
          </table:table-cell>
          <table:table-cell office:value-type="float" office:value="0.31667836010456" calcext:value-type="float">
            <text:p>0,31667836010456</text:p>
          </table:table-cell>
          <table:table-cell office:value-type="float" office:value="5.2131247520447" calcext:value-type="float">
            <text:p>5,2131247520447</text:p>
          </table:table-cell>
          <table:table-cell office:value-type="float" office:value="-42.981326580048" calcext:value-type="float">
            <text:p>-42,981326580048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02</text:p>
          </table:table-cell>
          <table:table-cell office:value-type="float" office:value="2.0108716189861" calcext:value-type="float">
            <text:p>2,0108716189861</text:p>
          </table:table-cell>
          <table:table-cell office:value-type="float" office:value="-0.42722083628178" calcext:value-type="float">
            <text:p>-0,42722083628178</text:p>
          </table:table-cell>
          <table:table-cell office:value-type="float" office:value="46.827559638175" calcext:value-type="float">
            <text:p>46,827559638175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13</text:p>
          </table:table-cell>
          <table:table-cell office:value-type="float" office:value="3.6531618237495" calcext:value-type="float">
            <text:p>3,6531618237495</text:p>
          </table:table-cell>
          <table:table-cell office:value-type="float" office:value="0.5077026411891" calcext:value-type="float">
            <text:p>0,5077026411891</text:p>
          </table:table-cell>
          <table:table-cell office:value-type="float" office:value="82.731530924512" calcext:value-type="float">
            <text:p>82,731530924512</text:p>
          </table:table-cell>
          <table:table-cell office:value-type="float" office:value="10" calcext:value-type="float">
            <text:p>1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24</text:p>
          </table:table-cell>
          <table:table-cell office:value-type="float" office:value="5.5709075927734" calcext:value-type="float">
            <text:p>5,5709075927734</text:p>
          </table:table-cell>
          <table:table-cell office:value-type="float" office:value="-0.062638418748975" calcext:value-type="float">
            <text:p>-0,062638418748975</text:p>
          </table:table-cell>
          <table:table-cell office:value-type="float" office:value="-146.84855862028" calcext:value-type="float">
            <text:p>-146,84855862028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35</text:p>
          </table:table-cell>
          <table:table-cell office:value-type="float" office:value="3.0933532118797" calcext:value-type="float">
            <text:p>3,0933532118797</text:p>
          </table:table-cell>
          <table:table-cell office:value-type="float" office:value="3.950217962265" calcext:value-type="float">
            <text:p>3,950217962265</text:p>
          </table:table-cell>
          <table:table-cell office:value-type="float" office:value="18.096185983366" calcext:value-type="float">
            <text:p>18,096185983366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46</text:p>
          </table:table-cell>
          <table:table-cell office:value-type="float" office:value="9.0147840976715" calcext:value-type="float">
            <text:p>9,0147840976715</text:p>
          </table:table-cell>
          <table:table-cell office:value-type="float" office:value="0.4690869897604" calcext:value-type="float">
            <text:p>0,4690869897604</text:p>
          </table:table-cell>
          <table:table-cell office:value-type="float" office:value="60.400572552043" calcext:value-type="float">
            <text:p>60,400572552043</text:p>
          </table:table-cell>
          <table:table-cell office:value-type="float" office:value="10" calcext:value-type="float">
            <text:p>1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57</text:p>
          </table:table-cell>
          <table:table-cell office:value-type="float" office:value="-1.5850049257278" calcext:value-type="float">
            <text:p>-1,5850049257278</text:p>
          </table:table-cell>
          <table:table-cell office:value-type="float" office:value="3.3949255943298" calcext:value-type="float">
            <text:p>3,3949255943298</text:p>
          </table:table-cell>
          <table:table-cell office:value-type="float" office:value="18.616748083929" calcext:value-type="float">
            <text:p>18,616748083929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68</text:p>
          </table:table-cell>
          <table:table-cell office:value-type="float" office:value="1.3148511946201" calcext:value-type="float">
            <text:p>1,3148511946201</text:p>
          </table:table-cell>
          <table:table-cell office:value-type="float" office:value="4.3389257788658" calcext:value-type="float">
            <text:p>4,3389257788658</text:p>
          </table:table-cell>
          <table:table-cell office:value-type="float" office:value="-54.386837846914" calcext:value-type="float">
            <text:p>-54,386837846914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79</text:p>
          </table:table-cell>
          <table:table-cell office:value-type="float" office:value="-0.010932887671515" calcext:value-type="float">
            <text:p>-0,010932887671515</text:p>
          </table:table-cell>
          <table:table-cell office:value-type="float" office:value="3.5032695531845" calcext:value-type="float">
            <text:p>3,5032695531845</text:p>
          </table:table-cell>
          <table:table-cell office:value-type="float" office:value="-121.98154941486" calcext:value-type="float">
            <text:p>-121,98154941486</text:p>
          </table:table-cell>
          <table:table-cell office:value-type="float" office:value="10" calcext:value-type="float">
            <text:p>1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90</text:p>
          </table:table-cell>
          <table:table-cell office:value-type="float" office:value="4.4082164764404" calcext:value-type="float">
            <text:p>4,4082164764404</text:p>
          </table:table-cell>
          <table:table-cell office:value-type="float" office:value="0.67849926650524" calcext:value-type="float">
            <text:p>0,67849926650524</text:p>
          </table:table-cell>
          <table:table-cell office:value-type="float" office:value="-177.57814553133" calcext:value-type="float">
            <text:p>-177,57814553133</text:p>
          </table:table-cell>
          <table:table-cell office:value-type="float" office:value="10" calcext:value-type="float">
            <text:p>10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01</text:p>
          </table:table-cell>
          <table:table-cell office:value-type="float" office:value="4.3231505155563" calcext:value-type="float">
            <text:p>4,3231505155563</text:p>
          </table:table-cell>
          <table:table-cell office:value-type="float" office:value="4.0266785025597" calcext:value-type="float">
            <text:p>4,0266785025597</text:p>
          </table:table-cell>
          <table:table-cell office:value-type="float" office:value="31.146863463578" calcext:value-type="float">
            <text:p>31,146863463578</text:p>
          </table:table-cell>
          <table:table-cell office:value-type="float" office:value="10" calcext:value-type="float">
            <text:p>1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12</text:p>
          </table:table-cell>
          <table:table-cell office:value-type="float" office:value="5.7849669456482" calcext:value-type="float">
            <text:p>5,7849669456482</text:p>
          </table:table-cell>
          <table:table-cell office:value-type="float" office:value="3.9967709779739" calcext:value-type="float">
            <text:p>3,9967709779739</text:p>
          </table:table-cell>
          <table:table-cell office:value-type="float" office:value="-69.259932846021" calcext:value-type="float">
            <text:p>-69,259932846021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23</text:p>
          </table:table-cell>
          <table:table-cell office:value-type="float" office:value="8.6254358291626" calcext:value-type="float">
            <text:p>8,6254358291626</text:p>
          </table:table-cell>
          <table:table-cell office:value-type="float" office:value="2.7425420284271" calcext:value-type="float">
            <text:p>2,7425420284271</text:p>
          </table:table-cell>
          <table:table-cell office:value-type="float" office:value="31.455556678165" calcext:value-type="float">
            <text:p>31,455556678165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34</text:p>
          </table:table-cell>
          <table:table-cell office:value-type="float" office:value="-0.061857020482421" calcext:value-type="float">
            <text:p>-0,061857020482421</text:p>
          </table:table-cell>
          <table:table-cell office:value-type="float" office:value="2.6956272125244" calcext:value-type="float">
            <text:p>2,6956272125244</text:p>
          </table:table-cell>
          <table:table-cell office:value-type="float" office:value="-102.36254011749" calcext:value-type="float">
            <text:p>-102,36254011749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45</text:p>
          </table:table-cell>
          <table:table-cell office:value-type="float" office:value="-0.38854952901602" calcext:value-type="float">
            <text:p>-0,38854952901602</text:p>
          </table:table-cell>
          <table:table-cell office:value-type="float" office:value="0.53863234817982" calcext:value-type="float">
            <text:p>0,53863234817982</text:p>
          </table:table-cell>
          <table:table-cell office:value-type="float" office:value="62.829471697473" calcext:value-type="float">
            <text:p>62,829471697473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56</text:p>
          </table:table-cell>
          <table:table-cell office:value-type="float" office:value="0.93018084764481" calcext:value-type="float">
            <text:p>0,93018084764481</text:p>
          </table:table-cell>
          <table:table-cell office:value-type="float" office:value="8.1932240724564" calcext:value-type="float">
            <text:p>8,1932240724564</text:p>
          </table:table-cell>
          <table:table-cell office:value-type="float" office:value="109.29091493036" calcext:value-type="float">
            <text:p>109,29091493036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67</text:p>
          </table:table-cell>
          <table:table-cell office:value-type="float" office:value="4.7323489189148" calcext:value-type="float">
            <text:p>4,7323489189148</text:p>
          </table:table-cell>
          <table:table-cell office:value-type="float" office:value="4.8351103067398" calcext:value-type="float">
            <text:p>4,8351103067398</text:p>
          </table:table-cell>
          <table:table-cell office:value-type="float" office:value="-138.12344545012" calcext:value-type="float">
            <text:p>-138,12344545012</text:p>
          </table:table-cell>
          <table:table-cell office:value-type="float" office:value="10" calcext:value-type="float">
            <text:p>10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78</text:p>
          </table:table-cell>
          <table:table-cell office:value-type="float" office:value="4.4276791810989" calcext:value-type="float">
            <text:p>4,4276791810989</text:p>
          </table:table-cell>
          <table:table-cell office:value-type="float" office:value="6.8524777889252" calcext:value-type="float">
            <text:p>6,8524777889252</text:p>
          </table:table-cell>
          <table:table-cell office:value-type="float" office:value="19.5258922258" calcext:value-type="float">
            <text:p>19,5258922258</text:p>
          </table:table-cell>
          <table:table-cell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89</text:p>
          </table:table-cell>
          <table:table-cell office:value-type="float" office:value="5.4920572042465" calcext:value-type="float">
            <text:p>5,4920572042465</text:p>
          </table:table-cell>
          <table:table-cell office:value-type="float" office:value="3.4222990274429" calcext:value-type="float">
            <text:p>3,4222990274429</text:p>
          </table:table-cell>
          <table:table-cell office:value-type="float" office:value="156.90307708303" calcext:value-type="float">
            <text:p>156,90307708303</text:p>
          </table:table-cell>
          <table:table-cell office:value-type="float" office:value="10" calcext:value-type="float">
            <text:p>1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00</text:p>
          </table:table-cell>
          <table:table-cell office:value-type="float" office:value="9.6094262599945" calcext:value-type="float">
            <text:p>9,6094262599945</text:p>
          </table:table-cell>
          <table:table-cell office:value-type="float" office:value="5.9970164299011" calcext:value-type="float">
            <text:p>5,9970164299011</text:p>
          </table:table-cell>
          <table:table-cell office:value-type="float" office:value="-110.84636381477" calcext:value-type="float">
            <text:p>-110,8463638147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11</text:p>
          </table:table-cell>
          <table:table-cell office:value-type="float" office:value="-1.1513896286488" calcext:value-type="float">
            <text:p>-1,1513896286488</text:p>
          </table:table-cell>
          <table:table-cell office:value-type="float" office:value="9.5120364427567" calcext:value-type="float">
            <text:p>9,5120364427567</text:p>
          </table:table-cell>
          <table:table-cell office:value-type="float" office:value="-121.51106603586" calcext:value-type="float">
            <text:p>-121,51106603586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22</text:p>
          </table:table-cell>
          <table:table-cell office:value-type="float" office:value="-0.69585487246513" calcext:value-type="float">
            <text:p>-0,69585487246513</text:p>
          </table:table-cell>
          <table:table-cell office:value-type="float" office:value="4.896222949028" calcext:value-type="float">
            <text:p>4,896222949028</text:p>
          </table:table-cell>
          <table:table-cell office:value-type="float" office:value="-109.86263888657" calcext:value-type="float">
            <text:p>-109,86263888657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33</text:p>
          </table:table-cell>
          <table:table-cell office:value-type="float" office:value="3.2908010482788" calcext:value-type="float">
            <text:p>3,2908010482788</text:p>
          </table:table-cell>
          <table:table-cell office:value-type="float" office:value="8.0795514583588" calcext:value-type="float">
            <text:p>8,0795514583588</text:p>
          </table:table-cell>
          <table:table-cell office:value-type="float" office:value="112.4944633739" calcext:value-type="float">
            <text:p>112,4944633739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44</text:p>
          </table:table-cell>
          <table:table-cell office:value-type="float" office:value="2.9431900382042" calcext:value-type="float">
            <text:p>2,9431900382042</text:p>
          </table:table-cell>
          <table:table-cell office:value-type="float" office:value="6.0498082637787" calcext:value-type="float">
            <text:p>6,0498082637787</text:p>
          </table:table-cell>
          <table:table-cell office:value-type="float" office:value="-102.50453660443" calcext:value-type="float">
            <text:p>-102,5045366044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55</text:p>
          </table:table-cell>
          <table:table-cell office:value-type="float" office:value="5.5788284540176" calcext:value-type="float">
            <text:p>5,5788284540176</text:p>
          </table:table-cell>
          <table:table-cell office:value-type="float" office:value="4.6496886014938" calcext:value-type="float">
            <text:p>4,6496886014938</text:p>
          </table:table-cell>
          <table:table-cell office:value-type="float" office:value="-95.588045515073" calcext:value-type="float">
            <text:p>-95,588045515073</text:p>
          </table:table-cell>
          <table:table-cell office:value-type="float" office:value="10" calcext:value-type="float">
            <text:p>1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66</text:p>
          </table:table-cell>
          <table:table-cell office:value-type="float" office:value="4.9352979660034" calcext:value-type="float">
            <text:p>4,9352979660034</text:p>
          </table:table-cell>
          <table:table-cell office:value-type="float" office:value="1.0204055160284" calcext:value-type="float">
            <text:p>1,0204055160284</text:p>
          </table:table-cell>
          <table:table-cell office:value-type="float" office:value="8.8309579214473" calcext:value-type="float">
            <text:p>8,8309579214473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77</text:p>
          </table:table-cell>
          <table:table-cell office:value-type="float" office:value="10.084999799728" calcext:value-type="float">
            <text:p>10,084999799728</text:p>
          </table:table-cell>
          <table:table-cell office:value-type="float" office:value="5.0123846530914" calcext:value-type="float">
            <text:p>5,0123846530914</text:p>
          </table:table-cell>
          <table:table-cell office:value-type="float" office:value="-124.08594568824" calcext:value-type="float">
            <text:p>-124,08594568824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88</text:p>
          </table:table-cell>
          <table:table-cell office:value-type="float" office:value="-1.2823483347893" calcext:value-type="float">
            <text:p>-1,2823483347893</text:p>
          </table:table-cell>
          <table:table-cell office:value-type="float" office:value="6.7273247241974" calcext:value-type="float">
            <text:p>6,7273247241974</text:p>
          </table:table-cell>
          <table:table-cell office:value-type="float" office:value="-139.67307206172" calcext:value-type="float">
            <text:p>-139,67307206172</text:p>
          </table:table-cell>
          <table:table-cell office:value-type="float" office:value="11" calcext:value-type="float">
            <text:p>1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99</text:p>
          </table:table-cell>
          <table:table-cell office:value-type="float" office:value="3.0850249528885" calcext:value-type="float">
            <text:p>3,0850249528885</text:p>
          </table:table-cell>
          <table:table-cell office:value-type="float" office:value="6.3398206233978" calcext:value-type="float">
            <text:p>6,3398206233978</text:p>
          </table:table-cell>
          <table:table-cell office:value-type="float" office:value="47.20798913081" calcext:value-type="float">
            <text:p>47,20798913081</text:p>
          </table:table-cell>
          <table:table-cell office:value-type="float" office:value="10" calcext:value-type="float">
            <text:p>10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10</text:p>
          </table:table-cell>
          <table:table-cell office:value-type="float" office:value="4.0652734041214" calcext:value-type="float">
            <text:p>4,0652734041214</text:p>
          </table:table-cell>
          <table:table-cell office:value-type="float" office:value="6.9359880685806" calcext:value-type="float">
            <text:p>6,9359880685806</text:p>
          </table:table-cell>
          <table:table-cell office:value-type="float" office:value="-38.289828664938" calcext:value-type="float">
            <text:p>-38,289828664938</text:p>
          </table:table-cell>
          <table:table-cell office:value-type="float" office:value="10" calcext:value-type="float">
            <text:p>1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21</text:p>
          </table:table-cell>
          <table:table-cell office:value-type="float" office:value="1.1344723403454" calcext:value-type="float">
            <text:p>1,1344723403454</text:p>
          </table:table-cell>
          <table:table-cell office:value-type="float" office:value="7.666300535202" calcext:value-type="float">
            <text:p>7,666300535202</text:p>
          </table:table-cell>
          <table:table-cell office:value-type="float" office:value="-29.104267336001" calcext:value-type="float">
            <text:p>-29,104267336001</text:p>
          </table:table-cell>
          <table:table-cell office:value-type="float" office:value="10" calcext:value-type="float">
            <text:p>1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32</text:p>
          </table:table-cell>
          <table:table-cell office:value-type="float" office:value="4.6397250890732" calcext:value-type="float">
            <text:p>4,6397250890732</text:p>
          </table:table-cell>
          <table:table-cell office:value-type="float" office:value="8.885498046875" calcext:value-type="float">
            <text:p>8,885498046875</text:p>
          </table:table-cell>
          <table:table-cell office:value-type="float" office:value="-73.99655679229" calcext:value-type="float">
            <text:p>-73,99655679229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43</text:p>
          </table:table-cell>
          <table:table-cell office:value-type="float" office:value="6.1474972963333" calcext:value-type="float">
            <text:p>6,1474972963333</text:p>
          </table:table-cell>
          <table:table-cell office:value-type="float" office:value="7.0561528205872" calcext:value-type="float">
            <text:p>7,0561528205872</text:p>
          </table:table-cell>
          <table:table-cell office:value-type="float" office:value="-87.174123259866" calcext:value-type="float">
            <text:p>-87,174123259866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54</text:p>
          </table:table-cell>
          <table:table-cell office:value-type="float" office:value="7.236915230751" calcext:value-type="float">
            <text:p>7,236915230751</text:p>
          </table:table-cell>
          <table:table-cell office:value-type="float" office:value="10.958836078644" calcext:value-type="float">
            <text:p>10,958836078644</text:p>
          </table:table-cell>
          <table:table-cell office:value-type="float" office:value="16.93451784219" calcext:value-type="float">
            <text:p>16,9345178421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65</text:p>
          </table:table-cell>
          <table:table-cell office:value-type="float" office:value="3.0088749527931" calcext:value-type="float">
            <text:p>3,0088749527931</text:p>
          </table:table-cell>
          <table:table-cell office:value-type="float" office:value="10.535579919815" calcext:value-type="float">
            <text:p>10,535579919815</text:p>
          </table:table-cell>
          <table:table-cell office:value-type="float" office:value="161.25759045789" calcext:value-type="float">
            <text:p>161,25759045789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76</text:p>
          </table:table-cell>
          <table:table-cell office:value-type="float" office:value="-0.83350017666817" calcext:value-type="float">
            <text:p>-0,83350017666817</text:p>
          </table:table-cell>
          <table:table-cell office:value-type="float" office:value="7.0497190952301" calcext:value-type="float">
            <text:p>7,0497190952301</text:p>
          </table:table-cell>
          <table:table-cell office:value-type="float" office:value="-46.354499971791" calcext:value-type="float">
            <text:p>-46,354499971791</text:p>
          </table:table-cell>
          <table:table-cell office:value-type="float" office:value="11" calcext:value-type="float">
            <text:p>1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87</text:p>
          </table:table-cell>
          <table:table-cell office:value-type="float" office:value="3.7998908758163" calcext:value-type="float">
            <text:p>3,7998908758163</text:p>
          </table:table-cell>
          <table:table-cell office:value-type="float" office:value="7.3546147346497" calcext:value-type="float">
            <text:p>7,3546147346497</text:p>
          </table:table-cell>
          <table:table-cell office:value-type="float" office:value="170.8423225743" calcext:value-type="float">
            <text:p>170,8423225743</text:p>
          </table:table-cell>
          <table:table-cell office:value-type="float" office:value="10" calcext:value-type="float">
            <text:p>1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98</text:p>
          </table:table-cell>
          <table:table-cell office:value-type="float" office:value="2.1508491039276" calcext:value-type="float">
            <text:p>2,1508491039276</text:p>
          </table:table-cell>
          <table:table-cell office:value-type="float" office:value="8.9964181184769" calcext:value-type="float">
            <text:p>8,9964181184769</text:p>
          </table:table-cell>
          <table:table-cell office:value-type="float" office:value="92.325631979924" calcext:value-type="float">
            <text:p>92,325631979924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309</text:p>
          </table:table-cell>
          <table:table-cell office:value-type="float" office:value="5.3153622150421" calcext:value-type="float">
            <text:p>5,3153622150421</text:p>
          </table:table-cell>
          <table:table-cell office:value-type="float" office:value="11.085022687912" calcext:value-type="float">
            <text:p>11,085022687912</text:p>
          </table:table-cell>
          <table:table-cell office:value-type="float" office:value="-55.309210233628" calcext:value-type="float">
            <text:p>-55,309210233628</text:p>
          </table:table-cell>
          <table:table-cell office:value-type="float" office:value="11" calcext:value-type="float">
            <text:p>11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320</text:p>
          </table:table-cell>
          <table:table-cell office:value-type="float" office:value="6.1171329021454" calcext:value-type="float">
            <text:p>6,1171329021454</text:p>
          </table:table-cell>
          <table:table-cell office:value-type="float" office:value="10.450378656387" calcext:value-type="float">
            <text:p>10,450378656387</text:p>
          </table:table-cell>
          <table:table-cell office:value-type="float" office:value="-163.58731962313" calcext:value-type="float">
            <text:p>-163,58731962313</text:p>
          </table:table-cell>
          <table:table-cell office:value-type="float" office:value="11" calcext:value-type="float">
            <text:p>1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331</text:p>
          </table:table-cell>
          <table:table-cell office:value-type="float" office:value="8.6647349596024" calcext:value-type="float">
            <text:p>8,6647349596024</text:p>
          </table:table-cell>
          <table:table-cell office:value-type="float" office:value="9.9605786800385" calcext:value-type="float">
            <text:p>9,9605786800385</text:p>
          </table:table-cell>
          <table:table-cell office:value-type="float" office:value="151.26592794042" calcext:value-type="float">
            <text:p>151,2659279404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342</text:p>
          </table:table-cell>
          <table:table-cell office:value-type="float" office:value="0.15016448684037" calcext:value-type="float">
            <text:p>0,15016448684037</text:p>
          </table:table-cell>
          <table:table-cell office:value-type="float" office:value="11.085022687912" calcext:value-type="float">
            <text:p>11,085022687912</text:p>
          </table:table-cell>
          <table:table-cell office:value-type="float" office:value="-98.137503976275" calcext:value-type="float">
            <text:p>-98,137503976275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353</text:p>
          </table:table-cell>
          <table:table-cell office:value-type="float" office:value="3.951810002327" calcext:value-type="float">
            <text:p>3,951810002327</text:p>
          </table:table-cell>
          <table:table-cell office:value-type="float" office:value="9.1648691892624" calcext:value-type="float">
            <text:p>9,1648691892624</text:p>
          </table:table-cell>
          <table:table-cell office:value-type="float" office:value="115.17102095732" calcext:value-type="float">
            <text:p>115,1710209573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15</text:p>
          </table:table-cell>
          <table:table-cell office:value-type="float" office:value="2.7431148290634" calcext:value-type="float">
            <text:p>2,7431148290634</text:p>
          </table:table-cell>
          <table:table-cell office:value-type="float" office:value="-0.5326633900404" calcext:value-type="float">
            <text:p>-0,5326633900404</text:p>
          </table:table-cell>
          <table:table-cell office:value-type="float" office:value="92.239384438582" calcext:value-type="float">
            <text:p>92,239384438582</text:p>
          </table:table-cell>
          <table:table-cell office:value-type="float" office:value="11" calcext:value-type="float">
            <text:p>11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14</text:p>
          </table:table-cell>
          <table:table-cell office:value-type="float" office:value="2.9278808832169" calcext:value-type="float">
            <text:p>2,9278808832169</text:p>
          </table:table-cell>
          <table:table-cell office:value-type="float" office:value="2.3057290911674" calcext:value-type="float">
            <text:p>2,3057290911674</text:p>
          </table:table-cell>
          <table:table-cell office:value-type="float" office:value="177.64399461685" calcext:value-type="float">
            <text:p>177,64399461685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25</text:p>
          </table:table-cell>
          <table:table-cell office:value-type="float" office:value="4.9249735474586" calcext:value-type="float">
            <text:p>4,9249735474586</text:p>
          </table:table-cell>
          <table:table-cell office:value-type="float" office:value="0.53685795515776" calcext:value-type="float">
            <text:p>0,53685795515776</text:p>
          </table:table-cell>
          <table:table-cell office:value-type="float" office:value="-37.304029722882" calcext:value-type="float">
            <text:p>-37,304029722882</text:p>
          </table:table-cell>
          <table:table-cell office:value-type="float" office:value="10" calcext:value-type="float">
            <text:p>10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36</text:p>
          </table:table-cell>
          <table:table-cell office:value-type="float" office:value="4.7630700469017" calcext:value-type="float">
            <text:p>4,7630700469017</text:p>
          </table:table-cell>
          <table:table-cell office:value-type="float" office:value="0.39280347526073" calcext:value-type="float">
            <text:p>0,39280347526073</text:p>
          </table:table-cell>
          <table:table-cell office:value-type="float" office:value="165.09225414057" calcext:value-type="float">
            <text:p>165,09225414057</text:p>
          </table:table-cell>
          <table:table-cell office:value-type="float" office:value="10" calcext:value-type="float">
            <text:p>10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47</text:p>
          </table:table-cell>
          <table:table-cell office:value-type="float" office:value="3.7641429901123" calcext:value-type="float">
            <text:p>3,7641429901123</text:p>
          </table:table-cell>
          <table:table-cell office:value-type="float" office:value="-0.57918816804886" calcext:value-type="float">
            <text:p>-0,57918816804886</text:p>
          </table:table-cell>
          <table:table-cell office:value-type="float" office:value="32.458497840128" calcext:value-type="float">
            <text:p>32,458497840128</text:p>
          </table:table-cell>
          <table:table-cell office:value-type="float" office:value="10" calcext:value-type="float">
            <text:p>1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58</text:p>
          </table:table-cell>
          <table:table-cell office:value-type="float" office:value="9.344025850296" calcext:value-type="float">
            <text:p>9,344025850296</text:p>
          </table:table-cell>
          <table:table-cell office:value-type="float" office:value="1.7598979175091" calcext:value-type="float">
            <text:p>1,7598979175091</text:p>
          </table:table-cell>
          <table:table-cell office:value-type="float" office:value="-175.13310529624" calcext:value-type="float">
            <text:p>-175,13310529624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69</text:p>
          </table:table-cell>
          <table:table-cell office:value-type="float" office:value="9.6222430467606" calcext:value-type="float">
            <text:p>9,6222430467606</text:p>
          </table:table-cell>
          <table:table-cell office:value-type="float" office:value="0.34219849854708" calcext:value-type="float">
            <text:p>0,34219849854708</text:p>
          </table:table-cell>
          <table:table-cell office:value-type="float" office:value="151.33211870862" calcext:value-type="float">
            <text:p>151,33211870862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80</text:p>
          </table:table-cell>
          <table:table-cell office:value-type="float" office:value="-1.5850004553795" calcext:value-type="float">
            <text:p>-1,5850004553795</text:p>
          </table:table-cell>
          <table:table-cell office:value-type="float" office:value="1.3149127364159" calcext:value-type="float">
            <text:p>1,3149127364159</text:p>
          </table:table-cell>
          <table:table-cell office:value-type="float" office:value="33.34409492031" calcext:value-type="float">
            <text:p>33,34409492031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91</text:p>
          </table:table-cell>
          <table:table-cell office:value-type="float" office:value="0.12047732248902" calcext:value-type="float">
            <text:p>0,12047732248902</text:p>
          </table:table-cell>
          <table:table-cell office:value-type="float" office:value="5.5005276203156" calcext:value-type="float">
            <text:p>5,5005276203156</text:p>
          </table:table-cell>
          <table:table-cell office:value-type="float" office:value="-59.276689389709" calcext:value-type="float">
            <text:p>-59,276689389709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02</text:p>
          </table:table-cell>
          <table:table-cell office:value-type="float" office:value="2.1373155713081" calcext:value-type="float">
            <text:p>2,1373155713081</text:p>
          </table:table-cell>
          <table:table-cell office:value-type="float" office:value="-0.58506794273853" calcext:value-type="float">
            <text:p>-0,58506794273853</text:p>
          </table:table-cell>
          <table:table-cell office:value-type="float" office:value="128.35949393594" calcext:value-type="float">
            <text:p>128,35949393594</text:p>
          </table:table-cell>
          <table:table-cell office:value-type="float" office:value="11" calcext:value-type="float">
            <text:p>11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13</text:p>
          </table:table-cell>
          <table:table-cell office:value-type="float" office:value="3.5129681229591" calcext:value-type="float">
            <text:p>3,5129681229591</text:p>
          </table:table-cell>
          <table:table-cell office:value-type="float" office:value="0.49907725304365" calcext:value-type="float">
            <text:p>0,49907725304365</text:p>
          </table:table-cell>
          <table:table-cell office:value-type="float" office:value="82.807261473054" calcext:value-type="float">
            <text:p>82,807261473054</text:p>
          </table:table-cell>
          <table:table-cell office:value-type="float" office:value="10" calcext:value-type="float">
            <text:p>1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24</text:p>
          </table:table-cell>
          <table:table-cell office:value-type="float" office:value="5.8384770154953" calcext:value-type="float">
            <text:p>5,8384770154953</text:p>
          </table:table-cell>
          <table:table-cell office:value-type="float" office:value="0.072829769924283" calcext:value-type="float">
            <text:p>0,072829769924283</text:p>
          </table:table-cell>
          <table:table-cell office:value-type="float" office:value="-155.32438010926" calcext:value-type="float">
            <text:p>-155,32438010926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35</text:p>
          </table:table-cell>
          <table:table-cell office:value-type="float" office:value="2.7145236730576" calcext:value-type="float">
            <text:p>2,7145236730576</text:p>
          </table:table-cell>
          <table:table-cell office:value-type="float" office:value="3.8271433115005" calcext:value-type="float">
            <text:p>3,8271433115005</text:p>
          </table:table-cell>
          <table:table-cell office:value-type="float" office:value="18.15177092127" calcext:value-type="float">
            <text:p>18,15177092127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46</text:p>
          </table:table-cell>
          <table:table-cell office:value-type="float" office:value="8.7711346149445" calcext:value-type="float">
            <text:p>8,7711346149445</text:p>
          </table:table-cell>
          <table:table-cell office:value-type="float" office:value="0.52863609045744" calcext:value-type="float">
            <text:p>0,52863609045744</text:p>
          </table:table-cell>
          <table:table-cell office:value-type="float" office:value="53.501148512409" calcext:value-type="float">
            <text:p>53,501148512409</text:p>
          </table:table-cell>
          <table:table-cell office:value-type="float" office:value="10" calcext:value-type="float">
            <text:p>1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57</text:p>
          </table:table-cell>
          <table:table-cell office:value-type="float" office:value="-1.5850041806698" calcext:value-type="float">
            <text:p>-1,5850041806698</text:p>
          </table:table-cell>
          <table:table-cell office:value-type="float" office:value="3.0985626578331" calcext:value-type="float">
            <text:p>3,0985626578331</text:p>
          </table:table-cell>
          <table:table-cell office:value-type="float" office:value="19.216818035029" calcext:value-type="float">
            <text:p>19,216818035029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68</text:p>
          </table:table-cell>
          <table:table-cell office:value-type="float" office:value="1.1198018491268" calcext:value-type="float">
            <text:p>1,1198018491268</text:p>
          </table:table-cell>
          <table:table-cell office:value-type="float" office:value="4.5794662833214" calcext:value-type="float">
            <text:p>4,5794662833214</text:p>
          </table:table-cell>
          <table:table-cell office:value-type="float" office:value="-50.334720474899" calcext:value-type="float">
            <text:p>-50,334720474899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79</text:p>
          </table:table-cell>
          <table:table-cell office:value-type="float" office:value="0.19480861723423" calcext:value-type="float">
            <text:p>0,19480861723423</text:p>
          </table:table-cell>
          <table:table-cell office:value-type="float" office:value="3.8392159342766" calcext:value-type="float">
            <text:p>3,8392159342766</text:p>
          </table:table-cell>
          <table:table-cell office:value-type="float" office:value="-120.85965484571" calcext:value-type="float">
            <text:p>-120,85965484571</text:p>
          </table:table-cell>
          <table:table-cell office:value-type="float" office:value="10" calcext:value-type="float">
            <text:p>1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90</text:p>
          </table:table-cell>
          <table:table-cell office:value-type="float" office:value="4.6381145715714" calcext:value-type="float">
            <text:p>4,6381145715714</text:p>
          </table:table-cell>
          <table:table-cell office:value-type="float" office:value="0.71265384554863" calcext:value-type="float">
            <text:p>0,71265384554863</text:p>
          </table:table-cell>
          <table:table-cell office:value-type="float" office:value="162.41242323711" calcext:value-type="float">
            <text:p>162,41242323711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01</text:p>
          </table:table-cell>
          <table:table-cell office:value-type="float" office:value="4.1750025749207" calcext:value-type="float">
            <text:p>4,1750025749207</text:p>
          </table:table-cell>
          <table:table-cell office:value-type="float" office:value="4.2036461830139" calcext:value-type="float">
            <text:p>4,2036461830139</text:p>
          </table:table-cell>
          <table:table-cell office:value-type="float" office:value="-56.692030779116" calcext:value-type="float">
            <text:p>-56,692030779116</text:p>
          </table:table-cell>
          <table:table-cell office:value-type="float" office:value="10" calcext:value-type="float">
            <text:p>1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12</text:p>
          </table:table-cell>
          <table:table-cell office:value-type="float" office:value="5.6464445590973" calcext:value-type="float">
            <text:p>5,6464445590973</text:p>
          </table:table-cell>
          <table:table-cell office:value-type="float" office:value="4.3655404448509" calcext:value-type="float">
            <text:p>4,3655404448509</text:p>
          </table:table-cell>
          <table:table-cell office:value-type="float" office:value="-69.504680147596" calcext:value-type="float">
            <text:p>-69,504680147596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23</text:p>
          </table:table-cell>
          <table:table-cell office:value-type="float" office:value="8.4335136413574" calcext:value-type="float">
            <text:p>8,4335136413574</text:p>
          </table:table-cell>
          <table:table-cell office:value-type="float" office:value="2.5850984454155" calcext:value-type="float">
            <text:p>2,5850984454155</text:p>
          </table:table-cell>
          <table:table-cell office:value-type="float" office:value="40.534161078702" calcext:value-type="float">
            <text:p>40,534161078702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34</text:p>
          </table:table-cell>
          <table:table-cell office:value-type="float" office:value="-0.2793350443244" calcext:value-type="float">
            <text:p>-0,2793350443244</text:p>
          </table:table-cell>
          <table:table-cell office:value-type="float" office:value="2.9080778360367" calcext:value-type="float">
            <text:p>2,9080778360367</text:p>
          </table:table-cell>
          <table:table-cell office:value-type="float" office:value="-48.710449865669" calcext:value-type="float">
            <text:p>-48,710449865669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45</text:p>
          </table:table-cell>
          <table:table-cell office:value-type="float" office:value="-0.430529974401" calcext:value-type="float">
            <text:p>-0,430529974401</text:p>
          </table:table-cell>
          <table:table-cell office:value-type="float" office:value="0.26974132284522" calcext:value-type="float">
            <text:p>0,26974132284522</text:p>
          </table:table-cell>
          <table:table-cell office:value-type="float" office:value="79.186538981784" calcext:value-type="float">
            <text:p>79,186538981784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56</text:p>
          </table:table-cell>
          <table:table-cell office:value-type="float" office:value="1.1477409303188" calcext:value-type="float">
            <text:p>1,1477409303188</text:p>
          </table:table-cell>
          <table:table-cell office:value-type="float" office:value="8.2358360290527" calcext:value-type="float">
            <text:p>8,2358360290527</text:p>
          </table:table-cell>
          <table:table-cell office:value-type="float" office:value="-160.13532687145" calcext:value-type="float">
            <text:p>-160,13532687145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67</text:p>
          </table:table-cell>
          <table:table-cell office:value-type="float" office:value="4.6076613664627" calcext:value-type="float">
            <text:p>4,6076613664627</text:p>
          </table:table-cell>
          <table:table-cell office:value-type="float" office:value="5.0326770544052" calcext:value-type="float">
            <text:p>5,0326770544052</text:p>
          </table:table-cell>
          <table:table-cell office:value-type="float" office:value="-51.160502585636" calcext:value-type="float">
            <text:p>-51,160502585636</text:p>
          </table:table-cell>
          <table:table-cell office:value-type="float" office:value="10" calcext:value-type="float">
            <text:p>10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78</text:p>
          </table:table-cell>
          <table:table-cell office:value-type="float" office:value="4.4715085625648" calcext:value-type="float">
            <text:p>4,4715085625648</text:p>
          </table:table-cell>
          <table:table-cell office:value-type="float" office:value="6.635754108429" calcext:value-type="float">
            <text:p>6,635754108429</text:p>
          </table:table-cell>
          <table:table-cell office:value-type="float" office:value="110.24593168004" calcext:value-type="float">
            <text:p>110,24593168004</text:p>
          </table:table-cell>
          <table:table-cell office:value-type="float" office:value="10" calcext:value-type="float">
            <text:p>1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89</text:p>
          </table:table-cell>
          <table:table-cell office:value-type="float" office:value="5.8649581670761" calcext:value-type="float">
            <text:p>5,8649581670761</text:p>
          </table:table-cell>
          <table:table-cell office:value-type="float" office:value="3.3071452379227" calcext:value-type="float">
            <text:p>3,3071452379227</text:p>
          </table:table-cell>
          <table:table-cell office:value-type="float" office:value="161.72456133897" calcext:value-type="float">
            <text:p>161,72456133897</text:p>
          </table:table-cell>
          <table:table-cell office:value-type="float" office:value="10" calcext:value-type="float">
            <text:p>1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00</text:p>
          </table:table-cell>
          <table:table-cell office:value-type="float" office:value="9.6338415145874" calcext:value-type="float">
            <text:p>9,6338415145874</text:p>
          </table:table-cell>
          <table:table-cell office:value-type="float" office:value="6.3213837146759" calcext:value-type="float">
            <text:p>6,3213837146759</text:p>
          </table:table-cell>
          <table:table-cell office:value-type="float" office:value="-90.015139549401" calcext:value-type="float">
            <text:p>-90,015139549401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11</text:p>
          </table:table-cell>
          <table:table-cell office:value-type="float" office:value="-1.0359320789576" calcext:value-type="float">
            <text:p>-1,0359320789576</text:p>
          </table:table-cell>
          <table:table-cell office:value-type="float" office:value="9.7854489088058" calcext:value-type="float">
            <text:p>9,7854489088058</text:p>
          </table:table-cell>
          <table:table-cell office:value-type="float" office:value="-111.05158526427" calcext:value-type="float">
            <text:p>-111,05158526427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22</text:p>
          </table:table-cell>
          <table:table-cell office:value-type="float" office:value="-0.49735151231289" calcext:value-type="float">
            <text:p>-0,49735151231289</text:p>
          </table:table-cell>
          <table:table-cell office:value-type="float" office:value="5.1320093870163" calcext:value-type="float">
            <text:p>5,1320093870163</text:p>
          </table:table-cell>
          <table:table-cell office:value-type="float" office:value="-134.32489079275" calcext:value-type="float">
            <text:p>-134,32489079275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33</text:p>
          </table:table-cell>
          <table:table-cell office:value-type="float" office:value="3.3413857221603" calcext:value-type="float">
            <text:p>3,3413857221603</text:p>
          </table:table-cell>
          <table:table-cell office:value-type="float" office:value="7.76307284832" calcext:value-type="float">
            <text:p>7,76307284832</text:p>
          </table:table-cell>
          <table:table-cell office:value-type="float" office:value="99.580648598398" calcext:value-type="float">
            <text:p>99,580648598398</text:p>
          </table:table-cell>
          <table:table-cell office:value-type="float" office:value="10" calcext:value-type="float">
            <text:p>1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44</text:p>
          </table:table-cell>
          <table:table-cell office:value-type="float" office:value="2.9707467556" calcext:value-type="float">
            <text:p>2,9707467556</text:p>
          </table:table-cell>
          <table:table-cell office:value-type="float" office:value="6.0539948940277" calcext:value-type="float">
            <text:p>6,0539948940277</text:p>
          </table:table-cell>
          <table:table-cell office:value-type="float" office:value="-150.93511077249" calcext:value-type="float">
            <text:p>-150,93511077249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55</text:p>
          </table:table-cell>
          <table:table-cell office:value-type="float" office:value="5.6169384717941" calcext:value-type="float">
            <text:p>5,6169384717941</text:p>
          </table:table-cell>
          <table:table-cell office:value-type="float" office:value="5.0459444522858" calcext:value-type="float">
            <text:p>5,0459444522858</text:p>
          </table:table-cell>
          <table:table-cell office:value-type="float" office:value="-95.6060453585" calcext:value-type="float">
            <text:p>-95,6060453585</text:p>
          </table:table-cell>
          <table:table-cell office:value-type="float" office:value="10" calcext:value-type="float">
            <text:p>1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66</text:p>
          </table:table-cell>
          <table:table-cell office:value-type="float" office:value="4.8412221670151" calcext:value-type="float">
            <text:p>4,8412221670151</text:p>
          </table:table-cell>
          <table:table-cell office:value-type="float" office:value="1.2140699476004" calcext:value-type="float">
            <text:p>1,2140699476004</text:p>
          </table:table-cell>
          <table:table-cell office:value-type="float" office:value="-75.894932078708" calcext:value-type="float">
            <text:p>-75,894932078708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77</text:p>
          </table:table-cell>
          <table:table-cell office:value-type="float" office:value="10.084997415543" calcext:value-type="float">
            <text:p>10,084997415543</text:p>
          </table:table-cell>
          <table:table-cell office:value-type="float" office:value="5.250791311264" calcext:value-type="float">
            <text:p>5,250791311264</text:p>
          </table:table-cell>
          <table:table-cell office:value-type="float" office:value="-146.87322810957" calcext:value-type="float">
            <text:p>-146,87322810957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88</text:p>
          </table:table-cell>
          <table:table-cell office:value-type="float" office:value="-1.1166299879551" calcext:value-type="float">
            <text:p>-1,1166299879551</text:p>
          </table:table-cell>
          <table:table-cell office:value-type="float" office:value="6.5803474187851" calcext:value-type="float">
            <text:p>6,5803474187851</text:p>
          </table:table-cell>
          <table:table-cell office:value-type="float" office:value="129.70648905274" calcext:value-type="float">
            <text:p>129,70648905274</text:p>
          </table:table-cell>
          <table:table-cell office:value-type="float" office:value="11" calcext:value-type="float">
            <text:p>1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99</text:p>
          </table:table-cell>
          <table:table-cell office:value-type="float" office:value="3.0434483289719" calcext:value-type="float">
            <text:p>3,0434483289719</text:p>
          </table:table-cell>
          <table:table-cell office:value-type="float" office:value="6.35662317276" calcext:value-type="float">
            <text:p>6,35662317276</text:p>
          </table:table-cell>
          <table:table-cell office:value-type="float" office:value="8.9471898261149" calcext:value-type="float">
            <text:p>8,9471898261149</text:p>
          </table:table-cell>
          <table:table-cell office:value-type="float" office:value="10" calcext:value-type="float">
            <text:p>1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10</text:p>
          </table:table-cell>
          <table:table-cell office:value-type="float" office:value="4.1773837804794" calcext:value-type="float">
            <text:p>4,1773837804794</text:p>
          </table:table-cell>
          <table:table-cell office:value-type="float" office:value="7.1280360221863" calcext:value-type="float">
            <text:p>7,1280360221863</text:p>
          </table:table-cell>
          <table:table-cell office:value-type="float" office:value="-129.031952779" calcext:value-type="float">
            <text:p>-129,031952779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21</text:p>
          </table:table-cell>
          <table:table-cell office:value-type="float" office:value="1.000303030014" calcext:value-type="float">
            <text:p>1,000303030014</text:p>
          </table:table-cell>
          <table:table-cell office:value-type="float" office:value="7.4894279241562" calcext:value-type="float">
            <text:p>7,4894279241562</text:p>
          </table:table-cell>
          <table:table-cell office:value-type="float" office:value="61.709326543626" calcext:value-type="float">
            <text:p>61,709326543626</text:p>
          </table:table-cell>
          <table:table-cell office:value-type="float" office:value="10" calcext:value-type="float">
            <text:p>10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32</text:p>
          </table:table-cell>
          <table:table-cell office:value-type="float" office:value="4.4392019510269" calcext:value-type="float">
            <text:p>4,4392019510269</text:p>
          </table:table-cell>
          <table:table-cell office:value-type="float" office:value="8.9776170253754" calcext:value-type="float">
            <text:p>8,9776170253754</text:p>
          </table:table-cell>
          <table:table-cell office:value-type="float" office:value="-6.4648254566891" calcext:value-type="float">
            <text:p>-6,4648254566891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43</text:p>
          </table:table-cell>
          <table:table-cell office:value-type="float" office:value="6.2441265583038" calcext:value-type="float">
            <text:p>6,2441265583038</text:p>
          </table:table-cell>
          <table:table-cell office:value-type="float" office:value="7.3714172840118" calcext:value-type="float">
            <text:p>7,3714172840118</text:p>
          </table:table-cell>
          <table:table-cell office:value-type="float" office:value="-108.98383787483" calcext:value-type="float">
            <text:p>-108,98383787483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54</text:p>
          </table:table-cell>
          <table:table-cell office:value-type="float" office:value="6.9719636440277" calcext:value-type="float">
            <text:p>6,9719636440277</text:p>
          </table:table-cell>
          <table:table-cell office:value-type="float" office:value="10.84720492363" calcext:value-type="float">
            <text:p>10,84720492363</text:p>
          </table:table-cell>
          <table:table-cell office:value-type="float" office:value="24.247490676345" calcext:value-type="float">
            <text:p>24,24749067634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65</text:p>
          </table:table-cell>
          <table:table-cell office:value-type="float" office:value="3.1573814153671" calcext:value-type="float">
            <text:p>3,1573814153671</text:p>
          </table:table-cell>
          <table:table-cell office:value-type="float" office:value="10.430153608322" calcext:value-type="float">
            <text:p>10,430153608322</text:p>
          </table:table-cell>
          <table:table-cell office:value-type="float" office:value="144.84273096558" calcext:value-type="float">
            <text:p>144,84273096558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76</text:p>
          </table:table-cell>
          <table:table-cell office:value-type="float" office:value="-0.6958432495594" calcext:value-type="float">
            <text:p>-0,6958432495594</text:p>
          </table:table-cell>
          <table:table-cell office:value-type="float" office:value="7.2246170043945" calcext:value-type="float">
            <text:p>7,2246170043945</text:p>
          </table:table-cell>
          <table:table-cell office:value-type="float" office:value="-137.12405095434" calcext:value-type="float">
            <text:p>-137,12405095434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87</text:p>
          </table:table-cell>
          <table:table-cell office:value-type="float" office:value="3.866483271122" calcext:value-type="float">
            <text:p>3,866483271122</text:p>
          </table:table-cell>
          <table:table-cell office:value-type="float" office:value="7.5663775205612" calcext:value-type="float">
            <text:p>7,5663775205612</text:p>
          </table:table-cell>
          <table:table-cell office:value-type="float" office:value="-98.507518980913" calcext:value-type="float">
            <text:p>-98,507518980913</text:p>
          </table:table-cell>
          <table:table-cell office:value-type="float" office:value="10" calcext:value-type="float">
            <text:p>1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98</text:p>
          </table:table-cell>
          <table:table-cell office:value-type="float" office:value="2.225743830204" calcext:value-type="float">
            <text:p>2,225743830204</text:p>
          </table:table-cell>
          <table:table-cell office:value-type="float" office:value="8.7724792957306" calcext:value-type="float">
            <text:p>8,7724792957306</text:p>
          </table:table-cell>
          <table:table-cell office:value-type="float" office:value="113.42258286324" calcext:value-type="float">
            <text:p>113,42258286324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309</text:p>
          </table:table-cell>
          <table:table-cell office:value-type="float" office:value="5.017996430397" calcext:value-type="float">
            <text:p>5,017996430397</text:p>
          </table:table-cell>
          <table:table-cell office:value-type="float" office:value="11.084185838699" calcext:value-type="float">
            <text:p>11,084185838699</text:p>
          </table:table-cell>
          <table:table-cell office:value-type="float" office:value="-55.322365016694" calcext:value-type="float">
            <text:p>-55,322365016694</text:p>
          </table:table-cell>
          <table:table-cell office:value-type="float" office:value="11" calcext:value-type="float">
            <text:p>11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320</text:p>
          </table:table-cell>
          <table:table-cell office:value-type="float" office:value="6.2786209583282" calcext:value-type="float">
            <text:p>6,2786209583282</text:p>
          </table:table-cell>
          <table:table-cell office:value-type="float" office:value="10.736533403397" calcext:value-type="float">
            <text:p>10,736533403397</text:p>
          </table:table-cell>
          <table:table-cell office:value-type="float" office:value="-124.62188180085" calcext:value-type="float">
            <text:p>-124,62188180085</text:p>
          </table:table-cell>
          <table:table-cell office:value-type="float" office:value="11" calcext:value-type="float">
            <text:p>1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331</text:p>
          </table:table-cell>
          <table:table-cell office:value-type="float" office:value="8.9112204313278" calcext:value-type="float">
            <text:p>8,9112204313278</text:p>
          </table:table-cell>
          <table:table-cell office:value-type="float" office:value="10.062553882599" calcext:value-type="float">
            <text:p>10,062553882599</text:p>
          </table:table-cell>
          <table:table-cell office:value-type="float" office:value="-147.72191321015" calcext:value-type="float">
            <text:p>-147,72191321015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342</text:p>
          </table:table-cell>
          <table:table-cell office:value-type="float" office:value="0.43050315231085" calcext:value-type="float">
            <text:p>0,43050315231085</text:p>
          </table:table-cell>
          <table:table-cell office:value-type="float" office:value="11.068274974823" calcext:value-type="float">
            <text:p>11,068274974823</text:p>
          </table:table-cell>
          <table:table-cell office:value-type="float" office:value="-125.90845375304" calcext:value-type="float">
            <text:p>-125,90845375304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353</text:p>
          </table:table-cell>
          <table:table-cell office:value-type="float" office:value="3.9057403802872" calcext:value-type="float">
            <text:p>3,9057403802872</text:p>
          </table:table-cell>
          <table:table-cell office:value-type="float" office:value="8.9265143871307" calcext:value-type="float">
            <text:p>8,9265143871307</text:p>
          </table:table-cell>
          <table:table-cell office:value-type="float" office:value="55.21700032957" calcext:value-type="float">
            <text:p>55,21700032957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15</text:p>
          </table:table-cell>
          <table:table-cell office:value-type="float" office:value="2.7696043252945" calcext:value-type="float">
            <text:p>2,7696043252945</text:p>
          </table:table-cell>
          <table:table-cell office:value-type="float" office:value="-0.53260803222656" calcext:value-type="float">
            <text:p>-0,53260803222656</text:p>
          </table:table-cell>
          <table:table-cell office:value-type="float" office:value="92.220318545202" calcext:value-type="float">
            <text:p>92,220318545202</text:p>
          </table:table-cell>
          <table:table-cell office:value-type="float" office:value="10" calcext:value-type="float">
            <text:p>10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14</text:p>
          </table:table-cell>
          <table:table-cell office:value-type="float" office:value="3.2921335101128" calcext:value-type="float">
            <text:p>3,2921335101128</text:p>
          </table:table-cell>
          <table:table-cell office:value-type="float" office:value="2.2536990046501" calcext:value-type="float">
            <text:p>2,2536990046501</text:p>
          </table:table-cell>
          <table:table-cell office:value-type="float" office:value="165.30565547336" calcext:value-type="float">
            <text:p>165,30565547336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25</text:p>
          </table:table-cell>
          <table:table-cell office:value-type="float" office:value="4.8700219392776" calcext:value-type="float">
            <text:p>4,8700219392776</text:p>
          </table:table-cell>
          <table:table-cell office:value-type="float" office:value="0.60168217867613" calcext:value-type="float">
            <text:p>0,60168217867613</text:p>
          </table:table-cell>
          <table:table-cell office:value-type="float" office:value="4.0257608245133" calcext:value-type="float">
            <text:p>4,0257608245133</text:p>
          </table:table-cell>
          <table:table-cell office:value-type="float" office:value="10" calcext:value-type="float">
            <text:p>10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36</text:p>
          </table:table-cell>
          <table:table-cell office:value-type="float" office:value="4.8849105834961" calcext:value-type="float">
            <text:p>4,8849105834961</text:p>
          </table:table-cell>
          <table:table-cell office:value-type="float" office:value="0.36195185035467" calcext:value-type="float">
            <text:p>0,36195185035467</text:p>
          </table:table-cell>
          <table:table-cell office:value-type="float" office:value="-106.28391602996" calcext:value-type="float">
            <text:p>-106,28391602996</text:p>
          </table:table-cell>
          <table:table-cell office:value-type="float" office:value="10" calcext:value-type="float">
            <text:p>10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47</text:p>
          </table:table-cell>
          <table:table-cell office:value-type="float" office:value="3.4278318285942" calcext:value-type="float">
            <text:p>3,4278318285942</text:p>
          </table:table-cell>
          <table:table-cell office:value-type="float" office:value="-0.58308802545071" calcext:value-type="float">
            <text:p>-0,58308802545071</text:p>
          </table:table-cell>
          <table:table-cell office:value-type="float" office:value="14.02144665551" calcext:value-type="float">
            <text:p>14,02144665551</text:p>
          </table:table-cell>
          <table:table-cell office:value-type="float" office:value="10" calcext:value-type="float">
            <text:p>10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58</text:p>
          </table:table-cell>
          <table:table-cell office:value-type="float" office:value="9.7347915172577" calcext:value-type="float">
            <text:p>9,7347915172577</text:p>
          </table:table-cell>
          <table:table-cell office:value-type="float" office:value="1.805027872324" calcext:value-type="float">
            <text:p>1,805027872324</text:p>
          </table:table-cell>
          <table:table-cell office:value-type="float" office:value="-172.83239182393" calcext:value-type="float">
            <text:p>-172,83239182393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69</text:p>
          </table:table-cell>
          <table:table-cell office:value-type="float" office:value="9.8782473802567" calcext:value-type="float">
            <text:p>9,8782473802567</text:p>
          </table:table-cell>
          <table:table-cell office:value-type="float" office:value="0.52142806351185" calcext:value-type="float">
            <text:p>0,52142806351185</text:p>
          </table:table-cell>
          <table:table-cell office:value-type="float" office:value="162.26770012242" calcext:value-type="float">
            <text:p>162,26770012242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80</text:p>
          </table:table-cell>
          <table:table-cell office:value-type="float" office:value="-1.5850085020065" calcext:value-type="float">
            <text:p>-1,5850085020065</text:p>
          </table:table-cell>
          <table:table-cell office:value-type="float" office:value="1.269093900919" calcext:value-type="float">
            <text:p>1,269093900919</text:p>
          </table:table-cell>
          <table:table-cell office:value-type="float" office:value="-3.9474074343208" calcext:value-type="float">
            <text:p>-3,9474074343208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91</text:p>
          </table:table-cell>
          <table:table-cell office:value-type="float" office:value="-0.071676135994494" calcext:value-type="float">
            <text:p>-0,071676135994494</text:p>
          </table:table-cell>
          <table:table-cell office:value-type="float" office:value="5.6504911184311" calcext:value-type="float">
            <text:p>5,6504911184311</text:p>
          </table:table-cell>
          <table:table-cell office:value-type="float" office:value="-15.174266069558" calcext:value-type="float">
            <text:p>-15,174266069558</text:p>
          </table:table-cell>
          <table:table-cell office:value-type="float" office:value="10" calcext:value-type="float">
            <text:p>1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02</text:p>
          </table:table-cell>
          <table:table-cell office:value-type="float" office:value="2.4451243877411" calcext:value-type="float">
            <text:p>2,4451243877411</text:p>
          </table:table-cell>
          <table:table-cell office:value-type="float" office:value="-0.585025139153" calcext:value-type="float">
            <text:p>-0,585025139153</text:p>
          </table:table-cell>
          <table:table-cell office:value-type="float" office:value="137.13900298829" calcext:value-type="float">
            <text:p>137,13900298829</text:p>
          </table:table-cell>
          <table:table-cell office:value-type="float" office:value="11" calcext:value-type="float">
            <text:p>11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13</text:p>
          </table:table-cell>
          <table:table-cell office:value-type="float" office:value="3.3739423751831" calcext:value-type="float">
            <text:p>3,3739423751831</text:p>
          </table:table-cell>
          <table:table-cell office:value-type="float" office:value="0.48693574965" calcext:value-type="float">
            <text:p>0,48693574965</text:p>
          </table:table-cell>
          <table:table-cell office:value-type="float" office:value="82.444387636367" calcext:value-type="float">
            <text:p>82,444387636367</text:p>
          </table:table-cell>
          <table:table-cell office:value-type="float" office:value="10" calcext:value-type="float">
            <text:p>1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24</text:p>
          </table:table-cell>
          <table:table-cell office:value-type="float" office:value="6.1196261644363" calcext:value-type="float">
            <text:p>6,1196261644363</text:p>
          </table:table-cell>
          <table:table-cell office:value-type="float" office:value="0.16159882768989" calcext:value-type="float">
            <text:p>0,16159882768989</text:p>
          </table:table-cell>
          <table:table-cell office:value-type="float" office:value="-164.33555001666" calcext:value-type="float">
            <text:p>-164,33555001666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35</text:p>
          </table:table-cell>
          <table:table-cell office:value-type="float" office:value="2.3771354556084" calcext:value-type="float">
            <text:p>2,3771354556084</text:p>
          </table:table-cell>
          <table:table-cell office:value-type="float" office:value="3.7591129541397" calcext:value-type="float">
            <text:p>3,7591129541397</text:p>
          </table:table-cell>
          <table:table-cell office:value-type="float" office:value="9.054754949679" calcext:value-type="float">
            <text:p>9,054754949679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46</text:p>
          </table:table-cell>
          <table:table-cell office:value-type="float" office:value="8.5531538724899" calcext:value-type="float">
            <text:p>8,5531538724899</text:p>
          </table:table-cell>
          <table:table-cell office:value-type="float" office:value="0.61443328857422" calcext:value-type="float">
            <text:p>0,61443328857422</text:p>
          </table:table-cell>
          <table:table-cell office:value-type="float" office:value="56.227027990256" calcext:value-type="float">
            <text:p>56,227027990256</text:p>
          </table:table-cell>
          <table:table-cell office:value-type="float" office:value="10" calcext:value-type="float">
            <text:p>1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57</text:p>
          </table:table-cell>
          <table:table-cell office:value-type="float" office:value="-1.5850065648556" calcext:value-type="float">
            <text:p>-1,5850065648556</text:p>
          </table:table-cell>
          <table:table-cell office:value-type="float" office:value="2.8094762563705" calcext:value-type="float">
            <text:p>2,8094762563705</text:p>
          </table:table-cell>
          <table:table-cell office:value-type="float" office:value="35.592773537727" calcext:value-type="float">
            <text:p>35,592773537727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68</text:p>
          </table:table-cell>
          <table:table-cell office:value-type="float" office:value="0.90780526399612" calcext:value-type="float">
            <text:p>0,90780526399612</text:p>
          </table:table-cell>
          <table:table-cell office:value-type="float" office:value="4.8063692450523" calcext:value-type="float">
            <text:p>4,8063692450523</text:p>
          </table:table-cell>
          <table:table-cell office:value-type="float" office:value="-46.267924415078" calcext:value-type="float">
            <text:p>-46,267924415078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79</text:p>
          </table:table-cell>
          <table:table-cell office:value-type="float" office:value="0.19350543618202" calcext:value-type="float">
            <text:p>0,19350543618202</text:p>
          </table:table-cell>
          <table:table-cell office:value-type="float" office:value="4.1508275270462" calcext:value-type="float">
            <text:p>4,1508275270462</text:p>
          </table:table-cell>
          <table:table-cell office:value-type="float" office:value="-81.884451732514" calcext:value-type="float">
            <text:p>-81,884451732514</text:p>
          </table:table-cell>
          <table:table-cell office:value-type="float" office:value="10" calcext:value-type="float">
            <text:p>1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90</text:p>
          </table:table-cell>
          <table:table-cell office:value-type="float" office:value="4.5472827553749" calcext:value-type="float">
            <text:p>4,5472827553749</text:p>
          </table:table-cell>
          <table:table-cell office:value-type="float" office:value="0.53579173982143" calcext:value-type="float">
            <text:p>0,53579173982143</text:p>
          </table:table-cell>
          <table:table-cell office:value-type="float" office:value="77.743250852937" calcext:value-type="float">
            <text:p>77,743250852937</text:p>
          </table:table-cell>
          <table:table-cell office:value-type="float" office:value="10" calcext:value-type="float">
            <text:p>10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01</text:p>
          </table:table-cell>
          <table:table-cell office:value-type="float" office:value="3.9573711156845" calcext:value-type="float">
            <text:p>3,9573711156845</text:p>
          </table:table-cell>
          <table:table-cell office:value-type="float" office:value="4.5355525612831" calcext:value-type="float">
            <text:p>4,5355525612831</text:p>
          </table:table-cell>
          <table:table-cell office:value-type="float" office:value="-56.689495493652" calcext:value-type="float">
            <text:p>-56,689495493652</text:p>
          </table:table-cell>
          <table:table-cell office:value-type="float" office:value="10" calcext:value-type="float">
            <text:p>1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12</text:p>
          </table:table-cell>
          <table:table-cell office:value-type="float" office:value="5.5483311414719" calcext:value-type="float">
            <text:p>5,5483311414719</text:p>
          </table:table-cell>
          <table:table-cell office:value-type="float" office:value="4.6855133771896" calcext:value-type="float">
            <text:p>4,6855133771896</text:p>
          </table:table-cell>
          <table:table-cell office:value-type="float" office:value="-74.06136032882" calcext:value-type="float">
            <text:p>-74,06136032882</text:p>
          </table:table-cell>
          <table:table-cell office:value-type="float" office:value="10" calcext:value-type="float">
            <text:p>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23</text:p>
          </table:table-cell>
          <table:table-cell office:value-type="float" office:value="8.2688158750534" calcext:value-type="float">
            <text:p>8,2688158750534</text:p>
          </table:table-cell>
          <table:table-cell office:value-type="float" office:value="2.3995026946068" calcext:value-type="float">
            <text:p>2,3995026946068</text:p>
          </table:table-cell>
          <table:table-cell office:value-type="float" office:value="49.623121881181" calcext:value-type="float">
            <text:p>49,623121881181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34</text:p>
          </table:table-cell>
          <table:table-cell office:value-type="float" office:value="-0.54162345826626" calcext:value-type="float">
            <text:p>-0,54162345826626</text:p>
          </table:table-cell>
          <table:table-cell office:value-type="float" office:value="3.2068440318108" calcext:value-type="float">
            <text:p>3,2068440318108</text:p>
          </table:table-cell>
          <table:table-cell office:value-type="float" office:value="-48.735707049157" calcext:value-type="float">
            <text:p>-48,735707049157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45</text:p>
          </table:table-cell>
          <table:table-cell office:value-type="float" office:value="-0.48975504934788" calcext:value-type="float">
            <text:p>-0,48975504934788</text:p>
          </table:table-cell>
          <table:table-cell office:value-type="float" office:value="-0.030470634810627" calcext:value-type="float">
            <text:p>-0,030470634810627</text:p>
          </table:table-cell>
          <table:table-cell office:value-type="float" office:value="78.739905053643" calcext:value-type="float">
            <text:p>78,739905053643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56</text:p>
          </table:table-cell>
          <table:table-cell office:value-type="float" office:value="1.114000082016" calcext:value-type="float">
            <text:p>1,114000082016</text:p>
          </table:table-cell>
          <table:table-cell office:value-type="float" office:value="8.4793680906296" calcext:value-type="float">
            <text:p>8,4793680906296</text:p>
          </table:table-cell>
          <table:table-cell office:value-type="float" office:value="-78.41040678085" calcext:value-type="float">
            <text:p>-78,41040678085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67</text:p>
          </table:table-cell>
          <table:table-cell office:value-type="float" office:value="4.3578290939331" calcext:value-type="float">
            <text:p>4,3578290939331</text:p>
          </table:table-cell>
          <table:table-cell office:value-type="float" office:value="5.3423738479614" calcext:value-type="float">
            <text:p>5,3423738479614</text:p>
          </table:table-cell>
          <table:table-cell office:value-type="float" office:value="-51.162655186501" calcext:value-type="float">
            <text:p>-51,162655186501</text:p>
          </table:table-cell>
          <table:table-cell office:value-type="float" office:value="10" calcext:value-type="float">
            <text:p>10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78</text:p>
          </table:table-cell>
          <table:table-cell office:value-type="float" office:value="4.4074183702469" calcext:value-type="float">
            <text:p>4,4074183702469</text:p>
          </table:table-cell>
          <table:table-cell office:value-type="float" office:value="6.4568656682968" calcext:value-type="float">
            <text:p>6,4568656682968</text:p>
          </table:table-cell>
          <table:table-cell office:value-type="float" office:value="53.29608082012" calcext:value-type="float">
            <text:p>53,29608082012</text:p>
          </table:table-cell>
          <table:table-cell office:value-type="float" office:value="10" calcext:value-type="float">
            <text:p>10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89</text:p>
          </table:table-cell>
          <table:table-cell office:value-type="float" office:value="6.2427449226379" calcext:value-type="float">
            <text:p>6,2427449226379</text:p>
          </table:table-cell>
          <table:table-cell office:value-type="float" office:value="3.1828457117081" calcext:value-type="float">
            <text:p>3,1828457117081</text:p>
          </table:table-cell>
          <table:table-cell office:value-type="float" office:value="161.75382304343" calcext:value-type="float">
            <text:p>161,75382304343</text:p>
          </table:table-cell>
          <table:table-cell office:value-type="float" office:value="10" calcext:value-type="float">
            <text:p>1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00</text:p>
          </table:table-cell>
          <table:table-cell office:value-type="float" office:value="9.5426684617996" calcext:value-type="float">
            <text:p>9,5426684617996</text:p>
          </table:table-cell>
          <table:table-cell office:value-type="float" office:value="6.6326725482941" calcext:value-type="float">
            <text:p>6,6326725482941</text:p>
          </table:table-cell>
          <table:table-cell office:value-type="float" office:value="-69.214154200949" calcext:value-type="float">
            <text:p>-69,21415420094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11</text:p>
          </table:table-cell>
          <table:table-cell office:value-type="float" office:value="-0.9715510904789" calcext:value-type="float">
            <text:p>-0,9715510904789</text:p>
          </table:table-cell>
          <table:table-cell office:value-type="float" office:value="10.074491500854" calcext:value-type="float">
            <text:p>10,074491500854</text:p>
          </table:table-cell>
          <table:table-cell office:value-type="float" office:value="-100.61734800885" calcext:value-type="float">
            <text:p>-100,61734800885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22</text:p>
          </table:table-cell>
          <table:table-cell office:value-type="float" office:value="-0.43787352740765" calcext:value-type="float">
            <text:p>-0,43787352740765</text:p>
          </table:table-cell>
          <table:table-cell office:value-type="float" office:value="5.3809523582458" calcext:value-type="float">
            <text:p>5,3809523582458</text:p>
          </table:table-cell>
          <table:table-cell office:value-type="float" office:value="-80.038968924504" calcext:value-type="float">
            <text:p>-80,038968924504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33</text:p>
          </table:table-cell>
          <table:table-cell office:value-type="float" office:value="3.4904378652573" calcext:value-type="float">
            <text:p>3,4904378652573</text:p>
          </table:table-cell>
          <table:table-cell office:value-type="float" office:value="7.7376043796539" calcext:value-type="float">
            <text:p>7,7376043796539</text:p>
          </table:table-cell>
          <table:table-cell office:value-type="float" office:value="-175.70713219369" calcext:value-type="float">
            <text:p>-175,70713219369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44</text:p>
          </table:table-cell>
          <table:table-cell office:value-type="float" office:value="2.9926973581314" calcext:value-type="float">
            <text:p>2,9926973581314</text:p>
          </table:table-cell>
          <table:table-cell office:value-type="float" office:value="6.0922992229462" calcext:value-type="float">
            <text:p>6,0922992229462</text:p>
          </table:table-cell>
          <table:table-cell office:value-type="float" office:value="-70.810728012377" calcext:value-type="float">
            <text:p>-70,810728012377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55</text:p>
          </table:table-cell>
          <table:table-cell office:value-type="float" office:value="5.7445341348648" calcext:value-type="float">
            <text:p>5,7445341348648</text:p>
          </table:table-cell>
          <table:table-cell office:value-type="float" office:value="5.3122365474701" calcext:value-type="float">
            <text:p>5,3122365474701</text:p>
          </table:table-cell>
          <table:table-cell office:value-type="float" office:value="-124.51382807106" calcext:value-type="float">
            <text:p>-124,51382807106</text:p>
          </table:table-cell>
          <table:table-cell office:value-type="float" office:value="10" calcext:value-type="float">
            <text:p>1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66</text:p>
          </table:table-cell>
          <table:table-cell office:value-type="float" office:value="5.0460416078568" calcext:value-type="float">
            <text:p>5,0460416078568</text:p>
          </table:table-cell>
          <table:table-cell office:value-type="float" office:value="1.2981644272804" calcext:value-type="float">
            <text:p>1,2981644272804</text:p>
          </table:table-cell>
          <table:table-cell office:value-type="float" office:value="-166.68624483096" calcext:value-type="float">
            <text:p>-166,68624483096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77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5.403795838356" calcext:value-type="float">
            <text:p>5,403795838356</text:p>
          </table:table-cell>
          <table:table-cell office:value-type="float" office:value="-170.20772217186" calcext:value-type="float">
            <text:p>-170,20772217186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88</text:p>
          </table:table-cell>
          <table:table-cell office:value-type="float" office:value="-1.2630796432495" calcext:value-type="float">
            <text:p>-1,2630796432495</text:p>
          </table:table-cell>
          <table:table-cell office:value-type="float" office:value="6.3594615459442" calcext:value-type="float">
            <text:p>6,3594615459442</text:p>
          </table:table-cell>
          <table:table-cell office:value-type="float" office:value="56.320303944266" calcext:value-type="float">
            <text:p>56,320303944266</text:p>
          </table:table-cell>
          <table:table-cell office:value-type="float" office:value="11" calcext:value-type="float">
            <text:p>1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99</text:p>
          </table:table-cell>
          <table:table-cell office:value-type="float" office:value="2.8112012147903" calcext:value-type="float">
            <text:p>2,8112012147903</text:p>
          </table:table-cell>
          <table:table-cell office:value-type="float" office:value="6.3676410913467" calcext:value-type="float">
            <text:p>6,3676410913467</text:p>
          </table:table-cell>
          <table:table-cell office:value-type="float" office:value="41.666200206538" calcext:value-type="float">
            <text:p>41,666200206538</text:p>
          </table:table-cell>
          <table:table-cell office:value-type="float" office:value="10" calcext:value-type="float">
            <text:p>1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10</text:p>
          </table:table-cell>
          <table:table-cell office:value-type="float" office:value="4.3715652823448" calcext:value-type="float">
            <text:p>4,3715652823448</text:p>
          </table:table-cell>
          <table:table-cell office:value-type="float" office:value="7.0215159654617" calcext:value-type="float">
            <text:p>7,0215159654617</text:p>
          </table:table-cell>
          <table:table-cell office:value-type="float" office:value="141.44788122481" calcext:value-type="float">
            <text:p>141,44788122481</text:p>
          </table:table-cell>
          <table:table-cell office:value-type="float" office:value="10" calcext:value-type="float">
            <text:p>10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21</text:p>
          </table:table-cell>
          <table:table-cell office:value-type="float" office:value="1.1872448772192" calcext:value-type="float">
            <text:p>1,1872448772192</text:p>
          </table:table-cell>
          <table:table-cell office:value-type="float" office:value="7.3285436630249" calcext:value-type="float">
            <text:p>7,3285436630249</text:p>
          </table:table-cell>
          <table:table-cell office:value-type="float" office:value="143.18131944936" calcext:value-type="float">
            <text:p>143,18131944936</text:p>
          </table:table-cell>
          <table:table-cell office:value-type="float" office:value="10" calcext:value-type="float">
            <text:p>10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32</text:p>
          </table:table-cell>
          <table:table-cell office:value-type="float" office:value="4.3846282362938" calcext:value-type="float">
            <text:p>4,3846282362938</text:p>
          </table:table-cell>
          <table:table-cell office:value-type="float" office:value="8.7630927562714" calcext:value-type="float">
            <text:p>8,7630927562714</text:p>
          </table:table-cell>
          <table:table-cell office:value-type="float" office:value="84.340494149809" calcext:value-type="float">
            <text:p>84,340494149809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43</text:p>
          </table:table-cell>
          <table:table-cell office:value-type="float" office:value="6.3763207197189" calcext:value-type="float">
            <text:p>6,3763207197189</text:p>
          </table:table-cell>
          <table:table-cell office:value-type="float" office:value="7.7391815185547" calcext:value-type="float">
            <text:p>7,7391815185547</text:p>
          </table:table-cell>
          <table:table-cell office:value-type="float" office:value="-110.68446772873" calcext:value-type="float">
            <text:p>-110,68446772873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54</text:p>
          </table:table-cell>
          <table:table-cell office:value-type="float" office:value="6.9342619180679" calcext:value-type="float">
            <text:p>6,9342619180679</text:p>
          </table:table-cell>
          <table:table-cell office:value-type="float" office:value="10.641385316849" calcext:value-type="float">
            <text:p>10,641385316849</text:p>
          </table:table-cell>
          <table:table-cell office:value-type="float" office:value="95.213595469286" calcext:value-type="float">
            <text:p>95,21359546928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65</text:p>
          </table:table-cell>
          <table:table-cell office:value-type="float" office:value="3.2696133852005" calcext:value-type="float">
            <text:p>3,2696133852005</text:p>
          </table:table-cell>
          <table:table-cell office:value-type="float" office:value="10.287383794785" calcext:value-type="float">
            <text:p>10,287383794785</text:p>
          </table:table-cell>
          <table:table-cell office:value-type="float" office:value="128.46633127541" calcext:value-type="float">
            <text:p>128,46633127541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76</text:p>
          </table:table-cell>
          <table:table-cell office:value-type="float" office:value="-0.46105913817883" calcext:value-type="float">
            <text:p>-0,46105913817883</text:p>
          </table:table-cell>
          <table:table-cell office:value-type="float" office:value="7.0947527885437" calcext:value-type="float">
            <text:p>7,0947527885437</text:p>
          </table:table-cell>
          <table:table-cell office:value-type="float" office:value="151.21053434481" calcext:value-type="float">
            <text:p>151,21053434481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87</text:p>
          </table:table-cell>
          <table:table-cell office:value-type="float" office:value="3.8163709640503" calcext:value-type="float">
            <text:p>3,8163709640503</text:p>
          </table:table-cell>
          <table:table-cell office:value-type="float" office:value="7.7148044109344" calcext:value-type="float">
            <text:p>7,7148044109344</text:p>
          </table:table-cell>
          <table:table-cell office:value-type="float" office:value="-64.068119237377" calcext:value-type="float">
            <text:p>-64,068119237377</text:p>
          </table:table-cell>
          <table:table-cell office:value-type="float" office:value="10" calcext:value-type="float">
            <text:p>1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98</text:p>
          </table:table-cell>
          <table:table-cell office:value-type="float" office:value="2.3646478354931" calcext:value-type="float">
            <text:p>2,3646478354931</text:p>
          </table:table-cell>
          <table:table-cell office:value-type="float" office:value="8.4929597377777" calcext:value-type="float">
            <text:p>8,4929597377777</text:p>
          </table:table-cell>
          <table:table-cell office:value-type="float" office:value="115.65180948585" calcext:value-type="float">
            <text:p>115,65180948585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309</text:p>
          </table:table-cell>
          <table:table-cell office:value-type="float" office:value="4.7180667519569" calcext:value-type="float">
            <text:p>4,7180667519569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50.099851219517" calcext:value-type="float">
            <text:p>-50,099851219517</text:p>
          </table:table-cell>
          <table:table-cell office:value-type="float" office:value="11" calcext:value-type="float">
            <text:p>11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320</text:p>
          </table:table-cell>
          <table:table-cell office:value-type="float" office:value="6.2170565128326" calcext:value-type="float">
            <text:p>6,2170565128326</text:p>
          </table:table-cell>
          <table:table-cell office:value-type="float" office:value="10.951492786407" calcext:value-type="float">
            <text:p>10,951492786407</text:p>
          </table:table-cell>
          <table:table-cell office:value-type="float" office:value="-53.697455460858" calcext:value-type="float">
            <text:p>-53,697455460858</text:p>
          </table:table-cell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331</text:p>
          </table:table-cell>
          <table:table-cell office:value-type="float" office:value="9.0962094068527" calcext:value-type="float">
            <text:p>9,0962094068527</text:p>
          </table:table-cell>
          <table:table-cell office:value-type="float" office:value="10.272042751312" calcext:value-type="float">
            <text:p>10,272042751312</text:p>
          </table:table-cell>
          <table:table-cell office:value-type="float" office:value="-144.68984846856" calcext:value-type="float">
            <text:p>-144,68984846856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342</text:p>
          </table:table-cell>
          <table:table-cell office:value-type="float" office:value="0.63676491379738" calcext:value-type="float">
            <text:p>0,63676491379738</text:p>
          </table:table-cell>
          <table:table-cell office:value-type="float" office:value="11.077275276184" calcext:value-type="float">
            <text:p>11,077275276184</text:p>
          </table:table-cell>
          <table:table-cell office:value-type="float" office:value="-125.01688064284" calcext:value-type="float">
            <text:p>-125,01688064284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353</text:p>
          </table:table-cell>
          <table:table-cell office:value-type="float" office:value="3.7076768279076" calcext:value-type="float">
            <text:p>3,7076768279076</text:p>
          </table:table-cell>
          <table:table-cell office:value-type="float" office:value="9.0261566638947" calcext:value-type="float">
            <text:p>9,0261566638947</text:p>
          </table:table-cell>
          <table:table-cell office:value-type="float" office:value="-35.536146467658" calcext:value-type="float">
            <text:p>-35,536146467658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15</text:p>
          </table:table-cell>
          <table:table-cell office:value-type="float" office:value="2.8704282641411" calcext:value-type="float">
            <text:p>2,8704282641411</text:p>
          </table:table-cell>
          <table:table-cell office:value-type="float" office:value="-0.52334200590849" calcext:value-type="float">
            <text:p>-0,52334200590849</text:p>
          </table:table-cell>
          <table:table-cell office:value-type="float" office:value="91.40808415261" calcext:value-type="float">
            <text:p>91,40808415261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14</text:p>
          </table:table-cell>
          <table:table-cell office:value-type="float" office:value="3.5235568881035" calcext:value-type="float">
            <text:p>3,5235568881035</text:p>
          </table:table-cell>
          <table:table-cell office:value-type="float" office:value="2.2584989666939" calcext:value-type="float">
            <text:p>2,2584989666939</text:p>
          </table:table-cell>
          <table:table-cell office:value-type="float" office:value="-174.1528860323" calcext:value-type="float">
            <text:p>-174,1528860323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25</text:p>
          </table:table-cell>
          <table:table-cell office:value-type="float" office:value="4.6950489282608" calcext:value-type="float">
            <text:p>4,6950489282608</text:p>
          </table:table-cell>
          <table:table-cell office:value-type="float" office:value="0.51798574626446" calcext:value-type="float">
            <text:p>0,51798574626446</text:p>
          </table:table-cell>
          <table:table-cell office:value-type="float" office:value="51.726014750778" calcext:value-type="float">
            <text:p>51,726014750778</text:p>
          </table:table-cell>
          <table:table-cell office:value-type="float" office:value="10" calcext:value-type="float">
            <text:p>10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36</text:p>
          </table:table-cell>
          <table:table-cell office:value-type="float" office:value="4.9263420701027" calcext:value-type="float">
            <text:p>4,9263420701027</text:p>
          </table:table-cell>
          <table:table-cell office:value-type="float" office:value="0.37004560232162" calcext:value-type="float">
            <text:p>0,37004560232162</text:p>
          </table:table-cell>
          <table:table-cell office:value-type="float" office:value="-94.446080505468" calcext:value-type="float">
            <text:p>-94,446080505468</text:p>
          </table:table-cell>
          <table:table-cell office:value-type="float" office:value="10" calcext:value-type="float">
            <text:p>10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47</text:p>
          </table:table-cell>
          <table:table-cell office:value-type="float" office:value="3.2413864135742" calcext:value-type="float">
            <text:p>3,2413864135742</text:p>
          </table:table-cell>
          <table:table-cell office:value-type="float" office:value="-0.42375184595585" calcext:value-type="float">
            <text:p>-0,42375184595585</text:p>
          </table:table-cell>
          <table:table-cell office:value-type="float" office:value="-54.102868790839" calcext:value-type="float">
            <text:p>-54,102868790839</text:p>
          </table:table-cell>
          <table:table-cell office:value-type="float" office:value="10" calcext:value-type="float">
            <text:p>10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58</text:p>
          </table:table-cell>
          <table:table-cell office:value-type="float" office:value="10.085000991821" calcext:value-type="float">
            <text:p>10,085000991821</text:p>
          </table:table-cell>
          <table:table-cell office:value-type="float" office:value="1.8428091704845" calcext:value-type="float">
            <text:p>1,8428091704845</text:p>
          </table:table-cell>
          <table:table-cell office:value-type="float" office:value="-169.88941058991" calcext:value-type="float">
            <text:p>-169,88941058991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69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0.67910805344582" calcext:value-type="float">
            <text:p>0,67910805344582</text:p>
          </table:table-cell>
          <table:table-cell office:value-type="float" office:value="169.00637954663" calcext:value-type="float">
            <text:p>169,00637954663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80</text:p>
          </table:table-cell>
          <table:table-cell office:value-type="float" office:value="-1.5738871693611" calcext:value-type="float">
            <text:p>-1,5738871693611</text:p>
          </table:table-cell>
          <table:table-cell office:value-type="float" office:value="1.3595908880234" calcext:value-type="float">
            <text:p>1,3595908880234</text:p>
          </table:table-cell>
          <table:table-cell office:value-type="float" office:value="-43.804867252423" calcext:value-type="float">
            <text:p>-43,804867252423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91</text:p>
          </table:table-cell>
          <table:table-cell office:value-type="float" office:value="-0.15962747856975" calcext:value-type="float">
            <text:p>-0,15962747856975</text:p>
          </table:table-cell>
          <table:table-cell office:value-type="float" office:value="5.4469054937363" calcext:value-type="float">
            <text:p>5,4469054937363</text:p>
          </table:table-cell>
          <table:table-cell office:value-type="float" office:value="75.604877654155" calcext:value-type="float">
            <text:p>75,604877654155</text:p>
          </table:table-cell>
          <table:table-cell office:value-type="float" office:value="10" calcext:value-type="float">
            <text:p>1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02</text:p>
          </table:table-cell>
          <table:table-cell office:value-type="float" office:value="2.581188082695" calcext:value-type="float">
            <text:p>2,581188082695</text:p>
          </table:table-cell>
          <table:table-cell office:value-type="float" office:value="-0.58078676462173" calcext:value-type="float">
            <text:p>-0,58078676462173</text:p>
          </table:table-cell>
          <table:table-cell office:value-type="float" office:value="-177.43640188958" calcext:value-type="float">
            <text:p>-177,43640188958</text:p>
          </table:table-cell>
          <table:table-cell office:value-type="float" office:value="10" calcext:value-type="float">
            <text:p>10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13</text:p>
          </table:table-cell>
          <table:table-cell office:value-type="float" office:value="3.2253241539001" calcext:value-type="float">
            <text:p>3,2253241539001</text:p>
          </table:table-cell>
          <table:table-cell office:value-type="float" office:value="0.48812232911587" calcext:value-type="float">
            <text:p>0,48812232911587</text:p>
          </table:table-cell>
          <table:table-cell office:value-type="float" office:value="83.0861087058" calcext:value-type="float">
            <text:p>83,0861087058</text:p>
          </table:table-cell>
          <table:table-cell office:value-type="float" office:value="10" calcext:value-type="float">
            <text:p>1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24</text:p>
          </table:table-cell>
          <table:table-cell office:value-type="float" office:value="6.4112955331802" calcext:value-type="float">
            <text:p>6,4112955331802</text:p>
          </table:table-cell>
          <table:table-cell office:value-type="float" office:value="0.20562225952744" calcext:value-type="float">
            <text:p>0,20562225952744</text:p>
          </table:table-cell>
          <table:table-cell office:value-type="float" office:value="-173.34863334704" calcext:value-type="float">
            <text:p>-173,34863334704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35</text:p>
          </table:table-cell>
          <table:table-cell office:value-type="float" office:value="2.0382133126259" calcext:value-type="float">
            <text:p>2,0382133126259</text:p>
          </table:table-cell>
          <table:table-cell office:value-type="float" office:value="3.7514474987984" calcext:value-type="float">
            <text:p>3,7514474987984</text:p>
          </table:table-cell>
          <table:table-cell office:value-type="float" office:value="-0.86544538332019" calcext:value-type="float">
            <text:p>-0,86544538332019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46</text:p>
          </table:table-cell>
          <table:table-cell office:value-type="float" office:value="8.3686953783035" calcext:value-type="float">
            <text:p>8,3686953783035</text:p>
          </table:table-cell>
          <table:table-cell office:value-type="float" office:value="0.67015521228313" calcext:value-type="float">
            <text:p>0,67015521228313</text:p>
          </table:table-cell>
          <table:table-cell office:value-type="float" office:value="65.52552569444" calcext:value-type="float">
            <text:p>65,52552569444</text:p>
          </table:table-cell>
          <table:table-cell office:value-type="float" office:value="10" calcext:value-type="float">
            <text:p>1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57</text:p>
          </table:table-cell>
          <table:table-cell office:value-type="float" office:value="-1.5824462473392" calcext:value-type="float">
            <text:p>-1,5824462473392</text:p>
          </table:table-cell>
          <table:table-cell office:value-type="float" office:value="2.5250190496445" calcext:value-type="float">
            <text:p>2,5250190496445</text:p>
          </table:table-cell>
          <table:table-cell office:value-type="float" office:value="43.825019696716" calcext:value-type="float">
            <text:p>43,825019696716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68</text:p>
          </table:table-cell>
          <table:table-cell office:value-type="float" office:value="0.68138435482979" calcext:value-type="float">
            <text:p>0,68138435482979</text:p>
          </table:table-cell>
          <table:table-cell office:value-type="float" office:value="5.0110584497452" calcext:value-type="float">
            <text:p>5,0110584497452</text:p>
          </table:table-cell>
          <table:table-cell office:value-type="float" office:value="-39.936271063082" calcext:value-type="float">
            <text:p>-39,936271063082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79</text:p>
          </table:table-cell>
          <table:table-cell office:value-type="float" office:value="-0.0033001619158313" calcext:value-type="float">
            <text:p>-0,0033001619158313</text:p>
          </table:table-cell>
          <table:table-cell office:value-type="float" office:value="4.3919664621353" calcext:value-type="float">
            <text:p>4,3919664621353</text:p>
          </table:table-cell>
          <table:table-cell office:value-type="float" office:value="-42.903716776781" calcext:value-type="float">
            <text:p>-42,903716776781</text:p>
          </table:table-cell>
          <table:table-cell office:value-type="float" office:value="10" calcext:value-type="float">
            <text:p>1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90</text:p>
          </table:table-cell>
          <table:table-cell office:value-type="float" office:value="4.3452388048172" calcext:value-type="float">
            <text:p>4,3452388048172</text:p>
          </table:table-cell>
          <table:table-cell office:value-type="float" office:value="0.446369163692" calcext:value-type="float">
            <text:p>0,446369163692</text:p>
          </table:table-cell>
          <table:table-cell office:value-type="float" office:value="39.08424430592" calcext:value-type="float">
            <text:p>39,08424430592</text:p>
          </table:table-cell>
          <table:table-cell office:value-type="float" office:value="10" calcext:value-type="float">
            <text:p>1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01</text:p>
          </table:table-cell>
          <table:table-cell office:value-type="float" office:value="3.7399274110794" calcext:value-type="float">
            <text:p>3,7399274110794</text:p>
          </table:table-cell>
          <table:table-cell office:value-type="float" office:value="4.8672431707382" calcext:value-type="float">
            <text:p>4,8672431707382</text:p>
          </table:table-cell>
          <table:table-cell office:value-type="float" office:value="-56.852703641175" calcext:value-type="float">
            <text:p>-56,852703641175</text:p>
          </table:table-cell>
          <table:table-cell office:value-type="float" office:value="10" calcext:value-type="float">
            <text:p>1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12</text:p>
          </table:table-cell>
          <table:table-cell office:value-type="float" office:value="5.4760372638702" calcext:value-type="float">
            <text:p>5,4760372638702</text:p>
          </table:table-cell>
          <table:table-cell office:value-type="float" office:value="5.012618303299" calcext:value-type="float">
            <text:p>5,012618303299</text:p>
          </table:table-cell>
          <table:table-cell office:value-type="float" office:value="-78.619830927272" calcext:value-type="float">
            <text:p>-78,619830927272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23</text:p>
          </table:table-cell>
          <table:table-cell office:value-type="float" office:value="8.1359374523163" calcext:value-type="float">
            <text:p>8,1359374523163</text:p>
          </table:table-cell>
          <table:table-cell office:value-type="float" office:value="2.1900701522827" calcext:value-type="float">
            <text:p>2,1900701522827</text:p>
          </table:table-cell>
          <table:table-cell office:value-type="float" office:value="58.750771413184" calcext:value-type="float">
            <text:p>58,750771413184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34</text:p>
          </table:table-cell>
          <table:table-cell office:value-type="float" office:value="-0.73848024010658" calcext:value-type="float">
            <text:p>-0,73848024010658</text:p>
          </table:table-cell>
          <table:table-cell office:value-type="float" office:value="3.4432989358902" calcext:value-type="float">
            <text:p>3,4432989358902</text:p>
          </table:table-cell>
          <table:table-cell office:value-type="float" office:value="-52.182417386656" calcext:value-type="float">
            <text:p>-52,182417386656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45</text:p>
          </table:table-cell>
          <table:table-cell office:value-type="float" office:value="-0.55118072777987" calcext:value-type="float">
            <text:p>-0,55118072777987</text:p>
          </table:table-cell>
          <table:table-cell office:value-type="float" office:value="-0.3305484727025" calcext:value-type="float">
            <text:p>-0,3305484727025</text:p>
          </table:table-cell>
          <table:table-cell office:value-type="float" office:value="78.296195929217" calcext:value-type="float">
            <text:p>78,296195929217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56</text:p>
          </table:table-cell>
          <table:table-cell office:value-type="float" office:value="1.034204736352" calcext:value-type="float">
            <text:p>1,034204736352</text:p>
          </table:table-cell>
          <table:table-cell office:value-type="float" office:value="8.8697779178619" calcext:value-type="float">
            <text:p>8,8697779178619</text:p>
          </table:table-cell>
          <table:table-cell office:value-type="float" office:value="-78.377625744814" calcext:value-type="float">
            <text:p>-78,377625744814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67</text:p>
          </table:table-cell>
          <table:table-cell office:value-type="float" office:value="4.1109746694565" calcext:value-type="float">
            <text:p>4,1109746694565</text:p>
          </table:table-cell>
          <table:table-cell office:value-type="float" office:value="5.6451022624969" calcext:value-type="float">
            <text:p>5,6451022624969</text:p>
          </table:table-cell>
          <table:table-cell office:value-type="float" office:value="-49.725302085755" calcext:value-type="float">
            <text:p>-49,725302085755</text:p>
          </table:table-cell>
          <table:table-cell office:value-type="float" office:value="10" calcext:value-type="float">
            <text:p>10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78</text:p>
          </table:table-cell>
          <table:table-cell office:value-type="float" office:value="4.17037576437" calcext:value-type="float">
            <text:p>4,17037576437</text:p>
          </table:table-cell>
          <table:table-cell office:value-type="float" office:value="6.5251553058624" calcext:value-type="float">
            <text:p>6,5251553058624</text:p>
          </table:table-cell>
          <table:table-cell office:value-type="float" office:value="-26.513513106449" calcext:value-type="float">
            <text:p>-26,513513106449</text:p>
          </table:table-cell>
          <table:table-cell office:value-type="float" office:value="10" calcext:value-type="float">
            <text:p>1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89</text:p>
          </table:table-cell>
          <table:table-cell office:value-type="float" office:value="6.4551073312759" calcext:value-type="float">
            <text:p>6,4551073312759</text:p>
          </table:table-cell>
          <table:table-cell office:value-type="float" office:value="3.1712901592255" calcext:value-type="float">
            <text:p>3,1712901592255</text:p>
          </table:table-cell>
          <table:table-cell office:value-type="float" office:value="178.71003090196" calcext:value-type="float">
            <text:p>178,71003090196</text:p>
          </table:table-cell>
          <table:table-cell office:value-type="float" office:value="10" calcext:value-type="float">
            <text:p>1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00</text:p>
          </table:table-cell>
          <table:table-cell office:value-type="float" office:value="9.3408524990082" calcext:value-type="float">
            <text:p>9,3408524990082</text:p>
          </table:table-cell>
          <table:table-cell office:value-type="float" office:value="6.8426620960236" calcext:value-type="float">
            <text:p>6,8426620960236</text:p>
          </table:table-cell>
          <table:table-cell office:value-type="float" office:value="-34.527447952586" calcext:value-type="float">
            <text:p>-34,52744795258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11</text:p>
          </table:table-cell>
          <table:table-cell office:value-type="float" office:value="-0.86627192795277" calcext:value-type="float">
            <text:p>-0,86627192795277</text:p>
          </table:table-cell>
          <table:table-cell office:value-type="float" office:value="10.296860933304" calcext:value-type="float">
            <text:p>10,296860933304</text:p>
          </table:table-cell>
          <table:table-cell office:value-type="float" office:value="-93.118889316632" calcext:value-type="float">
            <text:p>-93,118889316632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22</text:p>
          </table:table-cell>
          <table:table-cell office:value-type="float" office:value="-0.65979167819023" calcext:value-type="float">
            <text:p>-0,65979167819023</text:p>
          </table:table-cell>
          <table:table-cell office:value-type="float" office:value="5.3734457492828" calcext:value-type="float">
            <text:p>5,3734457492828</text:p>
          </table:table-cell>
          <table:table-cell office:value-type="float" office:value="10.743211504001" calcext:value-type="float">
            <text:p>10,743211504001</text:p>
          </table:table-cell>
          <table:table-cell office:value-type="float" office:value="10" calcext:value-type="float">
            <text:p>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33</text:p>
          </table:table-cell>
          <table:table-cell office:value-type="float" office:value="3.5042190551758" calcext:value-type="float">
            <text:p>3,5042190551758</text:p>
          </table:table-cell>
          <table:table-cell office:value-type="float" office:value="7.9658353328705" calcext:value-type="float">
            <text:p>7,9658353328705</text:p>
          </table:table-cell>
          <table:table-cell office:value-type="float" office:value="-86.432111491064" calcext:value-type="float">
            <text:p>-86,432111491064</text:p>
          </table:table-cell>
          <table:table-cell office:value-type="float" office:value="10" calcext:value-type="float">
            <text:p>10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44</text:p>
          </table:table-cell>
          <table:table-cell office:value-type="float" office:value="2.8347423672676" calcext:value-type="float">
            <text:p>2,8347423672676</text:p>
          </table:table-cell>
          <table:table-cell office:value-type="float" office:value="6.0167038440704" calcext:value-type="float">
            <text:p>6,0167038440704</text:p>
          </table:table-cell>
          <table:table-cell office:value-type="float" office:value="20.923451253563" calcext:value-type="float">
            <text:p>20,923451253563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55</text:p>
          </table:table-cell>
          <table:table-cell office:value-type="float" office:value="5.9945940971375" calcext:value-type="float">
            <text:p>5,9945940971375</text:p>
          </table:table-cell>
          <table:table-cell office:value-type="float" office:value="5.4354321956635" calcext:value-type="float">
            <text:p>5,4354321956635</text:p>
          </table:table-cell>
          <table:table-cell office:value-type="float" office:value="-159.916198937" calcext:value-type="float">
            <text:p>-159,916198937</text:p>
          </table:table-cell>
          <table:table-cell office:value-type="float" office:value="10" calcext:value-type="float">
            <text:p>1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66</text:p>
          </table:table-cell>
          <table:table-cell office:value-type="float" office:value="5.4323470592499" calcext:value-type="float">
            <text:p>5,4323470592499</text:p>
          </table:table-cell>
          <table:table-cell office:value-type="float" office:value="1.3465848565102" calcext:value-type="float">
            <text:p>1,3465848565102</text:p>
          </table:table-cell>
          <table:table-cell office:value-type="float" office:value="-171.81618654045" calcext:value-type="float">
            <text:p>-171,81618654045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77</text:p>
          </table:table-cell>
          <table:table-cell office:value-type="float" office:value="10.086876153946" calcext:value-type="float">
            <text:p>10,086876153946</text:p>
          </table:table-cell>
          <table:table-cell office:value-type="float" office:value="5.1708018779755" calcext:value-type="float">
            <text:p>5,1708018779755</text:p>
          </table:table-cell>
          <table:table-cell office:value-type="float" office:value="151.12918653306" calcext:value-type="float">
            <text:p>151,12918653306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88</text:p>
          </table:table-cell>
          <table:table-cell office:value-type="float" office:value="-1.4830592274666" calcext:value-type="float">
            <text:p>-1,4830592274666</text:p>
          </table:table-cell>
          <table:table-cell office:value-type="float" office:value="6.0284000635147" calcext:value-type="float">
            <text:p>6,0284000635147</text:p>
          </table:table-cell>
          <table:table-cell office:value-type="float" office:value="56.339383504953" calcext:value-type="float">
            <text:p>56,339383504953</text:p>
          </table:table-cell>
          <table:table-cell office:value-type="float" office:value="11" calcext:value-type="float">
            <text:p>1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99</text:p>
          </table:table-cell>
          <table:table-cell office:value-type="float" office:value="2.5306630134583" calcext:value-type="float">
            <text:p>2,5306630134583</text:p>
          </table:table-cell>
          <table:table-cell office:value-type="float" office:value="6.2632405757904" calcext:value-type="float">
            <text:p>6,2632405757904</text:p>
          </table:table-cell>
          <table:table-cell office:value-type="float" office:value="40.179473958957" calcext:value-type="float">
            <text:p>40,179473958957</text:p>
          </table:table-cell>
          <table:table-cell office:value-type="float" office:value="10" calcext:value-type="float">
            <text:p>1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10</text:p>
          </table:table-cell>
          <table:table-cell office:value-type="float" office:value="4.2637133598328" calcext:value-type="float">
            <text:p>4,2637133598328</text:p>
          </table:table-cell>
          <table:table-cell office:value-type="float" office:value="6.841647028923" calcext:value-type="float">
            <text:p>6,841647028923</text:p>
          </table:table-cell>
          <table:table-cell office:value-type="float" office:value="52.730059547789" calcext:value-type="float">
            <text:p>52,730059547789</text:p>
          </table:table-cell>
          <table:table-cell office:value-type="float" office:value="10" calcext:value-type="float">
            <text:p>1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21</text:p>
          </table:table-cell>
          <table:table-cell office:value-type="float" office:value="1.5051580965519" calcext:value-type="float">
            <text:p>1,5051580965519</text:p>
          </table:table-cell>
          <table:table-cell office:value-type="float" office:value="7.0903861522675" calcext:value-type="float">
            <text:p>7,0903861522675</text:p>
          </table:table-cell>
          <table:table-cell office:value-type="float" office:value="143.15261810449" calcext:value-type="float">
            <text:p>143,15261810449</text:p>
          </table:table-cell>
          <table:table-cell office:value-type="float" office:value="10" calcext:value-type="float">
            <text:p>10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32</text:p>
          </table:table-cell>
          <table:table-cell office:value-type="float" office:value="4.5452362298965" calcext:value-type="float">
            <text:p>4,5452362298965</text:p>
          </table:table-cell>
          <table:table-cell office:value-type="float" office:value="8.4549075365067" calcext:value-type="float">
            <text:p>8,4549075365067</text:p>
          </table:table-cell>
          <table:table-cell office:value-type="float" office:value="112.86387701703" calcext:value-type="float">
            <text:p>112,86387701703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43</text:p>
          </table:table-cell>
          <table:table-cell office:value-type="float" office:value="6.5243470668793" calcext:value-type="float">
            <text:p>6,5243470668793</text:p>
          </table:table-cell>
          <table:table-cell office:value-type="float" office:value="8.1024152040482" calcext:value-type="float">
            <text:p>8,1024152040482</text:p>
          </table:table-cell>
          <table:table-cell office:value-type="float" office:value="-112.95304252843" calcext:value-type="float">
            <text:p>-112,95304252843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54</text:p>
          </table:table-cell>
          <table:table-cell office:value-type="float" office:value="7.1561914682388" calcext:value-type="float">
            <text:p>7,1561914682388</text:p>
          </table:table-cell>
          <table:table-cell office:value-type="float" office:value="10.629341602325" calcext:value-type="float">
            <text:p>10,629341602325</text:p>
          </table:table-cell>
          <table:table-cell office:value-type="float" office:value="-174.20636620491" calcext:value-type="float">
            <text:p>-174,20636620491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65</text:p>
          </table:table-cell>
          <table:table-cell office:value-type="float" office:value="3.337334394455" calcext:value-type="float">
            <text:p>3,337334394455</text:p>
          </table:table-cell>
          <table:table-cell office:value-type="float" office:value="10.118958950043" calcext:value-type="float">
            <text:p>10,118958950043</text:p>
          </table:table-cell>
          <table:table-cell office:value-type="float" office:value="112.09745543778" calcext:value-type="float">
            <text:p>112,09745543778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76</text:p>
          </table:table-cell>
          <table:table-cell office:value-type="float" office:value="-0.11300250887871" calcext:value-type="float">
            <text:p>-0,11300250887871</text:p>
          </table:table-cell>
          <table:table-cell office:value-type="float" office:value="6.90354347229" calcext:value-type="float">
            <text:p>6,90354347229</text:p>
          </table:table-cell>
          <table:table-cell office:value-type="float" office:value="151.17873052123" calcext:value-type="float">
            <text:p>151,17873052123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87</text:p>
          </table:table-cell>
          <table:table-cell office:value-type="float" office:value="4.0153121948242" calcext:value-type="float">
            <text:p>4,0153121948242</text:p>
          </table:table-cell>
          <table:table-cell office:value-type="float" office:value="7.8386735916138" calcext:value-type="float">
            <text:p>7,8386735916138</text:p>
          </table:table-cell>
          <table:table-cell office:value-type="float" office:value="-155.27336005193" calcext:value-type="float">
            <text:p>-155,27336005193</text:p>
          </table:table-cell>
          <table:table-cell office:value-type="float" office:value="10" calcext:value-type="float">
            <text:p>1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98</text:p>
          </table:table-cell>
          <table:table-cell office:value-type="float" office:value="2.4999928474426" calcext:value-type="float">
            <text:p>2,4999928474426</text:p>
          </table:table-cell>
          <table:table-cell office:value-type="float" office:value="8.205246925354" calcext:value-type="float">
            <text:p>8,205246925354</text:p>
          </table:table-cell>
          <table:table-cell office:value-type="float" office:value="115.15951308475" calcext:value-type="float">
            <text:p>115,15951308475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309</text:p>
          </table:table-cell>
          <table:table-cell office:value-type="float" office:value="4.4194135069847" calcext:value-type="float">
            <text:p>4,4194135069847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41.23401603881" calcext:value-type="float">
            <text:p>-41,23401603881</text:p>
          </table:table-cell>
          <table:table-cell office:value-type="float" office:value="11" calcext:value-type="float">
            <text:p>11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320</text:p>
          </table:table-cell>
          <table:table-cell office:value-type="float" office:value="6.0214203596115" calcext:value-type="float">
            <text:p>6,0214203596115</text:p>
          </table:table-cell>
          <table:table-cell office:value-type="float" office:value="10.847222805023" calcext:value-type="float">
            <text:p>10,847222805023</text:p>
          </table:table-cell>
          <table:table-cell office:value-type="float" office:value="37.088865307486" calcext:value-type="float">
            <text:p>37,088865307486</text:p>
          </table:table-cell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331</text:p>
          </table:table-cell>
          <table:table-cell office:value-type="float" office:value="9.3778640031815" calcext:value-type="float">
            <text:p>9,3778640031815</text:p>
          </table:table-cell>
          <table:table-cell office:value-type="float" office:value="10.249650478363" calcext:value-type="float">
            <text:p>10,249650478363</text:p>
          </table:table-cell>
          <table:table-cell office:value-type="float" office:value="167.00731720894" calcext:value-type="float">
            <text:p>167,00731720894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342</text:p>
          </table:table-cell>
          <table:table-cell office:value-type="float" office:value="0.86428694427013" calcext:value-type="float">
            <text:p>0,86428694427013</text:p>
          </table:table-cell>
          <table:table-cell office:value-type="float" office:value="11.074038743973" calcext:value-type="float">
            <text:p>11,074038743973</text:p>
          </table:table-cell>
          <table:table-cell office:value-type="float" office:value="-127.31913852084" calcext:value-type="float">
            <text:p>-127,31913852084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353</text:p>
          </table:table-cell>
          <table:table-cell office:value-type="float" office:value="3.5830298066139" calcext:value-type="float">
            <text:p>3,5830298066139</text:p>
          </table:table-cell>
          <table:table-cell office:value-type="float" office:value="9.3490123748779" calcext:value-type="float">
            <text:p>9,3490123748779</text:p>
          </table:table-cell>
          <table:table-cell office:value-type="float" office:value="-63.943931251574" calcext:value-type="float">
            <text:p>-63,943931251574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15</text:p>
          </table:table-cell>
          <table:table-cell office:value-type="float" office:value="2.9161411523819" calcext:value-type="float">
            <text:p>2,9161411523819</text:p>
          </table:table-cell>
          <table:table-cell office:value-type="float" office:value="-0.46509332954884" calcext:value-type="float">
            <text:p>-0,46509332954884</text:p>
          </table:table-cell>
          <table:table-cell office:value-type="float" office:value="84.991789167854" calcext:value-type="float">
            <text:p>84,991789167854</text:p>
          </table:table-cell>
          <table:table-cell office:value-type="float" office:value="10" calcext:value-type="float">
            <text:p>1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14</text:p>
          </table:table-cell>
          <table:table-cell office:value-type="float" office:value="3.7198138237" calcext:value-type="float">
            <text:p>3,7198138237</text:p>
          </table:table-cell>
          <table:table-cell office:value-type="float" office:value="2.3688879609108" calcext:value-type="float">
            <text:p>2,3688879609108</text:p>
          </table:table-cell>
          <table:table-cell office:value-type="float" office:value="-148.20077464839" calcext:value-type="float">
            <text:p>-148,20077464839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25</text:p>
          </table:table-cell>
          <table:table-cell office:value-type="float" office:value="4.6731370687485" calcext:value-type="float">
            <text:p>4,6731370687485</text:p>
          </table:table-cell>
          <table:table-cell office:value-type="float" office:value="0.32153937965631" calcext:value-type="float">
            <text:p>0,32153937965631</text:p>
          </table:table-cell>
          <table:table-cell office:value-type="float" office:value="91.829542901106" calcext:value-type="float">
            <text:p>91,829542901106</text:p>
          </table:table-cell>
          <table:table-cell office:value-type="float" office:value="10" calcext:value-type="float">
            <text:p>10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36</text:p>
          </table:table-cell>
          <table:table-cell office:value-type="float" office:value="4.945342540741" calcext:value-type="float">
            <text:p>4,945342540741</text:p>
          </table:table-cell>
          <table:table-cell office:value-type="float" office:value="0.3380049020052" calcext:value-type="float">
            <text:p>0,3380049020052</text:p>
          </table:table-cell>
          <table:table-cell office:value-type="float" office:value="-84.771219332507" calcext:value-type="float">
            <text:p>-84,771219332507</text:p>
          </table:table-cell>
          <table:table-cell office:value-type="float" office:value="10" calcext:value-type="float">
            <text:p>10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47</text:p>
          </table:table-cell>
          <table:table-cell office:value-type="float" office:value="3.4011122584343" calcext:value-type="float">
            <text:p>3,4011122584343</text:p>
          </table:table-cell>
          <table:table-cell office:value-type="float" office:value="-0.26943285018206" calcext:value-type="float">
            <text:p>-0,26943285018206</text:p>
          </table:table-cell>
          <table:table-cell office:value-type="float" office:value="-144.85291310936" calcext:value-type="float">
            <text:p>-144,85291310936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58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2.0110408961773" calcext:value-type="float">
            <text:p>2,0110408961773</text:p>
          </table:table-cell>
          <table:table-cell office:value-type="float" office:value="-140.45445934223" calcext:value-type="float">
            <text:p>-140,45445934223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69</text:p>
          </table:table-cell>
          <table:table-cell office:value-type="float" office:value="10.085009336472" calcext:value-type="float">
            <text:p>10,085009336472</text:p>
          </table:table-cell>
          <table:table-cell office:value-type="float" office:value="0.76423175632954" calcext:value-type="float">
            <text:p>0,76423175632954</text:p>
          </table:table-cell>
          <table:table-cell office:value-type="float" office:value="-134.17392171872" calcext:value-type="float">
            <text:p>-134,17392171872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80</text:p>
          </table:table-cell>
          <table:table-cell office:value-type="float" office:value="-1.564267873764" calcext:value-type="float">
            <text:p>-1,564267873764</text:p>
          </table:table-cell>
          <table:table-cell office:value-type="float" office:value="1.5424391627312" calcext:value-type="float">
            <text:p>1,5424391627312</text:p>
          </table:table-cell>
          <table:table-cell office:value-type="float" office:value="-84.339045415259" calcext:value-type="float">
            <text:p>-84,339045415259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91</text:p>
          </table:table-cell>
          <table:table-cell office:value-type="float" office:value="-0.07989963516593" calcext:value-type="float">
            <text:p>-0,07989963516593</text:p>
          </table:table-cell>
          <table:table-cell office:value-type="float" office:value="5.199385881424" calcext:value-type="float">
            <text:p>5,199385881424</text:p>
          </table:table-cell>
          <table:table-cell office:value-type="float" office:value="86.415587716801" calcext:value-type="float">
            <text:p>86,415587716801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02</text:p>
          </table:table-cell>
          <table:table-cell office:value-type="float" office:value="2.6457023620605" calcext:value-type="float">
            <text:p>2,6457023620605</text:p>
          </table:table-cell>
          <table:table-cell office:value-type="float" office:value="-0.45439429581165" calcext:value-type="float">
            <text:p>-0,45439429581165</text:p>
          </table:table-cell>
          <table:table-cell office:value-type="float" office:value="-122.93709918952" calcext:value-type="float">
            <text:p>-122,93709918952</text:p>
          </table:table-cell>
          <table:table-cell office:value-type="float" office:value="10" calcext:value-type="float">
            <text:p>10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13</text:p>
          </table:table-cell>
          <table:table-cell office:value-type="float" office:value="3.1064587831497" calcext:value-type="float">
            <text:p>3,1064587831497</text:p>
          </table:table-cell>
          <table:table-cell office:value-type="float" office:value="0.46226408332586" calcext:value-type="float">
            <text:p>0,46226408332586</text:p>
          </table:table-cell>
          <table:table-cell office:value-type="float" office:value="82.048698595375" calcext:value-type="float">
            <text:p>82,048698595375</text:p>
          </table:table-cell>
          <table:table-cell office:value-type="float" office:value="10" calcext:value-type="float">
            <text:p>1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24</text:p>
          </table:table-cell>
          <table:table-cell office:value-type="float" office:value="6.7022293806076" calcext:value-type="float">
            <text:p>6,7022293806076</text:p>
          </table:table-cell>
          <table:table-cell office:value-type="float" office:value="0.20605631172657" calcext:value-type="float">
            <text:p>0,20605631172657</text:p>
          </table:table-cell>
          <table:table-cell office:value-type="float" office:value="179.51278018344" calcext:value-type="float">
            <text:p>179,51278018344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35</text:p>
          </table:table-cell>
          <table:table-cell office:value-type="float" office:value="1.7027370631695" calcext:value-type="float">
            <text:p>1,7027370631695</text:p>
          </table:table-cell>
          <table:table-cell office:value-type="float" office:value="3.801988363266" calcext:value-type="float">
            <text:p>3,801988363266</text:p>
          </table:table-cell>
          <table:table-cell office:value-type="float" office:value="-10.786722230304" calcext:value-type="float">
            <text:p>-10,786722230304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46</text:p>
          </table:table-cell>
          <table:table-cell office:value-type="float" office:value="8.1914520263672" calcext:value-type="float">
            <text:p>8,1914520263672</text:p>
          </table:table-cell>
          <table:table-cell office:value-type="float" office:value="0.68123683333397" calcext:value-type="float">
            <text:p>0,68123683333397</text:p>
          </table:table-cell>
          <table:table-cell office:value-type="float" office:value="71.523006554622" calcext:value-type="float">
            <text:p>71,523006554622</text:p>
          </table:table-cell>
          <table:table-cell office:value-type="float" office:value="10" calcext:value-type="float">
            <text:p>1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57</text:p>
          </table:table-cell>
          <table:table-cell office:value-type="float" office:value="-1.581307798624" calcext:value-type="float">
            <text:p>-1,581307798624</text:p>
          </table:table-cell>
          <table:table-cell office:value-type="float" office:value="2.2620499134064" calcext:value-type="float">
            <text:p>2,2620499134064</text:p>
          </table:table-cell>
          <table:table-cell office:value-type="float" office:value="57.713812323892" calcext:value-type="float">
            <text:p>57,71381232389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68</text:p>
          </table:table-cell>
          <table:table-cell office:value-type="float" office:value="0.44637896120548" calcext:value-type="float">
            <text:p>0,44637896120548</text:p>
          </table:table-cell>
          <table:table-cell office:value-type="float" office:value="5.0420916080475" calcext:value-type="float">
            <text:p>5,0420916080475</text:p>
          </table:table-cell>
          <table:table-cell office:value-type="float" office:value="5.9525478797354" calcext:value-type="float">
            <text:p>5,9525478797354</text:p>
          </table:table-cell>
          <table:table-cell office:value-type="float" office:value="10" calcext:value-type="float">
            <text:p>10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79</text:p>
          </table:table-cell>
          <table:table-cell office:value-type="float" office:value="-0.30904272571206" calcext:value-type="float">
            <text:p>-0,30904272571206</text:p>
          </table:table-cell>
          <table:table-cell office:value-type="float" office:value="4.4559741020203" calcext:value-type="float">
            <text:p>4,4559741020203</text:p>
          </table:table-cell>
          <table:table-cell office:value-type="float" office:value="-3.8793429637411" calcext:value-type="float">
            <text:p>-3,8793429637411</text:p>
          </table:table-cell>
          <table:table-cell office:value-type="float" office:value="10" calcext:value-type="float">
            <text:p>1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90</text:p>
          </table:table-cell>
          <table:table-cell office:value-type="float" office:value="4.3692618608475" calcext:value-type="float">
            <text:p>4,3692618608475</text:p>
          </table:table-cell>
          <table:table-cell office:value-type="float" office:value="0.19731417298317" calcext:value-type="float">
            <text:p>0,19731417298317</text:p>
          </table:table-cell>
          <table:table-cell office:value-type="float" office:value="110.63039302826" calcext:value-type="float">
            <text:p>110,63039302826</text:p>
          </table:table-cell>
          <table:table-cell office:value-type="float" office:value="10" calcext:value-type="float">
            <text:p>10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01</text:p>
          </table:table-cell>
          <table:table-cell office:value-type="float" office:value="3.5438412427902" calcext:value-type="float">
            <text:p>3,5438412427902</text:p>
          </table:table-cell>
          <table:table-cell office:value-type="float" office:value="5.2009892463684" calcext:value-type="float">
            <text:p>5,2009892463684</text:p>
          </table:table-cell>
          <table:table-cell office:value-type="float" office:value="-60.510813050969" calcext:value-type="float">
            <text:p>-60,510813050969</text:p>
          </table:table-cell>
          <table:table-cell office:value-type="float" office:value="10" calcext:value-type="float">
            <text:p>1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12</text:p>
          </table:table-cell>
          <table:table-cell office:value-type="float" office:value="5.429356098175" calcext:value-type="float">
            <text:p>5,429356098175</text:p>
          </table:table-cell>
          <table:table-cell office:value-type="float" office:value="5.3438234329224" calcext:value-type="float">
            <text:p>5,3438234329224</text:p>
          </table:table-cell>
          <table:table-cell office:value-type="float" office:value="-83.15756822088" calcext:value-type="float">
            <text:p>-83,15756822088</text:p>
          </table:table-cell>
          <table:table-cell office:value-type="float" office:value="10" calcext:value-type="float">
            <text:p>1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23</text:p>
          </table:table-cell>
          <table:table-cell office:value-type="float" office:value="8.037371635437" calcext:value-type="float">
            <text:p>8,037371635437</text:p>
          </table:table-cell>
          <table:table-cell office:value-type="float" office:value="1.9626875221729" calcext:value-type="float">
            <text:p>1,9626875221729</text:p>
          </table:table-cell>
          <table:table-cell office:value-type="float" office:value="67.833906526019" calcext:value-type="float">
            <text:p>67,833906526019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34</text:p>
          </table:table-cell>
          <table:table-cell office:value-type="float" office:value="-0.84230966866016" calcext:value-type="float">
            <text:p>-0,84230966866016</text:p>
          </table:table-cell>
          <table:table-cell office:value-type="float" office:value="3.606638610363" calcext:value-type="float">
            <text:p>3,606638610363</text:p>
          </table:table-cell>
          <table:table-cell office:value-type="float" office:value="-56.455097760365" calcext:value-type="float">
            <text:p>-56,455097760365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45</text:p>
          </table:table-cell>
          <table:table-cell office:value-type="float" office:value="-0.46777624636889" calcext:value-type="float">
            <text:p>-0,46777624636889</text:p>
          </table:table-cell>
          <table:table-cell office:value-type="float" office:value="-0.53667671978474" calcext:value-type="float">
            <text:p>-0,53667671978474</text:p>
          </table:table-cell>
          <table:table-cell office:value-type="float" office:value="84.635673814518" calcext:value-type="float">
            <text:p>84,635673814518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56</text:p>
          </table:table-cell>
          <table:table-cell office:value-type="float" office:value="0.95329612493515" calcext:value-type="float">
            <text:p>0,95329612493515</text:p>
          </table:table-cell>
          <table:table-cell office:value-type="float" office:value="9.2585742473602" calcext:value-type="float">
            <text:p>9,2585742473602</text:p>
          </table:table-cell>
          <table:table-cell office:value-type="float" office:value="-77.839912882276" calcext:value-type="float">
            <text:p>-77,839912882276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67</text:p>
          </table:table-cell>
          <table:table-cell office:value-type="float" office:value="3.8776165246964" calcext:value-type="float">
            <text:p>3,8776165246964</text:p>
          </table:table-cell>
          <table:table-cell office:value-type="float" office:value="5.7641041278839" calcext:value-type="float">
            <text:p>5,7641041278839</text:p>
          </table:table-cell>
          <table:table-cell office:value-type="float" office:value="-22.967832673127" calcext:value-type="float">
            <text:p>-22,967832673127</text:p>
          </table:table-cell>
          <table:table-cell office:value-type="float" office:value="10" calcext:value-type="float">
            <text:p>1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78</text:p>
          </table:table-cell>
          <table:table-cell office:value-type="float" office:value="3.9819496870041" calcext:value-type="float">
            <text:p>3,9819496870041</text:p>
          </table:table-cell>
          <table:table-cell office:value-type="float" office:value="6.3784557580948" calcext:value-type="float">
            <text:p>6,3784557580948</text:p>
          </table:table-cell>
          <table:table-cell office:value-type="float" office:value="45.916736125946" calcext:value-type="float">
            <text:p>45,916736125946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89</text:p>
          </table:table-cell>
          <table:table-cell office:value-type="float" office:value="6.6535353660583" calcext:value-type="float">
            <text:p>6,6535353660583</text:p>
          </table:table-cell>
          <table:table-cell office:value-type="float" office:value="3.225499689579" calcext:value-type="float">
            <text:p>3,225499689579</text:p>
          </table:table-cell>
          <table:table-cell office:value-type="float" office:value="-163.75422477722" calcext:value-type="float">
            <text:p>-163,75422477722</text:p>
          </table:table-cell>
          <table:table-cell office:value-type="float" office:value="10" calcext:value-type="float">
            <text:p>1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00</text:p>
          </table:table-cell>
          <table:table-cell office:value-type="float" office:value="9.0886604785919" calcext:value-type="float">
            <text:p>9,0886604785919</text:p>
          </table:table-cell>
          <table:table-cell office:value-type="float" office:value="6.7888748645782" calcext:value-type="float">
            <text:p>6,7888748645782</text:p>
          </table:table-cell>
          <table:table-cell office:value-type="float" office:value="19.924034548413" calcext:value-type="float">
            <text:p>19,9240345484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11</text:p>
          </table:table-cell>
          <table:table-cell office:value-type="float" office:value="-0.70178419351578" calcext:value-type="float">
            <text:p>-0,70178419351578</text:p>
          </table:table-cell>
          <table:table-cell office:value-type="float" office:value="10.461339950562" calcext:value-type="float">
            <text:p>10,461339950562</text:p>
          </table:table-cell>
          <table:table-cell office:value-type="float" office:value="-88.201433230358" calcext:value-type="float">
            <text:p>-88,201433230358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22</text:p>
          </table:table-cell>
          <table:table-cell office:value-type="float" office:value="-0.85569642484188" calcext:value-type="float">
            <text:p>-0,85569642484188</text:p>
          </table:table-cell>
          <table:table-cell office:value-type="float" office:value="5.1054501533508" calcext:value-type="float">
            <text:p>5,1054501533508</text:p>
          </table:table-cell>
          <table:table-cell office:value-type="float" office:value="48.544320331258" calcext:value-type="float">
            <text:p>48,544320331258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33</text:p>
          </table:table-cell>
          <table:table-cell office:value-type="float" office:value="3.2832768559456" calcext:value-type="float">
            <text:p>3,2832768559456</text:p>
          </table:table-cell>
          <table:table-cell office:value-type="float" office:value="7.9829704761505" calcext:value-type="float">
            <text:p>7,9829704761505</text:p>
          </table:table-cell>
          <table:table-cell office:value-type="float" office:value="4.3295551637176" calcext:value-type="float">
            <text:p>4,3295551637176</text:p>
          </table:table-cell>
          <table:table-cell office:value-type="float" office:value="10" calcext:value-type="float">
            <text:p>1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44</text:p>
          </table:table-cell>
          <table:table-cell office:value-type="float" office:value="2.8544837236404" calcext:value-type="float">
            <text:p>2,8544837236404</text:p>
          </table:table-cell>
          <table:table-cell office:value-type="float" office:value="5.7980477809906" calcext:value-type="float">
            <text:p>5,7980477809906</text:p>
          </table:table-cell>
          <table:table-cell office:value-type="float" office:value="106.8502824018" calcext:value-type="float">
            <text:p>106,8502824018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55</text:p>
          </table:table-cell>
          <table:table-cell office:value-type="float" office:value="6.2698233127594" calcext:value-type="float">
            <text:p>6,2698233127594</text:p>
          </table:table-cell>
          <table:table-cell office:value-type="float" office:value="5.390921831131" calcext:value-type="float">
            <text:p>5,390921831131</text:p>
          </table:table-cell>
          <table:table-cell office:value-type="float" office:value="164.88477075176" calcext:value-type="float">
            <text:p>164,88477075176</text:p>
          </table:table-cell>
          <table:table-cell office:value-type="float" office:value="10" calcext:value-type="float">
            <text:p>10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66</text:p>
          </table:table-cell>
          <table:table-cell office:value-type="float" office:value="5.8251488208771" calcext:value-type="float">
            <text:p>5,8251488208771</text:p>
          </table:table-cell>
          <table:table-cell office:value-type="float" office:value="1.4036433398724" calcext:value-type="float">
            <text:p>1,4036433398724</text:p>
          </table:table-cell>
          <table:table-cell office:value-type="float" office:value="-171.85258257921" calcext:value-type="float">
            <text:p>-171,85258257921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77</text:p>
          </table:table-cell>
          <table:table-cell office:value-type="float" office:value="10.078094005585" calcext:value-type="float">
            <text:p>10,078094005585</text:p>
          </table:table-cell>
          <table:table-cell office:value-type="float" office:value="4.9726501107216" calcext:value-type="float">
            <text:p>4,9726501107216</text:p>
          </table:table-cell>
          <table:table-cell office:value-type="float" office:value="135.32155182711" calcext:value-type="float">
            <text:p>135,32155182711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88</text:p>
          </table:table-cell>
          <table:table-cell office:value-type="float" office:value="-1.5850073099136" calcext:value-type="float">
            <text:p>-1,5850073099136</text:p>
          </table:table-cell>
          <table:table-cell office:value-type="float" office:value="5.6609070301056" calcext:value-type="float">
            <text:p>5,6609070301056</text:p>
          </table:table-cell>
          <table:table-cell office:value-type="float" office:value="64.51502651166" calcext:value-type="float">
            <text:p>64,51502651166</text:p>
          </table:table-cell>
          <table:table-cell office:value-type="float" office:value="11" calcext:value-type="float">
            <text:p>1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99</text:p>
          </table:table-cell>
          <table:table-cell office:value-type="float" office:value="2.3650725185871" calcext:value-type="float">
            <text:p>2,3650725185871</text:p>
          </table:table-cell>
          <table:table-cell office:value-type="float" office:value="6.4377456903458" calcext:value-type="float">
            <text:p>6,4377456903458</text:p>
          </table:table-cell>
          <table:table-cell office:value-type="float" office:value="-55.940626153521" calcext:value-type="float">
            <text:p>-55,940626153521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10</text:p>
          </table:table-cell>
          <table:table-cell office:value-type="float" office:value="4.2509007453918" calcext:value-type="float">
            <text:p>4,2509007453918</text:p>
          </table:table-cell>
          <table:table-cell office:value-type="float" office:value="6.6726487874985" calcext:value-type="float">
            <text:p>6,6726487874985</text:p>
          </table:table-cell>
          <table:table-cell office:value-type="float" office:value="105.1200286598" calcext:value-type="float">
            <text:p>105,1200286598</text:p>
          </table:table-cell>
          <table:table-cell office:value-type="float" office:value="10" calcext:value-type="float">
            <text:p>1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21</text:p>
          </table:table-cell>
          <table:table-cell office:value-type="float" office:value="1.8205851316452" calcext:value-type="float">
            <text:p>1,8205851316452</text:p>
          </table:table-cell>
          <table:table-cell office:value-type="float" office:value="6.8557560443878" calcext:value-type="float">
            <text:p>6,8557560443878</text:p>
          </table:table-cell>
          <table:table-cell office:value-type="float" office:value="143.81786060941" calcext:value-type="float">
            <text:p>143,81786060941</text:p>
          </table:table-cell>
          <table:table-cell office:value-type="float" office:value="10" calcext:value-type="float">
            <text:p>10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32</text:p>
          </table:table-cell>
          <table:table-cell office:value-type="float" office:value="4.6985322237015" calcext:value-type="float">
            <text:p>4,6985322237015</text:p>
          </table:table-cell>
          <table:table-cell office:value-type="float" office:value="8.0884885787964" calcext:value-type="float">
            <text:p>8,0884885787964</text:p>
          </table:table-cell>
          <table:table-cell office:value-type="float" office:value="112.88887452168" calcext:value-type="float">
            <text:p>112,88887452168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43</text:p>
          </table:table-cell>
          <table:table-cell office:value-type="float" office:value="6.4430874586105" calcext:value-type="float">
            <text:p>6,4430874586105</text:p>
          </table:table-cell>
          <table:table-cell office:value-type="float" office:value="8.3360654115677" calcext:value-type="float">
            <text:p>8,3360654115677</text:p>
          </table:table-cell>
          <table:table-cell office:value-type="float" office:value="-54.658065555961" calcext:value-type="float">
            <text:p>-54,658065555961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54</text:p>
          </table:table-cell>
          <table:table-cell office:value-type="float" office:value="7.4774289131165" calcext:value-type="float">
            <text:p>7,4774289131165</text:p>
          </table:table-cell>
          <table:table-cell office:value-type="float" office:value="10.801184177399" calcext:value-type="float">
            <text:p>10,801184177399</text:p>
          </table:table-cell>
          <table:table-cell office:value-type="float" office:value="-155.51759482949" calcext:value-type="float">
            <text:p>-155,51759482949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65</text:p>
          </table:table-cell>
          <table:table-cell office:value-type="float" office:value="3.2419720292091" calcext:value-type="float">
            <text:p>3,2419720292091</text:p>
          </table:table-cell>
          <table:table-cell office:value-type="float" office:value="9.9531108140945" calcext:value-type="float">
            <text:p>9,9531108140945</text:p>
          </table:table-cell>
          <table:table-cell office:value-type="float" office:value="50.273542191572" calcext:value-type="float">
            <text:p>50,273542191572</text:p>
          </table:table-cell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76</text:p>
          </table:table-cell>
          <table:table-cell office:value-type="float" office:value="0.19652280956507" calcext:value-type="float">
            <text:p>0,19652280956507</text:p>
          </table:table-cell>
          <table:table-cell office:value-type="float" office:value="6.7314022779465" calcext:value-type="float">
            <text:p>6,7314022779465</text:p>
          </table:table-cell>
          <table:table-cell office:value-type="float" office:value="150.48305092344" calcext:value-type="float">
            <text:p>150,48305092344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87</text:p>
          </table:table-cell>
          <table:table-cell office:value-type="float" office:value="4.2299404740334" calcext:value-type="float">
            <text:p>4,2299404740334</text:p>
          </table:table-cell>
          <table:table-cell office:value-type="float" office:value="7.6515996456146" calcext:value-type="float">
            <text:p>7,6515996456146</text:p>
          </table:table-cell>
          <table:table-cell office:value-type="float" office:value="141.52799897892" calcext:value-type="float">
            <text:p>141,52799897892</text:p>
          </table:table-cell>
          <table:table-cell office:value-type="float" office:value="10" calcext:value-type="float">
            <text:p>1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98</text:p>
          </table:table-cell>
          <table:table-cell office:value-type="float" office:value="2.63318836689" calcext:value-type="float">
            <text:p>2,63318836689</text:p>
          </table:table-cell>
          <table:table-cell office:value-type="float" office:value="7.9165858030319" calcext:value-type="float">
            <text:p>7,9165858030319</text:p>
          </table:table-cell>
          <table:table-cell office:value-type="float" office:value="114.69817313419" calcext:value-type="float">
            <text:p>114,69817313419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309</text:p>
          </table:table-cell>
          <table:table-cell office:value-type="float" office:value="4.066566824913" calcext:value-type="float">
            <text:p>4,066566824913</text:p>
          </table:table-cell>
          <table:table-cell office:value-type="float" office:value="11.08500957489" calcext:value-type="float">
            <text:p>11,08500957489</text:p>
          </table:table-cell>
          <table:table-cell office:value-type="float" office:value="-28.663797363354" calcext:value-type="float">
            <text:p>-28,663797363354</text:p>
          </table:table-cell>
          <table:table-cell office:value-type="float" office:value="11" calcext:value-type="float">
            <text:p>11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320</text:p>
          </table:table-cell>
          <table:table-cell office:value-type="float" office:value="5.8296597003937" calcext:value-type="float">
            <text:p>5,8296597003937</text:p>
          </table:table-cell>
          <table:table-cell office:value-type="float" office:value="10.536931753159" calcext:value-type="float">
            <text:p>10,536931753159</text:p>
          </table:table-cell>
          <table:table-cell office:value-type="float" office:value="54.697577740736" calcext:value-type="float">
            <text:p>54,697577740736</text:p>
          </table:table-cell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331</text:p>
          </table:table-cell>
          <table:table-cell office:value-type="float" office:value="9.5473653078079" calcext:value-type="float">
            <text:p>9,5473653078079</text:p>
          </table:table-cell>
          <table:table-cell office:value-type="float" office:value="10.023565292358" calcext:value-type="float">
            <text:p>10,023565292358</text:p>
          </table:table-cell>
          <table:table-cell office:value-type="float" office:value="118.42378537366" calcext:value-type="float">
            <text:p>118,42378537366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342</text:p>
          </table:table-cell>
          <table:table-cell office:value-type="float" office:value="1.1250817775726" calcext:value-type="float">
            <text:p>1,1250817775726</text:p>
          </table:table-cell>
          <table:table-cell office:value-type="float" office:value="11.067047119141" calcext:value-type="float">
            <text:p>11,067047119141</text:p>
          </table:table-cell>
          <table:table-cell office:value-type="float" office:value="-157.48306292637" calcext:value-type="float">
            <text:p>-157,48306292637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353</text:p>
          </table:table-cell>
          <table:table-cell office:value-type="float" office:value="3.3714711666107" calcext:value-type="float">
            <text:p>3,3714711666107</text:p>
          </table:table-cell>
          <table:table-cell office:value-type="float" office:value="9.4867116212845" calcext:value-type="float">
            <text:p>9,4867116212845</text:p>
          </table:table-cell>
          <table:table-cell office:value-type="float" office:value="-8.7301017372472" calcext:value-type="float">
            <text:p>-8,7301017372472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</table:table>
      <table:table table:name="analyse" table:style-name="ta1">
        <table:shapes>
          <draw:frame draw:z-index="0" draw:style-name="gr1" draw:text-style-name="P1" svg:width="15.997cm" svg:height="9.005cm" svg:x="18.558cm" svg:y="0.637cm">
            <draw:object draw:notify-on-update-of-ranges="analyse.C1:analyse.C1 analyse.C2:analyse.C51 analyse.E1:analyse.E1 analyse.E2:analyse.E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pinion_1</text:p>
          </table:table-cell>
          <table:table-cell office:value-type="string" calcext:value-type="string">
            <text:p>somme_1</text:p>
          </table:table-cell>
          <table:table-cell office:value-type="string" calcext:value-type="string">
            <text:p>opinion_2</text:p>
          </table:table-cell>
          <table:table-cell office:value-type="string" calcext:value-type="string">
            <text:p>somme_2</text:p>
          </table:table-cell>
          <table:table-cell office:value-type="string" calcext:value-type="string">
            <text:p>puissance_1</text:p>
          </table:table-cell>
          <table:table-cell office:value-type="string" calcext:value-type="string">
            <text:p>puissance_2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178571428571429" calcext:value-type="float">
            <text:p>0,178571428571429</text:p>
          </table:table-cell>
          <table:table-cell office:value-type="float" office:value="0.227272727272727" calcext:value-type="float">
            <text:p>0,22727272727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.46428571428571" calcext:value-type="float">
            <text:p>1,46428571428571</text:p>
          </table:table-cell>
          <table:table-cell office:value-type="float" office:value="2.81818181818182" calcext:value-type="float">
            <text:p>2,81818181818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.75862068965517" calcext:value-type="float">
            <text:p>6,75862068965517</text:p>
          </table:table-cell>
          <table:table-cell office:value-type="float" office:value="5.61904761904762" calcext:value-type="float">
            <text:p>5,61904761904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.3448275862069" calcext:value-type="float">
            <text:p>13,344827586206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.0689655172414" calcext:value-type="float">
            <text:p>22,0689655172414</text:p>
          </table:table-cell>
          <table:table-cell office:value-type="float" office:value="18.4285714285714" calcext:value-type="float">
            <text:p>18,4285714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1.6666666666667" calcext:value-type="float">
            <text:p>31,6666666666667</text:p>
          </table:table-cell>
          <table:table-cell office:value-type="float" office:value="22.2" calcext:value-type="float">
            <text:p>2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2.4827586206897" calcext:value-type="float">
            <text:p>42,4827586206897</text:p>
          </table:table-cell>
          <table:table-cell office:value-type="float" office:value="24.6190476190476" calcext:value-type="float">
            <text:p>24,6190476190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4.9615384615385" calcext:value-type="float">
            <text:p>54,9615384615385</text:p>
          </table:table-cell>
          <table:table-cell office:value-type="float" office:value="28.2916666666667" calcext:value-type="float">
            <text:p>28,291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3.4" calcext:value-type="float">
            <text:p>63,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4.96875" calcext:value-type="float">
            <text:p>74,96875</text:p>
          </table:table-cell>
          <table:table-cell office:value-type="float" office:value="27.7222222222222" calcext:value-type="float">
            <text:p>27,722222222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9.3548387096774" calcext:value-type="float">
            <text:p>89,3548387096774</text:p>
          </table:table-cell>
          <table:table-cell office:value-type="float" office:value="30.7894736842105" calcext:value-type="float">
            <text:p>30,789473684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1.5625" calcext:value-type="float">
            <text:p>101,5625</text:p>
          </table:table-cell>
          <table:table-cell office:value-type="float" office:value="38.3333333333333" calcext:value-type="float">
            <text:p>38,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1.774193548387" calcext:value-type="float">
            <text:p>121,774193548387</text:p>
          </table:table-cell>
          <table:table-cell office:value-type="float" office:value="47.6315789473684" calcext:value-type="float">
            <text:p>47,6315789473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35.516129032258" calcext:value-type="float">
            <text:p>135,516129032258</text:p>
          </table:table-cell>
          <table:table-cell office:value-type="float" office:value="64.4736842105263" calcext:value-type="float">
            <text:p>64,4736842105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1.48275862069" calcext:value-type="float">
            <text:p>161,48275862069</text:p>
          </table:table-cell>
          <table:table-cell office:value-type="float" office:value="67.0952380952381" calcext:value-type="float">
            <text:p>67,095238095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9.551724137931" calcext:value-type="float">
            <text:p>179,551724137931</text:p>
          </table:table-cell>
          <table:table-cell office:value-type="float" office:value="77.5714285714286" calcext:value-type="float">
            <text:p>77,571428571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99.172413793103" calcext:value-type="float">
            <text:p>199,172413793103</text:p>
          </table:table-cell>
          <table:table-cell office:value-type="float" office:value="88.5238095238095" calcext:value-type="float">
            <text:p>88,5238095238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3.233333333333" calcext:value-type="float">
            <text:p>213,233333333333</text:p>
          </table:table-cell>
          <table:table-cell office:value-type="float" office:value="103.8" calcext:value-type="float">
            <text:p>103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116.75" calcext:value-type="float">
            <text:p>116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6.064516129032" calcext:value-type="float">
            <text:p>236,064516129032</text:p>
          </table:table-cell>
          <table:table-cell office:value-type="float" office:value="133.473684210526" calcext:value-type="float">
            <text:p>133,473684210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7.677419354839" calcext:value-type="float">
            <text:p>247,677419354839</text:p>
          </table:table-cell>
          <table:table-cell office:value-type="float" office:value="148.578947368421" calcext:value-type="float">
            <text:p>148,578947368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62.967741935484" calcext:value-type="float">
            <text:p>262,967741935484</text:p>
          </table:table-cell>
          <table:table-cell office:value-type="float" office:value="159.210526315789" calcext:value-type="float">
            <text:p>159,210526315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1.483870967742" calcext:value-type="float">
            <text:p>271,483870967742</text:p>
          </table:table-cell>
          <table:table-cell office:value-type="float" office:value="169.210526315789" calcext:value-type="float">
            <text:p>169,210526315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2.53125" calcext:value-type="float">
            <text:p>272,53125</text:p>
          </table:table-cell>
          <table:table-cell office:value-type="float" office:value="185.888888888889" calcext:value-type="float">
            <text:p>185,888888888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9.59375" calcext:value-type="float">
            <text:p>279,59375</text:p>
          </table:table-cell>
          <table:table-cell office:value-type="float" office:value="192.611111111111" calcext:value-type="float">
            <text:p>192,611111111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0.5" calcext:value-type="float">
            <text:p>290,5</text:p>
          </table:table-cell>
          <table:table-cell office:value-type="float" office:value="196.333333333333" calcext:value-type="float">
            <text:p>196,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01.25" calcext:value-type="float">
            <text:p>301,25</text:p>
          </table:table-cell>
          <table:table-cell office:value-type="float" office:value="199.166666666667" calcext:value-type="float">
            <text:p>199,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03.090909090909" calcext:value-type="float">
            <text:p>303,090909090909</text:p>
          </table:table-cell>
          <table:table-cell office:value-type="float" office:value="213.058823529412" calcext:value-type="float">
            <text:p>213,058823529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14.090909090909" calcext:value-type="float">
            <text:p>314,090909090909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23.121212121212" calcext:value-type="float">
            <text:p>323,121212121212</text:p>
          </table:table-cell>
          <table:table-cell office:value-type="float" office:value="230.647058823529" calcext:value-type="float">
            <text:p>230,647058823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3.787878787879" calcext:value-type="float">
            <text:p>333,787878787879</text:p>
          </table:table-cell>
          <table:table-cell office:value-type="float" office:value="237.588235294118" calcext:value-type="float">
            <text:p>237,588235294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6.69696969697" calcext:value-type="float">
            <text:p>346,69696969697</text:p>
          </table:table-cell>
          <table:table-cell office:value-type="float" office:value="243.470588235294" calcext:value-type="float">
            <text:p>243,470588235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55.323529411765" calcext:value-type="float">
            <text:p>355,323529411765</text:p>
          </table:table-cell>
          <table:table-cell office:value-type="float" office:value="260.375" calcext:value-type="float">
            <text:p>260,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79.151515151515" calcext:value-type="float">
            <text:p>379,151515151515</text:p>
          </table:table-cell>
          <table:table-cell office:value-type="float" office:value="252.529411764706" calcext:value-type="float">
            <text:p>252,5294117647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76.055555555556" calcext:value-type="float">
            <text:p>376,055555555556</text:p>
          </table:table-cell>
          <table:table-cell office:value-type="float" office:value="284.428571428571" calcext:value-type="float">
            <text:p>284,4285714285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95" calcext:value-type="float">
            <text:p>395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12.289473684211" calcext:value-type="float">
            <text:p>412,289473684211</text:p>
          </table:table-cell>
          <table:table-cell office:value-type="float" office:value="266.916666666667" calcext:value-type="float">
            <text:p>266,91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18.153846153846" calcext:value-type="float">
            <text:p>418,153846153846</text:p>
          </table:table-cell>
          <table:table-cell office:value-type="float" office:value="295.181818181818" calcext:value-type="float">
            <text:p>295,1818181818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25.875" calcext:value-type="float">
            <text:p>425,875</text:p>
          </table:table-cell>
          <table:table-cell office:value-type="float" office:value="321.6" calcext:value-type="float">
            <text:p>321,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38.1" calcext:value-type="float">
            <text:p>438,1</text:p>
          </table:table-cell>
          <table:table-cell office:value-type="float" office:value="325.3" calcext:value-type="float">
            <text:p>325,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41.609756097561" calcext:value-type="float">
            <text:p>441,609756097561</text:p>
          </table:table-cell>
          <table:table-cell office:value-type="float" office:value="346.333333333333" calcext:value-type="float">
            <text:p>346,33333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55.725" calcext:value-type="float">
            <text:p>455,725</text:p>
          </table:table-cell>
          <table:table-cell office:value-type="float" office:value="356.3" calcext:value-type="float">
            <text:p>356,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67.853658536585" calcext:value-type="float">
            <text:p>467,853658536585</text:p>
          </table:table-cell>
          <table:table-cell office:value-type="float" office:value="381.888888888889" calcext:value-type="float">
            <text:p>381,8888888888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8.309523809524" calcext:value-type="float">
            <text:p>478,309523809524</text:p>
          </table:table-cell>
          <table:table-cell office:value-type="float" office:value="419.125" calcext:value-type="float">
            <text:p>419,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90.976190476191" calcext:value-type="float">
            <text:p>490,976190476191</text:p>
          </table:table-cell>
          <table:table-cell office:value-type="float" office:value="428.5" calcext:value-type="float">
            <text:p>428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93.232558139535" calcext:value-type="float">
            <text:p>493,232558139535</text:p>
          </table:table-cell>
          <table:table-cell office:value-type="float" office:value="482.142857142857" calcext:value-type="float">
            <text:p>482,1428571428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7.53488372093" calcext:value-type="float">
            <text:p>507,53488372093</text:p>
          </table:table-cell>
          <table:table-cell office:value-type="float" office:value="491.714285714286" calcext:value-type="float">
            <text:p>491,714285714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1.285714285714" calcext:value-type="float">
            <text:p>531,285714285714</text:p>
          </table:table-cell>
          <table:table-cell office:value-type="float" office:value="444.5" calcext:value-type="float">
            <text:p>444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48.53488372093" calcext:value-type="float">
            <text:p>548,53488372093</text:p>
          </table:table-cell>
          <table:table-cell office:value-type="float" office:value="392.857142857143" calcext:value-type="float">
            <text:p>392,857142857143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10:33:03.172145</meta:creation-date>
    <dc:date>2023-04-12T10:33:51.260000000</dc:date>
    <meta:generator>LibreOffice/7.4.2.3$Windows_X86_64 LibreOffice_project/382eef1f22670f7f4118c8c2dd222ec7ad009daf</meta:generator>
    <meta:editing-cycles>2</meta:editing-cycles>
    <meta:editing-duration>PT42S</meta:editing-duration>
    <meta:document-statistic meta:table-count="2" meta:cell-count="2122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3.955cm" style:legend-expansion="high" chart:style-name="ch2"/>
        <chart:plot-area chart:style-name="ch3" table:cell-range-address="analyse.C1:analyse.C51 analyse.E1:analyse.E51" chart:data-source-has-labels="row" svg:x="0.319cm" svg:y="0.18cm" svg:width="12.508cm" svg:height="8.646cm">
          <chart:coordinate-region svg:x="0.94cm" svg:y="0.379cm" svg:width="11.887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e.C2:analyse.C51" chart:label-cell-address="analyse.C1:analyse.C1" chart:class="chart:line">
            <chart:data-point chart:repeated="50"/>
          </chart:series>
          <chart:series chart:style-name="ch7" chart:values-cell-range-address="analyse.E2:analyse.E51" chart:label-cell-address="analyse.E1:analyse.E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_1</text:p>
                <draw:g>
                  <svg:desc>analyse.C1:analyse.C1</svg:desc>
                </draw:g>
              </table:table-cell>
              <table:table-cell office:value-type="string">
                <text:p>somme_2</text:p>
                <draw:g>
                  <svg:desc>analyse.E1:analys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analyse.C2:analyse.C51</svg:desc>
                </draw:g>
              </table:table-cell>
              <table:table-cell office:value-type="float" office:value="23">
                <text:p>23</text:p>
                <draw:g>
                  <svg:desc>analyse.E2:analyse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